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A_LEVEL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Tr2010</text:p>
          </table:table-cell>
          <table:table-cell office:value-type="string" table:style-name="ce1">
            <text:p>Tr2050</text:p>
          </table:table-cell>
          <table:table-cell office:value-type="string" table:style-name="ce1">
            <text:p>rSLR2090a</text:p>
          </table:table-cell>
          <table:table-cell office:value-type="string" table:style-name="ce1">
            <text:p>rSLR2090b</text:p>
          </table:table-cell>
          <table:table-cell office:value-type="string" table:style-name="ce1">
            <text:p>rSLR2050</text:p>
          </table:table-cell>
          <table:table-cell office:value-type="string" table:style-name="ce1">
            <text:p>code_country</text:p>
          </table:table-cell>
          <table:table-cell table:number-columns-repeated="16376"/>
        </table:table-row>
        <table:table-row table:style-name="ro1">
          <table:table-cell office:value-type="float" office:value="-97.161614" table:style-name="ce1">
            <text:p>-97,161614</text:p>
          </table:table-cell>
          <table:table-cell office:value-type="float" office:value="25.831188999999998" table:style-name="ce1">
            <text:p>25,831189</text:p>
          </table:table-cell>
          <table:table-cell office:value-type="float" office:value="2.2441355292436911" table:style-name="ce1">
            <text:p>2,244135529</text:p>
          </table:table-cell>
          <table:table-cell office:value-type="float" office:value="2.3664675797801262" table:style-name="ce1">
            <text:p>2,36646758</text:p>
          </table:table-cell>
          <table:table-cell office:value-type="float" office:value="0.70365706012725826" table:style-name="ce1">
            <text:p>0,70365706</text:p>
          </table:table-cell>
          <table:table-cell office:value-type="float" office:value="0.87687513158798214" table:style-name="ce1">
            <text:p>0,876875132</text:p>
          </table:table-cell>
          <table:table-cell office:value-type="float" office:value="0.40099196893406008" table:style-name="ce1">
            <text:p>0,40099196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451153000000005" table:style-name="ce1">
            <text:p>-97,451153</text:p>
          </table:table-cell>
          <table:table-cell office:value-type="float" office:value="25.138083999999999" table:style-name="ce1">
            <text:p>25,138084</text:p>
          </table:table-cell>
          <table:table-cell office:value-type="float" office:value="2.2392311229487181" table:style-name="ce1">
            <text:p>2,239231123</text:p>
          </table:table-cell>
          <table:table-cell office:value-type="float" office:value="2.3766913008361001" table:style-name="ce1">
            <text:p>2,376691301</text:p>
          </table:table-cell>
          <table:table-cell office:value-type="float" office:value="0.70365706012725837" table:style-name="ce1">
            <text:p>0,70365706</text:p>
          </table:table-cell>
          <table:table-cell office:value-type="float" office:value="0.87687513158798225" table:style-name="ce1">
            <text:p>0,876875132</text:p>
          </table:table-cell>
          <table:table-cell office:value-type="float" office:value="0.40099196893406019" table:style-name="ce1">
            <text:p>0,40099196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591106999999994" table:style-name="ce1">
            <text:p>-97,591107</text:p>
          </table:table-cell>
          <table:table-cell office:value-type="float" office:value="24.751725" table:style-name="ce1">
            <text:p>24,751725</text:p>
          </table:table-cell>
          <table:table-cell office:value-type="float" office:value="2.0962241645681812" table:style-name="ce1">
            <text:p>2,096224165</text:p>
          </table:table-cell>
          <table:table-cell office:value-type="float" office:value="2.2304790854223144" table:style-name="ce1">
            <text:p>2,230479085</text:p>
          </table:table-cell>
          <table:table-cell office:value-type="float" office:value="0.70908096359252937" table:style-name="ce1">
            <text:p>0,709080964</text:p>
          </table:table-cell>
          <table:table-cell office:value-type="float" office:value="0.88264325187683113" table:style-name="ce1">
            <text:p>0,882643252</text:p>
          </table:table-cell>
          <table:table-cell office:value-type="float" office:value="0.40386555952564929" table:style-name="ce1">
            <text:p>0,4038655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676011000000003" table:style-name="ce1">
            <text:p>-97,676011</text:p>
          </table:table-cell>
          <table:table-cell office:value-type="float" office:value="24.348915999999999" table:style-name="ce1">
            <text:p>24,348916</text:p>
          </table:table-cell>
          <table:table-cell office:value-type="float" office:value="2.1459729872360644" table:style-name="ce1">
            <text:p>2,145972987</text:p>
          </table:table-cell>
          <table:table-cell office:value-type="float" office:value="2.2316181107894386" table:style-name="ce1">
            <text:p>2,231618111</text:p>
          </table:table-cell>
          <table:table-cell office:value-type="float" office:value="0.70908096359252937" table:style-name="ce1">
            <text:p>0,709080964</text:p>
          </table:table-cell>
          <table:table-cell office:value-type="float" office:value="0.88264325187683113" table:style-name="ce1">
            <text:p>0,882643252</text:p>
          </table:table-cell>
          <table:table-cell office:value-type="float" office:value="0.40386555952564929" table:style-name="ce1">
            <text:p>0,4038655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719386999999998" table:style-name="ce1">
            <text:p>-97,719387</text:p>
          </table:table-cell>
          <table:table-cell office:value-type="float" office:value="23.939425" table:style-name="ce1">
            <text:p>23,939425</text:p>
          </table:table-cell>
          <table:table-cell office:value-type="float" office:value="2.1582971174645884" table:style-name="ce1">
            <text:p>2,158297117</text:p>
          </table:table-cell>
          <table:table-cell office:value-type="float" office:value="2.2822826902754998" table:style-name="ce1">
            <text:p>2,28228269</text:p>
          </table:table-cell>
          <table:table-cell office:value-type="float" office:value="0.71165791080474861" table:style-name="ce1">
            <text:p>0,711657911</text:p>
          </table:table-cell>
          <table:table-cell office:value-type="float" office:value="0.88595387266159065" table:style-name="ce1">
            <text:p>0,885953873</text:p>
          </table:table-cell>
          <table:table-cell office:value-type="float" office:value="0.40536657520280667" table:style-name="ce1">
            <text:p>0,40536657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748003999999995" table:style-name="ce1">
            <text:p>-97,748004</text:p>
          </table:table-cell>
          <table:table-cell office:value-type="float" office:value="23.526983000000001" table:style-name="ce1">
            <text:p>23,526983</text:p>
          </table:table-cell>
          <table:table-cell office:value-type="float" office:value="2.7244584945138195" table:style-name="ce1">
            <text:p>2,724458495</text:p>
          </table:table-cell>
          <table:table-cell office:value-type="float" office:value="2.8229984899483069" table:style-name="ce1">
            <text:p>2,82299849</text:p>
          </table:table-cell>
          <table:table-cell office:value-type="float" office:value="0.71165791080474861" table:style-name="ce1">
            <text:p>0,711657911</text:p>
          </table:table-cell>
          <table:table-cell office:value-type="float" office:value="0.88595387266159065" table:style-name="ce1">
            <text:p>0,885953873</text:p>
          </table:table-cell>
          <table:table-cell office:value-type="float" office:value="0.40536657520280667" table:style-name="ce1">
            <text:p>0,40536657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753529" table:style-name="ce1">
            <text:p>-97,753529</text:p>
          </table:table-cell>
          <table:table-cell office:value-type="float" office:value="23.113672000000001" table:style-name="ce1">
            <text:p>23,113672</text:p>
          </table:table-cell>
          <table:table-cell office:value-type="float" office:value="2.704630007173157" table:style-name="ce1">
            <text:p>2,704630007</text:p>
          </table:table-cell>
          <table:table-cell office:value-type="float" office:value="2.786200376620295" table:style-name="ce1">
            <text:p>2,786200377</text:p>
          </table:table-cell>
          <table:table-cell office:value-type="float" office:value="0.70345791080474851" table:style-name="ce1">
            <text:p>0,703457911</text:p>
          </table:table-cell>
          <table:table-cell office:value-type="float" office:value="0.87775387266159055" table:style-name="ce1">
            <text:p>0,877753873</text:p>
          </table:table-cell>
          <table:table-cell office:value-type="float" office:value="0.40126657520280662" table:style-name="ce1">
            <text:p>0,40126657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799391" table:style-name="ce1">
            <text:p>-97,799391</text:p>
          </table:table-cell>
          <table:table-cell office:value-type="float" office:value="22.719949" table:style-name="ce1">
            <text:p>22,719949</text:p>
          </table:table-cell>
          <table:table-cell office:value-type="float" office:value="2.8107624317696884" table:style-name="ce1">
            <text:p>2,810762432</text:p>
          </table:table-cell>
          <table:table-cell office:value-type="float" office:value="2.9047047479299071" table:style-name="ce1">
            <text:p>2,904704748</text:p>
          </table:table-cell>
          <table:table-cell office:value-type="float" office:value="0.69412375362396239" table:style-name="ce1">
            <text:p>0,694123754</text:p>
          </table:table-cell>
          <table:table-cell office:value-type="float" office:value="0.86913330228805541" table:style-name="ce1">
            <text:p>0,869133302</text:p>
          </table:table-cell>
          <table:table-cell office:value-type="float" office:value="0.3967527363495793" table:style-name="ce1">
            <text:p>0,39675273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814364999999995" table:style-name="ce1">
            <text:p>-97,814365</text:p>
          </table:table-cell>
          <table:table-cell office:value-type="float" office:value="22.330406" table:style-name="ce1">
            <text:p>22,330406</text:p>
          </table:table-cell>
          <table:table-cell office:value-type="float" office:value="2.8640002980578969" table:style-name="ce1">
            <text:p>2,864000298</text:p>
          </table:table-cell>
          <table:table-cell office:value-type="float" office:value="2.9405461867205274" table:style-name="ce1">
            <text:p>2,940546187</text:p>
          </table:table-cell>
          <table:table-cell office:value-type="float" office:value="0.59484375362396236" table:style-name="ce1">
            <text:p>0,594843754</text:p>
          </table:table-cell>
          <table:table-cell office:value-type="float" office:value="0.76985330228805537" table:style-name="ce1">
            <text:p>0,769853302</text:p>
          </table:table-cell>
          <table:table-cell office:value-type="float" office:value="0.34711273634957929" table:style-name="ce1">
            <text:p>0,34711273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674465999999995" table:style-name="ce1">
            <text:p>-97,674466</text:p>
          </table:table-cell>
          <table:table-cell office:value-type="float" office:value="21.939326000000001" table:style-name="ce1">
            <text:p>21,939326</text:p>
          </table:table-cell>
          <table:table-cell office:value-type="float" office:value="2.9808155808788968" table:style-name="ce1">
            <text:p>2,980815581</text:p>
          </table:table-cell>
          <table:table-cell office:value-type="float" office:value="3.0491647792921883" table:style-name="ce1">
            <text:p>3,049164779</text:p>
          </table:table-cell>
          <table:table-cell office:value-type="float" office:value="0.51896952814102171" table:style-name="ce1">
            <text:p>0,518969528</text:p>
          </table:table-cell>
          <table:table-cell office:value-type="float" office:value="0.69584231800079344" table:style-name="ce1">
            <text:p>0,695842318</text:p>
          </table:table-cell>
          <table:table-cell office:value-type="float" office:value="0.3094941701243013" table:style-name="ce1">
            <text:p>0,3094941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509450000000001" table:style-name="ce1">
            <text:p>-97,50945</text:p>
          </table:table-cell>
          <table:table-cell office:value-type="float" office:value="21.55264" table:style-name="ce1">
            <text:p>21,55264</text:p>
          </table:table-cell>
          <table:table-cell office:value-type="float" office:value="2.8099186783045202" table:style-name="ce1">
            <text:p>2,809918678</text:p>
          </table:table-cell>
          <table:table-cell office:value-type="float" office:value="2.8852394825768037" table:style-name="ce1">
            <text:p>2,885239483</text:p>
          </table:table-cell>
          <table:table-cell office:value-type="float" office:value="0.51896952814102171" table:style-name="ce1">
            <text:p>0,518969528</text:p>
          </table:table-cell>
          <table:table-cell office:value-type="float" office:value="0.69584231800079344" table:style-name="ce1">
            <text:p>0,695842318</text:p>
          </table:table-cell>
          <table:table-cell office:value-type="float" office:value="0.3094941701243013" table:style-name="ce1">
            <text:p>0,3094941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366470000000007" table:style-name="ce1">
            <text:p>-97,36647</text:p>
          </table:table-cell>
          <table:table-cell office:value-type="float" office:value="21.157506999999999" table:style-name="ce1">
            <text:p>21,157507</text:p>
          </table:table-cell>
          <table:table-cell office:value-type="float" office:value="2.5256420428190829" table:style-name="ce1">
            <text:p>2,525642043</text:p>
          </table:table-cell>
          <table:table-cell office:value-type="float" office:value="2.6081190069096403" table:style-name="ce1">
            <text:p>2,608119007</text:p>
          </table:table-cell>
          <table:table-cell office:value-type="float" office:value="0.51652952814102171" table:style-name="ce1">
            <text:p>0,516529528</text:p>
          </table:table-cell>
          <table:table-cell office:value-type="float" office:value="0.69340231800079344" table:style-name="ce1">
            <text:p>0,693402318</text:p>
          </table:table-cell>
          <table:table-cell office:value-type="float" office:value="0.30827417012430131" table:style-name="ce1">
            <text:p>0,3082741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197518000000002" table:style-name="ce1">
            <text:p>-97,197518</text:p>
          </table:table-cell>
          <table:table-cell office:value-type="float" office:value="20.775953999999999" table:style-name="ce1">
            <text:p>20,775954</text:p>
          </table:table-cell>
          <table:table-cell office:value-type="float" office:value="2.9593038862397587" table:style-name="ce1">
            <text:p>2,959303886</text:p>
          </table:table-cell>
          <table:table-cell office:value-type="float" office:value="3.0148681991412514" table:style-name="ce1">
            <text:p>3,014868199</text:p>
          </table:table-cell>
          <table:table-cell office:value-type="float" office:value="0.50467253070831297" table:style-name="ce1">
            <text:p>0,504672531</text:p>
          </table:table-cell>
          <table:table-cell office:value-type="float" office:value="0.68824339252471922" table:style-name="ce1">
            <text:p>0,688243393</text:p>
          </table:table-cell>
          <table:table-cell office:value-type="float" office:value="0.30380210549815451" table:style-name="ce1">
            <text:p>0,3038021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952516000000003" table:style-name="ce1">
            <text:p>-96,952516</text:p>
          </table:table-cell>
          <table:table-cell office:value-type="float" office:value="20.434335000000001" table:style-name="ce1">
            <text:p>20,434335</text:p>
          </table:table-cell>
          <table:table-cell office:value-type="float" office:value="3.0482029216795645" table:style-name="ce1">
            <text:p>3,048202922</text:p>
          </table:table-cell>
          <table:table-cell office:value-type="float" office:value="3.0997507904038537" table:style-name="ce1">
            <text:p>3,09975079</text:p>
          </table:table-cell>
          <table:table-cell office:value-type="float" office:value="0.50467253070831297" table:style-name="ce1">
            <text:p>0,504672531</text:p>
          </table:table-cell>
          <table:table-cell office:value-type="float" office:value="0.68824339252471922" table:style-name="ce1">
            <text:p>0,688243393</text:p>
          </table:table-cell>
          <table:table-cell office:value-type="float" office:value="0.30380210549815451" table:style-name="ce1">
            <text:p>0,3038021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660559000000006" table:style-name="ce1">
            <text:p>-96,660559</text:p>
          </table:table-cell>
          <table:table-cell office:value-type="float" office:value="20.113434999999999" table:style-name="ce1">
            <text:p>20,113435</text:p>
          </table:table-cell>
          <table:table-cell office:value-type="float" office:value="3.0960554103782032" table:style-name="ce1">
            <text:p>3,09605541</text:p>
          </table:table-cell>
          <table:table-cell office:value-type="float" office:value="3.143256611190318" table:style-name="ce1">
            <text:p>3,143256611</text:p>
          </table:table-cell>
          <table:table-cell office:value-type="float" office:value="0.50467253070831297" table:style-name="ce1">
            <text:p>0,504672531</text:p>
          </table:table-cell>
          <table:table-cell office:value-type="float" office:value="0.68824339252471922" table:style-name="ce1">
            <text:p>0,688243393</text:p>
          </table:table-cell>
          <table:table-cell office:value-type="float" office:value="0.30380210549815451" table:style-name="ce1">
            <text:p>0,3038021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444560999999993" table:style-name="ce1">
            <text:p>-96,444561</text:p>
          </table:table-cell>
          <table:table-cell office:value-type="float" office:value="19.753743" table:style-name="ce1">
            <text:p>19,753743</text:p>
          </table:table-cell>
          <table:table-cell office:value-type="float" office:value="3.1114669262149852" table:style-name="ce1">
            <text:p>3,111466926</text:p>
          </table:table-cell>
          <table:table-cell office:value-type="float" office:value="3.1734331646145417" table:style-name="ce1">
            <text:p>3,173433165</text:p>
          </table:table-cell>
          <table:table-cell office:value-type="float" office:value="0.50211253070831297" table:style-name="ce1">
            <text:p>0,502112531</text:p>
          </table:table-cell>
          <table:table-cell office:value-type="float" office:value="0.68568339252471922" table:style-name="ce1">
            <text:p>0,685683393</text:p>
          </table:table-cell>
          <table:table-cell office:value-type="float" office:value="0.3025221054981545" table:style-name="ce1">
            <text:p>0,3025221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252672000000004" table:style-name="ce1">
            <text:p>-96,252672</text:p>
          </table:table-cell>
          <table:table-cell office:value-type="float" office:value="19.389187" table:style-name="ce1">
            <text:p>19,389187</text:p>
          </table:table-cell>
          <table:table-cell office:value-type="float" office:value="3.1272997350781289" table:style-name="ce1">
            <text:p>3,127299735</text:p>
          </table:table-cell>
          <table:table-cell office:value-type="float" office:value="3.1802152907018186" table:style-name="ce1">
            <text:p>3,180215291</text:p>
          </table:table-cell>
          <table:table-cell office:value-type="float" office:value="0.49437890612030028" table:style-name="ce1">
            <text:p>0,494378906</text:p>
          </table:table-cell>
          <table:table-cell office:value-type="float" office:value="0.66588745676422123" table:style-name="ce1">
            <text:p>0,665887457</text:p>
          </table:table-cell>
          <table:table-cell office:value-type="float" office:value="0.29569814155059171" table:style-name="ce1">
            <text:p>0,29569814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020757000000003" table:style-name="ce1">
            <text:p>-96,020757</text:p>
          </table:table-cell>
          <table:table-cell office:value-type="float" office:value="19.045331000000001" table:style-name="ce1">
            <text:p>19,045331</text:p>
          </table:table-cell>
          <table:table-cell office:value-type="float" office:value="3.5363136129804498" table:style-name="ce1">
            <text:p>3,536313613</text:p>
          </table:table-cell>
          <table:table-cell office:value-type="float" office:value="3.5781079676755412" table:style-name="ce1">
            <text:p>3,578107968</text:p>
          </table:table-cell>
          <table:table-cell office:value-type="float" office:value="0.49298690612030027" table:style-name="ce1">
            <text:p>0,492986906</text:p>
          </table:table-cell>
          <table:table-cell office:value-type="float" office:value="0.66449545676422117" table:style-name="ce1">
            <text:p>0,664495457</text:p>
          </table:table-cell>
          <table:table-cell office:value-type="float" office:value="0.29500214155059168" table:style-name="ce1">
            <text:p>0,29500214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5.725057000000007" table:style-name="ce1">
            <text:p>-95,725057</text:p>
          </table:table-cell>
          <table:table-cell office:value-type="float" office:value="18.791844000000001" table:style-name="ce1">
            <text:p>18,791844</text:p>
          </table:table-cell>
          <table:table-cell office:value-type="float" office:value="3.229603081015429" table:style-name="ce1">
            <text:p>3,229603081</text:p>
          </table:table-cell>
          <table:table-cell office:value-type="float" office:value="3.2579035454609517" table:style-name="ce1">
            <text:p>3,257903545</text:p>
          </table:table-cell>
          <table:table-cell office:value-type="float" office:value="0.49263490612030031" table:style-name="ce1">
            <text:p>0,492634906</text:p>
          </table:table-cell>
          <table:table-cell office:value-type="float" office:value="0.66414345676422115" table:style-name="ce1">
            <text:p>0,664143457</text:p>
          </table:table-cell>
          <table:table-cell office:value-type="float" office:value="0.29482614155059167" table:style-name="ce1">
            <text:p>0,29482614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5.329199000000003" table:style-name="ce1">
            <text:p>-95,329199</text:p>
          </table:table-cell>
          <table:table-cell office:value-type="float" office:value="18.683478999999998" table:style-name="ce1">
            <text:p>18,683479</text:p>
          </table:table-cell>
          <table:table-cell office:value-type="float" office:value="3.510533338709787" table:style-name="ce1">
            <text:p>3,510533339</text:p>
          </table:table-cell>
          <table:table-cell office:value-type="float" office:value="3.5456662956061944" table:style-name="ce1">
            <text:p>3,545666296</text:p>
          </table:table-cell>
          <table:table-cell office:value-type="float" office:value="0.49263490612030031" table:style-name="ce1">
            <text:p>0,492634906</text:p>
          </table:table-cell>
          <table:table-cell office:value-type="float" office:value="0.66414345676422115" table:style-name="ce1">
            <text:p>0,664143457</text:p>
          </table:table-cell>
          <table:table-cell office:value-type="float" office:value="0.29482614155059167" table:style-name="ce1">
            <text:p>0,29482614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4.937434999999994" table:style-name="ce1">
            <text:p>-94,937435</text:p>
          </table:table-cell>
          <table:table-cell office:value-type="float" office:value="18.552709" table:style-name="ce1">
            <text:p>18,552709</text:p>
          </table:table-cell>
          <table:table-cell office:value-type="float" office:value="3.9238567993929405" table:style-name="ce1">
            <text:p>3,923856799</text:p>
          </table:table-cell>
          <table:table-cell office:value-type="float" office:value="3.9671324829653365" table:style-name="ce1">
            <text:p>3,967132483</text:p>
          </table:table-cell>
          <table:table-cell office:value-type="float" office:value="0.49205588787841797" table:style-name="ce1">
            <text:p>0,492055888</text:p>
          </table:table-cell>
          <table:table-cell office:value-type="float" office:value="0.66394203394699092" table:style-name="ce1">
            <text:p>0,663942034</text:p>
          </table:table-cell>
          <table:table-cell office:value-type="float" office:value="0.29462143806317226" table:style-name="ce1">
            <text:p>0,29462143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4.616528000000002" table:style-name="ce1">
            <text:p>-94,616528</text:p>
          </table:table-cell>
          <table:table-cell office:value-type="float" office:value="18.299271999999998" table:style-name="ce1">
            <text:p>18,299272</text:p>
          </table:table-cell>
          <table:table-cell office:value-type="float" office:value="2.9675384942470031" table:style-name="ce1">
            <text:p>2,967538494</text:p>
          </table:table-cell>
          <table:table-cell office:value-type="float" office:value="3.0307674312621806" table:style-name="ce1">
            <text:p>3,030767431</text:p>
          </table:table-cell>
          <table:table-cell office:value-type="float" office:value="0.47173855135726928" table:style-name="ce1">
            <text:p>0,471738551</text:p>
          </table:table-cell>
          <table:table-cell office:value-type="float" office:value="0.64522889683532714" table:style-name="ce1">
            <text:p>0,645228897</text:p>
          </table:table-cell>
          <table:table-cell office:value-type="float" office:value="0.28457503472830437" table:style-name="ce1">
            <text:p>0,284575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4.253878999999998" table:style-name="ce1">
            <text:p>-94,253879</text:p>
          </table:table-cell>
          <table:table-cell office:value-type="float" office:value="18.192999" table:style-name="ce1">
            <text:p>18,192999</text:p>
          </table:table-cell>
          <table:table-cell office:value-type="float" office:value="3.4204888875145745" table:style-name="ce1">
            <text:p>3,420488888</text:p>
          </table:table-cell>
          <table:table-cell office:value-type="float" office:value="3.4845183023392945" table:style-name="ce1">
            <text:p>3,484518302</text:p>
          </table:table-cell>
          <table:table-cell office:value-type="float" office:value="0.56893855135726934" table:style-name="ce1">
            <text:p>0,568938551</text:p>
          </table:table-cell>
          <table:table-cell office:value-type="float" office:value="0.7424288968353272" table:style-name="ce1">
            <text:p>0,742428897</text:p>
          </table:table-cell>
          <table:table-cell office:value-type="float" office:value="0.33317503472830434" table:style-name="ce1">
            <text:p>0,333175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820920999999998" table:style-name="ce1">
            <text:p>-93,820921</text:p>
          </table:table-cell>
          <table:table-cell office:value-type="float" office:value="18.291250000000002" table:style-name="ce1">
            <text:p>18,29125</text:p>
          </table:table-cell>
          <table:table-cell office:value-type="float" office:value="3.9966235919874076" table:style-name="ce1">
            <text:p>3,996623592</text:p>
          </table:table-cell>
          <table:table-cell office:value-type="float" office:value="4.0508229030419143" table:style-name="ce1">
            <text:p>4,050822903</text:p>
          </table:table-cell>
          <table:table-cell office:value-type="float" office:value="0.63233055135726923" table:style-name="ce1">
            <text:p>0,632330551</text:p>
          </table:table-cell>
          <table:table-cell office:value-type="float" office:value="0.80582089683532709" table:style-name="ce1">
            <text:p>0,805820897</text:p>
          </table:table-cell>
          <table:table-cell office:value-type="float" office:value="0.3648710347283044" table:style-name="ce1">
            <text:p>0,364871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700902999999997" table:style-name="ce1">
            <text:p>-93,700903</text:p>
          </table:table-cell>
          <table:table-cell office:value-type="float" office:value="18.341550999999999" table:style-name="ce1">
            <text:p>18,341551</text:p>
          </table:table-cell>
          <table:table-cell office:value-type="float" office:value="3.8668972637960017" table:style-name="ce1">
            <text:p>3,866897264</text:p>
          </table:table-cell>
          <table:table-cell office:value-type="float" office:value="3.9112839004110445" table:style-name="ce1">
            <text:p>3,9112839</text:p>
          </table:table-cell>
          <table:table-cell office:value-type="float" office:value="0.63233055135726923" table:style-name="ce1">
            <text:p>0,632330551</text:p>
          </table:table-cell>
          <table:table-cell office:value-type="float" office:value="0.80582089683532709" table:style-name="ce1">
            <text:p>0,805820897</text:p>
          </table:table-cell>
          <table:table-cell office:value-type="float" office:value="0.3648710347283044" table:style-name="ce1">
            <text:p>0,364871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580123" table:style-name="ce1">
            <text:p>-93,580123</text:p>
          </table:table-cell>
          <table:table-cell office:value-type="float" office:value="18.390422999999998" table:style-name="ce1">
            <text:p>18,390423</text:p>
          </table:table-cell>
          <table:table-cell office:value-type="float" office:value="3.8804173239590223" table:style-name="ce1">
            <text:p>3,880417324</text:p>
          </table:table-cell>
          <table:table-cell office:value-type="float" office:value="3.9368267602327722" table:style-name="ce1">
            <text:p>3,93682676</text:p>
          </table:table-cell>
          <table:table-cell office:value-type="float" office:value="0.63233055135726923" table:style-name="ce1">
            <text:p>0,632330551</text:p>
          </table:table-cell>
          <table:table-cell office:value-type="float" office:value="0.80582089683532709" table:style-name="ce1">
            <text:p>0,805820897</text:p>
          </table:table-cell>
          <table:table-cell office:value-type="float" office:value="0.3648710347283044" table:style-name="ce1">
            <text:p>0,364871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198846000000003" table:style-name="ce1">
            <text:p>-93,198846</text:p>
          </table:table-cell>
          <table:table-cell office:value-type="float" office:value="18.429622999999999" table:style-name="ce1">
            <text:p>18,429623</text:p>
          </table:table-cell>
          <table:table-cell office:value-type="float" office:value="3.4019728854390814" table:style-name="ce1">
            <text:p>3,401972885</text:p>
          </table:table-cell>
          <table:table-cell office:value-type="float" office:value="3.4614966255541297" table:style-name="ce1">
            <text:p>3,461496626</text:p>
          </table:table-cell>
          <table:table-cell office:value-type="float" office:value="0.63233055135726923" table:style-name="ce1">
            <text:p>0,632330551</text:p>
          </table:table-cell>
          <table:table-cell office:value-type="float" office:value="0.80582089683532709" table:style-name="ce1">
            <text:p>0,805820897</text:p>
          </table:table-cell>
          <table:table-cell office:value-type="float" office:value="0.3648710347283044" table:style-name="ce1">
            <text:p>0,364871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2.843418" table:style-name="ce1">
            <text:p>-92,843418</text:p>
          </table:table-cell>
          <table:table-cell office:value-type="float" office:value="18.483149000000001" table:style-name="ce1">
            <text:p>18,483149</text:p>
          </table:table-cell>
          <table:table-cell office:value-type="float" office:value="3.1634835755477644" table:style-name="ce1">
            <text:p>3,163483576</text:p>
          </table:table-cell>
          <table:table-cell office:value-type="float" office:value="3.2305584092693724" table:style-name="ce1">
            <text:p>3,230558409</text:p>
          </table:table-cell>
          <table:table-cell office:value-type="float" office:value="0.63233055135726923" table:style-name="ce1">
            <text:p>0,632330551</text:p>
          </table:table-cell>
          <table:table-cell office:value-type="float" office:value="0.80582089683532709" table:style-name="ce1">
            <text:p>0,805820897</text:p>
          </table:table-cell>
          <table:table-cell office:value-type="float" office:value="0.3648710347283044" table:style-name="ce1">
            <text:p>0,3648710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2.453047999999995" table:style-name="ce1">
            <text:p>-92,453048</text:p>
          </table:table-cell>
          <table:table-cell office:value-type="float" office:value="18.618493000000001" table:style-name="ce1">
            <text:p>18,618493</text:p>
          </table:table-cell>
          <table:table-cell office:value-type="float" office:value="3.0421044637050563" table:style-name="ce1">
            <text:p>3,042104464</text:p>
          </table:table-cell>
          <table:table-cell office:value-type="float" office:value="3.0987168487687056" table:style-name="ce1">
            <text:p>3,098716849</text:p>
          </table:table-cell>
          <table:table-cell office:value-type="float" office:value="0.64583313275231258" table:style-name="ce1">
            <text:p>0,645833133</text:p>
          </table:table-cell>
          <table:table-cell office:value-type="float" office:value="0.81712686825646297" table:style-name="ce1">
            <text:p>0,817126868</text:p>
          </table:table-cell>
          <table:table-cell office:value-type="float" office:value="0.37131793015139603" table:style-name="ce1">
            <text:p>0,3713179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2.054631999999998" table:style-name="ce1">
            <text:p>-92,054632</text:p>
          </table:table-cell>
          <table:table-cell office:value-type="float" office:value="18.651433000000001" table:style-name="ce1">
            <text:p>18,651433</text:p>
          </table:table-cell>
          <table:table-cell office:value-type="float" office:value="2.9318641512833317" table:style-name="ce1">
            <text:p>2,931864151</text:p>
          </table:table-cell>
          <table:table-cell office:value-type="float" office:value="3.0223202997038743" table:style-name="ce1">
            <text:p>3,0223203</text:p>
          </table:table-cell>
          <table:table-cell office:value-type="float" office:value="0.64473091053009035" table:style-name="ce1">
            <text:p>0,644730911</text:p>
          </table:table-cell>
          <table:table-cell office:value-type="float" office:value="0.81602464603424074" table:style-name="ce1">
            <text:p>0,816024646</text:p>
          </table:table-cell>
          <table:table-cell office:value-type="float" office:value="0.37076681904028497" table:style-name="ce1">
            <text:p>0,37076681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1.658086999999995" table:style-name="ce1">
            <text:p>-91,658087</text:p>
          </table:table-cell>
          <table:table-cell office:value-type="float" office:value="18.595056" table:style-name="ce1">
            <text:p>18,595056</text:p>
          </table:table-cell>
          <table:table-cell office:value-type="float" office:value="2.7133795145145472" table:style-name="ce1">
            <text:p>2,713379515</text:p>
          </table:table-cell>
          <table:table-cell office:value-type="float" office:value="2.7940971013442715" table:style-name="ce1">
            <text:p>2,794097101</text:p>
          </table:table-cell>
          <table:table-cell office:value-type="float" office:value="0.49217797271456037" table:style-name="ce1">
            <text:p>0,492177973</text:p>
          </table:table-cell>
          <table:table-cell office:value-type="float" office:value="0.66367382756914406" table:style-name="ce1">
            <text:p>0,663673828</text:p>
          </table:table-cell>
          <table:table-cell office:value-type="float" office:value="0.29432417313775761" table:style-name="ce1">
            <text:p>0,29432417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1.417216999999994" table:style-name="ce1">
            <text:p>-91,417217</text:p>
          </table:table-cell>
          <table:table-cell office:value-type="float" office:value="18.72193" table:style-name="ce1">
            <text:p>18,72193</text:p>
          </table:table-cell>
          <table:table-cell office:value-type="float" office:value="1.9132098511313131" table:style-name="ce1">
            <text:p>1,913209851</text:p>
          </table:table-cell>
          <table:table-cell office:value-type="float" office:value="1.9892247058229717" table:style-name="ce1">
            <text:p>1,989224706</text:p>
          </table:table-cell>
          <table:table-cell office:value-type="float" office:value="0.56604768700027464" table:style-name="ce1">
            <text:p>0,566047687</text:p>
          </table:table-cell>
          <table:table-cell office:value-type="float" office:value="0.73754354185485838" table:style-name="ce1">
            <text:p>0,737543542</text:p>
          </table:table-cell>
          <table:table-cell office:value-type="float" office:value="0.33125903028061471" table:style-name="ce1">
            <text:p>0,331259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1.240005999999994" table:style-name="ce1">
            <text:p>-91,240006</text:p>
          </table:table-cell>
          <table:table-cell office:value-type="float" office:value="18.958846000000001" table:style-name="ce1">
            <text:p>18,958846</text:p>
          </table:table-cell>
          <table:table-cell office:value-type="float" office:value="2.5803459790483352" table:style-name="ce1">
            <text:p>2,580345979</text:p>
          </table:table-cell>
          <table:table-cell office:value-type="float" office:value="2.6567683604550387" table:style-name="ce1">
            <text:p>2,65676836</text:p>
          </table:table-cell>
          <table:table-cell office:value-type="float" office:value="0.6306236870002746" table:style-name="ce1">
            <text:p>0,630623687</text:p>
          </table:table-cell>
          <table:table-cell office:value-type="float" office:value="0.80211954185485834" table:style-name="ce1">
            <text:p>0,802119542</text:p>
          </table:table-cell>
          <table:table-cell office:value-type="float" office:value="0.36354703028061475" table:style-name="ce1">
            <text:p>0,363547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930386999999996" table:style-name="ce1">
            <text:p>-90,930387</text:p>
          </table:table-cell>
          <table:table-cell office:value-type="float" office:value="19.184297999999998" table:style-name="ce1">
            <text:p>19,184298</text:p>
          </table:table-cell>
          <table:table-cell office:value-type="float" office:value="2.5968845034540675" table:style-name="ce1">
            <text:p>2,596884503</text:p>
          </table:table-cell>
          <table:table-cell office:value-type="float" office:value="2.6739326749916836" table:style-name="ce1">
            <text:p>2,673932675</text:p>
          </table:table-cell>
          <table:table-cell office:value-type="float" office:value="0.58006368700027466" table:style-name="ce1">
            <text:p>0,580063687</text:p>
          </table:table-cell>
          <table:table-cell office:value-type="float" office:value="0.7515595418548584" table:style-name="ce1">
            <text:p>0,751559542</text:p>
          </table:table-cell>
          <table:table-cell office:value-type="float" office:value="0.33826703028061472" table:style-name="ce1">
            <text:p>0,338267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723174" table:style-name="ce1">
            <text:p>-90,723174</text:p>
          </table:table-cell>
          <table:table-cell office:value-type="float" office:value="19.524820999999999" table:style-name="ce1">
            <text:p>19,524821</text:p>
          </table:table-cell>
          <table:table-cell office:value-type="float" office:value="2.4069184960181467" table:style-name="ce1">
            <text:p>2,406918496</text:p>
          </table:table-cell>
          <table:table-cell office:value-type="float" office:value="2.4945444808966282" table:style-name="ce1">
            <text:p>2,494544481</text:p>
          </table:table-cell>
          <table:table-cell office:value-type="float" office:value="0.47894368700027468" table:style-name="ce1">
            <text:p>0,478943687</text:p>
          </table:table-cell>
          <table:table-cell office:value-type="float" office:value="0.65043954185485842" table:style-name="ce1">
            <text:p>0,650439542</text:p>
          </table:table-cell>
          <table:table-cell office:value-type="float" office:value="0.28770703028061473" table:style-name="ce1">
            <text:p>0,287707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588335000000001" table:style-name="ce1">
            <text:p>-90,588335</text:p>
          </table:table-cell>
          <table:table-cell office:value-type="float" office:value="19.892949999999999" table:style-name="ce1">
            <text:p>19,89295</text:p>
          </table:table-cell>
          <table:table-cell office:value-type="float" office:value="2.3051326268437995" table:style-name="ce1">
            <text:p>2,305132627</text:p>
          </table:table-cell>
          <table:table-cell office:value-type="float" office:value="2.4386270247160922" table:style-name="ce1">
            <text:p>2,438627025</text:p>
          </table:table-cell>
          <table:table-cell office:value-type="float" office:value="0.47788218788146974" table:style-name="ce1">
            <text:p>0,477882188</text:p>
          </table:table-cell>
          <table:table-cell office:value-type="float" office:value="0.64497570327758791" table:style-name="ce1">
            <text:p>0,644975703</text:p>
          </table:table-cell>
          <table:table-cell office:value-type="float" office:value="0.28611251019440165" table:style-name="ce1">
            <text:p>0,2861125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486103999999997" table:style-name="ce1">
            <text:p>-90,486104</text:p>
          </table:table-cell>
          <table:table-cell office:value-type="float" office:value="20.265159000000001" table:style-name="ce1">
            <text:p>20,265159</text:p>
          </table:table-cell>
          <table:table-cell office:value-type="float" office:value="2.3051326268437995" table:style-name="ce1">
            <text:p>2,305132627</text:p>
          </table:table-cell>
          <table:table-cell office:value-type="float" office:value="2.4386270247160922" table:style-name="ce1">
            <text:p>2,438627025</text:p>
          </table:table-cell>
          <table:table-cell office:value-type="float" office:value="0.47788218788146974" table:style-name="ce1">
            <text:p>0,477882188</text:p>
          </table:table-cell>
          <table:table-cell office:value-type="float" office:value="0.64497570327758791" table:style-name="ce1">
            <text:p>0,644975703</text:p>
          </table:table-cell>
          <table:table-cell office:value-type="float" office:value="0.28611251019440165" table:style-name="ce1">
            <text:p>0,2861125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424842999999996" table:style-name="ce1">
            <text:p>-90,424843</text:p>
          </table:table-cell>
          <table:table-cell office:value-type="float" office:value="20.672346999999998" table:style-name="ce1">
            <text:p>20,672347</text:p>
          </table:table-cell>
          <table:table-cell office:value-type="float" office:value="1.83981249672171" table:style-name="ce1">
            <text:p>1,839812497</text:p>
          </table:table-cell>
          <table:table-cell office:value-type="float" office:value="1.9251613156544543" table:style-name="ce1">
            <text:p>1,925161316</text:p>
          </table:table-cell>
          <table:table-cell office:value-type="float" office:value="0.47788218788146974" table:style-name="ce1">
            <text:p>0,477882188</text:p>
          </table:table-cell>
          <table:table-cell office:value-type="float" office:value="0.64497570327758791" table:style-name="ce1">
            <text:p>0,644975703</text:p>
          </table:table-cell>
          <table:table-cell office:value-type="float" office:value="0.28611251019440165" table:style-name="ce1">
            <text:p>0,2861125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379239999999996" table:style-name="ce1">
            <text:p>-90,37924</text:p>
          </table:table-cell>
          <table:table-cell office:value-type="float" office:value="20.883754" table:style-name="ce1">
            <text:p>20,883754</text:p>
          </table:table-cell>
          <table:table-cell office:value-type="float" office:value="2.5779409092452004" table:style-name="ce1">
            <text:p>2,577940909</text:p>
          </table:table-cell>
          <table:table-cell office:value-type="float" office:value="2.696245964859656" table:style-name="ce1">
            <text:p>2,696245965</text:p>
          </table:table-cell>
          <table:table-cell office:value-type="float" office:value="0.4877221878814697" table:style-name="ce1">
            <text:p>0,487722188</text:p>
          </table:table-cell>
          <table:table-cell office:value-type="float" office:value="0.65481570327758787" table:style-name="ce1">
            <text:p>0,654815703</text:p>
          </table:table-cell>
          <table:table-cell office:value-type="float" office:value="0.29103251019440163" table:style-name="ce1">
            <text:p>0,2910325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0.236590000000007" table:style-name="ce1">
            <text:p>-90,23659</text:p>
          </table:table-cell>
          <table:table-cell office:value-type="float" office:value="21.034960999999999" table:style-name="ce1">
            <text:p>21,034961</text:p>
          </table:table-cell>
          <table:table-cell office:value-type="float" office:value="1.929728150723951" table:style-name="ce1">
            <text:p>1,929728151</text:p>
          </table:table-cell>
          <table:table-cell office:value-type="float" office:value="2.0287011779656301" table:style-name="ce1">
            <text:p>2,028701178</text:p>
          </table:table-cell>
          <table:table-cell office:value-type="float" office:value="0.52803184171676631" table:style-name="ce1">
            <text:p>0,528031842</text:p>
          </table:table-cell>
          <table:table-cell office:value-type="float" office:value="0.69591195960998531" table:style-name="ce1">
            <text:p>0,69591196</text:p>
          </table:table-cell>
          <table:table-cell office:value-type="float" office:value="0.31178934477915277" table:style-name="ce1">
            <text:p>0,31178934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9.866444999999999" table:style-name="ce1">
            <text:p>-89,866445</text:p>
          </table:table-cell>
          <table:table-cell office:value-type="float" office:value="21.236509999999999" table:style-name="ce1">
            <text:p>21,23651</text:p>
          </table:table-cell>
          <table:table-cell office:value-type="float" office:value="1.7291263705152511" table:style-name="ce1">
            <text:p>1,729126371</text:p>
          </table:table-cell>
          <table:table-cell office:value-type="float" office:value="1.8173640333607344" table:style-name="ce1">
            <text:p>1,817364033</text:p>
          </table:table-cell>
          <table:table-cell office:value-type="float" office:value="0.51906319042205806" table:style-name="ce1">
            <text:p>0,51906319</text:p>
          </table:table-cell>
          <table:table-cell office:value-type="float" office:value="0.68637831588745113" table:style-name="ce1">
            <text:p>0,686378316</text:p>
          </table:table-cell>
          <table:table-cell office:value-type="float" office:value="0.3070387388234781" table:style-name="ce1">
            <text:p>0,30703873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9.431042000000005" table:style-name="ce1">
            <text:p>-89,431042</text:p>
          </table:table-cell>
          <table:table-cell office:value-type="float" office:value="21.324542000000001" table:style-name="ce1">
            <text:p>21,324542</text:p>
          </table:table-cell>
          <table:table-cell office:value-type="float" office:value="1.9843256995482037" table:style-name="ce1">
            <text:p>1,9843257</text:p>
          </table:table-cell>
          <table:table-cell office:value-type="float" office:value="2.0888258121896417" table:style-name="ce1">
            <text:p>2,088825812</text:p>
          </table:table-cell>
          <table:table-cell office:value-type="float" office:value="0.51906319042205806" table:style-name="ce1">
            <text:p>0,51906319</text:p>
          </table:table-cell>
          <table:table-cell office:value-type="float" office:value="0.68637831588745113" table:style-name="ce1">
            <text:p>0,686378316</text:p>
          </table:table-cell>
          <table:table-cell office:value-type="float" office:value="0.3070387388234781" table:style-name="ce1">
            <text:p>0,30703873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8.988071000000005" table:style-name="ce1">
            <text:p>-88,988071</text:p>
          </table:table-cell>
          <table:table-cell office:value-type="float" office:value="21.390129000000002" table:style-name="ce1">
            <text:p>21,390129</text:p>
          </table:table-cell>
          <table:table-cell office:value-type="float" office:value="1.7949495980508139" table:style-name="ce1">
            <text:p>1,794949598</text:p>
          </table:table-cell>
          <table:table-cell office:value-type="float" office:value="1.897029117812977" table:style-name="ce1">
            <text:p>1,897029118</text:p>
          </table:table-cell>
          <table:table-cell office:value-type="float" office:value="0.53202153821945186" table:style-name="ce1">
            <text:p>0,532021538</text:p>
          </table:table-cell>
          <table:table-cell office:value-type="float" office:value="0.71054108520507808" table:style-name="ce1">
            <text:p>0,710541085</text:p>
          </table:table-cell>
          <table:table-cell office:value-type="float" office:value="0.31637600299605245" table:style-name="ce1">
            <text:p>0,3163760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8.564432999999994" table:style-name="ce1">
            <text:p>-88,564433</text:p>
          </table:table-cell>
          <table:table-cell office:value-type="float" office:value="21.500720999999999" table:style-name="ce1">
            <text:p>21,500721</text:p>
          </table:table-cell>
          <table:table-cell office:value-type="float" office:value="1.8572603254940072" table:style-name="ce1">
            <text:p>1,857260325</text:p>
          </table:table-cell>
          <table:table-cell office:value-type="float" office:value="1.9583974343789523" table:style-name="ce1">
            <text:p>1,958397434</text:p>
          </table:table-cell>
          <table:table-cell office:value-type="float" office:value="0.53202153821945186" table:style-name="ce1">
            <text:p>0,532021538</text:p>
          </table:table-cell>
          <table:table-cell office:value-type="float" office:value="0.71054108520507808" table:style-name="ce1">
            <text:p>0,710541085</text:p>
          </table:table-cell>
          <table:table-cell office:value-type="float" office:value="0.31637600299605245" table:style-name="ce1">
            <text:p>0,3163760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8.294500999999997" table:style-name="ce1">
            <text:p>-88,294501</text:p>
          </table:table-cell>
          <table:table-cell office:value-type="float" office:value="21.573412000000001" table:style-name="ce1">
            <text:p>21,573412</text:p>
          </table:table-cell>
          <table:table-cell office:value-type="float" office:value="1.8589997647473484" table:style-name="ce1">
            <text:p>1,858999765</text:p>
          </table:table-cell>
          <table:table-cell office:value-type="float" office:value="1.9788253129728666" table:style-name="ce1">
            <text:p>1,978825313</text:p>
          </table:table-cell>
          <table:table-cell office:value-type="float" office:value="0.53202153821945186" table:style-name="ce1">
            <text:p>0,532021538</text:p>
          </table:table-cell>
          <table:table-cell office:value-type="float" office:value="0.71054108520507808" table:style-name="ce1">
            <text:p>0,710541085</text:p>
          </table:table-cell>
          <table:table-cell office:value-type="float" office:value="0.31637600299605245" table:style-name="ce1">
            <text:p>0,3163760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8.011210000000005" table:style-name="ce1">
            <text:p>-88,01121</text:p>
          </table:table-cell>
          <table:table-cell office:value-type="float" office:value="21.563791999999999" table:style-name="ce1">
            <text:p>21,563792</text:p>
          </table:table-cell>
          <table:table-cell office:value-type="float" office:value="1.9192031329684673" table:style-name="ce1">
            <text:p>1,919203133</text:p>
          </table:table-cell>
          <table:table-cell office:value-type="float" office:value="2.0406493906015122" table:style-name="ce1">
            <text:p>2,040649391</text:p>
          </table:table-cell>
          <table:table-cell office:value-type="float" office:value="0.53202153821945186" table:style-name="ce1">
            <text:p>0,532021538</text:p>
          </table:table-cell>
          <table:table-cell office:value-type="float" office:value="0.71054108520507808" table:style-name="ce1">
            <text:p>0,710541085</text:p>
          </table:table-cell>
          <table:table-cell office:value-type="float" office:value="0.31637600299605245" table:style-name="ce1">
            <text:p>0,31637600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713239000000002" table:style-name="ce1">
            <text:p>-87,713239</text:p>
          </table:table-cell>
          <table:table-cell office:value-type="float" office:value="21.528967999999999" table:style-name="ce1">
            <text:p>21,528968</text:p>
          </table:table-cell>
          <table:table-cell office:value-type="float" office:value="1.9467159110847501" table:style-name="ce1">
            <text:p>1,946715911</text:p>
          </table:table-cell>
          <table:table-cell office:value-type="float" office:value="2.0518729630006289" table:style-name="ce1">
            <text:p>2,051872963</text:p>
          </table:table-cell>
          <table:table-cell office:value-type="float" office:value="0.54435040136337276" table:style-name="ce1">
            <text:p>0,544350401</text:p>
          </table:table-cell>
          <table:table-cell office:value-type="float" office:value="0.72127606054306026" table:style-name="ce1">
            <text:p>0,721276061</text:p>
          </table:table-cell>
          <table:table-cell office:value-type="float" office:value="0.3223420605874569" table:style-name="ce1">
            <text:p>0,32234206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413793999999996" table:style-name="ce1">
            <text:p>-87,413794</text:p>
          </table:table-cell>
          <table:table-cell office:value-type="float" office:value="21.482151000000002" table:style-name="ce1">
            <text:p>21,482151</text:p>
          </table:table-cell>
          <table:table-cell office:value-type="float" office:value="1.5416915892930305" table:style-name="ce1">
            <text:p>1,541691589</text:p>
          </table:table-cell>
          <table:table-cell office:value-type="float" office:value="1.6500740470448476" table:style-name="ce1">
            <text:p>1,650074047</text:p>
          </table:table-cell>
          <table:table-cell office:value-type="float" office:value="0.54618312863610008" table:style-name="ce1">
            <text:p>0,546183129</text:p>
          </table:table-cell>
          <table:table-cell office:value-type="float" office:value="0.72310878781578758" table:style-name="ce1">
            <text:p>0,723108788</text:p>
          </table:table-cell>
          <table:table-cell office:value-type="float" office:value="0.32325842422382056" table:style-name="ce1">
            <text:p>0,323258424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200404000000006" table:style-name="ce1">
            <text:p>-87,200404</text:p>
          </table:table-cell>
          <table:table-cell office:value-type="float" office:value="21.548069999999999" table:style-name="ce1">
            <text:p>21,54807</text:p>
          </table:table-cell>
          <table:table-cell office:value-type="float" office:value="1.5399685180035121" table:style-name="ce1">
            <text:p>1,539968518</text:p>
          </table:table-cell>
          <table:table-cell office:value-type="float" office:value="1.6448955294605421" table:style-name="ce1">
            <text:p>1,644895529</text:p>
          </table:table-cell>
          <table:table-cell office:value-type="float" office:value="0.54659040136337278" table:style-name="ce1">
            <text:p>0,546590401</text:p>
          </table:table-cell>
          <table:table-cell office:value-type="float" office:value="0.72351606054306028" table:style-name="ce1">
            <text:p>0,723516061</text:p>
          </table:table-cell>
          <table:table-cell office:value-type="float" office:value="0.32346206058745691" table:style-name="ce1">
            <text:p>0,32346206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6.905748000000003" table:style-name="ce1">
            <text:p>-86,905748</text:p>
          </table:table-cell>
          <table:table-cell office:value-type="float" office:value="21.398679000000001" table:style-name="ce1">
            <text:p>21,398679</text:p>
          </table:table-cell>
          <table:table-cell office:value-type="float" office:value="2.1062610020994308" table:style-name="ce1">
            <text:p>2,106261002</text:p>
          </table:table-cell>
          <table:table-cell office:value-type="float" office:value="2.2153605246115848" table:style-name="ce1">
            <text:p>2,215360525</text:p>
          </table:table-cell>
          <table:table-cell office:value-type="float" office:value="0.55439300699234006" table:style-name="ce1">
            <text:p>0,554393007</text:p>
          </table:table-cell>
          <table:table-cell office:value-type="float" office:value="0.73258681459426878" table:style-name="ce1">
            <text:p>0,732586815</text:p>
          </table:table-cell>
          <table:table-cell office:value-type="float" office:value="0.32777993144737794" table:style-name="ce1">
            <text:p>0,3277799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6.854917" table:style-name="ce1">
            <text:p>-86,854917</text:p>
          </table:table-cell>
          <table:table-cell office:value-type="float" office:value="21.039604000000001" table:style-name="ce1">
            <text:p>21,039604</text:p>
          </table:table-cell>
          <table:table-cell office:value-type="float" office:value="2.6795085725137335" table:style-name="ce1">
            <text:p>2,679508573</text:p>
          </table:table-cell>
          <table:table-cell office:value-type="float" office:value="2.7550267817434468" table:style-name="ce1">
            <text:p>2,755026782</text:p>
          </table:table-cell>
          <table:table-cell office:value-type="float" office:value="0.55439300699234006" table:style-name="ce1">
            <text:p>0,554393007</text:p>
          </table:table-cell>
          <table:table-cell office:value-type="float" office:value="0.73258681459426878" table:style-name="ce1">
            <text:p>0,732586815</text:p>
          </table:table-cell>
          <table:table-cell office:value-type="float" office:value="0.32777993144737794" table:style-name="ce1">
            <text:p>0,3277799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039098999999993" table:style-name="ce1">
            <text:p>-87,039099</text:p>
          </table:table-cell>
          <table:table-cell office:value-type="float" office:value="20.692709000000001" table:style-name="ce1">
            <text:p>20,692709</text:p>
          </table:table-cell>
          <table:table-cell office:value-type="float" office:value="1.9316158546468551" table:style-name="ce1">
            <text:p>1,931615855</text:p>
          </table:table-cell>
          <table:table-cell office:value-type="float" office:value="2.0067058313312911" table:style-name="ce1">
            <text:p>2,006705831</text:p>
          </table:table-cell>
          <table:table-cell office:value-type="float" office:value="0.54910822186050412" table:style-name="ce1">
            <text:p>0,549108222</text:p>
          </table:table-cell>
          <table:table-cell office:value-type="float" office:value="0.73072244200286862" table:style-name="ce1">
            <text:p>0,730722442</text:p>
          </table:table-cell>
          <table:table-cell office:value-type="float" office:value="0.32605607622957627" table:style-name="ce1">
            <text:p>0,32605607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313810000000004" table:style-name="ce1">
            <text:p>-87,31381</text:p>
          </table:table-cell>
          <table:table-cell office:value-type="float" office:value="20.365454" table:style-name="ce1">
            <text:p>20,365454</text:p>
          </table:table-cell>
          <table:table-cell office:value-type="float" office:value="1.6328802576407195" table:style-name="ce1">
            <text:p>1,632880258</text:p>
          </table:table-cell>
          <table:table-cell office:value-type="float" office:value="1.6936384096720989" table:style-name="ce1">
            <text:p>1,69363841</text:p>
          </table:table-cell>
          <table:table-cell office:value-type="float" office:value="0.54286547900336135" table:style-name="ce1">
            <text:p>0,542865479</text:p>
          </table:table-cell>
          <table:table-cell office:value-type="float" office:value="0.72447969914572585" table:style-name="ce1">
            <text:p>0,724479699</text:p>
          </table:table-cell>
          <table:table-cell office:value-type="float" office:value="0.32293470480100483" table:style-name="ce1">
            <text:p>0,3229347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478222000000002" table:style-name="ce1">
            <text:p>-87,478222</text:p>
          </table:table-cell>
          <table:table-cell office:value-type="float" office:value="19.995032999999999" table:style-name="ce1">
            <text:p>19,995033</text:p>
          </table:table-cell>
          <table:table-cell office:value-type="float" office:value="2.0381598341112777" table:style-name="ce1">
            <text:p>2,038159834</text:p>
          </table:table-cell>
          <table:table-cell office:value-type="float" office:value="2.0858953965385361" table:style-name="ce1">
            <text:p>2,085895397</text:p>
          </table:table-cell>
          <table:table-cell office:value-type="float" office:value="0.52964289690017696" table:style-name="ce1">
            <text:p>0,529642897</text:p>
          </table:table-cell>
          <table:table-cell office:value-type="float" office:value="0.70925392414093014" table:style-name="ce1">
            <text:p>0,709253924</text:p>
          </table:table-cell>
          <table:table-cell office:value-type="float" office:value="0.31572306284383678" table:style-name="ce1">
            <text:p>0,31572306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488957999999997" table:style-name="ce1">
            <text:p>-87,488958</text:p>
          </table:table-cell>
          <table:table-cell office:value-type="float" office:value="19.624604000000001" table:style-name="ce1">
            <text:p>19,624604</text:p>
          </table:table-cell>
          <table:table-cell office:value-type="float" office:value="1.9843821931702126" table:style-name="ce1">
            <text:p>1,984382193</text:p>
          </table:table-cell>
          <table:table-cell office:value-type="float" office:value="2.0255356024180866" table:style-name="ce1">
            <text:p>2,025535602</text:p>
          </table:table-cell>
          <table:table-cell office:value-type="float" office:value="0.52964289690017696" table:style-name="ce1">
            <text:p>0,529642897</text:p>
          </table:table-cell>
          <table:table-cell office:value-type="float" office:value="0.70925392414093014" table:style-name="ce1">
            <text:p>0,709253924</text:p>
          </table:table-cell>
          <table:table-cell office:value-type="float" office:value="0.31572306284383678" table:style-name="ce1">
            <text:p>0,31572306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499335000000002" table:style-name="ce1">
            <text:p>-87,499335</text:p>
          </table:table-cell>
          <table:table-cell office:value-type="float" office:value="19.311108999999998" table:style-name="ce1">
            <text:p>19,311109</text:p>
          </table:table-cell>
          <table:table-cell office:value-type="float" office:value="1.961216437964552" table:style-name="ce1">
            <text:p>1,961216438</text:p>
          </table:table-cell>
          <table:table-cell office:value-type="float" office:value="2.0073911199173677" table:style-name="ce1">
            <text:p>2,00739112</text:p>
          </table:table-cell>
          <table:table-cell office:value-type="float" office:value="0.51042951847076412" table:style-name="ce1">
            <text:p>0,510429518</text:p>
          </table:table-cell>
          <table:table-cell office:value-type="float" office:value="0.68889691139221187" table:style-name="ce1">
            <text:p>0,688896911</text:p>
          </table:table-cell>
          <table:table-cell office:value-type="float" office:value="0.30556181633200452" table:style-name="ce1">
            <text:p>0,30556181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594843999999995" table:style-name="ce1">
            <text:p>-87,594844</text:p>
          </table:table-cell>
          <table:table-cell office:value-type="float" office:value="18.966684999999998" table:style-name="ce1">
            <text:p>18,966685</text:p>
          </table:table-cell>
          <table:table-cell office:value-type="float" office:value="1.6458220993579626" table:style-name="ce1">
            <text:p>1,645822099</text:p>
          </table:table-cell>
          <table:table-cell office:value-type="float" office:value="1.7002344481832337" table:style-name="ce1">
            <text:p>1,700234448</text:p>
          </table:table-cell>
          <table:table-cell office:value-type="float" office:value="0.51042951847076412" table:style-name="ce1">
            <text:p>0,510429518</text:p>
          </table:table-cell>
          <table:table-cell office:value-type="float" office:value="0.68889691139221187" table:style-name="ce1">
            <text:p>0,688896911</text:p>
          </table:table-cell>
          <table:table-cell office:value-type="float" office:value="0.30556181633200452" table:style-name="ce1">
            <text:p>0,30556181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722932999999998" table:style-name="ce1">
            <text:p>-87,722933</text:p>
          </table:table-cell>
          <table:table-cell office:value-type="float" office:value="18.566535999999999" table:style-name="ce1">
            <text:p>18,566536</text:p>
          </table:table-cell>
          <table:table-cell office:value-type="float" office:value="1.5666300953942005" table:style-name="ce1">
            <text:p>1,566630095</text:p>
          </table:table-cell>
          <table:table-cell office:value-type="float" office:value="1.6338947598058673" table:style-name="ce1">
            <text:p>1,63389476</text:p>
          </table:table-cell>
          <table:table-cell office:value-type="float" office:value="0.51042951847076412" table:style-name="ce1">
            <text:p>0,510429518</text:p>
          </table:table-cell>
          <table:table-cell office:value-type="float" office:value="0.68889691139221187" table:style-name="ce1">
            <text:p>0,688896911</text:p>
          </table:table-cell>
          <table:table-cell office:value-type="float" office:value="0.30556181633200452" table:style-name="ce1">
            <text:p>0,30556181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7.857481000000007" table:style-name="ce1">
            <text:p>-87,857481</text:p>
          </table:table-cell>
          <table:table-cell office:value-type="float" office:value="18.392994000000002" table:style-name="ce1">
            <text:p>18,392994</text:p>
          </table:table-cell>
          <table:table-cell office:value-type="float" office:value="1.5682906922443234" table:style-name="ce1">
            <text:p>1,568290692</text:p>
          </table:table-cell>
          <table:table-cell office:value-type="float" office:value="1.6358986560070923" table:style-name="ce1">
            <text:p>1,635898656</text:p>
          </table:table-cell>
          <table:table-cell office:value-type="float" office:value="0.51042951847076412" table:style-name="ce1">
            <text:p>0,510429518</text:p>
          </table:table-cell>
          <table:table-cell office:value-type="float" office:value="0.68889691139221187" table:style-name="ce1">
            <text:p>0,688896911</text:p>
          </table:table-cell>
          <table:table-cell office:value-type="float" office:value="0.30556181633200452" table:style-name="ce1">
            <text:p>0,30556181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88.003907999999996" table:style-name="ce1">
            <text:p>-88,003908</text:p>
          </table:table-cell>
          <table:table-cell office:value-type="float" office:value="18.280242999999999" table:style-name="ce1">
            <text:p>18,280243</text:p>
          </table:table-cell>
          <table:table-cell office:value-type="float" office:value="1.670914387187743" table:style-name="ce1">
            <text:p>1,670914387</text:p>
          </table:table-cell>
          <table:table-cell office:value-type="float" office:value="1.7401345948983369" table:style-name="ce1">
            <text:p>1,740134595</text:p>
          </table:table-cell>
          <table:table-cell office:value-type="float" office:value="0.50565860937985507" table:style-name="ce1">
            <text:p>0,505658609</text:p>
          </table:table-cell>
          <table:table-cell office:value-type="float" office:value="0.68412600230130283" table:style-name="ce1">
            <text:p>0,684126002</text:p>
          </table:table-cell>
          <table:table-cell office:value-type="float" office:value="0.30317636178655" table:style-name="ce1">
            <text:p>0,303176362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152300999999994" table:style-name="ce1">
            <text:p>-88,152301</text:p>
          </table:table-cell>
          <table:table-cell office:value-type="float" office:value="17.944018" table:style-name="ce1">
            <text:p>17,944018</text:p>
          </table:table-cell>
          <table:table-cell office:value-type="float" office:value="1.2169879493853832" table:style-name="ce1">
            <text:p>1,216987949</text:p>
          </table:table-cell>
          <table:table-cell office:value-type="float" office:value="1.2901480788388016" table:style-name="ce1">
            <text:p>1,290148079</text:p>
          </table:table-cell>
          <table:table-cell office:value-type="float" office:value="0.50128847949218747" table:style-name="ce1">
            <text:p>0,501288479</text:p>
          </table:table-cell>
          <table:table-cell office:value-type="float" office:value="0.67997915141296383" table:style-name="ce1">
            <text:p>0,679979151</text:p>
          </table:table-cell>
          <table:table-cell office:value-type="float" office:value="0.30101282825067244" table:style-name="ce1">
            <text:p>0,301012828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238737" table:style-name="ce1">
            <text:p>-88,238737</text:p>
          </table:table-cell>
          <table:table-cell office:value-type="float" office:value="17.587479999999999" table:style-name="ce1">
            <text:p>17,58748</text:p>
          </table:table-cell>
          <table:table-cell office:value-type="float" office:value="1.3720950571794657" table:style-name="ce1">
            <text:p>1,372095057</text:p>
          </table:table-cell>
          <table:table-cell office:value-type="float" office:value="1.4412972808949995" table:style-name="ce1">
            <text:p>1,441297281</text:p>
          </table:table-cell>
          <table:table-cell office:value-type="float" office:value="0.49881247949218749" table:style-name="ce1">
            <text:p>0,498812479</text:p>
          </table:table-cell>
          <table:table-cell office:value-type="float" office:value="0.67750315141296391" table:style-name="ce1">
            <text:p>0,677503151</text:p>
          </table:table-cell>
          <table:table-cell office:value-type="float" office:value="0.29977482825067248" table:style-name="ce1">
            <text:p>0,299774828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242761999999999" table:style-name="ce1">
            <text:p>-88,242762</text:p>
          </table:table-cell>
          <table:table-cell office:value-type="float" office:value="17.231147" table:style-name="ce1">
            <text:p>17,231147</text:p>
          </table:table-cell>
          <table:table-cell office:value-type="float" office:value="1.6044805381638267" table:style-name="ce1">
            <text:p>1,604480538</text:p>
          </table:table-cell>
          <table:table-cell office:value-type="float" office:value="1.6724941984582582" table:style-name="ce1">
            <text:p>1,672494198</text:p>
          </table:table-cell>
          <table:table-cell office:value-type="float" office:value="0.49902430557914401" table:style-name="ce1">
            <text:p>0,499024306</text:p>
          </table:table-cell>
          <table:table-cell office:value-type="float" office:value="0.67771497749992038" table:style-name="ce1">
            <text:p>0,677714977</text:p>
          </table:table-cell>
          <table:table-cell office:value-type="float" office:value="0.29988074129415071" table:style-name="ce1">
            <text:p>0,299880741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268332999999998" table:style-name="ce1">
            <text:p>-88,268333</text:p>
          </table:table-cell>
          <table:table-cell office:value-type="float" office:value="16.829294000000001" table:style-name="ce1">
            <text:p>16,829294</text:p>
          </table:table-cell>
          <table:table-cell office:value-type="float" office:value="1.7805271701706278" table:style-name="ce1">
            <text:p>1,78052717</text:p>
          </table:table-cell>
          <table:table-cell office:value-type="float" office:value="1.8455356260998457" table:style-name="ce1">
            <text:p>1,845535626</text:p>
          </table:table-cell>
          <table:table-cell office:value-type="float" office:value="0.47285301900227866" table:style-name="ce1">
            <text:p>0,472853019</text:p>
          </table:table-cell>
          <table:table-cell office:value-type="float" office:value="0.64541412806828813" table:style-name="ce1">
            <text:p>0,645414128</text:p>
          </table:table-cell>
          <table:table-cell office:value-type="float" office:value="0.28499900805505213" table:style-name="ce1">
            <text:p>0,284999008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368178999999998" table:style-name="ce1">
            <text:p>-88,368179</text:p>
          </table:table-cell>
          <table:table-cell office:value-type="float" office:value="16.532720000000001" table:style-name="ce1">
            <text:p>16,53272</text:p>
          </table:table-cell>
          <table:table-cell office:value-type="float" office:value="1.2250429030046388" table:style-name="ce1">
            <text:p>1,225042903</text:p>
          </table:table-cell>
          <table:table-cell office:value-type="float" office:value="1.3040697605618923" table:style-name="ce1">
            <text:p>1,304069761</text:p>
          </table:table-cell>
          <table:table-cell office:value-type="float" office:value="0.47119968566894532" table:style-name="ce1">
            <text:p>0,471199686</text:p>
          </table:table-cell>
          <table:table-cell office:value-type="float" office:value="0.64376079473495484" table:style-name="ce1">
            <text:p>0,643760795</text:p>
          </table:table-cell>
          <table:table-cell office:value-type="float" office:value="0.28417234138838549" table:style-name="ce1">
            <text:p>0,284172341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592534999999998" table:style-name="ce1">
            <text:p>-88,592535</text:p>
          </table:table-cell>
          <table:table-cell office:value-type="float" office:value="16.310220999999999" table:style-name="ce1">
            <text:p>16,310221</text:p>
          </table:table-cell>
          <table:table-cell office:value-type="float" office:value="1.1177853700020028" table:style-name="ce1">
            <text:p>1,11778537</text:p>
          </table:table-cell>
          <table:table-cell office:value-type="float" office:value="1.2031234090438503" table:style-name="ce1">
            <text:p>1,203123409</text:p>
          </table:table-cell>
          <table:table-cell office:value-type="float" office:value="0.47079968566894531" table:style-name="ce1">
            <text:p>0,470799686</text:p>
          </table:table-cell>
          <table:table-cell office:value-type="float" office:value="0.64336079473495489" table:style-name="ce1">
            <text:p>0,643360795</text:p>
          </table:table-cell>
          <table:table-cell office:value-type="float" office:value="0.28397234138838551" table:style-name="ce1">
            <text:p>0,283972341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796982" table:style-name="ce1">
            <text:p>-88,796982</text:p>
          </table:table-cell>
          <table:table-cell office:value-type="float" office:value="16.023996" table:style-name="ce1">
            <text:p>16,023996</text:p>
          </table:table-cell>
          <table:table-cell office:value-type="float" office:value="0.9143148273252879" table:style-name="ce1">
            <text:p>0,914314827</text:p>
          </table:table-cell>
          <table:table-cell office:value-type="float" office:value="0.99303913929067977" table:style-name="ce1">
            <text:p>0,993039139</text:p>
          </table:table-cell>
          <table:table-cell office:value-type="float" office:value="0.4706236856689453" table:style-name="ce1">
            <text:p>0,470623686</text:p>
          </table:table-cell>
          <table:table-cell office:value-type="float" office:value="0.64318479473495482" table:style-name="ce1">
            <text:p>0,643184795</text:p>
          </table:table-cell>
          <table:table-cell office:value-type="float" office:value="0.28388434138838547" table:style-name="ce1">
            <text:p>0,283884341</text:p>
          </table:table-cell>
          <table:table-cell office:value-type="float" office:value="84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-88.683687000000006" table:style-name="ce1">
            <text:p>-88,683687</text:p>
          </table:table-cell>
          <table:table-cell office:value-type="float" office:value="15.838003" table:style-name="ce1">
            <text:p>15,838003</text:p>
          </table:table-cell>
          <table:table-cell office:value-type="float" office:value="1.1268060348839997" table:style-name="ce1">
            <text:p>1,126806035</text:p>
          </table:table-cell>
          <table:table-cell office:value-type="float" office:value="1.2096892784776925" table:style-name="ce1">
            <text:p>1,209689278</text:p>
          </table:table-cell>
          <table:table-cell office:value-type="float" office:value="0.46903968566894533" table:style-name="ce1">
            <text:p>0,469039686</text:p>
          </table:table-cell>
          <table:table-cell office:value-type="float" office:value="0.6416007947349549" table:style-name="ce1">
            <text:p>0,641600795</text:p>
          </table:table-cell>
          <table:table-cell office:value-type="float" office:value="0.28309234138838546" table:style-name="ce1">
            <text:p>0,283092341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88.438270000000003" table:style-name="ce1">
            <text:p>-88,43827</text:p>
          </table:table-cell>
          <table:table-cell office:value-type="float" office:value="15.80425" table:style-name="ce1">
            <text:p>15,80425</text:p>
          </table:table-cell>
          <table:table-cell office:value-type="float" office:value="1.5523221140629087" table:style-name="ce1">
            <text:p>1,552322114</text:p>
          </table:table-cell>
          <table:table-cell office:value-type="float" office:value="1.6360643411079687" table:style-name="ce1">
            <text:p>1,636064341</text:p>
          </table:table-cell>
          <table:table-cell office:value-type="float" office:value="0.46903968566894533" table:style-name="ce1">
            <text:p>0,469039686</text:p>
          </table:table-cell>
          <table:table-cell office:value-type="float" office:value="0.6416007947349549" table:style-name="ce1">
            <text:p>0,641600795</text:p>
          </table:table-cell>
          <table:table-cell office:value-type="float" office:value="0.28309234138838546" table:style-name="ce1">
            <text:p>0,283092341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88.166923999999995" table:style-name="ce1">
            <text:p>-88,166924</text:p>
          </table:table-cell>
          <table:table-cell office:value-type="float" office:value="15.806499000000001" table:style-name="ce1">
            <text:p>15,806499</text:p>
          </table:table-cell>
          <table:table-cell office:value-type="float" office:value="1.1514608922672545" table:style-name="ce1">
            <text:p>1,151460892</text:p>
          </table:table-cell>
          <table:table-cell office:value-type="float" office:value="1.2436748747682362" table:style-name="ce1">
            <text:p>1,243674875</text:p>
          </table:table-cell>
          <table:table-cell office:value-type="float" office:value="0.46882635233561198" table:style-name="ce1">
            <text:p>0,468826352</text:p>
          </table:table-cell>
          <table:table-cell office:value-type="float" office:value="0.64138746140162151" table:style-name="ce1">
            <text:p>0,641387461</text:p>
          </table:table-cell>
          <table:table-cell office:value-type="float" office:value="0.28298567472171882" table:style-name="ce1">
            <text:p>0,282985675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7.788461999999996" table:style-name="ce1">
            <text:p>-87,788462</text:p>
          </table:table-cell>
          <table:table-cell office:value-type="float" office:value="15.836690000000001" table:style-name="ce1">
            <text:p>15,83669</text:p>
          </table:table-cell>
          <table:table-cell office:value-type="float" office:value="1.8963910809387416" table:style-name="ce1">
            <text:p>1,896391081</text:p>
          </table:table-cell>
          <table:table-cell office:value-type="float" office:value="1.9911757032863437" table:style-name="ce1">
            <text:p>1,991175703</text:p>
          </table:table-cell>
          <table:table-cell office:value-type="float" office:value="0.46879968566894531" table:style-name="ce1">
            <text:p>0,468799686</text:p>
          </table:table-cell>
          <table:table-cell office:value-type="float" office:value="0.64136079473495489" table:style-name="ce1">
            <text:p>0,641360795</text:p>
          </table:table-cell>
          <table:table-cell office:value-type="float" office:value="0.28297234138838551" table:style-name="ce1">
            <text:p>0,282972341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7.384229000000005" table:style-name="ce1">
            <text:p>-87,384229</text:p>
          </table:table-cell>
          <table:table-cell office:value-type="float" office:value="15.830408" table:style-name="ce1">
            <text:p>15,830408</text:p>
          </table:table-cell>
          <table:table-cell office:value-type="float" office:value="2.0828585453769626" table:style-name="ce1">
            <text:p>2,082858545</text:p>
          </table:table-cell>
          <table:table-cell office:value-type="float" office:value="2.186488735452516" table:style-name="ce1">
            <text:p>2,186488735</text:p>
          </table:table-cell>
          <table:table-cell office:value-type="float" office:value="0.47142368566894532" table:style-name="ce1">
            <text:p>0,471423686</text:p>
          </table:table-cell>
          <table:table-cell office:value-type="float" office:value="0.64398479473495485" table:style-name="ce1">
            <text:p>0,643984795</text:p>
          </table:table-cell>
          <table:table-cell office:value-type="float" office:value="0.28428434138838549" table:style-name="ce1">
            <text:p>0,284284341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6.960721000000007" table:style-name="ce1">
            <text:p>-86,960721</text:p>
          </table:table-cell>
          <table:table-cell office:value-type="float" office:value="15.795405000000001" table:style-name="ce1">
            <text:p>15,795405</text:p>
          </table:table-cell>
          <table:table-cell office:value-type="float" office:value="1.7039918854934186" table:style-name="ce1">
            <text:p>1,703991885</text:p>
          </table:table-cell>
          <table:table-cell office:value-type="float" office:value="1.8133679237166769" table:style-name="ce1">
            <text:p>1,813367924</text:p>
          </table:table-cell>
          <table:table-cell office:value-type="float" office:value="0.48152280660629271" table:style-name="ce1">
            <text:p>0,481522807</text:p>
          </table:table-cell>
          <table:table-cell office:value-type="float" office:value="0.65758217187881474" table:style-name="ce1">
            <text:p>0,657582172</text:p>
          </table:table-cell>
          <table:table-cell office:value-type="float" office:value="0.29028380607400145" table:style-name="ce1">
            <text:p>0,290283806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6.523618999999997" table:style-name="ce1">
            <text:p>-86,523619</text:p>
          </table:table-cell>
          <table:table-cell office:value-type="float" office:value="15.791078000000001" table:style-name="ce1">
            <text:p>15,791078</text:p>
          </table:table-cell>
          <table:table-cell office:value-type="float" office:value="2.0744222253135844" table:style-name="ce1">
            <text:p>2,074422225</text:p>
          </table:table-cell>
          <table:table-cell office:value-type="float" office:value="2.1869202690710758" table:style-name="ce1">
            <text:p>2,186920269</text:p>
          </table:table-cell>
          <table:table-cell office:value-type="float" office:value="0.48317735206083817" table:style-name="ce1">
            <text:p>0,483177352</text:p>
          </table:table-cell>
          <table:table-cell office:value-type="float" office:value="0.6592367173333602" table:style-name="ce1">
            <text:p>0,659236717</text:p>
          </table:table-cell>
          <table:table-cell office:value-type="float" office:value="0.29111107880127418" table:style-name="ce1">
            <text:p>0,291111079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6.108598999999998" table:style-name="ce1">
            <text:p>-86,108599</text:p>
          </table:table-cell>
          <table:table-cell office:value-type="float" office:value="15.874503000000001" table:style-name="ce1">
            <text:p>15,874503</text:p>
          </table:table-cell>
          <table:table-cell office:value-type="float" office:value="1.9586727267057078" table:style-name="ce1">
            <text:p>1,958672727</text:p>
          </table:table-cell>
          <table:table-cell office:value-type="float" office:value="2.0826350077994182" table:style-name="ce1">
            <text:p>2,082635008</text:p>
          </table:table-cell>
          <table:table-cell office:value-type="float" office:value="0.48337845878020574" table:style-name="ce1">
            <text:p>0,483378459</text:p>
          </table:table-cell>
          <table:table-cell office:value-type="float" office:value="0.65943782405272777" table:style-name="ce1">
            <text:p>0,659437824</text:p>
          </table:table-cell>
          <table:table-cell office:value-type="float" office:value="0.29121163216095797" table:style-name="ce1">
            <text:p>0,291211632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5.815066000000002" table:style-name="ce1">
            <text:p>-85,815066</text:p>
          </table:table-cell>
          <table:table-cell office:value-type="float" office:value="15.966796" table:style-name="ce1">
            <text:p>15,966796</text:p>
          </table:table-cell>
          <table:table-cell office:value-type="float" office:value="1.979255461284956" table:style-name="ce1">
            <text:p>1,979255461</text:p>
          </table:table-cell>
          <table:table-cell office:value-type="float" office:value="2.0908074162733201" table:style-name="ce1">
            <text:p>2,090807416</text:p>
          </table:table-cell>
          <table:table-cell office:value-type="float" office:value="0.49210017828623454" table:style-name="ce1">
            <text:p>0,492100178</text:p>
          </table:table-cell>
          <table:table-cell office:value-type="float" office:value="0.66811752228418986" table:style-name="ce1">
            <text:p>0,668117522</text:p>
          </table:table-cell>
          <table:table-cell office:value-type="float" office:value="0.29569456914109421" table:style-name="ce1">
            <text:p>0,295694569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5.504326000000006" table:style-name="ce1">
            <text:p>-85,504326</text:p>
          </table:table-cell>
          <table:table-cell office:value-type="float" office:value="15.937901" table:style-name="ce1">
            <text:p>15,937901</text:p>
          </table:table-cell>
          <table:table-cell office:value-type="float" office:value="1.7384272998588863" table:style-name="ce1">
            <text:p>1,7384273</text:p>
          </table:table-cell>
          <table:table-cell office:value-type="float" office:value="1.8579696499573988" table:style-name="ce1">
            <text:p>1,85796965</text:p>
          </table:table-cell>
          <table:table-cell office:value-type="float" office:value="0.49247351161956787" table:style-name="ce1">
            <text:p>0,492473512</text:p>
          </table:table-cell>
          <table:table-cell office:value-type="float" office:value="0.66849085561752319" table:style-name="ce1">
            <text:p>0,668490856</text:p>
          </table:table-cell>
          <table:table-cell office:value-type="float" office:value="0.29588123580776088" table:style-name="ce1">
            <text:p>0,295881236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5.080511000000001" table:style-name="ce1">
            <text:p>-85,080511</text:p>
          </table:table-cell>
          <table:table-cell office:value-type="float" office:value="15.926793999999999" table:style-name="ce1">
            <text:p>15,926794</text:p>
          </table:table-cell>
          <table:table-cell office:value-type="float" office:value="1.9120082908492078" table:style-name="ce1">
            <text:p>1,912008291</text:p>
          </table:table-cell>
          <table:table-cell office:value-type="float" office:value="2.0472912551212006" table:style-name="ce1">
            <text:p>2,047291255</text:p>
          </table:table-cell>
          <table:table-cell office:value-type="float" office:value="0.49327351161956789" table:style-name="ce1">
            <text:p>0,493273512</text:p>
          </table:table-cell>
          <table:table-cell office:value-type="float" office:value="0.66929085561752322" table:style-name="ce1">
            <text:p>0,669290856</text:p>
          </table:table-cell>
          <table:table-cell office:value-type="float" office:value="0.29628123580776089" table:style-name="ce1">
            <text:p>0,296281236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4.684466999999998" table:style-name="ce1">
            <text:p>-84,684467</text:p>
          </table:table-cell>
          <table:table-cell office:value-type="float" office:value="15.873907000000001" table:style-name="ce1">
            <text:p>15,873907</text:p>
          </table:table-cell>
          <table:table-cell office:value-type="float" office:value="2.2296491843445292" table:style-name="ce1">
            <text:p>2,229649184</text:p>
          </table:table-cell>
          <table:table-cell office:value-type="float" office:value="2.3691868293353751" table:style-name="ce1">
            <text:p>2,369186829</text:p>
          </table:table-cell>
          <table:table-cell office:value-type="float" office:value="0.50359206480026242" table:style-name="ce1">
            <text:p>0,503592065</text:p>
          </table:table-cell>
          <table:table-cell office:value-type="float" office:value="0.67930810731887814" table:style-name="ce1">
            <text:p>0,679308107</text:p>
          </table:table-cell>
          <table:table-cell office:value-type="float" office:value="0.30150978613009932" table:style-name="ce1">
            <text:p>0,301509786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4.368512999999993" table:style-name="ce1">
            <text:p>-84,368513</text:p>
          </table:table-cell>
          <table:table-cell office:value-type="float" office:value="15.799436" table:style-name="ce1">
            <text:p>15,799436</text:p>
          </table:table-cell>
          <table:table-cell office:value-type="float" office:value="2.1568756317819662" table:style-name="ce1">
            <text:p>2,156875632</text:p>
          </table:table-cell>
          <table:table-cell office:value-type="float" office:value="2.2936488347352268" table:style-name="ce1">
            <text:p>2,293648835</text:p>
          </table:table-cell>
          <table:table-cell office:value-type="float" office:value="0.50551206480026245" table:style-name="ce1">
            <text:p>0,505512065</text:p>
          </table:table-cell>
          <table:table-cell office:value-type="float" office:value="0.68122810731887817" table:style-name="ce1">
            <text:p>0,681228107</text:p>
          </table:table-cell>
          <table:table-cell office:value-type="float" office:value="0.30246978613009934" table:style-name="ce1">
            <text:p>0,302469786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4.078689999999995" table:style-name="ce1">
            <text:p>-84,07869</text:p>
          </table:table-cell>
          <table:table-cell office:value-type="float" office:value="15.656984" table:style-name="ce1">
            <text:p>15,656984</text:p>
          </table:table-cell>
          <table:table-cell office:value-type="float" office:value="1.6805514213106068" table:style-name="ce1">
            <text:p>1,680551421</text:p>
          </table:table-cell>
          <table:table-cell office:value-type="float" office:value="1.7998080348727479" table:style-name="ce1">
            <text:p>1,799808035</text:p>
          </table:table-cell>
          <table:table-cell office:value-type="float" office:value="0.49827641855239868" table:style-name="ce1">
            <text:p>0,498276419</text:p>
          </table:table-cell>
          <table:table-cell office:value-type="float" office:value="0.67488551746368408" table:style-name="ce1">
            <text:p>0,674885517</text:p>
          </table:table-cell>
          <table:table-cell office:value-type="float" office:value="0.29895829672621138" table:style-name="ce1">
            <text:p>0,298958297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3.747801999999993" table:style-name="ce1">
            <text:p>-83,747802</text:p>
          </table:table-cell>
          <table:table-cell office:value-type="float" office:value="15.418331" table:style-name="ce1">
            <text:p>15,418331</text:p>
          </table:table-cell>
          <table:table-cell office:value-type="float" office:value="1.3515291226046873" table:style-name="ce1">
            <text:p>1,351529123</text:p>
          </table:table-cell>
          <table:table-cell office:value-type="float" office:value="1.4799832075628985" table:style-name="ce1">
            <text:p>1,479983208</text:p>
          </table:table-cell>
          <table:table-cell office:value-type="float" office:value="0.49827641855239868" table:style-name="ce1">
            <text:p>0,498276419</text:p>
          </table:table-cell>
          <table:table-cell office:value-type="float" office:value="0.67488551746368408" table:style-name="ce1">
            <text:p>0,674885517</text:p>
          </table:table-cell>
          <table:table-cell office:value-type="float" office:value="0.29895829672621138" table:style-name="ce1">
            <text:p>0,298958297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3.422701000000004" table:style-name="ce1">
            <text:p>-83,422701</text:p>
          </table:table-cell>
          <table:table-cell office:value-type="float" office:value="15.192677" table:style-name="ce1">
            <text:p>15,192677</text:p>
          </table:table-cell>
          <table:table-cell office:value-type="float" office:value="1.2132992658937563" table:style-name="ce1">
            <text:p>1,213299266</text:p>
          </table:table-cell>
          <table:table-cell office:value-type="float" office:value="1.3095515360519498" table:style-name="ce1">
            <text:p>1,309551536</text:p>
          </table:table-cell>
          <table:table-cell office:value-type="float" office:value="0.49827641855239868" table:style-name="ce1">
            <text:p>0,498276419</text:p>
          </table:table-cell>
          <table:table-cell office:value-type="float" office:value="0.67488551746368408" table:style-name="ce1">
            <text:p>0,674885517</text:p>
          </table:table-cell>
          <table:table-cell office:value-type="float" office:value="0.29895829672621138" table:style-name="ce1">
            <text:p>0,298958297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3.328653000000003" table:style-name="ce1">
            <text:p>-83,328653</text:p>
          </table:table-cell>
          <table:table-cell office:value-type="float" office:value="14.955667" table:style-name="ce1">
            <text:p>14,955667</text:p>
          </table:table-cell>
          <table:table-cell office:value-type="float" office:value="1.2458396024232461" table:style-name="ce1">
            <text:p>1,245839602</text:p>
          </table:table-cell>
          <table:table-cell office:value-type="float" office:value="1.3468505822721943" table:style-name="ce1">
            <text:p>1,346850582</text:p>
          </table:table-cell>
          <table:table-cell office:value-type="float" office:value="0.4982364185523987" table:style-name="ce1">
            <text:p>0,498236419</text:p>
          </table:table-cell>
          <table:table-cell office:value-type="float" office:value="0.67484551746368404" table:style-name="ce1">
            <text:p>0,674845517</text:p>
          </table:table-cell>
          <table:table-cell office:value-type="float" office:value="0.29893829672621136" table:style-name="ce1">
            <text:p>0,29893829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308535000000006" table:style-name="ce1">
            <text:p>-83,308535</text:p>
          </table:table-cell>
          <table:table-cell office:value-type="float" office:value="14.683859" table:style-name="ce1">
            <text:p>14,683859</text:p>
          </table:table-cell>
          <table:table-cell office:value-type="float" office:value="1.2435749616205318" table:style-name="ce1">
            <text:p>1,243574962</text:p>
          </table:table-cell>
          <table:table-cell office:value-type="float" office:value="1.335285710597873" table:style-name="ce1">
            <text:p>1,335285711</text:p>
          </table:table-cell>
          <table:table-cell office:value-type="float" office:value="0.53511662187576292" table:style-name="ce1">
            <text:p>0,535116622</text:p>
          </table:table-cell>
          <table:table-cell office:value-type="float" office:value="0.72406936588287352" table:style-name="ce1">
            <text:p>0,724069366</text:p>
          </table:table-cell>
          <table:table-cell office:value-type="float" office:value="0.32089472011606746" table:style-name="ce1">
            <text:p>0,32089472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267081000000005" table:style-name="ce1">
            <text:p>-83,267081</text:p>
          </table:table-cell>
          <table:table-cell office:value-type="float" office:value="14.309789" table:style-name="ce1">
            <text:p>14,309789</text:p>
          </table:table-cell>
          <table:table-cell office:value-type="float" office:value="1.333913991754925" table:style-name="ce1">
            <text:p>1,333913992</text:p>
          </table:table-cell>
          <table:table-cell office:value-type="float" office:value="1.4131890981788322" table:style-name="ce1">
            <text:p>1,413189098</text:p>
          </table:table-cell>
          <table:table-cell office:value-type="float" office:value="0.53477662187576291" table:style-name="ce1">
            <text:p>0,534776622</text:p>
          </table:table-cell>
          <table:table-cell office:value-type="float" office:value="0.72372936588287351" table:style-name="ce1">
            <text:p>0,723729366</text:p>
          </table:table-cell>
          <table:table-cell office:value-type="float" office:value="0.32072472011606745" table:style-name="ce1">
            <text:p>0,32072472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400561999999994" table:style-name="ce1">
            <text:p>-83,400562</text:p>
          </table:table-cell>
          <table:table-cell office:value-type="float" office:value="13.915934" table:style-name="ce1">
            <text:p>13,915934</text:p>
          </table:table-cell>
          <table:table-cell office:value-type="float" office:value="1.1605420115545584" table:style-name="ce1">
            <text:p>1,160542012</text:p>
          </table:table-cell>
          <table:table-cell office:value-type="float" office:value="1.2399083296382007" table:style-name="ce1">
            <text:p>1,23990833</text:p>
          </table:table-cell>
          <table:table-cell office:value-type="float" office:value="0.52085738759994504" table:style-name="ce1">
            <text:p>0,520857388</text:p>
          </table:table-cell>
          <table:table-cell office:value-type="float" office:value="0.70898460727691648" table:style-name="ce1">
            <text:p>0,708984607</text:p>
          </table:table-cell>
          <table:table-cell office:value-type="float" office:value="0.31336406233521824" table:style-name="ce1">
            <text:p>0,313364062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529680999999997" table:style-name="ce1">
            <text:p>-83,529681</text:p>
          </table:table-cell>
          <table:table-cell office:value-type="float" office:value="13.50644" table:style-name="ce1">
            <text:p>13,50644</text:p>
          </table:table-cell>
          <table:table-cell office:value-type="float" office:value="1.2526811141653746" table:style-name="ce1">
            <text:p>1,252681114</text:p>
          </table:table-cell>
          <table:table-cell office:value-type="float" office:value="1.3420568636299723" table:style-name="ce1">
            <text:p>1,342056864</text:p>
          </table:table-cell>
          <table:table-cell office:value-type="float" office:value="0.52085738759994504" table:style-name="ce1">
            <text:p>0,520857388</text:p>
          </table:table-cell>
          <table:table-cell office:value-type="float" office:value="0.70898460727691648" table:style-name="ce1">
            <text:p>0,708984607</text:p>
          </table:table-cell>
          <table:table-cell office:value-type="float" office:value="0.31336406233521824" table:style-name="ce1">
            <text:p>0,313364062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535690000000002" table:style-name="ce1">
            <text:p>-83,53569</text:p>
          </table:table-cell>
          <table:table-cell office:value-type="float" office:value="13.072798000000001" table:style-name="ce1">
            <text:p>13,072798</text:p>
          </table:table-cell>
          <table:table-cell office:value-type="float" office:value="1.2452640080051676" table:style-name="ce1">
            <text:p>1,245264008</text:p>
          </table:table-cell>
          <table:table-cell office:value-type="float" office:value="1.3286279057513093" table:style-name="ce1">
            <text:p>1,328627906</text:p>
          </table:table-cell>
          <table:table-cell office:value-type="float" office:value="0.52085738759994504" table:style-name="ce1">
            <text:p>0,520857388</text:p>
          </table:table-cell>
          <table:table-cell office:value-type="float" office:value="0.70898460727691648" table:style-name="ce1">
            <text:p>0,708984607</text:p>
          </table:table-cell>
          <table:table-cell office:value-type="float" office:value="0.31336406233521824" table:style-name="ce1">
            <text:p>0,313364062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492987999999997" table:style-name="ce1">
            <text:p>-83,492988</text:p>
          </table:table-cell>
          <table:table-cell office:value-type="float" office:value="12.643648000000001" table:style-name="ce1">
            <text:p>12,643648</text:p>
          </table:table-cell>
          <table:table-cell office:value-type="float" office:value="1.4466137654902655" table:style-name="ce1">
            <text:p>1,446613765</text:p>
          </table:table-cell>
          <table:table-cell office:value-type="float" office:value="1.5263694662533736" table:style-name="ce1">
            <text:p>1,526369466</text:p>
          </table:table-cell>
          <table:table-cell office:value-type="float" office:value="0.51429133993148801" table:style-name="ce1">
            <text:p>0,51429134</text:p>
          </table:table-cell>
          <table:table-cell office:value-type="float" office:value="0.70200818162918088" table:style-name="ce1">
            <text:p>0,702008182</text:p>
          </table:table-cell>
          <table:table-cell office:value-type="float" office:value="0.30988686776510005" table:style-name="ce1">
            <text:p>0,309886868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574421000000001" table:style-name="ce1">
            <text:p>-83,574421</text:p>
          </table:table-cell>
          <table:table-cell office:value-type="float" office:value="12.260864" table:style-name="ce1">
            <text:p>12,260864</text:p>
          </table:table-cell>
          <table:table-cell office:value-type="float" office:value="1.2883601276721028" table:style-name="ce1">
            <text:p>1,288360128</text:p>
          </table:table-cell>
          <table:table-cell office:value-type="float" office:value="1.37257515688354" table:style-name="ce1">
            <text:p>1,372575157</text:p>
          </table:table-cell>
          <table:table-cell office:value-type="float" office:value="0.51429133993148801" table:style-name="ce1">
            <text:p>0,51429134</text:p>
          </table:table-cell>
          <table:table-cell office:value-type="float" office:value="0.70200818162918088" table:style-name="ce1">
            <text:p>0,702008182</text:p>
          </table:table-cell>
          <table:table-cell office:value-type="float" office:value="0.30988686776510005" table:style-name="ce1">
            <text:p>0,309886868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665755000000004" table:style-name="ce1">
            <text:p>-83,665755</text:p>
          </table:table-cell>
          <table:table-cell office:value-type="float" office:value="11.894005" table:style-name="ce1">
            <text:p>11,894005</text:p>
          </table:table-cell>
          <table:table-cell office:value-type="float" office:value="1.2704129194442222" table:style-name="ce1">
            <text:p>1,270412919</text:p>
          </table:table-cell>
          <table:table-cell office:value-type="float" office:value="1.3482271174821365" table:style-name="ce1">
            <text:p>1,348227117</text:p>
          </table:table-cell>
          <table:table-cell office:value-type="float" office:value="0.51096230131149289" table:style-name="ce1">
            <text:p>0,510962301</text:p>
          </table:table-cell>
          <table:table-cell office:value-type="float" office:value="0.69915502649307248" table:style-name="ce1">
            <text:p>0,699155026</text:p>
          </table:table-cell>
          <table:table-cell office:value-type="float" office:value="0.30828674719747684" table:style-name="ce1">
            <text:p>0,30828674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765461999999999" table:style-name="ce1">
            <text:p>-83,765462</text:p>
          </table:table-cell>
          <table:table-cell office:value-type="float" office:value="11.525009000000001" table:style-name="ce1">
            <text:p>11,525009</text:p>
          </table:table-cell>
          <table:table-cell office:value-type="float" office:value="1.3755101060500079" table:style-name="ce1">
            <text:p>1,375510106</text:p>
          </table:table-cell>
          <table:table-cell office:value-type="float" office:value="1.4411544451631491" table:style-name="ce1">
            <text:p>1,441154445</text:p>
          </table:table-cell>
          <table:table-cell office:value-type="float" office:value="0.51081830131149297" table:style-name="ce1">
            <text:p>0,510818301</text:p>
          </table:table-cell>
          <table:table-cell office:value-type="float" office:value="0.69901102649307256" table:style-name="ce1">
            <text:p>0,699011026</text:p>
          </table:table-cell>
          <table:table-cell office:value-type="float" office:value="0.30821474719747688" table:style-name="ce1">
            <text:p>0,30821474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794218000000001" table:style-name="ce1">
            <text:p>-83,794218</text:p>
          </table:table-cell>
          <table:table-cell office:value-type="float" office:value="11.149054" table:style-name="ce1">
            <text:p>11,149054</text:p>
          </table:table-cell>
          <table:table-cell office:value-type="float" office:value="1.180512499688809" table:style-name="ce1">
            <text:p>1,1805125</text:p>
          </table:table-cell>
          <table:table-cell office:value-type="float" office:value="1.2414246132606983" table:style-name="ce1">
            <text:p>1,241424613</text:p>
          </table:table-cell>
          <table:table-cell office:value-type="float" office:value="0.51080230131149296" table:style-name="ce1">
            <text:p>0,510802301</text:p>
          </table:table-cell>
          <table:table-cell office:value-type="float" office:value="0.69899502649307255" table:style-name="ce1">
            <text:p>0,698995026</text:p>
          </table:table-cell>
          <table:table-cell office:value-type="float" office:value="0.30820674719747687" table:style-name="ce1">
            <text:p>0,30820674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3.616364000000004" table:style-name="ce1">
            <text:p>-83,616364</text:p>
          </table:table-cell>
          <table:table-cell office:value-type="float" office:value="10.766804" table:style-name="ce1">
            <text:p>10,766804</text:p>
          </table:table-cell>
          <table:table-cell office:value-type="float" office:value="1.3444635360488595" table:style-name="ce1">
            <text:p>1,344463536</text:p>
          </table:table-cell>
          <table:table-cell office:value-type="float" office:value="1.4154545114032862" table:style-name="ce1">
            <text:p>1,415454511</text:p>
          </table:table-cell>
          <table:table-cell office:value-type="float" office:value="0.50201997413635258" table:style-name="ce1">
            <text:p>0,502019974</text:p>
          </table:table-cell>
          <table:table-cell office:value-type="float" office:value="0.68640181674957279" table:style-name="ce1">
            <text:p>0,686401817</text:p>
          </table:table-cell>
          <table:table-cell office:value-type="float" office:value="0.30277920960017618" table:style-name="ce1">
            <text:p>0,30277921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392335000000003" table:style-name="ce1">
            <text:p>-83,392335</text:p>
          </table:table-cell>
          <table:table-cell office:value-type="float" office:value="10.401608" table:style-name="ce1">
            <text:p>10,401608</text:p>
          </table:table-cell>
          <table:table-cell office:value-type="float" office:value="1.4058914528527027" table:style-name="ce1">
            <text:p>1,405891453</text:p>
          </table:table-cell>
          <table:table-cell office:value-type="float" office:value="1.4765135950411044" table:style-name="ce1">
            <text:p>1,476513595</text:p>
          </table:table-cell>
          <table:table-cell office:value-type="float" office:value="0.50240397413635252" table:style-name="ce1">
            <text:p>0,502403974</text:p>
          </table:table-cell>
          <table:table-cell office:value-type="float" office:value="0.68678581674957273" table:style-name="ce1">
            <text:p>0,686785817</text:p>
          </table:table-cell>
          <table:table-cell office:value-type="float" office:value="0.30297120960017615" table:style-name="ce1">
            <text:p>0,30297121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128772999999995" table:style-name="ce1">
            <text:p>-83,128773</text:p>
          </table:table-cell>
          <table:table-cell office:value-type="float" office:value="10.066421999999999" table:style-name="ce1">
            <text:p>10,066422</text:p>
          </table:table-cell>
          <table:table-cell office:value-type="float" office:value="1.4135770085870414" table:style-name="ce1">
            <text:p>1,413577009</text:p>
          </table:table-cell>
          <table:table-cell office:value-type="float" office:value="1.4876873248568827" table:style-name="ce1">
            <text:p>1,487687325</text:p>
          </table:table-cell>
          <table:table-cell office:value-type="float" office:value="0.50339597413635251" table:style-name="ce1">
            <text:p>0,503395974</text:p>
          </table:table-cell>
          <table:table-cell office:value-type="float" office:value="0.68777781674957272" table:style-name="ce1">
            <text:p>0,687777817</text:p>
          </table:table-cell>
          <table:table-cell office:value-type="float" office:value="0.30346720960017615" table:style-name="ce1">
            <text:p>0,30346721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2.82611" table:style-name="ce1">
            <text:p>-82,82611</text:p>
          </table:table-cell>
          <table:table-cell office:value-type="float" office:value="9.7726089999999992" table:style-name="ce1">
            <text:p>9,772609</text:p>
          </table:table-cell>
          <table:table-cell office:value-type="float" office:value="1.4068715810648349" table:style-name="ce1">
            <text:p>1,406871581</text:p>
          </table:table-cell>
          <table:table-cell office:value-type="float" office:value="1.48398763072683" table:style-name="ce1">
            <text:p>1,483987631</text:p>
          </table:table-cell>
          <table:table-cell office:value-type="float" office:value="0.50281997413635249" table:style-name="ce1">
            <text:p>0,502819974</text:p>
          </table:table-cell>
          <table:table-cell office:value-type="float" office:value="0.6872018167495727" table:style-name="ce1">
            <text:p>0,687201817</text:p>
          </table:table-cell>
          <table:table-cell office:value-type="float" office:value="0.30317920960017614" table:style-name="ce1">
            <text:p>0,30317921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2.517413000000005" table:style-name="ce1">
            <text:p>-82,517413</text:p>
          </table:table-cell>
          <table:table-cell office:value-type="float" office:value="9.4827340000000007" table:style-name="ce1">
            <text:p>9,482734</text:p>
          </table:table-cell>
          <table:table-cell office:value-type="float" office:value="1.5481246018466417" table:style-name="ce1">
            <text:p>1,548124602</text:p>
          </table:table-cell>
          <table:table-cell office:value-type="float" office:value="1.6172301113905876" table:style-name="ce1">
            <text:p>1,617230111</text:p>
          </table:table-cell>
          <table:table-cell office:value-type="float" office:value="0.50203451959089795" table:style-name="ce1">
            <text:p>0,50203452</text:p>
          </table:table-cell>
          <table:table-cell office:value-type="float" office:value="0.68641636220411817" table:style-name="ce1">
            <text:p>0,686416362</text:p>
          </table:table-cell>
          <table:table-cell office:value-type="float" office:value="0.30278648232744887" table:style-name="ce1">
            <text:p>0,302786482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2.271027000000004" table:style-name="ce1">
            <text:p>-82,271027</text:p>
          </table:table-cell>
          <table:table-cell office:value-type="float" office:value="9.1546029999999998" table:style-name="ce1">
            <text:p>9,154603</text:p>
          </table:table-cell>
          <table:table-cell office:value-type="float" office:value="1.6420798575162936" table:style-name="ce1">
            <text:p>1,642079858</text:p>
          </table:table-cell>
          <table:table-cell office:value-type="float" office:value="1.711256727114058" table:style-name="ce1">
            <text:p>1,711256727</text:p>
          </table:table-cell>
          <table:table-cell office:value-type="float" office:value="0.49745723706563316" table:style-name="ce1">
            <text:p>0,497457237</text:p>
          </table:table-cell>
          <table:table-cell office:value-type="float" office:value="0.67861542207082115" table:style-name="ce1">
            <text:p>0,678615422</text:p>
          </table:table-cell>
          <table:table-cell office:value-type="float" office:value="0.29966454566588402" table:style-name="ce1">
            <text:p>0,299664546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987779000000003" table:style-name="ce1">
            <text:p>-81,987779</text:p>
          </table:table-cell>
          <table:table-cell office:value-type="float" office:value="8.9932189999999999" table:style-name="ce1">
            <text:p>8,993219</text:p>
          </table:table-cell>
          <table:table-cell office:value-type="float" office:value="1.7454427600834084" table:style-name="ce1">
            <text:p>1,74544276</text:p>
          </table:table-cell>
          <table:table-cell office:value-type="float" office:value="1.807851786005674" table:style-name="ce1">
            <text:p>1,807851786</text:p>
          </table:table-cell>
          <table:table-cell office:value-type="float" office:value="0.49763190373229982" table:style-name="ce1">
            <text:p>0,497631904</text:p>
          </table:table-cell>
          <table:table-cell office:value-type="float" office:value="0.67879008873748781" table:style-name="ce1">
            <text:p>0,678790089</text:p>
          </table:table-cell>
          <table:table-cell office:value-type="float" office:value="0.29975187899921735" table:style-name="ce1">
            <text:p>0,29975187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765362999999994" table:style-name="ce1">
            <text:p>-81,765363</text:p>
          </table:table-cell>
          <table:table-cell office:value-type="float" office:value="9.0186050000000009" table:style-name="ce1">
            <text:p>9,018605</text:p>
          </table:table-cell>
          <table:table-cell office:value-type="float" office:value="1.7454427600834084" table:style-name="ce1">
            <text:p>1,74544276</text:p>
          </table:table-cell>
          <table:table-cell office:value-type="float" office:value="1.807851786005674" table:style-name="ce1">
            <text:p>1,807851786</text:p>
          </table:table-cell>
          <table:table-cell office:value-type="float" office:value="0.49858390373229983" table:style-name="ce1">
            <text:p>0,498583904</text:p>
          </table:table-cell>
          <table:table-cell office:value-type="float" office:value="0.67974208873748776" table:style-name="ce1">
            <text:p>0,679742089</text:p>
          </table:table-cell>
          <table:table-cell office:value-type="float" office:value="0.30022787899921732" table:style-name="ce1">
            <text:p>0,30022787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554098999999994" table:style-name="ce1">
            <text:p>-81,554099</text:p>
          </table:table-cell>
          <table:table-cell office:value-type="float" office:value="8.905538" table:style-name="ce1">
            <text:p>8,905538</text:p>
          </table:table-cell>
          <table:table-cell office:value-type="float" office:value="1.6897726366964385" table:style-name="ce1">
            <text:p>1,689772637</text:p>
          </table:table-cell>
          <table:table-cell office:value-type="float" office:value="1.7568849851560835" table:style-name="ce1">
            <text:p>1,756884985</text:p>
          </table:table-cell>
          <table:table-cell office:value-type="float" office:value="0.49962390373229981" table:style-name="ce1">
            <text:p>0,499623904</text:p>
          </table:table-cell>
          <table:table-cell office:value-type="float" office:value="0.6807820887374878" table:style-name="ce1">
            <text:p>0,680782089</text:p>
          </table:table-cell>
          <table:table-cell office:value-type="float" office:value="0.30074787899921734" table:style-name="ce1">
            <text:p>0,30074787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161976999999993" table:style-name="ce1">
            <text:p>-81,161977</text:p>
          </table:table-cell>
          <table:table-cell office:value-type="float" office:value="8.8214369999999995" table:style-name="ce1">
            <text:p>8,821437</text:p>
          </table:table-cell>
          <table:table-cell office:value-type="float" office:value="1.5133912740018847" table:style-name="ce1">
            <text:p>1,513391274</text:p>
          </table:table-cell>
          <table:table-cell office:value-type="float" office:value="1.5816623402364522" table:style-name="ce1">
            <text:p>1,58166234</text:p>
          </table:table-cell>
          <table:table-cell office:value-type="float" office:value="0.5013919037322998" table:style-name="ce1">
            <text:p>0,501391904</text:p>
          </table:table-cell>
          <table:table-cell office:value-type="float" office:value="0.68255008873748779" table:style-name="ce1">
            <text:p>0,682550089</text:p>
          </table:table-cell>
          <table:table-cell office:value-type="float" office:value="0.30163187899921734" table:style-name="ce1">
            <text:p>0,30163187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756765000000001" table:style-name="ce1">
            <text:p>-80,756765</text:p>
          </table:table-cell>
          <table:table-cell office:value-type="float" office:value="8.9630609999999997" table:style-name="ce1">
            <text:p>8,963061</text:p>
          </table:table-cell>
          <table:table-cell office:value-type="float" office:value="1.3805712879897853" table:style-name="ce1">
            <text:p>1,380571288</text:p>
          </table:table-cell>
          <table:table-cell office:value-type="float" office:value="1.4601588893108548" table:style-name="ce1">
            <text:p>1,460158889</text:p>
          </table:table-cell>
          <table:table-cell office:value-type="float" office:value="0.50990015638732911" table:style-name="ce1">
            <text:p>0,509900156</text:p>
          </table:table-cell>
          <table:table-cell office:value-type="float" office:value="0.69061786306762696" table:style-name="ce1">
            <text:p>0,690617863</text:p>
          </table:table-cell>
          <table:table-cell office:value-type="float" office:value="0.30585711500976009" table:style-name="ce1">
            <text:p>0,305857115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354749999999996" table:style-name="ce1">
            <text:p>-80,35475</text:p>
          </table:table-cell>
          <table:table-cell office:value-type="float" office:value="9.1351890000000004" table:style-name="ce1">
            <text:p>9,135189</text:p>
          </table:table-cell>
          <table:table-cell office:value-type="float" office:value="1.3964616528173235" table:style-name="ce1">
            <text:p>1,396461653</text:p>
          </table:table-cell>
          <table:table-cell office:value-type="float" office:value="1.4669620154186225" table:style-name="ce1">
            <text:p>1,466962015</text:p>
          </table:table-cell>
          <table:table-cell office:value-type="float" office:value="0.51087615638732908" table:style-name="ce1">
            <text:p>0,510876156</text:p>
          </table:table-cell>
          <table:table-cell office:value-type="float" office:value="0.69159386306762693" table:style-name="ce1">
            <text:p>0,691593863</text:p>
          </table:table-cell>
          <table:table-cell office:value-type="float" office:value="0.30634511500976008" table:style-name="ce1">
            <text:p>0,306345115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9.953689999999995" table:style-name="ce1">
            <text:p>-79,95369</text:p>
          </table:table-cell>
          <table:table-cell office:value-type="float" office:value="9.3103580000000008" table:style-name="ce1">
            <text:p>9,310358</text:p>
          </table:table-cell>
          <table:table-cell office:value-type="float" office:value="1.7303505786414879" table:style-name="ce1">
            <text:p>1,730350579</text:p>
          </table:table-cell>
          <table:table-cell office:value-type="float" office:value="1.7784119187380594" table:style-name="ce1">
            <text:p>1,778411919</text:p>
          </table:table-cell>
          <table:table-cell office:value-type="float" office:value="0.52130661159515379" table:style-name="ce1">
            <text:p>0,521306612</text:p>
          </table:table-cell>
          <table:table-cell office:value-type="float" office:value="0.70486614852905272" table:style-name="ce1">
            <text:p>0,704866149</text:p>
          </table:table-cell>
          <table:table-cell office:value-type="float" office:value="0.31239020250233474" table:style-name="ce1">
            <text:p>0,3123902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9.598284000000007" table:style-name="ce1">
            <text:p>-79,598284</text:p>
          </table:table-cell>
          <table:table-cell office:value-type="float" office:value="9.4930230000000009" table:style-name="ce1">
            <text:p>9,493023</text:p>
          </table:table-cell>
          <table:table-cell office:value-type="float" office:value="1.6876949067769704" table:style-name="ce1">
            <text:p>1,687694907</text:p>
          </table:table-cell>
          <table:table-cell office:value-type="float" office:value="1.7350034980033093" table:style-name="ce1">
            <text:p>1,735003498</text:p>
          </table:table-cell>
          <table:table-cell office:value-type="float" office:value="0.52181061159515385" table:style-name="ce1">
            <text:p>0,521810612</text:p>
          </table:table-cell>
          <table:table-cell office:value-type="float" office:value="0.70537014852905278" table:style-name="ce1">
            <text:p>0,705370149</text:p>
          </table:table-cell>
          <table:table-cell office:value-type="float" office:value="0.31264220250233477" table:style-name="ce1">
            <text:p>0,3126422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9.205787000000001" table:style-name="ce1">
            <text:p>-79,205787</text:p>
          </table:table-cell>
          <table:table-cell office:value-type="float" office:value="9.5549250000000008" table:style-name="ce1">
            <text:p>9,554925</text:p>
          </table:table-cell>
          <table:table-cell office:value-type="float" office:value="1.7054728723347992" table:style-name="ce1">
            <text:p>1,705472872</text:p>
          </table:table-cell>
          <table:table-cell office:value-type="float" office:value="1.7466988670106463" table:style-name="ce1">
            <text:p>1,746698867</text:p>
          </table:table-cell>
          <table:table-cell office:value-type="float" office:value="0.5218666115951538" table:style-name="ce1">
            <text:p>0,521866612</text:p>
          </table:table-cell>
          <table:table-cell office:value-type="float" office:value="0.70542614852905272" table:style-name="ce1">
            <text:p>0,705426149</text:p>
          </table:table-cell>
          <table:table-cell office:value-type="float" office:value="0.31267020250233474" table:style-name="ce1">
            <text:p>0,3126702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900717999999998" table:style-name="ce1">
            <text:p>-78,900718</text:p>
          </table:table-cell>
          <table:table-cell office:value-type="float" office:value="9.4874259999999992" table:style-name="ce1">
            <text:p>9,487426</text:p>
          </table:table-cell>
          <table:table-cell office:value-type="float" office:value="1.342234007184081" table:style-name="ce1">
            <text:p>1,342234007</text:p>
          </table:table-cell>
          <table:table-cell office:value-type="float" office:value="1.4076110991685289" table:style-name="ce1">
            <text:p>1,407611099</text:p>
          </table:table-cell>
          <table:table-cell office:value-type="float" office:value="0.5178919097137451" table:style-name="ce1">
            <text:p>0,51789191</text:p>
          </table:table-cell>
          <table:table-cell office:value-type="float" office:value="0.69837388002395628" table:style-name="ce1">
            <text:p>0,69837388</text:p>
          </table:table-cell>
          <table:table-cell office:value-type="float" office:value="0.30992108729228185" table:style-name="ce1">
            <text:p>0,309921087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604523" table:style-name="ce1">
            <text:p>-78,604523</text:p>
          </table:table-cell>
          <table:table-cell office:value-type="float" office:value="9.3878240000000002" table:style-name="ce1">
            <text:p>9,387824</text:p>
          </table:table-cell>
          <table:table-cell office:value-type="float" office:value="1.6190022926421195" table:style-name="ce1">
            <text:p>1,619002293</text:p>
          </table:table-cell>
          <table:table-cell office:value-type="float" office:value="1.666985949698643" table:style-name="ce1">
            <text:p>1,66698595</text:p>
          </table:table-cell>
          <table:table-cell office:value-type="float" office:value="0.5178919097137451" table:style-name="ce1">
            <text:p>0,51789191</text:p>
          </table:table-cell>
          <table:table-cell office:value-type="float" office:value="0.69837388002395628" table:style-name="ce1">
            <text:p>0,69837388</text:p>
          </table:table-cell>
          <table:table-cell office:value-type="float" office:value="0.30992108729228185" table:style-name="ce1">
            <text:p>0,309921087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185458999999994" table:style-name="ce1">
            <text:p>-78,185459</text:p>
          </table:table-cell>
          <table:table-cell office:value-type="float" office:value="9.2625919999999997" table:style-name="ce1">
            <text:p>9,262592</text:p>
          </table:table-cell>
          <table:table-cell office:value-type="float" office:value="1.6292835519440372" table:style-name="ce1">
            <text:p>1,629283552</text:p>
          </table:table-cell>
          <table:table-cell office:value-type="float" office:value="1.6843320265406927" table:style-name="ce1">
            <text:p>1,684332027</text:p>
          </table:table-cell>
          <table:table-cell office:value-type="float" office:value="0.5178919097137451" table:style-name="ce1">
            <text:p>0,51789191</text:p>
          </table:table-cell>
          <table:table-cell office:value-type="float" office:value="0.69837388002395628" table:style-name="ce1">
            <text:p>0,69837388</text:p>
          </table:table-cell>
          <table:table-cell office:value-type="float" office:value="0.30992108729228185" table:style-name="ce1">
            <text:p>0,309921087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7.8322" table:style-name="ce1">
            <text:p>-77,8322</text:p>
          </table:table-cell>
          <table:table-cell office:value-type="float" office:value="9.0219149999999999" table:style-name="ce1">
            <text:p>9,021915</text:p>
          </table:table-cell>
          <table:table-cell office:value-type="float" office:value="1.5292092143863383" table:style-name="ce1">
            <text:p>1,529209214</text:p>
          </table:table-cell>
          <table:table-cell office:value-type="float" office:value="1.594444002132033" table:style-name="ce1">
            <text:p>1,594444002</text:p>
          </table:table-cell>
          <table:table-cell office:value-type="float" office:value="0.50888570749282835" table:style-name="ce1">
            <text:p>0,508885707</text:p>
          </table:table-cell>
          <table:table-cell office:value-type="float" office:value="0.6906664630126953" table:style-name="ce1">
            <text:p>0,690666463</text:p>
          </table:table-cell>
          <table:table-cell office:value-type="float" office:value="0.30559491079384554" table:style-name="ce1">
            <text:p>0,305594911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7.513023000000004" table:style-name="ce1">
            <text:p>-77,513023</text:p>
          </table:table-cell>
          <table:table-cell office:value-type="float" office:value="8.7601469999999999" table:style-name="ce1">
            <text:p>8,760147</text:p>
          </table:table-cell>
          <table:table-cell office:value-type="float" office:value="1.5237299997939779" table:style-name="ce1">
            <text:p>1,52373</text:p>
          </table:table-cell>
          <table:table-cell office:value-type="float" office:value="1.5911889628173785" table:style-name="ce1">
            <text:p>1,591188963</text:p>
          </table:table-cell>
          <table:table-cell office:value-type="float" office:value="0.50766970749282836" table:style-name="ce1">
            <text:p>0,507669707</text:p>
          </table:table-cell>
          <table:table-cell office:value-type="float" office:value="0.6894504630126953" table:style-name="ce1">
            <text:p>0,689450463</text:p>
          </table:table-cell>
          <table:table-cell office:value-type="float" office:value="0.30498691079384554" table:style-name="ce1">
            <text:p>0,304986911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7.208990999999997" table:style-name="ce1">
            <text:p>-77,208991</text:p>
          </table:table-cell>
          <table:table-cell office:value-type="float" office:value="8.4879250000000006" table:style-name="ce1">
            <text:p>8,487925</text:p>
          </table:table-cell>
          <table:table-cell office:value-type="float" office:value="1.2773523271757314" table:style-name="ce1">
            <text:p>1,277352327</text:p>
          </table:table-cell>
          <table:table-cell office:value-type="float" office:value="1.3421423811278705" table:style-name="ce1">
            <text:p>1,342142381</text:p>
          </table:table-cell>
          <table:table-cell office:value-type="float" office:value="0.50696570749282843" table:style-name="ce1">
            <text:p>0,506965707</text:p>
          </table:table-cell>
          <table:table-cell office:value-type="float" office:value="0.68874646301269538" table:style-name="ce1">
            <text:p>0,688746463</text:p>
          </table:table-cell>
          <table:table-cell office:value-type="float" office:value="0.30463491079384553" table:style-name="ce1">
            <text:p>0,30463491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6.941581999999997" table:style-name="ce1">
            <text:p>-76,941582</text:p>
          </table:table-cell>
          <table:table-cell office:value-type="float" office:value="8.1833919999999996" table:style-name="ce1">
            <text:p>8,183392</text:p>
          </table:table-cell>
          <table:table-cell office:value-type="float" office:value="1.2810910270211338" table:style-name="ce1">
            <text:p>1,281091027</text:p>
          </table:table-cell>
          <table:table-cell office:value-type="float" office:value="1.3543846021597061" table:style-name="ce1">
            <text:p>1,354384602</text:p>
          </table:table-cell>
          <table:table-cell office:value-type="float" office:value="0.48851109044647217" table:style-name="ce1">
            <text:p>0,48851109</text:p>
          </table:table-cell>
          <table:table-cell office:value-type="float" office:value="0.67023182408905035" table:style-name="ce1">
            <text:p>0,670231824</text:p>
          </table:table-cell>
          <table:table-cell office:value-type="float" office:value="0.295125485666478" table:style-name="ce1">
            <text:p>0,29512548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6.790518000000006" table:style-name="ce1">
            <text:p>-76,790518</text:p>
          </table:table-cell>
          <table:table-cell office:value-type="float" office:value="8.2254740000000002" table:style-name="ce1">
            <text:p>8,225474</text:p>
          </table:table-cell>
          <table:table-cell office:value-type="float" office:value="1.5062358583629543" table:style-name="ce1">
            <text:p>1,506235858</text:p>
          </table:table-cell>
          <table:table-cell office:value-type="float" office:value="1.6188137223385448" table:style-name="ce1">
            <text:p>1,618813722</text:p>
          </table:table-cell>
          <table:table-cell office:value-type="float" office:value="0.48819109044647219" table:style-name="ce1">
            <text:p>0,48819109</text:p>
          </table:table-cell>
          <table:table-cell office:value-type="float" office:value="0.66991182408905026" table:style-name="ce1">
            <text:p>0,669911824</text:p>
          </table:table-cell>
          <table:table-cell office:value-type="float" office:value="0.29496548566647796" table:style-name="ce1">
            <text:p>0,29496548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6.763360000000006" table:style-name="ce1">
            <text:p>-76,76336</text:p>
          </table:table-cell>
          <table:table-cell office:value-type="float" office:value="8.5291250000000005" table:style-name="ce1">
            <text:p>8,529125</text:p>
          </table:table-cell>
          <table:table-cell office:value-type="float" office:value="1.2823690617989101" table:style-name="ce1">
            <text:p>1,282369062</text:p>
          </table:table-cell>
          <table:table-cell office:value-type="float" office:value="1.3532263951680037" table:style-name="ce1">
            <text:p>1,353226395</text:p>
          </table:table-cell>
          <table:table-cell office:value-type="float" office:value="0.48809509044647215" table:style-name="ce1">
            <text:p>0,48809509</text:p>
          </table:table-cell>
          <table:table-cell office:value-type="float" office:value="0.66981582408905027" table:style-name="ce1">
            <text:p>0,669815824</text:p>
          </table:table-cell>
          <table:table-cell office:value-type="float" office:value="0.29491748566647796" table:style-name="ce1">
            <text:p>0,29491748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6.579676000000006" table:style-name="ce1">
            <text:p>-76,579676</text:p>
          </table:table-cell>
          <table:table-cell office:value-type="float" office:value="8.7811280000000007" table:style-name="ce1">
            <text:p>8,781128</text:p>
          </table:table-cell>
          <table:table-cell office:value-type="float" office:value="1.1921306320171559" table:style-name="ce1">
            <text:p>1,192130632</text:p>
          </table:table-cell>
          <table:table-cell office:value-type="float" office:value="1.2626613047167701" table:style-name="ce1">
            <text:p>1,262661305</text:p>
          </table:table-cell>
          <table:table-cell office:value-type="float" office:value="0.48809509044647215" table:style-name="ce1">
            <text:p>0,48809509</text:p>
          </table:table-cell>
          <table:table-cell office:value-type="float" office:value="0.66981582408905027" table:style-name="ce1">
            <text:p>0,669815824</text:p>
          </table:table-cell>
          <table:table-cell office:value-type="float" office:value="0.29491748566647796" table:style-name="ce1">
            <text:p>0,29491748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6.283660999999995" table:style-name="ce1">
            <text:p>-76,283661</text:p>
          </table:table-cell>
          <table:table-cell office:value-type="float" office:value="9.0796679999999999" table:style-name="ce1">
            <text:p>9,079668</text:p>
          </table:table-cell>
          <table:table-cell office:value-type="float" office:value="1.3093833188946689" table:style-name="ce1">
            <text:p>1,309383319</text:p>
          </table:table-cell>
          <table:table-cell office:value-type="float" office:value="1.373482052544361" table:style-name="ce1">
            <text:p>1,373482053</text:p>
          </table:table-cell>
          <table:table-cell office:value-type="float" office:value="0.48833509044647216" table:style-name="ce1">
            <text:p>0,48833509</text:p>
          </table:table-cell>
          <table:table-cell office:value-type="float" office:value="0.67005582408905029" table:style-name="ce1">
            <text:p>0,670055824</text:p>
          </table:table-cell>
          <table:table-cell office:value-type="float" office:value="0.29503748566647797" table:style-name="ce1">
            <text:p>0,29503748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5.968817000000001" table:style-name="ce1">
            <text:p>-75,968817</text:p>
          </table:table-cell>
          <table:table-cell office:value-type="float" office:value="9.3405050000000003" table:style-name="ce1">
            <text:p>9,340505</text:p>
          </table:table-cell>
          <table:table-cell office:value-type="float" office:value="1.1066477377624682" table:style-name="ce1">
            <text:p>1,106647738</text:p>
          </table:table-cell>
          <table:table-cell office:value-type="float" office:value="1.1867625120578573" table:style-name="ce1">
            <text:p>1,186762512</text:p>
          </table:table-cell>
          <table:table-cell office:value-type="float" office:value="0.48869064600202772" table:style-name="ce1">
            <text:p>0,488690646</text:p>
          </table:table-cell>
          <table:table-cell office:value-type="float" office:value="0.67041137964460584" table:style-name="ce1">
            <text:p>0,67041138</text:p>
          </table:table-cell>
          <table:table-cell office:value-type="float" office:value="0.29521526344425575" table:style-name="ce1">
            <text:p>0,295215263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5.706111000000007" table:style-name="ce1">
            <text:p>-75,706111</text:p>
          </table:table-cell>
          <table:table-cell office:value-type="float" office:value="9.5734069999999996" table:style-name="ce1">
            <text:p>9,573407</text:p>
          </table:table-cell>
          <table:table-cell office:value-type="float" office:value="1.1676714032494264" table:style-name="ce1">
            <text:p>1,167671403</text:p>
          </table:table-cell>
          <table:table-cell office:value-type="float" office:value="1.235038196877958" table:style-name="ce1">
            <text:p>1,235038197</text:p>
          </table:table-cell>
          <table:table-cell office:value-type="float" office:value="0.48819690862829035" table:style-name="ce1">
            <text:p>0,488196909</text:p>
          </table:table-cell>
          <table:table-cell office:value-type="float" office:value="0.66991764227086847" table:style-name="ce1">
            <text:p>0,669917642</text:p>
          </table:table-cell>
          <table:table-cell office:value-type="float" office:value="0.29496839475738706" table:style-name="ce1">
            <text:p>0,294968395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5.601733999999993" table:style-name="ce1">
            <text:p>-75,601734</text:p>
          </table:table-cell>
          <table:table-cell office:value-type="float" office:value="9.9279820000000001" table:style-name="ce1">
            <text:p>9,927982</text:p>
          </table:table-cell>
          <table:table-cell office:value-type="float" office:value="1.1289281587757714" table:style-name="ce1">
            <text:p>1,128928159</text:p>
          </table:table-cell>
          <table:table-cell office:value-type="float" office:value="1.1989148610122824" table:style-name="ce1">
            <text:p>1,198914861</text:p>
          </table:table-cell>
          <table:table-cell office:value-type="float" office:value="0.50019841412764332" table:style-name="ce1">
            <text:p>0,500198414</text:p>
          </table:table-cell>
          <table:table-cell office:value-type="float" office:value="0.68125980118971607" table:style-name="ce1">
            <text:p>0,681259801</text:p>
          </table:table-cell>
          <table:table-cell office:value-type="float" office:value="0.30095887026526297" table:style-name="ce1">
            <text:p>0,30095887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5.533034999999998" table:style-name="ce1">
            <text:p>-75,533035</text:p>
          </table:table-cell>
          <table:table-cell office:value-type="float" office:value="10.336199000000001" table:style-name="ce1">
            <text:p>10,336199</text:p>
          </table:table-cell>
          <table:table-cell office:value-type="float" office:value="1.1260681224322571" table:style-name="ce1">
            <text:p>1,126068122</text:p>
          </table:table-cell>
          <table:table-cell office:value-type="float" office:value="1.2147932340263576" table:style-name="ce1">
            <text:p>1,214793234</text:p>
          </table:table-cell>
          <table:table-cell office:value-type="float" office:value="0.4979214910507202" table:style-name="ce1">
            <text:p>0,497921491</text:p>
          </table:table-cell>
          <table:table-cell office:value-type="float" office:value="0.67898287811279301" table:style-name="ce1">
            <text:p>0,678982878</text:p>
          </table:table-cell>
          <table:table-cell office:value-type="float" office:value="0.29982040872680144" table:style-name="ce1">
            <text:p>0,299820409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5.379926999999995" table:style-name="ce1">
            <text:p>-75,379927</text:p>
          </table:table-cell>
          <table:table-cell office:value-type="float" office:value="10.641242999999999" table:style-name="ce1">
            <text:p>10,641243</text:p>
          </table:table-cell>
          <table:table-cell office:value-type="float" office:value="1.4761287358966351" table:style-name="ce1">
            <text:p>1,476128736</text:p>
          </table:table-cell>
          <table:table-cell office:value-type="float" office:value="1.5472764643390626" table:style-name="ce1">
            <text:p>1,547276464</text:p>
          </table:table-cell>
          <table:table-cell office:value-type="float" office:value="0.4979214910507202" table:style-name="ce1">
            <text:p>0,497921491</text:p>
          </table:table-cell>
          <table:table-cell office:value-type="float" office:value="0.67898287811279301" table:style-name="ce1">
            <text:p>0,678982878</text:p>
          </table:table-cell>
          <table:table-cell office:value-type="float" office:value="0.29982040872680144" table:style-name="ce1">
            <text:p>0,299820409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5.11412" table:style-name="ce1">
            <text:p>-75,11412</text:p>
          </table:table-cell>
          <table:table-cell office:value-type="float" office:value="10.886459" table:style-name="ce1">
            <text:p>10,886459</text:p>
          </table:table-cell>
          <table:table-cell office:value-type="float" office:value="1.5595330235486489" table:style-name="ce1">
            <text:p>1,559533024</text:p>
          </table:table-cell>
          <table:table-cell office:value-type="float" office:value="1.6318696081555077" table:style-name="ce1">
            <text:p>1,631869608</text:p>
          </table:table-cell>
          <table:table-cell office:value-type="float" office:value="0.53405482438405349" table:style-name="ce1">
            <text:p>0,534054824</text:p>
          </table:table-cell>
          <table:table-cell office:value-type="float" office:value="0.71511621144612625" table:style-name="ce1">
            <text:p>0,715116211</text:p>
          </table:table-cell>
          <table:table-cell office:value-type="float" office:value="0.31788707539346805" table:style-name="ce1">
            <text:p>0,317887075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4.774580999999998" table:style-name="ce1">
            <text:p>-74,774581</text:p>
          </table:table-cell>
          <table:table-cell office:value-type="float" office:value="11.021101" table:style-name="ce1">
            <text:p>11,021101</text:p>
          </table:table-cell>
          <table:table-cell office:value-type="float" office:value="1.4836336704898927" table:style-name="ce1">
            <text:p>1,48363367</text:p>
          </table:table-cell>
          <table:table-cell office:value-type="float" office:value="1.5577204106288138" table:style-name="ce1">
            <text:p>1,557720411</text:p>
          </table:table-cell>
          <table:table-cell office:value-type="float" office:value="0.68164966925811765" table:style-name="ce1">
            <text:p>0,681649669</text:p>
          </table:table-cell>
          <table:table-cell office:value-type="float" office:value="0.86574433669281003" table:style-name="ce1">
            <text:p>0,865744337</text:p>
          </table:table-cell>
          <table:table-cell office:value-type="float" office:value="0.39272897145924673" table:style-name="ce1">
            <text:p>0,39272897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4.416058000000007" table:style-name="ce1">
            <text:p>-74,416058</text:p>
          </table:table-cell>
          <table:table-cell office:value-type="float" office:value="11.038582999999999" table:style-name="ce1">
            <text:p>11,038583</text:p>
          </table:table-cell>
          <table:table-cell office:value-type="float" office:value="1.1635952874261626" table:style-name="ce1">
            <text:p>1,163595287</text:p>
          </table:table-cell>
          <table:table-cell office:value-type="float" office:value="1.246931101535836" table:style-name="ce1">
            <text:p>1,246931102</text:p>
          </table:table-cell>
          <table:table-cell office:value-type="float" office:value="0.66590566925811767" table:style-name="ce1">
            <text:p>0,665905669</text:p>
          </table:table-cell>
          <table:table-cell office:value-type="float" office:value="0.85000033669281005" table:style-name="ce1">
            <text:p>0,850000337</text:p>
          </table:table-cell>
          <table:table-cell office:value-type="float" office:value="0.38485697145924674" table:style-name="ce1">
            <text:p>0,38485697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4.136078999999995" table:style-name="ce1">
            <text:p>-74,136079</text:p>
          </table:table-cell>
          <table:table-cell office:value-type="float" office:value="11.206692" table:style-name="ce1">
            <text:p>11,206692</text:p>
          </table:table-cell>
          <table:table-cell office:value-type="float" office:value="1.3630255300671292" table:style-name="ce1">
            <text:p>1,36302553</text:p>
          </table:table-cell>
          <table:table-cell office:value-type="float" office:value="1.4684816695781311" table:style-name="ce1">
            <text:p>1,46848167</text:p>
          </table:table-cell>
          <table:table-cell office:value-type="float" office:value="0.5230576692581177" table:style-name="ce1">
            <text:p>0,523057669</text:p>
          </table:table-cell>
          <table:table-cell office:value-type="float" office:value="0.70715233669281008" table:style-name="ce1">
            <text:p>0,707152337</text:p>
          </table:table-cell>
          <table:table-cell office:value-type="float" office:value="0.31343297145924676" table:style-name="ce1">
            <text:p>0,31343297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3.808340000000001" table:style-name="ce1">
            <text:p>-73,80834</text:p>
          </table:table-cell>
          <table:table-cell office:value-type="float" office:value="11.314380999999999" table:style-name="ce1">
            <text:p>11,314381</text:p>
          </table:table-cell>
          <table:table-cell office:value-type="float" office:value="1.3805590705542192" table:style-name="ce1">
            <text:p>1,380559071</text:p>
          </table:table-cell>
          <table:table-cell office:value-type="float" office:value="1.5910276620978017" table:style-name="ce1">
            <text:p>1,591027662</text:p>
          </table:table-cell>
          <table:table-cell office:value-type="float" office:value="0.51174309835433962" table:style-name="ce1">
            <text:p>0,511743098</text:p>
          </table:table-cell>
          <table:table-cell office:value-type="float" office:value="0.69671073541641237" table:style-name="ce1">
            <text:p>0,696710735</text:p>
          </table:table-cell>
          <table:table-cell office:value-type="float" office:value="0.30781731375237248" table:style-name="ce1">
            <text:p>0,30781731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3.391133999999994" table:style-name="ce1">
            <text:p>-73,391134</text:p>
          </table:table-cell>
          <table:table-cell office:value-type="float" office:value="11.328533999999999" table:style-name="ce1">
            <text:p>11,328534</text:p>
          </table:table-cell>
          <table:table-cell office:value-type="float" office:value="0.99161862684522806" table:style-name="ce1">
            <text:p>0,991618627</text:p>
          </table:table-cell>
          <table:table-cell office:value-type="float" office:value="1.0795585732398738" table:style-name="ce1">
            <text:p>1,079558573</text:p>
          </table:table-cell>
          <table:table-cell office:value-type="float" office:value="0.51103909835433958" table:style-name="ce1">
            <text:p>0,511039098</text:p>
          </table:table-cell>
          <table:table-cell office:value-type="float" office:value="0.69600673541641234" table:style-name="ce1">
            <text:p>0,696006735</text:p>
          </table:table-cell>
          <table:table-cell office:value-type="float" office:value="0.30746531375237246" table:style-name="ce1">
            <text:p>0,30746531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3.007284999999996" table:style-name="ce1">
            <text:p>-73,007285</text:p>
          </table:table-cell>
          <table:table-cell office:value-type="float" office:value="11.515685" table:style-name="ce1">
            <text:p>11,515685</text:p>
          </table:table-cell>
          <table:table-cell office:value-type="float" office:value="1.0012945290842969" table:style-name="ce1">
            <text:p>1,001294529</text:p>
          </table:table-cell>
          <table:table-cell office:value-type="float" office:value="1.0981093708296523" table:style-name="ce1">
            <text:p>1,098109371</text:p>
          </table:table-cell>
          <table:table-cell office:value-type="float" office:value="0.51095909835433961" table:style-name="ce1">
            <text:p>0,510959098</text:p>
          </table:table-cell>
          <table:table-cell office:value-type="float" office:value="0.69592673541641237" table:style-name="ce1">
            <text:p>0,695926735</text:p>
          </table:table-cell>
          <table:table-cell office:value-type="float" office:value="0.30742531375237248" table:style-name="ce1">
            <text:p>0,30742531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2.620123000000007" table:style-name="ce1">
            <text:p>-72,620123</text:p>
          </table:table-cell>
          <table:table-cell office:value-type="float" office:value="11.723397" table:style-name="ce1">
            <text:p>11,723397</text:p>
          </table:table-cell>
          <table:table-cell office:value-type="float" office:value="1.1457123011694013" table:style-name="ce1">
            <text:p>1,145712301</text:p>
          </table:table-cell>
          <table:table-cell office:value-type="float" office:value="1.2318388785988708" table:style-name="ce1">
            <text:p>1,231838879</text:p>
          </table:table-cell>
          <table:table-cell office:value-type="float" office:value="0.52987806051254271" table:style-name="ce1">
            <text:p>0,529878061</text:p>
          </table:table-cell>
          <table:table-cell office:value-type="float" office:value="0.71547899692535399" table:style-name="ce1">
            <text:p>0,715478997</text:p>
          </table:table-cell>
          <table:table-cell office:value-type="float" office:value="0.31730082552926281" table:style-name="ce1">
            <text:p>0,31730082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2.276081000000005" table:style-name="ce1">
            <text:p>-72,276081</text:p>
          </table:table-cell>
          <table:table-cell office:value-type="float" office:value="11.961271" table:style-name="ce1">
            <text:p>11,961271</text:p>
          </table:table-cell>
          <table:table-cell office:value-type="float" office:value="1.1040252832894415" table:style-name="ce1">
            <text:p>1,104025283</text:p>
          </table:table-cell>
          <table:table-cell office:value-type="float" office:value="1.1961199683738597" table:style-name="ce1">
            <text:p>1,196119968</text:p>
          </table:table-cell>
          <table:table-cell office:value-type="float" office:value="0.53068806051254269" table:style-name="ce1">
            <text:p>0,530688061</text:p>
          </table:table-cell>
          <table:table-cell office:value-type="float" office:value="0.71628899692535397" table:style-name="ce1">
            <text:p>0,716288997</text:p>
          </table:table-cell>
          <table:table-cell office:value-type="float" office:value="0.3177058255292628" table:style-name="ce1">
            <text:p>0,31770582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2.063411000000002" table:style-name="ce1">
            <text:p>-72,063411</text:p>
          </table:table-cell>
          <table:table-cell office:value-type="float" office:value="12.141356" table:style-name="ce1">
            <text:p>12,141356</text:p>
          </table:table-cell>
          <table:table-cell office:value-type="float" office:value="1.0874939667932779" table:style-name="ce1">
            <text:p>1,087493967</text:p>
          </table:table-cell>
          <table:table-cell office:value-type="float" office:value="1.2380763446998968" table:style-name="ce1">
            <text:p>1,238076345</text:p>
          </table:table-cell>
          <table:table-cell office:value-type="float" office:value="0.53203806051254277" table:style-name="ce1">
            <text:p>0,532038061</text:p>
          </table:table-cell>
          <table:table-cell office:value-type="float" office:value="0.71763899692535404" table:style-name="ce1">
            <text:p>0,717638997</text:p>
          </table:table-cell>
          <table:table-cell office:value-type="float" office:value="0.31838082552926283" table:style-name="ce1">
            <text:p>0,318380826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1.817890000000006" table:style-name="ce1">
            <text:p>-71,81789</text:p>
          </table:table-cell>
          <table:table-cell office:value-type="float" office:value="12.283325" table:style-name="ce1">
            <text:p>12,283325</text:p>
          </table:table-cell>
          <table:table-cell office:value-type="float" office:value="1.2825034416043397" table:style-name="ce1">
            <text:p>1,282503442</text:p>
          </table:table-cell>
          <table:table-cell office:value-type="float" office:value="1.3875128536228305" table:style-name="ce1">
            <text:p>1,387512854</text:p>
          </table:table-cell>
          <table:table-cell office:value-type="float" office:value="0.53669226888656618" table:style-name="ce1">
            <text:p>0,536692269</text:p>
          </table:table-cell>
          <table:table-cell office:value-type="float" office:value="0.72250957015991213" table:style-name="ce1">
            <text:p>0,72250957</text:p>
          </table:table-cell>
          <table:table-cell office:value-type="float" office:value="0.3208101908749868" table:style-name="ce1">
            <text:p>0,32081019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1.552282000000005" table:style-name="ce1">
            <text:p>-71,552282</text:p>
          </table:table-cell>
          <table:table-cell office:value-type="float" office:value="12.412277" table:style-name="ce1">
            <text:p>12,412277</text:p>
          </table:table-cell>
          <table:table-cell office:value-type="float" office:value="1.2790766659929138" table:style-name="ce1">
            <text:p>1,279076666</text:p>
          </table:table-cell>
          <table:table-cell office:value-type="float" office:value="1.3795210057801084" table:style-name="ce1">
            <text:p>1,379521006</text:p>
          </table:table-cell>
          <table:table-cell office:value-type="float" office:value="0.53717226888656611" table:style-name="ce1">
            <text:p>0,537172269</text:p>
          </table:table-cell>
          <table:table-cell office:value-type="float" office:value="0.72298957015991205" table:style-name="ce1">
            <text:p>0,72298957</text:p>
          </table:table-cell>
          <table:table-cell office:value-type="float" office:value="0.32105019087498676" table:style-name="ce1">
            <text:p>0,32105019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1.297038000000001" table:style-name="ce1">
            <text:p>-71,297038</text:p>
          </table:table-cell>
          <table:table-cell office:value-type="float" office:value="12.279761000000001" table:style-name="ce1">
            <text:p>12,279761</text:p>
          </table:table-cell>
          <table:table-cell office:value-type="float" office:value="1.2642853638183096" table:style-name="ce1">
            <text:p>1,264285364</text:p>
          </table:table-cell>
          <table:table-cell office:value-type="float" office:value="1.3608332621677937" table:style-name="ce1">
            <text:p>1,360833262</text:p>
          </table:table-cell>
          <table:table-cell office:value-type="float" office:value="0.53717226888656611" table:style-name="ce1">
            <text:p>0,537172269</text:p>
          </table:table-cell>
          <table:table-cell office:value-type="float" office:value="0.72298957015991205" table:style-name="ce1">
            <text:p>0,72298957</text:p>
          </table:table-cell>
          <table:table-cell office:value-type="float" office:value="0.32105019087498676" table:style-name="ce1">
            <text:p>0,32105019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1.23845" table:style-name="ce1">
            <text:p>-71,23845</text:p>
          </table:table-cell>
          <table:table-cell office:value-type="float" office:value="11.973070999999999" table:style-name="ce1">
            <text:p>11,973071</text:p>
          </table:table-cell>
          <table:table-cell office:value-type="float" office:value="1.144996987226597" table:style-name="ce1">
            <text:p>1,144996987</text:p>
          </table:table-cell>
          <table:table-cell office:value-type="float" office:value="1.2372086796562283" table:style-name="ce1">
            <text:p>1,23720868</text:p>
          </table:table-cell>
          <table:table-cell office:value-type="float" office:value="0.53695626888656611" table:style-name="ce1">
            <text:p>0,536956269</text:p>
          </table:table-cell>
          <table:table-cell office:value-type="float" office:value="0.72277357015991206" table:style-name="ce1">
            <text:p>0,72277357</text:p>
          </table:table-cell>
          <table:table-cell office:value-type="float" office:value="0.32094219087498677" table:style-name="ce1">
            <text:p>0,32094219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1.544579999999996" table:style-name="ce1">
            <text:p>-71,54458</text:p>
          </table:table-cell>
          <table:table-cell office:value-type="float" office:value="11.735246" table:style-name="ce1">
            <text:p>11,735246</text:p>
          </table:table-cell>
          <table:table-cell office:value-type="float" office:value="1.1991873333151974" table:style-name="ce1">
            <text:p>1,199187333</text:p>
          </table:table-cell>
          <table:table-cell office:value-type="float" office:value="1.2601203513408596" table:style-name="ce1">
            <text:p>1,260120351</text:p>
          </table:table-cell>
          <table:table-cell office:value-type="float" office:value="0.53611626888656616" table:style-name="ce1">
            <text:p>0,536116269</text:p>
          </table:table-cell>
          <table:table-cell office:value-type="float" office:value="0.72193357015991211" table:style-name="ce1">
            <text:p>0,72193357</text:p>
          </table:table-cell>
          <table:table-cell office:value-type="float" office:value="0.32052219087498679" table:style-name="ce1">
            <text:p>0,320522191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1.842859000000004" table:style-name="ce1">
            <text:p>-71,842859</text:p>
          </table:table-cell>
          <table:table-cell office:value-type="float" office:value="11.519164" table:style-name="ce1">
            <text:p>11,519164</text:p>
          </table:table-cell>
          <table:table-cell office:value-type="float" office:value="1.3259350626483379" table:style-name="ce1">
            <text:p>1,325935063</text:p>
          </table:table-cell>
          <table:table-cell office:value-type="float" office:value="1.416584735950569" table:style-name="ce1">
            <text:p>1,416584736</text:p>
          </table:table-cell>
          <table:table-cell office:value-type="float" office:value="0.53509954161383888" table:style-name="ce1">
            <text:p>0,535099542</text:p>
          </table:table-cell>
          <table:table-cell office:value-type="float" office:value="0.72091684288718483" table:style-name="ce1">
            <text:p>0,720916843</text:p>
          </table:table-cell>
          <table:table-cell office:value-type="float" office:value="0.32001382723862315" table:style-name="ce1">
            <text:p>0,32001382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1.845607000000001" table:style-name="ce1">
            <text:p>-71,845607</text:p>
          </table:table-cell>
          <table:table-cell office:value-type="float" office:value="11.182401" table:style-name="ce1">
            <text:p>11,182401</text:p>
          </table:table-cell>
          <table:table-cell office:value-type="float" office:value="1.2882427753063153" table:style-name="ce1">
            <text:p>1,288242775</text:p>
          </table:table-cell>
          <table:table-cell office:value-type="float" office:value="1.3484333854238129" table:style-name="ce1">
            <text:p>1,348433385</text:p>
          </table:table-cell>
          <table:table-cell office:value-type="float" office:value="0.53413226888656617" table:style-name="ce1">
            <text:p>0,534132269</text:p>
          </table:table-cell>
          <table:table-cell office:value-type="float" office:value="0.71994957015991212" table:style-name="ce1">
            <text:p>0,71994957</text:p>
          </table:table-cell>
          <table:table-cell office:value-type="float" office:value="0.3195301908749868" table:style-name="ce1">
            <text:p>0,319530191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1.618176000000005" table:style-name="ce1">
            <text:p>-71,618176</text:p>
          </table:table-cell>
          <table:table-cell office:value-type="float" office:value="10.879225" table:style-name="ce1">
            <text:p>10,879225</text:p>
          </table:table-cell>
          <table:table-cell office:value-type="float" office:value="1.1815098267870952" table:style-name="ce1">
            <text:p>1,181509827</text:p>
          </table:table-cell>
          <table:table-cell office:value-type="float" office:value="1.2441842188088541" table:style-name="ce1">
            <text:p>1,244184219</text:p>
          </table:table-cell>
          <table:table-cell office:value-type="float" office:value="0.50675511238098148" table:style-name="ce1">
            <text:p>0,506755112</text:p>
          </table:table-cell>
          <table:table-cell office:value-type="float" office:value="0.69237714883804324" table:style-name="ce1">
            <text:p>0,692377149</text:p>
          </table:table-cell>
          <table:table-cell office:value-type="float" office:value="0.30538939782872154" table:style-name="ce1">
            <text:p>0,30538939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1.379602000000006" table:style-name="ce1">
            <text:p>-71,379602</text:p>
          </table:table-cell>
          <table:table-cell office:value-type="float" office:value="10.878113000000001" table:style-name="ce1">
            <text:p>10,878113</text:p>
          </table:table-cell>
          <table:table-cell office:value-type="float" office:value="1.375196468837963" table:style-name="ce1">
            <text:p>1,375196469</text:p>
          </table:table-cell>
          <table:table-cell office:value-type="float" office:value="1.4767368154650342" table:style-name="ce1">
            <text:p>1,476736815</text:p>
          </table:table-cell>
          <table:table-cell office:value-type="float" office:value="0.50731511238098148" table:style-name="ce1">
            <text:p>0,507315112</text:p>
          </table:table-cell>
          <table:table-cell office:value-type="float" office:value="0.69293714883804325" table:style-name="ce1">
            <text:p>0,692937149</text:p>
          </table:table-cell>
          <table:table-cell office:value-type="float" office:value="0.30566939782872155" table:style-name="ce1">
            <text:p>0,30566939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1.078264000000004" table:style-name="ce1">
            <text:p>-71,078264</text:p>
          </table:table-cell>
          <table:table-cell office:value-type="float" office:value="11.09064" table:style-name="ce1">
            <text:p>11,09064</text:p>
          </table:table-cell>
          <table:table-cell office:value-type="float" office:value="1.0238677510768028" table:style-name="ce1">
            <text:p>1,023867751</text:p>
          </table:table-cell>
          <table:table-cell office:value-type="float" office:value="1.1066379894291729" table:style-name="ce1">
            <text:p>1,106637989</text:p>
          </table:table-cell>
          <table:table-cell office:value-type="float" office:value="0.5092351123809814" table:style-name="ce1">
            <text:p>0,509235112</text:p>
          </table:table-cell>
          <table:table-cell office:value-type="float" office:value="0.69485714883804317" table:style-name="ce1">
            <text:p>0,694857149</text:p>
          </table:table-cell>
          <table:table-cell office:value-type="float" office:value="0.30662939782872151" table:style-name="ce1">
            <text:p>0,30662939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0.664083000000005" table:style-name="ce1">
            <text:p>-70,664083</text:p>
          </table:table-cell>
          <table:table-cell office:value-type="float" office:value="11.239561" table:style-name="ce1">
            <text:p>11,239561</text:p>
          </table:table-cell>
          <table:table-cell office:value-type="float" office:value="1.0339250970495109" table:style-name="ce1">
            <text:p>1,033925097</text:p>
          </table:table-cell>
          <table:table-cell office:value-type="float" office:value="1.1791476097519764" table:style-name="ce1">
            <text:p>1,17914761</text:p>
          </table:table-cell>
          <table:table-cell office:value-type="float" office:value="0.5092351123809814" table:style-name="ce1">
            <text:p>0,509235112</text:p>
          </table:table-cell>
          <table:table-cell office:value-type="float" office:value="0.69485714883804317" table:style-name="ce1">
            <text:p>0,694857149</text:p>
          </table:table-cell>
          <table:table-cell office:value-type="float" office:value="0.30662939782872151" table:style-name="ce1">
            <text:p>0,30662939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0.242194999999995" table:style-name="ce1">
            <text:p>-70,242195</text:p>
          </table:table-cell>
          <table:table-cell office:value-type="float" office:value="11.364931" table:style-name="ce1">
            <text:p>11,364931</text:p>
          </table:table-cell>
          <table:table-cell office:value-type="float" office:value="1.2286595752385794" table:style-name="ce1">
            <text:p>1,228659575</text:p>
          </table:table-cell>
          <table:table-cell office:value-type="float" office:value="1.3168207852864611" table:style-name="ce1">
            <text:p>1,316820785</text:p>
          </table:table-cell>
          <table:table-cell office:value-type="float" office:value="0.5092351123809814" table:style-name="ce1">
            <text:p>0,509235112</text:p>
          </table:table-cell>
          <table:table-cell office:value-type="float" office:value="0.69485714883804317" table:style-name="ce1">
            <text:p>0,694857149</text:p>
          </table:table-cell>
          <table:table-cell office:value-type="float" office:value="0.30662939782872151" table:style-name="ce1">
            <text:p>0,30662939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0.163392000000002" table:style-name="ce1">
            <text:p>-70,163392</text:p>
          </table:table-cell>
          <table:table-cell office:value-type="float" office:value="11.745753000000001" table:style-name="ce1">
            <text:p>11,745753</text:p>
          </table:table-cell>
          <table:table-cell office:value-type="float" office:value="1.0365030824134738" table:style-name="ce1">
            <text:p>1,036503082</text:p>
          </table:table-cell>
          <table:table-cell office:value-type="float" office:value="1.1186511467404918" table:style-name="ce1">
            <text:p>1,118651147</text:p>
          </table:table-cell>
          <table:table-cell office:value-type="float" office:value="0.51043511238098149" table:style-name="ce1">
            <text:p>0,510435112</text:p>
          </table:table-cell>
          <table:table-cell office:value-type="float" office:value="0.69605714883804326" table:style-name="ce1">
            <text:p>0,696057149</text:p>
          </table:table-cell>
          <table:table-cell office:value-type="float" office:value="0.30722939782872155" table:style-name="ce1">
            <text:p>0,30722939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70.167259999999999" table:style-name="ce1">
            <text:p>-70,16726</text:p>
          </table:table-cell>
          <table:table-cell office:value-type="float" office:value="12.016726999999999" table:style-name="ce1">
            <text:p>12,016727</text:p>
          </table:table-cell>
          <table:table-cell office:value-type="float" office:value="1.0365030824134738" table:style-name="ce1">
            <text:p>1,036503082</text:p>
          </table:table-cell>
          <table:table-cell office:value-type="float" office:value="1.1186511467404918" table:style-name="ce1">
            <text:p>1,118651147</text:p>
          </table:table-cell>
          <table:table-cell office:value-type="float" office:value="0.54021663274765019" table:style-name="ce1">
            <text:p>0,540216633</text:p>
          </table:table-cell>
          <table:table-cell office:value-type="float" office:value="0.72592533435821538" table:style-name="ce1">
            <text:p>0,725925334</text:p>
          </table:table-cell>
          <table:table-cell office:value-type="float" office:value="0.32257831237516632" table:style-name="ce1">
            <text:p>0,322578312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9.932890999999998" table:style-name="ce1">
            <text:p>-69,932891</text:p>
          </table:table-cell>
          <table:table-cell office:value-type="float" office:value="12.030995000000001" table:style-name="ce1">
            <text:p>12,030995</text:p>
          </table:table-cell>
          <table:table-cell office:value-type="float" office:value="1.2544938378958421" table:style-name="ce1">
            <text:p>1,254493838</text:p>
          </table:table-cell>
          <table:table-cell office:value-type="float" office:value="1.3303267842027384" table:style-name="ce1">
            <text:p>1,330326784</text:p>
          </table:table-cell>
          <table:table-cell office:value-type="float" office:value="0.5376812299728394" table:style-name="ce1">
            <text:p>0,53768123</text:p>
          </table:table-cell>
          <table:table-cell office:value-type="float" office:value="0.72266585435867314" table:style-name="ce1">
            <text:p>0,722665854</text:p>
          </table:table-cell>
          <table:table-cell office:value-type="float" office:value="0.32110096409004396" table:style-name="ce1">
            <text:p>0,321100964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9.731345000000005" table:style-name="ce1">
            <text:p>-69,731345</text:p>
          </table:table-cell>
          <table:table-cell office:value-type="float" office:value="11.679506999999999" table:style-name="ce1">
            <text:p>11,679507</text:p>
          </table:table-cell>
          <table:table-cell office:value-type="float" office:value="0.82517377392636915" table:style-name="ce1">
            <text:p>0,825173774</text:p>
          </table:table-cell>
          <table:table-cell office:value-type="float" office:value="0.92482105120143177" table:style-name="ce1">
            <text:p>0,924821051</text:p>
          </table:table-cell>
          <table:table-cell office:value-type="float" office:value="0.50921460009533426" table:style-name="ce1">
            <text:p>0,5092146</text:p>
          </table:table-cell>
          <table:table-cell office:value-type="float" office:value="0.69679983473736307" table:style-name="ce1">
            <text:p>0,696799835</text:p>
          </table:table-cell>
          <table:table-cell office:value-type="float" office:value="0.30707277832492191" table:style-name="ce1">
            <text:p>0,30707277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9.437279000000004" table:style-name="ce1">
            <text:p>-69,437279</text:p>
          </table:table-cell>
          <table:table-cell office:value-type="float" office:value="11.500712" table:style-name="ce1">
            <text:p>11,500712</text:p>
          </table:table-cell>
          <table:table-cell office:value-type="float" office:value="1.1481796124057113" table:style-name="ce1">
            <text:p>1,148179612</text:p>
          </table:table-cell>
          <table:table-cell office:value-type="float" office:value="1.2259606201374285" table:style-name="ce1">
            <text:p>1,22596062</text:p>
          </table:table-cell>
          <table:table-cell office:value-type="float" office:value="0.50949633922576909" table:style-name="ce1">
            <text:p>0,509496339</text:p>
          </table:table-cell>
          <table:table-cell office:value-type="float" office:value="0.6970815738677979" table:style-name="ce1">
            <text:p>0,697081574</text:p>
          </table:table-cell>
          <table:table-cell office:value-type="float" office:value="0.30721364789013933" table:style-name="ce1">
            <text:p>0,30721364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9.013756999999998" table:style-name="ce1">
            <text:p>-69,013757</text:p>
          </table:table-cell>
          <table:table-cell office:value-type="float" office:value="11.471886" table:style-name="ce1">
            <text:p>11,471886</text:p>
          </table:table-cell>
          <table:table-cell office:value-type="float" office:value="1.0667609700126688" table:style-name="ce1">
            <text:p>1,06676097</text:p>
          </table:table-cell>
          <table:table-cell office:value-type="float" office:value="1.1422381910341322" table:style-name="ce1">
            <text:p>1,142238191</text:p>
          </table:table-cell>
          <table:table-cell office:value-type="float" office:value="0.50949633922576909" table:style-name="ce1">
            <text:p>0,509496339</text:p>
          </table:table-cell>
          <table:table-cell office:value-type="float" office:value="0.6970815738677979" table:style-name="ce1">
            <text:p>0,697081574</text:p>
          </table:table-cell>
          <table:table-cell office:value-type="float" office:value="0.30721364789013933" table:style-name="ce1">
            <text:p>0,307213648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8.610067000000001" table:style-name="ce1">
            <text:p>-68,610067</text:p>
          </table:table-cell>
          <table:table-cell office:value-type="float" office:value="11.302913999999999" table:style-name="ce1">
            <text:p>11,302914</text:p>
          </table:table-cell>
          <table:table-cell office:value-type="float" office:value="1.2134312694275056" table:style-name="ce1">
            <text:p>1,213431269</text:p>
          </table:table-cell>
          <table:table-cell office:value-type="float" office:value="1.2848065156075104" table:style-name="ce1">
            <text:p>1,284806516</text:p>
          </table:table-cell>
          <table:table-cell office:value-type="float" office:value="0.52121097650527959" table:style-name="ce1">
            <text:p>0,521210977</text:p>
          </table:table-cell>
          <table:table-cell office:value-type="float" office:value="0.70660156812667851" table:style-name="ce1">
            <text:p>0,706601568</text:p>
          </table:table-cell>
          <table:table-cell office:value-type="float" office:value="0.31272053201186506" table:style-name="ce1">
            <text:p>0,312720532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8.369849000000002" table:style-name="ce1">
            <text:p>-68,369849</text:p>
          </table:table-cell>
          <table:table-cell office:value-type="float" office:value="11.016095" table:style-name="ce1">
            <text:p>11,016095</text:p>
          </table:table-cell>
          <table:table-cell office:value-type="float" office:value="1.0360494293641151" table:style-name="ce1">
            <text:p>1,036049429</text:p>
          </table:table-cell>
          <table:table-cell office:value-type="float" office:value="1.108225238354569" table:style-name="ce1">
            <text:p>1,108225238</text:p>
          </table:table-cell>
          <table:table-cell office:value-type="float" office:value="0.52121097650527959" table:style-name="ce1">
            <text:p>0,521210977</text:p>
          </table:table-cell>
          <table:table-cell office:value-type="float" office:value="0.70660156812667851" table:style-name="ce1">
            <text:p>0,706601568</text:p>
          </table:table-cell>
          <table:table-cell office:value-type="float" office:value="0.31272053201186506" table:style-name="ce1">
            <text:p>0,312720532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8.222413000000003" table:style-name="ce1">
            <text:p>-68,222413</text:p>
          </table:table-cell>
          <table:table-cell office:value-type="float" office:value="10.668744999999999" table:style-name="ce1">
            <text:p>10,668745</text:p>
          </table:table-cell>
          <table:table-cell office:value-type="float" office:value="1.0375187567059188" table:style-name="ce1">
            <text:p>1,037518757</text:p>
          </table:table-cell>
          <table:table-cell office:value-type="float" office:value="1.1080270834415951" table:style-name="ce1">
            <text:p>1,108027083</text:p>
          </table:table-cell>
          <table:table-cell office:value-type="float" office:value="0.52121097650527959" table:style-name="ce1">
            <text:p>0,521210977</text:p>
          </table:table-cell>
          <table:table-cell office:value-type="float" office:value="0.70660156812667851" table:style-name="ce1">
            <text:p>0,706601568</text:p>
          </table:table-cell>
          <table:table-cell office:value-type="float" office:value="0.31272053201186506" table:style-name="ce1">
            <text:p>0,312720532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7.909488999999994" table:style-name="ce1">
            <text:p>-67,909489</text:p>
          </table:table-cell>
          <table:table-cell office:value-type="float" office:value="10.498894" table:style-name="ce1">
            <text:p>10,498894</text:p>
          </table:table-cell>
          <table:table-cell office:value-type="float" office:value="1.0185362053791016" table:style-name="ce1">
            <text:p>1,018536205</text:p>
          </table:table-cell>
          <table:table-cell office:value-type="float" office:value="1.0882420723350852" table:style-name="ce1">
            <text:p>1,088242072</text:p>
          </table:table-cell>
          <table:table-cell office:value-type="float" office:value="0.52533442583084111" table:style-name="ce1">
            <text:p>0,525334426</text:p>
          </table:table-cell>
          <table:table-cell office:value-type="float" office:value="0.71049571838378911" table:style-name="ce1">
            <text:p>0,710495718</text:p>
          </table:table-cell>
          <table:table-cell office:value-type="float" office:value="0.31478823918136789" table:style-name="ce1">
            <text:p>0,314788239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7.467571000000007" table:style-name="ce1">
            <text:p>-67,467571</text:p>
          </table:table-cell>
          <table:table-cell office:value-type="float" office:value="10.531203" table:style-name="ce1">
            <text:p>10,531203</text:p>
          </table:table-cell>
          <table:table-cell office:value-type="float" office:value="1.0225105963566237" table:style-name="ce1">
            <text:p>1,022510596</text:p>
          </table:table-cell>
          <table:table-cell office:value-type="float" office:value="1.089594623121696" table:style-name="ce1">
            <text:p>1,089594623</text:p>
          </table:table-cell>
          <table:table-cell office:value-type="float" office:value="0.52533442583084111" table:style-name="ce1">
            <text:p>0,525334426</text:p>
          </table:table-cell>
          <table:table-cell office:value-type="float" office:value="0.71049571838378911" table:style-name="ce1">
            <text:p>0,710495718</text:p>
          </table:table-cell>
          <table:table-cell office:value-type="float" office:value="0.31478823918136789" table:style-name="ce1">
            <text:p>0,314788239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7.023527000000001" table:style-name="ce1">
            <text:p>-67,023527</text:p>
          </table:table-cell>
          <table:table-cell office:value-type="float" office:value="10.585395" table:style-name="ce1">
            <text:p>10,585395</text:p>
          </table:table-cell>
          <table:table-cell office:value-type="float" office:value="1.0244317080127403" table:style-name="ce1">
            <text:p>1,024431708</text:p>
          </table:table-cell>
          <table:table-cell office:value-type="float" office:value="1.0907197296140601" table:style-name="ce1">
            <text:p>1,09071973</text:p>
          </table:table-cell>
          <table:table-cell office:value-type="float" office:value="0.52533442583084111" table:style-name="ce1">
            <text:p>0,525334426</text:p>
          </table:table-cell>
          <table:table-cell office:value-type="float" office:value="0.71049571838378911" table:style-name="ce1">
            <text:p>0,710495718</text:p>
          </table:table-cell>
          <table:table-cell office:value-type="float" office:value="0.31478823918136789" table:style-name="ce1">
            <text:p>0,314788239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6.579322000000005" table:style-name="ce1">
            <text:p>-66,579322</text:p>
          </table:table-cell>
          <table:table-cell office:value-type="float" office:value="10.612824" table:style-name="ce1">
            <text:p>10,612824</text:p>
          </table:table-cell>
          <table:table-cell office:value-type="float" office:value="1.0042654520050538" table:style-name="ce1">
            <text:p>1,004265452</text:p>
          </table:table-cell>
          <table:table-cell office:value-type="float" office:value="1.0871588720628678" table:style-name="ce1">
            <text:p>1,087158872</text:p>
          </table:table-cell>
          <table:table-cell office:value-type="float" office:value="0.5240197857856751" table:style-name="ce1">
            <text:p>0,524019786</text:p>
          </table:table-cell>
          <table:table-cell office:value-type="float" office:value="0.70930660572052007" table:style-name="ce1">
            <text:p>0,709306606</text:p>
          </table:table-cell>
          <table:table-cell office:value-type="float" office:value="0.31414149327640478" table:style-name="ce1">
            <text:p>0,31414149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6.219065000000001" table:style-name="ce1">
            <text:p>-66,219065</text:p>
          </table:table-cell>
          <table:table-cell office:value-type="float" office:value="10.532386000000001" table:style-name="ce1">
            <text:p>10,532386</text:p>
          </table:table-cell>
          <table:table-cell office:value-type="float" office:value="1.7125888338739308" table:style-name="ce1">
            <text:p>1,712588834</text:p>
          </table:table-cell>
          <table:table-cell office:value-type="float" office:value="1.7944758951089015" table:style-name="ce1">
            <text:p>1,794475895</text:p>
          </table:table-cell>
          <table:table-cell office:value-type="float" office:value="0.5240197857856751" table:style-name="ce1">
            <text:p>0,524019786</text:p>
          </table:table-cell>
          <table:table-cell office:value-type="float" office:value="0.70930660572052007" table:style-name="ce1">
            <text:p>0,709306606</text:p>
          </table:table-cell>
          <table:table-cell office:value-type="float" office:value="0.31414149327640478" table:style-name="ce1">
            <text:p>0,31414149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5.905904000000007" table:style-name="ce1">
            <text:p>-65,905904</text:p>
          </table:table-cell>
          <table:table-cell office:value-type="float" office:value="10.337738999999999" table:style-name="ce1">
            <text:p>10,337739</text:p>
          </table:table-cell>
          <table:table-cell office:value-type="float" office:value="1.0550712876902724" table:style-name="ce1">
            <text:p>1,055071288</text:p>
          </table:table-cell>
          <table:table-cell office:value-type="float" office:value="1.122782767521264" table:style-name="ce1">
            <text:p>1,122782768</text:p>
          </table:table-cell>
          <table:table-cell office:value-type="float" office:value="0.53239483442306523" table:style-name="ce1">
            <text:p>0,532394834</text:p>
          </table:table-cell>
          <table:table-cell office:value-type="float" office:value="0.71781570520401006" table:style-name="ce1">
            <text:p>0,717815705</text:p>
          </table:table-cell>
          <table:table-cell office:value-type="float" office:value="0.31848397215849972" table:style-name="ce1">
            <text:p>0,318483972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5.511477999999997" table:style-name="ce1">
            <text:p>-65,511478</text:p>
          </table:table-cell>
          <table:table-cell office:value-type="float" office:value="10.168640999999999" table:style-name="ce1">
            <text:p>10,168641</text:p>
          </table:table-cell>
          <table:table-cell office:value-type="float" office:value="1.2977317156522101" table:style-name="ce1">
            <text:p>1,297731716</text:p>
          </table:table-cell>
          <table:table-cell office:value-type="float" office:value="1.4160150933721767" table:style-name="ce1">
            <text:p>1,416015093</text:p>
          </table:table-cell>
          <table:table-cell office:value-type="float" office:value="0.49916464891433715" table:style-name="ce1">
            <text:p>0,499164649</text:p>
          </table:table-cell>
          <table:table-cell office:value-type="float" office:value="0.67856896724700932" table:style-name="ce1">
            <text:p>0,678568967</text:p>
          </table:table-cell>
          <table:table-cell office:value-type="float" office:value="0.29994818283349672" table:style-name="ce1">
            <text:p>0,29994818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5.072987999999995" table:style-name="ce1">
            <text:p>-65,072988</text:p>
          </table:table-cell>
          <table:table-cell office:value-type="float" office:value="10.099092000000001" table:style-name="ce1">
            <text:p>10,099092</text:p>
          </table:table-cell>
          <table:table-cell office:value-type="float" office:value="0.91778351162801997" table:style-name="ce1">
            <text:p>0,917783512</text:p>
          </table:table-cell>
          <table:table-cell office:value-type="float" office:value="1.0067855078304246" table:style-name="ce1">
            <text:p>1,006785508</text:p>
          </table:table-cell>
          <table:table-cell office:value-type="float" office:value="0.49916464891433715" table:style-name="ce1">
            <text:p>0,499164649</text:p>
          </table:table-cell>
          <table:table-cell office:value-type="float" office:value="0.67856896724700932" table:style-name="ce1">
            <text:p>0,678568967</text:p>
          </table:table-cell>
          <table:table-cell office:value-type="float" office:value="0.29994818283349672" table:style-name="ce1">
            <text:p>0,29994818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4.670090000000002" table:style-name="ce1">
            <text:p>-64,67009</text:p>
          </table:table-cell>
          <table:table-cell office:value-type="float" office:value="10.159526" table:style-name="ce1">
            <text:p>10,159526</text:p>
          </table:table-cell>
          <table:table-cell office:value-type="float" office:value="1.0120229288272193" table:style-name="ce1">
            <text:p>1,012022929</text:p>
          </table:table-cell>
          <table:table-cell office:value-type="float" office:value="1.1029136964781237" table:style-name="ce1">
            <text:p>1,102913696</text:p>
          </table:table-cell>
          <table:table-cell office:value-type="float" office:value="0.49916464891433715" table:style-name="ce1">
            <text:p>0,499164649</text:p>
          </table:table-cell>
          <table:table-cell office:value-type="float" office:value="0.67856896724700932" table:style-name="ce1">
            <text:p>0,678568967</text:p>
          </table:table-cell>
          <table:table-cell office:value-type="float" office:value="0.29994818283349672" table:style-name="ce1">
            <text:p>0,29994818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4.321995999999999" table:style-name="ce1">
            <text:p>-64,321996</text:p>
          </table:table-cell>
          <table:table-cell office:value-type="float" office:value="10.347871" table:style-name="ce1">
            <text:p>10,347871</text:p>
          </table:table-cell>
          <table:table-cell office:value-type="float" office:value="0.70382181873674643" table:style-name="ce1">
            <text:p>0,703821819</text:p>
          </table:table-cell>
          <table:table-cell office:value-type="float" office:value="0.81542295090984662" table:style-name="ce1">
            <text:p>0,815422951</text:p>
          </table:table-cell>
          <table:table-cell office:value-type="float" office:value="0.49845353780322604" table:style-name="ce1">
            <text:p>0,498453538</text:p>
          </table:table-cell>
          <table:table-cell office:value-type="float" office:value="0.67785785613589811" table:style-name="ce1">
            <text:p>0,677857856</text:p>
          </table:table-cell>
          <table:table-cell office:value-type="float" office:value="0.29959262727794111" table:style-name="ce1">
            <text:p>0,29959262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4.223939999999999" table:style-name="ce1">
            <text:p>-64,22394</text:p>
          </table:table-cell>
          <table:table-cell office:value-type="float" office:value="10.532133" table:style-name="ce1">
            <text:p>10,532133</text:p>
          </table:table-cell>
          <table:table-cell office:value-type="float" office:value="0.70382181873674643" table:style-name="ce1">
            <text:p>0,703821819</text:p>
          </table:table-cell>
          <table:table-cell office:value-type="float" office:value="0.81542295090984662" table:style-name="ce1">
            <text:p>0,815422951</text:p>
          </table:table-cell>
          <table:table-cell office:value-type="float" office:value="0.49836464891433713" table:style-name="ce1">
            <text:p>0,498364649</text:p>
          </table:table-cell>
          <table:table-cell office:value-type="float" office:value="0.6777689672470093" table:style-name="ce1">
            <text:p>0,677768967</text:p>
          </table:table-cell>
          <table:table-cell office:value-type="float" office:value="0.29954818283349671" table:style-name="ce1">
            <text:p>0,29954818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4.092000999999996" table:style-name="ce1">
            <text:p>-64,092001</text:p>
          </table:table-cell>
          <table:table-cell office:value-type="float" office:value="10.623710000000001" table:style-name="ce1">
            <text:p>10,62371</text:p>
          </table:table-cell>
          <table:table-cell office:value-type="float" office:value="0.62721327964768259" table:style-name="ce1">
            <text:p>0,62721328</text:p>
          </table:table-cell>
          <table:table-cell office:value-type="float" office:value="0.7105742954144536" table:style-name="ce1">
            <text:p>0,710574295</text:p>
          </table:table-cell>
          <table:table-cell office:value-type="float" office:value="0.49840304891433712" table:style-name="ce1">
            <text:p>0,498403049</text:p>
          </table:table-cell>
          <table:table-cell office:value-type="float" office:value="0.6778073672470093" table:style-name="ce1">
            <text:p>0,677807367</text:p>
          </table:table-cell>
          <table:table-cell office:value-type="float" office:value="0.29956738283349671" table:style-name="ce1">
            <text:p>0,29956738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3.670917000000003" table:style-name="ce1">
            <text:p>-63,670917</text:p>
          </table:table-cell>
          <table:table-cell office:value-type="float" office:value="10.645573000000001" table:style-name="ce1">
            <text:p>10,645573</text:p>
          </table:table-cell>
          <table:table-cell office:value-type="float" office:value="0.91505609915785757" table:style-name="ce1">
            <text:p>0,915056099</text:p>
          </table:table-cell>
          <table:table-cell office:value-type="float" office:value="0.97974435503057489" table:style-name="ce1">
            <text:p>0,979744355</text:p>
          </table:table-cell>
          <table:table-cell office:value-type="float" office:value="0.49836464891433713" table:style-name="ce1">
            <text:p>0,498364649</text:p>
          </table:table-cell>
          <table:table-cell office:value-type="float" office:value="0.6777689672470093" table:style-name="ce1">
            <text:p>0,677768967</text:p>
          </table:table-cell>
          <table:table-cell office:value-type="float" office:value="0.29954818283349671" table:style-name="ce1">
            <text:p>0,29954818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3.231174000000003" table:style-name="ce1">
            <text:p>-63,231174</text:p>
          </table:table-cell>
          <table:table-cell office:value-type="float" office:value="10.684098000000001" table:style-name="ce1">
            <text:p>10,684098</text:p>
          </table:table-cell>
          <table:table-cell office:value-type="float" office:value="1.0635613606336134" table:style-name="ce1">
            <text:p>1,063561361</text:p>
          </table:table-cell>
          <table:table-cell office:value-type="float" office:value="1.1431488788718611" table:style-name="ce1">
            <text:p>1,143148879</text:p>
          </table:table-cell>
          <table:table-cell office:value-type="float" office:value="0.53368963781738277" table:style-name="ce1">
            <text:p>0,533689638</text:p>
          </table:table-cell>
          <table:table-cell office:value-type="float" office:value="0.71500798050308223" table:style-name="ce1">
            <text:p>0,715007981</text:p>
          </table:table-cell>
          <table:table-cell office:value-type="float" office:value="0.31819616873593703" table:style-name="ce1">
            <text:p>0,318196169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794314999999997" table:style-name="ce1">
            <text:p>-62,794315</text:p>
          </table:table-cell>
          <table:table-cell office:value-type="float" office:value="10.727567000000001" table:style-name="ce1">
            <text:p>10,727567</text:p>
          </table:table-cell>
          <table:table-cell office:value-type="float" office:value="1.0922664250841447" table:style-name="ce1">
            <text:p>1,092266425</text:p>
          </table:table-cell>
          <table:table-cell office:value-type="float" office:value="1.1754749820834167" table:style-name="ce1">
            <text:p>1,175474982</text:p>
          </table:table-cell>
          <table:table-cell office:value-type="float" office:value="0.53220182617187495" table:style-name="ce1">
            <text:p>0,532201826</text:p>
          </table:table-cell>
          <table:table-cell office:value-type="float" office:value="0.71522444446563715" table:style-name="ce1">
            <text:p>0,715224444</text:p>
          </table:table-cell>
          <table:table-cell office:value-type="float" office:value="0.31784770313510297" table:style-name="ce1">
            <text:p>0,31784770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352516000000001" table:style-name="ce1">
            <text:p>-62,352516</text:p>
          </table:table-cell>
          <table:table-cell office:value-type="float" office:value="10.720046999999999" table:style-name="ce1">
            <text:p>10,720047</text:p>
          </table:table-cell>
          <table:table-cell office:value-type="float" office:value="1.0284858711452045" table:style-name="ce1">
            <text:p>1,028485871</text:p>
          </table:table-cell>
          <table:table-cell office:value-type="float" office:value="1.1366771936519013" table:style-name="ce1">
            <text:p>1,136677194</text:p>
          </table:table-cell>
          <table:table-cell office:value-type="float" office:value="0.53220182617187495" table:style-name="ce1">
            <text:p>0,532201826</text:p>
          </table:table-cell>
          <table:table-cell office:value-type="float" office:value="0.71522444446563715" table:style-name="ce1">
            <text:p>0,715224444</text:p>
          </table:table-cell>
          <table:table-cell office:value-type="float" office:value="0.31784770313510297" table:style-name="ce1">
            <text:p>0,31784770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079434999999997" table:style-name="ce1">
            <text:p>-62,079435</text:p>
          </table:table-cell>
          <table:table-cell office:value-type="float" office:value="10.667740999999999" table:style-name="ce1">
            <text:p>10,667741</text:p>
          </table:table-cell>
          <table:table-cell office:value-type="float" office:value="0.96795614606802982" table:style-name="ce1">
            <text:p>0,967956146</text:p>
          </table:table-cell>
          <table:table-cell office:value-type="float" office:value="1.0473617234828414" table:style-name="ce1">
            <text:p>1,047361723</text:p>
          </table:table-cell>
          <table:table-cell office:value-type="float" office:value="0.50489968021392817" table:style-name="ce1">
            <text:p>0,50489968</text:p>
          </table:table-cell>
          <table:table-cell office:value-type="float" office:value="0.68349158723831172" table:style-name="ce1">
            <text:p>0,683491587</text:p>
          </table:table-cell>
          <table:table-cell office:value-type="float" office:value="0.30274060354549714" table:style-name="ce1">
            <text:p>0,302740604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229505000000003" table:style-name="ce1">
            <text:p>-62,229505</text:p>
          </table:table-cell>
          <table:table-cell office:value-type="float" office:value="10.583415" table:style-name="ce1">
            <text:p>10,583415</text:p>
          </table:table-cell>
          <table:table-cell office:value-type="float" office:value="0.87366546153419344" table:style-name="ce1">
            <text:p>0,873665462</text:p>
          </table:table-cell>
          <table:table-cell office:value-type="float" office:value="0.94519826601705714" table:style-name="ce1">
            <text:p>0,945198266</text:p>
          </table:table-cell>
          <table:table-cell office:value-type="float" office:value="0.50489968021392817" table:style-name="ce1">
            <text:p>0,50489968</text:p>
          </table:table-cell>
          <table:table-cell office:value-type="float" office:value="0.68349158723831172" table:style-name="ce1">
            <text:p>0,683491587</text:p>
          </table:table-cell>
          <table:table-cell office:value-type="float" office:value="0.30274060354549714" table:style-name="ce1">
            <text:p>0,302740604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567808999999997" table:style-name="ce1">
            <text:p>-62,567809</text:p>
          </table:table-cell>
          <table:table-cell office:value-type="float" office:value="10.468363999999999" table:style-name="ce1">
            <text:p>10,468364</text:p>
          </table:table-cell>
          <table:table-cell office:value-type="float" office:value="0.95119815968064014" table:style-name="ce1">
            <text:p>0,95119816</text:p>
          </table:table-cell>
          <table:table-cell office:value-type="float" office:value="1.0533614809539404" table:style-name="ce1">
            <text:p>1,053361481</text:p>
          </table:table-cell>
          <table:table-cell office:value-type="float" office:value="0.53224182617187499" table:style-name="ce1">
            <text:p>0,532241826</text:p>
          </table:table-cell>
          <table:table-cell office:value-type="float" office:value="0.71526444446563719" table:style-name="ce1">
            <text:p>0,715264444</text:p>
          </table:table-cell>
          <table:table-cell office:value-type="float" office:value="0.31786770313510299" table:style-name="ce1">
            <text:p>0,317867703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574680999999998" table:style-name="ce1">
            <text:p>-62,574681</text:p>
          </table:table-cell>
          <table:table-cell office:value-type="float" office:value="10.226001" table:style-name="ce1">
            <text:p>10,226001</text:p>
          </table:table-cell>
          <table:table-cell office:value-type="float" office:value="1.0524501717499772" table:style-name="ce1">
            <text:p>1,052450172</text:p>
          </table:table-cell>
          <table:table-cell office:value-type="float" office:value="1.1543505241206935" table:style-name="ce1">
            <text:p>1,154350524</text:p>
          </table:table-cell>
          <table:table-cell office:value-type="float" office:value="0.54529968021392827" table:style-name="ce1">
            <text:p>0,54529968</text:p>
          </table:table-cell>
          <table:table-cell office:value-type="float" office:value="0.72389158723831182" table:style-name="ce1">
            <text:p>0,723891587</text:p>
          </table:table-cell>
          <table:table-cell office:value-type="float" office:value="0.3229406035454972" table:style-name="ce1">
            <text:p>0,322940604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2.247551999999999" table:style-name="ce1">
            <text:p>-62,247552</text:p>
          </table:table-cell>
          <table:table-cell office:value-type="float" office:value="10.012036999999999" table:style-name="ce1">
            <text:p>10,012037</text:p>
          </table:table-cell>
          <table:table-cell office:value-type="float" office:value="0.77432309322962412" table:style-name="ce1">
            <text:p>0,774323093</text:p>
          </table:table-cell>
          <table:table-cell office:value-type="float" office:value="0.84699816440801423" table:style-name="ce1">
            <text:p>0,846998164</text:p>
          </table:table-cell>
          <table:table-cell office:value-type="float" office:value="0.66556877112301915" table:style-name="ce1">
            <text:p>0,665568771</text:p>
          </table:table-cell>
          <table:table-cell office:value-type="float" office:value="0.8441606781474027" table:style-name="ce1">
            <text:p>0,844160678</text:p>
          </table:table-cell>
          <table:table-cell office:value-type="float" office:value="0.38307514900004264" table:style-name="ce1">
            <text:p>0,383075149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1.905090000000001" table:style-name="ce1">
            <text:p>-61,90509</text:p>
          </table:table-cell>
          <table:table-cell office:value-type="float" office:value="9.8120130000000003" table:style-name="ce1">
            <text:p>9,812013</text:p>
          </table:table-cell>
          <table:table-cell office:value-type="float" office:value="1.1495473271144474" table:style-name="ce1">
            <text:p>1,149547327</text:p>
          </table:table-cell>
          <table:table-cell office:value-type="float" office:value="1.177952274969265" table:style-name="ce1">
            <text:p>1,177952275</text:p>
          </table:table-cell>
          <table:table-cell office:value-type="float" office:value="0.56793523576948379" table:style-name="ce1">
            <text:p>0,567935236</text:p>
          </table:table-cell>
          <table:table-cell office:value-type="float" office:value="0.74652714279386734" table:style-name="ce1">
            <text:p>0,746527143</text:p>
          </table:table-cell>
          <table:table-cell office:value-type="float" office:value="0.33425838132327496" table:style-name="ce1">
            <text:p>0,334258381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1.707563" table:style-name="ce1">
            <text:p>-61,707563</text:p>
          </table:table-cell>
          <table:table-cell office:value-type="float" office:value="9.7197060000000004" table:style-name="ce1">
            <text:p>9,719706</text:p>
          </table:table-cell>
          <table:table-cell office:value-type="float" office:value="0.93967386267790887" table:style-name="ce1">
            <text:p>0,939673863</text:p>
          </table:table-cell>
          <table:table-cell office:value-type="float" office:value="1.0060961435402358" table:style-name="ce1">
            <text:p>1,006096144</text:p>
          </table:table-cell>
          <table:table-cell office:value-type="float" office:value="0.66585968021392827" table:style-name="ce1">
            <text:p>0,66585968</text:p>
          </table:table-cell>
          <table:table-cell office:value-type="float" office:value="0.84445158723831182" table:style-name="ce1">
            <text:p>0,844451587</text:p>
          </table:table-cell>
          <table:table-cell office:value-type="float" office:value="0.38322060354549714" table:style-name="ce1">
            <text:p>0,383220604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1.553705000000001" table:style-name="ce1">
            <text:p>-61,553705</text:p>
          </table:table-cell>
          <table:table-cell office:value-type="float" office:value="9.7914440000000003" table:style-name="ce1">
            <text:p>9,791444</text:p>
          </table:table-cell>
          <table:table-cell office:value-type="float" office:value="1.4556694501530816" table:style-name="ce1">
            <text:p>1,45566945</text:p>
          </table:table-cell>
          <table:table-cell office:value-type="float" office:value="1.5743914846443405" table:style-name="ce1">
            <text:p>1,574391485</text:p>
          </table:table-cell>
          <table:table-cell office:value-type="float" office:value="0.61578468021392829" table:style-name="ce1">
            <text:p>0,61578468</text:p>
          </table:table-cell>
          <table:table-cell office:value-type="float" office:value="0.79437658723831184" table:style-name="ce1">
            <text:p>0,794376587</text:p>
          </table:table-cell>
          <table:table-cell office:value-type="float" office:value="0.35818310354549721" table:style-name="ce1">
            <text:p>0,358183104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1.274338999999998" table:style-name="ce1">
            <text:p>-61,274339</text:p>
          </table:table-cell>
          <table:table-cell office:value-type="float" office:value="9.6867000000000001" table:style-name="ce1">
            <text:p>9,6867</text:p>
          </table:table-cell>
          <table:table-cell office:value-type="float" office:value="1.6254697729631138" table:style-name="ce1">
            <text:p>1,625469773</text:p>
          </table:table-cell>
          <table:table-cell office:value-type="float" office:value="1.7328658489057773" table:style-name="ce1">
            <text:p>1,732865849</text:p>
          </table:table-cell>
          <table:table-cell office:value-type="float" office:value="0.67022756818771367" table:style-name="ce1">
            <text:p>0,670227568</text:p>
          </table:table-cell>
          <table:table-cell office:value-type="float" office:value="0.84710226539611821" table:style-name="ce1">
            <text:p>0,847102265</text:p>
          </table:table-cell>
          <table:table-cell office:value-type="float" office:value="0.38505985661938569" table:style-name="ce1">
            <text:p>0,38505985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0.940669" table:style-name="ce1">
            <text:p>-60,940669</text:p>
          </table:table-cell>
          <table:table-cell office:value-type="float" office:value="9.4443439999999992" table:style-name="ce1">
            <text:p>9,444344</text:p>
          </table:table-cell>
          <table:table-cell office:value-type="float" office:value="1.7484027080419302" table:style-name="ce1">
            <text:p>1,748402708</text:p>
          </table:table-cell>
          <table:table-cell office:value-type="float" office:value="1.8518585662749465" table:style-name="ce1">
            <text:p>1,851858566</text:p>
          </table:table-cell>
          <table:table-cell office:value-type="float" office:value="0.67022756818771367" table:style-name="ce1">
            <text:p>0,670227568</text:p>
          </table:table-cell>
          <table:table-cell office:value-type="float" office:value="0.84710226539611821" table:style-name="ce1">
            <text:p>0,847102265</text:p>
          </table:table-cell>
          <table:table-cell office:value-type="float" office:value="0.38505985661938569" table:style-name="ce1">
            <text:p>0,38505985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0.920819999999999" table:style-name="ce1">
            <text:p>-60,92082</text:p>
          </table:table-cell>
          <table:table-cell office:value-type="float" office:value="9.1439819999999994" table:style-name="ce1">
            <text:p>9,143982</text:p>
          </table:table-cell>
          <table:table-cell office:value-type="float" office:value="1.7621801963891521" table:style-name="ce1">
            <text:p>1,762180196</text:p>
          </table:table-cell>
          <table:table-cell office:value-type="float" office:value="1.8656483550626262" table:style-name="ce1">
            <text:p>1,865648355</text:p>
          </table:table-cell>
          <table:table-cell office:value-type="float" office:value="0.56393423485438032" table:style-name="ce1">
            <text:p>0,563934235</text:p>
          </table:table-cell>
          <table:table-cell office:value-type="float" office:value="0.74080893206278486" table:style-name="ce1">
            <text:p>0,740808932</text:p>
          </table:table-cell>
          <table:table-cell office:value-type="float" office:value="0.33191318995271901" table:style-name="ce1">
            <text:p>0,33191319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0.976512999999997" table:style-name="ce1">
            <text:p>-60,976513</text:p>
          </table:table-cell>
          <table:table-cell office:value-type="float" office:value="8.7975589999999997" table:style-name="ce1">
            <text:p>8,797559</text:p>
          </table:table-cell>
          <table:table-cell office:value-type="float" office:value="1.7301464407141274" table:style-name="ce1">
            <text:p>1,730146441</text:p>
          </table:table-cell>
          <table:table-cell office:value-type="float" office:value="1.8260335720184599" table:style-name="ce1">
            <text:p>1,826033572</text:p>
          </table:table-cell>
          <table:table-cell office:value-type="float" office:value="0.51078756818771365" table:style-name="ce1">
            <text:p>0,510787568</text:p>
          </table:table-cell>
          <table:table-cell office:value-type="float" office:value="0.68766226539611819" table:style-name="ce1">
            <text:p>0,687662265</text:p>
          </table:table-cell>
          <table:table-cell office:value-type="float" office:value="0.30533985661938567" table:style-name="ce1">
            <text:p>0,30533985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0.682074" table:style-name="ce1">
            <text:p>-60,682074</text:p>
          </table:table-cell>
          <table:table-cell office:value-type="float" office:value="8.5713799999999996" table:style-name="ce1">
            <text:p>8,57138</text:p>
          </table:table-cell>
          <table:table-cell office:value-type="float" office:value="1.7139810935169444" table:style-name="ce1">
            <text:p>1,713981094</text:p>
          </table:table-cell>
          <table:table-cell office:value-type="float" office:value="1.8093748577384152" table:style-name="ce1">
            <text:p>1,809374858</text:p>
          </table:table-cell>
          <table:table-cell office:value-type="float" office:value="0.62239556818771369" table:style-name="ce1">
            <text:p>0,622395568</text:p>
          </table:table-cell>
          <table:table-cell office:value-type="float" office:value="0.79927026539611823" table:style-name="ce1">
            <text:p>0,799270265</text:p>
          </table:table-cell>
          <table:table-cell office:value-type="float" office:value="0.36114385661938569" table:style-name="ce1">
            <text:p>0,36114385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0.276783999999999" table:style-name="ce1">
            <text:p>-60,276784</text:p>
          </table:table-cell>
          <table:table-cell office:value-type="float" office:value="8.5539850000000008" table:style-name="ce1">
            <text:p>8,553985</text:p>
          </table:table-cell>
          <table:table-cell office:value-type="float" office:value="1.7383113033547195" table:style-name="ce1">
            <text:p>1,738311303</text:p>
          </table:table-cell>
          <table:table-cell office:value-type="float" office:value="1.8350950792091094" table:style-name="ce1">
            <text:p>1,835095079</text:p>
          </table:table-cell>
          <table:table-cell office:value-type="float" office:value="0.68126058224105845" table:style-name="ce1">
            <text:p>0,681260582</text:p>
          </table:table-cell>
          <table:table-cell office:value-type="float" office:value="0.86379867437744151" table:style-name="ce1">
            <text:p>0,863798674</text:p>
          </table:table-cell>
          <table:table-cell office:value-type="float" office:value="0.39210239050710005" table:style-name="ce1">
            <text:p>0,392102391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59.931420000000003" table:style-name="ce1">
            <text:p>-59,93142</text:p>
          </table:table-cell>
          <table:table-cell office:value-type="float" office:value="8.4791889999999999" table:style-name="ce1">
            <text:p>8,479189</text:p>
          </table:table-cell>
          <table:table-cell office:value-type="float" office:value="1.7365590546428691" table:style-name="ce1">
            <text:p>1,736559055</text:p>
          </table:table-cell>
          <table:table-cell office:value-type="float" office:value="1.8402926899366572" table:style-name="ce1">
            <text:p>1,84029269</text:p>
          </table:table-cell>
          <table:table-cell office:value-type="float" office:value="0.55007658224105838" table:style-name="ce1">
            <text:p>0,550076582</text:p>
          </table:table-cell>
          <table:table-cell office:value-type="float" office:value="0.73261467437744143" table:style-name="ce1">
            <text:p>0,732614674</text:p>
          </table:table-cell>
          <table:table-cell office:value-type="float" office:value="0.32651039050710001" table:style-name="ce1">
            <text:p>0,326510391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59.590538000000002" table:style-name="ce1">
            <text:p>-59,590538</text:p>
          </table:table-cell>
          <table:table-cell office:value-type="float" office:value="8.2904389999999992" table:style-name="ce1">
            <text:p>8,290439</text:p>
          </table:table-cell>
          <table:table-cell office:value-type="float" office:value="1.7649899676551863" table:style-name="ce1">
            <text:p>1,764989968</text:p>
          </table:table-cell>
          <table:table-cell office:value-type="float" office:value="1.8768773097567664" table:style-name="ce1">
            <text:p>1,87687731</text:p>
          </table:table-cell>
          <table:table-cell office:value-type="float" office:value="0.51767658224105839" table:style-name="ce1">
            <text:p>0,517676582</text:p>
          </table:table-cell>
          <table:table-cell office:value-type="float" office:value="0.70021467437744145" table:style-name="ce1">
            <text:p>0,700214674</text:p>
          </table:table-cell>
          <table:table-cell office:value-type="float" office:value="0.31031039050710002" table:style-name="ce1">
            <text:p>0,310310391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9.22381" table:style-name="ce1">
            <text:p>-59,22381</text:p>
          </table:table-cell>
          <table:table-cell office:value-type="float" office:value="8.0716789999999996" table:style-name="ce1">
            <text:p>8,071679</text:p>
          </table:table-cell>
          <table:table-cell office:value-type="float" office:value="1.7178227815081473" table:style-name="ce1">
            <text:p>1,717822782</text:p>
          </table:table-cell>
          <table:table-cell office:value-type="float" office:value="1.8286734683019281" table:style-name="ce1">
            <text:p>1,828673468</text:p>
          </table:table-cell>
          <table:table-cell office:value-type="float" office:value="0.51767658224105839" table:style-name="ce1">
            <text:p>0,517676582</text:p>
          </table:table-cell>
          <table:table-cell office:value-type="float" office:value="0.70021467437744145" table:style-name="ce1">
            <text:p>0,700214674</text:p>
          </table:table-cell>
          <table:table-cell office:value-type="float" office:value="0.31031039050710002" table:style-name="ce1">
            <text:p>0,310310391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8.891907000000003" table:style-name="ce1">
            <text:p>-58,891907</text:p>
          </table:table-cell>
          <table:table-cell office:value-type="float" office:value="7.7811579999999996" table:style-name="ce1">
            <text:p>7,781158</text:p>
          </table:table-cell>
          <table:table-cell office:value-type="float" office:value="1.7009714208073063" table:style-name="ce1">
            <text:p>1,700971421</text:p>
          </table:table-cell>
          <table:table-cell office:value-type="float" office:value="1.8079191471807758" table:style-name="ce1">
            <text:p>1,807919147</text:p>
          </table:table-cell>
          <table:table-cell office:value-type="float" office:value="0.49617326548004148" table:style-name="ce1">
            <text:p>0,496173265</text:p>
          </table:table-cell>
          <table:table-cell office:value-type="float" office:value="0.67416090061569212" table:style-name="ce1">
            <text:p>0,674160901</text:p>
          </table:table-cell>
          <table:table-cell office:value-type="float" office:value="0.29816197074036371" table:style-name="ce1">
            <text:p>0,298161971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8.603341" table:style-name="ce1">
            <text:p>-58,603341</text:p>
          </table:table-cell>
          <table:table-cell office:value-type="float" office:value="7.4564859999999999" table:style-name="ce1">
            <text:p>7,456486</text:p>
          </table:table-cell>
          <table:table-cell office:value-type="float" office:value="1.704296233025332" table:style-name="ce1">
            <text:p>1,704296233</text:p>
          </table:table-cell>
          <table:table-cell office:value-type="float" office:value="1.8090950994643242" table:style-name="ce1">
            <text:p>1,809095099</text:p>
          </table:table-cell>
          <table:table-cell office:value-type="float" office:value="0.49458926548004151" table:style-name="ce1">
            <text:p>0,494589265</text:p>
          </table:table-cell>
          <table:table-cell office:value-type="float" office:value="0.67257690061569209" table:style-name="ce1">
            <text:p>0,672576901</text:p>
          </table:table-cell>
          <table:table-cell office:value-type="float" office:value="0.29736997074036375" table:style-name="ce1">
            <text:p>0,297369971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8.501088000000003" table:style-name="ce1">
            <text:p>-58,501088</text:p>
          </table:table-cell>
          <table:table-cell office:value-type="float" office:value="7.0878019999999999" table:style-name="ce1">
            <text:p>7,087802</text:p>
          </table:table-cell>
          <table:table-cell office:value-type="float" office:value="1.6009660170910665" table:style-name="ce1">
            <text:p>1,600966017</text:p>
          </table:table-cell>
          <table:table-cell office:value-type="float" office:value="1.6872229129962781" table:style-name="ce1">
            <text:p>1,687222913</text:p>
          </table:table-cell>
          <table:table-cell office:value-type="float" office:value="0.49445926548004149" table:style-name="ce1">
            <text:p>0,494459265</text:p>
          </table:table-cell>
          <table:table-cell office:value-type="float" office:value="0.67244690061569212" table:style-name="ce1">
            <text:p>0,672446901</text:p>
          </table:table-cell>
          <table:table-cell office:value-type="float" office:value="0.29730497074036372" table:style-name="ce1">
            <text:p>0,297304971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8.331468999999998" table:style-name="ce1">
            <text:p>-58,331469</text:p>
          </table:table-cell>
          <table:table-cell office:value-type="float" office:value="6.8543019999999997" table:style-name="ce1">
            <text:p>6,854302</text:p>
          </table:table-cell>
          <table:table-cell office:value-type="float" office:value="1.7816300366656295" table:style-name="ce1">
            <text:p>1,781630037</text:p>
          </table:table-cell>
          <table:table-cell office:value-type="float" office:value="1.8758294745923689" table:style-name="ce1">
            <text:p>1,875829475</text:p>
          </table:table-cell>
          <table:table-cell office:value-type="float" office:value="0.49353926548004151" table:style-name="ce1">
            <text:p>0,493539265</text:p>
          </table:table-cell>
          <table:table-cell office:value-type="float" office:value="0.67152690061569209" table:style-name="ce1">
            <text:p>0,671526901</text:p>
          </table:table-cell>
          <table:table-cell office:value-type="float" office:value="0.29684497074036376" table:style-name="ce1">
            <text:p>0,296844971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7.950366000000002" table:style-name="ce1">
            <text:p>-57,950366</text:p>
          </table:table-cell>
          <table:table-cell office:value-type="float" office:value="6.7036579999999999" table:style-name="ce1">
            <text:p>6,703658</text:p>
          </table:table-cell>
          <table:table-cell office:value-type="float" office:value="1.8747431685776275" table:style-name="ce1">
            <text:p>1,874743169</text:p>
          </table:table-cell>
          <table:table-cell office:value-type="float" office:value="1.9791759160949318" table:style-name="ce1">
            <text:p>1,979175916</text:p>
          </table:table-cell>
          <table:table-cell office:value-type="float" office:value="0.50558393743515018" table:style-name="ce1">
            <text:p>0,505583937</text:p>
          </table:table-cell>
          <table:table-cell office:value-type="float" office:value="0.69440686252593997" table:style-name="ce1">
            <text:p>0,694406863</text:p>
          </table:table-cell>
          <table:table-cell office:value-type="float" office:value="0.3056286399325146" table:style-name="ce1">
            <text:p>0,30562864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7.640414999999997" table:style-name="ce1">
            <text:p>-57,640415</text:p>
          </table:table-cell>
          <table:table-cell office:value-type="float" office:value="6.4436359999999997" table:style-name="ce1">
            <text:p>6,443636</text:p>
          </table:table-cell>
          <table:table-cell office:value-type="float" office:value="2.1962083007697832" table:style-name="ce1">
            <text:p>2,196208301</text:p>
          </table:table-cell>
          <table:table-cell office:value-type="float" office:value="2.2849233563725373" table:style-name="ce1">
            <text:p>2,284923356</text:p>
          </table:table-cell>
          <table:table-cell office:value-type="float" office:value="0.50499484652605919" table:style-name="ce1">
            <text:p>0,504994847</text:p>
          </table:table-cell>
          <table:table-cell office:value-type="float" office:value="0.69381777161684899" table:style-name="ce1">
            <text:p>0,693817772</text:p>
          </table:table-cell>
          <table:table-cell office:value-type="float" office:value="0.30533409447796911" table:style-name="ce1">
            <text:p>0,305334094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7.342531999999999" table:style-name="ce1">
            <text:p>-57,342532</text:p>
          </table:table-cell>
          <table:table-cell office:value-type="float" office:value="6.2043949999999999" table:style-name="ce1">
            <text:p>6,204395</text:p>
          </table:table-cell>
          <table:table-cell office:value-type="float" office:value="2.3214848559022787" table:style-name="ce1">
            <text:p>2,321484856</text:p>
          </table:table-cell>
          <table:table-cell office:value-type="float" office:value="2.4067582147695861" table:style-name="ce1">
            <text:p>2,406758215</text:p>
          </table:table-cell>
          <table:table-cell office:value-type="float" office:value="0.50390393743515016" table:style-name="ce1">
            <text:p>0,503903937</text:p>
          </table:table-cell>
          <table:table-cell office:value-type="float" office:value="0.69272686252593996" table:style-name="ce1">
            <text:p>0,692726863</text:p>
          </table:table-cell>
          <table:table-cell office:value-type="float" office:value="0.30478863993251459" table:style-name="ce1">
            <text:p>0,30478864</text:p>
          </table:table-cell>
          <table:table-cell office:value-type="float" office:value="328" table:style-name="ce1">
            <text:p>328</text:p>
          </table:table-cell>
          <table:table-cell table:number-columns-repeated="16376"/>
        </table:table-row>
        <table:table-row table:style-name="ro1">
          <table:table-cell office:value-type="float" office:value="-57.023637000000001" table:style-name="ce1">
            <text:p>-57,023637</text:p>
          </table:table-cell>
          <table:table-cell office:value-type="float" office:value="6.0447040000000003" table:style-name="ce1">
            <text:p>6,044704</text:p>
          </table:table-cell>
          <table:table-cell office:value-type="float" office:value="2.0056644045017062" table:style-name="ce1">
            <text:p>2,005664405</text:p>
          </table:table-cell>
          <table:table-cell office:value-type="float" office:value="2.061380600379628" table:style-name="ce1">
            <text:p>2,0613806</text:p>
          </table:table-cell>
          <table:table-cell office:value-type="float" office:value="0.5035548465260592" table:style-name="ce1">
            <text:p>0,503554847</text:p>
          </table:table-cell>
          <table:table-cell office:value-type="float" office:value="0.69237777161684899" table:style-name="ce1">
            <text:p>0,692377772</text:p>
          </table:table-cell>
          <table:table-cell office:value-type="float" office:value="0.30461409447796911" table:style-name="ce1">
            <text:p>0,304614094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6.649724999999997" table:style-name="ce1">
            <text:p>-56,649725</text:p>
          </table:table-cell>
          <table:table-cell office:value-type="float" office:value="5.9590620000000003" table:style-name="ce1">
            <text:p>5,959062</text:p>
          </table:table-cell>
          <table:table-cell office:value-type="float" office:value="1.9756489109510711" table:style-name="ce1">
            <text:p>1,975648911</text:p>
          </table:table-cell>
          <table:table-cell office:value-type="float" office:value="2.0479486223121617" table:style-name="ce1">
            <text:p>2,047948622</text:p>
          </table:table-cell>
          <table:table-cell office:value-type="float" office:value="0.50995576598485315" table:style-name="ce1">
            <text:p>0,509955766</text:p>
          </table:table-cell>
          <table:table-cell office:value-type="float" office:value="0.69388181187947595" table:style-name="ce1">
            <text:p>0,693881812</text:p>
          </table:table-cell>
          <table:table-cell office:value-type="float" office:value="0.30674968244398021" table:style-name="ce1">
            <text:p>0,306749682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6.212401999999997" table:style-name="ce1">
            <text:p>-56,212402</text:p>
          </table:table-cell>
          <table:table-cell office:value-type="float" office:value="5.8712749999999998" table:style-name="ce1">
            <text:p>5,871275</text:p>
          </table:table-cell>
          <table:table-cell office:value-type="float" office:value="2.0064861153744427" table:style-name="ce1">
            <text:p>2,006486115</text:p>
          </table:table-cell>
          <table:table-cell office:value-type="float" office:value="2.0816367309280936" table:style-name="ce1">
            <text:p>2,081636731</text:p>
          </table:table-cell>
          <table:table-cell office:value-type="float" office:value="0.50958243265151981" table:style-name="ce1">
            <text:p>0,509582433</text:p>
          </table:table-cell>
          <table:table-cell office:value-type="float" office:value="0.69350847854614261" table:style-name="ce1">
            <text:p>0,693508479</text:p>
          </table:table-cell>
          <table:table-cell office:value-type="float" office:value="0.30656301577731354" table:style-name="ce1">
            <text:p>0,306563016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5.823017999999998" table:style-name="ce1">
            <text:p>-55,823018</text:p>
          </table:table-cell>
          <table:table-cell office:value-type="float" office:value="5.8916709999999997" table:style-name="ce1">
            <text:p>5,891671</text:p>
          </table:table-cell>
          <table:table-cell office:value-type="float" office:value="1.9315237668803702" table:style-name="ce1">
            <text:p>1,931523767</text:p>
          </table:table-cell>
          <table:table-cell office:value-type="float" office:value="2.0061036244895813" table:style-name="ce1">
            <text:p>2,006103624</text:p>
          </table:table-cell>
          <table:table-cell office:value-type="float" office:value="0.51726243347549439" table:style-name="ce1">
            <text:p>0,517262433</text:p>
          </table:table-cell>
          <table:table-cell office:value-type="float" office:value="0.69912896007919312" table:style-name="ce1">
            <text:p>0,69912896</text:p>
          </table:table-cell>
          <table:table-cell office:value-type="float" office:value="0.31002924210478255" table:style-name="ce1">
            <text:p>0,310029242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5.432833000000002" table:style-name="ce1">
            <text:p>-55,432833</text:p>
          </table:table-cell>
          <table:table-cell office:value-type="float" office:value="5.9367359999999998" table:style-name="ce1">
            <text:p>5,936736</text:p>
          </table:table-cell>
          <table:table-cell office:value-type="float" office:value="1.7530643342611361" table:style-name="ce1">
            <text:p>1,753064334</text:p>
          </table:table-cell>
          <table:table-cell office:value-type="float" office:value="1.8187524732125149" table:style-name="ce1">
            <text:p>1,818752473</text:p>
          </table:table-cell>
          <table:table-cell office:value-type="float" office:value="0.51710243347549434" table:style-name="ce1">
            <text:p>0,517102433</text:p>
          </table:table-cell>
          <table:table-cell office:value-type="float" office:value="0.69896896007919307" table:style-name="ce1">
            <text:p>0,69896896</text:p>
          </table:table-cell>
          <table:table-cell office:value-type="float" office:value="0.30994924210478253" table:style-name="ce1">
            <text:p>0,309949242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5.023027999999996" table:style-name="ce1">
            <text:p>-55,023028</text:p>
          </table:table-cell>
          <table:table-cell office:value-type="float" office:value="5.9422050000000004" table:style-name="ce1">
            <text:p>5,942205</text:p>
          </table:table-cell>
          <table:table-cell office:value-type="float" office:value="2.1606991132915816" table:style-name="ce1">
            <text:p>2,160699113</text:p>
          </table:table-cell>
          <table:table-cell office:value-type="float" office:value="2.2560532029141096" table:style-name="ce1">
            <text:p>2,256053203</text:p>
          </table:table-cell>
          <table:table-cell office:value-type="float" office:value="0.51595043347549441" table:style-name="ce1">
            <text:p>0,515950433</text:p>
          </table:table-cell>
          <table:table-cell office:value-type="float" office:value="0.69781696007919314" table:style-name="ce1">
            <text:p>0,69781696</text:p>
          </table:table-cell>
          <table:table-cell office:value-type="float" office:value="0.30937324210478256" table:style-name="ce1">
            <text:p>0,309373242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4.608825000000003" table:style-name="ce1">
            <text:p>-54,608825</text:p>
          </table:table-cell>
          <table:table-cell office:value-type="float" office:value="5.9489330000000002" table:style-name="ce1">
            <text:p>5,948933</text:p>
          </table:table-cell>
          <table:table-cell office:value-type="float" office:value="2.1023822619712065" table:style-name="ce1">
            <text:p>2,102382262</text:p>
          </table:table-cell>
          <table:table-cell office:value-type="float" office:value="2.1952030862634762" table:style-name="ce1">
            <text:p>2,195203086</text:p>
          </table:table-cell>
          <table:table-cell office:value-type="float" office:value="0.51901464496612548" table:style-name="ce1">
            <text:p>0,519014645</text:p>
          </table:table-cell>
          <table:table-cell office:value-type="float" office:value="0.70142923627853393" table:style-name="ce1">
            <text:p>0,701429236</text:p>
          </table:table-cell>
          <table:table-cell office:value-type="float" office:value="0.31110248085228748" table:style-name="ce1">
            <text:p>0,311102481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4.190171999999997" table:style-name="ce1">
            <text:p>-54,190172</text:p>
          </table:table-cell>
          <table:table-cell office:value-type="float" office:value="5.8330909999999996" table:style-name="ce1">
            <text:p>5,833091</text:p>
          </table:table-cell>
          <table:table-cell office:value-type="float" office:value="2.2485516665357319" table:style-name="ce1">
            <text:p>2,248551667</text:p>
          </table:table-cell>
          <table:table-cell office:value-type="float" office:value="2.3309019983566963" table:style-name="ce1">
            <text:p>2,330901998</text:p>
          </table:table-cell>
          <table:table-cell office:value-type="float" office:value="0.51885464496612543" table:style-name="ce1">
            <text:p>0,518854645</text:p>
          </table:table-cell>
          <table:table-cell office:value-type="float" office:value="0.70126923627853388" table:style-name="ce1">
            <text:p>0,701269236</text:p>
          </table:table-cell>
          <table:table-cell office:value-type="float" office:value="0.31102248085228745" table:style-name="ce1">
            <text:p>0,311022481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1">
          <table:table-cell office:value-type="float" office:value="-53.783731000000003" table:style-name="ce1">
            <text:p>-53,783731</text:p>
          </table:table-cell>
          <table:table-cell office:value-type="float" office:value="5.6941100000000002" table:style-name="ce1">
            <text:p>5,69411</text:p>
          </table:table-cell>
          <table:table-cell office:value-type="float" office:value="2.1688132009612002" table:style-name="ce1">
            <text:p>2,168813201</text:p>
          </table:table-cell>
          <table:table-cell office:value-type="float" office:value="2.2582746084539447" table:style-name="ce1">
            <text:p>2,258274608</text:p>
          </table:table-cell>
          <table:table-cell office:value-type="float" office:value="0.52202124656677251" table:style-name="ce1">
            <text:p>0,522021247</text:p>
          </table:table-cell>
          <table:table-cell office:value-type="float" office:value="0.70502353967666631" table:style-name="ce1">
            <text:p>0,70502354</text:p>
          </table:table-cell>
          <table:table-cell office:value-type="float" office:value="0.31280045809194074" table:style-name="ce1">
            <text:p>0,312800458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3.366349" table:style-name="ce1">
            <text:p>-53,366349</text:p>
          </table:table-cell>
          <table:table-cell office:value-type="float" office:value="5.5653699999999997" table:style-name="ce1">
            <text:p>5,56537</text:p>
          </table:table-cell>
          <table:table-cell office:value-type="float" office:value="2.3258538718516601" table:style-name="ce1">
            <text:p>2,325853872</text:p>
          </table:table-cell>
          <table:table-cell office:value-type="float" office:value="2.4260950730180109" table:style-name="ce1">
            <text:p>2,426095073</text:p>
          </table:table-cell>
          <table:table-cell office:value-type="float" office:value="0.50486017778015135" table:style-name="ce1">
            <text:p>0,504860178</text:p>
          </table:table-cell>
          <table:table-cell office:value-type="float" office:value="0.68357361867523192" table:style-name="ce1">
            <text:p>0,683573619</text:p>
          </table:table-cell>
          <table:table-cell office:value-type="float" office:value="0.30296228664909913" table:style-name="ce1">
            <text:p>0,302962287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2.966182000000003" table:style-name="ce1">
            <text:p>-52,966182</text:p>
          </table:table-cell>
          <table:table-cell office:value-type="float" office:value="5.4004310000000002" table:style-name="ce1">
            <text:p>5,400431</text:p>
          </table:table-cell>
          <table:table-cell office:value-type="float" office:value="2.2730276103197586" table:style-name="ce1">
            <text:p>2,27302761</text:p>
          </table:table-cell>
          <table:table-cell office:value-type="float" office:value="2.3705848259030273" table:style-name="ce1">
            <text:p>2,370584826</text:p>
          </table:table-cell>
          <table:table-cell office:value-type="float" office:value="0.50440417778015134" table:style-name="ce1">
            <text:p>0,504404178</text:p>
          </table:table-cell>
          <table:table-cell office:value-type="float" office:value="0.68311761867523191" table:style-name="ce1">
            <text:p>0,683117619</text:p>
          </table:table-cell>
          <table:table-cell office:value-type="float" office:value="0.30273428664909913" table:style-name="ce1">
            <text:p>0,302734287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2.608108000000001" table:style-name="ce1">
            <text:p>-52,608108</text:p>
          </table:table-cell>
          <table:table-cell office:value-type="float" office:value="5.1563660000000002" table:style-name="ce1">
            <text:p>5,156366</text:p>
          </table:table-cell>
          <table:table-cell office:value-type="float" office:value="2.387379232688045" table:style-name="ce1">
            <text:p>2,387379233</text:p>
          </table:table-cell>
          <table:table-cell office:value-type="float" office:value="2.4926412018026936" table:style-name="ce1">
            <text:p>2,492641202</text:p>
          </table:table-cell>
          <table:table-cell office:value-type="float" office:value="0.50296417778015134" table:style-name="ce1">
            <text:p>0,502964178</text:p>
          </table:table-cell>
          <table:table-cell office:value-type="float" office:value="0.68167761867523191" table:style-name="ce1">
            <text:p>0,681677619</text:p>
          </table:table-cell>
          <table:table-cell office:value-type="float" office:value="0.30201428664909913" table:style-name="ce1">
            <text:p>0,302014287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2.261519" table:style-name="ce1">
            <text:p>-52,261519</text:p>
          </table:table-cell>
          <table:table-cell office:value-type="float" office:value="4.8778379999999997" table:style-name="ce1">
            <text:p>4,877838</text:p>
          </table:table-cell>
          <table:table-cell office:value-type="float" office:value="2.3921534114687613" table:style-name="ce1">
            <text:p>2,392153411</text:p>
          </table:table-cell>
          <table:table-cell office:value-type="float" office:value="2.4890586763623888" table:style-name="ce1">
            <text:p>2,489058676</text:p>
          </table:table-cell>
          <table:table-cell office:value-type="float" office:value="0.50118017778015134" table:style-name="ce1">
            <text:p>0,501180178</text:p>
          </table:table-cell>
          <table:table-cell office:value-type="float" office:value="0.6798936186752319" table:style-name="ce1">
            <text:p>0,679893619</text:p>
          </table:table-cell>
          <table:table-cell office:value-type="float" office:value="0.30112228664909912" table:style-name="ce1">
            <text:p>0,301122287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1.924655000000001" table:style-name="ce1">
            <text:p>-51,924655</text:p>
          </table:table-cell>
          <table:table-cell office:value-type="float" office:value="4.6447909999999997" table:style-name="ce1">
            <text:p>4,644791</text:p>
          </table:table-cell>
          <table:table-cell office:value-type="float" office:value="2.3521866456076888" table:style-name="ce1">
            <text:p>2,352186646</text:p>
          </table:table-cell>
          <table:table-cell office:value-type="float" office:value="2.4601917909654616" table:style-name="ce1">
            <text:p>2,460191791</text:p>
          </table:table-cell>
          <table:table-cell office:value-type="float" office:value="0.50683260509490968" table:style-name="ce1">
            <text:p>0,506832605</text:p>
          </table:table-cell>
          <table:table-cell office:value-type="float" office:value="0.69557536193847658" table:style-name="ce1">
            <text:p>0,695575362</text:p>
          </table:table-cell>
          <table:table-cell office:value-type="float" office:value="0.30643674898323442" table:style-name="ce1">
            <text:p>0,306436749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1.663767" table:style-name="ce1">
            <text:p>-51,663767</text:p>
          </table:table-cell>
          <table:table-cell office:value-type="float" office:value="4.4156560000000002" table:style-name="ce1">
            <text:p>4,415656</text:p>
          </table:table-cell>
          <table:table-cell office:value-type="float" office:value="2.2401880216804559" table:style-name="ce1">
            <text:p>2,240188022</text:p>
          </table:table-cell>
          <table:table-cell office:value-type="float" office:value="2.3487204117604947" table:style-name="ce1">
            <text:p>2,348720412</text:p>
          </table:table-cell>
          <table:table-cell office:value-type="float" office:value="0.50445660509490964" table:style-name="ce1">
            <text:p>0,504456605</text:p>
          </table:table-cell>
          <table:table-cell office:value-type="float" office:value="0.69319936193847653" table:style-name="ce1">
            <text:p>0,693199362</text:p>
          </table:table-cell>
          <table:table-cell office:value-type="float" office:value="0.3052487489832344" table:style-name="ce1">
            <text:p>0,305248749</text:p>
          </table:table-cell>
          <table:table-cell office:value-type="float" office:value="254" table:style-name="ce1">
            <text:p>254</text:p>
          </table:table-cell>
          <table:table-cell table:number-columns-repeated="16376"/>
        </table:table-row>
        <table:table-row table:style-name="ro1">
          <table:table-cell office:value-type="float" office:value="-51.416286999999997" table:style-name="ce1">
            <text:p>-51,416287</text:p>
          </table:table-cell>
          <table:table-cell office:value-type="float" office:value="4.229069" table:style-name="ce1">
            <text:p>4,229069</text:p>
          </table:table-cell>
          <table:table-cell office:value-type="float" office:value="2.2658454840877487" table:style-name="ce1">
            <text:p>2,265845484</text:p>
          </table:table-cell>
          <table:table-cell office:value-type="float" office:value="2.3766111915841535" table:style-name="ce1">
            <text:p>2,376611192</text:p>
          </table:table-cell>
          <table:table-cell office:value-type="float" office:value="0.49891260509490964" table:style-name="ce1">
            <text:p>0,498912605</text:p>
          </table:table-cell>
          <table:table-cell office:value-type="float" office:value="0.68765536193847654" table:style-name="ce1">
            <text:p>0,687655362</text:p>
          </table:table-cell>
          <table:table-cell office:value-type="float" office:value="0.3024767489832344" table:style-name="ce1">
            <text:p>0,30247674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1.175806000000001" table:style-name="ce1">
            <text:p>-51,175806</text:p>
          </table:table-cell>
          <table:table-cell office:value-type="float" office:value="4.0166370000000002" table:style-name="ce1">
            <text:p>4,016637</text:p>
          </table:table-cell>
          <table:table-cell office:value-type="float" office:value="2.7584205940974043" table:style-name="ce1">
            <text:p>2,758420594</text:p>
          </table:table-cell>
          <table:table-cell office:value-type="float" office:value="2.8779260338167747" table:style-name="ce1">
            <text:p>2,877926034</text:p>
          </table:table-cell>
          <table:table-cell office:value-type="float" office:value="0.49891260509490964" table:style-name="ce1">
            <text:p>0,498912605</text:p>
          </table:table-cell>
          <table:table-cell office:value-type="float" office:value="0.68765536193847654" table:style-name="ce1">
            <text:p>0,687655362</text:p>
          </table:table-cell>
          <table:table-cell office:value-type="float" office:value="0.3024767489832344" table:style-name="ce1">
            <text:p>0,30247674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1.073230000000002" table:style-name="ce1">
            <text:p>-51,07323</text:p>
          </table:table-cell>
          <table:table-cell office:value-type="float" office:value="3.6406260000000001" table:style-name="ce1">
            <text:p>3,640626</text:p>
          </table:table-cell>
          <table:table-cell office:value-type="float" office:value="2.8327964766437206" table:style-name="ce1">
            <text:p>2,832796477</text:p>
          </table:table-cell>
          <table:table-cell office:value-type="float" office:value="2.9586292922933763" table:style-name="ce1">
            <text:p>2,958629292</text:p>
          </table:table-cell>
          <table:table-cell office:value-type="float" office:value="0.51205250864028928" table:style-name="ce1">
            <text:p>0,512052509</text:p>
          </table:table-cell>
          <table:table-cell office:value-type="float" office:value="0.69943884258270261" table:style-name="ce1">
            <text:p>0,699438843</text:p>
          </table:table-cell>
          <table:table-cell office:value-type="float" office:value="0.30891678101898085" table:style-name="ce1">
            <text:p>0,30891678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1.015666000000003" table:style-name="ce1">
            <text:p>-51,015666</text:p>
          </table:table-cell>
          <table:table-cell office:value-type="float" office:value="3.197648" table:style-name="ce1">
            <text:p>3,197648</text:p>
          </table:table-cell>
          <table:table-cell office:value-type="float" office:value="2.7948348222584904" table:style-name="ce1">
            <text:p>2,794834822</text:p>
          </table:table-cell>
          <table:table-cell office:value-type="float" office:value="2.9277439452675043" table:style-name="ce1">
            <text:p>2,927743945</text:p>
          </table:table-cell>
          <table:table-cell office:value-type="float" office:value="0.51205250864028928" table:style-name="ce1">
            <text:p>0,512052509</text:p>
          </table:table-cell>
          <table:table-cell office:value-type="float" office:value="0.69943884258270261" table:style-name="ce1">
            <text:p>0,699438843</text:p>
          </table:table-cell>
          <table:table-cell office:value-type="float" office:value="0.30891678101898085" table:style-name="ce1">
            <text:p>0,30891678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882522000000002" table:style-name="ce1">
            <text:p>-50,882522</text:p>
          </table:table-cell>
          <table:table-cell office:value-type="float" office:value="2.7701820000000001" table:style-name="ce1">
            <text:p>2,770182</text:p>
          </table:table-cell>
          <table:table-cell office:value-type="float" office:value="2.7629546248786534" table:style-name="ce1">
            <text:p>2,762954625</text:p>
          </table:table-cell>
          <table:table-cell office:value-type="float" office:value="2.8813940332082519" table:style-name="ce1">
            <text:p>2,881394033</text:p>
          </table:table-cell>
          <table:table-cell office:value-type="float" office:value="0.51205250864028928" table:style-name="ce1">
            <text:p>0,512052509</text:p>
          </table:table-cell>
          <table:table-cell office:value-type="float" office:value="0.69943884258270261" table:style-name="ce1">
            <text:p>0,699438843</text:p>
          </table:table-cell>
          <table:table-cell office:value-type="float" office:value="0.30891678101898085" table:style-name="ce1">
            <text:p>0,30891678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730801" table:style-name="ce1">
            <text:p>-50,730801</text:p>
          </table:table-cell>
          <table:table-cell office:value-type="float" office:value="2.3467910000000001" table:style-name="ce1">
            <text:p>2,346791</text:p>
          </table:table-cell>
          <table:table-cell office:value-type="float" office:value="2.7443885282461706" table:style-name="ce1">
            <text:p>2,744388528</text:p>
          </table:table-cell>
          <table:table-cell office:value-type="float" office:value="2.8864974225173512" table:style-name="ce1">
            <text:p>2,886497423</text:p>
          </table:table-cell>
          <table:table-cell office:value-type="float" office:value="0.5118063547941355" table:style-name="ce1">
            <text:p>0,511806355</text:p>
          </table:table-cell>
          <table:table-cell office:value-type="float" office:value="0.69919268873654883" table:style-name="ce1">
            <text:p>0,699192689</text:p>
          </table:table-cell>
          <table:table-cell office:value-type="float" office:value="0.30879370409590395" table:style-name="ce1">
            <text:p>0,30879370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515805" table:style-name="ce1">
            <text:p>-50,515805</text:p>
          </table:table-cell>
          <table:table-cell office:value-type="float" office:value="1.9785630000000001" table:style-name="ce1">
            <text:p>1,978563</text:p>
          </table:table-cell>
          <table:table-cell office:value-type="float" office:value="2.7370185090777897" table:style-name="ce1">
            <text:p>2,737018509</text:p>
          </table:table-cell>
          <table:table-cell office:value-type="float" office:value="2.8887188695286836" table:style-name="ce1">
            <text:p>2,88871887</text:p>
          </table:table-cell>
          <table:table-cell office:value-type="float" office:value="0.49981116651334256" table:style-name="ce1">
            <text:p>0,499811167</text:p>
          </table:table-cell>
          <table:table-cell office:value-type="float" office:value="0.67920189498700589" table:style-name="ce1">
            <text:p>0,679201895</text:p>
          </table:table-cell>
          <table:table-cell office:value-type="float" office:value="0.30072622736744464" table:style-name="ce1">
            <text:p>0,30072622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159196000000001" table:style-name="ce1">
            <text:p>-50,159196</text:p>
          </table:table-cell>
          <table:table-cell office:value-type="float" office:value="1.7717400000000001" table:style-name="ce1">
            <text:p>1,77174</text:p>
          </table:table-cell>
          <table:table-cell office:value-type="float" office:value="2.7357594782490895" table:style-name="ce1">
            <text:p>2,735759478</text:p>
          </table:table-cell>
          <table:table-cell office:value-type="float" office:value="2.8991401447665344" table:style-name="ce1">
            <text:p>2,899140145</text:p>
          </table:table-cell>
          <table:table-cell office:value-type="float" office:value="0.50074169282913206" table:style-name="ce1">
            <text:p>0,500741693</text:p>
          </table:table-cell>
          <table:table-cell office:value-type="float" office:value="0.68013242130279539" table:style-name="ce1">
            <text:p>0,680132421</text:p>
          </table:table-cell>
          <table:table-cell office:value-type="float" office:value="0.30119149052533939" table:style-name="ce1">
            <text:p>0,30119149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935850000000002" table:style-name="ce1">
            <text:p>-49,93585</text:p>
          </table:table-cell>
          <table:table-cell office:value-type="float" office:value="1.509836" table:style-name="ce1">
            <text:p>1,509836</text:p>
          </table:table-cell>
          <table:table-cell office:value-type="float" office:value="2.5525853779881134" table:style-name="ce1">
            <text:p>2,552585378</text:p>
          </table:table-cell>
          <table:table-cell office:value-type="float" office:value="2.702248891660362" table:style-name="ce1">
            <text:p>2,702248892</text:p>
          </table:table-cell>
          <table:table-cell office:value-type="float" office:value="0.50074169282913206" table:style-name="ce1">
            <text:p>0,500741693</text:p>
          </table:table-cell>
          <table:table-cell office:value-type="float" office:value="0.68013242130279539" table:style-name="ce1">
            <text:p>0,680132421</text:p>
          </table:table-cell>
          <table:table-cell office:value-type="float" office:value="0.30119149052533939" table:style-name="ce1">
            <text:p>0,30119149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915331000000002" table:style-name="ce1">
            <text:p>-49,915331</text:p>
          </table:table-cell>
          <table:table-cell office:value-type="float" office:value="1.2537320000000001" table:style-name="ce1">
            <text:p>1,253732</text:p>
          </table:table-cell>
          <table:table-cell office:value-type="float" office:value="2.4220670977262047" table:style-name="ce1">
            <text:p>2,422067098</text:p>
          </table:table-cell>
          <table:table-cell office:value-type="float" office:value="2.5452949330794095" table:style-name="ce1">
            <text:p>2,545294933</text:p>
          </table:table-cell>
          <table:table-cell office:value-type="float" office:value="0.48013749961853025" table:style-name="ce1">
            <text:p>0,4801375</text:p>
          </table:table-cell>
          <table:table-cell office:value-type="float" office:value="0.65829023962020872" table:style-name="ce1">
            <text:p>0,65829024</text:p>
          </table:table-cell>
          <table:table-cell office:value-type="float" office:value="0.29029193891246996" table:style-name="ce1">
            <text:p>0,2902919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992317" table:style-name="ce1">
            <text:p>-49,992317</text:p>
          </table:table-cell>
          <table:table-cell office:value-type="float" office:value="1.0171319999999999" table:style-name="ce1">
            <text:p>1,017132</text:p>
          </table:table-cell>
          <table:table-cell office:value-type="float" office:value="2.4470084161493624" table:style-name="ce1">
            <text:p>2,447008416</text:p>
          </table:table-cell>
          <table:table-cell office:value-type="float" office:value="2.5422109593707418" table:style-name="ce1">
            <text:p>2,542210959</text:p>
          </table:table-cell>
          <table:table-cell office:value-type="float" office:value="0.47933749961853028" table:style-name="ce1">
            <text:p>0,4793375</text:p>
          </table:table-cell>
          <table:table-cell office:value-type="float" office:value="0.65749023962020869" table:style-name="ce1">
            <text:p>0,65749024</text:p>
          </table:table-cell>
          <table:table-cell office:value-type="float" office:value="0.28989193891246995" table:style-name="ce1">
            <text:p>0,2898919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099240000000002" table:style-name="ce1">
            <text:p>-50,09924</text:p>
          </table:table-cell>
          <table:table-cell office:value-type="float" office:value="0.61684600000000001" table:style-name="ce1">
            <text:p>0,616846</text:p>
          </table:table-cell>
          <table:table-cell office:value-type="float" office:value="2.4269692684398136" table:style-name="ce1">
            <text:p>2,426969268</text:p>
          </table:table-cell>
          <table:table-cell office:value-type="float" office:value="2.4883772069677104" table:style-name="ce1">
            <text:p>2,488377207</text:p>
          </table:table-cell>
          <table:table-cell office:value-type="float" office:value="0.47109749961853031" table:style-name="ce1">
            <text:p>0,4710975</text:p>
          </table:table-cell>
          <table:table-cell office:value-type="float" office:value="0.64925023962020878" table:style-name="ce1">
            <text:p>0,64925024</text:p>
          </table:table-cell>
          <table:table-cell office:value-type="float" office:value="0.28577193891246999" table:style-name="ce1">
            <text:p>0,2857719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905583" table:style-name="ce1">
            <text:p>-49,905583</text:p>
          </table:table-cell>
          <table:table-cell office:value-type="float" office:value="0.389824" table:style-name="ce1">
            <text:p>0,389824</text:p>
          </table:table-cell>
          <table:table-cell office:value-type="float" office:value="2.7611329849333828" table:style-name="ce1">
            <text:p>2,761132985</text:p>
          </table:table-cell>
          <table:table-cell office:value-type="float" office:value="2.8314931268106225" table:style-name="ce1">
            <text:p>2,831493127</text:p>
          </table:table-cell>
          <table:table-cell office:value-type="float" office:value="0.46854549961853026" table:style-name="ce1">
            <text:p>0,4685455</text:p>
          </table:table-cell>
          <table:table-cell office:value-type="float" office:value="0.64669823962020878" table:style-name="ce1">
            <text:p>0,64669824</text:p>
          </table:table-cell>
          <table:table-cell office:value-type="float" office:value="0.28449593891246994" table:style-name="ce1">
            <text:p>0,2844959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581353999999997" table:style-name="ce1">
            <text:p>-49,581354</text:p>
          </table:table-cell>
          <table:table-cell office:value-type="float" office:value="0.21731800000000001" table:style-name="ce1">
            <text:p>0,217318</text:p>
          </table:table-cell>
          <table:table-cell office:value-type="float" office:value="2.7706838267762572" table:style-name="ce1">
            <text:p>2,770683827</text:p>
          </table:table-cell>
          <table:table-cell office:value-type="float" office:value="2.8266366439134374" table:style-name="ce1">
            <text:p>2,826636644</text:p>
          </table:table-cell>
          <table:table-cell office:value-type="float" office:value="0.46687931780034841" table:style-name="ce1">
            <text:p>0,466879318</text:p>
          </table:table-cell>
          <table:table-cell office:value-type="float" office:value="0.64503205780202688" table:style-name="ce1">
            <text:p>0,645032058</text:p>
          </table:table-cell>
          <table:table-cell office:value-type="float" office:value="0.28366284800337904" table:style-name="ce1">
            <text:p>0,28366284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272545000000001" table:style-name="ce1">
            <text:p>-49,272545</text:p>
          </table:table-cell>
          <table:table-cell office:value-type="float" office:value="-3.4249000000000002E-2" table:style-name="ce1">
            <text:p>-0,034249</text:p>
          </table:table-cell>
          <table:table-cell office:value-type="float" office:value="2.6414582118411518" table:style-name="ce1">
            <text:p>2,641458212</text:p>
          </table:table-cell>
          <table:table-cell office:value-type="float" office:value="2.7207212529917775" table:style-name="ce1">
            <text:p>2,720721253</text:p>
          </table:table-cell>
          <table:table-cell office:value-type="float" office:value="0.46277749961853026" table:style-name="ce1">
            <text:p>0,4627775</text:p>
          </table:table-cell>
          <table:table-cell office:value-type="float" office:value="0.64093023962020879" table:style-name="ce1">
            <text:p>0,64093024</text:p>
          </table:table-cell>
          <table:table-cell office:value-type="float" office:value="0.28161193891246999" table:style-name="ce1">
            <text:p>0,2816119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853924999999997" table:style-name="ce1">
            <text:p>-48,853925</text:p>
          </table:table-cell>
          <table:table-cell office:value-type="float" office:value="-0.17002900000000001" table:style-name="ce1">
            <text:p>-0,170029</text:p>
          </table:table-cell>
          <table:table-cell office:value-type="float" office:value="2.2908794410929092" table:style-name="ce1">
            <text:p>2,290879441</text:p>
          </table:table-cell>
          <table:table-cell office:value-type="float" office:value="2.4157324553059558" table:style-name="ce1">
            <text:p>2,415732455</text:p>
          </table:table-cell>
          <table:table-cell office:value-type="float" office:value="0.48600270818710328" table:style-name="ce1">
            <text:p>0,486002708</text:p>
          </table:table-cell>
          <table:table-cell office:value-type="float" office:value="0.67074468206405635" table:style-name="ce1">
            <text:p>0,670744682</text:p>
          </table:table-cell>
          <table:table-cell office:value-type="float" office:value="0.29515223872353846" table:style-name="ce1">
            <text:p>0,2951522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529623000000001" table:style-name="ce1">
            <text:p>-48,529623</text:p>
          </table:table-cell>
          <table:table-cell office:value-type="float" office:value="-0.32663300000000001" table:style-name="ce1">
            <text:p>-0,326633</text:p>
          </table:table-cell>
          <table:table-cell office:value-type="float" office:value="2.5938608440016075" table:style-name="ce1">
            <text:p>2,593860844</text:p>
          </table:table-cell>
          <table:table-cell office:value-type="float" office:value="2.7608107278741443" table:style-name="ce1">
            <text:p>2,760810728</text:p>
          </table:table-cell>
          <table:table-cell office:value-type="float" office:value="0.48600270818710328" table:style-name="ce1">
            <text:p>0,486002708</text:p>
          </table:table-cell>
          <table:table-cell office:value-type="float" office:value="0.67074468206405635" table:style-name="ce1">
            <text:p>0,670744682</text:p>
          </table:table-cell>
          <table:table-cell office:value-type="float" office:value="0.29515223872353846" table:style-name="ce1">
            <text:p>0,2951522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486566000000003" table:style-name="ce1">
            <text:p>-48,486566</text:p>
          </table:table-cell>
          <table:table-cell office:value-type="float" office:value="-0.66102399999999994" table:style-name="ce1">
            <text:p>-0,661024</text:p>
          </table:table-cell>
          <table:table-cell office:value-type="float" office:value="2.569503590691911" table:style-name="ce1">
            <text:p>2,569503591</text:p>
          </table:table-cell>
          <table:table-cell office:value-type="float" office:value="2.7285143687033355" table:style-name="ce1">
            <text:p>2,728514369</text:p>
          </table:table-cell>
          <table:table-cell office:value-type="float" office:value="0.47003808092117311" table:style-name="ce1">
            <text:p>0,470038081</text:p>
          </table:table-cell>
          <table:table-cell office:value-type="float" office:value="0.65046271156311031" table:style-name="ce1">
            <text:p>0,650462712</text:p>
          </table:table-cell>
          <table:table-cell office:value-type="float" office:value="0.28590745016090291" table:style-name="ce1">
            <text:p>0,2859074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564647000000001" table:style-name="ce1">
            <text:p>-48,564647</text:p>
          </table:table-cell>
          <table:table-cell office:value-type="float" office:value="-1.047255" table:style-name="ce1">
            <text:p>-1,047255</text:p>
          </table:table-cell>
          <table:table-cell office:value-type="float" office:value="3.0344725722575219" table:style-name="ce1">
            <text:p>3,034472572</text:p>
          </table:table-cell>
          <table:table-cell office:value-type="float" office:value="3.1960284958775458" table:style-name="ce1">
            <text:p>3,196028496</text:p>
          </table:table-cell>
          <table:table-cell office:value-type="float" office:value="0.46482665234974452" table:style-name="ce1">
            <text:p>0,464826652</text:p>
          </table:table-cell>
          <table:table-cell office:value-type="float" office:value="0.64525128299168177" table:style-name="ce1">
            <text:p>0,645251283</text:p>
          </table:table-cell>
          <table:table-cell office:value-type="float" office:value="0.28330173587518864" table:style-name="ce1">
            <text:p>0,28330173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428604" table:style-name="ce1">
            <text:p>-48,428604</text:p>
          </table:table-cell>
          <table:table-cell office:value-type="float" office:value="-1.055374" table:style-name="ce1">
            <text:p>-1,055374</text:p>
          </table:table-cell>
          <table:table-cell office:value-type="float" office:value="2.300667571759091" table:style-name="ce1">
            <text:p>2,300667572</text:p>
          </table:table-cell>
          <table:table-cell office:value-type="float" office:value="2.438967948396348" table:style-name="ce1">
            <text:p>2,438967948</text:p>
          </table:table-cell>
          <table:table-cell office:value-type="float" office:value="0.45472379520688738" table:style-name="ce1">
            <text:p>0,454723795</text:p>
          </table:table-cell>
          <table:table-cell office:value-type="float" office:value="0.63514842584882469" table:style-name="ce1">
            <text:p>0,635148426</text:p>
          </table:table-cell>
          <table:table-cell office:value-type="float" office:value="0.2782503073037601" table:style-name="ce1">
            <text:p>0,27825030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093727999999999" table:style-name="ce1">
            <text:p>-48,093728</text:p>
          </table:table-cell>
          <table:table-cell office:value-type="float" office:value="-0.76715800000000001" table:style-name="ce1">
            <text:p>-0,767158</text:p>
          </table:table-cell>
          <table:table-cell office:value-type="float" office:value="2.6037105950356016" table:style-name="ce1">
            <text:p>2,603710595</text:p>
          </table:table-cell>
          <table:table-cell office:value-type="float" office:value="2.7492693935193047" table:style-name="ce1">
            <text:p>2,749269394</text:p>
          </table:table-cell>
          <table:table-cell office:value-type="float" office:value="0.46793408092117306" table:style-name="ce1">
            <text:p>0,467934081</text:p>
          </table:table-cell>
          <table:table-cell office:value-type="float" office:value="0.64835871156311031" table:style-name="ce1">
            <text:p>0,648358712</text:p>
          </table:table-cell>
          <table:table-cell office:value-type="float" office:value="0.28485545016090291" table:style-name="ce1">
            <text:p>0,2848554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7.690513000000003" table:style-name="ce1">
            <text:p>-47,690513</text:p>
          </table:table-cell>
          <table:table-cell office:value-type="float" office:value="-0.61146100000000003" table:style-name="ce1">
            <text:p>-0,611461</text:p>
          </table:table-cell>
          <table:table-cell office:value-type="float" office:value="3.0859994544940665" table:style-name="ce1">
            <text:p>3,085999454</text:p>
          </table:table-cell>
          <table:table-cell office:value-type="float" office:value="3.2385591081793375" table:style-name="ce1">
            <text:p>3,238559108</text:p>
          </table:table-cell>
          <table:table-cell office:value-type="float" office:value="0.46915808092117312" table:style-name="ce1">
            <text:p>0,469158081</text:p>
          </table:table-cell>
          <table:table-cell office:value-type="float" office:value="0.64958271156311032" table:style-name="ce1">
            <text:p>0,649582712</text:p>
          </table:table-cell>
          <table:table-cell office:value-type="float" office:value="0.28546745016090291" table:style-name="ce1">
            <text:p>0,2854674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7.254381000000002" table:style-name="ce1">
            <text:p>-47,254381</text:p>
          </table:table-cell>
          <table:table-cell office:value-type="float" office:value="-0.63729999999999998" table:style-name="ce1">
            <text:p>-0,6373</text:p>
          </table:table-cell>
          <table:table-cell office:value-type="float" office:value="3.1144906669899211" table:style-name="ce1">
            <text:p>3,114490667</text:p>
          </table:table-cell>
          <table:table-cell office:value-type="float" office:value="3.2469451526578683" table:style-name="ce1">
            <text:p>3,246945153</text:p>
          </table:table-cell>
          <table:table-cell office:value-type="float" office:value="0.46915808092117312" table:style-name="ce1">
            <text:p>0,469158081</text:p>
          </table:table-cell>
          <table:table-cell office:value-type="float" office:value="0.64958271156311032" table:style-name="ce1">
            <text:p>0,649582712</text:p>
          </table:table-cell>
          <table:table-cell office:value-type="float" office:value="0.28546745016090291" table:style-name="ce1">
            <text:p>0,2854674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6.827407999999998" table:style-name="ce1">
            <text:p>-46,827408</text:p>
          </table:table-cell>
          <table:table-cell office:value-type="float" office:value="-0.76494600000000001" table:style-name="ce1">
            <text:p>-0,764946</text:p>
          </table:table-cell>
          <table:table-cell office:value-type="float" office:value="3.4250351961238836" table:style-name="ce1">
            <text:p>3,425035196</text:p>
          </table:table-cell>
          <table:table-cell office:value-type="float" office:value="3.5655042260018086" table:style-name="ce1">
            <text:p>3,565504226</text:p>
          </table:table-cell>
          <table:table-cell office:value-type="float" office:value="0.47926296068191526" table:style-name="ce1">
            <text:p>0,479262961</text:p>
          </table:table-cell>
          <table:table-cell office:value-type="float" office:value="0.66048158479690555" table:style-name="ce1">
            <text:p>0,660481585</text:p>
          </table:table-cell>
          <table:table-cell office:value-type="float" office:value="0.29079274639659142" table:style-name="ce1">
            <text:p>0,29079274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6.402847000000001" table:style-name="ce1">
            <text:p>-46,402847</text:p>
          </table:table-cell>
          <table:table-cell office:value-type="float" office:value="-0.91251400000000005" table:style-name="ce1">
            <text:p>-0,912514</text:p>
          </table:table-cell>
          <table:table-cell office:value-type="float" office:value="2.7097483931767035" table:style-name="ce1">
            <text:p>2,709748393</text:p>
          </table:table-cell>
          <table:table-cell office:value-type="float" office:value="2.8384669694045463" table:style-name="ce1">
            <text:p>2,838466969</text:p>
          </table:table-cell>
          <table:table-cell office:value-type="float" office:value="0.47926296068191526" table:style-name="ce1">
            <text:p>0,479262961</text:p>
          </table:table-cell>
          <table:table-cell office:value-type="float" office:value="0.66048158479690555" table:style-name="ce1">
            <text:p>0,660481585</text:p>
          </table:table-cell>
          <table:table-cell office:value-type="float" office:value="0.29079274639659142" table:style-name="ce1">
            <text:p>0,29079274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980403000000003" table:style-name="ce1">
            <text:p>-45,980403</text:p>
          </table:table-cell>
          <table:table-cell office:value-type="float" office:value="-1.0656840000000001" table:style-name="ce1">
            <text:p>-1,065684</text:p>
          </table:table-cell>
          <table:table-cell office:value-type="float" office:value="3.6308878130881954" table:style-name="ce1">
            <text:p>3,630887813</text:p>
          </table:table-cell>
          <table:table-cell office:value-type="float" office:value="3.7439274352081036" table:style-name="ce1">
            <text:p>3,743927435</text:p>
          </table:table-cell>
          <table:table-cell office:value-type="float" office:value="0.50060223779042567" table:style-name="ce1">
            <text:p>0,500602238</text:p>
          </table:table-cell>
          <table:table-cell office:value-type="float" office:value="0.68509089192708339" table:style-name="ce1">
            <text:p>0,685090892</text:p>
          </table:table-cell>
          <table:table-cell office:value-type="float" office:value="0.30249814304591438" table:style-name="ce1">
            <text:p>0,30249814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563541999999998" table:style-name="ce1">
            <text:p>-45,563542</text:p>
          </table:table-cell>
          <table:table-cell office:value-type="float" office:value="-1.2327939999999999" table:style-name="ce1">
            <text:p>-1,232794</text:p>
          </table:table-cell>
          <table:table-cell office:value-type="float" office:value="4.1651330250352485" table:style-name="ce1">
            <text:p>4,165133025</text:p>
          </table:table-cell>
          <table:table-cell office:value-type="float" office:value="4.3485218160980255" table:style-name="ce1">
            <text:p>4,348521816</text:p>
          </table:table-cell>
          <table:table-cell office:value-type="float" office:value="0.50596890445709231" table:style-name="ce1">
            <text:p>0,505968904</text:p>
          </table:table-cell>
          <table:table-cell office:value-type="float" office:value="0.69045755859375002" table:style-name="ce1">
            <text:p>0,690457559</text:p>
          </table:table-cell>
          <table:table-cell office:value-type="float" office:value="0.3051814763792477" table:style-name="ce1">
            <text:p>0,30518147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252693999999998" table:style-name="ce1">
            <text:p>-45,252694</text:p>
          </table:table-cell>
          <table:table-cell office:value-type="float" office:value="-1.371796" table:style-name="ce1">
            <text:p>-1,371796</text:p>
          </table:table-cell>
          <table:table-cell office:value-type="float" office:value="3.7692630779211735" table:style-name="ce1">
            <text:p>3,769263078</text:p>
          </table:table-cell>
          <table:table-cell office:value-type="float" office:value="3.8701066821567331" table:style-name="ce1">
            <text:p>3,870106682</text:p>
          </table:table-cell>
          <table:table-cell office:value-type="float" office:value="0.50413834199523921" table:style-name="ce1">
            <text:p>0,504138342</text:p>
          </table:table-cell>
          <table:table-cell office:value-type="float" office:value="0.68855046376800533" table:style-name="ce1">
            <text:p>0,688550464</text:p>
          </table:table-cell>
          <table:table-cell office:value-type="float" office:value="0.30422202061821846" table:style-name="ce1">
            <text:p>0,30422202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035333999999999" table:style-name="ce1">
            <text:p>-45,035334</text:p>
          </table:table-cell>
          <table:table-cell office:value-type="float" office:value="-1.489857" table:style-name="ce1">
            <text:p>-1,489857</text:p>
          </table:table-cell>
          <table:table-cell office:value-type="float" office:value="3.8219033765637196" table:style-name="ce1">
            <text:p>3,821903377</text:p>
          </table:table-cell>
          <table:table-cell office:value-type="float" office:value="3.9656181722233104" table:style-name="ce1">
            <text:p>3,965618172</text:p>
          </table:table-cell>
          <table:table-cell office:value-type="float" office:value="0.50405076304787078" table:style-name="ce1">
            <text:p>0,504050763</text:p>
          </table:table-cell>
          <table:table-cell office:value-type="float" office:value="0.68846288482063689" table:style-name="ce1">
            <text:p>0,688462885</text:p>
          </table:table-cell>
          <table:table-cell office:value-type="float" office:value="0.30417823114453424" table:style-name="ce1">
            <text:p>0,30417823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831257000000001" table:style-name="ce1">
            <text:p>-44,831257</text:p>
          </table:table-cell>
          <table:table-cell office:value-type="float" office:value="-1.663605" table:style-name="ce1">
            <text:p>-1,663605</text:p>
          </table:table-cell>
          <table:table-cell office:value-type="float" office:value="3.7112382873410028" table:style-name="ce1">
            <text:p>3,711238287</text:p>
          </table:table-cell>
          <table:table-cell office:value-type="float" office:value="3.8191238263809697" table:style-name="ce1">
            <text:p>3,819123826</text:p>
          </table:table-cell>
          <table:table-cell office:value-type="float" office:value="0.50427662770952497" table:style-name="ce1">
            <text:p>0,504276628</text:p>
          </table:table-cell>
          <table:table-cell office:value-type="float" office:value="0.68868874948229108" table:style-name="ce1">
            <text:p>0,688688749</text:p>
          </table:table-cell>
          <table:table-cell office:value-type="float" office:value="0.30429116347536134" table:style-name="ce1">
            <text:p>0,30429116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617883999999997" table:style-name="ce1">
            <text:p>-44,617884</text:p>
          </table:table-cell>
          <table:table-cell office:value-type="float" office:value="-1.9039379999999999" table:style-name="ce1">
            <text:p>-1,903938</text:p>
          </table:table-cell>
          <table:table-cell office:value-type="float" office:value="3.2960522748162635" table:style-name="ce1">
            <text:p>3,296052275</text:p>
          </table:table-cell>
          <table:table-cell office:value-type="float" office:value="3.391276860695795" table:style-name="ce1">
            <text:p>3,391276861</text:p>
          </table:table-cell>
          <table:table-cell office:value-type="float" office:value="0.50420234199523928" table:style-name="ce1">
            <text:p>0,504202342</text:p>
          </table:table-cell>
          <table:table-cell office:value-type="float" office:value="0.68861446376800539" table:style-name="ce1">
            <text:p>0,688614464</text:p>
          </table:table-cell>
          <table:table-cell office:value-type="float" office:value="0.30425402061821849" table:style-name="ce1">
            <text:p>0,30425402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544100999999998" table:style-name="ce1">
            <text:p>-44,544101</text:p>
          </table:table-cell>
          <table:table-cell office:value-type="float" office:value="-2.1358280000000001" table:style-name="ce1">
            <text:p>-2,135828</text:p>
          </table:table-cell>
          <table:table-cell office:value-type="float" office:value="3.2196344709402696" table:style-name="ce1">
            <text:p>3,219634471</text:p>
          </table:table-cell>
          <table:table-cell office:value-type="float" office:value="3.297122068324013" table:style-name="ce1">
            <text:p>3,297122068</text:p>
          </table:table-cell>
          <table:table-cell office:value-type="float" office:value="0.50420234199523928" table:style-name="ce1">
            <text:p>0,504202342</text:p>
          </table:table-cell>
          <table:table-cell office:value-type="float" office:value="0.68861446376800539" table:style-name="ce1">
            <text:p>0,688614464</text:p>
          </table:table-cell>
          <table:table-cell office:value-type="float" office:value="0.30425402061821849" table:style-name="ce1">
            <text:p>0,30425402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483986000000002" table:style-name="ce1">
            <text:p>-44,483986</text:p>
          </table:table-cell>
          <table:table-cell office:value-type="float" office:value="-2.3108050000000002" table:style-name="ce1">
            <text:p>-2,310805</text:p>
          </table:table-cell>
          <table:table-cell office:value-type="float" office:value="3.2212136686656736" table:style-name="ce1">
            <text:p>3,221213669</text:p>
          </table:table-cell>
          <table:table-cell office:value-type="float" office:value="3.2781626681341307" table:style-name="ce1">
            <text:p>3,278162668</text:p>
          </table:table-cell>
          <table:table-cell office:value-type="float" office:value="0.50420234199523928" table:style-name="ce1">
            <text:p>0,504202342</text:p>
          </table:table-cell>
          <table:table-cell office:value-type="float" office:value="0.68861446376800539" table:style-name="ce1">
            <text:p>0,688614464</text:p>
          </table:table-cell>
          <table:table-cell office:value-type="float" office:value="0.30425402061821849" table:style-name="ce1">
            <text:p>0,30425402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304775999999997" table:style-name="ce1">
            <text:p>-44,304776</text:p>
          </table:table-cell>
          <table:table-cell office:value-type="float" office:value="-2.4327169999999998" table:style-name="ce1">
            <text:p>-2,432717</text:p>
          </table:table-cell>
          <table:table-cell office:value-type="float" office:value="3.218414968543208" table:style-name="ce1">
            <text:p>3,218414969</text:p>
          </table:table-cell>
          <table:table-cell office:value-type="float" office:value="3.2887745313224768" table:style-name="ce1">
            <text:p>3,288774531</text:p>
          </table:table-cell>
          <table:table-cell office:value-type="float" office:value="0.49204728221491761" table:style-name="ce1">
            <text:p>0,492047282</text:p>
          </table:table-cell>
          <table:table-cell office:value-type="float" office:value="0.67374804830149604" table:style-name="ce1">
            <text:p>0,673748048</text:p>
          </table:table-cell>
          <table:table-cell office:value-type="float" office:value="0.29731858628032626" table:style-name="ce1">
            <text:p>0,29731858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166356" table:style-name="ce1">
            <text:p>-44,166356</text:p>
          </table:table-cell>
          <table:table-cell office:value-type="float" office:value="-2.5508799999999998" table:style-name="ce1">
            <text:p>-2,55088</text:p>
          </table:table-cell>
          <table:table-cell office:value-type="float" office:value="3.0112972814854517" table:style-name="ce1">
            <text:p>3,011297281</text:p>
          </table:table-cell>
          <table:table-cell office:value-type="float" office:value="3.0467938155947252" table:style-name="ce1">
            <text:p>3,046793816</text:p>
          </table:table-cell>
          <table:table-cell office:value-type="float" office:value="0.49274389040205213" table:style-name="ce1">
            <text:p>0,49274389</text:p>
          </table:table-cell>
          <table:table-cell office:value-type="float" office:value="0.6744446564886305" table:style-name="ce1">
            <text:p>0,674444656</text:p>
          </table:table-cell>
          <table:table-cell office:value-type="float" office:value="0.29766689037389349" table:style-name="ce1">
            <text:p>0,2976668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3.956553999999997" table:style-name="ce1">
            <text:p>-43,956554</text:p>
          </table:table-cell>
          <table:table-cell office:value-type="float" office:value="-2.5894699999999999" table:style-name="ce1">
            <text:p>-2,58947</text:p>
          </table:table-cell>
          <table:table-cell office:value-type="float" office:value="3.282391872533625" table:style-name="ce1">
            <text:p>3,282391873</text:p>
          </table:table-cell>
          <table:table-cell office:value-type="float" office:value="3.3734455051884469" table:style-name="ce1">
            <text:p>3,373445505</text:p>
          </table:table-cell>
          <table:table-cell office:value-type="float" office:value="0.49458833484649656" table:style-name="ce1">
            <text:p>0,494588335</text:p>
          </table:table-cell>
          <table:table-cell office:value-type="float" office:value="0.67628910093307493" table:style-name="ce1">
            <text:p>0,676289101</text:p>
          </table:table-cell>
          <table:table-cell office:value-type="float" office:value="0.2985891125961157" table:style-name="ce1">
            <text:p>0,2985891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3.636063999999998" table:style-name="ce1">
            <text:p>-43,636064</text:p>
          </table:table-cell>
          <table:table-cell office:value-type="float" office:value="-2.5107219999999999" table:style-name="ce1">
            <text:p>-2,510722</text:p>
          </table:table-cell>
          <table:table-cell office:value-type="float" office:value="2.7126478782958632" table:style-name="ce1">
            <text:p>2,712647878</text:p>
          </table:table-cell>
          <table:table-cell office:value-type="float" office:value="2.8119326202133532" table:style-name="ce1">
            <text:p>2,81193262</text:p>
          </table:table-cell>
          <table:table-cell office:value-type="float" office:value="0.53554833484649655" table:style-name="ce1">
            <text:p>0,535548335</text:p>
          </table:table-cell>
          <table:table-cell office:value-type="float" office:value="0.71724910093307492" table:style-name="ce1">
            <text:p>0,717249101</text:p>
          </table:table-cell>
          <table:table-cell office:value-type="float" office:value="0.3190691125961157" table:style-name="ce1">
            <text:p>0,3190691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3.292071" table:style-name="ce1">
            <text:p>-43,292071</text:p>
          </table:table-cell>
          <table:table-cell office:value-type="float" office:value="-2.4430879999999999" table:style-name="ce1">
            <text:p>-2,443088</text:p>
          </table:table-cell>
          <table:table-cell office:value-type="float" office:value="2.4783399134108923" table:style-name="ce1">
            <text:p>2,478339913</text:p>
          </table:table-cell>
          <table:table-cell office:value-type="float" office:value="2.5656583970805698" table:style-name="ce1">
            <text:p>2,565658397</text:p>
          </table:table-cell>
          <table:table-cell office:value-type="float" office:value="0.63971277929094106" table:style-name="ce1">
            <text:p>0,639712779</text:p>
          </table:table-cell>
          <table:table-cell office:value-type="float" office:value="0.82141354537751943" table:style-name="ce1">
            <text:p>0,821413545</text:p>
          </table:table-cell>
          <table:table-cell office:value-type="float" office:value="0.37115133481833795" table:style-name="ce1">
            <text:p>0,37115133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2.919648000000002" table:style-name="ce1">
            <text:p>-42,919648</text:p>
          </table:table-cell>
          <table:table-cell office:value-type="float" office:value="-2.4911569999999998" table:style-name="ce1">
            <text:p>-2,491157</text:p>
          </table:table-cell>
          <table:table-cell office:value-type="float" office:value="2.4300972900091127" table:style-name="ce1">
            <text:p>2,43009729</text:p>
          </table:table-cell>
          <table:table-cell office:value-type="float" office:value="2.5217304031226146" table:style-name="ce1">
            <text:p>2,521730403</text:p>
          </table:table-cell>
          <table:table-cell office:value-type="float" office:value="0.66008288053512576" table:style-name="ce1">
            <text:p>0,660082881</text:p>
          </table:table-cell>
          <table:table-cell office:value-type="float" office:value="0.84430903581619265" table:style-name="ce1">
            <text:p>0,844309036</text:p>
          </table:table-cell>
          <table:table-cell office:value-type="float" office:value="0.38197079007385476" table:style-name="ce1">
            <text:p>0,3819707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2.521766999999997" table:style-name="ce1">
            <text:p>-42,521767</text:p>
          </table:table-cell>
          <table:table-cell office:value-type="float" office:value="-2.6636479999999998" table:style-name="ce1">
            <text:p>-2,663648</text:p>
          </table:table-cell>
          <table:table-cell office:value-type="float" office:value="2.3941497021480753" table:style-name="ce1">
            <text:p>2,394149702</text:p>
          </table:table-cell>
          <table:table-cell office:value-type="float" office:value="2.4833670439344151" table:style-name="ce1">
            <text:p>2,483367044</text:p>
          </table:table-cell>
          <table:table-cell office:value-type="float" office:value="0.66008288053512576" table:style-name="ce1">
            <text:p>0,660082881</text:p>
          </table:table-cell>
          <table:table-cell office:value-type="float" office:value="0.84430903581619265" table:style-name="ce1">
            <text:p>0,844309036</text:p>
          </table:table-cell>
          <table:table-cell office:value-type="float" office:value="0.38197079007385476" table:style-name="ce1">
            <text:p>0,3819707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2.146344999999997" table:style-name="ce1">
            <text:p>-42,146345</text:p>
          </table:table-cell>
          <table:table-cell office:value-type="float" office:value="-2.8040850000000002" table:style-name="ce1">
            <text:p>-2,804085</text:p>
          </table:table-cell>
          <table:table-cell office:value-type="float" office:value="2.2065925870009226" table:style-name="ce1">
            <text:p>2,206592587</text:p>
          </table:table-cell>
          <table:table-cell office:value-type="float" office:value="2.2981112404881228" table:style-name="ce1">
            <text:p>2,29811124</text:p>
          </table:table-cell>
          <table:table-cell office:value-type="float" office:value="0.66309288053512572" table:style-name="ce1">
            <text:p>0,663092881</text:p>
          </table:table-cell>
          <table:table-cell office:value-type="float" office:value="0.84731903581619261" table:style-name="ce1">
            <text:p>0,847319036</text:p>
          </table:table-cell>
          <table:table-cell office:value-type="float" office:value="0.38347579007385474" table:style-name="ce1">
            <text:p>0,3834757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834608000000003" table:style-name="ce1">
            <text:p>-41,834608</text:p>
          </table:table-cell>
          <table:table-cell office:value-type="float" office:value="-2.834212" table:style-name="ce1">
            <text:p>-2,834212</text:p>
          </table:table-cell>
          <table:table-cell office:value-type="float" office:value="2.256265524241611" table:style-name="ce1">
            <text:p>2,256265524</text:p>
          </table:table-cell>
          <table:table-cell office:value-type="float" office:value="2.347529471258412" table:style-name="ce1">
            <text:p>2,347529471</text:p>
          </table:table-cell>
          <table:table-cell office:value-type="float" office:value="0.6625749162101745" table:style-name="ce1">
            <text:p>0,662574916</text:p>
          </table:table-cell>
          <table:table-cell office:value-type="float" office:value="0.84552153858184809" table:style-name="ce1">
            <text:p>0,845521539</text:p>
          </table:table-cell>
          <table:table-cell office:value-type="float" office:value="0.38289294193729684" table:style-name="ce1">
            <text:p>0,38289294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527343999999999" table:style-name="ce1">
            <text:p>-41,527344</text:p>
          </table:table-cell>
          <table:table-cell office:value-type="float" office:value="-2.8754960000000001" table:style-name="ce1">
            <text:p>-2,875496</text:p>
          </table:table-cell>
          <table:table-cell office:value-type="float" office:value="2.2267652586896931" table:style-name="ce1">
            <text:p>2,226765259</text:p>
          </table:table-cell>
          <table:table-cell office:value-type="float" office:value="2.3592089810843051" table:style-name="ce1">
            <text:p>2,359208981</text:p>
          </table:table-cell>
          <table:table-cell office:value-type="float" office:value="0.66336920192446025" table:style-name="ce1">
            <text:p>0,663369202</text:p>
          </table:table-cell>
          <table:table-cell office:value-type="float" office:value="0.84631582429613383" table:style-name="ce1">
            <text:p>0,846315824</text:p>
          </table:table-cell>
          <table:table-cell office:value-type="float" office:value="0.38329008479443971" table:style-name="ce1">
            <text:p>0,38329008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216794" table:style-name="ce1">
            <text:p>-41,216794</text:p>
          </table:table-cell>
          <table:table-cell office:value-type="float" office:value="-2.9013360000000001" table:style-name="ce1">
            <text:p>-2,901336</text:p>
          </table:table-cell>
          <table:table-cell office:value-type="float" office:value="2.1269541310754461" table:style-name="ce1">
            <text:p>2,126954131</text:p>
          </table:table-cell>
          <table:table-cell office:value-type="float" office:value="2.2185086866409138" table:style-name="ce1">
            <text:p>2,218508687</text:p>
          </table:table-cell>
          <table:table-cell office:value-type="float" office:value="0.66459205906731744" table:style-name="ce1">
            <text:p>0,664592059</text:p>
          </table:table-cell>
          <table:table-cell office:value-type="float" office:value="0.84753868143899103" table:style-name="ce1">
            <text:p>0,847538681</text:p>
          </table:table-cell>
          <table:table-cell office:value-type="float" office:value="0.38390151336586831" table:style-name="ce1">
            <text:p>0,3839015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863264000000001" table:style-name="ce1">
            <text:p>-40,863264</text:p>
          </table:table-cell>
          <table:table-cell office:value-type="float" office:value="-2.8583630000000002" table:style-name="ce1">
            <text:p>-2,858363</text:p>
          </table:table-cell>
          <table:table-cell office:value-type="float" office:value="2.0552001548600818" table:style-name="ce1">
            <text:p>2,055200155</text:p>
          </table:table-cell>
          <table:table-cell office:value-type="float" office:value="2.1312976353442021" table:style-name="ce1">
            <text:p>2,131297635</text:p>
          </table:table-cell>
          <table:table-cell office:value-type="float" office:value="0.61678822446187342" table:style-name="ce1">
            <text:p>0,616788224</text:p>
          </table:table-cell>
          <table:table-cell office:value-type="float" office:value="0.80019970345815028" table:style-name="ce1">
            <text:p>0,800199703</text:p>
          </table:table-cell>
          <table:table-cell office:value-type="float" office:value="0.3601661015779366" table:style-name="ce1">
            <text:p>0,36016610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419618999999997" table:style-name="ce1">
            <text:p>-40,419619</text:p>
          </table:table-cell>
          <table:table-cell office:value-type="float" office:value="-2.8294060000000001" table:style-name="ce1">
            <text:p>-2,829406</text:p>
          </table:table-cell>
          <table:table-cell office:value-type="float" office:value="2.0987466871618969" table:style-name="ce1">
            <text:p>2,098746687</text:p>
          </table:table-cell>
          <table:table-cell office:value-type="float" office:value="2.3127581949953071" table:style-name="ce1">
            <text:p>2,312758195</text:p>
          </table:table-cell>
          <table:table-cell office:value-type="float" office:value="0.51337489112854007" table:style-name="ce1">
            <text:p>0,513374891</text:p>
          </table:table-cell>
          <table:table-cell office:value-type="float" office:value="0.69678637012481692" table:style-name="ce1">
            <text:p>0,69678637</text:p>
          </table:table-cell>
          <table:table-cell office:value-type="float" office:value="0.30845943491126993" table:style-name="ce1">
            <text:p>0,30845943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995992000000001" table:style-name="ce1">
            <text:p>-39,995992</text:p>
          </table:table-cell>
          <table:table-cell office:value-type="float" office:value="-2.8993350000000002" table:style-name="ce1">
            <text:p>-2,899335</text:p>
          </table:table-cell>
          <table:table-cell office:value-type="float" office:value="2.3105394521313412" table:style-name="ce1">
            <text:p>2,310539452</text:p>
          </table:table-cell>
          <table:table-cell office:value-type="float" office:value="2.4127130883120067" table:style-name="ce1">
            <text:p>2,412713088</text:p>
          </table:table-cell>
          <table:table-cell office:value-type="float" office:value="0.51797023042678836" table:style-name="ce1">
            <text:p>0,51797023</text:p>
          </table:table-cell>
          <table:table-cell office:value-type="float" office:value="0.70134046300888064" table:style-name="ce1">
            <text:p>0,701340463</text:p>
          </table:table-cell>
          <table:table-cell office:value-type="float" office:value="0.3108147940360691" table:style-name="ce1">
            <text:p>0,31081479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593572000000002" table:style-name="ce1">
            <text:p>-39,593572</text:p>
          </table:table-cell>
          <table:table-cell office:value-type="float" office:value="-3.0821350000000001" table:style-name="ce1">
            <text:p>-3,082135</text:p>
          </table:table-cell>
          <table:table-cell office:value-type="float" office:value="2.2917562235118214" table:style-name="ce1">
            <text:p>2,291756224</text:p>
          </table:table-cell>
          <table:table-cell office:value-type="float" office:value="2.3822719509806332" table:style-name="ce1">
            <text:p>2,382271951</text:p>
          </table:table-cell>
          <table:table-cell office:value-type="float" office:value="0.51797023042678836" table:style-name="ce1">
            <text:p>0,51797023</text:p>
          </table:table-cell>
          <table:table-cell office:value-type="float" office:value="0.70134046300888064" table:style-name="ce1">
            <text:p>0,701340463</text:p>
          </table:table-cell>
          <table:table-cell office:value-type="float" office:value="0.3108147940360691" table:style-name="ce1">
            <text:p>0,31081479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198242" table:style-name="ce1">
            <text:p>-39,198242</text:p>
          </table:table-cell>
          <table:table-cell office:value-type="float" office:value="-3.2889339999999998" table:style-name="ce1">
            <text:p>-3,288934</text:p>
          </table:table-cell>
          <table:table-cell office:value-type="float" office:value="2.3437026674358283" table:style-name="ce1">
            <text:p>2,343702667</text:p>
          </table:table-cell>
          <table:table-cell office:value-type="float" office:value="2.4569501298184337" table:style-name="ce1">
            <text:p>2,45695013</text:p>
          </table:table-cell>
          <table:table-cell office:value-type="float" office:value="0.51797023042678836" table:style-name="ce1">
            <text:p>0,51797023</text:p>
          </table:table-cell>
          <table:table-cell office:value-type="float" office:value="0.70134046300888064" table:style-name="ce1">
            <text:p>0,701340463</text:p>
          </table:table-cell>
          <table:table-cell office:value-type="float" office:value="0.3108147940360691" table:style-name="ce1">
            <text:p>0,31081479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831116000000002" table:style-name="ce1">
            <text:p>-38,831116</text:p>
          </table:table-cell>
          <table:table-cell office:value-type="float" office:value="-3.5361600000000002" table:style-name="ce1">
            <text:p>-3,53616</text:p>
          </table:table-cell>
          <table:table-cell office:value-type="float" office:value="2.3495824680619828" table:style-name="ce1">
            <text:p>2,349582468</text:p>
          </table:table-cell>
          <table:table-cell office:value-type="float" office:value="2.4550441002186671" table:style-name="ce1">
            <text:p>2,4550441</text:p>
          </table:table-cell>
          <table:table-cell office:value-type="float" office:value="0.52299931272506717" table:style-name="ce1">
            <text:p>0,522999313</text:p>
          </table:table-cell>
          <table:table-cell office:value-type="float" office:value="0.70631423219680789" table:style-name="ce1">
            <text:p>0,706314232</text:p>
          </table:table-cell>
          <table:table-cell office:value-type="float" office:value="0.31339004755845312" table:style-name="ce1">
            <text:p>0,31339004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486508000000001" table:style-name="ce1">
            <text:p>-38,486508</text:p>
          </table:table-cell>
          <table:table-cell office:value-type="float" office:value="-3.8070089999999999" table:style-name="ce1">
            <text:p>-3,807009</text:p>
          </table:table-cell>
          <table:table-cell office:value-type="float" office:value="2.3448523736438696" table:style-name="ce1">
            <text:p>2,344852374</text:p>
          </table:table-cell>
          <table:table-cell office:value-type="float" office:value="2.4542286785565715" table:style-name="ce1">
            <text:p>2,454228679</text:p>
          </table:table-cell>
          <table:table-cell office:value-type="float" office:value="0.51743145065307616" table:style-name="ce1">
            <text:p>0,517431451</text:p>
          </table:table-cell>
          <table:table-cell office:value-type="float" office:value="0.70042790250778197" table:style-name="ce1">
            <text:p>0,700427903</text:p>
          </table:table-cell>
          <table:table-cell office:value-type="float" office:value="0.31039031724176147" table:style-name="ce1">
            <text:p>0,31039031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161558999999997" table:style-name="ce1">
            <text:p>-38,161559</text:p>
          </table:table-cell>
          <table:table-cell office:value-type="float" office:value="-4.0944789999999998" table:style-name="ce1">
            <text:p>-4,094479</text:p>
          </table:table-cell>
          <table:table-cell office:value-type="float" office:value="2.2843919755638566" table:style-name="ce1">
            <text:p>2,284391976</text:p>
          </table:table-cell>
          <table:table-cell office:value-type="float" office:value="2.4027237191472008" table:style-name="ce1">
            <text:p>2,402723719</text:p>
          </table:table-cell>
          <table:table-cell office:value-type="float" office:value="0.51731145065307615" table:style-name="ce1">
            <text:p>0,517311451</text:p>
          </table:table-cell>
          <table:table-cell office:value-type="float" office:value="0.70030790250778197" table:style-name="ce1">
            <text:p>0,700307903</text:p>
          </table:table-cell>
          <table:table-cell office:value-type="float" office:value="0.31033031724176147" table:style-name="ce1">
            <text:p>0,31033031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845922999999999" table:style-name="ce1">
            <text:p>-37,845923</text:p>
          </table:table-cell>
          <table:table-cell office:value-type="float" office:value="-4.4031539999999998" table:style-name="ce1">
            <text:p>-4,403154</text:p>
          </table:table-cell>
          <table:table-cell office:value-type="float" office:value="2.2458927609845079" table:style-name="ce1">
            <text:p>2,245892761</text:p>
          </table:table-cell>
          <table:table-cell office:value-type="float" office:value="2.3047785513538126" table:style-name="ce1">
            <text:p>2,304778551</text:p>
          </table:table-cell>
          <table:table-cell office:value-type="float" office:value="0.51572745065307612" table:style-name="ce1">
            <text:p>0,515727451</text:p>
          </table:table-cell>
          <table:table-cell office:value-type="float" office:value="0.69872390250778194" table:style-name="ce1">
            <text:p>0,698723903</text:p>
          </table:table-cell>
          <table:table-cell office:value-type="float" office:value="0.30953831724176145" table:style-name="ce1">
            <text:p>0,30953831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482154000000001" table:style-name="ce1">
            <text:p>-37,482154</text:p>
          </table:table-cell>
          <table:table-cell office:value-type="float" office:value="-4.6428200000000004" table:style-name="ce1">
            <text:p>-4,64282</text:p>
          </table:table-cell>
          <table:table-cell office:value-type="float" office:value="2.319306824006091" table:style-name="ce1">
            <text:p>2,319306824</text:p>
          </table:table-cell>
          <table:table-cell office:value-type="float" office:value="2.4341753893164624" table:style-name="ce1">
            <text:p>2,434175389</text:p>
          </table:table-cell>
          <table:table-cell office:value-type="float" office:value="0.50734793269348144" table:style-name="ce1">
            <text:p>0,507347933</text:p>
          </table:table-cell>
          <table:table-cell office:value-type="float" office:value="0.68989973389816284" table:style-name="ce1">
            <text:p>0,689899734</text:p>
          </table:table-cell>
          <table:table-cell office:value-type="float" office:value="0.3051287528788133" table:style-name="ce1">
            <text:p>0,30512875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114122000000002" table:style-name="ce1">
            <text:p>-37,114122</text:p>
          </table:table-cell>
          <table:table-cell office:value-type="float" office:value="-4.8323080000000003" table:style-name="ce1">
            <text:p>-4,832308</text:p>
          </table:table-cell>
          <table:table-cell office:value-type="float" office:value="2.2788883616858771" table:style-name="ce1">
            <text:p>2,278888362</text:p>
          </table:table-cell>
          <table:table-cell office:value-type="float" office:value="2.3863072623373482" table:style-name="ce1">
            <text:p>2,386307262</text:p>
          </table:table-cell>
          <table:table-cell office:value-type="float" office:value="0.50667593269348143" table:style-name="ce1">
            <text:p>0,506675933</text:p>
          </table:table-cell>
          <table:table-cell office:value-type="float" office:value="0.68922773389816283" table:style-name="ce1">
            <text:p>0,689227734</text:p>
          </table:table-cell>
          <table:table-cell office:value-type="float" office:value="0.3047927528788133" table:style-name="ce1">
            <text:p>0,30479275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6.751314999999998" table:style-name="ce1">
            <text:p>-36,751315</text:p>
          </table:table-cell>
          <table:table-cell office:value-type="float" office:value="-5.0084860000000004" table:style-name="ce1">
            <text:p>-5,008486</text:p>
          </table:table-cell>
          <table:table-cell office:value-type="float" office:value="2.2829992971511484" table:style-name="ce1">
            <text:p>2,282999297</text:p>
          </table:table-cell>
          <table:table-cell office:value-type="float" office:value="2.3915328984291282" table:style-name="ce1">
            <text:p>2,391532898</text:p>
          </table:table-cell>
          <table:table-cell office:value-type="float" office:value="0.50667593269348143" table:style-name="ce1">
            <text:p>0,506675933</text:p>
          </table:table-cell>
          <table:table-cell office:value-type="float" office:value="0.68922773389816283" table:style-name="ce1">
            <text:p>0,689227734</text:p>
          </table:table-cell>
          <table:table-cell office:value-type="float" office:value="0.3047927528788133" table:style-name="ce1">
            <text:p>0,30479275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6.335245" table:style-name="ce1">
            <text:p>-36,335245</text:p>
          </table:table-cell>
          <table:table-cell office:value-type="float" office:value="-5.0887690000000001" table:style-name="ce1">
            <text:p>-5,088769</text:p>
          </table:table-cell>
          <table:table-cell office:value-type="float" office:value="2.3082304895455583" table:style-name="ce1">
            <text:p>2,30823049</text:p>
          </table:table-cell>
          <table:table-cell office:value-type="float" office:value="2.4149976994368472" table:style-name="ce1">
            <text:p>2,414997699</text:p>
          </table:table-cell>
          <table:table-cell office:value-type="float" office:value="0.50667593269348143" table:style-name="ce1">
            <text:p>0,506675933</text:p>
          </table:table-cell>
          <table:table-cell office:value-type="float" office:value="0.68922773389816283" table:style-name="ce1">
            <text:p>0,689227734</text:p>
          </table:table-cell>
          <table:table-cell office:value-type="float" office:value="0.3047927528788133" table:style-name="ce1">
            <text:p>0,30479275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895975" table:style-name="ce1">
            <text:p>-35,895975</text:p>
          </table:table-cell>
          <table:table-cell office:value-type="float" office:value="-5.1001500000000002" table:style-name="ce1">
            <text:p>-5,10015</text:p>
          </table:table-cell>
          <table:table-cell office:value-type="float" office:value="2.3266061610057487" table:style-name="ce1">
            <text:p>2,326606161</text:p>
          </table:table-cell>
          <table:table-cell office:value-type="float" office:value="2.4313740304662903" table:style-name="ce1">
            <text:p>2,43137403</text:p>
          </table:table-cell>
          <table:table-cell office:value-type="float" office:value="0.51640186100006102" table:style-name="ce1">
            <text:p>0,516401861</text:p>
          </table:table-cell>
          <table:table-cell office:value-type="float" office:value="0.69929078607559203" table:style-name="ce1">
            <text:p>0,699290786</text:p>
          </table:table-cell>
          <table:table-cell office:value-type="float" office:value="0.30987886806563408" table:style-name="ce1">
            <text:p>0,30987886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506500000000003" table:style-name="ce1">
            <text:p>-35,5065</text:p>
          </table:table-cell>
          <table:table-cell office:value-type="float" office:value="-5.2299350000000002" table:style-name="ce1">
            <text:p>-5,229935</text:p>
          </table:table-cell>
          <table:table-cell office:value-type="float" office:value="2.3149329296589336" table:style-name="ce1">
            <text:p>2,31493293</text:p>
          </table:table-cell>
          <table:table-cell office:value-type="float" office:value="2.4311513870531773" table:style-name="ce1">
            <text:p>2,431151387</text:p>
          </table:table-cell>
          <table:table-cell office:value-type="float" office:value="0.51640186100006102" table:style-name="ce1">
            <text:p>0,516401861</text:p>
          </table:table-cell>
          <table:table-cell office:value-type="float" office:value="0.69929078607559203" table:style-name="ce1">
            <text:p>0,699290786</text:p>
          </table:table-cell>
          <table:table-cell office:value-type="float" office:value="0.30987886806563408" table:style-name="ce1">
            <text:p>0,30987886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261830000000003" table:style-name="ce1">
            <text:p>-35,26183</text:p>
          </table:table-cell>
          <table:table-cell office:value-type="float" office:value="-5.5614990000000004" table:style-name="ce1">
            <text:p>-5,561499</text:p>
          </table:table-cell>
          <table:table-cell office:value-type="float" office:value="2.3384235330073198" table:style-name="ce1">
            <text:p>2,338423533</text:p>
          </table:table-cell>
          <table:table-cell office:value-type="float" office:value="2.4421227856370051" table:style-name="ce1">
            <text:p>2,442122786</text:p>
          </table:table-cell>
          <table:table-cell office:value-type="float" office:value="0.52332524379730228" table:style-name="ce1">
            <text:p>0,523325244</text:p>
          </table:table-cell>
          <table:table-cell office:value-type="float" office:value="0.70838032087326053" table:style-name="ce1">
            <text:p>0,708380321</text:p>
          </table:table-cell>
          <table:table-cell office:value-type="float" office:value="0.31395743359866241" table:style-name="ce1">
            <text:p>0,31395743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135362000000001" table:style-name="ce1">
            <text:p>-35,135362</text:p>
          </table:table-cell>
          <table:table-cell office:value-type="float" office:value="-5.9877570000000002" table:style-name="ce1">
            <text:p>-5,987757</text:p>
          </table:table-cell>
          <table:table-cell office:value-type="float" office:value="2.0615530917432827" table:style-name="ce1">
            <text:p>2,061553092</text:p>
          </table:table-cell>
          <table:table-cell office:value-type="float" office:value="2.1617517759229834" table:style-name="ce1">
            <text:p>2,161751776</text:p>
          </table:table-cell>
          <table:table-cell office:value-type="float" office:value="0.52404524379730222" table:style-name="ce1">
            <text:p>0,524045244</text:p>
          </table:table-cell>
          <table:table-cell office:value-type="float" office:value="0.70910032087326047" table:style-name="ce1">
            <text:p>0,709100321</text:p>
          </table:table-cell>
          <table:table-cell office:value-type="float" office:value="0.31431743359866238" table:style-name="ce1">
            <text:p>0,31431743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023240999999999" table:style-name="ce1">
            <text:p>-35,023241</text:p>
          </table:table-cell>
          <table:table-cell office:value-type="float" office:value="-6.4123089999999996" table:style-name="ce1">
            <text:p>-6,412309</text:p>
          </table:table-cell>
          <table:table-cell office:value-type="float" office:value="2.0462146727740547" table:style-name="ce1">
            <text:p>2,046214673</text:p>
          </table:table-cell>
          <table:table-cell office:value-type="float" office:value="2.1457809790091513" table:style-name="ce1">
            <text:p>2,145780979</text:p>
          </table:table-cell>
          <table:table-cell office:value-type="float" office:value="0.51728475946807861" table:style-name="ce1">
            <text:p>0,517284759</text:p>
          </table:table-cell>
          <table:table-cell office:value-type="float" office:value="0.70106268782043457" table:style-name="ce1">
            <text:p>0,701062688</text:p>
          </table:table-cell>
          <table:table-cell office:value-type="float" office:value="0.31052521071184153" table:style-name="ce1">
            <text:p>0,31052521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4.894742000000001" table:style-name="ce1">
            <text:p>-34,894742</text:p>
          </table:table-cell>
          <table:table-cell office:value-type="float" office:value="-6.8240959999999999" table:style-name="ce1">
            <text:p>-6,824096</text:p>
          </table:table-cell>
          <table:table-cell office:value-type="float" office:value="2.305580720285183" table:style-name="ce1">
            <text:p>2,30558072</text:p>
          </table:table-cell>
          <table:table-cell office:value-type="float" office:value="2.3832131465470869" table:style-name="ce1">
            <text:p>2,383213147</text:p>
          </table:table-cell>
          <table:table-cell office:value-type="float" office:value="0.51829275946807862" table:style-name="ce1">
            <text:p>0,518292759</text:p>
          </table:table-cell>
          <table:table-cell office:value-type="float" office:value="0.70207068782043458" table:style-name="ce1">
            <text:p>0,702070688</text:p>
          </table:table-cell>
          <table:table-cell office:value-type="float" office:value="0.31102921071184153" table:style-name="ce1">
            <text:p>0,31102921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4.815904000000003" table:style-name="ce1">
            <text:p>-34,815904</text:p>
          </table:table-cell>
          <table:table-cell office:value-type="float" office:value="-7.2448870000000003" table:style-name="ce1">
            <text:p>-7,244887</text:p>
          </table:table-cell>
          <table:table-cell office:value-type="float" office:value="2.3922349162175767" table:style-name="ce1">
            <text:p>2,392234916</text:p>
          </table:table-cell>
          <table:table-cell office:value-type="float" office:value="2.4687560377676636" table:style-name="ce1">
            <text:p>2,468756038</text:p>
          </table:table-cell>
          <table:table-cell office:value-type="float" office:value="0.51494295247607758" table:style-name="ce1">
            <text:p>0,514942952</text:p>
          </table:table-cell>
          <table:table-cell office:value-type="float" office:value="0.69840443976932098" table:style-name="ce1">
            <text:p>0,69840444</text:p>
          </table:table-cell>
          <table:table-cell office:value-type="float" office:value="0.30921481305255394" table:style-name="ce1">
            <text:p>0,3092148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4.846873000000002" table:style-name="ce1">
            <text:p>-34,846873</text:p>
          </table:table-cell>
          <table:table-cell office:value-type="float" office:value="-7.6128900000000002" table:style-name="ce1">
            <text:p>-7,61289</text:p>
          </table:table-cell>
          <table:table-cell office:value-type="float" office:value="2.3718594240790263" table:style-name="ce1">
            <text:p>2,371859424</text:p>
          </table:table-cell>
          <table:table-cell office:value-type="float" office:value="2.4465011917131738" table:style-name="ce1">
            <text:p>2,446501192</text:p>
          </table:table-cell>
          <table:table-cell office:value-type="float" office:value="0.51635406358718872" table:style-name="ce1">
            <text:p>0,516354064</text:p>
          </table:table-cell>
          <table:table-cell office:value-type="float" office:value="0.69981555088043212" table:style-name="ce1">
            <text:p>0,699815551</text:p>
          </table:table-cell>
          <table:table-cell office:value-type="float" office:value="0.30992036860810951" table:style-name="ce1">
            <text:p>0,30992036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4.889195999999998" table:style-name="ce1">
            <text:p>-34,889196</text:p>
          </table:table-cell>
          <table:table-cell office:value-type="float" office:value="-7.9602630000000003" table:style-name="ce1">
            <text:p>-7,960263</text:p>
          </table:table-cell>
          <table:table-cell office:value-type="float" office:value="2.3801742837600757" table:style-name="ce1">
            <text:p>2,380174284</text:p>
          </table:table-cell>
          <table:table-cell office:value-type="float" office:value="2.4447245586318895" table:style-name="ce1">
            <text:p>2,444724559</text:p>
          </table:table-cell>
          <table:table-cell office:value-type="float" office:value="0.51708517469829984" table:style-name="ce1">
            <text:p>0,517085175</text:p>
          </table:table-cell>
          <table:table-cell office:value-type="float" office:value="0.70054666199154325" table:style-name="ce1">
            <text:p>0,700546662</text:p>
          </table:table-cell>
          <table:table-cell office:value-type="float" office:value="0.31028592416366507" table:style-name="ce1">
            <text:p>0,31028592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4.960672000000002" table:style-name="ce1">
            <text:p>-34,960672</text:p>
          </table:table-cell>
          <table:table-cell office:value-type="float" office:value="-8.3696629999999992" table:style-name="ce1">
            <text:p>-8,369663</text:p>
          </table:table-cell>
          <table:table-cell office:value-type="float" office:value="2.2265411056600364" table:style-name="ce1">
            <text:p>2,226541106</text:p>
          </table:table-cell>
          <table:table-cell office:value-type="float" office:value="2.3068098168893036" table:style-name="ce1">
            <text:p>2,306809817</text:p>
          </table:table-cell>
          <table:table-cell office:value-type="float" office:value="0.51788335414123532" table:style-name="ce1">
            <text:p>0,517883354</text:p>
          </table:table-cell>
          <table:table-cell office:value-type="float" office:value="0.700810843421936" table:style-name="ce1">
            <text:p>0,700810843</text:p>
          </table:table-cell>
          <table:table-cell office:value-type="float" office:value="0.31058074962990095" table:style-name="ce1">
            <text:p>0,3105807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109653999999999" table:style-name="ce1">
            <text:p>-35,109654</text:p>
          </table:table-cell>
          <table:table-cell office:value-type="float" office:value="-8.7901760000000007" table:style-name="ce1">
            <text:p>-8,790176</text:p>
          </table:table-cell>
          <table:table-cell office:value-type="float" office:value="2.3254049204378222" table:style-name="ce1">
            <text:p>2,32540492</text:p>
          </table:table-cell>
          <table:table-cell office:value-type="float" office:value="2.3987312674577659" table:style-name="ce1">
            <text:p>2,398731267</text:p>
          </table:table-cell>
          <table:table-cell office:value-type="float" office:value="0.5167473541412354" table:style-name="ce1">
            <text:p>0,516747354</text:p>
          </table:table-cell>
          <table:table-cell office:value-type="float" office:value="0.69967484342193609" table:style-name="ce1">
            <text:p>0,699674843</text:p>
          </table:table-cell>
          <table:table-cell office:value-type="float" office:value="0.310012749629901" table:style-name="ce1">
            <text:p>0,3100127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316108999999997" table:style-name="ce1">
            <text:p>-35,316109</text:p>
          </table:table-cell>
          <table:table-cell office:value-type="float" office:value="-9.1807400000000001" table:style-name="ce1">
            <text:p>-9,18074</text:p>
          </table:table-cell>
          <table:table-cell office:value-type="float" office:value="2.2782747453509002" table:style-name="ce1">
            <text:p>2,278274745</text:p>
          </table:table-cell>
          <table:table-cell office:value-type="float" office:value="2.3543802933862974" table:style-name="ce1">
            <text:p>2,354380293</text:p>
          </table:table-cell>
          <table:table-cell office:value-type="float" office:value="0.51632820863723761" table:style-name="ce1">
            <text:p>0,516328209</text:p>
          </table:table-cell>
          <table:table-cell office:value-type="float" office:value="0.6977004935264588" table:style-name="ce1">
            <text:p>0,697700494</text:p>
          </table:table-cell>
          <table:table-cell office:value-type="float" office:value="0.30944459669370183" table:style-name="ce1">
            <text:p>0,30944459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597459999999998" table:style-name="ce1">
            <text:p>-35,59746</text:p>
          </table:table-cell>
          <table:table-cell office:value-type="float" office:value="-9.5245289999999994" table:style-name="ce1">
            <text:p>-9,524529</text:p>
          </table:table-cell>
          <table:table-cell office:value-type="float" office:value="2.2253184147884748" table:style-name="ce1">
            <text:p>2,225318415</text:p>
          </table:table-cell>
          <table:table-cell office:value-type="float" office:value="2.3084788317077289" table:style-name="ce1">
            <text:p>2,308478832</text:p>
          </table:table-cell>
          <table:table-cell office:value-type="float" office:value="0.49637493282318113" table:style-name="ce1">
            <text:p>0,496374933</text:p>
          </table:table-cell>
          <table:table-cell office:value-type="float" office:value="0.66975769191741941" table:style-name="ce1">
            <text:p>0,669757692</text:p>
          </table:table-cell>
          <table:table-cell office:value-type="float" office:value="0.29728195973791494" table:style-name="ce1">
            <text:p>0,2972819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5.886068000000002" table:style-name="ce1">
            <text:p>-35,886068</text:p>
          </table:table-cell>
          <table:table-cell office:value-type="float" office:value="-9.8633539999999993" table:style-name="ce1">
            <text:p>-9,863354</text:p>
          </table:table-cell>
          <table:table-cell office:value-type="float" office:value="2.1934038191798169" table:style-name="ce1">
            <text:p>2,193403819</text:p>
          </table:table-cell>
          <table:table-cell office:value-type="float" office:value="2.2912661135569268" table:style-name="ce1">
            <text:p>2,291266114</text:p>
          </table:table-cell>
          <table:table-cell office:value-type="float" office:value="0.63952693282318118" table:style-name="ce1">
            <text:p>0,639526933</text:p>
          </table:table-cell>
          <table:table-cell office:value-type="float" office:value="0.81290969191741946" table:style-name="ce1">
            <text:p>0,812909692</text:p>
          </table:table-cell>
          <table:table-cell office:value-type="float" office:value="0.36885795973791491" table:style-name="ce1">
            <text:p>0,3688579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6.166336000000001" table:style-name="ce1">
            <text:p>-36,166336</text:p>
          </table:table-cell>
          <table:table-cell office:value-type="float" office:value="-10.20383" table:style-name="ce1">
            <text:p>-10,20383</text:p>
          </table:table-cell>
          <table:table-cell office:value-type="float" office:value="2.2047818485406725" table:style-name="ce1">
            <text:p>2,204781849</text:p>
          </table:table-cell>
          <table:table-cell office:value-type="float" office:value="2.2903612086856056" table:style-name="ce1">
            <text:p>2,290361209</text:p>
          </table:table-cell>
          <table:table-cell office:value-type="float" office:value="0.65549493282318116" table:style-name="ce1">
            <text:p>0,655494933</text:p>
          </table:table-cell>
          <table:table-cell office:value-type="float" office:value="0.82887769191741945" table:style-name="ce1">
            <text:p>0,828877692</text:p>
          </table:table-cell>
          <table:table-cell office:value-type="float" office:value="0.37684195973791496" table:style-name="ce1">
            <text:p>0,3768419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6.488325000000003" table:style-name="ce1">
            <text:p>-36,488325</text:p>
          </table:table-cell>
          <table:table-cell office:value-type="float" office:value="-10.488844" table:style-name="ce1">
            <text:p>-10,488844</text:p>
          </table:table-cell>
          <table:table-cell office:value-type="float" office:value="2.2898396440219746" table:style-name="ce1">
            <text:p>2,289839644</text:p>
          </table:table-cell>
          <table:table-cell office:value-type="float" office:value="2.3847055132298376" table:style-name="ce1">
            <text:p>2,384705513</text:p>
          </table:table-cell>
          <table:table-cell office:value-type="float" office:value="0.65511093282318111" table:style-name="ce1">
            <text:p>0,655110933</text:p>
          </table:table-cell>
          <table:table-cell office:value-type="float" office:value="0.82849369191741939" table:style-name="ce1">
            <text:p>0,828493692</text:p>
          </table:table-cell>
          <table:table-cell office:value-type="float" office:value="0.37664995973791493" table:style-name="ce1">
            <text:p>0,3766499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6.828049" table:style-name="ce1">
            <text:p>-36,828049</text:p>
          </table:table-cell>
          <table:table-cell office:value-type="float" office:value="-10.757717" table:style-name="ce1">
            <text:p>-10,757717</text:p>
          </table:table-cell>
          <table:table-cell office:value-type="float" office:value="2.1901295834654415" table:style-name="ce1">
            <text:p>2,190129583</text:p>
          </table:table-cell>
          <table:table-cell office:value-type="float" office:value="2.2950752904785965" table:style-name="ce1">
            <text:p>2,29507529</text:p>
          </table:table-cell>
          <table:table-cell office:value-type="float" office:value="0.67391013786315923" table:style-name="ce1">
            <text:p>0,673910138</text:p>
          </table:table-cell>
          <table:table-cell office:value-type="float" office:value="0.8589753477287293" table:style-name="ce1">
            <text:p>0,858975348</text:p>
          </table:table-cell>
          <table:table-cell office:value-type="float" office:value="0.38911573895936563" table:style-name="ce1">
            <text:p>0,3891157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121957999999999" table:style-name="ce1">
            <text:p>-37,121958</text:p>
          </table:table-cell>
          <table:table-cell office:value-type="float" office:value="-11.079582" table:style-name="ce1">
            <text:p>-11,079582</text:p>
          </table:table-cell>
          <table:table-cell office:value-type="float" office:value="2.1957667023177847" table:style-name="ce1">
            <text:p>2,195766702</text:p>
          </table:table-cell>
          <table:table-cell office:value-type="float" office:value="2.3025250304905547" table:style-name="ce1">
            <text:p>2,30252503</text:p>
          </table:table-cell>
          <table:table-cell office:value-type="float" office:value="0.67424613786315912" table:style-name="ce1">
            <text:p>0,674246138</text:p>
          </table:table-cell>
          <table:table-cell office:value-type="float" office:value="0.85931134772872919" table:style-name="ce1">
            <text:p>0,859311348</text:p>
          </table:table-cell>
          <table:table-cell office:value-type="float" office:value="0.38928373895936558" table:style-name="ce1">
            <text:p>0,3892837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360363" table:style-name="ce1">
            <text:p>-37,360363</text:p>
          </table:table-cell>
          <table:table-cell office:value-type="float" office:value="-11.447894" table:style-name="ce1">
            <text:p>-11,447894</text:p>
          </table:table-cell>
          <table:table-cell office:value-type="float" office:value="2.2445097656323338" table:style-name="ce1">
            <text:p>2,244509766</text:p>
          </table:table-cell>
          <table:table-cell office:value-type="float" office:value="2.3442658569940527" table:style-name="ce1">
            <text:p>2,344265857</text:p>
          </table:table-cell>
          <table:table-cell office:value-type="float" office:value="0.67439013786315916" table:style-name="ce1">
            <text:p>0,674390138</text:p>
          </table:table-cell>
          <table:table-cell office:value-type="float" office:value="0.85945534772872922" table:style-name="ce1">
            <text:p>0,859455348</text:p>
          </table:table-cell>
          <table:table-cell office:value-type="float" office:value="0.38935573895936559" table:style-name="ce1">
            <text:p>0,3893557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560830000000003" table:style-name="ce1">
            <text:p>-37,56083</text:p>
          </table:table-cell>
          <table:table-cell office:value-type="float" office:value="-11.842926" table:style-name="ce1">
            <text:p>-11,842926</text:p>
          </table:table-cell>
          <table:table-cell office:value-type="float" office:value="2.2409797545435146" table:style-name="ce1">
            <text:p>2,240979755</text:p>
          </table:table-cell>
          <table:table-cell office:value-type="float" office:value="2.3427828193089062" table:style-name="ce1">
            <text:p>2,342782819</text:p>
          </table:table-cell>
          <table:table-cell office:value-type="float" office:value="0.67255177868270877" table:style-name="ce1">
            <text:p>0,672551779</text:p>
          </table:table-cell>
          <table:table-cell office:value-type="float" office:value="0.85128190887832644" table:style-name="ce1">
            <text:p>0,851281909</text:p>
          </table:table-cell>
          <table:table-cell office:value-type="float" office:value="0.3868955584263285" table:style-name="ce1">
            <text:p>0,38689555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7.780414" table:style-name="ce1">
            <text:p>-37,780414</text:p>
          </table:table-cell>
          <table:table-cell office:value-type="float" office:value="-12.225763000000001" table:style-name="ce1">
            <text:p>-12,225763</text:p>
          </table:table-cell>
          <table:table-cell office:value-type="float" office:value="2.1790540596487524" table:style-name="ce1">
            <text:p>2,17905406</text:p>
          </table:table-cell>
          <table:table-cell office:value-type="float" office:value="2.2790192759935817" table:style-name="ce1">
            <text:p>2,279019276</text:p>
          </table:table-cell>
          <table:table-cell office:value-type="float" office:value="0.67312777868270868" table:style-name="ce1">
            <text:p>0,673127779</text:p>
          </table:table-cell>
          <table:table-cell office:value-type="float" office:value="0.85185790887832635" table:style-name="ce1">
            <text:p>0,851857909</text:p>
          </table:table-cell>
          <table:table-cell office:value-type="float" office:value="0.38718355842632846" table:style-name="ce1">
            <text:p>0,38718355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035037000000003" table:style-name="ce1">
            <text:p>-38,035037</text:p>
          </table:table-cell>
          <table:table-cell office:value-type="float" office:value="-12.586" table:style-name="ce1">
            <text:p>-12,586</text:p>
          </table:table-cell>
          <table:table-cell office:value-type="float" office:value="2.5278595745002197" table:style-name="ce1">
            <text:p>2,527859575</text:p>
          </table:table-cell>
          <table:table-cell office:value-type="float" office:value="2.6000710464255197" table:style-name="ce1">
            <text:p>2,600071046</text:p>
          </table:table-cell>
          <table:table-cell office:value-type="float" office:value="0.67312777868270868" table:style-name="ce1">
            <text:p>0,673127779</text:p>
          </table:table-cell>
          <table:table-cell office:value-type="float" office:value="0.85185790887832635" table:style-name="ce1">
            <text:p>0,851857909</text:p>
          </table:table-cell>
          <table:table-cell office:value-type="float" office:value="0.38718355842632846" table:style-name="ce1">
            <text:p>0,38718355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336747000000003" table:style-name="ce1">
            <text:p>-38,336747</text:p>
          </table:table-cell>
          <table:table-cell office:value-type="float" office:value="-12.890776000000001" table:style-name="ce1">
            <text:p>-12,890776</text:p>
          </table:table-cell>
          <table:table-cell office:value-type="float" office:value="2.6033479045128765" table:style-name="ce1">
            <text:p>2,603347905</text:p>
          </table:table-cell>
          <table:table-cell office:value-type="float" office:value="2.7168328868620897" table:style-name="ce1">
            <text:p>2,716832887</text:p>
          </table:table-cell>
          <table:table-cell office:value-type="float" office:value="0.54272050595543597" table:style-name="ce1">
            <text:p>0,542720506</text:p>
          </table:table-cell>
          <table:table-cell office:value-type="float" office:value="0.72145063615105365" table:style-name="ce1">
            <text:p>0,721450636</text:p>
          </table:table-cell>
          <table:table-cell office:value-type="float" office:value="0.3219799220626921" table:style-name="ce1">
            <text:p>0,32197992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831225000000003" table:style-name="ce1">
            <text:p>-38,831225</text:p>
          </table:table-cell>
          <table:table-cell office:value-type="float" office:value="-13.014574" table:style-name="ce1">
            <text:p>-13,014574</text:p>
          </table:table-cell>
          <table:table-cell office:value-type="float" office:value="2.6172827894411541" table:style-name="ce1">
            <text:p>2,617282789</text:p>
          </table:table-cell>
          <table:table-cell office:value-type="float" office:value="2.7400619211890858" table:style-name="ce1">
            <text:p>2,740061921</text:p>
          </table:table-cell>
          <table:table-cell office:value-type="float" office:value="0.51225343230056763" table:style-name="ce1">
            <text:p>0,512253432</text:p>
          </table:table-cell>
          <table:table-cell office:value-type="float" office:value="0.69154503824996949" table:style-name="ce1">
            <text:p>0,691545038</text:p>
          </table:table-cell>
          <table:table-cell office:value-type="float" office:value="0.3068559422561275" table:style-name="ce1">
            <text:p>0,30685594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903044999999999" table:style-name="ce1">
            <text:p>-38,903045</text:p>
          </table:table-cell>
          <table:table-cell office:value-type="float" office:value="-13.385001000000001" table:style-name="ce1">
            <text:p>-13,385001</text:p>
          </table:table-cell>
          <table:table-cell office:value-type="float" office:value="2.3026691504185539" table:style-name="ce1">
            <text:p>2,30266915</text:p>
          </table:table-cell>
          <table:table-cell office:value-type="float" office:value="2.4234360686337437" table:style-name="ce1">
            <text:p>2,423436069</text:p>
          </table:table-cell>
          <table:table-cell office:value-type="float" office:value="0.5122498767450121" table:style-name="ce1">
            <text:p>0,512249877</text:p>
          </table:table-cell>
          <table:table-cell office:value-type="float" office:value="0.69154148269441396" table:style-name="ce1">
            <text:p>0,691541483</text:p>
          </table:table-cell>
          <table:table-cell office:value-type="float" office:value="0.30685416447834973" table:style-name="ce1">
            <text:p>0,30685416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922151999999997" table:style-name="ce1">
            <text:p>-38,922152</text:p>
          </table:table-cell>
          <table:table-cell office:value-type="float" office:value="-13.760175" table:style-name="ce1">
            <text:p>-13,760175</text:p>
          </table:table-cell>
          <table:table-cell office:value-type="float" office:value="2.2737852416308302" table:style-name="ce1">
            <text:p>2,273785242</text:p>
          </table:table-cell>
          <table:table-cell office:value-type="float" office:value="2.3931167873836654" table:style-name="ce1">
            <text:p>2,393116787</text:p>
          </table:table-cell>
          <table:table-cell office:value-type="float" office:value="0.51228543230056767" table:style-name="ce1">
            <text:p>0,512285432</text:p>
          </table:table-cell>
          <table:table-cell office:value-type="float" office:value="0.69157703824996952" table:style-name="ce1">
            <text:p>0,691577038</text:p>
          </table:table-cell>
          <table:table-cell office:value-type="float" office:value="0.30687194225612752" table:style-name="ce1">
            <text:p>0,30687194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964041999999999" table:style-name="ce1">
            <text:p>-38,964042</text:p>
          </table:table-cell>
          <table:table-cell office:value-type="float" office:value="-14.157889000000001" table:style-name="ce1">
            <text:p>-14,157889</text:p>
          </table:table-cell>
          <table:table-cell office:value-type="float" office:value="2.0592925430070292" table:style-name="ce1">
            <text:p>2,059292543</text:p>
          </table:table-cell>
          <table:table-cell office:value-type="float" office:value="2.1645597397681389" table:style-name="ce1">
            <text:p>2,16455974</text:p>
          </table:table-cell>
          <table:table-cell office:value-type="float" office:value="0.51727946706771855" table:style-name="ce1">
            <text:p>0,517279467</text:p>
          </table:table-cell>
          <table:table-cell office:value-type="float" office:value="0.6962089748001099" table:style-name="ce1">
            <text:p>0,696208975</text:p>
          </table:table-cell>
          <table:table-cell office:value-type="float" office:value="0.30935611305725735" table:style-name="ce1">
            <text:p>0,3093561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030382000000003" table:style-name="ce1">
            <text:p>-39,030382</text:p>
          </table:table-cell>
          <table:table-cell office:value-type="float" office:value="-14.586213000000001" table:style-name="ce1">
            <text:p>-14,586213</text:p>
          </table:table-cell>
          <table:table-cell office:value-type="float" office:value="2.046486943001768" table:style-name="ce1">
            <text:p>2,046486943</text:p>
          </table:table-cell>
          <table:table-cell office:value-type="float" office:value="2.1535730485224951" table:style-name="ce1">
            <text:p>2,153573049</text:p>
          </table:table-cell>
          <table:table-cell office:value-type="float" office:value="0.5191194670677185" table:style-name="ce1">
            <text:p>0,519119467</text:p>
          </table:table-cell>
          <table:table-cell office:value-type="float" office:value="0.69804897480010986" table:style-name="ce1">
            <text:p>0,698048975</text:p>
          </table:table-cell>
          <table:table-cell office:value-type="float" office:value="0.31027611305725733" table:style-name="ce1">
            <text:p>0,3102761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023629" table:style-name="ce1">
            <text:p>-39,023629</text:p>
          </table:table-cell>
          <table:table-cell office:value-type="float" office:value="-15.015314" table:style-name="ce1">
            <text:p>-15,015314</text:p>
          </table:table-cell>
          <table:table-cell office:value-type="float" office:value="2.1927307615968239" table:style-name="ce1">
            <text:p>2,192730762</text:p>
          </table:table-cell>
          <table:table-cell office:value-type="float" office:value="2.31022381540817" table:style-name="ce1">
            <text:p>2,310223815</text:p>
          </table:table-cell>
          <table:table-cell office:value-type="float" office:value="0.52041217260360717" table:style-name="ce1">
            <text:p>0,520412173</text:p>
          </table:table-cell>
          <table:table-cell office:value-type="float" office:value="0.69925245218276977" table:style-name="ce1">
            <text:p>0,699252452</text:p>
          </table:table-cell>
          <table:table-cell office:value-type="float" office:value="0.31092021214157617" table:style-name="ce1">
            <text:p>0,31092021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964447" table:style-name="ce1">
            <text:p>-38,964447</text:p>
          </table:table-cell>
          <table:table-cell office:value-type="float" office:value="-15.445223" table:style-name="ce1">
            <text:p>-15,445223</text:p>
          </table:table-cell>
          <table:table-cell office:value-type="float" office:value="2.1827215717758079" table:style-name="ce1">
            <text:p>2,182721572</text:p>
          </table:table-cell>
          <table:table-cell office:value-type="float" office:value="2.3070114877281691" table:style-name="ce1">
            <text:p>2,307011488</text:p>
          </table:table-cell>
          <table:table-cell office:value-type="float" office:value="0.52278817260360722" table:style-name="ce1">
            <text:p>0,522788173</text:p>
          </table:table-cell>
          <table:table-cell office:value-type="float" office:value="0.70162845218276981" table:style-name="ce1">
            <text:p>0,701628452</text:p>
          </table:table-cell>
          <table:table-cell office:value-type="float" office:value="0.31210821214157619" table:style-name="ce1">
            <text:p>0,31210821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8.939158999999997" table:style-name="ce1">
            <text:p>-38,939159</text:p>
          </table:table-cell>
          <table:table-cell office:value-type="float" office:value="-15.86801" table:style-name="ce1">
            <text:p>-15,86801</text:p>
          </table:table-cell>
          <table:table-cell office:value-type="float" office:value="2.1900998543208621" table:style-name="ce1">
            <text:p>2,190099854</text:p>
          </table:table-cell>
          <table:table-cell office:value-type="float" office:value="2.3173527348373373" table:style-name="ce1">
            <text:p>2,317352735</text:p>
          </table:table-cell>
          <table:table-cell office:value-type="float" office:value="0.52305217260360715" table:style-name="ce1">
            <text:p>0,523052173</text:p>
          </table:table-cell>
          <table:table-cell office:value-type="float" office:value="0.70189245218276974" table:style-name="ce1">
            <text:p>0,701892452</text:p>
          </table:table-cell>
          <table:table-cell office:value-type="float" office:value="0.31224021214157616" table:style-name="ce1">
            <text:p>0,31224021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002782000000003" table:style-name="ce1">
            <text:p>-39,002782</text:p>
          </table:table-cell>
          <table:table-cell office:value-type="float" office:value="-16.283591000000001" table:style-name="ce1">
            <text:p>-16,283591</text:p>
          </table:table-cell>
          <table:table-cell office:value-type="float" office:value="2.3426759766510146" table:style-name="ce1">
            <text:p>2,342675977</text:p>
          </table:table-cell>
          <table:table-cell office:value-type="float" office:value="2.4870140151320719" table:style-name="ce1">
            <text:p>2,487014015</text:p>
          </table:table-cell>
          <table:table-cell office:value-type="float" office:value="0.51645701924896237" table:style-name="ce1">
            <text:p>0,516457019</text:p>
          </table:table-cell>
          <table:table-cell office:value-type="float" office:value="0.70361763040161129" table:style-name="ce1">
            <text:p>0,70361763</text:p>
          </table:table-cell>
          <table:table-cell office:value-type="float" office:value="0.3108447592698535" table:style-name="ce1">
            <text:p>0,3108447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100006999999998" table:style-name="ce1">
            <text:p>-39,100007</text:p>
          </table:table-cell>
          <table:table-cell office:value-type="float" office:value="-16.702874999999999" table:style-name="ce1">
            <text:p>-16,702875</text:p>
          </table:table-cell>
          <table:table-cell office:value-type="float" office:value="2.3177580967017457" table:style-name="ce1">
            <text:p>2,317758097</text:p>
          </table:table-cell>
          <table:table-cell office:value-type="float" office:value="2.4591904140034178" table:style-name="ce1">
            <text:p>2,459190414</text:p>
          </table:table-cell>
          <table:table-cell office:value-type="float" office:value="0.5136010192489624" table:style-name="ce1">
            <text:p>0,513601019</text:p>
          </table:table-cell>
          <table:table-cell office:value-type="float" office:value="0.70076163040161132" table:style-name="ce1">
            <text:p>0,70076163</text:p>
          </table:table-cell>
          <table:table-cell office:value-type="float" office:value="0.30941675926985351" table:style-name="ce1">
            <text:p>0,3094167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175113000000003" table:style-name="ce1">
            <text:p>-39,175113</text:p>
          </table:table-cell>
          <table:table-cell office:value-type="float" office:value="-17.124513" table:style-name="ce1">
            <text:p>-17,124513</text:p>
          </table:table-cell>
          <table:table-cell office:value-type="float" office:value="2.3272439996056424" table:style-name="ce1">
            <text:p>2,327244</text:p>
          </table:table-cell>
          <table:table-cell office:value-type="float" office:value="2.4699081247188355" table:style-name="ce1">
            <text:p>2,469908125</text:p>
          </table:table-cell>
          <table:table-cell office:value-type="float" office:value="0.5136010192489624" table:style-name="ce1">
            <text:p>0,513601019</text:p>
          </table:table-cell>
          <table:table-cell office:value-type="float" office:value="0.70076163040161132" table:style-name="ce1">
            <text:p>0,70076163</text:p>
          </table:table-cell>
          <table:table-cell office:value-type="float" office:value="0.30941675926985351" table:style-name="ce1">
            <text:p>0,3094167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192472000000002" table:style-name="ce1">
            <text:p>-39,192472</text:p>
          </table:table-cell>
          <table:table-cell office:value-type="float" office:value="-17.536249999999999" table:style-name="ce1">
            <text:p>-17,53625</text:p>
          </table:table-cell>
          <table:table-cell office:value-type="float" office:value="2.7287876340661006" table:style-name="ce1">
            <text:p>2,728787634</text:p>
          </table:table-cell>
          <table:table-cell office:value-type="float" office:value="2.8664958819432815" table:style-name="ce1">
            <text:p>2,866495882</text:p>
          </table:table-cell>
          <table:table-cell office:value-type="float" office:value="0.5136010192489624" table:style-name="ce1">
            <text:p>0,513601019</text:p>
          </table:table-cell>
          <table:table-cell office:value-type="float" office:value="0.70076163040161132" table:style-name="ce1">
            <text:p>0,70076163</text:p>
          </table:table-cell>
          <table:table-cell office:value-type="float" office:value="0.30941675926985351" table:style-name="ce1">
            <text:p>0,3094167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335202000000002" table:style-name="ce1">
            <text:p>-39,335202</text:p>
          </table:table-cell>
          <table:table-cell office:value-type="float" office:value="-17.873065" table:style-name="ce1">
            <text:p>-17,873065</text:p>
          </table:table-cell>
          <table:table-cell office:value-type="float" office:value="2.8861649830832401" table:style-name="ce1">
            <text:p>2,886164983</text:p>
          </table:table-cell>
          <table:table-cell office:value-type="float" office:value="3.0331009544276757" table:style-name="ce1">
            <text:p>3,033100954</text:p>
          </table:table-cell>
          <table:table-cell office:value-type="float" office:value="0.5136010192489624" table:style-name="ce1">
            <text:p>0,513601019</text:p>
          </table:table-cell>
          <table:table-cell office:value-type="float" office:value="0.70076163040161132" table:style-name="ce1">
            <text:p>0,70076163</text:p>
          </table:table-cell>
          <table:table-cell office:value-type="float" office:value="0.30941675926985351" table:style-name="ce1">
            <text:p>0,3094167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595436999999997" table:style-name="ce1">
            <text:p>-39,595437</text:p>
          </table:table-cell>
          <table:table-cell office:value-type="float" office:value="-18.200046" table:style-name="ce1">
            <text:p>-18,200046</text:p>
          </table:table-cell>
          <table:table-cell office:value-type="float" office:value="2.8759978120774177" table:style-name="ce1">
            <text:p>2,875997812</text:p>
          </table:table-cell>
          <table:table-cell office:value-type="float" office:value="3.0038068628715275" table:style-name="ce1">
            <text:p>3,003806863</text:p>
          </table:table-cell>
          <table:table-cell office:value-type="float" office:value="0.50901862667465214" table:style-name="ce1">
            <text:p>0,509018627</text:p>
          </table:table-cell>
          <table:table-cell office:value-type="float" office:value="0.69088676260375981" table:style-name="ce1">
            <text:p>0,690886763</text:p>
          </table:table-cell>
          <table:table-cell office:value-type="float" office:value="0.30580071559682231" table:style-name="ce1">
            <text:p>0,30580071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719070000000002" table:style-name="ce1">
            <text:p>-39,71907</text:p>
          </table:table-cell>
          <table:table-cell office:value-type="float" office:value="-18.602239000000001" table:style-name="ce1">
            <text:p>-18,602239</text:p>
          </table:table-cell>
          <table:table-cell office:value-type="float" office:value="2.7375083641952114" table:style-name="ce1">
            <text:p>2,737508364</text:p>
          </table:table-cell>
          <table:table-cell office:value-type="float" office:value="2.8720286972102089" table:style-name="ce1">
            <text:p>2,872028697</text:p>
          </table:table-cell>
          <table:table-cell office:value-type="float" office:value="0.51160957441329957" table:style-name="ce1">
            <text:p>0,511609574</text:p>
          </table:table-cell>
          <table:table-cell office:value-type="float" office:value="0.69655003175735475" table:style-name="ce1">
            <text:p>0,696550032</text:p>
          </table:table-cell>
          <table:table-cell office:value-type="float" office:value="0.30788902865026258" table:style-name="ce1">
            <text:p>0,30788902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722937999999999" table:style-name="ce1">
            <text:p>-39,722938</text:p>
          </table:table-cell>
          <table:table-cell office:value-type="float" office:value="-19.025966" table:style-name="ce1">
            <text:p>-19,025966</text:p>
          </table:table-cell>
          <table:table-cell office:value-type="float" office:value="2.7229650995224386" table:style-name="ce1">
            <text:p>2,7229651</text:p>
          </table:table-cell>
          <table:table-cell office:value-type="float" office:value="2.8685567662774729" table:style-name="ce1">
            <text:p>2,868556766</text:p>
          </table:table-cell>
          <table:table-cell office:value-type="float" office:value="0.51132957441329951" table:style-name="ce1">
            <text:p>0,511329574</text:p>
          </table:table-cell>
          <table:table-cell office:value-type="float" office:value="0.69627003175735469" table:style-name="ce1">
            <text:p>0,696270032</text:p>
          </table:table-cell>
          <table:table-cell office:value-type="float" office:value="0.30774902865026255" table:style-name="ce1">
            <text:p>0,30774902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754753999999998" table:style-name="ce1">
            <text:p>-39,754754</text:p>
          </table:table-cell>
          <table:table-cell office:value-type="float" office:value="-19.439834999999999" table:style-name="ce1">
            <text:p>-19,439835</text:p>
          </table:table-cell>
          <table:table-cell office:value-type="float" office:value="2.3826091443508304" table:style-name="ce1">
            <text:p>2,382609144</text:p>
          </table:table-cell>
          <table:table-cell office:value-type="float" office:value="2.5455170226589616" table:style-name="ce1">
            <text:p>2,545517023</text:p>
          </table:table-cell>
          <table:table-cell office:value-type="float" office:value="0.51120957441329951" table:style-name="ce1">
            <text:p>0,511209574</text:p>
          </table:table-cell>
          <table:table-cell office:value-type="float" office:value="0.69615003175735468" table:style-name="ce1">
            <text:p>0,696150032</text:p>
          </table:table-cell>
          <table:table-cell office:value-type="float" office:value="0.30768902865026254" table:style-name="ce1">
            <text:p>0,30768902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39.959659000000002" table:style-name="ce1">
            <text:p>-39,959659</text:p>
          </table:table-cell>
          <table:table-cell office:value-type="float" office:value="-19.785843" table:style-name="ce1">
            <text:p>-19,785843</text:p>
          </table:table-cell>
          <table:table-cell office:value-type="float" office:value="2.2070318314651134" table:style-name="ce1">
            <text:p>2,207031831</text:p>
          </table:table-cell>
          <table:table-cell office:value-type="float" office:value="2.3597554378574235" table:style-name="ce1">
            <text:p>2,359755438</text:p>
          </table:table-cell>
          <table:table-cell office:value-type="float" office:value="0.51120957441329951" table:style-name="ce1">
            <text:p>0,511209574</text:p>
          </table:table-cell>
          <table:table-cell office:value-type="float" office:value="0.69615003175735468" table:style-name="ce1">
            <text:p>0,696150032</text:p>
          </table:table-cell>
          <table:table-cell office:value-type="float" office:value="0.30768902865026254" table:style-name="ce1">
            <text:p>0,30768902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194457" table:style-name="ce1">
            <text:p>-40,194457</text:p>
          </table:table-cell>
          <table:table-cell office:value-type="float" office:value="-20.091971999999998" table:style-name="ce1">
            <text:p>-20,091972</text:p>
          </table:table-cell>
          <table:table-cell office:value-type="float" office:value="2.1773879432726533" table:style-name="ce1">
            <text:p>2,177387943</text:p>
          </table:table-cell>
          <table:table-cell office:value-type="float" office:value="2.3287996555548833" table:style-name="ce1">
            <text:p>2,328799656</text:p>
          </table:table-cell>
          <table:table-cell office:value-type="float" office:value="0.51058312959671026" table:style-name="ce1">
            <text:p>0,51058313</text:p>
          </table:table-cell>
          <table:table-cell office:value-type="float" office:value="0.69283196039199835" table:style-name="ce1">
            <text:p>0,69283196</text:p>
          </table:table-cell>
          <table:table-cell office:value-type="float" office:value="0.30672573968796502" table:style-name="ce1">
            <text:p>0,3067257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319372999999999" table:style-name="ce1">
            <text:p>-40,319373</text:p>
          </table:table-cell>
          <table:table-cell office:value-type="float" office:value="-20.384077000000001" table:style-name="ce1">
            <text:p>-20,384077</text:p>
          </table:table-cell>
          <table:table-cell office:value-type="float" office:value="2.3815283676939774" table:style-name="ce1">
            <text:p>2,381528368</text:p>
          </table:table-cell>
          <table:table-cell office:value-type="float" office:value="2.5579232426663019" table:style-name="ce1">
            <text:p>2,557923243</text:p>
          </table:table-cell>
          <table:table-cell office:value-type="float" office:value="0.51058312959671026" table:style-name="ce1">
            <text:p>0,51058313</text:p>
          </table:table-cell>
          <table:table-cell office:value-type="float" office:value="0.69283196039199835" table:style-name="ce1">
            <text:p>0,69283196</text:p>
          </table:table-cell>
          <table:table-cell office:value-type="float" office:value="0.30672573968796502" table:style-name="ce1">
            <text:p>0,3067257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498766000000003" table:style-name="ce1">
            <text:p>-40,498766</text:p>
          </table:table-cell>
          <table:table-cell office:value-type="float" office:value="-20.667114000000002" table:style-name="ce1">
            <text:p>-20,667114</text:p>
          </table:table-cell>
          <table:table-cell office:value-type="float" office:value="2.3523217325850512" table:style-name="ce1">
            <text:p>2,352321733</text:p>
          </table:table-cell>
          <table:table-cell office:value-type="float" office:value="2.5318859292846039" table:style-name="ce1">
            <text:p>2,531885929</text:p>
          </table:table-cell>
          <table:table-cell office:value-type="float" office:value="0.49871748584747316" table:style-name="ce1">
            <text:p>0,498717486</text:p>
          </table:table-cell>
          <table:table-cell office:value-type="float" office:value="0.68518614667892452" table:style-name="ce1">
            <text:p>0,685186147</text:p>
          </table:table-cell>
          <table:table-cell office:value-type="float" office:value="0.30161979544671474" table:style-name="ce1">
            <text:p>0,30161979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753822999999997" table:style-name="ce1">
            <text:p>-40,753823</text:p>
          </table:table-cell>
          <table:table-cell office:value-type="float" office:value="-20.971346" table:style-name="ce1">
            <text:p>-20,971346</text:p>
          </table:table-cell>
          <table:table-cell office:value-type="float" office:value="2.3874631203623409" table:style-name="ce1">
            <text:p>2,38746312</text:p>
          </table:table-cell>
          <table:table-cell office:value-type="float" office:value="2.5715096643264559" table:style-name="ce1">
            <text:p>2,571509664</text:p>
          </table:table-cell>
          <table:table-cell office:value-type="float" office:value="0.49871748584747316" table:style-name="ce1">
            <text:p>0,498717486</text:p>
          </table:table-cell>
          <table:table-cell office:value-type="float" office:value="0.68518614667892452" table:style-name="ce1">
            <text:p>0,685186147</text:p>
          </table:table-cell>
          <table:table-cell office:value-type="float" office:value="0.30161979544671474" table:style-name="ce1">
            <text:p>0,30161979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0.952133000000003" table:style-name="ce1">
            <text:p>-40,952133</text:p>
          </table:table-cell>
          <table:table-cell office:value-type="float" office:value="-21.310285" table:style-name="ce1">
            <text:p>-21,310285</text:p>
          </table:table-cell>
          <table:table-cell office:value-type="float" office:value="2.4378789194479018" table:style-name="ce1">
            <text:p>2,437878919</text:p>
          </table:table-cell>
          <table:table-cell office:value-type="float" office:value="2.6263178177583488" table:style-name="ce1">
            <text:p>2,626317818</text:p>
          </table:table-cell>
          <table:table-cell office:value-type="float" office:value="0.49919748584747314" table:style-name="ce1">
            <text:p>0,499197486</text:p>
          </table:table-cell>
          <table:table-cell office:value-type="float" office:value="0.68566614667892456" table:style-name="ce1">
            <text:p>0,685666147</text:p>
          </table:table-cell>
          <table:table-cell office:value-type="float" office:value="0.30185979544671476" table:style-name="ce1">
            <text:p>0,30185979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004978000000001" table:style-name="ce1">
            <text:p>-41,004978</text:p>
          </table:table-cell>
          <table:table-cell office:value-type="float" office:value="-21.704127" table:style-name="ce1">
            <text:p>-21,704127</text:p>
          </table:table-cell>
          <table:table-cell office:value-type="float" office:value="2.5225391402304549" table:style-name="ce1">
            <text:p>2,52253914</text:p>
          </table:table-cell>
          <table:table-cell office:value-type="float" office:value="2.7193313754343662" table:style-name="ce1">
            <text:p>2,719331375</text:p>
          </table:table-cell>
          <table:table-cell office:value-type="float" office:value="0.49999748584747317" table:style-name="ce1">
            <text:p>0,499997486</text:p>
          </table:table-cell>
          <table:table-cell office:value-type="float" office:value="0.68646614667892458" table:style-name="ce1">
            <text:p>0,686466147</text:p>
          </table:table-cell>
          <table:table-cell office:value-type="float" office:value="0.30225979544671477" table:style-name="ce1">
            <text:p>0,30225979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12968" table:style-name="ce1">
            <text:p>-41,12968</text:p>
          </table:table-cell>
          <table:table-cell office:value-type="float" office:value="-22.033168" table:style-name="ce1">
            <text:p>-22,033168</text:p>
          </table:table-cell>
          <table:table-cell office:value-type="float" office:value="3.0077528906670858" table:style-name="ce1">
            <text:p>3,007752891</text:p>
          </table:table-cell>
          <table:table-cell office:value-type="float" office:value="3.2432929948049014" table:style-name="ce1">
            <text:p>3,243292995</text:p>
          </table:table-cell>
          <table:table-cell office:value-type="float" office:value="0.50350539800643923" table:style-name="ce1">
            <text:p>0,503505398</text:p>
          </table:table-cell>
          <table:table-cell office:value-type="float" office:value="0.68715165969848635" table:style-name="ce1">
            <text:p>0,68715166</text:p>
          </table:table-cell>
          <table:table-cell office:value-type="float" office:value="0.30339328640820895" table:style-name="ce1">
            <text:p>0,30339328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493003999999999" table:style-name="ce1">
            <text:p>-41,493004</text:p>
          </table:table-cell>
          <table:table-cell office:value-type="float" office:value="-22.229517000000001" table:style-name="ce1">
            <text:p>-22,229517</text:p>
          </table:table-cell>
          <table:table-cell office:value-type="float" office:value="2.5767359669448813" table:style-name="ce1">
            <text:p>2,576735967</text:p>
          </table:table-cell>
          <table:table-cell office:value-type="float" office:value="2.7975954276115083" table:style-name="ce1">
            <text:p>2,797595428</text:p>
          </table:table-cell>
          <table:table-cell office:value-type="float" office:value="0.50350539800643923" table:style-name="ce1">
            <text:p>0,503505398</text:p>
          </table:table-cell>
          <table:table-cell office:value-type="float" office:value="0.68715165969848635" table:style-name="ce1">
            <text:p>0,68715166</text:p>
          </table:table-cell>
          <table:table-cell office:value-type="float" office:value="0.30339328640820895" table:style-name="ce1">
            <text:p>0,30339328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1.847669000000003" table:style-name="ce1">
            <text:p>-41,847669</text:p>
          </table:table-cell>
          <table:table-cell office:value-type="float" office:value="-22.455601999999999" table:style-name="ce1">
            <text:p>-22,455602</text:p>
          </table:table-cell>
          <table:table-cell office:value-type="float" office:value="2.5720520816541779" table:style-name="ce1">
            <text:p>2,572052082</text:p>
          </table:table-cell>
          <table:table-cell office:value-type="float" office:value="2.803864237958789" table:style-name="ce1">
            <text:p>2,803864238</text:p>
          </table:table-cell>
          <table:table-cell office:value-type="float" office:value="0.50629213289642339" table:style-name="ce1">
            <text:p>0,506292133</text:p>
          </table:table-cell>
          <table:table-cell office:value-type="float" office:value="0.69148811535263066" table:style-name="ce1">
            <text:p>0,691488115</text:p>
          </table:table-cell>
          <table:table-cell office:value-type="float" office:value="0.30519622227820853" table:style-name="ce1">
            <text:p>0,305196222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2.060929000000002" table:style-name="ce1">
            <text:p>-42,060929</text:p>
          </table:table-cell>
          <table:table-cell office:value-type="float" office:value="-22.775897000000001" table:style-name="ce1">
            <text:p>-22,775897</text:p>
          </table:table-cell>
          <table:table-cell office:value-type="float" office:value="2.6381804905919961" table:style-name="ce1">
            <text:p>2,638180491</text:p>
          </table:table-cell>
          <table:table-cell office:value-type="float" office:value="2.9041447986212212" table:style-name="ce1">
            <text:p>2,904144799</text:p>
          </table:table-cell>
          <table:table-cell office:value-type="float" office:value="0.49782383422851562" table:style-name="ce1">
            <text:p>0,497823834</text:p>
          </table:table-cell>
          <table:table-cell office:value-type="float" office:value="0.68265849332809447" table:style-name="ce1">
            <text:p>0,682658493</text:p>
          </table:table-cell>
          <table:table-cell office:value-type="float" office:value="0.30075081324872038" table:style-name="ce1">
            <text:p>0,3007508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2.352623999999999" table:style-name="ce1">
            <text:p>-42,352624</text:p>
          </table:table-cell>
          <table:table-cell office:value-type="float" office:value="-22.941931" table:style-name="ce1">
            <text:p>-22,941931</text:p>
          </table:table-cell>
          <table:table-cell office:value-type="float" office:value="2.6730971941502086" table:style-name="ce1">
            <text:p>2,673097194</text:p>
          </table:table-cell>
          <table:table-cell office:value-type="float" office:value="2.9404640212434696" table:style-name="ce1">
            <text:p>2,940464021</text:p>
          </table:table-cell>
          <table:table-cell office:value-type="float" office:value="0.49835716756184895" table:style-name="ce1">
            <text:p>0,498357168</text:p>
          </table:table-cell>
          <table:table-cell office:value-type="float" office:value="0.68319182666142786" table:style-name="ce1">
            <text:p>0,683191827</text:p>
          </table:table-cell>
          <table:table-cell office:value-type="float" office:value="0.30101747991538708" table:style-name="ce1">
            <text:p>0,3010174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2.798380000000002" table:style-name="ce1">
            <text:p>-42,79838</text:p>
          </table:table-cell>
          <table:table-cell office:value-type="float" office:value="-22.953315" table:style-name="ce1">
            <text:p>-22,953315</text:p>
          </table:table-cell>
          <table:table-cell office:value-type="float" office:value="2.773282293103116" table:style-name="ce1">
            <text:p>2,773282293</text:p>
          </table:table-cell>
          <table:table-cell office:value-type="float" office:value="3.027547277234317" table:style-name="ce1">
            <text:p>3,027547277</text:p>
          </table:table-cell>
          <table:table-cell office:value-type="float" office:value="0.49870383422851561" table:style-name="ce1">
            <text:p>0,498703834</text:p>
          </table:table-cell>
          <table:table-cell office:value-type="float" office:value="0.68353849332809447" table:style-name="ce1">
            <text:p>0,683538493</text:p>
          </table:table-cell>
          <table:table-cell office:value-type="float" office:value="0.30119081324872038" table:style-name="ce1">
            <text:p>0,30119081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3.225887" table:style-name="ce1">
            <text:p>-43,225887</text:p>
          </table:table-cell>
          <table:table-cell office:value-type="float" office:value="-22.991785" table:style-name="ce1">
            <text:p>-22,991785</text:p>
          </table:table-cell>
          <table:table-cell office:value-type="float" office:value="2.7780152028258094" table:style-name="ce1">
            <text:p>2,778015203</text:p>
          </table:table-cell>
          <table:table-cell office:value-type="float" office:value="3.0555456846307472" table:style-name="ce1">
            <text:p>3,055545685</text:p>
          </table:table-cell>
          <table:table-cell office:value-type="float" office:value="0.49494510136413572" table:style-name="ce1">
            <text:p>0,494945101</text:p>
          </table:table-cell>
          <table:table-cell office:value-type="float" office:value="0.67859076700973509" table:style-name="ce1">
            <text:p>0,678590767</text:p>
          </table:table-cell>
          <table:table-cell office:value-type="float" office:value="0.29896831501489041" table:style-name="ce1">
            <text:p>0,29896831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3.654288000000001" table:style-name="ce1">
            <text:p>-43,654288</text:p>
          </table:table-cell>
          <table:table-cell office:value-type="float" office:value="-23.044156999999998" table:style-name="ce1">
            <text:p>-23,044157</text:p>
          </table:table-cell>
          <table:table-cell office:value-type="float" office:value="2.8328468960933191" table:style-name="ce1">
            <text:p>2,832846896</text:p>
          </table:table-cell>
          <table:table-cell office:value-type="float" office:value="3.1321143015672157" table:style-name="ce1">
            <text:p>3,132114302</text:p>
          </table:table-cell>
          <table:table-cell office:value-type="float" office:value="0.49462710136413574" table:style-name="ce1">
            <text:p>0,494627101</text:p>
          </table:table-cell>
          <table:table-cell office:value-type="float" office:value="0.67827276700973516" table:style-name="ce1">
            <text:p>0,678272767</text:p>
          </table:table-cell>
          <table:table-cell office:value-type="float" office:value="0.29880931501489044" table:style-name="ce1">
            <text:p>0,29880931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3.934657000000001" table:style-name="ce1">
            <text:p>-43,934657</text:p>
          </table:table-cell>
          <table:table-cell office:value-type="float" office:value="-23.021127" table:style-name="ce1">
            <text:p>-23,021127</text:p>
          </table:table-cell>
          <table:table-cell office:value-type="float" office:value="2.8328468960933191" table:style-name="ce1">
            <text:p>2,832846896</text:p>
          </table:table-cell>
          <table:table-cell office:value-type="float" office:value="3.1321143015672157" table:style-name="ce1">
            <text:p>3,132114302</text:p>
          </table:table-cell>
          <table:table-cell office:value-type="float" office:value="0.49381710136413576" table:style-name="ce1">
            <text:p>0,493817101</text:p>
          </table:table-cell>
          <table:table-cell office:value-type="float" office:value="0.67746276700973507" table:style-name="ce1">
            <text:p>0,677462767</text:p>
          </table:table-cell>
          <table:table-cell office:value-type="float" office:value="0.2984043150148904" table:style-name="ce1">
            <text:p>0,29840431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207543000000001" table:style-name="ce1">
            <text:p>-44,207543</text:p>
          </table:table-cell>
          <table:table-cell office:value-type="float" office:value="-22.989871000000001" table:style-name="ce1">
            <text:p>-22,989871</text:p>
          </table:table-cell>
          <table:table-cell office:value-type="float" office:value="2.8833415354519967" table:style-name="ce1">
            <text:p>2,883341535</text:p>
          </table:table-cell>
          <table:table-cell office:value-type="float" office:value="3.180035440505482" table:style-name="ce1">
            <text:p>3,180035441</text:p>
          </table:table-cell>
          <table:table-cell office:value-type="float" office:value="0.49356868031150414" table:style-name="ce1">
            <text:p>0,49356868</text:p>
          </table:table-cell>
          <table:table-cell office:value-type="float" office:value="0.6772143459571035" table:style-name="ce1">
            <text:p>0,677214346</text:p>
          </table:table-cell>
          <table:table-cell office:value-type="float" office:value="0.29828010448857462" table:style-name="ce1">
            <text:p>0,29828010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549129000000001" table:style-name="ce1">
            <text:p>-44,549129</text:p>
          </table:table-cell>
          <table:table-cell office:value-type="float" office:value="-23.117229999999999" table:style-name="ce1">
            <text:p>-23,11723</text:p>
          </table:table-cell>
          <table:table-cell office:value-type="float" office:value="2.9458091442788561" table:style-name="ce1">
            <text:p>2,945809144</text:p>
          </table:table-cell>
          <table:table-cell office:value-type="float" office:value="3.2401336174310216" table:style-name="ce1">
            <text:p>3,240133617</text:p>
          </table:table-cell>
          <table:table-cell office:value-type="float" office:value="0.49340376803080238" table:style-name="ce1">
            <text:p>0,493403768</text:p>
          </table:table-cell>
          <table:table-cell office:value-type="float" office:value="0.6770494336764018" table:style-name="ce1">
            <text:p>0,677049434</text:p>
          </table:table-cell>
          <table:table-cell office:value-type="float" office:value="0.29819764834822376" table:style-name="ce1">
            <text:p>0,29819764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696992000000002" table:style-name="ce1">
            <text:p>-44,696992</text:p>
          </table:table-cell>
          <table:table-cell office:value-type="float" office:value="-23.286427" table:style-name="ce1">
            <text:p>-23,286427</text:p>
          </table:table-cell>
          <table:table-cell office:value-type="float" office:value="2.9458091442788561" table:style-name="ce1">
            <text:p>2,945809144</text:p>
          </table:table-cell>
          <table:table-cell office:value-type="float" office:value="3.2401336174310216" table:style-name="ce1">
            <text:p>3,240133617</text:p>
          </table:table-cell>
          <table:table-cell office:value-type="float" office:value="0.49343164681868118" table:style-name="ce1">
            <text:p>0,493431647</text:p>
          </table:table-cell>
          <table:table-cell office:value-type="float" office:value="0.6770773124642806" table:style-name="ce1">
            <text:p>0,677077312</text:p>
          </table:table-cell>
          <table:table-cell office:value-type="float" office:value="0.29821158774216316" table:style-name="ce1">
            <text:p>0,29821158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4.878549" table:style-name="ce1">
            <text:p>-44,878549</text:p>
          </table:table-cell>
          <table:table-cell office:value-type="float" office:value="-23.413450000000001" table:style-name="ce1">
            <text:p>-23,41345</text:p>
          </table:table-cell>
          <table:table-cell office:value-type="float" office:value="2.8318896674141461" table:style-name="ce1">
            <text:p>2,831889667</text:p>
          </table:table-cell>
          <table:table-cell office:value-type="float" office:value="3.1202736372825983" table:style-name="ce1">
            <text:p>3,120273637</text:p>
          </table:table-cell>
          <table:table-cell office:value-type="float" office:value="0.50418886035919186" table:style-name="ce1">
            <text:p>0,50418886</text:p>
          </table:table-cell>
          <table:table-cell office:value-type="float" office:value="0.6893154034042358" table:style-name="ce1">
            <text:p>0,689315403</text:p>
          </table:table-cell>
          <table:table-cell office:value-type="float" office:value="0.30408692875182858" table:style-name="ce1">
            <text:p>0,30408692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233662000000002" table:style-name="ce1">
            <text:p>-45,233662</text:p>
          </table:table-cell>
          <table:table-cell office:value-type="float" office:value="-23.570726000000001" table:style-name="ce1">
            <text:p>-23,570726</text:p>
          </table:table-cell>
          <table:table-cell office:value-type="float" office:value="2.8122892600625944" table:style-name="ce1">
            <text:p>2,81228926</text:p>
          </table:table-cell>
          <table:table-cell office:value-type="float" office:value="3.1008649941345401" table:style-name="ce1">
            <text:p>3,100864994</text:p>
          </table:table-cell>
          <table:table-cell office:value-type="float" office:value="0.49527996605506308" table:style-name="ce1">
            <text:p>0,495279966</text:p>
          </table:table-cell>
          <table:table-cell office:value-type="float" office:value="0.68017178600898154" table:style-name="ce1">
            <text:p>0,680171786</text:p>
          </table:table-cell>
          <table:table-cell office:value-type="float" office:value="0.2994466187971988" table:style-name="ce1">
            <text:p>0,29944661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539498999999999" table:style-name="ce1">
            <text:p>-45,539499</text:p>
          </table:table-cell>
          <table:table-cell office:value-type="float" office:value="-23.723838000000001" table:style-name="ce1">
            <text:p>-23,723838</text:p>
          </table:table-cell>
          <table:table-cell office:value-type="float" office:value="2.9452254174761903" table:style-name="ce1">
            <text:p>2,945225417</text:p>
          </table:table-cell>
          <table:table-cell office:value-type="float" office:value="3.2455754979702278" table:style-name="ce1">
            <text:p>3,245575498</text:p>
          </table:table-cell>
          <table:table-cell office:value-type="float" office:value="0.49527562216366039" table:style-name="ce1">
            <text:p>0,495275622</text:p>
          </table:table-cell>
          <table:table-cell office:value-type="float" office:value="0.68016744211757885" table:style-name="ce1">
            <text:p>0,680167442</text:p>
          </table:table-cell>
          <table:table-cell office:value-type="float" office:value="0.29944444685149746" table:style-name="ce1">
            <text:p>0,29944444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5.866295999999998" table:style-name="ce1">
            <text:p>-45,866296</text:p>
          </table:table-cell>
          <table:table-cell office:value-type="float" office:value="-23.810155999999999" table:style-name="ce1">
            <text:p>-23,810156</text:p>
          </table:table-cell>
          <table:table-cell office:value-type="float" office:value="2.7778564775732359" table:style-name="ce1">
            <text:p>2,777856478</text:p>
          </table:table-cell>
          <table:table-cell office:value-type="float" office:value="3.0662022351042477" table:style-name="ce1">
            <text:p>3,066202235</text:p>
          </table:table-cell>
          <table:table-cell office:value-type="float" office:value="0.49331483784993491" table:style-name="ce1">
            <text:p>0,493314838</text:p>
          </table:table-cell>
          <table:table-cell office:value-type="float" office:value="0.67820665780385336" table:style-name="ce1">
            <text:p>0,678206658</text:p>
          </table:table-cell>
          <table:table-cell office:value-type="float" office:value="0.29846405469463472" table:style-name="ce1">
            <text:p>0,29846405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6.241754999999998" table:style-name="ce1">
            <text:p>-46,241755</text:p>
          </table:table-cell>
          <table:table-cell office:value-type="float" office:value="-23.931996999999999" table:style-name="ce1">
            <text:p>-23,931997</text:p>
          </table:table-cell>
          <table:table-cell office:value-type="float" office:value="2.8877232138114799" table:style-name="ce1">
            <text:p>2,887723214</text:p>
          </table:table-cell>
          <table:table-cell office:value-type="float" office:value="3.181936091146941" table:style-name="ce1">
            <text:p>3,181936091</text:p>
          </table:table-cell>
          <table:table-cell office:value-type="float" office:value="0.46755192813873292" table:style-name="ce1">
            <text:p>0,467551928</text:p>
          </table:table-cell>
          <table:table-cell office:value-type="float" office:value="0.64594225225448609" table:style-name="ce1">
            <text:p>0,645942252</text:p>
          </table:table-cell>
          <table:table-cell office:value-type="float" office:value="0.28369747280818475" table:style-name="ce1">
            <text:p>0,28369747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6.600872000000003" table:style-name="ce1">
            <text:p>-46,600872</text:p>
          </table:table-cell>
          <table:table-cell office:value-type="float" office:value="-24.114716999999999" table:style-name="ce1">
            <text:p>-24,114717</text:p>
          </table:table-cell>
          <table:table-cell office:value-type="float" office:value="3.0710842210941349" table:style-name="ce1">
            <text:p>3,071084221</text:p>
          </table:table-cell>
          <table:table-cell office:value-type="float" office:value="3.370105285651547" table:style-name="ce1">
            <text:p>3,370105286</text:p>
          </table:table-cell>
          <table:table-cell office:value-type="float" office:value="0.46647192813873289" table:style-name="ce1">
            <text:p>0,466471928</text:p>
          </table:table-cell>
          <table:table-cell office:value-type="float" office:value="0.64486225225448612" table:style-name="ce1">
            <text:p>0,644862252</text:p>
          </table:table-cell>
          <table:table-cell office:value-type="float" office:value="0.28315747280818476" table:style-name="ce1">
            <text:p>0,28315747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6.956386999999999" table:style-name="ce1">
            <text:p>-46,956387</text:p>
          </table:table-cell>
          <table:table-cell office:value-type="float" office:value="-24.338521" table:style-name="ce1">
            <text:p>-24,338521</text:p>
          </table:table-cell>
          <table:table-cell office:value-type="float" office:value="2.909540890749811" table:style-name="ce1">
            <text:p>2,909540891</text:p>
          </table:table-cell>
          <table:table-cell office:value-type="float" office:value="3.1908518346832828" table:style-name="ce1">
            <text:p>3,190851835</text:p>
          </table:table-cell>
          <table:table-cell office:value-type="float" office:value="0.46488792813873292" table:style-name="ce1">
            <text:p>0,464887928</text:p>
          </table:table-cell>
          <table:table-cell office:value-type="float" office:value="0.64327825225448609" table:style-name="ce1">
            <text:p>0,643278252</text:p>
          </table:table-cell>
          <table:table-cell office:value-type="float" office:value="0.28236547280818475" table:style-name="ce1">
            <text:p>0,28236547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7.299739000000002" table:style-name="ce1">
            <text:p>-47,299739</text:p>
          </table:table-cell>
          <table:table-cell office:value-type="float" office:value="-24.586033" table:style-name="ce1">
            <text:p>-24,586033</text:p>
          </table:table-cell>
          <table:table-cell office:value-type="float" office:value="2.9512357215928176" table:style-name="ce1">
            <text:p>2,951235722</text:p>
          </table:table-cell>
          <table:table-cell office:value-type="float" office:value="3.2310958267163326" table:style-name="ce1">
            <text:p>3,231095827</text:p>
          </table:table-cell>
          <table:table-cell office:value-type="float" office:value="0.46415192813873291" table:style-name="ce1">
            <text:p>0,464151928</text:p>
          </table:table-cell>
          <table:table-cell office:value-type="float" office:value="0.64254225225448613" table:style-name="ce1">
            <text:p>0,642542252</text:p>
          </table:table-cell>
          <table:table-cell office:value-type="float" office:value="0.28199747280818477" table:style-name="ce1">
            <text:p>0,28199747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7.673785000000002" table:style-name="ce1">
            <text:p>-47,673785</text:p>
          </table:table-cell>
          <table:table-cell office:value-type="float" office:value="-24.805796999999998" table:style-name="ce1">
            <text:p>-24,805797</text:p>
          </table:table-cell>
          <table:table-cell office:value-type="float" office:value="2.9408803446681642" table:style-name="ce1">
            <text:p>2,940880345</text:p>
          </table:table-cell>
          <table:table-cell office:value-type="float" office:value="3.2256156242099134" table:style-name="ce1">
            <text:p>3,225615624</text:p>
          </table:table-cell>
          <table:table-cell office:value-type="float" office:value="0.48929608793258667" table:style-name="ce1">
            <text:p>0,489296088</text:p>
          </table:table-cell>
          <table:table-cell office:value-type="float" office:value="0.67751527757644658" table:style-name="ce1">
            <text:p>0,677515278</text:p>
          </table:table-cell>
          <table:table-cell office:value-type="float" office:value="0.29727915120168302" table:style-name="ce1">
            <text:p>0,29727915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7.877681000000003" table:style-name="ce1">
            <text:p>-47,877681</text:p>
          </table:table-cell>
          <table:table-cell office:value-type="float" office:value="-24.999863000000001" table:style-name="ce1">
            <text:p>-24,999863</text:p>
          </table:table-cell>
          <table:table-cell office:value-type="float" office:value="2.9460740687152436" table:style-name="ce1">
            <text:p>2,946074069</text:p>
          </table:table-cell>
          <table:table-cell office:value-type="float" office:value="3.2311520815277572" table:style-name="ce1">
            <text:p>3,231152082</text:p>
          </table:table-cell>
          <table:table-cell office:value-type="float" office:value="0.48809608793258669" table:style-name="ce1">
            <text:p>0,488096088</text:p>
          </table:table-cell>
          <table:table-cell office:value-type="float" office:value="0.67631527757644649" table:style-name="ce1">
            <text:p>0,676315278</text:p>
          </table:table-cell>
          <table:table-cell office:value-type="float" office:value="0.29667915120168298" table:style-name="ce1">
            <text:p>0,29667915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034410000000001" table:style-name="ce1">
            <text:p>-48,03441</text:p>
          </table:table-cell>
          <table:table-cell office:value-type="float" office:value="-25.231559000000001" table:style-name="ce1">
            <text:p>-25,231559</text:p>
          </table:table-cell>
          <table:table-cell office:value-type="float" office:value="2.8432192300213375" table:style-name="ce1">
            <text:p>2,84321923</text:p>
          </table:table-cell>
          <table:table-cell office:value-type="float" office:value="3.1081980081335217" table:style-name="ce1">
            <text:p>3,108198008</text:p>
          </table:table-cell>
          <table:table-cell office:value-type="float" office:value="0.4880560879325867" table:style-name="ce1">
            <text:p>0,488056088</text:p>
          </table:table-cell>
          <table:table-cell office:value-type="float" office:value="0.67627527757644657" table:style-name="ce1">
            <text:p>0,676275278</text:p>
          </table:table-cell>
          <table:table-cell office:value-type="float" office:value="0.29665915120168301" table:style-name="ce1">
            <text:p>0,29665915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300015999999999" table:style-name="ce1">
            <text:p>-48,300016</text:p>
          </table:table-cell>
          <table:table-cell office:value-type="float" office:value="-25.496711000000001" table:style-name="ce1">
            <text:p>-25,496711</text:p>
          </table:table-cell>
          <table:table-cell office:value-type="float" office:value="2.7167732390330372" table:style-name="ce1">
            <text:p>2,716773239</text:p>
          </table:table-cell>
          <table:table-cell office:value-type="float" office:value="2.966806760430543" table:style-name="ce1">
            <text:p>2,96680676</text:p>
          </table:table-cell>
          <table:table-cell office:value-type="float" office:value="0.48793608793258669" table:style-name="ce1">
            <text:p>0,487936088</text:p>
          </table:table-cell>
          <table:table-cell office:value-type="float" office:value="0.67615527757644656" table:style-name="ce1">
            <text:p>0,676155278</text:p>
          </table:table-cell>
          <table:table-cell office:value-type="float" office:value="0.29659915120168301" table:style-name="ce1">
            <text:p>0,29659915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511642999999999" table:style-name="ce1">
            <text:p>-48,511643</text:p>
          </table:table-cell>
          <table:table-cell office:value-type="float" office:value="-25.799251000000002" table:style-name="ce1">
            <text:p>-25,799251</text:p>
          </table:table-cell>
          <table:table-cell office:value-type="float" office:value="2.7565626598950939" table:style-name="ce1">
            <text:p>2,75656266</text:p>
          </table:table-cell>
          <table:table-cell office:value-type="float" office:value="3.0212941778480764" table:style-name="ce1">
            <text:p>3,021294178</text:p>
          </table:table-cell>
          <table:table-cell office:value-type="float" office:value="0.48793608793258669" table:style-name="ce1">
            <text:p>0,487936088</text:p>
          </table:table-cell>
          <table:table-cell office:value-type="float" office:value="0.67615527757644656" table:style-name="ce1">
            <text:p>0,676155278</text:p>
          </table:table-cell>
          <table:table-cell office:value-type="float" office:value="0.29659915120168301" table:style-name="ce1">
            <text:p>0,29659915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570740000000001" table:style-name="ce1">
            <text:p>-48,57074</text:p>
          </table:table-cell>
          <table:table-cell office:value-type="float" office:value="-26.150189000000001" table:style-name="ce1">
            <text:p>-26,150189</text:p>
          </table:table-cell>
          <table:table-cell office:value-type="float" office:value="2.7906873699565704" table:style-name="ce1">
            <text:p>2,79068737</text:p>
          </table:table-cell>
          <table:table-cell office:value-type="float" office:value="3.0489505912319395" table:style-name="ce1">
            <text:p>3,048950591</text:p>
          </table:table-cell>
          <table:table-cell office:value-type="float" office:value="0.48479989147186281" table:style-name="ce1">
            <text:p>0,484799891</text:p>
          </table:table-cell>
          <table:table-cell office:value-type="float" office:value="0.67158028459548946" table:style-name="ce1">
            <text:p>0,671580285</text:p>
          </table:table-cell>
          <table:table-cell office:value-type="float" office:value="0.29464005800583443" table:style-name="ce1">
            <text:p>0,29464005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614480999999998" table:style-name="ce1">
            <text:p>-48,614481</text:p>
          </table:table-cell>
          <table:table-cell office:value-type="float" office:value="-26.504162000000001" table:style-name="ce1">
            <text:p>-26,504162</text:p>
          </table:table-cell>
          <table:table-cell office:value-type="float" office:value="2.8684721830972704" table:style-name="ce1">
            <text:p>2,868472183</text:p>
          </table:table-cell>
          <table:table-cell office:value-type="float" office:value="3.1401159253147561" table:style-name="ce1">
            <text:p>3,140115925</text:p>
          </table:table-cell>
          <table:table-cell office:value-type="float" office:value="0.48479989147186281" table:style-name="ce1">
            <text:p>0,484799891</text:p>
          </table:table-cell>
          <table:table-cell office:value-type="float" office:value="0.67158028459548946" table:style-name="ce1">
            <text:p>0,671580285</text:p>
          </table:table-cell>
          <table:table-cell office:value-type="float" office:value="0.29464005800583443" table:style-name="ce1">
            <text:p>0,29464005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650013999999999" table:style-name="ce1">
            <text:p>-48,650014</text:p>
          </table:table-cell>
          <table:table-cell office:value-type="float" office:value="-26.884208999999998" table:style-name="ce1">
            <text:p>-26,884209</text:p>
          </table:table-cell>
          <table:table-cell office:value-type="float" office:value="2.7596897146081227" table:style-name="ce1">
            <text:p>2,759689715</text:p>
          </table:table-cell>
          <table:table-cell office:value-type="float" office:value="3.0264949686685441" table:style-name="ce1">
            <text:p>3,026494969</text:p>
          </table:table-cell>
          <table:table-cell office:value-type="float" office:value="0.48551100258297392" table:style-name="ce1">
            <text:p>0,485511003</text:p>
          </table:table-cell>
          <table:table-cell office:value-type="float" office:value="0.67229139570660057" table:style-name="ce1">
            <text:p>0,672291396</text:p>
          </table:table-cell>
          <table:table-cell office:value-type="float" office:value="0.29499561356138998" table:style-name="ce1">
            <text:p>0,29499561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619095999999999" table:style-name="ce1">
            <text:p>-48,619096</text:p>
          </table:table-cell>
          <table:table-cell office:value-type="float" office:value="-27.167494000000001" table:style-name="ce1">
            <text:p>-27,167494</text:p>
          </table:table-cell>
          <table:table-cell office:value-type="float" office:value="2.7271854754521923" table:style-name="ce1">
            <text:p>2,727185475</text:p>
          </table:table-cell>
          <table:table-cell office:value-type="float" office:value="2.9889829898688536" table:style-name="ce1">
            <text:p>2,98898299</text:p>
          </table:table-cell>
          <table:table-cell office:value-type="float" office:value="0.49466300938288371" table:style-name="ce1">
            <text:p>0,494663009</text:p>
          </table:table-cell>
          <table:table-cell office:value-type="float" office:value="0.68416071865717565" table:style-name="ce1">
            <text:p>0,684160719</text:p>
          </table:table-cell>
          <table:table-cell office:value-type="float" office:value="0.30033812946230687" table:style-name="ce1">
            <text:p>0,30033812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631456999999997" table:style-name="ce1">
            <text:p>-48,631457</text:p>
          </table:table-cell>
          <table:table-cell office:value-type="float" office:value="-27.452486" table:style-name="ce1">
            <text:p>-27,452486</text:p>
          </table:table-cell>
          <table:table-cell office:value-type="float" office:value="2.6309597691986646" table:style-name="ce1">
            <text:p>2,630959769</text:p>
          </table:table-cell>
          <table:table-cell office:value-type="float" office:value="2.9047514841270248" table:style-name="ce1">
            <text:p>2,904751484</text:p>
          </table:table-cell>
          <table:table-cell office:value-type="float" office:value="0.48816085945046467" table:style-name="ce1">
            <text:p>0,488160859</text:p>
          </table:table-cell>
          <table:table-cell office:value-type="float" office:value="0.68052561174309778" table:style-name="ce1">
            <text:p>0,680525612</text:p>
          </table:table-cell>
          <table:table-cell office:value-type="float" office:value="0.29763963913311797" table:style-name="ce1">
            <text:p>0,29763963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630924999999998" table:style-name="ce1">
            <text:p>-48,630925</text:p>
          </table:table-cell>
          <table:table-cell office:value-type="float" office:value="-27.833371" table:style-name="ce1">
            <text:p>-27,833371</text:p>
          </table:table-cell>
          <table:table-cell office:value-type="float" office:value="3.0147304189164834" table:style-name="ce1">
            <text:p>3,014730419</text:p>
          </table:table-cell>
          <table:table-cell office:value-type="float" office:value="3.3314944304140024" table:style-name="ce1">
            <text:p>3,33149443</text:p>
          </table:table-cell>
          <table:table-cell office:value-type="float" office:value="0.49013005199704851" table:style-name="ce1">
            <text:p>0,490130052</text:p>
          </table:table-cell>
          <table:table-cell office:value-type="float" office:value="0.68249480428968157" table:style-name="ce1">
            <text:p>0,682494804</text:p>
          </table:table-cell>
          <table:table-cell office:value-type="float" office:value="0.29862423540640992" table:style-name="ce1">
            <text:p>0,298624235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674174999999998" table:style-name="ce1">
            <text:p>-48,674175</text:p>
          </table:table-cell>
          <table:table-cell office:value-type="float" office:value="-28.213435" table:style-name="ce1">
            <text:p>-28,213435</text:p>
          </table:table-cell>
          <table:table-cell office:value-type="float" office:value="2.8986750042905713" table:style-name="ce1">
            <text:p>2,898675004</text:p>
          </table:table-cell>
          <table:table-cell office:value-type="float" office:value="3.2167424829364633" table:style-name="ce1">
            <text:p>3,216742483</text:p>
          </table:table-cell>
          <table:table-cell office:value-type="float" office:value="0.49304433771133421" table:style-name="ce1">
            <text:p>0,493044338</text:p>
          </table:table-cell>
          <table:table-cell office:value-type="float" office:value="0.68540909000396733" table:style-name="ce1">
            <text:p>0,68540909</text:p>
          </table:table-cell>
          <table:table-cell office:value-type="float" office:value="0.3000813782635528" table:style-name="ce1">
            <text:p>0,30008137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8.852730999999999" table:style-name="ce1">
            <text:p>-48,852731</text:p>
          </table:table-cell>
          <table:table-cell office:value-type="float" office:value="-28.540348000000002" table:style-name="ce1">
            <text:p>-28,540348</text:p>
          </table:table-cell>
          <table:table-cell office:value-type="float" office:value="3.1112691290538659" table:style-name="ce1">
            <text:p>3,111269129</text:p>
          </table:table-cell>
          <table:table-cell office:value-type="float" office:value="3.4568148182943825" table:style-name="ce1">
            <text:p>3,456814818</text:p>
          </table:table-cell>
          <table:table-cell office:value-type="float" office:value="0.49006833771133423" table:style-name="ce1">
            <text:p>0,490068338</text:p>
          </table:table-cell>
          <table:table-cell office:value-type="float" office:value="0.68243309000396724" table:style-name="ce1">
            <text:p>0,68243309</text:p>
          </table:table-cell>
          <table:table-cell office:value-type="float" office:value="0.29859337826355276" table:style-name="ce1">
            <text:p>0,29859337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154305000000001" table:style-name="ce1">
            <text:p>-49,154305</text:p>
          </table:table-cell>
          <table:table-cell office:value-type="float" office:value="-28.798188" table:style-name="ce1">
            <text:p>-28,798188</text:p>
          </table:table-cell>
          <table:table-cell office:value-type="float" office:value="3.0412561185099185" table:style-name="ce1">
            <text:p>3,041256119</text:p>
          </table:table-cell>
          <table:table-cell office:value-type="float" office:value="3.3742920266252594" table:style-name="ce1">
            <text:p>3,374292027</text:p>
          </table:table-cell>
          <table:table-cell office:value-type="float" office:value="0.48560433771133427" table:style-name="ce1">
            <text:p>0,485604338</text:p>
          </table:table-cell>
          <table:table-cell office:value-type="float" office:value="0.67796909000396732" table:style-name="ce1">
            <text:p>0,67796909</text:p>
          </table:table-cell>
          <table:table-cell office:value-type="float" office:value="0.2963613782635528" table:style-name="ce1">
            <text:p>0,296361378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478653000000001" table:style-name="ce1">
            <text:p>-49,478653</text:p>
          </table:table-cell>
          <table:table-cell office:value-type="float" office:value="-29.068595999999999" table:style-name="ce1">
            <text:p>-29,068596</text:p>
          </table:table-cell>
          <table:table-cell office:value-type="float" office:value="3.2628694474567332" table:style-name="ce1">
            <text:p>3,262869447</text:p>
          </table:table-cell>
          <table:table-cell office:value-type="float" office:value="3.6135102948583846" table:style-name="ce1">
            <text:p>3,613510295</text:p>
          </table:table-cell>
          <table:table-cell office:value-type="float" office:value="0.48392338680648805" table:style-name="ce1">
            <text:p>0,483923387</text:p>
          </table:table-cell>
          <table:table-cell office:value-type="float" office:value="0.66959203409576418" table:style-name="ce1">
            <text:p>0,669592034</text:p>
          </table:table-cell>
          <table:table-cell office:value-type="float" office:value="0.29391035928133319" table:style-name="ce1">
            <text:p>0,2939103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750839999999997" table:style-name="ce1">
            <text:p>-49,75084</text:p>
          </table:table-cell>
          <table:table-cell office:value-type="float" office:value="-29.379387999999999" table:style-name="ce1">
            <text:p>-29,379388</text:p>
          </table:table-cell>
          <table:table-cell office:value-type="float" office:value="3.1538257265405889" table:style-name="ce1">
            <text:p>3,153825727</text:p>
          </table:table-cell>
          <table:table-cell office:value-type="float" office:value="3.4753914528786289" table:style-name="ce1">
            <text:p>3,475391453</text:p>
          </table:table-cell>
          <table:table-cell office:value-type="float" office:value="0.45499984067916871" table:style-name="ce1">
            <text:p>0,454999841</text:p>
          </table:table-cell>
          <table:table-cell office:value-type="float" office:value="0.62915370506286616" table:style-name="ce1">
            <text:p>0,629153705</text:p>
          </table:table-cell>
          <table:table-cell office:value-type="float" office:value="0.27634822410859838" table:style-name="ce1">
            <text:p>0,27634822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49.976708000000002" table:style-name="ce1">
            <text:p>-49,976708</text:p>
          </table:table-cell>
          <table:table-cell office:value-type="float" office:value="-29.717068000000001" table:style-name="ce1">
            <text:p>-29,717068</text:p>
          </table:table-cell>
          <table:table-cell office:value-type="float" office:value="2.9950654255030611" table:style-name="ce1">
            <text:p>2,995065426</text:p>
          </table:table-cell>
          <table:table-cell office:value-type="float" office:value="3.3103882373278553" table:style-name="ce1">
            <text:p>3,310388237</text:p>
          </table:table-cell>
          <table:table-cell office:value-type="float" office:value="0.45007984067916873" table:style-name="ce1">
            <text:p>0,450079841</text:p>
          </table:table-cell>
          <table:table-cell office:value-type="float" office:value="0.62423370506286624" table:style-name="ce1">
            <text:p>0,624233705</text:p>
          </table:table-cell>
          <table:table-cell office:value-type="float" office:value="0.27388822410859842" table:style-name="ce1">
            <text:p>0,27388822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151465999999999" table:style-name="ce1">
            <text:p>-50,151466</text:p>
          </table:table-cell>
          <table:table-cell office:value-type="float" office:value="-30.076248" table:style-name="ce1">
            <text:p>-30,076248</text:p>
          </table:table-cell>
          <table:table-cell office:value-type="float" office:value="2.8468419698021732" table:style-name="ce1">
            <text:p>2,84684197</text:p>
          </table:table-cell>
          <table:table-cell office:value-type="float" office:value="3.1461495311133998" table:style-name="ce1">
            <text:p>3,146149531</text:p>
          </table:table-cell>
          <table:table-cell office:value-type="float" office:value="0.45007984067916873" table:style-name="ce1">
            <text:p>0,450079841</text:p>
          </table:table-cell>
          <table:table-cell office:value-type="float" office:value="0.62423370506286624" table:style-name="ce1">
            <text:p>0,624233705</text:p>
          </table:table-cell>
          <table:table-cell office:value-type="float" office:value="0.27388822410859842" table:style-name="ce1">
            <text:p>0,27388822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317827000000001" table:style-name="ce1">
            <text:p>-50,317827</text:p>
          </table:table-cell>
          <table:table-cell office:value-type="float" office:value="-30.436819" table:style-name="ce1">
            <text:p>-30,436819</text:p>
          </table:table-cell>
          <table:table-cell office:value-type="float" office:value="3.1898135475492917" table:style-name="ce1">
            <text:p>3,189813548</text:p>
          </table:table-cell>
          <table:table-cell office:value-type="float" office:value="3.5045299190265462" table:style-name="ce1">
            <text:p>3,504529919</text:p>
          </table:table-cell>
          <table:table-cell office:value-type="float" office:value="0.45007984067916873" table:style-name="ce1">
            <text:p>0,450079841</text:p>
          </table:table-cell>
          <table:table-cell office:value-type="float" office:value="0.62423370506286624" table:style-name="ce1">
            <text:p>0,624233705</text:p>
          </table:table-cell>
          <table:table-cell office:value-type="float" office:value="0.27388822410859842" table:style-name="ce1">
            <text:p>0,27388822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530326000000002" table:style-name="ce1">
            <text:p>-50,530326</text:p>
          </table:table-cell>
          <table:table-cell office:value-type="float" office:value="-30.777139999999999" table:style-name="ce1">
            <text:p>-30,77714</text:p>
          </table:table-cell>
          <table:table-cell office:value-type="float" office:value="3.6979364156708967" table:style-name="ce1">
            <text:p>3,697936416</text:p>
          </table:table-cell>
          <table:table-cell office:value-type="float" office:value="4.0700455386191479" table:style-name="ce1">
            <text:p>4,070045539</text:p>
          </table:table-cell>
          <table:table-cell office:value-type="float" office:value="0.45910618927001956" table:style-name="ce1">
            <text:p>0,459106189</text:p>
          </table:table-cell>
          <table:table-cell office:value-type="float" office:value="0.64255390789031985" table:style-name="ce1">
            <text:p>0,642553908</text:p>
          </table:table-cell>
          <table:table-cell office:value-type="float" office:value="0.2807468267729894" table:style-name="ce1">
            <text:p>0,28074682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0.779989999999998" table:style-name="ce1">
            <text:p>-50,77999</text:p>
          </table:table-cell>
          <table:table-cell office:value-type="float" office:value="-31.097763" table:style-name="ce1">
            <text:p>-31,097763</text:p>
          </table:table-cell>
          <table:table-cell office:value-type="float" office:value="3.5928452071527097" table:style-name="ce1">
            <text:p>3,592845207</text:p>
          </table:table-cell>
          <table:table-cell office:value-type="float" office:value="3.9463963568931599" table:style-name="ce1">
            <text:p>3,946396357</text:p>
          </table:table-cell>
          <table:table-cell office:value-type="float" office:value="0.45910618927001956" table:style-name="ce1">
            <text:p>0,459106189</text:p>
          </table:table-cell>
          <table:table-cell office:value-type="float" office:value="0.64255390789031985" table:style-name="ce1">
            <text:p>0,642553908</text:p>
          </table:table-cell>
          <table:table-cell office:value-type="float" office:value="0.2807468267729894" table:style-name="ce1">
            <text:p>0,280746827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1.064824000000002" table:style-name="ce1">
            <text:p>-51,064824</text:p>
          </table:table-cell>
          <table:table-cell office:value-type="float" office:value="-31.393894" table:style-name="ce1">
            <text:p>-31,393894</text:p>
          </table:table-cell>
          <table:table-cell office:value-type="float" office:value="3.8293021383298225" table:style-name="ce1">
            <text:p>3,829302138</text:p>
          </table:table-cell>
          <table:table-cell office:value-type="float" office:value="4.2079520176794389" table:style-name="ce1">
            <text:p>4,207952018</text:p>
          </table:table-cell>
          <table:table-cell office:value-type="float" office:value="0.45139197732925418" table:style-name="ce1">
            <text:p>0,451391977</text:p>
          </table:table-cell>
          <table:table-cell office:value-type="float" office:value="0.64109252120971683" table:style-name="ce1">
            <text:p>0,641092521</text:p>
          </table:table-cell>
          <table:table-cell office:value-type="float" office:value="0.27826515936694013" table:style-name="ce1">
            <text:p>0,2782651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1.390427000000003" table:style-name="ce1">
            <text:p>-51,390427</text:p>
          </table:table-cell>
          <table:table-cell office:value-type="float" office:value="-31.656835999999998" table:style-name="ce1">
            <text:p>-31,656836</text:p>
          </table:table-cell>
          <table:table-cell office:value-type="float" office:value="3.743312950827193" table:style-name="ce1">
            <text:p>3,743312951</text:p>
          </table:table-cell>
          <table:table-cell office:value-type="float" office:value="4.0815478453736285" table:style-name="ce1">
            <text:p>4,081547845</text:p>
          </table:table-cell>
          <table:table-cell office:value-type="float" office:value="0.45139197732925418" table:style-name="ce1">
            <text:p>0,451391977</text:p>
          </table:table-cell>
          <table:table-cell office:value-type="float" office:value="0.64109252120971683" table:style-name="ce1">
            <text:p>0,641092521</text:p>
          </table:table-cell>
          <table:table-cell office:value-type="float" office:value="0.27826515936694013" table:style-name="ce1">
            <text:p>0,2782651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1.744782999999998" table:style-name="ce1">
            <text:p>-51,744783</text:p>
          </table:table-cell>
          <table:table-cell office:value-type="float" office:value="-31.887238" table:style-name="ce1">
            <text:p>-31,887238</text:p>
          </table:table-cell>
          <table:table-cell office:value-type="float" office:value="4.2441003568818534" table:style-name="ce1">
            <text:p>4,244100357</text:p>
          </table:table-cell>
          <table:table-cell office:value-type="float" office:value="4.6251285837254246" table:style-name="ce1">
            <text:p>4,625128584</text:p>
          </table:table-cell>
          <table:table-cell office:value-type="float" office:value="0.45139197732925418" table:style-name="ce1">
            <text:p>0,451391977</text:p>
          </table:table-cell>
          <table:table-cell office:value-type="float" office:value="0.64109252120971683" table:style-name="ce1">
            <text:p>0,641092521</text:p>
          </table:table-cell>
          <table:table-cell office:value-type="float" office:value="0.27826515936694013" table:style-name="ce1">
            <text:p>0,278265159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2.07526" table:style-name="ce1">
            <text:p>-52,07526</text:p>
          </table:table-cell>
          <table:table-cell office:value-type="float" office:value="-32.123356999999999" table:style-name="ce1">
            <text:p>-32,123357</text:p>
          </table:table-cell>
          <table:table-cell office:value-type="float" office:value="4.2150433700651737" table:style-name="ce1">
            <text:p>4,21504337</text:p>
          </table:table-cell>
          <table:table-cell office:value-type="float" office:value="4.5741892420652652" table:style-name="ce1">
            <text:p>4,574189242</text:p>
          </table:table-cell>
          <table:table-cell office:value-type="float" office:value="0.44548291134262086" table:style-name="ce1">
            <text:p>0,445482911</text:p>
          </table:table-cell>
          <table:table-cell office:value-type="float" office:value="0.62355232405090333" table:style-name="ce1">
            <text:p>0,623552324</text:p>
          </table:table-cell>
          <table:table-cell office:value-type="float" office:value="0.27246296144731286" table:style-name="ce1">
            <text:p>0,27246296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2.3157" table:style-name="ce1">
            <text:p>-52,3157</text:p>
          </table:table-cell>
          <table:table-cell office:value-type="float" office:value="-32.424276999999996" table:style-name="ce1">
            <text:p>-32,424277</text:p>
          </table:table-cell>
          <table:table-cell office:value-type="float" office:value="4.1006982119067201" table:style-name="ce1">
            <text:p>4,100698212</text:p>
          </table:table-cell>
          <table:table-cell office:value-type="float" office:value="4.4738609280585422" table:style-name="ce1">
            <text:p>4,473860928</text:p>
          </table:table-cell>
          <table:table-cell office:value-type="float" office:value="0.44385091134262084" table:style-name="ce1">
            <text:p>0,443850911</text:p>
          </table:table-cell>
          <table:table-cell office:value-type="float" office:value="0.62192032405090325" table:style-name="ce1">
            <text:p>0,621920324</text:p>
          </table:table-cell>
          <table:table-cell office:value-type="float" office:value="0.27164696144731282" table:style-name="ce1">
            <text:p>0,271646961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2.475465999999997" table:style-name="ce1">
            <text:p>-52,475466</text:p>
          </table:table-cell>
          <table:table-cell office:value-type="float" office:value="-32.777107999999998" table:style-name="ce1">
            <text:p>-32,777108</text:p>
          </table:table-cell>
          <table:table-cell office:value-type="float" office:value="3.8858707880166969" table:style-name="ce1">
            <text:p>3,885870788</text:p>
          </table:table-cell>
          <table:table-cell office:value-type="float" office:value="4.2327560011378864" table:style-name="ce1">
            <text:p>4,232756001</text:p>
          </table:table-cell>
          <table:table-cell office:value-type="float" office:value="0.44979252731323244" table:style-name="ce1">
            <text:p>0,449792527</text:p>
          </table:table-cell>
          <table:table-cell office:value-type="float" office:value="0.63244160329818722" table:style-name="ce1">
            <text:p>0,632441603</text:p>
          </table:table-cell>
          <table:table-cell office:value-type="float" office:value="0.27579827429745335" table:style-name="ce1">
            <text:p>0,27579827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2.657003000000003" table:style-name="ce1">
            <text:p>-52,657003</text:p>
          </table:table-cell>
          <table:table-cell office:value-type="float" office:value="-33.118696999999997" table:style-name="ce1">
            <text:p>-33,118697</text:p>
          </table:table-cell>
          <table:table-cell office:value-type="float" office:value="4.0209805296235244" table:style-name="ce1">
            <text:p>4,02098053</text:p>
          </table:table-cell>
          <table:table-cell office:value-type="float" office:value="4.3703166257066624" table:style-name="ce1">
            <text:p>4,370316626</text:p>
          </table:table-cell>
          <table:table-cell office:value-type="float" office:value="0.44979252731323244" table:style-name="ce1">
            <text:p>0,449792527</text:p>
          </table:table-cell>
          <table:table-cell office:value-type="float" office:value="0.63244160329818722" table:style-name="ce1">
            <text:p>0,632441603</text:p>
          </table:table-cell>
          <table:table-cell office:value-type="float" office:value="0.27579827429745335" table:style-name="ce1">
            <text:p>0,27579827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2.933954" table:style-name="ce1">
            <text:p>-52,933954</text:p>
          </table:table-cell>
          <table:table-cell office:value-type="float" office:value="-33.409453999999997" table:style-name="ce1">
            <text:p>-33,409454</text:p>
          </table:table-cell>
          <table:table-cell office:value-type="float" office:value="3.8569920933081776" table:style-name="ce1">
            <text:p>3,856992093</text:p>
          </table:table-cell>
          <table:table-cell office:value-type="float" office:value="4.2068105422563935" table:style-name="ce1">
            <text:p>4,206810542</text:p>
          </table:table-cell>
          <table:table-cell office:value-type="float" office:value="0.45022452731323243" table:style-name="ce1">
            <text:p>0,450224527</text:p>
          </table:table-cell>
          <table:table-cell office:value-type="float" office:value="0.63287360329818731" table:style-name="ce1">
            <text:p>0,632873603</text:p>
          </table:table-cell>
          <table:table-cell office:value-type="float" office:value="0.2760142742974534" table:style-name="ce1">
            <text:p>0,276014274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3.264968000000003" table:style-name="ce1">
            <text:p>-53,264968</text:p>
          </table:table-cell>
          <table:table-cell office:value-type="float" office:value="-33.662407999999999" table:style-name="ce1">
            <text:p>-33,662408</text:p>
          </table:table-cell>
          <table:table-cell office:value-type="float" office:value="3.6558486473144201" table:style-name="ce1">
            <text:p>3,655848647</text:p>
          </table:table-cell>
          <table:table-cell office:value-type="float" office:value="4.0323409150530116" table:style-name="ce1">
            <text:p>4,032340915</text:p>
          </table:table-cell>
          <table:table-cell office:value-type="float" office:value="0.45069030509101021" table:style-name="ce1">
            <text:p>0,450690305</text:p>
          </table:table-cell>
          <table:table-cell office:value-type="float" office:value="0.63333938107596499" table:style-name="ce1">
            <text:p>0,633339381</text:p>
          </table:table-cell>
          <table:table-cell office:value-type="float" office:value="0.27624716318634224" table:style-name="ce1">
            <text:p>0,276247163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float" office:value="-53.521349000000001" table:style-name="ce1">
            <text:p>-53,521349</text:p>
          </table:table-cell>
          <table:table-cell office:value-type="float" office:value="-33.950232999999997" table:style-name="ce1">
            <text:p>-33,950233</text:p>
          </table:table-cell>
          <table:table-cell office:value-type="float" office:value="3.6456446213055314" table:style-name="ce1">
            <text:p>3,645644621</text:p>
          </table:table-cell>
          <table:table-cell office:value-type="float" office:value="4.0561681852721936" table:style-name="ce1">
            <text:p>4,056168185</text:p>
          </table:table-cell>
          <table:table-cell office:value-type="float" office:value="0.4540325273132324" table:style-name="ce1">
            <text:p>0,454032527</text:p>
          </table:table-cell>
          <table:table-cell office:value-type="float" office:value="0.63668160329818724" table:style-name="ce1">
            <text:p>0,636681603</text:p>
          </table:table-cell>
          <table:table-cell office:value-type="float" office:value="0.27791827429745336" table:style-name="ce1">
            <text:p>0,277918274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3.728203000000001" table:style-name="ce1">
            <text:p>-53,728203</text:p>
          </table:table-cell>
          <table:table-cell office:value-type="float" office:value="-34.268813999999999" table:style-name="ce1">
            <text:p>-34,268814</text:p>
          </table:table-cell>
          <table:table-cell office:value-type="float" office:value="4.4120845661818517" table:style-name="ce1">
            <text:p>4,412084566</text:p>
          </table:table-cell>
          <table:table-cell office:value-type="float" office:value="4.8327098314456673" table:style-name="ce1">
            <text:p>4,832709831</text:p>
          </table:table-cell>
          <table:table-cell office:value-type="float" office:value="0.45478145967483519" table:style-name="ce1">
            <text:p>0,45478146</text:p>
          </table:table-cell>
          <table:table-cell office:value-type="float" office:value="0.63304458747863768" table:style-name="ce1">
            <text:p>0,633044587</text:p>
          </table:table-cell>
          <table:table-cell office:value-type="float" office:value="0.27725946965421466" table:style-name="ce1">
            <text:p>0,27725947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4.003790000000002" table:style-name="ce1">
            <text:p>-54,00379</text:p>
          </table:table-cell>
          <table:table-cell office:value-type="float" office:value="-34.547716999999999" table:style-name="ce1">
            <text:p>-34,547717</text:p>
          </table:table-cell>
          <table:table-cell office:value-type="float" office:value="4.9171635945025187" table:style-name="ce1">
            <text:p>4,917163595</text:p>
          </table:table-cell>
          <table:table-cell office:value-type="float" office:value="5.3731498810321163" table:style-name="ce1">
            <text:p>5,373149881</text:p>
          </table:table-cell>
          <table:table-cell office:value-type="float" office:value="0.43374248038291929" table:style-name="ce1">
            <text:p>0,43374248</text:p>
          </table:table-cell>
          <table:table-cell office:value-type="float" office:value="0.604990886554718" table:style-name="ce1">
            <text:p>0,604990887</text:p>
          </table:table-cell>
          <table:table-cell office:value-type="float" office:value="0.26476072490870894" table:style-name="ce1">
            <text:p>0,264760725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4.363337000000001" table:style-name="ce1">
            <text:p>-54,363337</text:p>
          </table:table-cell>
          <table:table-cell office:value-type="float" office:value="-34.744715999999997" table:style-name="ce1">
            <text:p>-34,744716</text:p>
          </table:table-cell>
          <table:table-cell office:value-type="float" office:value="4.9361982770296855" table:style-name="ce1">
            <text:p>4,936198277</text:p>
          </table:table-cell>
          <table:table-cell office:value-type="float" office:value="5.3849410844988324" table:style-name="ce1">
            <text:p>5,384941084</text:p>
          </table:table-cell>
          <table:table-cell office:value-type="float" office:value="0.43374248038291929" table:style-name="ce1">
            <text:p>0,43374248</text:p>
          </table:table-cell>
          <table:table-cell office:value-type="float" office:value="0.604990886554718" table:style-name="ce1">
            <text:p>0,604990887</text:p>
          </table:table-cell>
          <table:table-cell office:value-type="float" office:value="0.26476072490870894" table:style-name="ce1">
            <text:p>0,264760725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4.771129999999999" table:style-name="ce1">
            <text:p>-54,77113</text:p>
          </table:table-cell>
          <table:table-cell office:value-type="float" office:value="-34.874758" table:style-name="ce1">
            <text:p>-34,874758</text:p>
          </table:table-cell>
          <table:table-cell office:value-type="float" office:value="4.7937310817641325" table:style-name="ce1">
            <text:p>4,793731082</text:p>
          </table:table-cell>
          <table:table-cell office:value-type="float" office:value="5.2234808200920018" table:style-name="ce1">
            <text:p>5,22348082</text:p>
          </table:table-cell>
          <table:table-cell office:value-type="float" office:value="0.43342248038291931" table:style-name="ce1">
            <text:p>0,43342248</text:p>
          </table:table-cell>
          <table:table-cell office:value-type="float" office:value="0.60467088655471801" table:style-name="ce1">
            <text:p>0,604670887</text:p>
          </table:table-cell>
          <table:table-cell office:value-type="float" office:value="0.26460072490870895" table:style-name="ce1">
            <text:p>0,264600725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5.166389000000002" table:style-name="ce1">
            <text:p>-55,166389</text:p>
          </table:table-cell>
          <table:table-cell office:value-type="float" office:value="-34.873341000000003" table:style-name="ce1">
            <text:p>-34,873341</text:p>
          </table:table-cell>
          <table:table-cell office:value-type="float" office:value="4.7757574294904126" table:style-name="ce1">
            <text:p>4,775757429</text:p>
          </table:table-cell>
          <table:table-cell office:value-type="float" office:value="5.1912031237951473" table:style-name="ce1">
            <text:p>5,191203124</text:p>
          </table:table-cell>
          <table:table-cell office:value-type="float" office:value="0.42167020277023315" table:style-name="ce1">
            <text:p>0,421670203</text:p>
          </table:table-cell>
          <table:table-cell office:value-type="float" office:value="0.59290302232742309" table:style-name="ce1">
            <text:p>0,592903022</text:p>
          </table:table-cell>
          <table:table-cell office:value-type="float" office:value="0.25854822249566173" table:style-name="ce1">
            <text:p>0,258548222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5.577793" table:style-name="ce1">
            <text:p>-55,577793</text:p>
          </table:table-cell>
          <table:table-cell office:value-type="float" office:value="-34.803223000000003" table:style-name="ce1">
            <text:p>-34,803223</text:p>
          </table:table-cell>
          <table:table-cell office:value-type="float" office:value="4.958569915296156" table:style-name="ce1">
            <text:p>4,958569915</text:p>
          </table:table-cell>
          <table:table-cell office:value-type="float" office:value="5.3985267995603587" table:style-name="ce1">
            <text:p>5,3985268</text:p>
          </table:table-cell>
          <table:table-cell office:value-type="float" office:value="0.41771020277023313" table:style-name="ce1">
            <text:p>0,417710203</text:p>
          </table:table-cell>
          <table:table-cell office:value-type="float" office:value="0.58894302232742313" table:style-name="ce1">
            <text:p>0,588943022</text:p>
          </table:table-cell>
          <table:table-cell office:value-type="float" office:value="0.25656822249566175" table:style-name="ce1">
            <text:p>0,256568222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6.004013" table:style-name="ce1">
            <text:p>-56,004013</text:p>
          </table:table-cell>
          <table:table-cell office:value-type="float" office:value="-34.857098999999998" table:style-name="ce1">
            <text:p>-34,857099</text:p>
          </table:table-cell>
          <table:table-cell office:value-type="float" office:value="4.4292396680530759" table:style-name="ce1">
            <text:p>4,429239668</text:p>
          </table:table-cell>
          <table:table-cell office:value-type="float" office:value="4.8209568997739236" table:style-name="ce1">
            <text:p>4,8209569</text:p>
          </table:table-cell>
          <table:table-cell office:value-type="float" office:value="0.41591909165912205" table:style-name="ce1">
            <text:p>0,415919092</text:p>
          </table:table-cell>
          <table:table-cell office:value-type="float" office:value="0.58715191121631194" table:style-name="ce1">
            <text:p>0,587151911</text:p>
          </table:table-cell>
          <table:table-cell office:value-type="float" office:value="0.25567266694010615" table:style-name="ce1">
            <text:p>0,255672667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6.346834000000001" table:style-name="ce1">
            <text:p>-56,346834</text:p>
          </table:table-cell>
          <table:table-cell office:value-type="float" office:value="-34.849563000000003" table:style-name="ce1">
            <text:p>-34,849563</text:p>
          </table:table-cell>
          <table:table-cell office:value-type="float" office:value="4.0582507971582258" table:style-name="ce1">
            <text:p>4,058250797</text:p>
          </table:table-cell>
          <table:table-cell office:value-type="float" office:value="4.4508462826681541" table:style-name="ce1">
            <text:p>4,450846283</text:p>
          </table:table-cell>
          <table:table-cell office:value-type="float" office:value="0.4125865664065968" table:style-name="ce1">
            <text:p>0,412586566</text:p>
          </table:table-cell>
          <table:table-cell office:value-type="float" office:value="0.58381938596378669" table:style-name="ce1">
            <text:p>0,583819386</text:p>
          </table:table-cell>
          <table:table-cell office:value-type="float" office:value="0.25400640431384353" table:style-name="ce1">
            <text:p>0,254006404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6.693807999999997" table:style-name="ce1">
            <text:p>-56,693808</text:p>
          </table:table-cell>
          <table:table-cell office:value-type="float" office:value="-34.713903999999999" table:style-name="ce1">
            <text:p>-34,713904</text:p>
          </table:table-cell>
          <table:table-cell office:value-type="float" office:value="4.0277159574999235" table:style-name="ce1">
            <text:p>4,027715957</text:p>
          </table:table-cell>
          <table:table-cell office:value-type="float" office:value="4.4332223140515472" table:style-name="ce1">
            <text:p>4,433222314</text:p>
          </table:table-cell>
          <table:table-cell office:value-type="float" office:value="0.40847020277023316" table:style-name="ce1">
            <text:p>0,408470203</text:p>
          </table:table-cell>
          <table:table-cell office:value-type="float" office:value="0.5797030223274231" table:style-name="ce1">
            <text:p>0,579703022</text:p>
          </table:table-cell>
          <table:table-cell office:value-type="float" office:value="0.25194822249566173" table:style-name="ce1">
            <text:p>0,251948222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7.076715999999998" table:style-name="ce1">
            <text:p>-57,076716</text:p>
          </table:table-cell>
          <table:table-cell office:value-type="float" office:value="-34.549731000000001" table:style-name="ce1">
            <text:p>-34,549731</text:p>
          </table:table-cell>
          <table:table-cell office:value-type="float" office:value="3.7721335724913478" table:style-name="ce1">
            <text:p>3,772133572</text:p>
          </table:table-cell>
          <table:table-cell office:value-type="float" office:value="4.1707293616998848" table:style-name="ce1">
            <text:p>4,170729362</text:p>
          </table:table-cell>
          <table:table-cell office:value-type="float" office:value="0.40555820277023319" table:style-name="ce1">
            <text:p>0,405558203</text:p>
          </table:table-cell>
          <table:table-cell office:value-type="float" office:value="0.57679102232742308" table:style-name="ce1">
            <text:p>0,576791022</text:p>
          </table:table-cell>
          <table:table-cell office:value-type="float" office:value="0.25049222249566172" table:style-name="ce1">
            <text:p>0,250492222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7.473759000000001" table:style-name="ce1">
            <text:p>-57,473759</text:p>
          </table:table-cell>
          <table:table-cell office:value-type="float" office:value="-34.457714000000003" table:style-name="ce1">
            <text:p>-34,457714</text:p>
          </table:table-cell>
          <table:table-cell office:value-type="float" office:value="3.8725359693616617" table:style-name="ce1">
            <text:p>3,872535969</text:p>
          </table:table-cell>
          <table:table-cell office:value-type="float" office:value="4.269787731022495" table:style-name="ce1">
            <text:p>4,269787731</text:p>
          </table:table-cell>
          <table:table-cell office:value-type="float" office:value="0.39391020277023314" table:style-name="ce1">
            <text:p>0,393910203</text:p>
          </table:table-cell>
          <table:table-cell office:value-type="float" office:value="0.56514302232742308" table:style-name="ce1">
            <text:p>0,565143022</text:p>
          </table:table-cell>
          <table:table-cell office:value-type="float" office:value="0.24466822249566172" table:style-name="ce1">
            <text:p>0,244668222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7.845163999999997" table:style-name="ce1">
            <text:p>-57,845164</text:p>
          </table:table-cell>
          <table:table-cell office:value-type="float" office:value="-34.372709" table:style-name="ce1">
            <text:p>-34,372709</text:p>
          </table:table-cell>
          <table:table-cell office:value-type="float" office:value="4.1156321752298375" table:style-name="ce1">
            <text:p>4,115632175</text:p>
          </table:table-cell>
          <table:table-cell office:value-type="float" office:value="4.5062125562708646" table:style-name="ce1">
            <text:p>4,506212556</text:p>
          </table:table-cell>
          <table:table-cell office:value-type="float" office:value="0.3976344201850891" table:style-name="ce1">
            <text:p>0,39763442</text:p>
          </table:table-cell>
          <table:table-cell office:value-type="float" office:value="0.57844451406478881" table:style-name="ce1">
            <text:p>0,578444514</text:p>
          </table:table-cell>
          <table:table-cell office:value-type="float" office:value="0.24886534702710711" table:style-name="ce1">
            <text:p>0,248865347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8.146321999999998" table:style-name="ce1">
            <text:p>-58,146322</text:p>
          </table:table-cell>
          <table:table-cell office:value-type="float" office:value="-34.147044999999999" table:style-name="ce1">
            <text:p>-34,147045</text:p>
          </table:table-cell>
          <table:table-cell office:value-type="float" office:value="4.1292431509122869" table:style-name="ce1">
            <text:p>4,129243151</text:p>
          </table:table-cell>
          <table:table-cell office:value-type="float" office:value="4.5139340983603704" table:style-name="ce1">
            <text:p>4,513934098</text:p>
          </table:table-cell>
          <table:table-cell office:value-type="float" office:value="0.3976344201850891" table:style-name="ce1">
            <text:p>0,39763442</text:p>
          </table:table-cell>
          <table:table-cell office:value-type="float" office:value="0.57844451406478881" table:style-name="ce1">
            <text:p>0,578444514</text:p>
          </table:table-cell>
          <table:table-cell office:value-type="float" office:value="0.24886534702710711" table:style-name="ce1">
            <text:p>0,248865347</text:p>
          </table:table-cell>
          <table:table-cell office:value-type="float" office:value="858" table:style-name="ce1">
            <text:p>858</text:p>
          </table:table-cell>
          <table:table-cell table:number-columns-repeated="16376"/>
        </table:table-row>
        <table:table-row table:style-name="ro1">
          <table:table-cell office:value-type="float" office:value="-58.376396999999997" table:style-name="ce1">
            <text:p>-58,376397</text:p>
          </table:table-cell>
          <table:table-cell office:value-type="float" office:value="-34.143379000000003" table:style-name="ce1">
            <text:p>-34,143379</text:p>
          </table:table-cell>
          <table:table-cell office:value-type="float" office:value="4.1292431509122869" table:style-name="ce1">
            <text:p>4,129243151</text:p>
          </table:table-cell>
          <table:table-cell office:value-type="float" office:value="4.5139340983603704" table:style-name="ce1">
            <text:p>4,513934098</text:p>
          </table:table-cell>
          <table:table-cell office:value-type="float" office:value="0.51524775351842245" table:style-name="ce1">
            <text:p>0,515247754</text:p>
          </table:table-cell>
          <table:table-cell office:value-type="float" office:value="0.69605784739812215" table:style-name="ce1">
            <text:p>0,696057847</text:p>
          </table:table-cell>
          <table:table-cell office:value-type="float" office:value="0.30767201369377378" table:style-name="ce1">
            <text:p>0,30767201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8.417583999999998" table:style-name="ce1">
            <text:p>-58,417584</text:p>
          </table:table-cell>
          <table:table-cell office:value-type="float" office:value="-34.42718" table:style-name="ce1">
            <text:p>-34,42718</text:p>
          </table:table-cell>
          <table:table-cell office:value-type="float" office:value="4.1292431509122869" table:style-name="ce1">
            <text:p>4,129243151</text:p>
          </table:table-cell>
          <table:table-cell office:value-type="float" office:value="4.5139340983603704" table:style-name="ce1">
            <text:p>4,513934098</text:p>
          </table:table-cell>
          <table:table-cell office:value-type="float" office:value="0.55531442018508914" table:style-name="ce1">
            <text:p>0,55531442</text:p>
          </table:table-cell>
          <table:table-cell office:value-type="float" office:value="0.73612451406478885" table:style-name="ce1">
            <text:p>0,736124514</text:p>
          </table:table-cell>
          <table:table-cell office:value-type="float" office:value="0.32770534702710713" table:style-name="ce1">
            <text:p>0,32770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8.204886000000002" table:style-name="ce1">
            <text:p>-58,204886</text:p>
          </table:table-cell>
          <table:table-cell office:value-type="float" office:value="-34.684485000000002" table:style-name="ce1">
            <text:p>-34,684485</text:p>
          </table:table-cell>
          <table:table-cell office:value-type="float" office:value="4.1200099439232512" table:style-name="ce1">
            <text:p>4,120009944</text:p>
          </table:table-cell>
          <table:table-cell office:value-type="float" office:value="4.5027423160067386" table:style-name="ce1">
            <text:p>4,502742316</text:p>
          </table:table-cell>
          <table:table-cell office:value-type="float" office:value="0.56035442018508919" table:style-name="ce1">
            <text:p>0,56035442</text:p>
          </table:table-cell>
          <table:table-cell office:value-type="float" office:value="0.74116451406478889" table:style-name="ce1">
            <text:p>0,741164514</text:p>
          </table:table-cell>
          <table:table-cell office:value-type="float" office:value="0.33022534702710715" table:style-name="ce1">
            <text:p>0,33022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833300999999999" table:style-name="ce1">
            <text:p>-57,833301</text:p>
          </table:table-cell>
          <table:table-cell office:value-type="float" office:value="-34.876812000000001" table:style-name="ce1">
            <text:p>-34,876812</text:p>
          </table:table-cell>
          <table:table-cell office:value-type="float" office:value="3.9725213262515076" table:style-name="ce1">
            <text:p>3,972521326</text:p>
          </table:table-cell>
          <table:table-cell office:value-type="float" office:value="4.3728344726596298" table:style-name="ce1">
            <text:p>4,372834473</text:p>
          </table:table-cell>
          <table:table-cell office:value-type="float" office:value="0.54626642018508909" table:style-name="ce1">
            <text:p>0,54626642</text:p>
          </table:table-cell>
          <table:table-cell office:value-type="float" office:value="0.72707651406478879" table:style-name="ce1">
            <text:p>0,727076514</text:p>
          </table:table-cell>
          <table:table-cell office:value-type="float" office:value="0.3231813470271071" table:style-name="ce1">
            <text:p>0,323181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465708999999997" table:style-name="ce1">
            <text:p>-57,465709</text:p>
          </table:table-cell>
          <table:table-cell office:value-type="float" office:value="-35.084010999999997" table:style-name="ce1">
            <text:p>-35,084011</text:p>
          </table:table-cell>
          <table:table-cell office:value-type="float" office:value="3.6953888526738905" table:style-name="ce1">
            <text:p>3,695388853</text:p>
          </table:table-cell>
          <table:table-cell office:value-type="float" office:value="4.0669928200473073" table:style-name="ce1">
            <text:p>4,06699282</text:p>
          </table:table-cell>
          <table:table-cell office:value-type="float" office:value="0.4092344201850891" table:style-name="ce1">
            <text:p>0,40923442</text:p>
          </table:table-cell>
          <table:table-cell office:value-type="float" office:value="0.59004451406478875" table:style-name="ce1">
            <text:p>0,590044514</text:p>
          </table:table-cell>
          <table:table-cell office:value-type="float" office:value="0.25466534702710708" table:style-name="ce1">
            <text:p>0,25466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228749000000001" table:style-name="ce1">
            <text:p>-57,228749</text:p>
          </table:table-cell>
          <table:table-cell office:value-type="float" office:value="-35.360191999999998" table:style-name="ce1">
            <text:p>-35,360192</text:p>
          </table:table-cell>
          <table:table-cell office:value-type="float" office:value="3.5063856879294453" table:style-name="ce1">
            <text:p>3,506385688</text:p>
          </table:table-cell>
          <table:table-cell office:value-type="float" office:value="3.8535610584728341" table:style-name="ce1">
            <text:p>3,853561058</text:p>
          </table:table-cell>
          <table:table-cell office:value-type="float" office:value="0.4092344201850891" table:style-name="ce1">
            <text:p>0,40923442</text:p>
          </table:table-cell>
          <table:table-cell office:value-type="float" office:value="0.59004451406478875" table:style-name="ce1">
            <text:p>0,590044514</text:p>
          </table:table-cell>
          <table:table-cell office:value-type="float" office:value="0.25466534702710708" table:style-name="ce1">
            <text:p>0,25466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276108000000001" table:style-name="ce1">
            <text:p>-57,276108</text:p>
          </table:table-cell>
          <table:table-cell office:value-type="float" office:value="-35.676107000000002" table:style-name="ce1">
            <text:p>-35,676107</text:p>
          </table:table-cell>
          <table:table-cell office:value-type="float" office:value="3.3823479047410299" table:style-name="ce1">
            <text:p>3,382347905</text:p>
          </table:table-cell>
          <table:table-cell office:value-type="float" office:value="3.6779953879378757" table:style-name="ce1">
            <text:p>3,677995388</text:p>
          </table:table-cell>
          <table:table-cell office:value-type="float" office:value="0.41145664240731133" table:style-name="ce1">
            <text:p>0,411456642</text:p>
          </table:table-cell>
          <table:table-cell office:value-type="float" office:value="0.59226673628701099" table:style-name="ce1">
            <text:p>0,592266736</text:p>
          </table:table-cell>
          <table:table-cell office:value-type="float" office:value="0.2557764581382182" table:style-name="ce1">
            <text:p>0,25577645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318036999999997" table:style-name="ce1">
            <text:p>-57,318037</text:p>
          </table:table-cell>
          <table:table-cell office:value-type="float" office:value="-36.001612000000002" table:style-name="ce1">
            <text:p>-36,001612</text:p>
          </table:table-cell>
          <table:table-cell office:value-type="float" office:value="3.5934112952549322" table:style-name="ce1">
            <text:p>3,593411295</text:p>
          </table:table-cell>
          <table:table-cell office:value-type="float" office:value="3.8532771792904779" table:style-name="ce1">
            <text:p>3,853277179</text:p>
          </table:table-cell>
          <table:table-cell office:value-type="float" office:value="0.41923442018508911" table:style-name="ce1">
            <text:p>0,41923442</text:p>
          </table:table-cell>
          <table:table-cell office:value-type="float" office:value="0.60004451406478876" table:style-name="ce1">
            <text:p>0,600044514</text:p>
          </table:table-cell>
          <table:table-cell office:value-type="float" office:value="0.25966534702710709" table:style-name="ce1">
            <text:p>0,25966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068810999999997" table:style-name="ce1">
            <text:p>-57,068811</text:p>
          </table:table-cell>
          <table:table-cell office:value-type="float" office:value="-36.264192000000001" table:style-name="ce1">
            <text:p>-36,264192</text:p>
          </table:table-cell>
          <table:table-cell office:value-type="float" office:value="3.435900897386079" table:style-name="ce1">
            <text:p>3,435900897</text:p>
          </table:table-cell>
          <table:table-cell office:value-type="float" office:value="3.6871566857128171" table:style-name="ce1">
            <text:p>3,687156686</text:p>
          </table:table-cell>
          <table:table-cell office:value-type="float" office:value="0.41923442018508911" table:style-name="ce1">
            <text:p>0,41923442</text:p>
          </table:table-cell>
          <table:table-cell office:value-type="float" office:value="0.60004451406478876" table:style-name="ce1">
            <text:p>0,600044514</text:p>
          </table:table-cell>
          <table:table-cell office:value-type="float" office:value="0.25966534702710709" table:style-name="ce1">
            <text:p>0,25966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6.783447000000002" table:style-name="ce1">
            <text:p>-56,783447</text:p>
          </table:table-cell>
          <table:table-cell office:value-type="float" office:value="-36.447909000000003" table:style-name="ce1">
            <text:p>-36,447909</text:p>
          </table:table-cell>
          <table:table-cell office:value-type="float" office:value="4.4848209487118922" table:style-name="ce1">
            <text:p>4,484820949</text:p>
          </table:table-cell>
          <table:table-cell office:value-type="float" office:value="4.8256186113608024" table:style-name="ce1">
            <text:p>4,825618611</text:p>
          </table:table-cell>
          <table:table-cell office:value-type="float" office:value="0.41923442018508911" table:style-name="ce1">
            <text:p>0,41923442</text:p>
          </table:table-cell>
          <table:table-cell office:value-type="float" office:value="0.60004451406478876" table:style-name="ce1">
            <text:p>0,600044514</text:p>
          </table:table-cell>
          <table:table-cell office:value-type="float" office:value="0.25966534702710709" table:style-name="ce1">
            <text:p>0,25966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6.670247000000003" table:style-name="ce1">
            <text:p>-56,670247</text:p>
          </table:table-cell>
          <table:table-cell office:value-type="float" office:value="-36.718792000000001" table:style-name="ce1">
            <text:p>-36,718792</text:p>
          </table:table-cell>
          <table:table-cell office:value-type="float" office:value="4.1273049810304148" table:style-name="ce1">
            <text:p>4,127304981</text:p>
          </table:table-cell>
          <table:table-cell office:value-type="float" office:value="4.4161112690474305" table:style-name="ce1">
            <text:p>4,416111269</text:p>
          </table:table-cell>
          <table:table-cell office:value-type="float" office:value="0.41923442018508911" table:style-name="ce1">
            <text:p>0,41923442</text:p>
          </table:table-cell>
          <table:table-cell office:value-type="float" office:value="0.60004451406478876" table:style-name="ce1">
            <text:p>0,600044514</text:p>
          </table:table-cell>
          <table:table-cell office:value-type="float" office:value="0.25966534702710709" table:style-name="ce1">
            <text:p>0,25966534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6.785412999999998" table:style-name="ce1">
            <text:p>-56,785413</text:p>
          </table:table-cell>
          <table:table-cell office:value-type="float" office:value="-37.049742000000002" table:style-name="ce1">
            <text:p>-37,049742</text:p>
          </table:table-cell>
          <table:table-cell office:value-type="float" office:value="4.5322216820121852" table:style-name="ce1">
            <text:p>4,532221682</text:p>
          </table:table-cell>
          <table:table-cell office:value-type="float" office:value="4.832486666091639" table:style-name="ce1">
            <text:p>4,832486666</text:p>
          </table:table-cell>
          <table:table-cell office:value-type="float" office:value="0.42836952894020081" table:style-name="ce1">
            <text:p>0,428369529</text:p>
          </table:table-cell>
          <table:table-cell office:value-type="float" office:value="0.60868553011703486" table:style-name="ce1">
            <text:p>0,60868553</text:p>
          </table:table-cell>
          <table:table-cell office:value-type="float" office:value="0.26424288245002842" table:style-name="ce1">
            <text:p>0,26424288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021264000000002" table:style-name="ce1">
            <text:p>-57,021264</text:p>
          </table:table-cell>
          <table:table-cell office:value-type="float" office:value="-37.354322000000003" table:style-name="ce1">
            <text:p>-37,354322</text:p>
          </table:table-cell>
          <table:table-cell office:value-type="float" office:value="4.4778426763897672" table:style-name="ce1">
            <text:p>4,477842676</text:p>
          </table:table-cell>
          <table:table-cell office:value-type="float" office:value="4.7629007356351476" table:style-name="ce1">
            <text:p>4,762900736</text:p>
          </table:table-cell>
          <table:table-cell office:value-type="float" office:value="0.43286552894020081" table:style-name="ce1">
            <text:p>0,432865529</text:p>
          </table:table-cell>
          <table:table-cell office:value-type="float" office:value="0.61318153011703491" table:style-name="ce1">
            <text:p>0,61318153</text:p>
          </table:table-cell>
          <table:table-cell office:value-type="float" office:value="0.26649088245002844" table:style-name="ce1">
            <text:p>0,26649088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282856000000002" table:style-name="ce1">
            <text:p>-57,282856</text:p>
          </table:table-cell>
          <table:table-cell office:value-type="float" office:value="-37.641973999999998" table:style-name="ce1">
            <text:p>-37,641974</text:p>
          </table:table-cell>
          <table:table-cell office:value-type="float" office:value="4.4889794585605474" table:style-name="ce1">
            <text:p>4,488979459</text:p>
          </table:table-cell>
          <table:table-cell office:value-type="float" office:value="4.7619421746321571" table:style-name="ce1">
            <text:p>4,761942175</text:p>
          </table:table-cell>
          <table:table-cell office:value-type="float" office:value="0.4378575289402008" table:style-name="ce1">
            <text:p>0,437857529</text:p>
          </table:table-cell>
          <table:table-cell office:value-type="float" office:value="0.61817353011703491" table:style-name="ce1">
            <text:p>0,61817353</text:p>
          </table:table-cell>
          <table:table-cell office:value-type="float" office:value="0.26898688245002844" table:style-name="ce1">
            <text:p>0,26898688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488560999999997" table:style-name="ce1">
            <text:p>-57,488561</text:p>
          </table:table-cell>
          <table:table-cell office:value-type="float" office:value="-37.940303999999998" table:style-name="ce1">
            <text:p>-37,940304</text:p>
          </table:table-cell>
          <table:table-cell office:value-type="float" office:value="4.5638804906752277" table:style-name="ce1">
            <text:p>4,563880491</text:p>
          </table:table-cell>
          <table:table-cell office:value-type="float" office:value="4.8372147414756199" table:style-name="ce1">
            <text:p>4,837214741</text:p>
          </table:table-cell>
          <table:table-cell office:value-type="float" office:value="0.43367518622398377" table:style-name="ce1">
            <text:p>0,433675186</text:p>
          </table:table-cell>
          <table:table-cell office:value-type="float" office:value="0.59850566226959234" table:style-name="ce1">
            <text:p>0,598505662</text:p>
          </table:table-cell>
          <table:table-cell office:value-type="float" office:value="0.26312514333586812" table:style-name="ce1">
            <text:p>0,26312514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7.722225000000002" table:style-name="ce1">
            <text:p>-57,722225</text:p>
          </table:table-cell>
          <table:table-cell office:value-type="float" office:value="-38.212587999999997" table:style-name="ce1">
            <text:p>-38,212588</text:p>
          </table:table-cell>
          <table:table-cell office:value-type="float" office:value="4.2871118280428986" table:style-name="ce1">
            <text:p>4,287111828</text:p>
          </table:table-cell>
          <table:table-cell office:value-type="float" office:value="4.5366966288899242" table:style-name="ce1">
            <text:p>4,536696629</text:p>
          </table:table-cell>
          <table:table-cell office:value-type="float" office:value="0.43441118622398378" table:style-name="ce1">
            <text:p>0,434411186</text:p>
          </table:table-cell>
          <table:table-cell office:value-type="float" office:value="0.5992416622695923" table:style-name="ce1">
            <text:p>0,599241662</text:p>
          </table:table-cell>
          <table:table-cell office:value-type="float" office:value="0.2634931433358681" table:style-name="ce1">
            <text:p>0,26349314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8.097389999999997" table:style-name="ce1">
            <text:p>-58,09739</text:p>
          </table:table-cell>
          <table:table-cell office:value-type="float" office:value="-38.401851000000001" table:style-name="ce1">
            <text:p>-38,401851</text:p>
          </table:table-cell>
          <table:table-cell office:value-type="float" office:value="4.580187418838535" table:style-name="ce1">
            <text:p>4,580187419</text:p>
          </table:table-cell>
          <table:table-cell office:value-type="float" office:value="4.8641574646560315" table:style-name="ce1">
            <text:p>4,864157465</text:p>
          </table:table-cell>
          <table:table-cell office:value-type="float" office:value="0.43519518622398373" table:style-name="ce1">
            <text:p>0,435195186</text:p>
          </table:table-cell>
          <table:table-cell office:value-type="float" office:value="0.60002566226959231" table:style-name="ce1">
            <text:p>0,600025662</text:p>
          </table:table-cell>
          <table:table-cell office:value-type="float" office:value="0.2638851433358681" table:style-name="ce1">
            <text:p>0,26388514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8.510415999999999" table:style-name="ce1">
            <text:p>-58,510416</text:p>
          </table:table-cell>
          <table:table-cell office:value-type="float" office:value="-38.536735999999998" table:style-name="ce1">
            <text:p>-38,536736</text:p>
          </table:table-cell>
          <table:table-cell office:value-type="float" office:value="4.5709512870299003" table:style-name="ce1">
            <text:p>4,570951287</text:p>
          </table:table-cell>
          <table:table-cell office:value-type="float" office:value="4.8591421710580542" table:style-name="ce1">
            <text:p>4,859142171</text:p>
          </table:table-cell>
          <table:table-cell office:value-type="float" office:value="0.4321964841365814" table:style-name="ce1">
            <text:p>0,432196484</text:p>
          </table:table-cell>
          <table:table-cell office:value-type="float" office:value="0.59467841796874998" table:style-name="ce1">
            <text:p>0,594678418</text:p>
          </table:table-cell>
          <table:table-cell office:value-type="float" office:value="0.2617684583504995" table:style-name="ce1">
            <text:p>0,26176845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8.935037000000001" table:style-name="ce1">
            <text:p>-58,935037</text:p>
          </table:table-cell>
          <table:table-cell office:value-type="float" office:value="-38.648435999999997" table:style-name="ce1">
            <text:p>-38,648436</text:p>
          </table:table-cell>
          <table:table-cell office:value-type="float" office:value="5.5467661653435947" table:style-name="ce1">
            <text:p>5,546766165</text:p>
          </table:table-cell>
          <table:table-cell office:value-type="float" office:value="5.852901319983963" table:style-name="ce1">
            <text:p>5,85290132</text:p>
          </table:table-cell>
          <table:table-cell office:value-type="float" office:value="0.43085248413658139" table:style-name="ce1">
            <text:p>0,430852484</text:p>
          </table:table-cell>
          <table:table-cell office:value-type="float" office:value="0.59333441796874997" table:style-name="ce1">
            <text:p>0,593334418</text:p>
          </table:table-cell>
          <table:table-cell office:value-type="float" office:value="0.26109645835049949" table:style-name="ce1">
            <text:p>0,26109645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9.364424999999997" table:style-name="ce1">
            <text:p>-59,364425</text:p>
          </table:table-cell>
          <table:table-cell office:value-type="float" office:value="-38.746054999999998" table:style-name="ce1">
            <text:p>-38,746055</text:p>
          </table:table-cell>
          <table:table-cell office:value-type="float" office:value="5.2403665341552026" table:style-name="ce1">
            <text:p>5,240366534</text:p>
          </table:table-cell>
          <table:table-cell office:value-type="float" office:value="5.5320956071109935" table:style-name="ce1">
            <text:p>5,532095607</text:p>
          </table:table-cell>
          <table:table-cell office:value-type="float" office:value="0.4199924374294281" table:style-name="ce1">
            <text:p>0,419992437</text:p>
          </table:table-cell>
          <table:table-cell office:value-type="float" office:value="0.57198812610626226" table:style-name="ce1">
            <text:p>0,571988126</text:p>
          </table:table-cell>
          <table:table-cell office:value-type="float" office:value="0.25305623612280193" table:style-name="ce1">
            <text:p>0,25305623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59.801375999999998" table:style-name="ce1">
            <text:p>-59,801376</text:p>
          </table:table-cell>
          <table:table-cell office:value-type="float" office:value="-38.823013000000003" table:style-name="ce1">
            <text:p>-38,823013</text:p>
          </table:table-cell>
          <table:table-cell office:value-type="float" office:value="5.1242784252533253" table:style-name="ce1">
            <text:p>5,124278425</text:p>
          </table:table-cell>
          <table:table-cell office:value-type="float" office:value="5.4291199229271072" table:style-name="ce1">
            <text:p>5,429119923</text:p>
          </table:table-cell>
          <table:table-cell office:value-type="float" office:value="0.4199924374294281" table:style-name="ce1">
            <text:p>0,419992437</text:p>
          </table:table-cell>
          <table:table-cell office:value-type="float" office:value="0.57198812610626226" table:style-name="ce1">
            <text:p>0,571988126</text:p>
          </table:table-cell>
          <table:table-cell office:value-type="float" office:value="0.25305623612280193" table:style-name="ce1">
            <text:p>0,25305623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0.240046" table:style-name="ce1">
            <text:p>-60,240046</text:p>
          </table:table-cell>
          <table:table-cell office:value-type="float" office:value="-38.893884" table:style-name="ce1">
            <text:p>-38,893884</text:p>
          </table:table-cell>
          <table:table-cell office:value-type="float" office:value="5.16176043641138" table:style-name="ce1">
            <text:p>5,161760436</text:p>
          </table:table-cell>
          <table:table-cell office:value-type="float" office:value="5.459250596975969" table:style-name="ce1">
            <text:p>5,459250597</text:p>
          </table:table-cell>
          <table:table-cell office:value-type="float" office:value="0.5266350947589874" table:style-name="ce1">
            <text:p>0,526635095</text:p>
          </table:table-cell>
          <table:table-cell office:value-type="float" office:value="0.68313558327865598" table:style-name="ce1">
            <text:p>0,683135583</text:p>
          </table:table-cell>
          <table:table-cell office:value-type="float" office:value="0.30739858048600582" table:style-name="ce1">
            <text:p>0,3073985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0.682464000000003" table:style-name="ce1">
            <text:p>-60,682464</text:p>
          </table:table-cell>
          <table:table-cell office:value-type="float" office:value="-38.953567999999997" table:style-name="ce1">
            <text:p>-38,953568</text:p>
          </table:table-cell>
          <table:table-cell office:value-type="float" office:value="4.599683873690708" table:style-name="ce1">
            <text:p>4,599683874</text:p>
          </table:table-cell>
          <table:table-cell office:value-type="float" office:value="4.8799897787781665" table:style-name="ce1">
            <text:p>4,879989779</text:p>
          </table:table-cell>
          <table:table-cell office:value-type="float" office:value="0.57384309475898743" table:style-name="ce1">
            <text:p>0,573843095</text:p>
          </table:table-cell>
          <table:table-cell office:value-type="float" office:value="0.73034358327865601" table:style-name="ce1">
            <text:p>0,730343583</text:p>
          </table:table-cell>
          <table:table-cell office:value-type="float" office:value="0.33100258048600584" table:style-name="ce1">
            <text:p>0,3310025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1.127647000000003" table:style-name="ce1">
            <text:p>-61,127647</text:p>
          </table:table-cell>
          <table:table-cell office:value-type="float" office:value="-38.982194" table:style-name="ce1">
            <text:p>-38,982194</text:p>
          </table:table-cell>
          <table:table-cell office:value-type="float" office:value="4.5020995159350949" table:style-name="ce1">
            <text:p>4,502099516</text:p>
          </table:table-cell>
          <table:table-cell office:value-type="float" office:value="4.7581785506625316" table:style-name="ce1">
            <text:p>4,758178551</text:p>
          </table:table-cell>
          <table:table-cell office:value-type="float" office:value="0.57889607851982117" table:style-name="ce1">
            <text:p>0,578896079</text:p>
          </table:table-cell>
          <table:table-cell office:value-type="float" office:value="0.7369499236869812" table:style-name="ce1">
            <text:p>0,736949924</text:p>
          </table:table-cell>
          <table:table-cell office:value-type="float" office:value="0.33397315248465226" table:style-name="ce1">
            <text:p>0,333973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1.570796000000001" table:style-name="ce1">
            <text:p>-61,570796</text:p>
          </table:table-cell>
          <table:table-cell office:value-type="float" office:value="-38.986668000000002" table:style-name="ce1">
            <text:p>-38,986668</text:p>
          </table:table-cell>
          <table:table-cell office:value-type="float" office:value="4.6039197673016732" table:style-name="ce1">
            <text:p>4,603919767</text:p>
          </table:table-cell>
          <table:table-cell office:value-type="float" office:value="4.8262988658176278" table:style-name="ce1">
            <text:p>4,826298866</text:p>
          </table:table-cell>
          <table:table-cell office:value-type="float" office:value="0.58137607851982109" table:style-name="ce1">
            <text:p>0,581376079</text:p>
          </table:table-cell>
          <table:table-cell office:value-type="float" office:value="0.73942992368698113" table:style-name="ce1">
            <text:p>0,739429924</text:p>
          </table:table-cell>
          <table:table-cell office:value-type="float" office:value="0.33521315248465222" table:style-name="ce1">
            <text:p>0,335213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1.982999" table:style-name="ce1">
            <text:p>-61,982999</text:p>
          </table:table-cell>
          <table:table-cell office:value-type="float" office:value="-38.923921" table:style-name="ce1">
            <text:p>-38,923921</text:p>
          </table:table-cell>
          <table:table-cell office:value-type="float" office:value="4.2878810646417254" table:style-name="ce1">
            <text:p>4,287881065</text:p>
          </table:table-cell>
          <table:table-cell office:value-type="float" office:value="4.4553312692524596" table:style-name="ce1">
            <text:p>4,455331269</text:p>
          </table:table-cell>
          <table:table-cell office:value-type="float" office:value="0.50049607851982114" table:style-name="ce1">
            <text:p>0,500496079</text:p>
          </table:table-cell>
          <table:table-cell office:value-type="float" office:value="0.65854992368698118" table:style-name="ce1">
            <text:p>0,658549924</text:p>
          </table:table-cell>
          <table:table-cell office:value-type="float" office:value="0.29477315248465225" table:style-name="ce1">
            <text:p>0,294773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202199999999998" table:style-name="ce1">
            <text:p>-62,2022</text:p>
          </table:table-cell>
          <table:table-cell office:value-type="float" office:value="-39.028968999999996" table:style-name="ce1">
            <text:p>-39,028969</text:p>
          </table:table-cell>
          <table:table-cell office:value-type="float" office:value="4.3160475616883742" table:style-name="ce1">
            <text:p>4,316047562</text:p>
          </table:table-cell>
          <table:table-cell office:value-type="float" office:value="4.4624777895744918" table:style-name="ce1">
            <text:p>4,46247779</text:p>
          </table:table-cell>
          <table:table-cell office:value-type="float" office:value="0.46921607851982117" table:style-name="ce1">
            <text:p>0,469216079</text:p>
          </table:table-cell>
          <table:table-cell office:value-type="float" office:value="0.6272699236869812" table:style-name="ce1">
            <text:p>0,627269924</text:p>
          </table:table-cell>
          <table:table-cell office:value-type="float" office:value="0.27913315248465226" table:style-name="ce1">
            <text:p>0,279133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151080999999998" table:style-name="ce1">
            <text:p>-62,151081</text:p>
          </table:table-cell>
          <table:table-cell office:value-type="float" office:value="-39.348050000000001" table:style-name="ce1">
            <text:p>-39,34805</text:p>
          </table:table-cell>
          <table:table-cell office:value-type="float" office:value="4.2896940074423791" table:style-name="ce1">
            <text:p>4,289694007</text:p>
          </table:table-cell>
          <table:table-cell office:value-type="float" office:value="4.4338750973642957" table:style-name="ce1">
            <text:p>4,433875097</text:p>
          </table:table-cell>
          <table:table-cell office:value-type="float" office:value="0.5058880785198212" table:style-name="ce1">
            <text:p>0,505888079</text:p>
          </table:table-cell>
          <table:table-cell office:value-type="float" office:value="0.66394192368698124" table:style-name="ce1">
            <text:p>0,663941924</text:p>
          </table:table-cell>
          <table:table-cell office:value-type="float" office:value="0.29746915248465228" table:style-name="ce1">
            <text:p>0,297469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097619999999999" table:style-name="ce1">
            <text:p>-62,09762</text:p>
          </table:table-cell>
          <table:table-cell office:value-type="float" office:value="-39.668227000000002" table:style-name="ce1">
            <text:p>-39,668227</text:p>
          </table:table-cell>
          <table:table-cell office:value-type="float" office:value="4.0819568132909207" table:style-name="ce1">
            <text:p>4,081956813</text:p>
          </table:table-cell>
          <table:table-cell office:value-type="float" office:value="4.2663624526995934" table:style-name="ce1">
            <text:p>4,266362453</text:p>
          </table:table-cell>
          <table:table-cell office:value-type="float" office:value="0.58137607851982109" table:style-name="ce1">
            <text:p>0,581376079</text:p>
          </table:table-cell>
          <table:table-cell office:value-type="float" office:value="0.73942992368698113" table:style-name="ce1">
            <text:p>0,739429924</text:p>
          </table:table-cell>
          <table:table-cell office:value-type="float" office:value="0.33521315248465222" table:style-name="ce1">
            <text:p>0,335213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232047999999999" table:style-name="ce1">
            <text:p>-62,232048</text:p>
          </table:table-cell>
          <table:table-cell office:value-type="float" office:value="-39.950170999999997" table:style-name="ce1">
            <text:p>-39,950171</text:p>
          </table:table-cell>
          <table:table-cell office:value-type="float" office:value="4.6894803757365482" table:style-name="ce1">
            <text:p>4,689480376</text:p>
          </table:table-cell>
          <table:table-cell office:value-type="float" office:value="4.9270969615248505" table:style-name="ce1">
            <text:p>4,927096962</text:p>
          </table:table-cell>
          <table:table-cell office:value-type="float" office:value="0.58137607851982109" table:style-name="ce1">
            <text:p>0,581376079</text:p>
          </table:table-cell>
          <table:table-cell office:value-type="float" office:value="0.73942992368698113" table:style-name="ce1">
            <text:p>0,739429924</text:p>
          </table:table-cell>
          <table:table-cell office:value-type="float" office:value="0.33521315248465222" table:style-name="ce1">
            <text:p>0,3352131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404440000000001" table:style-name="ce1">
            <text:p>-62,40444</text:p>
          </table:table-cell>
          <table:table-cell office:value-type="float" office:value="-40.209111" table:style-name="ce1">
            <text:p>-40,209111</text:p>
          </table:table-cell>
          <table:table-cell office:value-type="float" office:value="4.5082080458121627" table:style-name="ce1">
            <text:p>4,508208046</text:p>
          </table:table-cell>
          <table:table-cell office:value-type="float" office:value="4.7253002877853953" table:style-name="ce1">
            <text:p>4,725300288</text:p>
          </table:table-cell>
          <table:table-cell office:value-type="float" office:value="0.58742219487190239" table:style-name="ce1">
            <text:p>0,587422195</text:p>
          </table:table-cell>
          <table:table-cell office:value-type="float" office:value="0.74103084484100334" table:style-name="ce1">
            <text:p>0,741030845</text:p>
          </table:table-cell>
          <table:table-cell office:value-type="float" office:value="0.33726665424282187" table:style-name="ce1">
            <text:p>0,33726665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364145999999998" table:style-name="ce1">
            <text:p>-62,364146</text:p>
          </table:table-cell>
          <table:table-cell office:value-type="float" office:value="-40.492980000000003" table:style-name="ce1">
            <text:p>-40,49298</text:p>
          </table:table-cell>
          <table:table-cell office:value-type="float" office:value="4.9133924385092334" table:style-name="ce1">
            <text:p>4,913392439</text:p>
          </table:table-cell>
          <table:table-cell office:value-type="float" office:value="5.1491194726877634" table:style-name="ce1">
            <text:p>5,149119473</text:p>
          </table:table-cell>
          <table:table-cell office:value-type="float" office:value="0.58742219487190239" table:style-name="ce1">
            <text:p>0,587422195</text:p>
          </table:table-cell>
          <table:table-cell office:value-type="float" office:value="0.74103084484100334" table:style-name="ce1">
            <text:p>0,741030845</text:p>
          </table:table-cell>
          <table:table-cell office:value-type="float" office:value="0.33726665424282187" table:style-name="ce1">
            <text:p>0,33726665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251922999999998" table:style-name="ce1">
            <text:p>-62,251923</text:p>
          </table:table-cell>
          <table:table-cell office:value-type="float" office:value="-40.664022000000003" table:style-name="ce1">
            <text:p>-40,664022</text:p>
          </table:table-cell>
          <table:table-cell office:value-type="float" office:value="4.7974100409725855" table:style-name="ce1">
            <text:p>4,797410041</text:p>
          </table:table-cell>
          <table:table-cell office:value-type="float" office:value="5.0202550306349529" table:style-name="ce1">
            <text:p>5,020255031</text:p>
          </table:table-cell>
          <table:table-cell office:value-type="float" office:value="0.58742219487190239" table:style-name="ce1">
            <text:p>0,587422195</text:p>
          </table:table-cell>
          <table:table-cell office:value-type="float" office:value="0.74103084484100334" table:style-name="ce1">
            <text:p>0,741030845</text:p>
          </table:table-cell>
          <table:table-cell office:value-type="float" office:value="0.33726665424282187" table:style-name="ce1">
            <text:p>0,33726665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374647000000003" table:style-name="ce1">
            <text:p>-62,374647</text:p>
          </table:table-cell>
          <table:table-cell office:value-type="float" office:value="-40.824320999999998" table:style-name="ce1">
            <text:p>-40,824321</text:p>
          </table:table-cell>
          <table:table-cell office:value-type="float" office:value="4.7184185971174166" table:style-name="ce1">
            <text:p>4,718418597</text:p>
          </table:table-cell>
          <table:table-cell office:value-type="float" office:value="4.929075508239297" table:style-name="ce1">
            <text:p>4,929075508</text:p>
          </table:table-cell>
          <table:table-cell office:value-type="float" office:value="0.57837620655059807" table:style-name="ce1">
            <text:p>0,578376207</text:p>
          </table:table-cell>
          <table:table-cell office:value-type="float" office:value="0.7275271741485595" table:style-name="ce1">
            <text:p>0,727527174</text:p>
          </table:table-cell>
          <table:table-cell office:value-type="float" office:value="0.33154941267803928" table:style-name="ce1">
            <text:p>0,3315494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2.707061000000003" table:style-name="ce1">
            <text:p>-62,707061</text:p>
          </table:table-cell>
          <table:table-cell office:value-type="float" office:value="-41.021835000000003" table:style-name="ce1">
            <text:p>-41,021835</text:p>
          </table:table-cell>
          <table:table-cell office:value-type="float" office:value="4.8534455339181282" table:style-name="ce1">
            <text:p>4,853445534</text:p>
          </table:table-cell>
          <table:table-cell office:value-type="float" office:value="5.0814986911625519" table:style-name="ce1">
            <text:p>5,081498691</text:p>
          </table:table-cell>
          <table:table-cell office:value-type="float" office:value="0.56309620655059811" table:style-name="ce1">
            <text:p>0,563096207</text:p>
          </table:table-cell>
          <table:table-cell office:value-type="float" office:value="0.71224717414855954" table:style-name="ce1">
            <text:p>0,712247174</text:p>
          </table:table-cell>
          <table:table-cell office:value-type="float" office:value="0.3239094126780393" table:style-name="ce1">
            <text:p>0,3239094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3.121116000000001" table:style-name="ce1">
            <text:p>-63,121116</text:p>
          </table:table-cell>
          <table:table-cell office:value-type="float" office:value="-41.128024000000003" table:style-name="ce1">
            <text:p>-41,128024</text:p>
          </table:table-cell>
          <table:table-cell office:value-type="float" office:value="5.5828403260770321" table:style-name="ce1">
            <text:p>5,582840326</text:p>
          </table:table-cell>
          <table:table-cell office:value-type="float" office:value="5.7586792874961308" table:style-name="ce1">
            <text:p>5,758679287</text:p>
          </table:table-cell>
          <table:table-cell office:value-type="float" office:value="0.40678731480598451" table:style-name="ce1">
            <text:p>0,406787315</text:p>
          </table:table-cell>
          <table:table-cell office:value-type="float" office:value="0.55440355220794679" table:style-name="ce1">
            <text:p>0,554403552</text:p>
          </table:table-cell>
          <table:table-cell office:value-type="float" office:value="0.24507239281752918" table:style-name="ce1">
            <text:p>0,24507239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3.559207999999998" table:style-name="ce1">
            <text:p>-63,559208</text:p>
          </table:table-cell>
          <table:table-cell office:value-type="float" office:value="-41.162548999999999" table:style-name="ce1">
            <text:p>-41,162549</text:p>
          </table:table-cell>
          <table:table-cell office:value-type="float" office:value="5.5892810904033743" table:style-name="ce1">
            <text:p>5,58928109</text:p>
          </table:table-cell>
          <table:table-cell office:value-type="float" office:value="5.710434472077301" table:style-name="ce1">
            <text:p>5,710434472</text:p>
          </table:table-cell>
          <table:table-cell office:value-type="float" office:value="0.40678731480598451" table:style-name="ce1">
            <text:p>0,406787315</text:p>
          </table:table-cell>
          <table:table-cell office:value-type="float" office:value="0.55440355220794679" table:style-name="ce1">
            <text:p>0,554403552</text:p>
          </table:table-cell>
          <table:table-cell office:value-type="float" office:value="0.24507239281752918" table:style-name="ce1">
            <text:p>0,24507239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3.978194000000002" table:style-name="ce1">
            <text:p>-63,978194</text:p>
          </table:table-cell>
          <table:table-cell office:value-type="float" office:value="-41.086851000000003" table:style-name="ce1">
            <text:p>-41,086851</text:p>
          </table:table-cell>
          <table:table-cell office:value-type="float" office:value="5.2860599982232177" table:style-name="ce1">
            <text:p>5,286059998</text:p>
          </table:table-cell>
          <table:table-cell office:value-type="float" office:value="5.3506232000488021" table:style-name="ce1">
            <text:p>5,3506232</text:p>
          </table:table-cell>
          <table:table-cell office:value-type="float" office:value="0.40678731480598451" table:style-name="ce1">
            <text:p>0,406787315</text:p>
          </table:table-cell>
          <table:table-cell office:value-type="float" office:value="0.55440355220794679" table:style-name="ce1">
            <text:p>0,554403552</text:p>
          </table:table-cell>
          <table:table-cell office:value-type="float" office:value="0.24507239281752918" table:style-name="ce1">
            <text:p>0,24507239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377942000000004" table:style-name="ce1">
            <text:p>-64,377942</text:p>
          </table:table-cell>
          <table:table-cell office:value-type="float" office:value="-40.941577000000002" table:style-name="ce1">
            <text:p>-40,941577</text:p>
          </table:table-cell>
          <table:table-cell office:value-type="float" office:value="5.5345267530492777" table:style-name="ce1">
            <text:p>5,534526753</text:p>
          </table:table-cell>
          <table:table-cell office:value-type="float" office:value="5.5799094590819456" table:style-name="ce1">
            <text:p>5,579909459</text:p>
          </table:table-cell>
          <table:table-cell office:value-type="float" office:value="0.39493424573898317" table:style-name="ce1">
            <text:p>0,394934246</text:p>
          </table:table-cell>
          <table:table-cell office:value-type="float" office:value="0.54244268814086916" table:style-name="ce1">
            <text:p>0,542442688</text:p>
          </table:table-cell>
          <table:table-cell office:value-type="float" office:value="0.23894605957431275" table:style-name="ce1">
            <text:p>0,238946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755206999999999" table:style-name="ce1">
            <text:p>-64,755207</text:p>
          </table:table-cell>
          <table:table-cell office:value-type="float" office:value="-40.791182999999997" table:style-name="ce1">
            <text:p>-40,791183</text:p>
          </table:table-cell>
          <table:table-cell office:value-type="float" office:value="5.3814600922618254" table:style-name="ce1">
            <text:p>5,381460092</text:p>
          </table:table-cell>
          <table:table-cell office:value-type="float" office:value="5.4232745180023327" table:style-name="ce1">
            <text:p>5,423274518</text:p>
          </table:table-cell>
          <table:table-cell office:value-type="float" office:value="0.39493424573898317" table:style-name="ce1">
            <text:p>0,394934246</text:p>
          </table:table-cell>
          <table:table-cell office:value-type="float" office:value="0.54244268814086916" table:style-name="ce1">
            <text:p>0,542442688</text:p>
          </table:table-cell>
          <table:table-cell office:value-type="float" office:value="0.23894605957431275" table:style-name="ce1">
            <text:p>0,238946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051297000000005" table:style-name="ce1">
            <text:p>-65,051297</text:p>
          </table:table-cell>
          <table:table-cell office:value-type="float" office:value="-40.840535000000003" table:style-name="ce1">
            <text:p>-40,840535</text:p>
          </table:table-cell>
          <table:table-cell office:value-type="float" office:value="5.3864502176807845" table:style-name="ce1">
            <text:p>5,386450218</text:p>
          </table:table-cell>
          <table:table-cell office:value-type="float" office:value="5.4228996661285453" table:style-name="ce1">
            <text:p>5,422899666</text:p>
          </table:table-cell>
          <table:table-cell office:value-type="float" office:value="0.39493424573898317" table:style-name="ce1">
            <text:p>0,394934246</text:p>
          </table:table-cell>
          <table:table-cell office:value-type="float" office:value="0.54244268814086916" table:style-name="ce1">
            <text:p>0,542442688</text:p>
          </table:table-cell>
          <table:table-cell office:value-type="float" office:value="0.23894605957431275" table:style-name="ce1">
            <text:p>0,238946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141689" table:style-name="ce1">
            <text:p>-65,141689</text:p>
          </table:table-cell>
          <table:table-cell office:value-type="float" office:value="-41.1387" table:style-name="ce1">
            <text:p>-41,1387</text:p>
          </table:table-cell>
          <table:table-cell office:value-type="float" office:value="5.255994787843" table:style-name="ce1">
            <text:p>5,255994788</text:p>
          </table:table-cell>
          <table:table-cell office:value-type="float" office:value="5.2974989320142667" table:style-name="ce1">
            <text:p>5,297498932</text:p>
          </table:table-cell>
          <table:table-cell office:value-type="float" office:value="0.39493424573898317" table:style-name="ce1">
            <text:p>0,394934246</text:p>
          </table:table-cell>
          <table:table-cell office:value-type="float" office:value="0.54244268814086916" table:style-name="ce1">
            <text:p>0,542442688</text:p>
          </table:table-cell>
          <table:table-cell office:value-type="float" office:value="0.23894605957431275" table:style-name="ce1">
            <text:p>0,238946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062796000000006" table:style-name="ce1">
            <text:p>-65,062796</text:p>
          </table:table-cell>
          <table:table-cell office:value-type="float" office:value="-41.461364000000003" table:style-name="ce1">
            <text:p>-41,461364</text:p>
          </table:table-cell>
          <table:table-cell office:value-type="float" office:value="5.2436298318445562" table:style-name="ce1">
            <text:p>5,243629832</text:p>
          </table:table-cell>
          <table:table-cell office:value-type="float" office:value="5.2743143724200774" table:style-name="ce1">
            <text:p>5,274314372</text:p>
          </table:table-cell>
          <table:table-cell office:value-type="float" office:value="0.39493424573898317" table:style-name="ce1">
            <text:p>0,394934246</text:p>
          </table:table-cell>
          <table:table-cell office:value-type="float" office:value="0.54244268814086916" table:style-name="ce1">
            <text:p>0,542442688</text:p>
          </table:table-cell>
          <table:table-cell office:value-type="float" office:value="0.23894605957431275" table:style-name="ce1">
            <text:p>0,238946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045884000000001" table:style-name="ce1">
            <text:p>-65,045884</text:p>
          </table:table-cell>
          <table:table-cell office:value-type="float" office:value="-41.776839000000002" table:style-name="ce1">
            <text:p>-41,776839</text:p>
          </table:table-cell>
          <table:table-cell office:value-type="float" office:value="5.1972467321189022" table:style-name="ce1">
            <text:p>5,197246732</text:p>
          </table:table-cell>
          <table:table-cell office:value-type="float" office:value="5.2412450081058237" table:style-name="ce1">
            <text:p>5,241245008</text:p>
          </table:table-cell>
          <table:table-cell office:value-type="float" office:value="0.39493424573898317" table:style-name="ce1">
            <text:p>0,394934246</text:p>
          </table:table-cell>
          <table:table-cell office:value-type="float" office:value="0.54244268814086916" table:style-name="ce1">
            <text:p>0,542442688</text:p>
          </table:table-cell>
          <table:table-cell office:value-type="float" office:value="0.23894605957431275" table:style-name="ce1">
            <text:p>0,238946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958461" table:style-name="ce1">
            <text:p>-64,958461</text:p>
          </table:table-cell>
          <table:table-cell office:value-type="float" office:value="-42.067951999999998" table:style-name="ce1">
            <text:p>-42,067952</text:p>
          </table:table-cell>
          <table:table-cell office:value-type="float" office:value="5.0601755956770971" table:style-name="ce1">
            <text:p>5,060175596</text:p>
          </table:table-cell>
          <table:table-cell office:value-type="float" office:value="5.089414542393345" table:style-name="ce1">
            <text:p>5,089414542</text:p>
          </table:table-cell>
          <table:table-cell office:value-type="float" office:value="0.42882492801094052" table:style-name="ce1">
            <text:p>0,428824928</text:p>
          </table:table-cell>
          <table:table-cell office:value-type="float" office:value="0.57524495979690549" table:style-name="ce1">
            <text:p>0,57524496</text:p>
          </table:table-cell>
          <table:table-cell office:value-type="float" office:value="0.25604928358587598" table:style-name="ce1">
            <text:p>0,25604928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669090999999995" table:style-name="ce1">
            <text:p>-64,669091</text:p>
          </table:table-cell>
          <table:table-cell office:value-type="float" office:value="-42.246716999999997" table:style-name="ce1">
            <text:p>-42,246717</text:p>
          </table:table-cell>
          <table:table-cell office:value-type="float" office:value="5.0631388776659216" table:style-name="ce1">
            <text:p>5,063138878</text:p>
          </table:table-cell>
          <table:table-cell office:value-type="float" office:value="5.0943074175383307" table:style-name="ce1">
            <text:p>5,094307418</text:p>
          </table:table-cell>
          <table:table-cell office:value-type="float" office:value="0.43020092801094051" table:style-name="ce1">
            <text:p>0,430200928</text:p>
          </table:table-cell>
          <table:table-cell office:value-type="float" office:value="0.57662095979690553" table:style-name="ce1">
            <text:p>0,57662096</text:p>
          </table:table-cell>
          <table:table-cell office:value-type="float" office:value="0.256737283585876" table:style-name="ce1">
            <text:p>0,25673728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005882" table:style-name="ce1">
            <text:p>-64,005882</text:p>
          </table:table-cell>
          <table:table-cell office:value-type="float" office:value="-42.155349999999999" table:style-name="ce1">
            <text:p>-42,15535</text:p>
          </table:table-cell>
          <table:table-cell office:value-type="float" office:value="4.7143653286759397" table:style-name="ce1">
            <text:p>4,714365329</text:p>
          </table:table-cell>
          <table:table-cell office:value-type="float" office:value="4.7674682087613034" table:style-name="ce1">
            <text:p>4,767468209</text:p>
          </table:table-cell>
          <table:table-cell office:value-type="float" office:value="0.43020092801094051" table:style-name="ce1">
            <text:p>0,430200928</text:p>
          </table:table-cell>
          <table:table-cell office:value-type="float" office:value="0.57662095979690553" table:style-name="ce1">
            <text:p>0,57662096</text:p>
          </table:table-cell>
          <table:table-cell office:value-type="float" office:value="0.256737283585876" table:style-name="ce1">
            <text:p>0,25673728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3.693185" table:style-name="ce1">
            <text:p>-63,693185</text:p>
          </table:table-cell>
          <table:table-cell office:value-type="float" office:value="-42.223399000000001" table:style-name="ce1">
            <text:p>-42,223399</text:p>
          </table:table-cell>
          <table:table-cell office:value-type="float" office:value="5.2376112922286779" table:style-name="ce1">
            <text:p>5,237611292</text:p>
          </table:table-cell>
          <table:table-cell office:value-type="float" office:value="5.3756160804313531" table:style-name="ce1">
            <text:p>5,37561608</text:p>
          </table:table-cell>
          <table:table-cell office:value-type="float" office:value="0.43276374892234803" table:style-name="ce1">
            <text:p>0,432763749</text:p>
          </table:table-cell>
          <table:table-cell office:value-type="float" office:value="0.5816704864883423" table:style-name="ce1">
            <text:p>0,581670486</text:p>
          </table:table-cell>
          <table:table-cell office:value-type="float" office:value="0.25864841720421627" table:style-name="ce1">
            <text:p>0,25864841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3.594130999999997" table:style-name="ce1">
            <text:p>-63,594131</text:p>
          </table:table-cell>
          <table:table-cell office:value-type="float" office:value="-42.518768000000001" table:style-name="ce1">
            <text:p>-42,518768</text:p>
          </table:table-cell>
          <table:table-cell office:value-type="float" office:value="5.1982909229153869" table:style-name="ce1">
            <text:p>5,198290923</text:p>
          </table:table-cell>
          <table:table-cell office:value-type="float" office:value="5.3566269735405694" table:style-name="ce1">
            <text:p>5,356626974</text:p>
          </table:table-cell>
          <table:table-cell office:value-type="float" office:value="0.43276374892234803" table:style-name="ce1">
            <text:p>0,432763749</text:p>
          </table:table-cell>
          <table:table-cell office:value-type="float" office:value="0.5816704864883423" table:style-name="ce1">
            <text:p>0,581670486</text:p>
          </table:table-cell>
          <table:table-cell office:value-type="float" office:value="0.25864841720421627" table:style-name="ce1">
            <text:p>0,25864841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3.762777" table:style-name="ce1">
            <text:p>-63,762777</text:p>
          </table:table-cell>
          <table:table-cell office:value-type="float" office:value="-42.771625" table:style-name="ce1">
            <text:p>-42,771625</text:p>
          </table:table-cell>
          <table:table-cell office:value-type="float" office:value="5.2866286550657726" table:style-name="ce1">
            <text:p>5,286628655</text:p>
          </table:table-cell>
          <table:table-cell office:value-type="float" office:value="5.4416747052417351" table:style-name="ce1">
            <text:p>5,441674705</text:p>
          </table:table-cell>
          <table:table-cell office:value-type="float" office:value="0.43276374892234803" table:style-name="ce1">
            <text:p>0,432763749</text:p>
          </table:table-cell>
          <table:table-cell office:value-type="float" office:value="0.5816704864883423" table:style-name="ce1">
            <text:p>0,581670486</text:p>
          </table:table-cell>
          <table:table-cell office:value-type="float" office:value="0.25864841720421627" table:style-name="ce1">
            <text:p>0,25864841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084427000000005" table:style-name="ce1">
            <text:p>-64,084427</text:p>
          </table:table-cell>
          <table:table-cell office:value-type="float" office:value="-42.798385000000003" table:style-name="ce1">
            <text:p>-42,798385</text:p>
          </table:table-cell>
          <table:table-cell office:value-type="float" office:value="5.7393697257640994" table:style-name="ce1">
            <text:p>5,739369726</text:p>
          </table:table-cell>
          <table:table-cell office:value-type="float" office:value="5.847593855292204" table:style-name="ce1">
            <text:p>5,847593855</text:p>
          </table:table-cell>
          <table:table-cell office:value-type="float" office:value="0.43020092801094056" table:style-name="ce1">
            <text:p>0,430200928</text:p>
          </table:table-cell>
          <table:table-cell office:value-type="float" office:value="0.57662095979690553" table:style-name="ce1">
            <text:p>0,57662096</text:p>
          </table:table-cell>
          <table:table-cell office:value-type="float" office:value="0.256737283585876" table:style-name="ce1">
            <text:p>0,25673728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481661000000003" table:style-name="ce1">
            <text:p>-64,481661</text:p>
          </table:table-cell>
          <table:table-cell office:value-type="float" office:value="-43.021057999999996" table:style-name="ce1">
            <text:p>-43,021058</text:p>
          </table:table-cell>
          <table:table-cell office:value-type="float" office:value="5.6267132269030196" table:style-name="ce1">
            <text:p>5,626713227</text:p>
          </table:table-cell>
          <table:table-cell office:value-type="float" office:value="5.738060071495779" table:style-name="ce1">
            <text:p>5,738060071</text:p>
          </table:table-cell>
          <table:table-cell office:value-type="float" office:value="0.42896293953895565" table:style-name="ce1">
            <text:p>0,42896294</text:p>
          </table:table-cell>
          <table:table-cell office:value-type="float" office:value="0.57540317729949952" table:style-name="ce1">
            <text:p>0,575403177</text:p>
          </table:table-cell>
          <table:table-cell office:value-type="float" office:value="0.25610491302889293" table:style-name="ce1">
            <text:p>0,2561049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4.684815" table:style-name="ce1">
            <text:p>-64,684815</text:p>
          </table:table-cell>
          <table:table-cell office:value-type="float" office:value="-43.144047999999998" table:style-name="ce1">
            <text:p>-43,144048</text:p>
          </table:table-cell>
          <table:table-cell office:value-type="float" office:value="5.1895356349131285" table:style-name="ce1">
            <text:p>5,189535635</text:p>
          </table:table-cell>
          <table:table-cell office:value-type="float" office:value="5.2737236156168557" table:style-name="ce1">
            <text:p>5,273723616</text:p>
          </table:table-cell>
          <table:table-cell office:value-type="float" office:value="0.4289629395389557" table:style-name="ce1">
            <text:p>0,42896294</text:p>
          </table:table-cell>
          <table:table-cell office:value-type="float" office:value="0.57540317729949952" table:style-name="ce1">
            <text:p>0,575403177</text:p>
          </table:table-cell>
          <table:table-cell office:value-type="float" office:value="0.25610491302889293" table:style-name="ce1">
            <text:p>0,2561049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016343000000006" table:style-name="ce1">
            <text:p>-65,016343</text:p>
          </table:table-cell>
          <table:table-cell office:value-type="float" office:value="-43.340927999999998" table:style-name="ce1">
            <text:p>-43,340928</text:p>
          </table:table-cell>
          <table:table-cell office:value-type="float" office:value="4.6528903032130096" table:style-name="ce1">
            <text:p>4,652890303</text:p>
          </table:table-cell>
          <table:table-cell office:value-type="float" office:value="4.7343859821654553" table:style-name="ce1">
            <text:p>4,734385982</text:p>
          </table:table-cell>
          <table:table-cell office:value-type="float" office:value="0.4289629395389557" table:style-name="ce1">
            <text:p>0,42896294</text:p>
          </table:table-cell>
          <table:table-cell office:value-type="float" office:value="0.57540317729949952" table:style-name="ce1">
            <text:p>0,575403177</text:p>
          </table:table-cell>
          <table:table-cell office:value-type="float" office:value="0.25610491302889293" table:style-name="ce1">
            <text:p>0,2561049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238456999999997" table:style-name="ce1">
            <text:p>-65,238457</text:p>
          </table:table-cell>
          <table:table-cell office:value-type="float" office:value="-43.613726" table:style-name="ce1">
            <text:p>-43,613726</text:p>
          </table:table-cell>
          <table:table-cell office:value-type="float" office:value="4.4827760563511569" table:style-name="ce1">
            <text:p>4,482776056</text:p>
          </table:table-cell>
          <table:table-cell office:value-type="float" office:value="4.5628711724894169" table:style-name="ce1">
            <text:p>4,562871172</text:p>
          </table:table-cell>
          <table:table-cell office:value-type="float" office:value="0.4289629395389557" table:style-name="ce1">
            <text:p>0,42896294</text:p>
          </table:table-cell>
          <table:table-cell office:value-type="float" office:value="0.57540317729949952" table:style-name="ce1">
            <text:p>0,575403177</text:p>
          </table:table-cell>
          <table:table-cell office:value-type="float" office:value="0.25610491302889293" table:style-name="ce1">
            <text:p>0,2561049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274663000000004" table:style-name="ce1">
            <text:p>-65,274663</text:p>
          </table:table-cell>
          <table:table-cell office:value-type="float" office:value="-43.889648999999999" table:style-name="ce1">
            <text:p>-43,889649</text:p>
          </table:table-cell>
          <table:table-cell office:value-type="float" office:value="4.5350216634309222" table:style-name="ce1">
            <text:p>4,535021663</text:p>
          </table:table-cell>
          <table:table-cell office:value-type="float" office:value="4.6172446344048872" table:style-name="ce1">
            <text:p>4,617244634</text:p>
          </table:table-cell>
          <table:table-cell office:value-type="float" office:value="0.4289629395389557" table:style-name="ce1">
            <text:p>0,42896294</text:p>
          </table:table-cell>
          <table:table-cell office:value-type="float" office:value="0.57540317729949952" table:style-name="ce1">
            <text:p>0,575403177</text:p>
          </table:table-cell>
          <table:table-cell office:value-type="float" office:value="0.25610491302889293" table:style-name="ce1">
            <text:p>0,2561049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236204999999998" table:style-name="ce1">
            <text:p>-65,236205</text:p>
          </table:table-cell>
          <table:table-cell office:value-type="float" office:value="-44.165030000000002" table:style-name="ce1">
            <text:p>-44,16503</text:p>
          </table:table-cell>
          <table:table-cell office:value-type="float" office:value="4.5085985426046618" table:style-name="ce1">
            <text:p>4,508598543</text:p>
          </table:table-cell>
          <table:table-cell office:value-type="float" office:value="4.5905755530389021" table:style-name="ce1">
            <text:p>4,590575553</text:p>
          </table:table-cell>
          <table:table-cell office:value-type="float" office:value="0.43678509549140931" table:style-name="ce1">
            <text:p>0,436785095</text:p>
          </table:table-cell>
          <table:table-cell office:value-type="float" office:value="0.58504351333618165" table:style-name="ce1">
            <text:p>0,585043513</text:p>
          </table:table-cell>
          <table:table-cell office:value-type="float" office:value="0.26056380618354352" table:style-name="ce1">
            <text:p>0,2605638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369591" table:style-name="ce1">
            <text:p>-65,369591</text:p>
          </table:table-cell>
          <table:table-cell office:value-type="float" office:value="-44.436230000000002" table:style-name="ce1">
            <text:p>-44,43623</text:p>
          </table:table-cell>
          <table:table-cell office:value-type="float" office:value="4.6808353528749906" table:style-name="ce1">
            <text:p>4,680835353</text:p>
          </table:table-cell>
          <table:table-cell office:value-type="float" office:value="4.7632416493931746" table:style-name="ce1">
            <text:p>4,763241649</text:p>
          </table:table-cell>
          <table:table-cell office:value-type="float" office:value="0.43678509549140931" table:style-name="ce1">
            <text:p>0,436785095</text:p>
          </table:table-cell>
          <table:table-cell office:value-type="float" office:value="0.58504351333618165" table:style-name="ce1">
            <text:p>0,585043513</text:p>
          </table:table-cell>
          <table:table-cell office:value-type="float" office:value="0.26056380618354352" table:style-name="ce1">
            <text:p>0,2605638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600909000000001" table:style-name="ce1">
            <text:p>-65,600909</text:p>
          </table:table-cell>
          <table:table-cell office:value-type="float" office:value="-44.691583999999999" table:style-name="ce1">
            <text:p>-44,691584</text:p>
          </table:table-cell>
          <table:table-cell office:value-type="float" office:value="4.5181244348533465" table:style-name="ce1">
            <text:p>4,518124435</text:p>
          </table:table-cell>
          <table:table-cell office:value-type="float" office:value="4.5693860326270279" table:style-name="ce1">
            <text:p>4,569386033</text:p>
          </table:table-cell>
          <table:table-cell office:value-type="float" office:value="0.42364471510887147" table:style-name="ce1">
            <text:p>0,423644715</text:p>
          </table:table-cell>
          <table:table-cell office:value-type="float" office:value="0.57137324766159059" table:style-name="ce1">
            <text:p>0,571373248</text:p>
          </table:table-cell>
          <table:table-cell office:value-type="float" office:value="0.25367440772562894" table:style-name="ce1">
            <text:p>0,2536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680846000000003" table:style-name="ce1">
            <text:p>-65,680846</text:p>
          </table:table-cell>
          <table:table-cell office:value-type="float" office:value="-44.923614999999998" table:style-name="ce1">
            <text:p>-44,923615</text:p>
          </table:table-cell>
          <table:table-cell office:value-type="float" office:value="4.5181244348533465" table:style-name="ce1">
            <text:p>4,518124435</text:p>
          </table:table-cell>
          <table:table-cell office:value-type="float" office:value="4.5693860326270279" table:style-name="ce1">
            <text:p>4,569386033</text:p>
          </table:table-cell>
          <table:table-cell office:value-type="float" office:value="0.42364471510887147" table:style-name="ce1">
            <text:p>0,423644715</text:p>
          </table:table-cell>
          <table:table-cell office:value-type="float" office:value="0.57137324766159059" table:style-name="ce1">
            <text:p>0,571373248</text:p>
          </table:table-cell>
          <table:table-cell office:value-type="float" office:value="0.25367440772562894" table:style-name="ce1">
            <text:p>0,2536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856350000000006" table:style-name="ce1">
            <text:p>-65,85635</text:p>
          </table:table-cell>
          <table:table-cell office:value-type="float" office:value="-44.997647999999998" table:style-name="ce1">
            <text:p>-44,997648</text:p>
          </table:table-cell>
          <table:table-cell office:value-type="float" office:value="4.3908049243584131" table:style-name="ce1">
            <text:p>4,390804924</text:p>
          </table:table-cell>
          <table:table-cell office:value-type="float" office:value="4.4517965157405932" table:style-name="ce1">
            <text:p>4,451796516</text:p>
          </table:table-cell>
          <table:table-cell office:value-type="float" office:value="0.42364471510887147" table:style-name="ce1">
            <text:p>0,423644715</text:p>
          </table:table-cell>
          <table:table-cell office:value-type="float" office:value="0.57137324766159059" table:style-name="ce1">
            <text:p>0,571373248</text:p>
          </table:table-cell>
          <table:table-cell office:value-type="float" office:value="0.25367440772562894" table:style-name="ce1">
            <text:p>0,2536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273826" table:style-name="ce1">
            <text:p>-66,273826</text:p>
          </table:table-cell>
          <table:table-cell office:value-type="float" office:value="-45.018752999999997" table:style-name="ce1">
            <text:p>-45,018753</text:p>
          </table:table-cell>
          <table:table-cell office:value-type="float" office:value="4.4423733244471091" table:style-name="ce1">
            <text:p>4,442373324</text:p>
          </table:table-cell>
          <table:table-cell office:value-type="float" office:value="4.4489599281570387" table:style-name="ce1">
            <text:p>4,448959928</text:p>
          </table:table-cell>
          <table:table-cell office:value-type="float" office:value="0.42364471510887147" table:style-name="ce1">
            <text:p>0,423644715</text:p>
          </table:table-cell>
          <table:table-cell office:value-type="float" office:value="0.57137324766159059" table:style-name="ce1">
            <text:p>0,571373248</text:p>
          </table:table-cell>
          <table:table-cell office:value-type="float" office:value="0.25367440772562894" table:style-name="ce1">
            <text:p>0,2536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662467000000007" table:style-name="ce1">
            <text:p>-66,662467</text:p>
          </table:table-cell>
          <table:table-cell office:value-type="float" office:value="-45.141798999999999" table:style-name="ce1">
            <text:p>-45,141799</text:p>
          </table:table-cell>
          <table:table-cell office:value-type="float" office:value="4.4750322729483312" table:style-name="ce1">
            <text:p>4,475032273</text:p>
          </table:table-cell>
          <table:table-cell office:value-type="float" office:value="4.480884759944292" table:style-name="ce1">
            <text:p>4,48088476</text:p>
          </table:table-cell>
          <table:table-cell office:value-type="float" office:value="0.42328471510887145" table:style-name="ce1">
            <text:p>0,423284715</text:p>
          </table:table-cell>
          <table:table-cell office:value-type="float" office:value="0.57101324766159056" table:style-name="ce1">
            <text:p>0,571013248</text:p>
          </table:table-cell>
          <table:table-cell office:value-type="float" office:value="0.25349440772562892" table:style-name="ce1">
            <text:p>0,25349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983722" table:style-name="ce1">
            <text:p>-66,983722</text:p>
          </table:table-cell>
          <table:table-cell office:value-type="float" office:value="-45.330416999999997" table:style-name="ce1">
            <text:p>-45,330417</text:p>
          </table:table-cell>
          <table:table-cell office:value-type="float" office:value="4.1456612439786342" table:style-name="ce1">
            <text:p>4,145661244</text:p>
          </table:table-cell>
          <table:table-cell office:value-type="float" office:value="4.1479210609054213" table:style-name="ce1">
            <text:p>4,147921061</text:p>
          </table:table-cell>
          <table:table-cell office:value-type="float" office:value="0.42324471510887146" table:style-name="ce1">
            <text:p>0,423244715</text:p>
          </table:table-cell>
          <table:table-cell office:value-type="float" office:value="0.57097324766159063" table:style-name="ce1">
            <text:p>0,570973248</text:p>
          </table:table-cell>
          <table:table-cell office:value-type="float" office:value="0.25347440772562896" table:style-name="ce1">
            <text:p>0,2534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236997000000002" table:style-name="ce1">
            <text:p>-67,236997</text:p>
          </table:table-cell>
          <table:table-cell office:value-type="float" office:value="-45.579251999999997" table:style-name="ce1">
            <text:p>-45,579252</text:p>
          </table:table-cell>
          <table:table-cell office:value-type="float" office:value="4.0808832846622787" table:style-name="ce1">
            <text:p>4,080883285</text:p>
          </table:table-cell>
          <table:table-cell office:value-type="float" office:value="4.0838452298449397" table:style-name="ce1">
            <text:p>4,08384523</text:p>
          </table:table-cell>
          <table:table-cell office:value-type="float" office:value="0.42324471510887146" table:style-name="ce1">
            <text:p>0,423244715</text:p>
          </table:table-cell>
          <table:table-cell office:value-type="float" office:value="0.57097324766159063" table:style-name="ce1">
            <text:p>0,570973248</text:p>
          </table:table-cell>
          <table:table-cell office:value-type="float" office:value="0.25347440772562896" table:style-name="ce1">
            <text:p>0,2534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460127" table:style-name="ce1">
            <text:p>-67,460127</text:p>
          </table:table-cell>
          <table:table-cell office:value-type="float" office:value="-45.842748999999998" table:style-name="ce1">
            <text:p>-45,842749</text:p>
          </table:table-cell>
          <table:table-cell office:value-type="float" office:value="3.7951501774402452" table:style-name="ce1">
            <text:p>3,795150177</text:p>
          </table:table-cell>
          <table:table-cell office:value-type="float" office:value="3.8124937947132445" table:style-name="ce1">
            <text:p>3,812493795</text:p>
          </table:table-cell>
          <table:table-cell office:value-type="float" office:value="0.42324471510887146" table:style-name="ce1">
            <text:p>0,423244715</text:p>
          </table:table-cell>
          <table:table-cell office:value-type="float" office:value="0.57097324766159063" table:style-name="ce1">
            <text:p>0,570973248</text:p>
          </table:table-cell>
          <table:table-cell office:value-type="float" office:value="0.25347440772562896" table:style-name="ce1">
            <text:p>0,25347440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578545000000005" table:style-name="ce1">
            <text:p>-67,578545</text:p>
          </table:table-cell>
          <table:table-cell office:value-type="float" office:value="-46.128458999999999" table:style-name="ce1">
            <text:p>-46,128459</text:p>
          </table:table-cell>
          <table:table-cell office:value-type="float" office:value="3.8088445894879492" table:style-name="ce1">
            <text:p>3,808844589</text:p>
          </table:table-cell>
          <table:table-cell office:value-type="float" office:value="3.8212788747204112" table:style-name="ce1">
            <text:p>3,821278875</text:p>
          </table:table-cell>
          <table:table-cell office:value-type="float" office:value="0.42444779075050354" table:style-name="ce1">
            <text:p>0,424447791</text:p>
          </table:table-cell>
          <table:table-cell office:value-type="float" office:value="0.57344316042327881" table:style-name="ce1">
            <text:p>0,57344316</text:p>
          </table:table-cell>
          <table:table-cell office:value-type="float" office:value="0.25441076147351371" table:style-name="ce1">
            <text:p>0,25441076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499663999999996" table:style-name="ce1">
            <text:p>-67,499664</text:p>
          </table:table-cell>
          <table:table-cell office:value-type="float" office:value="-46.421227999999999" table:style-name="ce1">
            <text:p>-46,421228</text:p>
          </table:table-cell>
          <table:table-cell office:value-type="float" office:value="3.8814936523165851" table:style-name="ce1">
            <text:p>3,881493652</text:p>
          </table:table-cell>
          <table:table-cell office:value-type="float" office:value="3.90732280767573" table:style-name="ce1">
            <text:p>3,907322808</text:p>
          </table:table-cell>
          <table:table-cell office:value-type="float" office:value="0.42598379075050352" table:style-name="ce1">
            <text:p>0,425983791</text:p>
          </table:table-cell>
          <table:table-cell office:value-type="float" office:value="0.57497916042327879" table:style-name="ce1">
            <text:p>0,57497916</text:p>
          </table:table-cell>
          <table:table-cell office:value-type="float" office:value="0.2551787614735137" table:style-name="ce1">
            <text:p>0,25517876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247082000000006" table:style-name="ce1">
            <text:p>-67,247082</text:p>
          </table:table-cell>
          <table:table-cell office:value-type="float" office:value="-46.666308000000001" table:style-name="ce1">
            <text:p>-46,666308</text:p>
          </table:table-cell>
          <table:table-cell office:value-type="float" office:value="3.7803970536608875" table:style-name="ce1">
            <text:p>3,780397054</text:p>
          </table:table-cell>
          <table:table-cell office:value-type="float" office:value="3.8095114618978663" table:style-name="ce1">
            <text:p>3,809511462</text:p>
          </table:table-cell>
          <table:table-cell office:value-type="float" office:value="0.42735179075050356" table:style-name="ce1">
            <text:p>0,427351791</text:p>
          </table:table-cell>
          <table:table-cell office:value-type="float" office:value="0.57634716042327883" table:style-name="ce1">
            <text:p>0,57634716</text:p>
          </table:table-cell>
          <table:table-cell office:value-type="float" office:value="0.25586276147351372" table:style-name="ce1">
            <text:p>0,25586276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937241" table:style-name="ce1">
            <text:p>-66,937241</text:p>
          </table:table-cell>
          <table:table-cell office:value-type="float" office:value="-46.887047000000003" table:style-name="ce1">
            <text:p>-46,887047</text:p>
          </table:table-cell>
          <table:table-cell office:value-type="float" office:value="3.8654265956359386" table:style-name="ce1">
            <text:p>3,865426596</text:p>
          </table:table-cell>
          <table:table-cell office:value-type="float" office:value="3.9123174150377427" table:style-name="ce1">
            <text:p>3,912317415</text:p>
          </table:table-cell>
          <table:table-cell office:value-type="float" office:value="0.42834823519494797" table:style-name="ce1">
            <text:p>0,428348235</text:p>
          </table:table-cell>
          <table:table-cell office:value-type="float" office:value="0.57734360486772329" table:style-name="ce1">
            <text:p>0,577343605</text:p>
          </table:table-cell>
          <table:table-cell office:value-type="float" office:value="0.25636098369573596" table:style-name="ce1">
            <text:p>0,256360984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578457999999998" table:style-name="ce1">
            <text:p>-66,578458</text:p>
          </table:table-cell>
          <table:table-cell office:value-type="float" office:value="-47.034242999999996" table:style-name="ce1">
            <text:p>-47,034243</text:p>
          </table:table-cell>
          <table:table-cell office:value-type="float" office:value="3.8624682479794061" table:style-name="ce1">
            <text:p>3,862468248</text:p>
          </table:table-cell>
          <table:table-cell office:value-type="float" office:value="3.9076439658192781" table:style-name="ce1">
            <text:p>3,907643966</text:p>
          </table:table-cell>
          <table:table-cell office:value-type="float" office:value="0.44994171141624451" table:style-name="ce1">
            <text:p>0,449941711</text:p>
          </table:table-cell>
          <table:table-cell office:value-type="float" office:value="0.59752510665893555" table:style-name="ce1">
            <text:p>0,597525107</text:p>
          </table:table-cell>
          <table:table-cell office:value-type="float" office:value="0.26703952105520229" table:style-name="ce1">
            <text:p>0,26703952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153927999999993" table:style-name="ce1">
            <text:p>-66,153928</text:p>
          </table:table-cell>
          <table:table-cell office:value-type="float" office:value="-47.074801999999998" table:style-name="ce1">
            <text:p>-47,074802</text:p>
          </table:table-cell>
          <table:table-cell office:value-type="float" office:value="3.8104861820843428" table:style-name="ce1">
            <text:p>3,810486182</text:p>
          </table:table-cell>
          <table:table-cell office:value-type="float" office:value="3.8585290277831992" table:style-name="ce1">
            <text:p>3,858529028</text:p>
          </table:table-cell>
          <table:table-cell office:value-type="float" office:value="0.44994171141624451" table:style-name="ce1">
            <text:p>0,449941711</text:p>
          </table:table-cell>
          <table:table-cell office:value-type="float" office:value="0.59752510665893555" table:style-name="ce1">
            <text:p>0,597525107</text:p>
          </table:table-cell>
          <table:table-cell office:value-type="float" office:value="0.26703952105520229" table:style-name="ce1">
            <text:p>0,26703952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837320000000005" table:style-name="ce1">
            <text:p>-65,83732</text:p>
          </table:table-cell>
          <table:table-cell office:value-type="float" office:value="-47.211162999999999" table:style-name="ce1">
            <text:p>-47,211163</text:p>
          </table:table-cell>
          <table:table-cell office:value-type="float" office:value="4.7254690529602073" table:style-name="ce1">
            <text:p>4,725469053</text:p>
          </table:table-cell>
          <table:table-cell office:value-type="float" office:value="4.7491104491375413" table:style-name="ce1">
            <text:p>4,749110449</text:p>
          </table:table-cell>
          <table:table-cell office:value-type="float" office:value="0.44994171141624451" table:style-name="ce1">
            <text:p>0,449941711</text:p>
          </table:table-cell>
          <table:table-cell office:value-type="float" office:value="0.59752510665893555" table:style-name="ce1">
            <text:p>0,597525107</text:p>
          </table:table-cell>
          <table:table-cell office:value-type="float" office:value="0.26703952105520229" table:style-name="ce1">
            <text:p>0,26703952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766354000000007" table:style-name="ce1">
            <text:p>-65,766354</text:p>
          </table:table-cell>
          <table:table-cell office:value-type="float" office:value="-47.487406" table:style-name="ce1">
            <text:p>-47,487406</text:p>
          </table:table-cell>
          <table:table-cell office:value-type="float" office:value="4.3173688018134309" table:style-name="ce1">
            <text:p>4,317368802</text:p>
          </table:table-cell>
          <table:table-cell office:value-type="float" office:value="4.3575669799668777" table:style-name="ce1">
            <text:p>4,35756698</text:p>
          </table:table-cell>
          <table:table-cell office:value-type="float" office:value="0.44994171141624451" table:style-name="ce1">
            <text:p>0,449941711</text:p>
          </table:table-cell>
          <table:table-cell office:value-type="float" office:value="0.59752510665893555" table:style-name="ce1">
            <text:p>0,597525107</text:p>
          </table:table-cell>
          <table:table-cell office:value-type="float" office:value="0.26703952105520229" table:style-name="ce1">
            <text:p>0,26703952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801760000000002" table:style-name="ce1">
            <text:p>-65,80176</text:p>
          </table:table-cell>
          <table:table-cell office:value-type="float" office:value="-47.776999000000004" table:style-name="ce1">
            <text:p>-47,776999</text:p>
          </table:table-cell>
          <table:table-cell office:value-type="float" office:value="4.9469074684814105" table:style-name="ce1">
            <text:p>4,946907468</text:p>
          </table:table-cell>
          <table:table-cell office:value-type="float" office:value="4.9945065907131729" table:style-name="ce1">
            <text:p>4,994506591</text:p>
          </table:table-cell>
          <table:table-cell office:value-type="float" office:value="0.44994171141624451" table:style-name="ce1">
            <text:p>0,449941711</text:p>
          </table:table-cell>
          <table:table-cell office:value-type="float" office:value="0.59752510665893555" table:style-name="ce1">
            <text:p>0,597525107</text:p>
          </table:table-cell>
          <table:table-cell office:value-type="float" office:value="0.26703952105520229" table:style-name="ce1">
            <text:p>0,26703952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881027000000003" table:style-name="ce1">
            <text:p>-65,881027</text:p>
          </table:table-cell>
          <table:table-cell office:value-type="float" office:value="-47.998175000000003" table:style-name="ce1">
            <text:p>-47,998175</text:p>
          </table:table-cell>
          <table:table-cell office:value-type="float" office:value="4.8851821822005315" table:style-name="ce1">
            <text:p>4,885182182</text:p>
          </table:table-cell>
          <table:table-cell office:value-type="float" office:value="4.9360911785620933" table:style-name="ce1">
            <text:p>4,936091179</text:p>
          </table:table-cell>
          <table:table-cell office:value-type="float" office:value="0.44994171141624451" table:style-name="ce1">
            <text:p>0,449941711</text:p>
          </table:table-cell>
          <table:table-cell office:value-type="float" office:value="0.59752510665893555" table:style-name="ce1">
            <text:p>0,597525107</text:p>
          </table:table-cell>
          <table:table-cell office:value-type="float" office:value="0.26703952105520229" table:style-name="ce1">
            <text:p>0,26703952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127185999999995" table:style-name="ce1">
            <text:p>-66,127186</text:p>
          </table:table-cell>
          <table:table-cell office:value-type="float" office:value="-48.167104999999999" table:style-name="ce1">
            <text:p>-48,167105</text:p>
          </table:table-cell>
          <table:table-cell office:value-type="float" office:value="5.288864497834771" table:style-name="ce1">
            <text:p>5,288864498</text:p>
          </table:table-cell>
          <table:table-cell office:value-type="float" office:value="5.3382704872236211" table:style-name="ce1">
            <text:p>5,338270487</text:p>
          </table:table-cell>
          <table:table-cell office:value-type="float" office:value="0.4330002559439341" table:style-name="ce1">
            <text:p>0,433000256</text:p>
          </table:table-cell>
          <table:table-cell office:value-type="float" office:value="0.57620735895792641" table:style-name="ce1">
            <text:p>0,576207359</text:p>
          </table:table-cell>
          <table:table-cell office:value-type="float" office:value="0.25731632478332328" table:style-name="ce1">
            <text:p>0,257316325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464509000000007" table:style-name="ce1">
            <text:p>-66,464509</text:p>
          </table:table-cell>
          <table:table-cell office:value-type="float" office:value="-48.342396000000001" table:style-name="ce1">
            <text:p>-48,342396</text:p>
          </table:table-cell>
          <table:table-cell office:value-type="float" office:value="6.4503595565021774" table:style-name="ce1">
            <text:p>6,450359557</text:p>
          </table:table-cell>
          <table:table-cell office:value-type="float" office:value="6.3622986745576613" table:style-name="ce1">
            <text:p>6,362298675</text:p>
          </table:table-cell>
          <table:table-cell office:value-type="float" office:value="0.43169358927726748" table:style-name="ce1">
            <text:p>0,431693589</text:p>
          </table:table-cell>
          <table:table-cell office:value-type="float" office:value="0.57490069229125973" table:style-name="ce1">
            <text:p>0,574900692</text:p>
          </table:table-cell>
          <table:table-cell office:value-type="float" office:value="0.25666299144998994" table:style-name="ce1">
            <text:p>0,25666299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805713999999995" table:style-name="ce1">
            <text:p>-66,805714</text:p>
          </table:table-cell>
          <table:table-cell office:value-type="float" office:value="-48.516063000000003" table:style-name="ce1">
            <text:p>-48,516063</text:p>
          </table:table-cell>
          <table:table-cell office:value-type="float" office:value="4.9208147405165619" table:style-name="ce1">
            <text:p>4,920814741</text:p>
          </table:table-cell>
          <table:table-cell office:value-type="float" office:value="4.9389876404046502" table:style-name="ce1">
            <text:p>4,93898764</text:p>
          </table:table-cell>
          <table:table-cell office:value-type="float" office:value="0.41050441977119445" table:style-name="ce1">
            <text:p>0,41050442</text:p>
          </table:table-cell>
          <table:table-cell office:value-type="float" office:value="0.55234109279251098" table:style-name="ce1">
            <text:p>0,552341093</text:p>
          </table:table-cell>
          <table:table-cell office:value-type="float" office:value="0.24543529017606502" table:style-name="ce1">
            <text:p>0,24543529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114413999999996" table:style-name="ce1">
            <text:p>-67,114414</text:p>
          </table:table-cell>
          <table:table-cell office:value-type="float" office:value="-48.713614" table:style-name="ce1">
            <text:p>-48,713614</text:p>
          </table:table-cell>
          <table:table-cell office:value-type="float" office:value="5.0689745242206188" table:style-name="ce1">
            <text:p>5,068974524</text:p>
          </table:table-cell>
          <table:table-cell office:value-type="float" office:value="5.0877545907485491" table:style-name="ce1">
            <text:p>5,087754591</text:p>
          </table:table-cell>
          <table:table-cell office:value-type="float" office:value="0.39335484652519226" table:style-name="ce1">
            <text:p>0,393354847</text:p>
          </table:table-cell>
          <table:table-cell office:value-type="float" office:value="0.53671793489456177" table:style-name="ce1">
            <text:p>0,536717935</text:p>
          </table:table-cell>
          <table:table-cell office:value-type="float" office:value="0.23698985592867228" table:style-name="ce1">
            <text:p>0,23698985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410257000000001" table:style-name="ce1">
            <text:p>-67,410257</text:p>
          </table:table-cell>
          <table:table-cell office:value-type="float" office:value="-48.926032999999997" table:style-name="ce1">
            <text:p>-48,926033</text:p>
          </table:table-cell>
          <table:table-cell office:value-type="float" office:value="5.1556192186851773" table:style-name="ce1">
            <text:p>5,155619219</text:p>
          </table:table-cell>
          <table:table-cell office:value-type="float" office:value="5.176277698523692" table:style-name="ce1">
            <text:p>5,176277699</text:p>
          </table:table-cell>
          <table:table-cell office:value-type="float" office:value="0.39271484652519228" table:style-name="ce1">
            <text:p>0,392714847</text:p>
          </table:table-cell>
          <table:table-cell office:value-type="float" office:value="0.53607793489456179" table:style-name="ce1">
            <text:p>0,536077935</text:p>
          </table:table-cell>
          <table:table-cell office:value-type="float" office:value="0.23666985592867229" table:style-name="ce1">
            <text:p>0,23666985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593618000000006" table:style-name="ce1">
            <text:p>-67,593618</text:p>
          </table:table-cell>
          <table:table-cell office:value-type="float" office:value="-49.164247000000003" table:style-name="ce1">
            <text:p>-49,164247</text:p>
          </table:table-cell>
          <table:table-cell office:value-type="float" office:value="5.304445444564287" table:style-name="ce1">
            <text:p>5,304445445</text:p>
          </table:table-cell>
          <table:table-cell office:value-type="float" office:value="5.3172369943709121" table:style-name="ce1">
            <text:p>5,317236994</text:p>
          </table:table-cell>
          <table:table-cell office:value-type="float" office:value="0.39236575561610137" table:style-name="ce1">
            <text:p>0,392365756</text:p>
          </table:table-cell>
          <table:table-cell office:value-type="float" office:value="0.53572884398547083" table:style-name="ce1">
            <text:p>0,535728844</text:p>
          </table:table-cell>
          <table:table-cell office:value-type="float" office:value="0.23649531047412684" table:style-name="ce1">
            <text:p>0,2364953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662403999999995" table:style-name="ce1">
            <text:p>-67,662404</text:p>
          </table:table-cell>
          <table:table-cell office:value-type="float" office:value="-49.444848999999998" table:style-name="ce1">
            <text:p>-49,444849</text:p>
          </table:table-cell>
          <table:table-cell office:value-type="float" office:value="5.2691135097006221" table:style-name="ce1">
            <text:p>5,26911351</text:p>
          </table:table-cell>
          <table:table-cell office:value-type="float" office:value="5.287614869027407" table:style-name="ce1">
            <text:p>5,287614869</text:p>
          </table:table-cell>
          <table:table-cell office:value-type="float" office:value="0.39207484652519226" table:style-name="ce1">
            <text:p>0,392074847</text:p>
          </table:table-cell>
          <table:table-cell office:value-type="float" office:value="0.53543793489456182" table:style-name="ce1">
            <text:p>0,535437935</text:p>
          </table:table-cell>
          <table:table-cell office:value-type="float" office:value="0.23634985592867228" table:style-name="ce1">
            <text:p>0,23634985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740669999999994" table:style-name="ce1">
            <text:p>-67,74067</text:p>
          </table:table-cell>
          <table:table-cell office:value-type="float" office:value="-49.732044999999999" table:style-name="ce1">
            <text:p>-49,732045</text:p>
          </table:table-cell>
          <table:table-cell office:value-type="float" office:value="5.35695242629546" table:style-name="ce1">
            <text:p>5,356952426</text:p>
          </table:table-cell>
          <table:table-cell office:value-type="float" office:value="5.3765802023036864" table:style-name="ce1">
            <text:p>5,376580202</text:p>
          </table:table-cell>
          <table:table-cell office:value-type="float" office:value="0.39207484652519226" table:style-name="ce1">
            <text:p>0,392074847</text:p>
          </table:table-cell>
          <table:table-cell office:value-type="float" office:value="0.53543793489456182" table:style-name="ce1">
            <text:p>0,535437935</text:p>
          </table:table-cell>
          <table:table-cell office:value-type="float" office:value="0.23634985592867228" table:style-name="ce1">
            <text:p>0,23634985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927537999999998" table:style-name="ce1">
            <text:p>-67,927538</text:p>
          </table:table-cell>
          <table:table-cell office:value-type="float" office:value="-49.977629" table:style-name="ce1">
            <text:p>-49,977629</text:p>
          </table:table-cell>
          <table:table-cell office:value-type="float" office:value="7.9057039458061649" table:style-name="ce1">
            <text:p>7,905703946</text:p>
          </table:table-cell>
          <table:table-cell office:value-type="float" office:value="7.9773018899570909" table:style-name="ce1">
            <text:p>7,97730189</text:p>
          </table:table-cell>
          <table:table-cell office:value-type="float" office:value="0.39207484652519226" table:style-name="ce1">
            <text:p>0,392074847</text:p>
          </table:table-cell>
          <table:table-cell office:value-type="float" office:value="0.53543793489456182" table:style-name="ce1">
            <text:p>0,535437935</text:p>
          </table:table-cell>
          <table:table-cell office:value-type="float" office:value="0.23634985592867228" table:style-name="ce1">
            <text:p>0,23634985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260334999999998" table:style-name="ce1">
            <text:p>-68,260335</text:p>
          </table:table-cell>
          <table:table-cell office:value-type="float" office:value="-50.139969999999998" table:style-name="ce1">
            <text:p>-50,13997</text:p>
          </table:table-cell>
          <table:table-cell office:value-type="float" office:value="7.6949246201888446" table:style-name="ce1">
            <text:p>7,69492462</text:p>
          </table:table-cell>
          <table:table-cell office:value-type="float" office:value="7.7197962179145145" table:style-name="ce1">
            <text:p>7,719796218</text:p>
          </table:table-cell>
          <table:table-cell office:value-type="float" office:value="0.34338530232429504" table:style-name="ce1">
            <text:p>0,343385302</text:p>
          </table:table-cell>
          <table:table-cell office:value-type="float" office:value="0.48194664051055908" table:style-name="ce1">
            <text:p>0,481946641</text:p>
          </table:table-cell>
          <table:table-cell office:value-type="float" office:value="0.21014651271987231" table:style-name="ce1">
            <text:p>0,2101465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643460000000005" table:style-name="ce1">
            <text:p>-68,64346</text:p>
          </table:table-cell>
          <table:table-cell office:value-type="float" office:value="-50.259447000000002" table:style-name="ce1">
            <text:p>-50,259447</text:p>
          </table:table-cell>
          <table:table-cell office:value-type="float" office:value="7.6981061017236883" table:style-name="ce1">
            <text:p>7,698106102</text:p>
          </table:table-cell>
          <table:table-cell office:value-type="float" office:value="7.7354352592255031" table:style-name="ce1">
            <text:p>7,735435259</text:p>
          </table:table-cell>
          <table:table-cell office:value-type="float" office:value="0.34334974676873947" table:style-name="ce1">
            <text:p>0,343349747</text:p>
          </table:table-cell>
          <table:table-cell office:value-type="float" office:value="0.48191108495500351" table:style-name="ce1">
            <text:p>0,481911085</text:p>
          </table:table-cell>
          <table:table-cell office:value-type="float" office:value="0.21012873494209452" table:style-name="ce1">
            <text:p>0,210128735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967628000000005" table:style-name="ce1">
            <text:p>-68,967628</text:p>
          </table:table-cell>
          <table:table-cell office:value-type="float" office:value="-50.438312000000003" table:style-name="ce1">
            <text:p>-50,438312</text:p>
          </table:table-cell>
          <table:table-cell office:value-type="float" office:value="7.0273867939558681" table:style-name="ce1">
            <text:p>7,027386794</text:p>
          </table:table-cell>
          <table:table-cell office:value-type="float" office:value="7.0271761931189083" table:style-name="ce1">
            <text:p>7,027176193</text:p>
          </table:table-cell>
          <table:table-cell office:value-type="float" office:value="0.34042530232429502" table:style-name="ce1">
            <text:p>0,340425302</text:p>
          </table:table-cell>
          <table:table-cell office:value-type="float" office:value="0.47898664051055906" table:style-name="ce1">
            <text:p>0,478986641</text:p>
          </table:table-cell>
          <table:table-cell office:value-type="float" office:value="0.2086665127198723" table:style-name="ce1">
            <text:p>0,2086665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9.114293000000004" table:style-name="ce1">
            <text:p>-69,114293</text:p>
          </table:table-cell>
          <table:table-cell office:value-type="float" office:value="-50.698853999999997" table:style-name="ce1">
            <text:p>-50,698854</text:p>
          </table:table-cell>
          <table:table-cell office:value-type="float" office:value="6.9984383275743891" table:style-name="ce1">
            <text:p>6,998438328</text:p>
          </table:table-cell>
          <table:table-cell office:value-type="float" office:value="7.0397928396836615" table:style-name="ce1">
            <text:p>7,03979284</text:p>
          </table:table-cell>
          <table:table-cell office:value-type="float" office:value="0.34042530232429502" table:style-name="ce1">
            <text:p>0,340425302</text:p>
          </table:table-cell>
          <table:table-cell office:value-type="float" office:value="0.47898664051055906" table:style-name="ce1">
            <text:p>0,478986641</text:p>
          </table:table-cell>
          <table:table-cell office:value-type="float" office:value="0.2086665127198723" table:style-name="ce1">
            <text:p>0,2086665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9.142993000000004" table:style-name="ce1">
            <text:p>-69,142993</text:p>
          </table:table-cell>
          <table:table-cell office:value-type="float" office:value="-50.973937999999997" table:style-name="ce1">
            <text:p>-50,973938</text:p>
          </table:table-cell>
          <table:table-cell office:value-type="float" office:value="6.8516695340278932" table:style-name="ce1">
            <text:p>6,851669534</text:p>
          </table:table-cell>
          <table:table-cell office:value-type="float" office:value="6.8921899258138861" table:style-name="ce1">
            <text:p>6,892189926</text:p>
          </table:table-cell>
          <table:table-cell office:value-type="float" office:value="0.33920130232429502" table:style-name="ce1">
            <text:p>0,339201302</text:p>
          </table:table-cell>
          <table:table-cell office:value-type="float" office:value="0.47776264051055906" table:style-name="ce1">
            <text:p>0,477762641</text:p>
          </table:table-cell>
          <table:table-cell office:value-type="float" office:value="0.2080545127198723" table:style-name="ce1">
            <text:p>0,20805451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9.087204" table:style-name="ce1">
            <text:p>-69,087204</text:p>
          </table:table-cell>
          <table:table-cell office:value-type="float" office:value="-51.244275999999999" table:style-name="ce1">
            <text:p>-51,244276</text:p>
          </table:table-cell>
          <table:table-cell office:value-type="float" office:value="6.7397463382647711" table:style-name="ce1">
            <text:p>6,739746338</text:p>
          </table:table-cell>
          <table:table-cell office:value-type="float" office:value="6.7755911103751156" table:style-name="ce1">
            <text:p>6,77559111</text:p>
          </table:table-cell>
          <table:table-cell office:value-type="float" office:value="0.31769420595169068" table:style-name="ce1">
            <text:p>0,317694206</text:p>
          </table:table-cell>
          <table:table-cell office:value-type="float" office:value="0.45966811866760254" table:style-name="ce1">
            <text:p>0,459668119</text:p>
          </table:table-cell>
          <table:table-cell office:value-type="float" office:value="0.19779951987000829" table:style-name="ce1">
            <text:p>0,197799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999864000000002" table:style-name="ce1">
            <text:p>-68,999864</text:p>
          </table:table-cell>
          <table:table-cell office:value-type="float" office:value="-51.513618999999998" table:style-name="ce1">
            <text:p>-51,513619</text:p>
          </table:table-cell>
          <table:table-cell office:value-type="float" office:value="6.8334244056348759" table:style-name="ce1">
            <text:p>6,833424406</text:p>
          </table:table-cell>
          <table:table-cell office:value-type="float" office:value="6.8473093455492675" table:style-name="ce1">
            <text:p>6,847309346</text:p>
          </table:table-cell>
          <table:table-cell office:value-type="float" office:value="0.31769420595169068" table:style-name="ce1">
            <text:p>0,317694206</text:p>
          </table:table-cell>
          <table:table-cell office:value-type="float" office:value="0.45966811866760254" table:style-name="ce1">
            <text:p>0,459668119</text:p>
          </table:table-cell>
          <table:table-cell office:value-type="float" office:value="0.19779951987000829" table:style-name="ce1">
            <text:p>0,197799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880121000000003" table:style-name="ce1">
            <text:p>-68,880121</text:p>
          </table:table-cell>
          <table:table-cell office:value-type="float" office:value="-51.774354000000002" table:style-name="ce1">
            <text:p>-51,774354</text:p>
          </table:table-cell>
          <table:table-cell office:value-type="float" office:value="6.6910093361105467" table:style-name="ce1">
            <text:p>6,691009336</text:p>
          </table:table-cell>
          <table:table-cell office:value-type="float" office:value="6.7296050485798196" table:style-name="ce1">
            <text:p>6,729605049</text:p>
          </table:table-cell>
          <table:table-cell office:value-type="float" office:value="0.31769420595169068" table:style-name="ce1">
            <text:p>0,317694206</text:p>
          </table:table-cell>
          <table:table-cell office:value-type="float" office:value="0.45966811866760254" table:style-name="ce1">
            <text:p>0,459668119</text:p>
          </table:table-cell>
          <table:table-cell office:value-type="float" office:value="0.19779951987000829" table:style-name="ce1">
            <text:p>0,1977995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674767000000003" table:style-name="ce1">
            <text:p>-68,674767</text:p>
          </table:table-cell>
          <table:table-cell office:value-type="float" office:value="-52.020308" table:style-name="ce1">
            <text:p>-52,020308</text:p>
          </table:table-cell>
          <table:table-cell office:value-type="float" office:value="6.6758977349435984" table:style-name="ce1">
            <text:p>6,675897735</text:p>
          </table:table-cell>
          <table:table-cell office:value-type="float" office:value="6.7209604437702479" table:style-name="ce1">
            <text:p>6,720960444</text:p>
          </table:table-cell>
          <table:table-cell office:value-type="float" office:value="0.29308282227516175" table:style-name="ce1">
            <text:p>0,293082822</text:p>
          </table:table-cell>
          <table:table-cell office:value-type="float" office:value="0.43527390451431275" table:style-name="ce1">
            <text:p>0,435273905</text:p>
          </table:table-cell>
          <table:table-cell office:value-type="float" office:value="0.18518396964739889" table:style-name="ce1">
            <text:p>0,1851839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494484" table:style-name="ce1">
            <text:p>-68,494484</text:p>
          </table:table-cell>
          <table:table-cell office:value-type="float" office:value="-52.256844000000001" table:style-name="ce1">
            <text:p>-52,256844</text:p>
          </table:table-cell>
          <table:table-cell office:value-type="float" office:value="6.4947365098714274" table:style-name="ce1">
            <text:p>6,49473651</text:p>
          </table:table-cell>
          <table:table-cell office:value-type="float" office:value="6.5900912335373194" table:style-name="ce1">
            <text:p>6,590091234</text:p>
          </table:table-cell>
          <table:table-cell office:value-type="float" office:value="0.29483051458285403" table:style-name="ce1">
            <text:p>0,294830515</text:p>
          </table:table-cell>
          <table:table-cell office:value-type="float" office:value="0.43702159682200503" table:style-name="ce1">
            <text:p>0,437021597</text:p>
          </table:table-cell>
          <table:table-cell office:value-type="float" office:value="0.18605781580124503" table:style-name="ce1">
            <text:p>0,18605781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628119999999996" table:style-name="ce1">
            <text:p>-68,62812</text:p>
          </table:table-cell>
          <table:table-cell office:value-type="float" office:value="-52.339058000000001" table:style-name="ce1">
            <text:p>-52,339058</text:p>
          </table:table-cell>
          <table:table-cell office:value-type="float" office:value="6.5130910717134318" table:style-name="ce1">
            <text:p>6,513091072</text:p>
          </table:table-cell>
          <table:table-cell office:value-type="float" office:value="6.6067771292110047" table:style-name="ce1">
            <text:p>6,606777129</text:p>
          </table:table-cell>
          <table:table-cell office:value-type="float" office:value="0.29364282227516175" table:style-name="ce1">
            <text:p>0,293642822</text:p>
          </table:table-cell>
          <table:table-cell office:value-type="float" office:value="0.43583390451431275" table:style-name="ce1">
            <text:p>0,435833905</text:p>
          </table:table-cell>
          <table:table-cell office:value-type="float" office:value="0.18546396964739889" table:style-name="ce1">
            <text:p>0,1854639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029610000000005" table:style-name="ce1">
            <text:p>-69,02961</text:p>
          </table:table-cell>
          <table:table-cell office:value-type="float" office:value="-52.254753999999998" table:style-name="ce1">
            <text:p>-52,254754</text:p>
          </table:table-cell>
          <table:table-cell office:value-type="float" office:value="6.0717249533882116" table:style-name="ce1">
            <text:p>6,071724953</text:p>
          </table:table-cell>
          <table:table-cell office:value-type="float" office:value="6.1521496024710052" table:style-name="ce1">
            <text:p>6,152149602</text:p>
          </table:table-cell>
          <table:table-cell office:value-type="float" office:value="0.29364282227516175" table:style-name="ce1">
            <text:p>0,293642822</text:p>
          </table:table-cell>
          <table:table-cell office:value-type="float" office:value="0.43583390451431275" table:style-name="ce1">
            <text:p>0,435833905</text:p>
          </table:table-cell>
          <table:table-cell office:value-type="float" office:value="0.18546396964739889" table:style-name="ce1">
            <text:p>0,1854639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353020000000001" table:style-name="ce1">
            <text:p>-69,35302</text:p>
          </table:table-cell>
          <table:table-cell office:value-type="float" office:value="-52.292718000000001" table:style-name="ce1">
            <text:p>-52,292718</text:p>
          </table:table-cell>
          <table:table-cell office:value-type="float" office:value="6.0783554487390985" table:style-name="ce1">
            <text:p>6,078355449</text:p>
          </table:table-cell>
          <table:table-cell office:value-type="float" office:value="6.1517935662239065" table:style-name="ce1">
            <text:p>6,151793566</text:p>
          </table:table-cell>
          <table:table-cell office:value-type="float" office:value="0.29338100409334356" table:style-name="ce1">
            <text:p>0,293381004</text:p>
          </table:table-cell>
          <table:table-cell office:value-type="float" office:value="0.43557208633249456" table:style-name="ce1">
            <text:p>0,435572086</text:p>
          </table:table-cell>
          <table:table-cell office:value-type="float" office:value="0.18533306055648979" table:style-name="ce1">
            <text:p>0,18533306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372015000000005" table:style-name="ce1">
            <text:p>-69,372015</text:p>
          </table:table-cell>
          <table:table-cell office:value-type="float" office:value="-52.501488999999999" table:style-name="ce1">
            <text:p>-52,501489</text:p>
          </table:table-cell>
          <table:table-cell office:value-type="float" office:value="6.0699327289949609" table:style-name="ce1">
            <text:p>6,069932729</text:p>
          </table:table-cell>
          <table:table-cell office:value-type="float" office:value="6.1398543826954377" table:style-name="ce1">
            <text:p>6,139854383</text:p>
          </table:table-cell>
          <table:table-cell office:value-type="float" office:value="0.29076282227516176" table:style-name="ce1">
            <text:p>0,290762822</text:p>
          </table:table-cell>
          <table:table-cell office:value-type="float" office:value="0.43295390451431276" table:style-name="ce1">
            <text:p>0,432953905</text:p>
          </table:table-cell>
          <table:table-cell office:value-type="float" office:value="0.18402396964739889" table:style-name="ce1">
            <text:p>0,1840239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111298000000005" table:style-name="ce1">
            <text:p>-69,111298</text:p>
          </table:table-cell>
          <table:table-cell office:value-type="float" office:value="-52.610855000000001" table:style-name="ce1">
            <text:p>-52,610855</text:p>
          </table:table-cell>
          <table:table-cell office:value-type="float" office:value="6.0679547385031949" table:style-name="ce1">
            <text:p>6,067954739</text:p>
          </table:table-cell>
          <table:table-cell office:value-type="float" office:value="6.1582932096463194" table:style-name="ce1">
            <text:p>6,15829321</text:p>
          </table:table-cell>
          <table:table-cell office:value-type="float" office:value="0.29076282227516176" table:style-name="ce1">
            <text:p>0,290762822</text:p>
          </table:table-cell>
          <table:table-cell office:value-type="float" office:value="0.43295390451431276" table:style-name="ce1">
            <text:p>0,432953905</text:p>
          </table:table-cell>
          <table:table-cell office:value-type="float" office:value="0.18402396964739889" table:style-name="ce1">
            <text:p>0,1840239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8.795210999999995" table:style-name="ce1">
            <text:p>-68,795211</text:p>
          </table:table-cell>
          <table:table-cell office:value-type="float" office:value="-52.618211000000002" table:style-name="ce1">
            <text:p>-52,618211</text:p>
          </table:table-cell>
          <table:table-cell office:value-type="float" office:value="6.3054608358369117" table:style-name="ce1">
            <text:p>6,305460836</text:p>
          </table:table-cell>
          <table:table-cell office:value-type="float" office:value="6.3807975337896154" table:style-name="ce1">
            <text:p>6,380797534</text:p>
          </table:table-cell>
          <table:table-cell office:value-type="float" office:value="0.29076282227516176" table:style-name="ce1">
            <text:p>0,290762822</text:p>
          </table:table-cell>
          <table:table-cell office:value-type="float" office:value="0.43295390451431276" table:style-name="ce1">
            <text:p>0,432953905</text:p>
          </table:table-cell>
          <table:table-cell office:value-type="float" office:value="0.18402396964739889" table:style-name="ce1">
            <text:p>0,1840239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8.511370999999997" table:style-name="ce1">
            <text:p>-68,511371</text:p>
          </table:table-cell>
          <table:table-cell office:value-type="float" office:value="-52.750745000000002" table:style-name="ce1">
            <text:p>-52,750745</text:p>
          </table:table-cell>
          <table:table-cell office:value-type="float" office:value="6.3097696840224113" table:style-name="ce1">
            <text:p>6,309769684</text:p>
          </table:table-cell>
          <table:table-cell office:value-type="float" office:value="6.392757388748425" table:style-name="ce1">
            <text:p>6,392757389</text:p>
          </table:table-cell>
          <table:table-cell office:value-type="float" office:value="0.29660282227516171" table:style-name="ce1">
            <text:p>0,296602822</text:p>
          </table:table-cell>
          <table:table-cell office:value-type="float" office:value="0.43879390451431272" table:style-name="ce1">
            <text:p>0,438793905</text:p>
          </table:table-cell>
          <table:table-cell office:value-type="float" office:value="0.18694396964739887" table:style-name="ce1">
            <text:p>0,1869439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292775000000006" table:style-name="ce1">
            <text:p>-68,292775</text:p>
          </table:table-cell>
          <table:table-cell office:value-type="float" office:value="-52.983978999999998" table:style-name="ce1">
            <text:p>-52,983979</text:p>
          </table:table-cell>
          <table:table-cell office:value-type="float" office:value="5.9949633204071962" table:style-name="ce1">
            <text:p>5,99496332</text:p>
          </table:table-cell>
          <table:table-cell office:value-type="float" office:value="6.0732995921863342" table:style-name="ce1">
            <text:p>6,073299592</text:p>
          </table:table-cell>
          <table:table-cell office:value-type="float" office:value="0.29660282227516171" table:style-name="ce1">
            <text:p>0,296602822</text:p>
          </table:table-cell>
          <table:table-cell office:value-type="float" office:value="0.43879390451431272" table:style-name="ce1">
            <text:p>0,438793905</text:p>
          </table:table-cell>
          <table:table-cell office:value-type="float" office:value="0.18694396964739887" table:style-name="ce1">
            <text:p>0,1869439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325288" table:style-name="ce1">
            <text:p>-68,325288</text:p>
          </table:table-cell>
          <table:table-cell office:value-type="float" office:value="-53.087218999999997" table:style-name="ce1">
            <text:p>-53,087219</text:p>
          </table:table-cell>
          <table:table-cell office:value-type="float" office:value="5.9949633204071962" table:style-name="ce1">
            <text:p>5,99496332</text:p>
          </table:table-cell>
          <table:table-cell office:value-type="float" office:value="6.0732995921863342" table:style-name="ce1">
            <text:p>6,073299592</text:p>
          </table:table-cell>
          <table:table-cell office:value-type="float" office:value="0.29660282227516171" table:style-name="ce1">
            <text:p>0,296602822</text:p>
          </table:table-cell>
          <table:table-cell office:value-type="float" office:value="0.43879390451431272" table:style-name="ce1">
            <text:p>0,438793905</text:p>
          </table:table-cell>
          <table:table-cell office:value-type="float" office:value="0.18694396964739887" table:style-name="ce1">
            <text:p>0,1869439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421355000000005" table:style-name="ce1">
            <text:p>-68,421355</text:p>
          </table:table-cell>
          <table:table-cell office:value-type="float" office:value="-53.173318000000002" table:style-name="ce1">
            <text:p>-53,173318</text:p>
          </table:table-cell>
          <table:table-cell office:value-type="float" office:value="6.0307885820751821" table:style-name="ce1">
            <text:p>6,030788582</text:p>
          </table:table-cell>
          <table:table-cell office:value-type="float" office:value="6.1162335036255184" table:style-name="ce1">
            <text:p>6,116233504</text:p>
          </table:table-cell>
          <table:table-cell office:value-type="float" office:value="0.29692282227516176" table:style-name="ce1">
            <text:p>0,296922822</text:p>
          </table:table-cell>
          <table:table-cell office:value-type="float" office:value="0.43911390451431276" table:style-name="ce1">
            <text:p>0,439113905</text:p>
          </table:table-cell>
          <table:table-cell office:value-type="float" office:value="0.18710396964739889" table:style-name="ce1">
            <text:p>0,1871039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238823999999994" table:style-name="ce1">
            <text:p>-68,238824</text:p>
          </table:table-cell>
          <table:table-cell office:value-type="float" office:value="-53.342258000000001" table:style-name="ce1">
            <text:p>-53,342258</text:p>
          </table:table-cell>
          <table:table-cell office:value-type="float" office:value="6.0238417253245995" table:style-name="ce1">
            <text:p>6,023841725</text:p>
          </table:table-cell>
          <table:table-cell office:value-type="float" office:value="6.1182130147387452" table:style-name="ce1">
            <text:p>6,118213015</text:p>
          </table:table-cell>
          <table:table-cell office:value-type="float" office:value="0.29860282227516172" table:style-name="ce1">
            <text:p>0,298602822</text:p>
          </table:table-cell>
          <table:table-cell office:value-type="float" office:value="0.44079390451431272" table:style-name="ce1">
            <text:p>0,440793905</text:p>
          </table:table-cell>
          <table:table-cell office:value-type="float" office:value="0.18794396964739887" table:style-name="ce1">
            <text:p>0,18794397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999510999999998" table:style-name="ce1">
            <text:p>-67,999511</text:p>
          </table:table-cell>
          <table:table-cell office:value-type="float" office:value="-53.523662999999999" table:style-name="ce1">
            <text:p>-53,523663</text:p>
          </table:table-cell>
          <table:table-cell office:value-type="float" office:value="5.8742813464778418" table:style-name="ce1">
            <text:p>5,874281346</text:p>
          </table:table-cell>
          <table:table-cell office:value-type="float" office:value="5.9706974760416305" table:style-name="ce1">
            <text:p>5,970697476</text:p>
          </table:table-cell>
          <table:table-cell office:value-type="float" office:value="0.32405462359428405" table:style-name="ce1">
            <text:p>0,324054624</text:p>
          </table:table-cell>
          <table:table-cell office:value-type="float" office:value="0.46631475781440734" table:style-name="ce1">
            <text:p>0,466314758</text:p>
          </table:table-cell>
          <table:table-cell office:value-type="float" office:value="0.20103789293579058" table:style-name="ce1">
            <text:p>0,20103789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752504999999999" table:style-name="ce1">
            <text:p>-67,752505</text:p>
          </table:table-cell>
          <table:table-cell office:value-type="float" office:value="-53.731484000000002" table:style-name="ce1">
            <text:p>-53,731484</text:p>
          </table:table-cell>
          <table:table-cell office:value-type="float" office:value="5.626533553870928" table:style-name="ce1">
            <text:p>5,626533554</text:p>
          </table:table-cell>
          <table:table-cell office:value-type="float" office:value="5.7214693170302757" table:style-name="ce1">
            <text:p>5,721469317</text:p>
          </table:table-cell>
          <table:table-cell office:value-type="float" office:value="0.32405462359428405" table:style-name="ce1">
            <text:p>0,324054624</text:p>
          </table:table-cell>
          <table:table-cell office:value-type="float" office:value="0.46631475781440734" table:style-name="ce1">
            <text:p>0,466314758</text:p>
          </table:table-cell>
          <table:table-cell office:value-type="float" office:value="0.20103789293579058" table:style-name="ce1">
            <text:p>0,201037893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468025999999995" table:style-name="ce1">
            <text:p>-67,468026</text:p>
          </table:table-cell>
          <table:table-cell office:value-type="float" office:value="-53.923481000000002" table:style-name="ce1">
            <text:p>-53,923481</text:p>
          </table:table-cell>
          <table:table-cell office:value-type="float" office:value="5.6340100667763933" table:style-name="ce1">
            <text:p>5,634010067</text:p>
          </table:table-cell>
          <table:table-cell office:value-type="float" office:value="5.7295924977710317" table:style-name="ce1">
            <text:p>5,729592498</text:p>
          </table:table-cell>
          <table:table-cell office:value-type="float" office:value="0.31905926598358153" table:style-name="ce1">
            <text:p>0,319059266</text:p>
          </table:table-cell>
          <table:table-cell office:value-type="float" office:value="0.46014867557334899" table:style-name="ce1">
            <text:p>0,460148676</text:p>
          </table:table-cell>
          <table:table-cell office:value-type="float" office:value="0.1981873782910383" table:style-name="ce1">
            <text:p>0,19818737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7.155698999999998" table:style-name="ce1">
            <text:p>-67,155699</text:p>
          </table:table-cell>
          <table:table-cell office:value-type="float" office:value="-54.093764" table:style-name="ce1">
            <text:p>-54,093764</text:p>
          </table:table-cell>
          <table:table-cell office:value-type="float" office:value="5.3902839486994845" table:style-name="ce1">
            <text:p>5,390283949</text:p>
          </table:table-cell>
          <table:table-cell office:value-type="float" office:value="5.4913318903697048" table:style-name="ce1">
            <text:p>5,49133189</text:p>
          </table:table-cell>
          <table:table-cell office:value-type="float" office:value="0.31853126598358156" table:style-name="ce1">
            <text:p>0,318531266</text:p>
          </table:table-cell>
          <table:table-cell office:value-type="float" office:value="0.45962067557334901" table:style-name="ce1">
            <text:p>0,459620676</text:p>
          </table:table-cell>
          <table:table-cell office:value-type="float" office:value="0.19792337829103832" table:style-name="ce1">
            <text:p>0,19792337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800124999999994" table:style-name="ce1">
            <text:p>-66,800125</text:p>
          </table:table-cell>
          <table:table-cell office:value-type="float" office:value="-54.252170999999997" table:style-name="ce1">
            <text:p>-54,252171</text:p>
          </table:table-cell>
          <table:table-cell office:value-type="float" office:value="5.0562855754696949" table:style-name="ce1">
            <text:p>5,056285575</text:p>
          </table:table-cell>
          <table:table-cell office:value-type="float" office:value="5.1647833078914882" table:style-name="ce1">
            <text:p>5,164783308</text:p>
          </table:table-cell>
          <table:table-cell office:value-type="float" office:value="0.31853126598358156" table:style-name="ce1">
            <text:p>0,318531266</text:p>
          </table:table-cell>
          <table:table-cell office:value-type="float" office:value="0.45962067557334901" table:style-name="ce1">
            <text:p>0,459620676</text:p>
          </table:table-cell>
          <table:table-cell office:value-type="float" office:value="0.19792337829103832" table:style-name="ce1">
            <text:p>0,19792337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456425999999993" table:style-name="ce1">
            <text:p>-66,456426</text:p>
          </table:table-cell>
          <table:table-cell office:value-type="float" office:value="-54.417223" table:style-name="ce1">
            <text:p>-54,417223</text:p>
          </table:table-cell>
          <table:table-cell office:value-type="float" office:value="4.7633453485526038" table:style-name="ce1">
            <text:p>4,763345349</text:p>
          </table:table-cell>
          <table:table-cell office:value-type="float" office:value="4.9039541245899194" table:style-name="ce1">
            <text:p>4,903954125</text:p>
          </table:table-cell>
          <table:table-cell office:value-type="float" office:value="0.31853126598358156" table:style-name="ce1">
            <text:p>0,318531266</text:p>
          </table:table-cell>
          <table:table-cell office:value-type="float" office:value="0.45962067557334901" table:style-name="ce1">
            <text:p>0,459620676</text:p>
          </table:table-cell>
          <table:table-cell office:value-type="float" office:value="0.19792337829103832" table:style-name="ce1">
            <text:p>0,197923378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079514000000003" table:style-name="ce1">
            <text:p>-66,079514</text:p>
          </table:table-cell>
          <table:table-cell office:value-type="float" office:value="-54.554943000000002" table:style-name="ce1">
            <text:p>-54,554943</text:p>
          </table:table-cell>
          <table:table-cell office:value-type="float" office:value="4.7714299171030357" table:style-name="ce1">
            <text:p>4,771429917</text:p>
          </table:table-cell>
          <table:table-cell office:value-type="float" office:value="4.9129011175462622" table:style-name="ce1">
            <text:p>4,912901118</text:p>
          </table:table-cell>
          <table:table-cell office:value-type="float" office:value="0.34785654259681703" table:style-name="ce1">
            <text:p>0,347856543</text:p>
          </table:table-cell>
          <table:table-cell office:value-type="float" office:value="0.49026589704513551" table:style-name="ce1">
            <text:p>0,490265897</text:p>
          </table:table-cell>
          <table:table-cell office:value-type="float" office:value="0.21333110631665445" table:style-name="ce1">
            <text:p>0,2133311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660184000000001" table:style-name="ce1">
            <text:p>-65,660184</text:p>
          </table:table-cell>
          <table:table-cell office:value-type="float" office:value="-54.620243000000002" table:style-name="ce1">
            <text:p>-54,620243</text:p>
          </table:table-cell>
          <table:table-cell office:value-type="float" office:value="4.5017852205828097" table:style-name="ce1">
            <text:p>4,501785221</text:p>
          </table:table-cell>
          <table:table-cell office:value-type="float" office:value="4.605704632889303" table:style-name="ce1">
            <text:p>4,605704633</text:p>
          </table:table-cell>
          <table:table-cell office:value-type="float" office:value="0.34785654259681703" table:style-name="ce1">
            <text:p>0,347856543</text:p>
          </table:table-cell>
          <table:table-cell office:value-type="float" office:value="0.49026589704513551" table:style-name="ce1">
            <text:p>0,490265897</text:p>
          </table:table-cell>
          <table:table-cell office:value-type="float" office:value="0.21333110631665445" table:style-name="ce1">
            <text:p>0,2133311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328344000000001" table:style-name="ce1">
            <text:p>-65,328344</text:p>
          </table:table-cell>
          <table:table-cell office:value-type="float" office:value="-54.665951" table:style-name="ce1">
            <text:p>-54,665951</text:p>
          </table:table-cell>
          <table:table-cell office:value-type="float" office:value="4.3022357480497826" table:style-name="ce1">
            <text:p>4,302235748</text:p>
          </table:table-cell>
          <table:table-cell office:value-type="float" office:value="4.4059692350424404" table:style-name="ce1">
            <text:p>4,405969235</text:p>
          </table:table-cell>
          <table:table-cell office:value-type="float" office:value="0.34785654259681703" table:style-name="ce1">
            <text:p>0,347856543</text:p>
          </table:table-cell>
          <table:table-cell office:value-type="float" office:value="0.49026589704513551" table:style-name="ce1">
            <text:p>0,490265897</text:p>
          </table:table-cell>
          <table:table-cell office:value-type="float" office:value="0.21333110631665445" table:style-name="ce1">
            <text:p>0,2133311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292169000000001" table:style-name="ce1">
            <text:p>-65,292169</text:p>
          </table:table-cell>
          <table:table-cell office:value-type="float" office:value="-54.828529000000003" table:style-name="ce1">
            <text:p>-54,828529</text:p>
          </table:table-cell>
          <table:table-cell office:value-type="float" office:value="4.2557372807955955" table:style-name="ce1">
            <text:p>4,255737281</text:p>
          </table:table-cell>
          <table:table-cell office:value-type="float" office:value="4.3865186799735394" table:style-name="ce1">
            <text:p>4,38651868</text:p>
          </table:table-cell>
          <table:table-cell office:value-type="float" office:value="0.34295580185607633" table:style-name="ce1">
            <text:p>0,342955802</text:p>
          </table:table-cell>
          <table:table-cell office:value-type="float" office:value="0.48536515630439481" table:style-name="ce1">
            <text:p>0,485365156</text:p>
          </table:table-cell>
          <table:table-cell office:value-type="float" office:value="0.21088073594628409" table:style-name="ce1">
            <text:p>0,21088073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539142999999996" table:style-name="ce1">
            <text:p>-65,539143</text:p>
          </table:table-cell>
          <table:table-cell office:value-type="float" office:value="-54.956820999999998" table:style-name="ce1">
            <text:p>-54,956821</text:p>
          </table:table-cell>
          <table:table-cell office:value-type="float" office:value="4.4411103666699523" table:style-name="ce1">
            <text:p>4,441110367</text:p>
          </table:table-cell>
          <table:table-cell office:value-type="float" office:value="4.5595737714446534" table:style-name="ce1">
            <text:p>4,559573771</text:p>
          </table:table-cell>
          <table:table-cell office:value-type="float" office:value="0.352816542596817" table:style-name="ce1">
            <text:p>0,352816543</text:p>
          </table:table-cell>
          <table:table-cell office:value-type="float" office:value="0.49522589704513548" table:style-name="ce1">
            <text:p>0,495225897</text:p>
          </table:table-cell>
          <table:table-cell office:value-type="float" office:value="0.21581110631665443" table:style-name="ce1">
            <text:p>0,2158111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5.895567" table:style-name="ce1">
            <text:p>-65,895567</text:p>
          </table:table-cell>
          <table:table-cell office:value-type="float" office:value="-54.965045000000003" table:style-name="ce1">
            <text:p>-54,965045</text:p>
          </table:table-cell>
          <table:table-cell office:value-type="float" office:value="4.7124748680886324" table:style-name="ce1">
            <text:p>4,712474868</text:p>
          </table:table-cell>
          <table:table-cell office:value-type="float" office:value="4.8430172893776504" table:style-name="ce1">
            <text:p>4,843017289</text:p>
          </table:table-cell>
          <table:table-cell office:value-type="float" office:value="0.352816542596817" table:style-name="ce1">
            <text:p>0,352816543</text:p>
          </table:table-cell>
          <table:table-cell office:value-type="float" office:value="0.49522589704513548" table:style-name="ce1">
            <text:p>0,495225897</text:p>
          </table:table-cell>
          <table:table-cell office:value-type="float" office:value="0.21581110631665443" table:style-name="ce1">
            <text:p>0,2158111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284808999999996" table:style-name="ce1">
            <text:p>-66,284809</text:p>
          </table:table-cell>
          <table:table-cell office:value-type="float" office:value="-55.001106999999998" table:style-name="ce1">
            <text:p>-55,001107</text:p>
          </table:table-cell>
          <table:table-cell office:value-type="float" office:value="4.4860644529807185" table:style-name="ce1">
            <text:p>4,486064453</text:p>
          </table:table-cell>
          <table:table-cell office:value-type="float" office:value="4.6761072241856985" table:style-name="ce1">
            <text:p>4,676107224</text:p>
          </table:table-cell>
          <table:table-cell office:value-type="float" office:value="0.32031492204579437" table:style-name="ce1">
            <text:p>0,320314922</text:p>
          </table:table-cell>
          <table:table-cell office:value-type="float" office:value="0.4623773178568753" table:style-name="ce1">
            <text:p>0,462377318</text:p>
          </table:table-cell>
          <table:table-cell office:value-type="float" office:value="0.19901153150626727" table:style-name="ce1">
            <text:p>0,199011532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6.691603999999998" table:style-name="ce1">
            <text:p>-66,691604</text:p>
          </table:table-cell>
          <table:table-cell office:value-type="float" office:value="-55.016362999999998" table:style-name="ce1">
            <text:p>-55,016363</text:p>
          </table:table-cell>
          <table:table-cell office:value-type="float" office:value="4.544011348076932" table:style-name="ce1">
            <text:p>4,544011348</text:p>
          </table:table-cell>
          <table:table-cell office:value-type="float" office:value="4.7439173546013862" table:style-name="ce1">
            <text:p>4,743917355</text:p>
          </table:table-cell>
          <table:table-cell office:value-type="float" office:value="0.32090011685098918" table:style-name="ce1">
            <text:p>0,320900117</text:p>
          </table:table-cell>
          <table:table-cell office:value-type="float" office:value="0.46296251266207011" table:style-name="ce1">
            <text:p>0,462962513</text:p>
          </table:table-cell>
          <table:table-cell office:value-type="float" office:value="0.19930412890886468" table:style-name="ce1">
            <text:p>0,199304129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float" office:value="-68.434882999999999" table:style-name="ce1">
            <text:p>-68,434883</text:p>
          </table:table-cell>
          <table:table-cell office:value-type="float" office:value="-55.429048999999999" table:style-name="ce1">
            <text:p>-55,429049</text:p>
          </table:table-cell>
          <table:table-cell office:value-type="float" office:value="4.9660478976806068" table:style-name="ce1">
            <text:p>4,966047898</text:p>
          </table:table-cell>
          <table:table-cell office:value-type="float" office:value="5.2760029944000175" table:style-name="ce1">
            <text:p>5,276002994</text:p>
          </table:table-cell>
          <table:table-cell office:value-type="float" office:value="0.30874094367027283" table:style-name="ce1">
            <text:p>0,308740944</text:p>
          </table:table-cell>
          <table:table-cell office:value-type="float" office:value="0.45172101259231567" table:style-name="ce1">
            <text:p>0,451721013</text:p>
          </table:table-cell>
          <table:table-cell office:value-type="float" office:value="0.19294905327373729" table:style-name="ce1">
            <text:p>0,19294905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769389000000004" table:style-name="ce1">
            <text:p>-73,769389</text:p>
          </table:table-cell>
          <table:table-cell office:value-type="float" office:value="-41.467554" table:style-name="ce1">
            <text:p>-41,467554</text:p>
          </table:table-cell>
          <table:table-cell office:value-type="float" office:value="3.4866192554075814" table:style-name="ce1">
            <text:p>3,486619255</text:p>
          </table:table-cell>
          <table:table-cell office:value-type="float" office:value="3.5474402971470305" table:style-name="ce1">
            <text:p>3,547440297</text:p>
          </table:table-cell>
          <table:table-cell office:value-type="float" office:value="0.34974721891403199" table:style-name="ce1">
            <text:p>0,349747219</text:p>
          </table:table-cell>
          <table:table-cell office:value-type="float" office:value="0.47287855369567872" table:style-name="ce1">
            <text:p>0,472878554</text:p>
          </table:table-cell>
          <table:table-cell office:value-type="float" office:value="0.2099410444599952" table:style-name="ce1">
            <text:p>0,20994104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922158999999994" table:style-name="ce1">
            <text:p>-73,922159</text:p>
          </table:table-cell>
          <table:table-cell office:value-type="float" office:value="-41.177712" table:style-name="ce1">
            <text:p>-41,177712</text:p>
          </table:table-cell>
          <table:table-cell office:value-type="float" office:value="3.411289751101529" table:style-name="ce1">
            <text:p>3,411289751</text:p>
          </table:table-cell>
          <table:table-cell office:value-type="float" office:value="3.4491739119707181" table:style-name="ce1">
            <text:p>3,449173912</text:p>
          </table:table-cell>
          <table:table-cell office:value-type="float" office:value="0.34974721891403199" table:style-name="ce1">
            <text:p>0,349747219</text:p>
          </table:table-cell>
          <table:table-cell office:value-type="float" office:value="0.47287855369567872" table:style-name="ce1">
            <text:p>0,472878554</text:p>
          </table:table-cell>
          <table:table-cell office:value-type="float" office:value="0.2099410444599952" table:style-name="ce1">
            <text:p>0,20994104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925329000000005" table:style-name="ce1">
            <text:p>-73,925329</text:p>
          </table:table-cell>
          <table:table-cell office:value-type="float" office:value="-40.855319999999999" table:style-name="ce1">
            <text:p>-40,85532</text:p>
          </table:table-cell>
          <table:table-cell office:value-type="float" office:value="3.4653053891063132" table:style-name="ce1">
            <text:p>3,465305389</text:p>
          </table:table-cell>
          <table:table-cell office:value-type="float" office:value="3.5259114710814945" table:style-name="ce1">
            <text:p>3,525911471</text:p>
          </table:table-cell>
          <table:table-cell office:value-type="float" office:value="0.36376047951698304" table:style-name="ce1">
            <text:p>0,36376048</text:p>
          </table:table-cell>
          <table:table-cell office:value-type="float" office:value="0.4876081727218628" table:style-name="ce1">
            <text:p>0,487608173</text:p>
          </table:table-cell>
          <table:table-cell office:value-type="float" office:value="0.21732410486096673" table:style-name="ce1">
            <text:p>0,21732410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819451999999998" table:style-name="ce1">
            <text:p>-73,819452</text:p>
          </table:table-cell>
          <table:table-cell office:value-type="float" office:value="-40.536360999999999" table:style-name="ce1">
            <text:p>-40,536361</text:p>
          </table:table-cell>
          <table:table-cell office:value-type="float" office:value="3.2500013818482709" table:style-name="ce1">
            <text:p>3,250001382</text:p>
          </table:table-cell>
          <table:table-cell office:value-type="float" office:value="3.2824877564672481" table:style-name="ce1">
            <text:p>3,282487756</text:p>
          </table:table-cell>
          <table:table-cell office:value-type="float" office:value="0.36434229769880122" table:style-name="ce1">
            <text:p>0,364342298</text:p>
          </table:table-cell>
          <table:table-cell office:value-type="float" office:value="0.48818999090368098" table:style-name="ce1">
            <text:p>0,488189991</text:p>
          </table:table-cell>
          <table:table-cell office:value-type="float" office:value="0.21761501395187582" table:style-name="ce1">
            <text:p>0,21761501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718508" table:style-name="ce1">
            <text:p>-73,718508</text:p>
          </table:table-cell>
          <table:table-cell office:value-type="float" office:value="-40.217965" table:style-name="ce1">
            <text:p>-40,217965</text:p>
          </table:table-cell>
          <table:table-cell office:value-type="float" office:value="2.9436628068057784" table:style-name="ce1">
            <text:p>2,943662807</text:p>
          </table:table-cell>
          <table:table-cell office:value-type="float" office:value="3.03176069316121" table:style-name="ce1">
            <text:p>3,031760693</text:p>
          </table:table-cell>
          <table:table-cell office:value-type="float" office:value="0.35124207632064819" table:style-name="ce1">
            <text:p>0,351242076</text:p>
          </table:table-cell>
          <table:table-cell office:value-type="float" office:value="0.4751182307434082" table:style-name="ce1">
            <text:p>0,475118231</text:p>
          </table:table-cell>
          <table:table-cell office:value-type="float" office:value="0.21086426652506374" table:style-name="ce1">
            <text:p>0,21086426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544376" table:style-name="ce1">
            <text:p>-73,544376</text:p>
          </table:table-cell>
          <table:table-cell office:value-type="float" office:value="-39.969439000000001" table:style-name="ce1">
            <text:p>-39,969439</text:p>
          </table:table-cell>
          <table:table-cell office:value-type="float" office:value="3.1240544992479031" table:style-name="ce1">
            <text:p>3,124054499</text:p>
          </table:table-cell>
          <table:table-cell office:value-type="float" office:value="3.200526473648603" table:style-name="ce1">
            <text:p>3,200526474</text:p>
          </table:table-cell>
          <table:table-cell office:value-type="float" office:value="0.35124207632064819" table:style-name="ce1">
            <text:p>0,351242076</text:p>
          </table:table-cell>
          <table:table-cell office:value-type="float" office:value="0.4751182307434082" table:style-name="ce1">
            <text:p>0,475118231</text:p>
          </table:table-cell>
          <table:table-cell office:value-type="float" office:value="0.21086426652506374" table:style-name="ce1">
            <text:p>0,21086426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359275999999994" table:style-name="ce1">
            <text:p>-73,359276</text:p>
          </table:table-cell>
          <table:table-cell office:value-type="float" office:value="-39.727936" table:style-name="ce1">
            <text:p>-39,727936</text:p>
          </table:table-cell>
          <table:table-cell office:value-type="float" office:value="3.2982829031815806" table:style-name="ce1">
            <text:p>3,298282903</text:p>
          </table:table-cell>
          <table:table-cell office:value-type="float" office:value="3.3460526063059404" table:style-name="ce1">
            <text:p>3,346052606</text:p>
          </table:table-cell>
          <table:table-cell office:value-type="float" office:value="0.3529220763206482" table:style-name="ce1">
            <text:p>0,352922076</text:p>
          </table:table-cell>
          <table:table-cell office:value-type="float" office:value="0.47679823074340821" table:style-name="ce1">
            <text:p>0,476798231</text:p>
          </table:table-cell>
          <table:table-cell office:value-type="float" office:value="0.21170426652506374" table:style-name="ce1">
            <text:p>0,21170426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260553000000002" table:style-name="ce1">
            <text:p>-73,260553</text:p>
          </table:table-cell>
          <table:table-cell office:value-type="float" office:value="-39.408816000000002" table:style-name="ce1">
            <text:p>-39,408816</text:p>
          </table:table-cell>
          <table:table-cell office:value-type="float" office:value="3.103808518797428" table:style-name="ce1">
            <text:p>3,103808519</text:p>
          </table:table-cell>
          <table:table-cell office:value-type="float" office:value="3.180138403014344" table:style-name="ce1">
            <text:p>3,180138403</text:p>
          </table:table-cell>
          <table:table-cell office:value-type="float" office:value="0.35376207632064821" table:style-name="ce1">
            <text:p>0,353762076</text:p>
          </table:table-cell>
          <table:table-cell office:value-type="float" office:value="0.47763823074340822" table:style-name="ce1">
            <text:p>0,477638231</text:p>
          </table:table-cell>
          <table:table-cell office:value-type="float" office:value="0.21212426652506375" table:style-name="ce1">
            <text:p>0,21212426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294505999999998" table:style-name="ce1">
            <text:p>-73,294506</text:p>
          </table:table-cell>
          <table:table-cell office:value-type="float" office:value="-39.077376999999998" table:style-name="ce1">
            <text:p>-39,077377</text:p>
          </table:table-cell>
          <table:table-cell office:value-type="float" office:value="3.0259111456461789" table:style-name="ce1">
            <text:p>3,025911146</text:p>
          </table:table-cell>
          <table:table-cell office:value-type="float" office:value="3.0881650532567808" table:style-name="ce1">
            <text:p>3,088165053</text:p>
          </table:table-cell>
          <table:table-cell office:value-type="float" office:value="0.35460207632064822" table:style-name="ce1">
            <text:p>0,354602076</text:p>
          </table:table-cell>
          <table:table-cell office:value-type="float" office:value="0.47847823074340823" table:style-name="ce1">
            <text:p>0,478478231</text:p>
          </table:table-cell>
          <table:table-cell office:value-type="float" office:value="0.21254426652506375" table:style-name="ce1">
            <text:p>0,21254426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432828999999998" table:style-name="ce1">
            <text:p>-73,432829</text:p>
          </table:table-cell>
          <table:table-cell office:value-type="float" office:value="-38.743706000000003" table:style-name="ce1">
            <text:p>-38,743706</text:p>
          </table:table-cell>
          <table:table-cell office:value-type="float" office:value="3.0043905747830211" table:style-name="ce1">
            <text:p>3,004390575</text:p>
          </table:table-cell>
          <table:table-cell office:value-type="float" office:value="3.0669448236472356" table:style-name="ce1">
            <text:p>3,066944824</text:p>
          </table:table-cell>
          <table:table-cell office:value-type="float" office:value="0.36664513519287112" table:style-name="ce1">
            <text:p>0,366645135</text:p>
          </table:table-cell>
          <table:table-cell office:value-type="float" office:value="0.49457446506500247" table:style-name="ce1">
            <text:p>0,494574465</text:p>
          </table:table-cell>
          <table:table-cell office:value-type="float" office:value="0.2197077621052983" table:style-name="ce1">
            <text:p>0,21970776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503163999999998" table:style-name="ce1">
            <text:p>-73,503164</text:p>
          </table:table-cell>
          <table:table-cell office:value-type="float" office:value="-38.409629000000002" table:style-name="ce1">
            <text:p>-38,409629</text:p>
          </table:table-cell>
          <table:table-cell office:value-type="float" office:value="3.3323715056582199" table:style-name="ce1">
            <text:p>3,332371506</text:p>
          </table:table-cell>
          <table:table-cell office:value-type="float" office:value="3.4050478307295311" table:style-name="ce1">
            <text:p>3,405047831</text:p>
          </table:table-cell>
          <table:table-cell office:value-type="float" office:value="0.36679671414023951" table:style-name="ce1">
            <text:p>0,366796714</text:p>
          </table:table-cell>
          <table:table-cell office:value-type="float" office:value="0.49472604401237086" table:style-name="ce1">
            <text:p>0,494726044</text:p>
          </table:table-cell>
          <table:table-cell office:value-type="float" office:value="0.21978355157898249" table:style-name="ce1">
            <text:p>0,21978355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512006999999997" table:style-name="ce1">
            <text:p>-73,512007</text:p>
          </table:table-cell>
          <table:table-cell office:value-type="float" office:value="-38.073576000000003" table:style-name="ce1">
            <text:p>-38,073576</text:p>
          </table:table-cell>
          <table:table-cell office:value-type="float" office:value="2.8761168237067585" table:style-name="ce1">
            <text:p>2,876116824</text:p>
          </table:table-cell>
          <table:table-cell office:value-type="float" office:value="2.9816012993500687" table:style-name="ce1">
            <text:p>2,981601299</text:p>
          </table:table-cell>
          <table:table-cell office:value-type="float" office:value="0.3678451351928711" table:style-name="ce1">
            <text:p>0,367845135</text:p>
          </table:table-cell>
          <table:table-cell office:value-type="float" office:value="0.49577446506500245" table:style-name="ce1">
            <text:p>0,495774465</text:p>
          </table:table-cell>
          <table:table-cell office:value-type="float" office:value="0.22030776210529829" table:style-name="ce1">
            <text:p>0,22030776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599355000000003" table:style-name="ce1">
            <text:p>-73,599355</text:p>
          </table:table-cell>
          <table:table-cell office:value-type="float" office:value="-37.745547999999999" table:style-name="ce1">
            <text:p>-37,745548</text:p>
          </table:table-cell>
          <table:table-cell office:value-type="float" office:value="2.8517524792003872" table:style-name="ce1">
            <text:p>2,851752479</text:p>
          </table:table-cell>
          <table:table-cell office:value-type="float" office:value="2.9577503680650148" table:style-name="ce1">
            <text:p>2,957750368</text:p>
          </table:table-cell>
          <table:table-cell office:value-type="float" office:value="0.36816513519287108" table:style-name="ce1">
            <text:p>0,368165135</text:p>
          </table:table-cell>
          <table:table-cell office:value-type="float" office:value="0.49609446506500243" table:style-name="ce1">
            <text:p>0,496094465</text:p>
          </table:table-cell>
          <table:table-cell office:value-type="float" office:value="0.22046776210529828" table:style-name="ce1">
            <text:p>0,22046776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667738999999997" table:style-name="ce1">
            <text:p>-73,667739</text:p>
          </table:table-cell>
          <table:table-cell office:value-type="float" office:value="-37.429580000000001" table:style-name="ce1">
            <text:p>-37,42958</text:p>
          </table:table-cell>
          <table:table-cell office:value-type="float" office:value="3.3155899234065727" table:style-name="ce1">
            <text:p>3,315589923</text:p>
          </table:table-cell>
          <table:table-cell office:value-type="float" office:value="3.3903836313392035" table:style-name="ce1">
            <text:p>3,390383631</text:p>
          </table:table-cell>
          <table:table-cell office:value-type="float" office:value="0.40583500247001647" table:style-name="ce1">
            <text:p>0,405835002</text:p>
          </table:table-cell>
          <table:table-cell office:value-type="float" office:value="0.538452446269989" table:style-name="ce1">
            <text:p>0,538452446</text:p>
          </table:table-cell>
          <table:table-cell office:value-type="float" office:value="0.24097232071708402" table:style-name="ce1">
            <text:p>0,24097232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503421000000003" table:style-name="ce1">
            <text:p>-73,503421</text:p>
          </table:table-cell>
          <table:table-cell office:value-type="float" office:value="-37.251793999999997" table:style-name="ce1">
            <text:p>-37,251794</text:p>
          </table:table-cell>
          <table:table-cell office:value-type="float" office:value="2.9818165122201883" table:style-name="ce1">
            <text:p>2,981816512</text:p>
          </table:table-cell>
          <table:table-cell office:value-type="float" office:value="3.1509084014305215" table:style-name="ce1">
            <text:p>3,150908401</text:p>
          </table:table-cell>
          <table:table-cell office:value-type="float" office:value="0.39385476689338683" table:style-name="ce1">
            <text:p>0,393854767</text:p>
          </table:table-cell>
          <table:table-cell office:value-type="float" office:value="0.53200530986785888" table:style-name="ce1">
            <text:p>0,53200531</text:p>
          </table:table-cell>
          <table:table-cell office:value-type="float" office:value="0.23612360605961646" table:style-name="ce1">
            <text:p>0,23612360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250619999999998" table:style-name="ce1">
            <text:p>-73,25062</text:p>
          </table:table-cell>
          <table:table-cell office:value-type="float" office:value="-37.089060000000003" table:style-name="ce1">
            <text:p>-37,08906</text:p>
          </table:table-cell>
          <table:table-cell office:value-type="float" office:value="2.9582278411452574" table:style-name="ce1">
            <text:p>2,958227841</text:p>
          </table:table-cell>
          <table:table-cell office:value-type="float" office:value="3.1372359212612562" table:style-name="ce1">
            <text:p>3,137235921</text:p>
          </table:table-cell>
          <table:table-cell office:value-type="float" office:value="0.39403254467116461" table:style-name="ce1">
            <text:p>0,394032545</text:p>
          </table:table-cell>
          <table:table-cell office:value-type="float" office:value="0.53218308764563671" table:style-name="ce1">
            <text:p>0,532183088</text:p>
          </table:table-cell>
          <table:table-cell office:value-type="float" office:value="0.23621249494850535" table:style-name="ce1">
            <text:p>0,23621249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088344000000006" table:style-name="ce1">
            <text:p>-73,088344</text:p>
          </table:table-cell>
          <table:table-cell office:value-type="float" office:value="-36.833677999999999" table:style-name="ce1">
            <text:p>-36,833678</text:p>
          </table:table-cell>
          <table:table-cell office:value-type="float" office:value="2.945131641181725" table:style-name="ce1">
            <text:p>2,945131641</text:p>
          </table:table-cell>
          <table:table-cell office:value-type="float" office:value="3.1160219569780465" table:style-name="ce1">
            <text:p>3,116021957</text:p>
          </table:table-cell>
          <table:table-cell office:value-type="float" office:value="0.3951804811791011" table:style-name="ce1">
            <text:p>0,395180481</text:p>
          </table:table-cell>
          <table:table-cell office:value-type="float" office:value="0.53333102415357314" table:style-name="ce1">
            <text:p>0,533331024</text:p>
          </table:table-cell>
          <table:table-cell office:value-type="float" office:value="0.2367864632024736" table:style-name="ce1">
            <text:p>0,23678646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946432999999999" table:style-name="ce1">
            <text:p>-72,946433</text:p>
          </table:table-cell>
          <table:table-cell office:value-type="float" office:value="-36.556877999999998" table:style-name="ce1">
            <text:p>-36,556878</text:p>
          </table:table-cell>
          <table:table-cell office:value-type="float" office:value="2.945764332486505" table:style-name="ce1">
            <text:p>2,945764332</text:p>
          </table:table-cell>
          <table:table-cell office:value-type="float" office:value="3.1017234986840054" table:style-name="ce1">
            <text:p>3,101723499</text:p>
          </table:table-cell>
          <table:table-cell office:value-type="float" office:value="0.39519476689338684" table:style-name="ce1">
            <text:p>0,395194767</text:p>
          </table:table-cell>
          <table:table-cell office:value-type="float" office:value="0.53334530986785889" table:style-name="ce1">
            <text:p>0,53334531</text:p>
          </table:table-cell>
          <table:table-cell office:value-type="float" office:value="0.23679360605961647" table:style-name="ce1">
            <text:p>0,23679360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836399" table:style-name="ce1">
            <text:p>-72,836399</text:p>
          </table:table-cell>
          <table:table-cell office:value-type="float" office:value="-36.214371" table:style-name="ce1">
            <text:p>-36,214371</text:p>
          </table:table-cell>
          <table:table-cell office:value-type="float" office:value="3.0841503791249028" table:style-name="ce1">
            <text:p>3,084150379</text:p>
          </table:table-cell>
          <table:table-cell office:value-type="float" office:value="3.2400965675000561" table:style-name="ce1">
            <text:p>3,240096568</text:p>
          </table:table-cell>
          <table:table-cell office:value-type="float" office:value="0.39441476689338684" table:style-name="ce1">
            <text:p>0,394414767</text:p>
          </table:table-cell>
          <table:table-cell office:value-type="float" office:value="0.53256530986785888" table:style-name="ce1">
            <text:p>0,53256531</text:p>
          </table:table-cell>
          <table:table-cell office:value-type="float" office:value="0.23640360605961647" table:style-name="ce1">
            <text:p>0,23640360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694244999999995" table:style-name="ce1">
            <text:p>-72,694245</text:p>
          </table:table-cell>
          <table:table-cell office:value-type="float" office:value="-35.887611" table:style-name="ce1">
            <text:p>-35,887611</text:p>
          </table:table-cell>
          <table:table-cell office:value-type="float" office:value="2.8088176905251658" table:style-name="ce1">
            <text:p>2,808817691</text:p>
          </table:table-cell>
          <table:table-cell office:value-type="float" office:value="2.9778511106986567" table:style-name="ce1">
            <text:p>2,977851111</text:p>
          </table:table-cell>
          <table:table-cell office:value-type="float" office:value="0.40932806173706054" table:style-name="ce1">
            <text:p>0,409328062</text:p>
          </table:table-cell>
          <table:table-cell office:value-type="float" office:value="0.55424256960296636" table:style-name="ce1">
            <text:p>0,55424257</text:p>
          </table:table-cell>
          <table:table-cell office:value-type="float" office:value="0.24572648096343938" table:style-name="ce1">
            <text:p>0,24572648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538771999999994" table:style-name="ce1">
            <text:p>-72,538772</text:p>
          </table:table-cell>
          <table:table-cell office:value-type="float" office:value="-35.589618999999999" table:style-name="ce1">
            <text:p>-35,589619</text:p>
          </table:table-cell>
          <table:table-cell office:value-type="float" office:value="2.7888186672244832" table:style-name="ce1">
            <text:p>2,788818667</text:p>
          </table:table-cell>
          <table:table-cell office:value-type="float" office:value="2.9509661749396012" table:style-name="ce1">
            <text:p>2,950966175</text:p>
          </table:table-cell>
          <table:table-cell office:value-type="float" office:value="0.40870406173706053" table:style-name="ce1">
            <text:p>0,408704062</text:p>
          </table:table-cell>
          <table:table-cell office:value-type="float" office:value="0.55361856960296629" table:style-name="ce1">
            <text:p>0,55361857</text:p>
          </table:table-cell>
          <table:table-cell office:value-type="float" office:value="0.24541448096343937" table:style-name="ce1">
            <text:p>0,24541448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374284000000003" table:style-name="ce1">
            <text:p>-72,374284</text:p>
          </table:table-cell>
          <table:table-cell office:value-type="float" office:value="-35.290565999999998" table:style-name="ce1">
            <text:p>-35,290566</text:p>
          </table:table-cell>
          <table:table-cell office:value-type="float" office:value="2.8672576924053055" table:style-name="ce1">
            <text:p>2,867257692</text:p>
          </table:table-cell>
          <table:table-cell office:value-type="float" office:value="3.0392798746256249" table:style-name="ce1">
            <text:p>3,039279875</text:p>
          </table:table-cell>
          <table:table-cell office:value-type="float" office:value="0.40870406173706053" table:style-name="ce1">
            <text:p>0,408704062</text:p>
          </table:table-cell>
          <table:table-cell office:value-type="float" office:value="0.55361856960296629" table:style-name="ce1">
            <text:p>0,55361857</text:p>
          </table:table-cell>
          <table:table-cell office:value-type="float" office:value="0.24541448096343937" table:style-name="ce1">
            <text:p>0,24541448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194806999999997" table:style-name="ce1">
            <text:p>-72,194807</text:p>
          </table:table-cell>
          <table:table-cell office:value-type="float" office:value="-34.968271000000001" table:style-name="ce1">
            <text:p>-34,968271</text:p>
          </table:table-cell>
          <table:table-cell office:value-type="float" office:value="2.852682668197648" table:style-name="ce1">
            <text:p>2,852682668</text:p>
          </table:table-cell>
          <table:table-cell office:value-type="float" office:value="2.9826933088802741" table:style-name="ce1">
            <text:p>2,982693309</text:p>
          </table:table-cell>
          <table:table-cell office:value-type="float" office:value="0.40999980710983275" table:style-name="ce1">
            <text:p>0,409999807</text:p>
          </table:table-cell>
          <table:table-cell office:value-type="float" office:value="0.55795146965026854" table:style-name="ce1">
            <text:p>0,55795147</text:p>
          </table:table-cell>
          <table:table-cell office:value-type="float" office:value="0.24680452148814336" table:style-name="ce1">
            <text:p>0,24680452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092456999999996" table:style-name="ce1">
            <text:p>-72,092457</text:p>
          </table:table-cell>
          <table:table-cell office:value-type="float" office:value="-34.617735000000003" table:style-name="ce1">
            <text:p>-34,617735</text:p>
          </table:table-cell>
          <table:table-cell office:value-type="float" office:value="2.9258349815854454" table:style-name="ce1">
            <text:p>2,925834982</text:p>
          </table:table-cell>
          <table:table-cell office:value-type="float" office:value="3.0717093720950897" table:style-name="ce1">
            <text:p>3,071709372</text:p>
          </table:table-cell>
          <table:table-cell office:value-type="float" office:value="0.40843180710983273" table:style-name="ce1">
            <text:p>0,408431807</text:p>
          </table:table-cell>
          <table:table-cell office:value-type="float" office:value="0.55638346965026853" table:style-name="ce1">
            <text:p>0,55638347</text:p>
          </table:table-cell>
          <table:table-cell office:value-type="float" office:value="0.24602052148814335" table:style-name="ce1">
            <text:p>0,24602052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020707000000002" table:style-name="ce1">
            <text:p>-72,020707</text:p>
          </table:table-cell>
          <table:table-cell office:value-type="float" office:value="-34.272824999999997" table:style-name="ce1">
            <text:p>-34,272825</text:p>
          </table:table-cell>
          <table:table-cell office:value-type="float" office:value="2.6417635375201423" table:style-name="ce1">
            <text:p>2,641763538</text:p>
          </table:table-cell>
          <table:table-cell office:value-type="float" office:value="2.7990315277013842" table:style-name="ce1">
            <text:p>2,799031528</text:p>
          </table:table-cell>
          <table:table-cell office:value-type="float" office:value="0.40775980710983278" table:style-name="ce1">
            <text:p>0,407759807</text:p>
          </table:table-cell>
          <table:table-cell office:value-type="float" office:value="0.55571146965026852" table:style-name="ce1">
            <text:p>0,55571147</text:p>
          </table:table-cell>
          <table:table-cell office:value-type="float" office:value="0.24568452148814338" table:style-name="ce1">
            <text:p>0,24568452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894262999999995" table:style-name="ce1">
            <text:p>-71,894263</text:p>
          </table:table-cell>
          <table:table-cell office:value-type="float" office:value="-33.938415999999997" table:style-name="ce1">
            <text:p>-33,938416</text:p>
          </table:table-cell>
          <table:table-cell office:value-type="float" office:value="2.3613373378694944" table:style-name="ce1">
            <text:p>2,361337338</text:p>
          </table:table-cell>
          <table:table-cell office:value-type="float" office:value="2.4708613321194322" table:style-name="ce1">
            <text:p>2,470861332</text:p>
          </table:table-cell>
          <table:table-cell office:value-type="float" office:value="0.42208741096496583" table:style-name="ce1">
            <text:p>0,422087411</text:p>
          </table:table-cell>
          <table:table-cell office:value-type="float" office:value="0.5714015164756775" table:style-name="ce1">
            <text:p>0,571401516</text:p>
          </table:table-cell>
          <table:table-cell office:value-type="float" office:value="0.25336792255848017" table:style-name="ce1">
            <text:p>0,25336792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731934999999993" table:style-name="ce1">
            <text:p>-71,731935</text:p>
          </table:table-cell>
          <table:table-cell office:value-type="float" office:value="-33.619368000000001" table:style-name="ce1">
            <text:p>-33,619368</text:p>
          </table:table-cell>
          <table:table-cell office:value-type="float" office:value="2.7718030930218127" table:style-name="ce1">
            <text:p>2,771803093</text:p>
          </table:table-cell>
          <table:table-cell office:value-type="float" office:value="2.9034655323344203" table:style-name="ce1">
            <text:p>2,903465532</text:p>
          </table:table-cell>
          <table:table-cell office:value-type="float" office:value="0.42312741096496581" table:style-name="ce1">
            <text:p>0,423127411</text:p>
          </table:table-cell>
          <table:table-cell office:value-type="float" office:value="0.57244151647567754" table:style-name="ce1">
            <text:p>0,572441516</text:p>
          </table:table-cell>
          <table:table-cell office:value-type="float" office:value="0.25388792255848014" table:style-name="ce1">
            <text:p>0,25388792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709464999999994" table:style-name="ce1">
            <text:p>-71,709465</text:p>
          </table:table-cell>
          <table:table-cell office:value-type="float" office:value="-33.283183000000001" table:style-name="ce1">
            <text:p>-33,283183</text:p>
          </table:table-cell>
          <table:table-cell office:value-type="float" office:value="2.7862456542617826" table:style-name="ce1">
            <text:p>2,786245654</text:p>
          </table:table-cell>
          <table:table-cell office:value-type="float" office:value="2.9184182672320689" table:style-name="ce1">
            <text:p>2,918418267</text:p>
          </table:table-cell>
          <table:table-cell office:value-type="float" office:value="0.39859418559710186" table:style-name="ce1">
            <text:p>0,398594186</text:p>
          </table:table-cell>
          <table:table-cell office:value-type="float" office:value="0.54919154930750524" table:style-name="ce1">
            <text:p>0,549191549</text:p>
          </table:table-cell>
          <table:table-cell office:value-type="float" office:value="0.24156016219716911" table:style-name="ce1">
            <text:p>0,24156016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631631999999996" table:style-name="ce1">
            <text:p>-71,631632</text:p>
          </table:table-cell>
          <table:table-cell office:value-type="float" office:value="-32.963307999999998" table:style-name="ce1">
            <text:p>-32,963308</text:p>
          </table:table-cell>
          <table:table-cell office:value-type="float" office:value="2.3543447414720187" table:style-name="ce1">
            <text:p>2,354344741</text:p>
          </table:table-cell>
          <table:table-cell office:value-type="float" office:value="2.4621630150012228" table:style-name="ce1">
            <text:p>2,462163015</text:p>
          </table:table-cell>
          <table:table-cell office:value-type="float" office:value="0.39945479165770792" table:style-name="ce1">
            <text:p>0,399454792</text:p>
          </table:table-cell>
          <table:table-cell office:value-type="float" office:value="0.55005215536811136" table:style-name="ce1">
            <text:p>0,550052155</text:p>
          </table:table-cell>
          <table:table-cell office:value-type="float" office:value="0.24199046522747214" table:style-name="ce1">
            <text:p>0,24199046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470247000000001" table:style-name="ce1">
            <text:p>-71,470247</text:p>
          </table:table-cell>
          <table:table-cell office:value-type="float" office:value="-32.643428" table:style-name="ce1">
            <text:p>-32,643428</text:p>
          </table:table-cell>
          <table:table-cell office:value-type="float" office:value="2.3401987010558769" table:style-name="ce1">
            <text:p>2,340198701</text:p>
          </table:table-cell>
          <table:table-cell office:value-type="float" office:value="2.4458961860361761" table:style-name="ce1">
            <text:p>2,445896186</text:p>
          </table:table-cell>
          <table:table-cell office:value-type="float" office:value="0.39632751893043516" table:style-name="ce1">
            <text:p>0,396327519</text:p>
          </table:table-cell>
          <table:table-cell office:value-type="float" office:value="0.54692488264083861" table:style-name="ce1">
            <text:p>0,546924883</text:p>
          </table:table-cell>
          <table:table-cell office:value-type="float" office:value="0.24042682886383576" table:style-name="ce1">
            <text:p>0,24042682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481662999999998" table:style-name="ce1">
            <text:p>-71,481663</text:p>
          </table:table-cell>
          <table:table-cell office:value-type="float" office:value="-32.284928000000001" table:style-name="ce1">
            <text:p>-32,284928</text:p>
          </table:table-cell>
          <table:table-cell office:value-type="float" office:value="2.3380814181581062" table:style-name="ce1">
            <text:p>2,338081418</text:p>
          </table:table-cell>
          <table:table-cell office:value-type="float" office:value="2.4421626772491347" table:style-name="ce1">
            <text:p>2,442162677</text:p>
          </table:table-cell>
          <table:table-cell office:value-type="float" office:value="0.39584751893043518" table:style-name="ce1">
            <text:p>0,395847519</text:p>
          </table:table-cell>
          <table:table-cell office:value-type="float" office:value="0.54644488264083857" table:style-name="ce1">
            <text:p>0,546444883</text:p>
          </table:table-cell>
          <table:table-cell office:value-type="float" office:value="0.24018682886383577" table:style-name="ce1">
            <text:p>0,24018682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532161000000002" table:style-name="ce1">
            <text:p>-71,532161</text:p>
          </table:table-cell>
          <table:table-cell office:value-type="float" office:value="-31.921690000000002" table:style-name="ce1">
            <text:p>-31,92169</text:p>
          </table:table-cell>
          <table:table-cell office:value-type="float" office:value="2.8204202504680671" table:style-name="ce1">
            <text:p>2,82042025</text:p>
          </table:table-cell>
          <table:table-cell office:value-type="float" office:value="2.9174368453692225" table:style-name="ce1">
            <text:p>2,917436845</text:p>
          </table:table-cell>
          <table:table-cell office:value-type="float" office:value="0.39456751893043518" table:style-name="ce1">
            <text:p>0,394567519</text:p>
          </table:table-cell>
          <table:table-cell office:value-type="float" office:value="0.54516488264083862" table:style-name="ce1">
            <text:p>0,545164883</text:p>
          </table:table-cell>
          <table:table-cell office:value-type="float" office:value="0.23954682886383577" table:style-name="ce1">
            <text:p>0,23954682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571128000000002" table:style-name="ce1">
            <text:p>-71,571128</text:p>
          </table:table-cell>
          <table:table-cell office:value-type="float" office:value="-31.544505999999998" table:style-name="ce1">
            <text:p>-31,544506</text:p>
          </table:table-cell>
          <table:table-cell office:value-type="float" office:value="2.8282825092443771" table:style-name="ce1">
            <text:p>2,828282509</text:p>
          </table:table-cell>
          <table:table-cell office:value-type="float" office:value="2.9138209417266325" table:style-name="ce1">
            <text:p>2,913820942</text:p>
          </table:table-cell>
          <table:table-cell office:value-type="float" office:value="0.43231818030357361" table:style-name="ce1">
            <text:p>0,43231818</text:p>
          </table:table-cell>
          <table:table-cell office:value-type="float" office:value="0.58600795219421387" table:style-name="ce1">
            <text:p>0,586007952</text:p>
          </table:table-cell>
          <table:table-cell office:value-type="float" office:value="0.25971304152838487" table:style-name="ce1">
            <text:p>0,25971304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631690000000006" table:style-name="ce1">
            <text:p>-71,63169</text:p>
          </table:table-cell>
          <table:table-cell office:value-type="float" office:value="-31.166650000000001" table:style-name="ce1">
            <text:p>-31,16665</text:p>
          </table:table-cell>
          <table:table-cell office:value-type="float" office:value="2.7950772590889579" table:style-name="ce1">
            <text:p>2,795077259</text:p>
          </table:table-cell>
          <table:table-cell office:value-type="float" office:value="2.8694727324856837" table:style-name="ce1">
            <text:p>2,869472732</text:p>
          </table:table-cell>
          <table:table-cell office:value-type="float" office:value="0.43231818030357361" table:style-name="ce1">
            <text:p>0,43231818</text:p>
          </table:table-cell>
          <table:table-cell office:value-type="float" office:value="0.58600795219421387" table:style-name="ce1">
            <text:p>0,586007952</text:p>
          </table:table-cell>
          <table:table-cell office:value-type="float" office:value="0.25971304152838487" table:style-name="ce1">
            <text:p>0,25971304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676148999999995" table:style-name="ce1">
            <text:p>-71,676149</text:p>
          </table:table-cell>
          <table:table-cell office:value-type="float" office:value="-30.786553999999999" table:style-name="ce1">
            <text:p>-30,786554</text:p>
          </table:table-cell>
          <table:table-cell office:value-type="float" office:value="2.7860162100067147" table:style-name="ce1">
            <text:p>2,78601621</text:p>
          </table:table-cell>
          <table:table-cell office:value-type="float" office:value="2.8602574718038083" table:style-name="ce1">
            <text:p>2,860257472</text:p>
          </table:table-cell>
          <table:table-cell office:value-type="float" office:value="0.43871614287376404" table:style-name="ce1">
            <text:p>0,438716143</text:p>
          </table:table-cell>
          <table:table-cell office:value-type="float" office:value="0.59404605577468872" table:style-name="ce1">
            <text:p>0,594046056</text:p>
          </table:table-cell>
          <table:table-cell office:value-type="float" office:value="0.26339652493575427" table:style-name="ce1">
            <text:p>0,26339652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644413" table:style-name="ce1">
            <text:p>-71,644413</text:p>
          </table:table-cell>
          <table:table-cell office:value-type="float" office:value="-30.440465" table:style-name="ce1">
            <text:p>-30,440465</text:p>
          </table:table-cell>
          <table:table-cell office:value-type="float" office:value="2.1450531476720167" table:style-name="ce1">
            <text:p>2,145053148</text:p>
          </table:table-cell>
          <table:table-cell office:value-type="float" office:value="2.2352348431383731" table:style-name="ce1">
            <text:p>2,235234843</text:p>
          </table:table-cell>
          <table:table-cell office:value-type="float" office:value="0.43871614287376404" table:style-name="ce1">
            <text:p>0,438716143</text:p>
          </table:table-cell>
          <table:table-cell office:value-type="float" office:value="0.59404605577468872" table:style-name="ce1">
            <text:p>0,594046056</text:p>
          </table:table-cell>
          <table:table-cell office:value-type="float" office:value="0.26339652493575427" table:style-name="ce1">
            <text:p>0,26339652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470042000000007" table:style-name="ce1">
            <text:p>-71,470042</text:p>
          </table:table-cell>
          <table:table-cell office:value-type="float" office:value="-30.144953999999998" table:style-name="ce1">
            <text:p>-30,144954</text:p>
          </table:table-cell>
          <table:table-cell office:value-type="float" office:value="2.8101810370476623" table:style-name="ce1">
            <text:p>2,810181037</text:p>
          </table:table-cell>
          <table:table-cell office:value-type="float" office:value="2.8925794916474659" table:style-name="ce1">
            <text:p>2,892579492</text:p>
          </table:table-cell>
          <table:table-cell office:value-type="float" office:value="0.41589724967956543" table:style-name="ce1">
            <text:p>0,41589725</text:p>
          </table:table-cell>
          <table:table-cell office:value-type="float" office:value="0.56979268739700317" table:style-name="ce1">
            <text:p>0,569792687</text:p>
          </table:table-cell>
          <table:table-cell office:value-type="float" office:value="0.25131030466141552" table:style-name="ce1">
            <text:p>0,25131030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344635999999994" table:style-name="ce1">
            <text:p>-71,344636</text:p>
          </table:table-cell>
          <table:table-cell office:value-type="float" office:value="-29.824604000000001" table:style-name="ce1">
            <text:p>-29,824604</text:p>
          </table:table-cell>
          <table:table-cell office:value-type="float" office:value="2.2732280947419139" table:style-name="ce1">
            <text:p>2,273228095</text:p>
          </table:table-cell>
          <table:table-cell office:value-type="float" office:value="2.356580785286428" table:style-name="ce1">
            <text:p>2,356580785</text:p>
          </table:table-cell>
          <table:table-cell office:value-type="float" office:value="0.41589724967956543" table:style-name="ce1">
            <text:p>0,41589725</text:p>
          </table:table-cell>
          <table:table-cell office:value-type="float" office:value="0.56979268739700317" table:style-name="ce1">
            <text:p>0,569792687</text:p>
          </table:table-cell>
          <table:table-cell office:value-type="float" office:value="0.25131030466141552" table:style-name="ce1">
            <text:p>0,25131030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364889000000005" table:style-name="ce1">
            <text:p>-71,364889</text:p>
          </table:table-cell>
          <table:table-cell office:value-type="float" office:value="-29.460180999999999" table:style-name="ce1">
            <text:p>-29,460181</text:p>
          </table:table-cell>
          <table:table-cell office:value-type="float" office:value="2.5771160121041521" table:style-name="ce1">
            <text:p>2,577116012</text:p>
          </table:table-cell>
          <table:table-cell office:value-type="float" office:value="2.6605669254812137" table:style-name="ce1">
            <text:p>2,660566925</text:p>
          </table:table-cell>
          <table:table-cell office:value-type="float" office:value="0.41589724967956543" table:style-name="ce1">
            <text:p>0,41589725</text:p>
          </table:table-cell>
          <table:table-cell office:value-type="float" office:value="0.56979268739700317" table:style-name="ce1">
            <text:p>0,569792687</text:p>
          </table:table-cell>
          <table:table-cell office:value-type="float" office:value="0.25131030466141552" table:style-name="ce1">
            <text:p>0,25131030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450540000000004" table:style-name="ce1">
            <text:p>-71,45054</text:p>
          </table:table-cell>
          <table:table-cell office:value-type="float" office:value="-29.101944" table:style-name="ce1">
            <text:p>-29,101944</text:p>
          </table:table-cell>
          <table:table-cell office:value-type="float" office:value="2.5729501560324595" table:style-name="ce1">
            <text:p>2,572950156</text:p>
          </table:table-cell>
          <table:table-cell office:value-type="float" office:value="2.6556317714432258" table:style-name="ce1">
            <text:p>2,655631771</text:p>
          </table:table-cell>
          <table:table-cell office:value-type="float" office:value="0.4192012496795654" table:style-name="ce1">
            <text:p>0,41920125</text:p>
          </table:table-cell>
          <table:table-cell office:value-type="float" office:value="0.57309668739700315" table:style-name="ce1">
            <text:p>0,573096687</text:p>
          </table:table-cell>
          <table:table-cell office:value-type="float" office:value="0.2529623046614155" table:style-name="ce1">
            <text:p>0,25296230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397981000000001" table:style-name="ce1">
            <text:p>-71,397981</text:p>
          </table:table-cell>
          <table:table-cell office:value-type="float" office:value="-28.766219" table:style-name="ce1">
            <text:p>-28,766219</text:p>
          </table:table-cell>
          <table:table-cell office:value-type="float" office:value="2.5729501560324595" table:style-name="ce1">
            <text:p>2,572950156</text:p>
          </table:table-cell>
          <table:table-cell office:value-type="float" office:value="2.6556317714432258" table:style-name="ce1">
            <text:p>2,655631771</text:p>
          </table:table-cell>
          <table:table-cell office:value-type="float" office:value="0.42585655755996704" table:style-name="ce1">
            <text:p>0,425856558</text:p>
          </table:table-cell>
          <table:table-cell office:value-type="float" office:value="0.57915946550369257" table:style-name="ce1">
            <text:p>0,579159466</text:p>
          </table:table-cell>
          <table:table-cell office:value-type="float" office:value="0.25622585066589543" table:style-name="ce1">
            <text:p>0,25622585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222087999999999" table:style-name="ce1">
            <text:p>-71,222088</text:p>
          </table:table-cell>
          <table:table-cell office:value-type="float" office:value="-28.419011999999999" table:style-name="ce1">
            <text:p>-28,419012</text:p>
          </table:table-cell>
          <table:table-cell office:value-type="float" office:value="2.3821642252603139" table:style-name="ce1">
            <text:p>2,382164225</text:p>
          </table:table-cell>
          <table:table-cell office:value-type="float" office:value="2.4750067514378973" table:style-name="ce1">
            <text:p>2,475006751</text:p>
          </table:table-cell>
          <table:table-cell office:value-type="float" office:value="0.42585655755996704" table:style-name="ce1">
            <text:p>0,425856558</text:p>
          </table:table-cell>
          <table:table-cell office:value-type="float" office:value="0.57915946550369257" table:style-name="ce1">
            <text:p>0,579159466</text:p>
          </table:table-cell>
          <table:table-cell office:value-type="float" office:value="0.25622585066589543" table:style-name="ce1">
            <text:p>0,25622585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130537000000004" table:style-name="ce1">
            <text:p>-71,130537</text:p>
          </table:table-cell>
          <table:table-cell office:value-type="float" office:value="-28.036619999999999" table:style-name="ce1">
            <text:p>-28,03662</text:p>
          </table:table-cell>
          <table:table-cell office:value-type="float" office:value="2.3777708054220561" table:style-name="ce1">
            <text:p>2,377770805</text:p>
          </table:table-cell>
          <table:table-cell office:value-type="float" office:value="2.4640346708245859" table:style-name="ce1">
            <text:p>2,464034671</text:p>
          </table:table-cell>
          <table:table-cell office:value-type="float" office:value="0.42585655755996704" table:style-name="ce1">
            <text:p>0,425856558</text:p>
          </table:table-cell>
          <table:table-cell office:value-type="float" office:value="0.57915946550369257" table:style-name="ce1">
            <text:p>0,579159466</text:p>
          </table:table-cell>
          <table:table-cell office:value-type="float" office:value="0.25622585066589543" table:style-name="ce1">
            <text:p>0,25622585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999617999999998" table:style-name="ce1">
            <text:p>-70,999618</text:p>
          </table:table-cell>
          <table:table-cell office:value-type="float" office:value="-27.674880999999999" table:style-name="ce1">
            <text:p>-27,674881</text:p>
          </table:table-cell>
          <table:table-cell office:value-type="float" office:value="2.5541599130613819" table:style-name="ce1">
            <text:p>2,554159913</text:p>
          </table:table-cell>
          <table:table-cell office:value-type="float" office:value="2.6427568565289015" table:style-name="ce1">
            <text:p>2,642756857</text:p>
          </table:table-cell>
          <table:table-cell office:value-type="float" office:value="0.43224188394546509" table:style-name="ce1">
            <text:p>0,432241884</text:p>
          </table:table-cell>
          <table:table-cell office:value-type="float" office:value="0.58407523937225336" table:style-name="ce1">
            <text:p>0,584075239</text:p>
          </table:table-cell>
          <table:table-cell office:value-type="float" office:value="0.25916242712217985" table:style-name="ce1">
            <text:p>0,2591624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916878999999994" table:style-name="ce1">
            <text:p>-70,916879</text:p>
          </table:table-cell>
          <table:table-cell office:value-type="float" office:value="-27.316583999999999" table:style-name="ce1">
            <text:p>-27,316584</text:p>
          </table:table-cell>
          <table:table-cell office:value-type="float" office:value="2.0088783224283961" table:style-name="ce1">
            <text:p>2,008878322</text:p>
          </table:table-cell>
          <table:table-cell office:value-type="float" office:value="2.086327936145242" table:style-name="ce1">
            <text:p>2,086327936</text:p>
          </table:table-cell>
          <table:table-cell office:value-type="float" office:value="0.43224188394546509" table:style-name="ce1">
            <text:p>0,432241884</text:p>
          </table:table-cell>
          <table:table-cell office:value-type="float" office:value="0.58407523937225336" table:style-name="ce1">
            <text:p>0,584075239</text:p>
          </table:table-cell>
          <table:table-cell office:value-type="float" office:value="0.25916242712217985" table:style-name="ce1">
            <text:p>0,2591624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866101999999998" table:style-name="ce1">
            <text:p>-70,866102</text:p>
          </table:table-cell>
          <table:table-cell office:value-type="float" office:value="-26.962040999999999" table:style-name="ce1">
            <text:p>-26,962041</text:p>
          </table:table-cell>
          <table:table-cell office:value-type="float" office:value="1.8001219129429318" table:style-name="ce1">
            <text:p>1,800121913</text:p>
          </table:table-cell>
          <table:table-cell office:value-type="float" office:value="1.8759061799228447" table:style-name="ce1">
            <text:p>1,87590618</text:p>
          </table:table-cell>
          <table:table-cell office:value-type="float" office:value="0.43309181637763977" table:style-name="ce1">
            <text:p>0,433091816</text:p>
          </table:table-cell>
          <table:table-cell office:value-type="float" office:value="0.58308604068756109" table:style-name="ce1">
            <text:p>0,583086041</text:p>
          </table:table-cell>
          <table:table-cell office:value-type="float" office:value="0.25916199131983031" table:style-name="ce1">
            <text:p>0,2591619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734885000000006" table:style-name="ce1">
            <text:p>-70,734885</text:p>
          </table:table-cell>
          <table:table-cell office:value-type="float" office:value="-26.608343000000001" table:style-name="ce1">
            <text:p>-26,608343</text:p>
          </table:table-cell>
          <table:table-cell office:value-type="float" office:value="2.3737964563181673" table:style-name="ce1">
            <text:p>2,373796456</text:p>
          </table:table-cell>
          <table:table-cell office:value-type="float" office:value="2.4748594662723948" table:style-name="ce1">
            <text:p>2,474859466</text:p>
          </table:table-cell>
          <table:table-cell office:value-type="float" office:value="0.43309181637763977" table:style-name="ce1">
            <text:p>0,433091816</text:p>
          </table:table-cell>
          <table:table-cell office:value-type="float" office:value="0.58308604068756098" table:style-name="ce1">
            <text:p>0,583086041</text:p>
          </table:table-cell>
          <table:table-cell office:value-type="float" office:value="0.25916199131983031" table:style-name="ce1">
            <text:p>0,2591619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651583000000002" table:style-name="ce1">
            <text:p>-70,651583</text:p>
          </table:table-cell>
          <table:table-cell office:value-type="float" office:value="-26.220873999999998" table:style-name="ce1">
            <text:p>-26,220874</text:p>
          </table:table-cell>
          <table:table-cell office:value-type="float" office:value="2.4317071536203327" table:style-name="ce1">
            <text:p>2,431707154</text:p>
          </table:table-cell>
          <table:table-cell office:value-type="float" office:value="2.5402344898393339" table:style-name="ce1">
            <text:p>2,54023449</text:p>
          </table:table-cell>
          <table:table-cell office:value-type="float" office:value="0.43313981637763976" table:style-name="ce1">
            <text:p>0,433139816</text:p>
          </table:table-cell>
          <table:table-cell office:value-type="float" office:value="0.58313404068756103" table:style-name="ce1">
            <text:p>0,583134041</text:p>
          </table:table-cell>
          <table:table-cell office:value-type="float" office:value="0.25918599131983033" table:style-name="ce1">
            <text:p>0,2591859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652131999999995" table:style-name="ce1">
            <text:p>-70,652132</text:p>
          </table:table-cell>
          <table:table-cell office:value-type="float" office:value="-25.839575" table:style-name="ce1">
            <text:p>-25,839575</text:p>
          </table:table-cell>
          <table:table-cell office:value-type="float" office:value="2.426683552707722" table:style-name="ce1">
            <text:p>2,426683553</text:p>
          </table:table-cell>
          <table:table-cell office:value-type="float" office:value="2.5353780324178787" table:style-name="ce1">
            <text:p>2,535378032</text:p>
          </table:table-cell>
          <table:table-cell office:value-type="float" office:value="0.43789145249366762" table:style-name="ce1">
            <text:p>0,437891452</text:p>
          </table:table-cell>
          <table:table-cell office:value-type="float" office:value="0.58770912784576412" table:style-name="ce1">
            <text:p>0,587709128</text:p>
          </table:table-cell>
          <table:table-cell office:value-type="float" office:value="0.26158675944734128" table:style-name="ce1">
            <text:p>0,26158675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559629000000001" table:style-name="ce1">
            <text:p>-70,559629</text:p>
          </table:table-cell>
          <table:table-cell office:value-type="float" office:value="-25.484192" table:style-name="ce1">
            <text:p>-25,484192</text:p>
          </table:table-cell>
          <table:table-cell office:value-type="float" office:value="1.789254062119652" table:style-name="ce1">
            <text:p>1,789254062</text:p>
          </table:table-cell>
          <table:table-cell office:value-type="float" office:value="1.8721379783966043" table:style-name="ce1">
            <text:p>1,872137978</text:p>
          </table:table-cell>
          <table:table-cell office:value-type="float" office:value="0.43789145249366762" table:style-name="ce1">
            <text:p>0,437891452</text:p>
          </table:table-cell>
          <table:table-cell office:value-type="float" office:value="0.58770912784576412" table:style-name="ce1">
            <text:p>0,587709128</text:p>
          </table:table-cell>
          <table:table-cell office:value-type="float" office:value="0.26158675944734128" table:style-name="ce1">
            <text:p>0,26158675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477292000000006" table:style-name="ce1">
            <text:p>-70,477292</text:p>
          </table:table-cell>
          <table:table-cell office:value-type="float" office:value="-25.121794000000001" table:style-name="ce1">
            <text:p>-25,121794</text:p>
          </table:table-cell>
          <table:table-cell office:value-type="float" office:value="1.7957383611278279" table:style-name="ce1">
            <text:p>1,795738361</text:p>
          </table:table-cell>
          <table:table-cell office:value-type="float" office:value="1.8798771957737257" table:style-name="ce1">
            <text:p>1,879877196</text:p>
          </table:table-cell>
          <table:table-cell office:value-type="float" office:value="0.43789145249366762" table:style-name="ce1">
            <text:p>0,437891452</text:p>
          </table:table-cell>
          <table:table-cell office:value-type="float" office:value="0.58770912784576412" table:style-name="ce1">
            <text:p>0,587709128</text:p>
          </table:table-cell>
          <table:table-cell office:value-type="float" office:value="0.26158675944734128" table:style-name="ce1">
            <text:p>0,26158675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537780999999995" table:style-name="ce1">
            <text:p>-70,537781</text:p>
          </table:table-cell>
          <table:table-cell office:value-type="float" office:value="-24.728621" table:style-name="ce1">
            <text:p>-24,728621</text:p>
          </table:table-cell>
          <table:table-cell office:value-type="float" office:value="1.7934044614924922" table:style-name="ce1">
            <text:p>1,793404461</text:p>
          </table:table-cell>
          <table:table-cell office:value-type="float" office:value="1.8763454862599855" table:style-name="ce1">
            <text:p>1,876345486</text:p>
          </table:table-cell>
          <table:table-cell office:value-type="float" office:value="0.44186931747436525" table:style-name="ce1">
            <text:p>0,441869317</text:p>
          </table:table-cell>
          <table:table-cell office:value-type="float" office:value="0.59134632247924801" table:style-name="ce1">
            <text:p>0,591346322</text:p>
          </table:table-cell>
          <table:table-cell office:value-type="float" office:value="0.26355301869617531" table:style-name="ce1">
            <text:p>0,26355301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532692999999995" table:style-name="ce1">
            <text:p>-70,532693</text:p>
          </table:table-cell>
          <table:table-cell office:value-type="float" office:value="-24.328764" table:style-name="ce1">
            <text:p>-24,328764</text:p>
          </table:table-cell>
          <table:table-cell office:value-type="float" office:value="2.3686304620170553" table:style-name="ce1">
            <text:p>2,368630462</text:p>
          </table:table-cell>
          <table:table-cell office:value-type="float" office:value="2.4623175796885675" table:style-name="ce1">
            <text:p>2,46231758</text:p>
          </table:table-cell>
          <table:table-cell office:value-type="float" office:value="0.42967200178146364" table:style-name="ce1">
            <text:p>0,429672002</text:p>
          </table:table-cell>
          <table:table-cell office:value-type="float" office:value="0.57798731225967404" table:style-name="ce1">
            <text:p>0,577987312</text:p>
          </table:table-cell>
          <table:table-cell office:value-type="float" office:value="0.25699857636004358" table:style-name="ce1">
            <text:p>0,25699857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478036000000003" table:style-name="ce1">
            <text:p>-70,478036</text:p>
          </table:table-cell>
          <table:table-cell office:value-type="float" office:value="-23.932310999999999" table:style-name="ce1">
            <text:p>-23,932311</text:p>
          </table:table-cell>
          <table:table-cell office:value-type="float" office:value="1.6927246822555202" table:style-name="ce1">
            <text:p>1,692724682</text:p>
          </table:table-cell>
          <table:table-cell office:value-type="float" office:value="1.7806750252427812" table:style-name="ce1">
            <text:p>1,780675025</text:p>
          </table:table-cell>
          <table:table-cell office:value-type="float" office:value="0.42967200178146364" table:style-name="ce1">
            <text:p>0,429672002</text:p>
          </table:table-cell>
          <table:table-cell office:value-type="float" office:value="0.57798731225967404" table:style-name="ce1">
            <text:p>0,577987312</text:p>
          </table:table-cell>
          <table:table-cell office:value-type="float" office:value="0.25699857636004358" table:style-name="ce1">
            <text:p>0,25699857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493334000000004" table:style-name="ce1">
            <text:p>-70,493334</text:p>
          </table:table-cell>
          <table:table-cell office:value-type="float" office:value="-23.620587" table:style-name="ce1">
            <text:p>-23,620587</text:p>
          </table:table-cell>
          <table:table-cell office:value-type="float" office:value="1.6890449829724321" table:style-name="ce1">
            <text:p>1,689044983</text:p>
          </table:table-cell>
          <table:table-cell office:value-type="float" office:value="1.7767977907538768" table:style-name="ce1">
            <text:p>1,776797791</text:p>
          </table:table-cell>
          <table:table-cell office:value-type="float" office:value="0.43301018359964544" table:style-name="ce1">
            <text:p>0,433010184</text:p>
          </table:table-cell>
          <table:table-cell office:value-type="float" office:value="0.58132549407785594" table:style-name="ce1">
            <text:p>0,581325494</text:p>
          </table:table-cell>
          <table:table-cell office:value-type="float" office:value="0.25866766726913454" table:style-name="ce1">
            <text:p>0,25866766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560085000000001" table:style-name="ce1">
            <text:p>-70,560085</text:p>
          </table:table-cell>
          <table:table-cell office:value-type="float" office:value="-23.340973000000002" table:style-name="ce1">
            <text:p>-23,340973</text:p>
          </table:table-cell>
          <table:table-cell office:value-type="float" office:value="1.6844687173508452" table:style-name="ce1">
            <text:p>1,684468717</text:p>
          </table:table-cell>
          <table:table-cell office:value-type="float" office:value="1.7746494375241597" table:style-name="ce1">
            <text:p>1,774649438</text:p>
          </table:table-cell>
          <table:table-cell office:value-type="float" office:value="0.43295200178146365" table:style-name="ce1">
            <text:p>0,432952002</text:p>
          </table:table-cell>
          <table:table-cell office:value-type="float" office:value="0.5812673122596741" table:style-name="ce1">
            <text:p>0,581267312</text:p>
          </table:table-cell>
          <table:table-cell office:value-type="float" office:value="0.25863857636004361" table:style-name="ce1">
            <text:p>0,25863857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465885999999998" table:style-name="ce1">
            <text:p>-70,465886</text:p>
          </table:table-cell>
          <table:table-cell office:value-type="float" office:value="-23.097379" table:style-name="ce1">
            <text:p>-23,097379</text:p>
          </table:table-cell>
          <table:table-cell office:value-type="float" office:value="1.6832719895528856" table:style-name="ce1">
            <text:p>1,68327199</text:p>
          </table:table-cell>
          <table:table-cell office:value-type="float" office:value="1.772967415574769" table:style-name="ce1">
            <text:p>1,772967416</text:p>
          </table:table-cell>
          <table:table-cell office:value-type="float" office:value="0.4321738199632818" table:style-name="ce1">
            <text:p>0,43217382</text:p>
          </table:table-cell>
          <table:table-cell office:value-type="float" office:value="0.58048913044149231" table:style-name="ce1">
            <text:p>0,58048913</text:p>
          </table:table-cell>
          <table:table-cell office:value-type="float" office:value="0.25824948545095272" table:style-name="ce1">
            <text:p>0,25824948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311750000000004" table:style-name="ce1">
            <text:p>-70,31175</text:p>
          </table:table-cell>
          <table:table-cell office:value-type="float" office:value="-22.817933" table:style-name="ce1">
            <text:p>-22,817933</text:p>
          </table:table-cell>
          <table:table-cell office:value-type="float" office:value="1.9375475530465009" table:style-name="ce1">
            <text:p>1,937547553</text:p>
          </table:table-cell>
          <table:table-cell office:value-type="float" office:value="2.040726549732597" table:style-name="ce1">
            <text:p>2,04072655</text:p>
          </table:table-cell>
          <table:table-cell office:value-type="float" office:value="0.43600752863989933" table:style-name="ce1">
            <text:p>0,436007529</text:p>
          </table:table-cell>
          <table:table-cell office:value-type="float" office:value="0.58457150969611271" table:style-name="ce1">
            <text:p>0,58457151</text:p>
          </table:table-cell>
          <table:table-cell office:value-type="float" office:value="0.26031013406231129" table:style-name="ce1">
            <text:p>0,2603101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253640000000004" table:style-name="ce1">
            <text:p>-70,25364</text:p>
          </table:table-cell>
          <table:table-cell office:value-type="float" office:value="-22.410305000000001" table:style-name="ce1">
            <text:p>-22,410305</text:p>
          </table:table-cell>
          <table:table-cell office:value-type="float" office:value="2.0653489608196223" table:style-name="ce1">
            <text:p>2,065348961</text:p>
          </table:table-cell>
          <table:table-cell office:value-type="float" office:value="2.185485364206984" table:style-name="ce1">
            <text:p>2,185485364</text:p>
          </table:table-cell>
          <table:table-cell office:value-type="float" office:value="0.43566975086212156" table:style-name="ce1">
            <text:p>0,435669751</text:p>
          </table:table-cell>
          <table:table-cell office:value-type="float" office:value="0.58423373191833494" table:style-name="ce1">
            <text:p>0,584233732</text:p>
          </table:table-cell>
          <table:table-cell office:value-type="float" office:value="0.26014124517342241" table:style-name="ce1">
            <text:p>0,26014124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89695" table:style-name="ce1">
            <text:p>-70,189695</text:p>
          </table:table-cell>
          <table:table-cell office:value-type="float" office:value="-21.996758" table:style-name="ce1">
            <text:p>-21,996758</text:p>
          </table:table-cell>
          <table:table-cell office:value-type="float" office:value="2.130934801059468" table:style-name="ce1">
            <text:p>2,130934801</text:p>
          </table:table-cell>
          <table:table-cell office:value-type="float" office:value="2.2508011261454781" table:style-name="ce1">
            <text:p>2,250801126</text:p>
          </table:table-cell>
          <table:table-cell office:value-type="float" office:value="0.43321815221786497" table:style-name="ce1">
            <text:p>0,433218152</text:p>
          </table:table-cell>
          <table:table-cell office:value-type="float" office:value="0.58311578720092772" table:style-name="ce1">
            <text:p>0,583115787</text:p>
          </table:table-cell>
          <table:table-cell office:value-type="float" office:value="0.25919696610708731" table:style-name="ce1">
            <text:p>0,25919696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09370999999996" table:style-name="ce1">
            <text:p>-70,109371</text:p>
          </table:table-cell>
          <table:table-cell office:value-type="float" office:value="-21.595531999999999" table:style-name="ce1">
            <text:p>-21,595532</text:p>
          </table:table-cell>
          <table:table-cell office:value-type="float" office:value="2.1789650525146849" table:style-name="ce1">
            <text:p>2,178965053</text:p>
          </table:table-cell>
          <table:table-cell office:value-type="float" office:value="2.2963622835848261" table:style-name="ce1">
            <text:p>2,296362284</text:p>
          </table:table-cell>
          <table:table-cell office:value-type="float" office:value="0.43340215221786499" table:style-name="ce1">
            <text:p>0,433402152</text:p>
          </table:table-cell>
          <table:table-cell office:value-type="float" office:value="0.58329978720092779" table:style-name="ce1">
            <text:p>0,583299787</text:p>
          </table:table-cell>
          <table:table-cell office:value-type="float" office:value="0.25928896610708729" table:style-name="ce1">
            <text:p>0,25928896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16504000000006" table:style-name="ce1">
            <text:p>-70,116504</text:p>
          </table:table-cell>
          <table:table-cell office:value-type="float" office:value="-21.203562999999999" table:style-name="ce1">
            <text:p>-21,203563</text:p>
          </table:table-cell>
          <table:table-cell office:value-type="float" office:value="2.2870796274342156" table:style-name="ce1">
            <text:p>2,287079627</text:p>
          </table:table-cell>
          <table:table-cell office:value-type="float" office:value="2.4095020832440319" table:style-name="ce1">
            <text:p>2,409502083</text:p>
          </table:table-cell>
          <table:table-cell office:value-type="float" office:value="0.43505815221786498" table:style-name="ce1">
            <text:p>0,435058152</text:p>
          </table:table-cell>
          <table:table-cell office:value-type="float" office:value="0.58495578720092778" table:style-name="ce1">
            <text:p>0,584955787</text:p>
          </table:table-cell>
          <table:table-cell office:value-type="float" office:value="0.26011696610708734" table:style-name="ce1">
            <text:p>0,26011696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78759999999997" table:style-name="ce1">
            <text:p>-70,17876</text:p>
          </table:table-cell>
          <table:table-cell office:value-type="float" office:value="-20.812899999999999" table:style-name="ce1">
            <text:p>-20,8129</text:p>
          </table:table-cell>
          <table:table-cell office:value-type="float" office:value="2.2827896488775146" table:style-name="ce1">
            <text:p>2,282789649</text:p>
          </table:table-cell>
          <table:table-cell office:value-type="float" office:value="2.4046082887728017" table:style-name="ce1">
            <text:p>2,404608289</text:p>
          </table:table-cell>
          <table:table-cell office:value-type="float" office:value="0.43454942657470702" table:style-name="ce1">
            <text:p>0,434549427</text:p>
          </table:table-cell>
          <table:table-cell office:value-type="float" office:value="0.58422735883712773" table:style-name="ce1">
            <text:p>0,584227359</text:p>
          </table:table-cell>
          <table:table-cell office:value-type="float" office:value="0.25980281943426553" table:style-name="ce1">
            <text:p>0,25980281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75552999999994" table:style-name="ce1">
            <text:p>-70,175553</text:p>
          </table:table-cell>
          <table:table-cell office:value-type="float" office:value="-20.412578" table:style-name="ce1">
            <text:p>-20,412578</text:p>
          </table:table-cell>
          <table:table-cell office:value-type="float" office:value="2.4513345719390762" table:style-name="ce1">
            <text:p>2,451334572</text:p>
          </table:table-cell>
          <table:table-cell office:value-type="float" office:value="2.5913172997060991" table:style-name="ce1">
            <text:p>2,5913173</text:p>
          </table:table-cell>
          <table:table-cell office:value-type="float" office:value="0.43454942657470702" table:style-name="ce1">
            <text:p>0,434549427</text:p>
          </table:table-cell>
          <table:table-cell office:value-type="float" office:value="0.58422735883712773" table:style-name="ce1">
            <text:p>0,584227359</text:p>
          </table:table-cell>
          <table:table-cell office:value-type="float" office:value="0.25980281943426553" table:style-name="ce1">
            <text:p>0,25980281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57516000000001" table:style-name="ce1">
            <text:p>-70,157516</text:p>
          </table:table-cell>
          <table:table-cell office:value-type="float" office:value="-19.997302999999999" table:style-name="ce1">
            <text:p>-19,997303</text:p>
          </table:table-cell>
          <table:table-cell office:value-type="float" office:value="2.3226718465553442" table:style-name="ce1">
            <text:p>2,322671847</text:p>
          </table:table-cell>
          <table:table-cell office:value-type="float" office:value="2.4640902330957126" table:style-name="ce1">
            <text:p>2,464090233</text:p>
          </table:table-cell>
          <table:table-cell office:value-type="float" office:value="0.43526247694015502" table:style-name="ce1">
            <text:p>0,435262477</text:p>
          </table:table-cell>
          <table:table-cell office:value-type="float" office:value="0.58316460802078252" table:style-name="ce1">
            <text:p>0,583164608</text:p>
          </table:table-cell>
          <table:table-cell office:value-type="float" office:value="0.25974701022243796" table:style-name="ce1">
            <text:p>0,2597470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197794999999999" table:style-name="ce1">
            <text:p>-70,197795</text:p>
          </table:table-cell>
          <table:table-cell office:value-type="float" office:value="-19.579834000000002" table:style-name="ce1">
            <text:p>-19,579834</text:p>
          </table:table-cell>
          <table:table-cell office:value-type="float" office:value="2.2875002150129378" table:style-name="ce1">
            <text:p>2,287500215</text:p>
          </table:table-cell>
          <table:table-cell office:value-type="float" office:value="2.4282612300537343" table:style-name="ce1">
            <text:p>2,42826123</text:p>
          </table:table-cell>
          <table:table-cell office:value-type="float" office:value="0.43526247694015502" table:style-name="ce1">
            <text:p>0,435262477</text:p>
          </table:table-cell>
          <table:table-cell office:value-type="float" office:value="0.58316460802078252" table:style-name="ce1">
            <text:p>0,583164608</text:p>
          </table:table-cell>
          <table:table-cell office:value-type="float" office:value="0.25974701022243796" table:style-name="ce1">
            <text:p>0,2597470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272951000000006" table:style-name="ce1">
            <text:p>-70,272951</text:p>
          </table:table-cell>
          <table:table-cell office:value-type="float" office:value="-19.165724000000001" table:style-name="ce1">
            <text:p>-19,165724</text:p>
          </table:table-cell>
          <table:table-cell office:value-type="float" office:value="2.2111084411747775" table:style-name="ce1">
            <text:p>2,211108441</text:p>
          </table:table-cell>
          <table:table-cell office:value-type="float" office:value="2.3515471906056185" table:style-name="ce1">
            <text:p>2,351547191</text:p>
          </table:table-cell>
          <table:table-cell office:value-type="float" office:value="0.43526247694015502" table:style-name="ce1">
            <text:p>0,435262477</text:p>
          </table:table-cell>
          <table:table-cell office:value-type="float" office:value="0.58316460802078252" table:style-name="ce1">
            <text:p>0,583164608</text:p>
          </table:table-cell>
          <table:table-cell office:value-type="float" office:value="0.25974701022243796" table:style-name="ce1">
            <text:p>0,2597470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319069999999996" table:style-name="ce1">
            <text:p>-70,31907</text:p>
          </table:table-cell>
          <table:table-cell office:value-type="float" office:value="-18.749403000000001" table:style-name="ce1">
            <text:p>-18,749403</text:p>
          </table:table-cell>
          <table:table-cell office:value-type="float" office:value="2.1383275520263632" table:style-name="ce1">
            <text:p>2,138327552</text:p>
          </table:table-cell>
          <table:table-cell office:value-type="float" office:value="2.2740532371762963" table:style-name="ce1">
            <text:p>2,274053237</text:p>
          </table:table-cell>
          <table:table-cell office:value-type="float" office:value="0.42440957381248473" table:style-name="ce1">
            <text:p>0,424409574</text:p>
          </table:table-cell>
          <table:table-cell office:value-type="float" office:value="0.57027736856460576" table:style-name="ce1">
            <text:p>0,570277369</text:p>
          </table:table-cell>
          <table:table-cell office:value-type="float" office:value="0.2536767530531821" table:style-name="ce1">
            <text:p>0,25367675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448430000000002" table:style-name="ce1">
            <text:p>-70,44843</text:p>
          </table:table-cell>
          <table:table-cell office:value-type="float" office:value="-18.380231999999999" table:style-name="ce1">
            <text:p>-18,380232</text:p>
          </table:table-cell>
          <table:table-cell office:value-type="float" office:value="2.1358017652163044" table:style-name="ce1">
            <text:p>2,135801765</text:p>
          </table:table-cell>
          <table:table-cell office:value-type="float" office:value="2.2716080540761552" table:style-name="ce1">
            <text:p>2,271608054</text:p>
          </table:table-cell>
          <table:table-cell office:value-type="float" office:value="0.42581757381248475" table:style-name="ce1">
            <text:p>0,425817574</text:p>
          </table:table-cell>
          <table:table-cell office:value-type="float" office:value="0.57168536856460572" table:style-name="ce1">
            <text:p>0,571685369</text:p>
          </table:table-cell>
          <table:table-cell office:value-type="float" office:value="0.25438075305318208" table:style-name="ce1">
            <text:p>0,254380753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0.737640999999996" table:style-name="ce1">
            <text:p>-70,737641</text:p>
          </table:table-cell>
          <table:table-cell office:value-type="float" office:value="-18.090931000000001" table:style-name="ce1">
            <text:p>-18,090931</text:p>
          </table:table-cell>
          <table:table-cell office:value-type="float" office:value="1.998144650016844" table:style-name="ce1">
            <text:p>1,99814465</text:p>
          </table:table-cell>
          <table:table-cell office:value-type="float" office:value="2.1342087146630448" table:style-name="ce1">
            <text:p>2,134208715</text:p>
          </table:table-cell>
          <table:table-cell office:value-type="float" office:value="0.42792957381248475" table:style-name="ce1">
            <text:p>0,427929574</text:p>
          </table:table-cell>
          <table:table-cell office:value-type="float" office:value="0.57379736856460573" table:style-name="ce1">
            <text:p>0,573797369</text:p>
          </table:table-cell>
          <table:table-cell office:value-type="float" office:value="0.25543675305318209" table:style-name="ce1">
            <text:p>0,255436753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1.093487999999994" table:style-name="ce1">
            <text:p>-71,093488</text:p>
          </table:table-cell>
          <table:table-cell office:value-type="float" office:value="-17.842759000000001" table:style-name="ce1">
            <text:p>-17,842759</text:p>
          </table:table-cell>
          <table:table-cell office:value-type="float" office:value="1.9886431377327469" table:style-name="ce1">
            <text:p>1,988643138</text:p>
          </table:table-cell>
          <table:table-cell office:value-type="float" office:value="2.1224566220677854" table:style-name="ce1">
            <text:p>2,122456622</text:p>
          </table:table-cell>
          <table:table-cell office:value-type="float" office:value="0.42334502582740785" table:style-name="ce1">
            <text:p>0,423345026</text:p>
          </table:table-cell>
          <table:table-cell office:value-type="float" office:value="0.57177897935104371" table:style-name="ce1">
            <text:p>0,571778979</text:p>
          </table:table-cell>
          <table:table-cell office:value-type="float" office:value="0.25368647233878183" table:style-name="ce1">
            <text:p>0,253686472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1.367293000000004" table:style-name="ce1">
            <text:p>-71,367293</text:p>
          </table:table-cell>
          <table:table-cell office:value-type="float" office:value="-17.540488" table:style-name="ce1">
            <text:p>-17,540488</text:p>
          </table:table-cell>
          <table:table-cell office:value-type="float" office:value="2.016838850120648" table:style-name="ce1">
            <text:p>2,01683885</text:p>
          </table:table-cell>
          <table:table-cell office:value-type="float" office:value="2.1547303966718285" table:style-name="ce1">
            <text:p>2,154730397</text:p>
          </table:table-cell>
          <table:table-cell office:value-type="float" office:value="0.42403302582740787" table:style-name="ce1">
            <text:p>0,424033026</text:p>
          </table:table-cell>
          <table:table-cell office:value-type="float" office:value="0.57246697935104374" table:style-name="ce1">
            <text:p>0,572466979</text:p>
          </table:table-cell>
          <table:table-cell office:value-type="float" office:value="0.25403047233878184" table:style-name="ce1">
            <text:p>0,254030472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1.652480999999995" table:style-name="ce1">
            <text:p>-71,652481</text:p>
          </table:table-cell>
          <table:table-cell office:value-type="float" office:value="-17.266112" table:style-name="ce1">
            <text:p>-17,266112</text:p>
          </table:table-cell>
          <table:table-cell office:value-type="float" office:value="2.0039994310065259" table:style-name="ce1">
            <text:p>2,003999431</text:p>
          </table:table-cell>
          <table:table-cell office:value-type="float" office:value="2.1344365753655823" table:style-name="ce1">
            <text:p>2,134436575</text:p>
          </table:table-cell>
          <table:table-cell office:value-type="float" office:value="0.42463302582740781" table:style-name="ce1">
            <text:p>0,424633026</text:p>
          </table:table-cell>
          <table:table-cell office:value-type="float" office:value="0.57306697935104367" table:style-name="ce1">
            <text:p>0,573066979</text:p>
          </table:table-cell>
          <table:table-cell office:value-type="float" office:value="0.25433047233878181" table:style-name="ce1">
            <text:p>0,254330472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2.024488000000005" table:style-name="ce1">
            <text:p>-72,024488</text:p>
          </table:table-cell>
          <table:table-cell office:value-type="float" office:value="-17.05067" table:style-name="ce1">
            <text:p>-17,05067</text:p>
          </table:table-cell>
          <table:table-cell office:value-type="float" office:value="2.0020103985085735" table:style-name="ce1">
            <text:p>2,002010399</text:p>
          </table:table-cell>
          <table:table-cell office:value-type="float" office:value="2.1386014111619049" table:style-name="ce1">
            <text:p>2,138601411</text:p>
          </table:table-cell>
          <table:table-cell office:value-type="float" office:value="0.45777265982627868" table:style-name="ce1">
            <text:p>0,45777266</text:p>
          </table:table-cell>
          <table:table-cell office:value-type="float" office:value="0.6131879861831665" table:style-name="ce1">
            <text:p>0,613187986</text:p>
          </table:table-cell>
          <table:table-cell office:value-type="float" office:value="0.27304408600366592" table:style-name="ce1">
            <text:p>0,27304408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2.378688999999994" table:style-name="ce1">
            <text:p>-72,378689</text:p>
          </table:table-cell>
          <table:table-cell office:value-type="float" office:value="-16.798670000000001" table:style-name="ce1">
            <text:p>-16,79867</text:p>
          </table:table-cell>
          <table:table-cell office:value-type="float" office:value="1.9534626462548192" table:style-name="ce1">
            <text:p>1,953462646</text:p>
          </table:table-cell>
          <table:table-cell office:value-type="float" office:value="2.0937884551010768" table:style-name="ce1">
            <text:p>2,093788455</text:p>
          </table:table-cell>
          <table:table-cell office:value-type="float" office:value="0.45777265982627868" table:style-name="ce1">
            <text:p>0,45777266</text:p>
          </table:table-cell>
          <table:table-cell office:value-type="float" office:value="0.6131879861831665" table:style-name="ce1">
            <text:p>0,613187986</text:p>
          </table:table-cell>
          <table:table-cell office:value-type="float" office:value="0.27304408600366592" table:style-name="ce1">
            <text:p>0,27304408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2.758658999999994" table:style-name="ce1">
            <text:p>-72,758659</text:p>
          </table:table-cell>
          <table:table-cell office:value-type="float" office:value="-16.598234999999999" table:style-name="ce1">
            <text:p>-16,598235</text:p>
          </table:table-cell>
          <table:table-cell office:value-type="float" office:value="1.9269469711418739" table:style-name="ce1">
            <text:p>1,926946971</text:p>
          </table:table-cell>
          <table:table-cell office:value-type="float" office:value="2.0677943824643963" table:style-name="ce1">
            <text:p>2,067794382</text:p>
          </table:table-cell>
          <table:table-cell office:value-type="float" office:value="0.43756826477050781" table:style-name="ce1">
            <text:p>0,437568265</text:p>
          </table:table-cell>
          <table:table-cell office:value-type="float" office:value="0.58481450634002685" table:style-name="ce1">
            <text:p>0,584814506</text:p>
          </table:table-cell>
          <table:table-cell office:value-type="float" office:value="0.26070004586854606" table:style-name="ce1">
            <text:p>0,26070004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3.159535000000005" table:style-name="ce1">
            <text:p>-73,159535</text:p>
          </table:table-cell>
          <table:table-cell office:value-type="float" office:value="-16.423987" table:style-name="ce1">
            <text:p>-16,423987</text:p>
          </table:table-cell>
          <table:table-cell office:value-type="float" office:value="1.8780866112675099" table:style-name="ce1">
            <text:p>1,878086611</text:p>
          </table:table-cell>
          <table:table-cell office:value-type="float" office:value="2.0211316321054302" table:style-name="ce1">
            <text:p>2,021131632</text:p>
          </table:table-cell>
          <table:table-cell office:value-type="float" office:value="0.43756826477050781" table:style-name="ce1">
            <text:p>0,437568265</text:p>
          </table:table-cell>
          <table:table-cell office:value-type="float" office:value="0.58481450634002685" table:style-name="ce1">
            <text:p>0,584814506</text:p>
          </table:table-cell>
          <table:table-cell office:value-type="float" office:value="0.26070004586854606" table:style-name="ce1">
            <text:p>0,26070004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3.567875999999998" table:style-name="ce1">
            <text:p>-73,567876</text:p>
          </table:table-cell>
          <table:table-cell office:value-type="float" office:value="-16.251028000000002" table:style-name="ce1">
            <text:p>-16,251028</text:p>
          </table:table-cell>
          <table:table-cell office:value-type="float" office:value="1.8561322216887377" table:style-name="ce1">
            <text:p>1,856132222</text:p>
          </table:table-cell>
          <table:table-cell office:value-type="float" office:value="1.997215953274611" table:style-name="ce1">
            <text:p>1,997215953</text:p>
          </table:table-cell>
          <table:table-cell office:value-type="float" office:value="0.43756826477050781" table:style-name="ce1">
            <text:p>0,437568265</text:p>
          </table:table-cell>
          <table:table-cell office:value-type="float" office:value="0.58481450634002685" table:style-name="ce1">
            <text:p>0,584814506</text:p>
          </table:table-cell>
          <table:table-cell office:value-type="float" office:value="0.26070004586854606" table:style-name="ce1">
            <text:p>0,26070004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3.955399" table:style-name="ce1">
            <text:p>-73,955399</text:p>
          </table:table-cell>
          <table:table-cell office:value-type="float" office:value="-16.049271000000001" table:style-name="ce1">
            <text:p>-16,049271</text:p>
          </table:table-cell>
          <table:table-cell office:value-type="float" office:value="1.9165208392766724" table:style-name="ce1">
            <text:p>1,916520839</text:p>
          </table:table-cell>
          <table:table-cell office:value-type="float" office:value="2.0647630158667827" table:style-name="ce1">
            <text:p>2,064763016</text:p>
          </table:table-cell>
          <table:table-cell office:value-type="float" office:value="0.43756826477050781" table:style-name="ce1">
            <text:p>0,437568265</text:p>
          </table:table-cell>
          <table:table-cell office:value-type="float" office:value="0.58481450634002685" table:style-name="ce1">
            <text:p>0,584814506</text:p>
          </table:table-cell>
          <table:table-cell office:value-type="float" office:value="0.26070004586854606" table:style-name="ce1">
            <text:p>0,26070004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4.317361000000005" table:style-name="ce1">
            <text:p>-74,317361</text:p>
          </table:table-cell>
          <table:table-cell office:value-type="float" office:value="-15.816858" table:style-name="ce1">
            <text:p>-15,816858</text:p>
          </table:table-cell>
          <table:table-cell office:value-type="float" office:value="1.9261303246744301" table:style-name="ce1">
            <text:p>1,926130325</text:p>
          </table:table-cell>
          <table:table-cell office:value-type="float" office:value="2.0728518605287571" table:style-name="ce1">
            <text:p>2,072851861</text:p>
          </table:table-cell>
          <table:table-cell office:value-type="float" office:value="0.45582552509307861" table:style-name="ce1">
            <text:p>0,455825525</text:p>
          </table:table-cell>
          <table:table-cell office:value-type="float" office:value="0.60405446844100952" table:style-name="ce1">
            <text:p>0,604054468</text:p>
          </table:table-cell>
          <table:table-cell office:value-type="float" office:value="0.27033086974067655" table:style-name="ce1">
            <text:p>0,27033087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4.704701999999997" table:style-name="ce1">
            <text:p>-74,704702</text:p>
          </table:table-cell>
          <table:table-cell office:value-type="float" office:value="-15.618193" table:style-name="ce1">
            <text:p>-15,618193</text:p>
          </table:table-cell>
          <table:table-cell office:value-type="float" office:value="1.807907160876346" table:style-name="ce1">
            <text:p>1,807907161</text:p>
          </table:table-cell>
          <table:table-cell office:value-type="float" office:value="1.9505223715754718" table:style-name="ce1">
            <text:p>1,950522372</text:p>
          </table:table-cell>
          <table:table-cell office:value-type="float" office:value="0.46322901802062988" table:style-name="ce1">
            <text:p>0,463229018</text:p>
          </table:table-cell>
          <table:table-cell office:value-type="float" office:value="0.61891939001083374" table:style-name="ce1">
            <text:p>0,61891939</text:p>
          </table:table-cell>
          <table:table-cell office:value-type="float" office:value="0.27591791142064631" table:style-name="ce1">
            <text:p>0,275917911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5.063866000000004" table:style-name="ce1">
            <text:p>-75,063866</text:p>
          </table:table-cell>
          <table:table-cell office:value-type="float" office:value="-15.380046" table:style-name="ce1">
            <text:p>-15,380046</text:p>
          </table:table-cell>
          <table:table-cell office:value-type="float" office:value="1.8053912295094023" table:style-name="ce1">
            <text:p>1,80539123</text:p>
          </table:table-cell>
          <table:table-cell office:value-type="float" office:value="1.9499828011922409" table:style-name="ce1">
            <text:p>1,949982801</text:p>
          </table:table-cell>
          <table:table-cell office:value-type="float" office:value="0.46361301802062987" table:style-name="ce1">
            <text:p>0,463613018</text:p>
          </table:table-cell>
          <table:table-cell office:value-type="float" office:value="0.61930339001083379" table:style-name="ce1">
            <text:p>0,61930339</text:p>
          </table:table-cell>
          <table:table-cell office:value-type="float" office:value="0.27610991142064634" table:style-name="ce1">
            <text:p>0,276109911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5.368870999999999" table:style-name="ce1">
            <text:p>-75,368871</text:p>
          </table:table-cell>
          <table:table-cell office:value-type="float" office:value="-15.075673" table:style-name="ce1">
            <text:p>-15,075673</text:p>
          </table:table-cell>
          <table:table-cell office:value-type="float" office:value="1.8597686674257097" table:style-name="ce1">
            <text:p>1,859768667</text:p>
          </table:table-cell>
          <table:table-cell office:value-type="float" office:value="2.0050875485061193" table:style-name="ce1">
            <text:p>2,005087549</text:p>
          </table:table-cell>
          <table:table-cell office:value-type="float" office:value="0.46386901802062985" table:style-name="ce1">
            <text:p>0,463869018</text:p>
          </table:table-cell>
          <table:table-cell office:value-type="float" office:value="0.61955939001083371" table:style-name="ce1">
            <text:p>0,61955939</text:p>
          </table:table-cell>
          <table:table-cell office:value-type="float" office:value="0.2762379114206463" table:style-name="ce1">
            <text:p>0,276237911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5.706031999999993" table:style-name="ce1">
            <text:p>-75,706032</text:p>
          </table:table-cell>
          <table:table-cell office:value-type="float" office:value="-14.798780000000001" table:style-name="ce1">
            <text:p>-14,79878</text:p>
          </table:table-cell>
          <table:table-cell office:value-type="float" office:value="1.8412261199338278" table:style-name="ce1">
            <text:p>1,84122612</text:p>
          </table:table-cell>
          <table:table-cell office:value-type="float" office:value="1.9911742621319193" table:style-name="ce1">
            <text:p>1,991174262</text:p>
          </table:table-cell>
          <table:table-cell office:value-type="float" office:value="0.46386901802062985" table:style-name="ce1">
            <text:p>0,463869018</text:p>
          </table:table-cell>
          <table:table-cell office:value-type="float" office:value="0.61955939001083371" table:style-name="ce1">
            <text:p>0,61955939</text:p>
          </table:table-cell>
          <table:table-cell office:value-type="float" office:value="0.2762379114206463" table:style-name="ce1">
            <text:p>0,276237911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005234000000002" table:style-name="ce1">
            <text:p>-76,005234</text:p>
          </table:table-cell>
          <table:table-cell office:value-type="float" office:value="-14.501251" table:style-name="ce1">
            <text:p>-14,501251</text:p>
          </table:table-cell>
          <table:table-cell office:value-type="float" office:value="1.6829816471017269" table:style-name="ce1">
            <text:p>1,682981647</text:p>
          </table:table-cell>
          <table:table-cell office:value-type="float" office:value="1.8216798693044423" table:style-name="ce1">
            <text:p>1,821679869</text:p>
          </table:table-cell>
          <table:table-cell office:value-type="float" office:value="0.47503183549880978" table:style-name="ce1">
            <text:p>0,475031835</text:p>
          </table:table-cell>
          <table:table-cell office:value-type="float" office:value="0.63010082906723019" table:style-name="ce1">
            <text:p>0,630100829</text:p>
          </table:table-cell>
          <table:table-cell office:value-type="float" office:value="0.28183536567575906" table:style-name="ce1">
            <text:p>0,28183536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204550999999995" table:style-name="ce1">
            <text:p>-76,204551</text:p>
          </table:table-cell>
          <table:table-cell office:value-type="float" office:value="-14.128000999999999" table:style-name="ce1">
            <text:p>-14,128001</text:p>
          </table:table-cell>
          <table:table-cell office:value-type="float" office:value="1.8750202698583278" table:style-name="ce1">
            <text:p>1,87502027</text:p>
          </table:table-cell>
          <table:table-cell office:value-type="float" office:value="2.0270132419640392" table:style-name="ce1">
            <text:p>2,027013242</text:p>
          </table:table-cell>
          <table:table-cell office:value-type="float" office:value="0.47503183549880978" table:style-name="ce1">
            <text:p>0,475031835</text:p>
          </table:table-cell>
          <table:table-cell office:value-type="float" office:value="0.63010082906723019" table:style-name="ce1">
            <text:p>0,630100829</text:p>
          </table:table-cell>
          <table:table-cell office:value-type="float" office:value="0.28183536567575906" table:style-name="ce1">
            <text:p>0,28183536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265691000000004" table:style-name="ce1">
            <text:p>-76,265691</text:p>
          </table:table-cell>
          <table:table-cell office:value-type="float" office:value="-13.847797" table:style-name="ce1">
            <text:p>-13,847797</text:p>
          </table:table-cell>
          <table:table-cell office:value-type="float" office:value="1.9481948182553046" table:style-name="ce1">
            <text:p>1,948194818</text:p>
          </table:table-cell>
          <table:table-cell office:value-type="float" office:value="2.1049850328597746" table:style-name="ce1">
            <text:p>2,104985033</text:p>
          </table:table-cell>
          <table:table-cell office:value-type="float" office:value="0.44524354697863261" table:style-name="ce1">
            <text:p>0,445243547</text:p>
          </table:table-cell>
          <table:table-cell office:value-type="float" office:value="0.59135756851832066" table:style-name="ce1">
            <text:p>0,591357569</text:p>
          </table:table-cell>
          <table:table-cell office:value-type="float" office:value="0.26437401242178865" table:style-name="ce1">
            <text:p>0,264374012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239303000000007" table:style-name="ce1">
            <text:p>-76,239303</text:p>
          </table:table-cell>
          <table:table-cell office:value-type="float" office:value="-13.549827000000001" table:style-name="ce1">
            <text:p>-13,549827</text:p>
          </table:table-cell>
          <table:table-cell office:value-type="float" office:value="1.8583967304006195" table:style-name="ce1">
            <text:p>1,85839673</text:p>
          </table:table-cell>
          <table:table-cell office:value-type="float" office:value="2.0082321512910268" table:style-name="ce1">
            <text:p>2,008232151</text:p>
          </table:table-cell>
          <table:table-cell office:value-type="float" office:value="0.44437688031196593" table:style-name="ce1">
            <text:p>0,44437688</text:p>
          </table:table-cell>
          <table:table-cell office:value-type="float" office:value="0.59049090185165409" table:style-name="ce1">
            <text:p>0,590490902</text:p>
          </table:table-cell>
          <table:table-cell office:value-type="float" office:value="0.26394067908845537" table:style-name="ce1">
            <text:p>0,263940679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374007000000006" table:style-name="ce1">
            <text:p>-76,374007</text:p>
          </table:table-cell>
          <table:table-cell office:value-type="float" office:value="-13.166252999999999" table:style-name="ce1">
            <text:p>-13,166253</text:p>
          </table:table-cell>
          <table:table-cell office:value-type="float" office:value="1.8635218536441696" table:style-name="ce1">
            <text:p>1,863521854</text:p>
          </table:table-cell>
          <table:table-cell office:value-type="float" office:value="2.0117179938263012" table:style-name="ce1">
            <text:p>2,011717994</text:p>
          </table:table-cell>
          <table:table-cell office:value-type="float" office:value="0.44437688031196593" table:style-name="ce1">
            <text:p>0,44437688</text:p>
          </table:table-cell>
          <table:table-cell office:value-type="float" office:value="0.59049090185165409" table:style-name="ce1">
            <text:p>0,590490902</text:p>
          </table:table-cell>
          <table:table-cell office:value-type="float" office:value="0.26394067908845537" table:style-name="ce1">
            <text:p>0,263940679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609194000000002" table:style-name="ce1">
            <text:p>-76,609194</text:p>
          </table:table-cell>
          <table:table-cell office:value-type="float" office:value="-12.800732" table:style-name="ce1">
            <text:p>-12,800732</text:p>
          </table:table-cell>
          <table:table-cell office:value-type="float" office:value="1.9354631341571022" table:style-name="ce1">
            <text:p>1,935463134</text:p>
          </table:table-cell>
          <table:table-cell office:value-type="float" office:value="2.0919947866671911" table:style-name="ce1">
            <text:p>2,091994787</text:p>
          </table:table-cell>
          <table:table-cell office:value-type="float" office:value="0.44437688031196593" table:style-name="ce1">
            <text:p>0,44437688</text:p>
          </table:table-cell>
          <table:table-cell office:value-type="float" office:value="0.59049090185165409" table:style-name="ce1">
            <text:p>0,590490902</text:p>
          </table:table-cell>
          <table:table-cell office:value-type="float" office:value="0.26394067908845537" table:style-name="ce1">
            <text:p>0,263940679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6.827268000000004" table:style-name="ce1">
            <text:p>-76,827268</text:p>
          </table:table-cell>
          <table:table-cell office:value-type="float" office:value="-12.425568999999999" table:style-name="ce1">
            <text:p>-12,425569</text:p>
          </table:table-cell>
          <table:table-cell office:value-type="float" office:value="1.8419297511561958" table:style-name="ce1">
            <text:p>1,841929751</text:p>
          </table:table-cell>
          <table:table-cell office:value-type="float" office:value="1.9913106552893043" table:style-name="ce1">
            <text:p>1,991310655</text:p>
          </table:table-cell>
          <table:table-cell office:value-type="float" office:value="0.45977010765075682" table:style-name="ce1">
            <text:p>0,459770108</text:p>
          </table:table-cell>
          <table:table-cell office:value-type="float" office:value="0.61628916301727299" table:style-name="ce1">
            <text:p>0,616289163</text:p>
          </table:table-cell>
          <table:table-cell office:value-type="float" office:value="0.27434082340194105" table:style-name="ce1">
            <text:p>0,274340823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7.044848999999999" table:style-name="ce1">
            <text:p>-77,044849</text:p>
          </table:table-cell>
          <table:table-cell office:value-type="float" office:value="-12.088177" table:style-name="ce1">
            <text:p>-12,088177</text:p>
          </table:table-cell>
          <table:table-cell office:value-type="float" office:value="1.7751647951048588" table:style-name="ce1">
            <text:p>1,775164795</text:p>
          </table:table-cell>
          <table:table-cell office:value-type="float" office:value="1.9292882882931268" table:style-name="ce1">
            <text:p>1,929288288</text:p>
          </table:table-cell>
          <table:table-cell office:value-type="float" office:value="0.45977010765075682" table:style-name="ce1">
            <text:p>0,459770108</text:p>
          </table:table-cell>
          <table:table-cell office:value-type="float" office:value="0.61628916301727299" table:style-name="ce1">
            <text:p>0,616289163</text:p>
          </table:table-cell>
          <table:table-cell office:value-type="float" office:value="0.27434082340194105" table:style-name="ce1">
            <text:p>0,274340823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7.219193000000004" table:style-name="ce1">
            <text:p>-77,219193</text:p>
          </table:table-cell>
          <table:table-cell office:value-type="float" office:value="-11.732241" table:style-name="ce1">
            <text:p>-11,732241</text:p>
          </table:table-cell>
          <table:table-cell office:value-type="float" office:value="1.7270693440807399" table:style-name="ce1">
            <text:p>1,727069344</text:p>
          </table:table-cell>
          <table:table-cell office:value-type="float" office:value="1.8677812314522273" table:style-name="ce1">
            <text:p>1,867781231</text:p>
          </table:table-cell>
          <table:table-cell office:value-type="float" office:value="0.44963391606012981" table:style-name="ce1">
            <text:p>0,449633916</text:p>
          </table:table-cell>
          <table:table-cell office:value-type="float" office:value="0.6051500636736552" table:style-name="ce1">
            <text:p>0,605150064</text:p>
          </table:table-cell>
          <table:table-cell office:value-type="float" office:value="0.26888111183491165" table:style-name="ce1">
            <text:p>0,268881112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7.472858000000002" table:style-name="ce1">
            <text:p>-77,472858</text:p>
          </table:table-cell>
          <table:table-cell office:value-type="float" office:value="-11.405889" table:style-name="ce1">
            <text:p>-11,405889</text:p>
          </table:table-cell>
          <table:table-cell office:value-type="float" office:value="1.7380330588569293" table:style-name="ce1">
            <text:p>1,738033059</text:p>
          </table:table-cell>
          <table:table-cell office:value-type="float" office:value="1.8763634261702835" table:style-name="ce1">
            <text:p>1,876363426</text:p>
          </table:table-cell>
          <table:table-cell office:value-type="float" office:value="0.44984724939346316" table:style-name="ce1">
            <text:p>0,449847249</text:p>
          </table:table-cell>
          <table:table-cell office:value-type="float" office:value="0.60536339700698849" table:style-name="ce1">
            <text:p>0,605363397</text:p>
          </table:table-cell>
          <table:table-cell office:value-type="float" office:value="0.26898777850157829" table:style-name="ce1">
            <text:p>0,268987779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7.678106" table:style-name="ce1">
            <text:p>-77,678106</text:p>
          </table:table-cell>
          <table:table-cell office:value-type="float" office:value="-11.084716999999999" table:style-name="ce1">
            <text:p>-11,084717</text:p>
          </table:table-cell>
          <table:table-cell office:value-type="float" office:value="1.8446508343821031" table:style-name="ce1">
            <text:p>1,844650834</text:p>
          </table:table-cell>
          <table:table-cell office:value-type="float" office:value="1.9904475572832092" table:style-name="ce1">
            <text:p>1,990447557</text:p>
          </table:table-cell>
          <table:table-cell office:value-type="float" office:value="0.44991124939346316" table:style-name="ce1">
            <text:p>0,449911249</text:p>
          </table:table-cell>
          <table:table-cell office:value-type="float" office:value="0.60542739700698855" table:style-name="ce1">
            <text:p>0,605427397</text:p>
          </table:table-cell>
          <table:table-cell office:value-type="float" office:value="0.26901977850157832" table:style-name="ce1">
            <text:p>0,269019779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7.823125000000005" table:style-name="ce1">
            <text:p>-77,823125</text:p>
          </table:table-cell>
          <table:table-cell office:value-type="float" office:value="-10.702836" table:style-name="ce1">
            <text:p>-10,702836</text:p>
          </table:table-cell>
          <table:table-cell office:value-type="float" office:value="1.7343876850766904" table:style-name="ce1">
            <text:p>1,734387685</text:p>
          </table:table-cell>
          <table:table-cell office:value-type="float" office:value="1.8660521044447551" table:style-name="ce1">
            <text:p>1,866052104</text:p>
          </table:table-cell>
          <table:table-cell office:value-type="float" office:value="0.46870144202613834" table:style-name="ce1">
            <text:p>0,468701442</text:p>
          </table:table-cell>
          <table:table-cell office:value-type="float" office:value="0.6242771048774719" table:style-name="ce1">
            <text:p>0,624277105</text:p>
          </table:table-cell>
          <table:table-cell office:value-type="float" office:value="0.27870097803378086" table:style-name="ce1">
            <text:p>0,27870097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8.051252000000005" table:style-name="ce1">
            <text:p>-78,051252</text:p>
          </table:table-cell>
          <table:table-cell office:value-type="float" office:value="-10.323086999999999" table:style-name="ce1">
            <text:p>-10,323087</text:p>
          </table:table-cell>
          <table:table-cell office:value-type="float" office:value="1.764921906425136" table:style-name="ce1">
            <text:p>1,764921906</text:p>
          </table:table-cell>
          <table:table-cell office:value-type="float" office:value="1.8936914216143728" table:style-name="ce1">
            <text:p>1,893691422</text:p>
          </table:table-cell>
          <table:table-cell office:value-type="float" office:value="0.46875744202613828" table:style-name="ce1">
            <text:p>0,468757442</text:p>
          </table:table-cell>
          <table:table-cell office:value-type="float" office:value="0.62433310487747196" table:style-name="ce1">
            <text:p>0,624333105</text:p>
          </table:table-cell>
          <table:table-cell office:value-type="float" office:value="0.27872897803378088" table:style-name="ce1">
            <text:p>0,27872897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8.231932" table:style-name="ce1">
            <text:p>-78,231932</text:p>
          </table:table-cell>
          <table:table-cell office:value-type="float" office:value="-9.925535" table:style-name="ce1">
            <text:p>-9,925535</text:p>
          </table:table-cell>
          <table:table-cell office:value-type="float" office:value="1.8775764104784702" table:style-name="ce1">
            <text:p>1,87757641</text:p>
          </table:table-cell>
          <table:table-cell office:value-type="float" office:value="2.0091481541374119" table:style-name="ce1">
            <text:p>2,009148154</text:p>
          </table:table-cell>
          <table:table-cell office:value-type="float" office:value="0.46352993345451354" table:style-name="ce1">
            <text:p>0,463529933</text:p>
          </table:table-cell>
          <table:table-cell office:value-type="float" office:value="0.6165144035835266" table:style-name="ce1">
            <text:p>0,616514404</text:p>
          </table:table-cell>
          <table:table-cell office:value-type="float" office:value="0.27542041811064943" table:style-name="ce1">
            <text:p>0,27542041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8.393782999999999" table:style-name="ce1">
            <text:p>-78,393783</text:p>
          </table:table-cell>
          <table:table-cell office:value-type="float" office:value="-9.527571" table:style-name="ce1">
            <text:p>-9,527571</text:p>
          </table:table-cell>
          <table:table-cell office:value-type="float" office:value="1.7885614231481219" table:style-name="ce1">
            <text:p>1,788561423</text:p>
          </table:table-cell>
          <table:table-cell office:value-type="float" office:value="1.9076939616166622" table:style-name="ce1">
            <text:p>1,907693962</text:p>
          </table:table-cell>
          <table:table-cell office:value-type="float" office:value="0.46417793345451352" table:style-name="ce1">
            <text:p>0,464177933</text:p>
          </table:table-cell>
          <table:table-cell office:value-type="float" office:value="0.61716240358352659" table:style-name="ce1">
            <text:p>0,617162404</text:p>
          </table:table-cell>
          <table:table-cell office:value-type="float" office:value="0.27574441811064943" table:style-name="ce1">
            <text:p>0,27574441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8.572710000000001" table:style-name="ce1">
            <text:p>-78,57271</text:p>
          </table:table-cell>
          <table:table-cell office:value-type="float" office:value="-9.1488329999999998" table:style-name="ce1">
            <text:p>-9,148833</text:p>
          </table:table-cell>
          <table:table-cell office:value-type="float" office:value="1.805222141195959" table:style-name="ce1">
            <text:p>1,805222141</text:p>
          </table:table-cell>
          <table:table-cell office:value-type="float" office:value="1.9240989647545832" table:style-name="ce1">
            <text:p>1,924098965</text:p>
          </table:table-cell>
          <table:table-cell office:value-type="float" office:value="0.46407393345451353" table:style-name="ce1">
            <text:p>0,464073933</text:p>
          </table:table-cell>
          <table:table-cell office:value-type="float" office:value="0.61705840358352659" table:style-name="ce1">
            <text:p>0,617058404</text:p>
          </table:table-cell>
          <table:table-cell office:value-type="float" office:value="0.27569241811064943" table:style-name="ce1">
            <text:p>0,27569241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8.731651999999997" table:style-name="ce1">
            <text:p>-78,731652</text:p>
          </table:table-cell>
          <table:table-cell office:value-type="float" office:value="-8.7601449999999996" table:style-name="ce1">
            <text:p>-8,760145</text:p>
          </table:table-cell>
          <table:table-cell office:value-type="float" office:value="1.8031293932546675" table:style-name="ce1">
            <text:p>1,803129393</text:p>
          </table:table-cell>
          <table:table-cell office:value-type="float" office:value="1.9180504825441569" table:style-name="ce1">
            <text:p>1,918050483</text:p>
          </table:table-cell>
          <table:table-cell office:value-type="float" office:value="0.46313793345451354" table:style-name="ce1">
            <text:p>0,463137933</text:p>
          </table:table-cell>
          <table:table-cell office:value-type="float" office:value="0.61612240358352666" table:style-name="ce1">
            <text:p>0,616122404</text:p>
          </table:table-cell>
          <table:table-cell office:value-type="float" office:value="0.27522441811064946" table:style-name="ce1">
            <text:p>0,27522441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8.912415999999993" table:style-name="ce1">
            <text:p>-78,912416</text:p>
          </table:table-cell>
          <table:table-cell office:value-type="float" office:value="-8.3710629999999995" table:style-name="ce1">
            <text:p>-8,371063</text:p>
          </table:table-cell>
          <table:table-cell office:value-type="float" office:value="1.6997918542503243" table:style-name="ce1">
            <text:p>1,699791854</text:p>
          </table:table-cell>
          <table:table-cell office:value-type="float" office:value="1.8035346091863962" table:style-name="ce1">
            <text:p>1,803534609</text:p>
          </table:table-cell>
          <table:table-cell office:value-type="float" office:value="0.46166742726325988" table:style-name="ce1">
            <text:p>0,461667427</text:p>
          </table:table-cell>
          <table:table-cell office:value-type="float" office:value="0.61679194255828862" table:style-name="ce1">
            <text:p>0,616791943</text:p>
          </table:table-cell>
          <table:table-cell office:value-type="float" office:value="0.27497709639723183" table:style-name="ce1">
            <text:p>0,27497709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9.187871999999999" table:style-name="ce1">
            <text:p>-79,187872</text:p>
          </table:table-cell>
          <table:table-cell office:value-type="float" office:value="-8.0357590000000005" table:style-name="ce1">
            <text:p>-8,035759</text:p>
          </table:table-cell>
          <table:table-cell office:value-type="float" office:value="1.7170048560383191" table:style-name="ce1">
            <text:p>1,717004856</text:p>
          </table:table-cell>
          <table:table-cell office:value-type="float" office:value="1.8149388886382507" table:style-name="ce1">
            <text:p>1,814938889</text:p>
          </table:table-cell>
          <table:table-cell office:value-type="float" office:value="0.46166742726325988" table:style-name="ce1">
            <text:p>0,461667427</text:p>
          </table:table-cell>
          <table:table-cell office:value-type="float" office:value="0.61679194255828862" table:style-name="ce1">
            <text:p>0,616791943</text:p>
          </table:table-cell>
          <table:table-cell office:value-type="float" office:value="0.27497709639723183" table:style-name="ce1">
            <text:p>0,27497709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9.458556999999999" table:style-name="ce1">
            <text:p>-79,458557</text:p>
          </table:table-cell>
          <table:table-cell office:value-type="float" office:value="-7.6906150000000002" table:style-name="ce1">
            <text:p>-7,690615</text:p>
          </table:table-cell>
          <table:table-cell office:value-type="float" office:value="1.730917187837683" table:style-name="ce1">
            <text:p>1,730917188</text:p>
          </table:table-cell>
          <table:table-cell office:value-type="float" office:value="1.8297386936565649" table:style-name="ce1">
            <text:p>1,829738694</text:p>
          </table:table-cell>
          <table:table-cell office:value-type="float" office:value="0.46166742726325988" table:style-name="ce1">
            <text:p>0,461667427</text:p>
          </table:table-cell>
          <table:table-cell office:value-type="float" office:value="0.61679194255828862" table:style-name="ce1">
            <text:p>0,616791943</text:p>
          </table:table-cell>
          <table:table-cell office:value-type="float" office:value="0.27497709639723183" table:style-name="ce1">
            <text:p>0,27497709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9.64649" table:style-name="ce1">
            <text:p>-79,64649</text:p>
          </table:table-cell>
          <table:table-cell office:value-type="float" office:value="-7.2973059999999998" table:style-name="ce1">
            <text:p>-7,297306</text:p>
          </table:table-cell>
          <table:table-cell office:value-type="float" office:value="1.8509078745898182" table:style-name="ce1">
            <text:p>1,850907875</text:p>
          </table:table-cell>
          <table:table-cell office:value-type="float" office:value="1.9480466748866772" table:style-name="ce1">
            <text:p>1,948046675</text:p>
          </table:table-cell>
          <table:table-cell office:value-type="float" office:value="0.48427379050445557" table:style-name="ce1">
            <text:p>0,484273791</text:p>
          </table:table-cell>
          <table:table-cell office:value-type="float" office:value="0.64308959164810175" table:style-name="ce1">
            <text:p>0,643089592</text:p>
          </table:table-cell>
          <table:table-cell office:value-type="float" office:value="0.28749432101825767" table:style-name="ce1">
            <text:p>0,287494321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79.861797999999993" table:style-name="ce1">
            <text:p>-79,861798</text:p>
          </table:table-cell>
          <table:table-cell office:value-type="float" office:value="-6.9255940000000002" table:style-name="ce1">
            <text:p>-6,925594</text:p>
          </table:table-cell>
          <table:table-cell office:value-type="float" office:value="1.817280733452987" table:style-name="ce1">
            <text:p>1,817280733</text:p>
          </table:table-cell>
          <table:table-cell office:value-type="float" office:value="1.908793072088897" table:style-name="ce1">
            <text:p>1,908793072</text:p>
          </table:table-cell>
          <table:table-cell office:value-type="float" office:value="0.48091997758865357" table:style-name="ce1">
            <text:p>0,480919978</text:p>
          </table:table-cell>
          <table:table-cell office:value-type="float" office:value="0.64033301727294922" table:style-name="ce1">
            <text:p>0,640333017</text:p>
          </table:table-cell>
          <table:table-cell office:value-type="float" office:value="0.28592256630278168" table:style-name="ce1">
            <text:p>0,28592256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185609999999997" table:style-name="ce1">
            <text:p>-80,18561</text:p>
          </table:table-cell>
          <table:table-cell office:value-type="float" office:value="-6.6356149999999996" table:style-name="ce1">
            <text:p>-6,635615</text:p>
          </table:table-cell>
          <table:table-cell office:value-type="float" office:value="1.8260817475810129" table:style-name="ce1">
            <text:p>1,826081748</text:p>
          </table:table-cell>
          <table:table-cell office:value-type="float" office:value="1.9178088853797639" table:style-name="ce1">
            <text:p>1,917808885</text:p>
          </table:table-cell>
          <table:table-cell office:value-type="float" office:value="0.48091997758865357" table:style-name="ce1">
            <text:p>0,480919978</text:p>
          </table:table-cell>
          <table:table-cell office:value-type="float" office:value="0.64033301727294922" table:style-name="ce1">
            <text:p>0,640333017</text:p>
          </table:table-cell>
          <table:table-cell office:value-type="float" office:value="0.28592256630278168" table:style-name="ce1">
            <text:p>0,28592256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564755000000005" table:style-name="ce1">
            <text:p>-80,564755</text:p>
          </table:table-cell>
          <table:table-cell office:value-type="float" office:value="-6.401745" table:style-name="ce1">
            <text:p>-6,401745</text:p>
          </table:table-cell>
          <table:table-cell office:value-type="float" office:value="1.8084545901532807" table:style-name="ce1">
            <text:p>1,80845459</text:p>
          </table:table-cell>
          <table:table-cell office:value-type="float" office:value="1.9026775021432984" table:style-name="ce1">
            <text:p>1,902677502</text:p>
          </table:table-cell>
          <table:table-cell office:value-type="float" office:value="0.48075997758865358" table:style-name="ce1">
            <text:p>0,480759978</text:p>
          </table:table-cell>
          <table:table-cell office:value-type="float" office:value="0.64017301727294917" table:style-name="ce1">
            <text:p>0,640173017</text:p>
          </table:table-cell>
          <table:table-cell office:value-type="float" office:value="0.28584256630278165" table:style-name="ce1">
            <text:p>0,28584256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958342000000002" table:style-name="ce1">
            <text:p>-80,958342</text:p>
          </table:table-cell>
          <table:table-cell office:value-type="float" office:value="-6.1915630000000004" table:style-name="ce1">
            <text:p>-6,191563</text:p>
          </table:table-cell>
          <table:table-cell office:value-type="float" office:value="1.9411777321493586" table:style-name="ce1">
            <text:p>1,941177732</text:p>
          </table:table-cell>
          <table:table-cell office:value-type="float" office:value="2.0488857677173304" table:style-name="ce1">
            <text:p>2,048885768</text:p>
          </table:table-cell>
          <table:table-cell office:value-type="float" office:value="0.48035997758865356" table:style-name="ce1">
            <text:p>0,480359978</text:p>
          </table:table-cell>
          <table:table-cell office:value-type="float" office:value="0.63977301727294922" table:style-name="ce1">
            <text:p>0,639773017</text:p>
          </table:table-cell>
          <table:table-cell office:value-type="float" office:value="0.28564256630278168" table:style-name="ce1">
            <text:p>0,285642566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1.069461000000004" table:style-name="ce1">
            <text:p>-81,069461</text:p>
          </table:table-cell>
          <table:table-cell office:value-type="float" office:value="-5.9833720000000001" table:style-name="ce1">
            <text:p>-5,983372</text:p>
          </table:table-cell>
          <table:table-cell office:value-type="float" office:value="1.8425884204150944" table:style-name="ce1">
            <text:p>1,84258842</text:p>
          </table:table-cell>
          <table:table-cell office:value-type="float" office:value="1.9236118060801957" table:style-name="ce1">
            <text:p>1,923611806</text:p>
          </table:table-cell>
          <table:table-cell office:value-type="float" office:value="0.48354062931696573" table:style-name="ce1">
            <text:p>0,483540629</text:p>
          </table:table-cell>
          <table:table-cell office:value-type="float" office:value="0.64156821863810221" table:style-name="ce1">
            <text:p>0,641568219</text:p>
          </table:table-cell>
          <table:table-cell office:value-type="float" office:value="0.28694877053375789" table:style-name="ce1">
            <text:p>0,286948771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956023000000002" table:style-name="ce1">
            <text:p>-80,956023</text:p>
          </table:table-cell>
          <table:table-cell office:value-type="float" office:value="-5.675027" table:style-name="ce1">
            <text:p>-5,675027</text:p>
          </table:table-cell>
          <table:table-cell office:value-type="float" office:value="1.8414277344874879" table:style-name="ce1">
            <text:p>1,841427734</text:p>
          </table:table-cell>
          <table:table-cell office:value-type="float" office:value="1.9221034379483928" table:style-name="ce1">
            <text:p>1,922103438</text:p>
          </table:table-cell>
          <table:table-cell office:value-type="float" office:value="0.48295840709474352" table:style-name="ce1">
            <text:p>0,482958407</text:p>
          </table:table-cell>
          <table:table-cell office:value-type="float" office:value="0.64098599641587994" table:style-name="ce1">
            <text:p>0,640985996</text:p>
          </table:table-cell>
          <table:table-cell office:value-type="float" office:value="0.28665765942264676" table:style-name="ce1">
            <text:p>0,286657659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1.063771000000003" table:style-name="ce1">
            <text:p>-81,063771</text:p>
          </table:table-cell>
          <table:table-cell office:value-type="float" office:value="-5.3142610000000001" table:style-name="ce1">
            <text:p>-5,314261</text:p>
          </table:table-cell>
          <table:table-cell office:value-type="float" office:value="1.8585645200789196" table:style-name="ce1">
            <text:p>1,85856452</text:p>
          </table:table-cell>
          <table:table-cell office:value-type="float" office:value="1.9294740799762713" table:style-name="ce1">
            <text:p>1,92947408</text:p>
          </table:table-cell>
          <table:table-cell office:value-type="float" office:value="0.48363396265029907" table:style-name="ce1">
            <text:p>0,483633963</text:p>
          </table:table-cell>
          <table:table-cell office:value-type="float" office:value="0.6416615519714356" table:style-name="ce1">
            <text:p>0,641661552</text:p>
          </table:table-cell>
          <table:table-cell office:value-type="float" office:value="0.28699543720042459" table:style-name="ce1">
            <text:p>0,286995437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1.213706000000002" table:style-name="ce1">
            <text:p>-81,213706</text:p>
          </table:table-cell>
          <table:table-cell office:value-type="float" office:value="-4.9879499999999997" table:style-name="ce1">
            <text:p>-4,98795</text:p>
          </table:table-cell>
          <table:table-cell office:value-type="float" office:value="1.8849033319773443" table:style-name="ce1">
            <text:p>1,884903332</text:p>
          </table:table-cell>
          <table:table-cell office:value-type="float" office:value="1.9630360797715503" table:style-name="ce1">
            <text:p>1,96303608</text:p>
          </table:table-cell>
          <table:table-cell office:value-type="float" office:value="0.48074304598028011" table:style-name="ce1">
            <text:p>0,480743046</text:p>
          </table:table-cell>
          <table:table-cell office:value-type="float" office:value="0.63763838546926321" table:style-name="ce1">
            <text:p>0,637638385</text:p>
          </table:table-cell>
          <table:table-cell office:value-type="float" office:value="0.28522820240552887" table:style-name="ce1">
            <text:p>0,285228202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1.260696999999993" table:style-name="ce1">
            <text:p>-81,260697</text:p>
          </table:table-cell>
          <table:table-cell office:value-type="float" office:value="-4.6319239999999997" table:style-name="ce1">
            <text:p>-4,631924</text:p>
          </table:table-cell>
          <table:table-cell office:value-type="float" office:value="1.9229295918634985" table:style-name="ce1">
            <text:p>1,922929592</text:p>
          </table:table-cell>
          <table:table-cell office:value-type="float" office:value="1.9969696243463426" table:style-name="ce1">
            <text:p>1,996969624</text:p>
          </table:table-cell>
          <table:table-cell office:value-type="float" office:value="0.48048122779846192" table:style-name="ce1">
            <text:p>0,480481228</text:p>
          </table:table-cell>
          <table:table-cell office:value-type="float" office:value="0.63737656728744507" table:style-name="ce1">
            <text:p>0,637376567</text:p>
          </table:table-cell>
          <table:table-cell office:value-type="float" office:value="0.2850972933146198" table:style-name="ce1">
            <text:p>0,285097293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1.174452000000002" table:style-name="ce1">
            <text:p>-81,174452</text:p>
          </table:table-cell>
          <table:table-cell office:value-type="float" office:value="-4.2607439999999999" table:style-name="ce1">
            <text:p>-4,260744</text:p>
          </table:table-cell>
          <table:table-cell office:value-type="float" office:value="1.6646279356900664" table:style-name="ce1">
            <text:p>1,664627936</text:p>
          </table:table-cell>
          <table:table-cell office:value-type="float" office:value="1.7272147624154874" table:style-name="ce1">
            <text:p>1,727214762</text:p>
          </table:table-cell>
          <table:table-cell office:value-type="float" office:value="0.4795212277984619" table:style-name="ce1">
            <text:p>0,479521228</text:p>
          </table:table-cell>
          <table:table-cell office:value-type="float" office:value="0.63641656728744511" table:style-name="ce1">
            <text:p>0,636416567</text:p>
          </table:table-cell>
          <table:table-cell office:value-type="float" office:value="0.28461729331461982" table:style-name="ce1">
            <text:p>0,284617293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932945000000004" table:style-name="ce1">
            <text:p>-80,932945</text:p>
          </table:table-cell>
          <table:table-cell office:value-type="float" office:value="-3.9119419999999998" table:style-name="ce1">
            <text:p>-3,911942</text:p>
          </table:table-cell>
          <table:table-cell office:value-type="float" office:value="1.7351839884952609" table:style-name="ce1">
            <text:p>1,735183988</text:p>
          </table:table-cell>
          <table:table-cell office:value-type="float" office:value="1.7926106508033046" table:style-name="ce1">
            <text:p>1,792610651</text:p>
          </table:table-cell>
          <table:table-cell office:value-type="float" office:value="0.46989913329696653" table:style-name="ce1">
            <text:p>0,469899133</text:p>
          </table:table-cell>
          <table:table-cell office:value-type="float" office:value="0.62519355163192747" table:style-name="ce1">
            <text:p>0,625193552</text:p>
          </table:table-cell>
          <table:table-cell office:value-type="float" office:value="0.27929934754161584" table:style-name="ce1">
            <text:p>0,27929934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626613000000006" table:style-name="ce1">
            <text:p>-80,626613</text:p>
          </table:table-cell>
          <table:table-cell office:value-type="float" office:value="-3.617702" table:style-name="ce1">
            <text:p>-3,617702</text:p>
          </table:table-cell>
          <table:table-cell office:value-type="float" office:value="1.7935714336245656" table:style-name="ce1">
            <text:p>1,793571434</text:p>
          </table:table-cell>
          <table:table-cell office:value-type="float" office:value="1.8490829273608185" table:style-name="ce1">
            <text:p>1,849082927</text:p>
          </table:table-cell>
          <table:table-cell office:value-type="float" office:value="0.46896313329696654" table:style-name="ce1">
            <text:p>0,468963133</text:p>
          </table:table-cell>
          <table:table-cell office:value-type="float" office:value="0.62425755163192753" table:style-name="ce1">
            <text:p>0,624257552</text:p>
          </table:table-cell>
          <table:table-cell office:value-type="float" office:value="0.27883134754161587" table:style-name="ce1">
            <text:p>0,278831348</text:p>
          </table:table-cell>
          <table:table-cell office:value-type="float" office:value="604" table:style-name="ce1">
            <text:p>604</text:p>
          </table:table-cell>
          <table:table-cell table:number-columns-repeated="16376"/>
        </table:table-row>
        <table:table-row table:style-name="ro1">
          <table:table-cell office:value-type="float" office:value="-80.276088000000001" table:style-name="ce1">
            <text:p>-80,276088</text:p>
          </table:table-cell>
          <table:table-cell office:value-type="float" office:value="-3.4040059999999999" table:style-name="ce1">
            <text:p>-3,404006</text:p>
          </table:table-cell>
          <table:table-cell office:value-type="float" office:value="1.5855708672885687" table:style-name="ce1">
            <text:p>1,585570867</text:p>
          </table:table-cell>
          <table:table-cell office:value-type="float" office:value="1.6280626582886617" table:style-name="ce1">
            <text:p>1,628062658</text:p>
          </table:table-cell>
          <table:table-cell office:value-type="float" office:value="0.46797113329696655" table:style-name="ce1">
            <text:p>0,467971133</text:p>
          </table:table-cell>
          <table:table-cell office:value-type="float" office:value="0.62326555163192754" table:style-name="ce1">
            <text:p>0,623265552</text:p>
          </table:table-cell>
          <table:table-cell office:value-type="float" office:value="0.27833534754161587" table:style-name="ce1">
            <text:p>0,278335348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79.985069999999993" table:style-name="ce1">
            <text:p>-79,98507</text:p>
          </table:table-cell>
          <table:table-cell office:value-type="float" office:value="-3.1340560000000002" table:style-name="ce1">
            <text:p>-3,134056</text:p>
          </table:table-cell>
          <table:table-cell office:value-type="float" office:value="1.3360870291097893" table:style-name="ce1">
            <text:p>1,336087029</text:p>
          </table:table-cell>
          <table:table-cell office:value-type="float" office:value="1.3719630306494468" table:style-name="ce1">
            <text:p>1,371963031</text:p>
          </table:table-cell>
          <table:table-cell office:value-type="float" office:value="0.46706813329696656" table:style-name="ce1">
            <text:p>0,467068133</text:p>
          </table:table-cell>
          <table:table-cell office:value-type="float" office:value="0.62236255163192744" table:style-name="ce1">
            <text:p>0,622362552</text:p>
          </table:table-cell>
          <table:table-cell office:value-type="float" office:value="0.27788384754161582" table:style-name="ce1">
            <text:p>0,277883848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79.879514999999998" table:style-name="ce1">
            <text:p>-79,879515</text:p>
          </table:table-cell>
          <table:table-cell office:value-type="float" office:value="-2.7768839999999999" table:style-name="ce1">
            <text:p>-2,776884</text:p>
          </table:table-cell>
          <table:table-cell office:value-type="float" office:value="1.4806976892594725" table:style-name="ce1">
            <text:p>1,480697689</text:p>
          </table:table-cell>
          <table:table-cell office:value-type="float" office:value="1.5077756642181814" table:style-name="ce1">
            <text:p>1,507775664</text:p>
          </table:table-cell>
          <table:table-cell office:value-type="float" office:value="0.49505064241970287" table:style-name="ce1">
            <text:p>0,495050642</text:p>
          </table:table-cell>
          <table:table-cell office:value-type="float" office:value="0.64955333225811229" table:style-name="ce1">
            <text:p>0,649553332</text:p>
          </table:table-cell>
          <table:table-cell office:value-type="float" office:value="0.29167239488890878" table:style-name="ce1">
            <text:p>0,291672395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070757999999998" table:style-name="ce1">
            <text:p>-80,070758</text:p>
          </table:table-cell>
          <table:table-cell office:value-type="float" office:value="-2.6611159999999998" table:style-name="ce1">
            <text:p>-2,661116</text:p>
          </table:table-cell>
          <table:table-cell office:value-type="float" office:value="1.4806976892594725" table:style-name="ce1">
            <text:p>1,480697689</text:p>
          </table:table-cell>
          <table:table-cell office:value-type="float" office:value="1.5077756642181814" table:style-name="ce1">
            <text:p>1,507775664</text:p>
          </table:table-cell>
          <table:table-cell office:value-type="float" office:value="0.49857252477264402" table:style-name="ce1">
            <text:p>0,498572525</text:p>
          </table:table-cell>
          <table:table-cell office:value-type="float" office:value="0.65307521461105345" table:style-name="ce1">
            <text:p>0,653075215</text:p>
          </table:table-cell>
          <table:table-cell office:value-type="float" office:value="0.29343333606537936" table:style-name="ce1">
            <text:p>0,293433336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424186000000006" table:style-name="ce1">
            <text:p>-80,424186</text:p>
          </table:table-cell>
          <table:table-cell office:value-type="float" office:value="-2.6008070000000001" table:style-name="ce1">
            <text:p>-2,600807</text:p>
          </table:table-cell>
          <table:table-cell office:value-type="float" office:value="1.8378045920211086" table:style-name="ce1">
            <text:p>1,837804592</text:p>
          </table:table-cell>
          <table:table-cell office:value-type="float" office:value="1.9117311722676169" table:style-name="ce1">
            <text:p>1,911731172</text:p>
          </table:table-cell>
          <table:table-cell office:value-type="float" office:value="0.62791652477264404" table:style-name="ce1">
            <text:p>0,627916525</text:p>
          </table:table-cell>
          <table:table-cell office:value-type="float" office:value="0.78241921461105346" table:style-name="ce1">
            <text:p>0,782419215</text:p>
          </table:table-cell>
          <table:table-cell office:value-type="float" office:value="0.35810533606537936" table:style-name="ce1">
            <text:p>0,358105336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778460999999993" table:style-name="ce1">
            <text:p>-80,778461</text:p>
          </table:table-cell>
          <table:table-cell office:value-type="float" office:value="-2.3564829999999999" table:style-name="ce1">
            <text:p>-2,356483</text:p>
          </table:table-cell>
          <table:table-cell office:value-type="float" office:value="2.0096243079239504" table:style-name="ce1">
            <text:p>2,009624308</text:p>
          </table:table-cell>
          <table:table-cell office:value-type="float" office:value="2.0824185022133492" table:style-name="ce1">
            <text:p>2,082418502</text:p>
          </table:table-cell>
          <table:table-cell office:value-type="float" office:value="0.57472541366153296" table:style-name="ce1">
            <text:p>0,574725414</text:p>
          </table:table-cell>
          <table:table-cell office:value-type="float" office:value="0.72922810349994238" table:style-name="ce1">
            <text:p>0,729228103</text:p>
          </table:table-cell>
          <table:table-cell office:value-type="float" office:value="0.33150978050982383" table:style-name="ce1">
            <text:p>0,331509781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846717999999996" table:style-name="ce1">
            <text:p>-80,846718</text:p>
          </table:table-cell>
          <table:table-cell office:value-type="float" office:value="-2.0998079999999999" table:style-name="ce1">
            <text:p>-2,099808</text:p>
          </table:table-cell>
          <table:table-cell office:value-type="float" office:value="2.0897471030337069" table:style-name="ce1">
            <text:p>2,089747103</text:p>
          </table:table-cell>
          <table:table-cell office:value-type="float" office:value="2.1656434470650172" table:style-name="ce1">
            <text:p>2,165643447</text:p>
          </table:table-cell>
          <table:table-cell office:value-type="float" office:value="0.46861470659082582" table:style-name="ce1">
            <text:p>0,468614707</text:p>
          </table:table-cell>
          <table:table-cell office:value-type="float" office:value="0.62311739642923525" table:style-name="ce1">
            <text:p>0,623117396</text:p>
          </table:table-cell>
          <table:table-cell office:value-type="float" office:value="0.27845442697447026" table:style-name="ce1">
            <text:p>0,278454427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786202000000003" table:style-name="ce1">
            <text:p>-80,786202</text:p>
          </table:table-cell>
          <table:table-cell office:value-type="float" office:value="-1.750575" table:style-name="ce1">
            <text:p>-1,750575</text:p>
          </table:table-cell>
          <table:table-cell office:value-type="float" office:value="2.1139381687815733" table:style-name="ce1">
            <text:p>2,113938169</text:p>
          </table:table-cell>
          <table:table-cell office:value-type="float" office:value="2.1755690769439067" table:style-name="ce1">
            <text:p>2,175569077</text:p>
          </table:table-cell>
          <table:table-cell office:value-type="float" office:value="0.48439115810394284" table:style-name="ce1">
            <text:p>0,484391158</text:p>
          </table:table-cell>
          <table:table-cell office:value-type="float" office:value="0.64008236455917356" table:style-name="ce1">
            <text:p>0,640082365</text:p>
          </table:table-cell>
          <table:table-cell office:value-type="float" office:value="0.28685120753169424" table:style-name="ce1">
            <text:p>0,286851208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859211999999999" table:style-name="ce1">
            <text:p>-80,859212</text:p>
          </table:table-cell>
          <table:table-cell office:value-type="float" office:value="-1.3437209999999999" table:style-name="ce1">
            <text:p>-1,343721</text:p>
          </table:table-cell>
          <table:table-cell office:value-type="float" office:value="2.1446223465247183" table:style-name="ce1">
            <text:p>2,144622347</text:p>
          </table:table-cell>
          <table:table-cell office:value-type="float" office:value="2.206662925525841" table:style-name="ce1">
            <text:p>2,206662926</text:p>
          </table:table-cell>
          <table:table-cell office:value-type="float" office:value="0.48439115810394284" table:style-name="ce1">
            <text:p>0,484391158</text:p>
          </table:table-cell>
          <table:table-cell office:value-type="float" office:value="0.64008236455917356" table:style-name="ce1">
            <text:p>0,640082365</text:p>
          </table:table-cell>
          <table:table-cell office:value-type="float" office:value="0.28685120753169424" table:style-name="ce1">
            <text:p>0,286851208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759522000000004" table:style-name="ce1">
            <text:p>-80,759522</text:p>
          </table:table-cell>
          <table:table-cell office:value-type="float" office:value="-1.0380670000000001" table:style-name="ce1">
            <text:p>-1,038067</text:p>
          </table:table-cell>
          <table:table-cell office:value-type="float" office:value="1.9717640338408751" table:style-name="ce1">
            <text:p>1,971764034</text:p>
          </table:table-cell>
          <table:table-cell office:value-type="float" office:value="2.0319967931826652" table:style-name="ce1">
            <text:p>2,031996793</text:p>
          </table:table-cell>
          <table:table-cell office:value-type="float" office:value="0.47783852148056027" table:style-name="ce1">
            <text:p>0,477838521</text:p>
          </table:table-cell>
          <table:table-cell office:value-type="float" office:value="0.63177007961273191" table:style-name="ce1">
            <text:p>0,63177008</text:p>
          </table:table-cell>
          <table:table-cell office:value-type="float" office:value="0.28305966066178823" table:style-name="ce1">
            <text:p>0,283059661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531583999999995" table:style-name="ce1">
            <text:p>-80,531584</text:p>
          </table:table-cell>
          <table:table-cell office:value-type="float" office:value="-0.74109000000000003" table:style-name="ce1">
            <text:p>-0,74109</text:p>
          </table:table-cell>
          <table:table-cell office:value-type="float" office:value="2.1172393532151905" table:style-name="ce1">
            <text:p>2,117239353</text:p>
          </table:table-cell>
          <table:table-cell office:value-type="float" office:value="2.1721443384738182" table:style-name="ce1">
            <text:p>2,172144338</text:p>
          </table:table-cell>
          <table:table-cell office:value-type="float" office:value="0.47783852148056027" table:style-name="ce1">
            <text:p>0,477838521</text:p>
          </table:table-cell>
          <table:table-cell office:value-type="float" office:value="0.63177007961273191" table:style-name="ce1">
            <text:p>0,63177008</text:p>
          </table:table-cell>
          <table:table-cell office:value-type="float" office:value="0.28305966066178823" table:style-name="ce1">
            <text:p>0,283059661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382294999999999" table:style-name="ce1">
            <text:p>-80,382295</text:p>
          </table:table-cell>
          <table:table-cell office:value-type="float" office:value="-0.37059199999999998" table:style-name="ce1">
            <text:p>-0,370592</text:p>
          </table:table-cell>
          <table:table-cell office:value-type="float" office:value="2.0366332636434397" table:style-name="ce1">
            <text:p>2,036633264</text:p>
          </table:table-cell>
          <table:table-cell office:value-type="float" office:value="2.1181307935497524" table:style-name="ce1">
            <text:p>2,118130794</text:p>
          </table:table-cell>
          <table:table-cell office:value-type="float" office:value="0.47783852148056027" table:style-name="ce1">
            <text:p>0,477838521</text:p>
          </table:table-cell>
          <table:table-cell office:value-type="float" office:value="0.63177007961273191" table:style-name="ce1">
            <text:p>0,63177008</text:p>
          </table:table-cell>
          <table:table-cell office:value-type="float" office:value="0.28305966066178823" table:style-name="ce1">
            <text:p>0,283059661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192329000000001" table:style-name="ce1">
            <text:p>-80,192329</text:p>
          </table:table-cell>
          <table:table-cell office:value-type="float" office:value="-2.6183000000000001E-2" table:style-name="ce1">
            <text:p>-0,026183</text:p>
          </table:table-cell>
          <table:table-cell office:value-type="float" office:value="2.2906527154740335" table:style-name="ce1">
            <text:p>2,290652715</text:p>
          </table:table-cell>
          <table:table-cell office:value-type="float" office:value="2.337387572911469" table:style-name="ce1">
            <text:p>2,337387573</text:p>
          </table:table-cell>
          <table:table-cell office:value-type="float" office:value="0.47783852148056027" table:style-name="ce1">
            <text:p>0,477838521</text:p>
          </table:table-cell>
          <table:table-cell office:value-type="float" office:value="0.63177007961273191" table:style-name="ce1">
            <text:p>0,63177008</text:p>
          </table:table-cell>
          <table:table-cell office:value-type="float" office:value="0.28305966066178823" table:style-name="ce1">
            <text:p>0,283059661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039092999999994" table:style-name="ce1">
            <text:p>-80,039093</text:p>
          </table:table-cell>
          <table:table-cell office:value-type="float" office:value="0.323849" table:style-name="ce1">
            <text:p>0,323849</text:p>
          </table:table-cell>
          <table:table-cell office:value-type="float" office:value="2.2651964729063678" table:style-name="ce1">
            <text:p>2,265196473</text:p>
          </table:table-cell>
          <table:table-cell office:value-type="float" office:value="2.3387850910511658" table:style-name="ce1">
            <text:p>2,338785091</text:p>
          </table:table-cell>
          <table:table-cell office:value-type="float" office:value="0.48856020498275754" table:style-name="ce1">
            <text:p>0,488560205</text:p>
          </table:table-cell>
          <table:table-cell office:value-type="float" office:value="0.64225507307052609" table:style-name="ce1">
            <text:p>0,642255073</text:p>
          </table:table-cell>
          <table:table-cell office:value-type="float" office:value="0.28852165970807142" table:style-name="ce1">
            <text:p>0,28852166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80.007661999999996" table:style-name="ce1">
            <text:p>-80,007662</text:p>
          </table:table-cell>
          <table:table-cell office:value-type="float" office:value="0.66994799999999999" table:style-name="ce1">
            <text:p>0,669948</text:p>
          </table:table-cell>
          <table:table-cell office:value-type="float" office:value="2.3330167579760577" table:style-name="ce1">
            <text:p>2,333016758</text:p>
          </table:table-cell>
          <table:table-cell office:value-type="float" office:value="2.4042448771956906" table:style-name="ce1">
            <text:p>2,404244877</text:p>
          </table:table-cell>
          <table:table-cell office:value-type="float" office:value="0.48805111407366664" table:style-name="ce1">
            <text:p>0,488051114</text:p>
          </table:table-cell>
          <table:table-cell office:value-type="float" office:value="0.64174598216143519" table:style-name="ce1">
            <text:p>0,641745982</text:p>
          </table:table-cell>
          <table:table-cell office:value-type="float" office:value="0.28826711425352597" table:style-name="ce1">
            <text:p>0,288267114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79.781722000000002" table:style-name="ce1">
            <text:p>-79,781722</text:p>
          </table:table-cell>
          <table:table-cell office:value-type="float" office:value="0.90678599999999998" table:style-name="ce1">
            <text:p>0,906786</text:p>
          </table:table-cell>
          <table:table-cell office:value-type="float" office:value="2.2811334418527052" table:style-name="ce1">
            <text:p>2,281133442</text:p>
          </table:table-cell>
          <table:table-cell office:value-type="float" office:value="2.346817640483156" table:style-name="ce1">
            <text:p>2,34681764</text:p>
          </table:table-cell>
          <table:table-cell office:value-type="float" office:value="0.45653208178520205" table:style-name="ce1">
            <text:p>0,456532082</text:p>
          </table:table-cell>
          <table:table-cell office:value-type="float" office:value="0.60310911220550534" table:style-name="ce1">
            <text:p>0,603109112</text:p>
          </table:table-cell>
          <table:table-cell office:value-type="float" office:value="0.2703505771992441" table:style-name="ce1">
            <text:p>0,270350577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79.372542999999993" table:style-name="ce1">
            <text:p>-79,372543</text:p>
          </table:table-cell>
          <table:table-cell office:value-type="float" office:value="1.0427869999999999" table:style-name="ce1">
            <text:p>1,042787</text:p>
          </table:table-cell>
          <table:table-cell office:value-type="float" office:value="2.3119846037701892" table:style-name="ce1">
            <text:p>2,311984604</text:p>
          </table:table-cell>
          <table:table-cell office:value-type="float" office:value="2.3622186134513519" table:style-name="ce1">
            <text:p>2,362218613</text:p>
          </table:table-cell>
          <table:table-cell office:value-type="float" office:value="0.45653208178520205" table:style-name="ce1">
            <text:p>0,456532082</text:p>
          </table:table-cell>
          <table:table-cell office:value-type="float" office:value="0.60310911220550534" table:style-name="ce1">
            <text:p>0,603109112</text:p>
          </table:table-cell>
          <table:table-cell office:value-type="float" office:value="0.2703505771992441" table:style-name="ce1">
            <text:p>0,270350577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79.016311000000002" table:style-name="ce1">
            <text:p>-79,016311</text:p>
          </table:table-cell>
          <table:table-cell office:value-type="float" office:value="1.224199" table:style-name="ce1">
            <text:p>1,224199</text:p>
          </table:table-cell>
          <table:table-cell office:value-type="float" office:value="2.308363247645655" table:style-name="ce1">
            <text:p>2,308363248</text:p>
          </table:table-cell>
          <table:table-cell office:value-type="float" office:value="2.3602183594473249" table:style-name="ce1">
            <text:p>2,360218359</text:p>
          </table:table-cell>
          <table:table-cell office:value-type="float" office:value="0.45629208178520203" table:style-name="ce1">
            <text:p>0,456292082</text:p>
          </table:table-cell>
          <table:table-cell office:value-type="float" office:value="0.60286911220550532" table:style-name="ce1">
            <text:p>0,602869112</text:p>
          </table:table-cell>
          <table:table-cell office:value-type="float" office:value="0.27023057719924409" table:style-name="ce1">
            <text:p>0,270230577</text:p>
          </table:table-cell>
          <table:table-cell office:value-type="float" office:value="218" table:style-name="ce1">
            <text:p>218</text:p>
          </table:table-cell>
          <table:table-cell table:number-columns-repeated="16376"/>
        </table:table-row>
        <table:table-row table:style-name="ro1">
          <table:table-cell office:value-type="float" office:value="-78.959270000000004" table:style-name="ce1">
            <text:p>-78,95927</text:p>
          </table:table-cell>
          <table:table-cell office:value-type="float" office:value="1.4912019999999999" table:style-name="ce1">
            <text:p>1,491202</text:p>
          </table:table-cell>
          <table:table-cell office:value-type="float" office:value="2.2823064003104978" table:style-name="ce1">
            <text:p>2,2823064</text:p>
          </table:table-cell>
          <table:table-cell office:value-type="float" office:value="2.3342905238619385" table:style-name="ce1">
            <text:p>2,334290524</text:p>
          </table:table-cell>
          <table:table-cell office:value-type="float" office:value="0.45629208178520203" table:style-name="ce1">
            <text:p>0,456292082</text:p>
          </table:table-cell>
          <table:table-cell office:value-type="float" office:value="0.60286911220550532" table:style-name="ce1">
            <text:p>0,602869112</text:p>
          </table:table-cell>
          <table:table-cell office:value-type="float" office:value="0.27023057719924409" table:style-name="ce1">
            <text:p>0,270230577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8.874842999999998" table:style-name="ce1">
            <text:p>-78,874843</text:p>
          </table:table-cell>
          <table:table-cell office:value-type="float" office:value="1.712961" table:style-name="ce1">
            <text:p>1,712961</text:p>
          </table:table-cell>
          <table:table-cell office:value-type="float" office:value="2.3082494511117195" table:style-name="ce1">
            <text:p>2,308249451</text:p>
          </table:table-cell>
          <table:table-cell office:value-type="float" office:value="2.3686558840638852" table:style-name="ce1">
            <text:p>2,368655884</text:p>
          </table:table-cell>
          <table:table-cell office:value-type="float" office:value="0.45629208178520203" table:style-name="ce1">
            <text:p>0,456292082</text:p>
          </table:table-cell>
          <table:table-cell office:value-type="float" office:value="0.60286911220550532" table:style-name="ce1">
            <text:p>0,602869112</text:p>
          </table:table-cell>
          <table:table-cell office:value-type="float" office:value="0.27023057719924409" table:style-name="ce1">
            <text:p>0,270230577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8.673330000000007" table:style-name="ce1">
            <text:p>-78,67333</text:p>
          </table:table-cell>
          <table:table-cell office:value-type="float" office:value="1.9252260000000001" table:style-name="ce1">
            <text:p>1,925226</text:p>
          </table:table-cell>
          <table:table-cell office:value-type="float" office:value="2.2959416871677205" table:style-name="ce1">
            <text:p>2,295941687</text:p>
          </table:table-cell>
          <table:table-cell office:value-type="float" office:value="2.3525706335692349" table:style-name="ce1">
            <text:p>2,352570634</text:p>
          </table:table-cell>
          <table:table-cell office:value-type="float" office:value="0.44296418519020081" table:style-name="ce1">
            <text:p>0,442964185</text:p>
          </table:table-cell>
          <table:table-cell office:value-type="float" office:value="0.58901955575942988" table:style-name="ce1">
            <text:p>0,589019556</text:p>
          </table:table-cell>
          <table:table-cell office:value-type="float" office:value="0.26324662427597856" table:style-name="ce1">
            <text:p>0,26324662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8.601286000000002" table:style-name="ce1">
            <text:p>-78,601286</text:p>
          </table:table-cell>
          <table:table-cell office:value-type="float" office:value="2.2248809999999999" table:style-name="ce1">
            <text:p>2,224881</text:p>
          </table:table-cell>
          <table:table-cell office:value-type="float" office:value="2.6104173446200569" table:style-name="ce1">
            <text:p>2,610417345</text:p>
          </table:table-cell>
          <table:table-cell office:value-type="float" office:value="2.7640569904748338" table:style-name="ce1">
            <text:p>2,76405699</text:p>
          </table:table-cell>
          <table:table-cell office:value-type="float" office:value="0.44296418519020081" table:style-name="ce1">
            <text:p>0,442964185</text:p>
          </table:table-cell>
          <table:table-cell office:value-type="float" office:value="0.58901955575942988" table:style-name="ce1">
            <text:p>0,589019556</text:p>
          </table:table-cell>
          <table:table-cell office:value-type="float" office:value="0.26324662427597856" table:style-name="ce1">
            <text:p>0,26324662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8.398253999999994" table:style-name="ce1">
            <text:p>-78,398254</text:p>
          </table:table-cell>
          <table:table-cell office:value-type="float" office:value="2.453211" table:style-name="ce1">
            <text:p>2,453211</text:p>
          </table:table-cell>
          <table:table-cell office:value-type="float" office:value="2.3262840669461093" table:style-name="ce1">
            <text:p>2,326284067</text:p>
          </table:table-cell>
          <table:table-cell office:value-type="float" office:value="2.3901671738608097" table:style-name="ce1">
            <text:p>2,390167174</text:p>
          </table:table-cell>
          <table:table-cell office:value-type="float" office:value="0.44296418519020081" table:style-name="ce1">
            <text:p>0,442964185</text:p>
          </table:table-cell>
          <table:table-cell office:value-type="float" office:value="0.58901955575942988" table:style-name="ce1">
            <text:p>0,589019556</text:p>
          </table:table-cell>
          <table:table-cell office:value-type="float" office:value="0.26324662427597856" table:style-name="ce1">
            <text:p>0,26324662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8.076300000000003" table:style-name="ce1">
            <text:p>-78,0763</text:p>
          </table:table-cell>
          <table:table-cell office:value-type="float" office:value="2.564476" table:style-name="ce1">
            <text:p>2,564476</text:p>
          </table:table-cell>
          <table:table-cell office:value-type="float" office:value="2.3923256518604128" table:style-name="ce1">
            <text:p>2,392325652</text:p>
          </table:table-cell>
          <table:table-cell office:value-type="float" office:value="2.4500316060242544" table:style-name="ce1">
            <text:p>2,450031606</text:p>
          </table:table-cell>
          <table:table-cell office:value-type="float" office:value="0.44294418519020079" table:style-name="ce1">
            <text:p>0,442944185</text:p>
          </table:table-cell>
          <table:table-cell office:value-type="float" office:value="0.58899955575942997" table:style-name="ce1">
            <text:p>0,588999556</text:p>
          </table:table-cell>
          <table:table-cell office:value-type="float" office:value="0.2632366242759786" table:style-name="ce1">
            <text:p>0,26323662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824608999999995" table:style-name="ce1">
            <text:p>-77,824609</text:p>
          </table:table-cell>
          <table:table-cell office:value-type="float" office:value="2.7218490000000002" table:style-name="ce1">
            <text:p>2,721849</text:p>
          </table:table-cell>
          <table:table-cell office:value-type="float" office:value="2.3858210596265637" table:style-name="ce1">
            <text:p>2,38582106</text:p>
          </table:table-cell>
          <table:table-cell office:value-type="float" office:value="2.4419746792595247" table:style-name="ce1">
            <text:p>2,441974679</text:p>
          </table:table-cell>
          <table:table-cell office:value-type="float" office:value="0.44280418519020082" table:style-name="ce1">
            <text:p>0,442804185</text:p>
          </table:table-cell>
          <table:table-cell office:value-type="float" office:value="0.58885955575942994" table:style-name="ce1">
            <text:p>0,588859556</text:p>
          </table:table-cell>
          <table:table-cell office:value-type="float" office:value="0.26316662427597859" table:style-name="ce1">
            <text:p>0,263166624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602092999999996" table:style-name="ce1">
            <text:p>-77,602093</text:p>
          </table:table-cell>
          <table:table-cell office:value-type="float" office:value="3.0065909999999998" table:style-name="ce1">
            <text:p>3,006591</text:p>
          </table:table-cell>
          <table:table-cell office:value-type="float" office:value="3.0861231572551096" table:style-name="ce1">
            <text:p>3,086123157</text:p>
          </table:table-cell>
          <table:table-cell office:value-type="float" office:value="3.2474568595027602" table:style-name="ce1">
            <text:p>3,24745686</text:p>
          </table:table-cell>
          <table:table-cell office:value-type="float" office:value="0.45255818728446962" table:style-name="ce1">
            <text:p>0,452558187</text:p>
          </table:table-cell>
          <table:table-cell office:value-type="float" office:value="0.60454505447387696" table:style-name="ce1">
            <text:p>0,604545054</text:p>
          </table:table-cell>
          <table:table-cell office:value-type="float" office:value="0.2695991822999203" table:style-name="ce1">
            <text:p>0,269599182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377582000000004" table:style-name="ce1">
            <text:p>-77,377582</text:p>
          </table:table-cell>
          <table:table-cell office:value-type="float" office:value="3.347197" table:style-name="ce1">
            <text:p>3,347197</text:p>
          </table:table-cell>
          <table:table-cell office:value-type="float" office:value="2.3884678740749412" table:style-name="ce1">
            <text:p>2,388467874</text:p>
          </table:table-cell>
          <table:table-cell office:value-type="float" office:value="2.4410329628134506" table:style-name="ce1">
            <text:p>2,441032963</text:p>
          </table:table-cell>
          <table:table-cell office:value-type="float" office:value="0.45127818728446961" table:style-name="ce1">
            <text:p>0,451278187</text:p>
          </table:table-cell>
          <table:table-cell office:value-type="float" office:value="0.6032650544738769" table:style-name="ce1">
            <text:p>0,603265054</text:p>
          </table:table-cell>
          <table:table-cell office:value-type="float" office:value="0.26895918229992027" table:style-name="ce1">
            <text:p>0,268959182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174064999999999" table:style-name="ce1">
            <text:p>-77,174065</text:p>
          </table:table-cell>
          <table:table-cell office:value-type="float" office:value="3.692269" table:style-name="ce1">
            <text:p>3,692269</text:p>
          </table:table-cell>
          <table:table-cell office:value-type="float" office:value="2.5752625316631725" table:style-name="ce1">
            <text:p>2,575262532</text:p>
          </table:table-cell>
          <table:table-cell office:value-type="float" office:value="2.8156713749399462" table:style-name="ce1">
            <text:p>2,815671375</text:p>
          </table:table-cell>
          <table:table-cell office:value-type="float" office:value="0.45024818728446958" table:style-name="ce1">
            <text:p>0,450248187</text:p>
          </table:table-cell>
          <table:table-cell office:value-type="float" office:value="0.60223505447387693" table:style-name="ce1">
            <text:p>0,602235054</text:p>
          </table:table-cell>
          <table:table-cell office:value-type="float" office:value="0.26844418229992029" table:style-name="ce1">
            <text:p>0,268444182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205746000000005" table:style-name="ce1">
            <text:p>-77,205746</text:p>
          </table:table-cell>
          <table:table-cell office:value-type="float" office:value="3.921297" table:style-name="ce1">
            <text:p>3,921297</text:p>
          </table:table-cell>
          <table:table-cell office:value-type="float" office:value="2.4318639875925445" table:style-name="ce1">
            <text:p>2,431863988</text:p>
          </table:table-cell>
          <table:table-cell office:value-type="float" office:value="2.597432884580384" table:style-name="ce1">
            <text:p>2,597432885</text:p>
          </table:table-cell>
          <table:table-cell office:value-type="float" office:value="0.44971247299875533" table:style-name="ce1">
            <text:p>0,449712473</text:p>
          </table:table-cell>
          <table:table-cell office:value-type="float" office:value="0.60169934018816262" table:style-name="ce1">
            <text:p>0,60169934</text:p>
          </table:table-cell>
          <table:table-cell office:value-type="float" office:value="0.26817632515706313" table:style-name="ce1">
            <text:p>0,268176325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362746999999999" table:style-name="ce1">
            <text:p>-77,362747</text:p>
          </table:table-cell>
          <table:table-cell office:value-type="float" office:value="4.1672440000000002" table:style-name="ce1">
            <text:p>4,167244</text:p>
          </table:table-cell>
          <table:table-cell office:value-type="float" office:value="2.5242585069911168" table:style-name="ce1">
            <text:p>2,524258507</text:p>
          </table:table-cell>
          <table:table-cell office:value-type="float" office:value="2.5898790366244175" table:style-name="ce1">
            <text:p>2,589879037</text:p>
          </table:table-cell>
          <table:table-cell office:value-type="float" office:value="0.45789250260988873" table:style-name="ce1">
            <text:p>0,457892503</text:p>
          </table:table-cell>
          <table:table-cell office:value-type="float" office:value="0.61063694483439124" table:style-name="ce1">
            <text:p>0,610636945</text:p>
          </table:table-cell>
          <table:table-cell office:value-type="float" office:value="0.27255407151156524" table:style-name="ce1">
            <text:p>0,272554072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355680000000007" table:style-name="ce1">
            <text:p>-77,35568</text:p>
          </table:table-cell>
          <table:table-cell office:value-type="float" office:value="4.586233" table:style-name="ce1">
            <text:p>4,586233</text:p>
          </table:table-cell>
          <table:table-cell office:value-type="float" office:value="2.5393367582755406" table:style-name="ce1">
            <text:p>2,539336758</text:p>
          </table:table-cell>
          <table:table-cell office:value-type="float" office:value="2.6930662434845654" table:style-name="ce1">
            <text:p>2,693066243</text:p>
          </table:table-cell>
          <table:table-cell office:value-type="float" office:value="0.45906583594322203" table:style-name="ce1">
            <text:p>0,459065836</text:p>
          </table:table-cell>
          <table:table-cell office:value-type="float" office:value="0.6118102781677246" table:style-name="ce1">
            <text:p>0,611810278</text:p>
          </table:table-cell>
          <table:table-cell office:value-type="float" office:value="0.27314073817823192" table:style-name="ce1">
            <text:p>0,273140738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343660999999997" table:style-name="ce1">
            <text:p>-77,343661</text:p>
          </table:table-cell>
          <table:table-cell office:value-type="float" office:value="5.0274020000000004" table:style-name="ce1">
            <text:p>5,027402</text:p>
          </table:table-cell>
          <table:table-cell office:value-type="float" office:value="2.6343100877067713" table:style-name="ce1">
            <text:p>2,634310088</text:p>
          </table:table-cell>
          <table:table-cell office:value-type="float" office:value="2.7018063705274771" table:style-name="ce1">
            <text:p>2,701806371</text:p>
          </table:table-cell>
          <table:table-cell office:value-type="float" office:value="0.45964269544029235" table:style-name="ce1">
            <text:p>0,459642695</text:p>
          </table:table-cell>
          <table:table-cell office:value-type="float" office:value="0.61220492626571654" table:style-name="ce1">
            <text:p>0,612204926</text:p>
          </table:table-cell>
          <table:table-cell office:value-type="float" office:value="0.2733909681131137" table:style-name="ce1">
            <text:p>0,273390968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419692999999995" table:style-name="ce1">
            <text:p>-77,419693</text:p>
          </table:table-cell>
          <table:table-cell office:value-type="float" office:value="5.4202219999999999" table:style-name="ce1">
            <text:p>5,420222</text:p>
          </table:table-cell>
          <table:table-cell office:value-type="float" office:value="2.6610288634735753" table:style-name="ce1">
            <text:p>2,661028863</text:p>
          </table:table-cell>
          <table:table-cell office:value-type="float" office:value="2.7371967366821472" table:style-name="ce1">
            <text:p>2,737196737</text:p>
          </table:table-cell>
          <table:table-cell office:value-type="float" office:value="0.46165869544029237" table:style-name="ce1">
            <text:p>0,461658695</text:p>
          </table:table-cell>
          <table:table-cell office:value-type="float" office:value="0.61422092626571656" table:style-name="ce1">
            <text:p>0,614220926</text:p>
          </table:table-cell>
          <table:table-cell office:value-type="float" office:value="0.27439896811311371" table:style-name="ce1">
            <text:p>0,274398968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382807" table:style-name="ce1">
            <text:p>-77,382807</text:p>
          </table:table-cell>
          <table:table-cell office:value-type="float" office:value="5.7224740000000001" table:style-name="ce1">
            <text:p>5,722474</text:p>
          </table:table-cell>
          <table:table-cell office:value-type="float" office:value="2.6696022169553975" table:style-name="ce1">
            <text:p>2,669602217</text:p>
          </table:table-cell>
          <table:table-cell office:value-type="float" office:value="2.7489660935225597" table:style-name="ce1">
            <text:p>2,748966094</text:p>
          </table:table-cell>
          <table:table-cell office:value-type="float" office:value="0.46244269544029237" table:style-name="ce1">
            <text:p>0,462442695</text:p>
          </table:table-cell>
          <table:table-cell office:value-type="float" office:value="0.61500492626571657" table:style-name="ce1">
            <text:p>0,615004926</text:p>
          </table:table-cell>
          <table:table-cell office:value-type="float" office:value="0.27479096811311371" table:style-name="ce1">
            <text:p>0,274790968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378895" table:style-name="ce1">
            <text:p>-77,378895</text:p>
          </table:table-cell>
          <table:table-cell office:value-type="float" office:value="6.0455880000000004" table:style-name="ce1">
            <text:p>6,045588</text:p>
          </table:table-cell>
          <table:table-cell office:value-type="float" office:value="2.6042513391863111" table:style-name="ce1">
            <text:p>2,604251339</text:p>
          </table:table-cell>
          <table:table-cell office:value-type="float" office:value="2.6963747431422185" table:style-name="ce1">
            <text:p>2,696374743</text:p>
          </table:table-cell>
          <table:table-cell office:value-type="float" office:value="0.44622183642387392" table:style-name="ce1">
            <text:p>0,446221836</text:p>
          </table:table-cell>
          <table:table-cell office:value-type="float" office:value="0.59488163194656374" table:style-name="ce1">
            <text:p>0,594881632</text:p>
          </table:table-cell>
          <table:table-cell office:value-type="float" office:value="0.26550815081171236" table:style-name="ce1">
            <text:p>0,26550815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411850999999999" table:style-name="ce1">
            <text:p>-77,411851</text:p>
          </table:table-cell>
          <table:table-cell office:value-type="float" office:value="6.3948080000000003" table:style-name="ce1">
            <text:p>6,394808</text:p>
          </table:table-cell>
          <table:table-cell office:value-type="float" office:value="2.6355234236672329" table:style-name="ce1">
            <text:p>2,635523424</text:p>
          </table:table-cell>
          <table:table-cell office:value-type="float" office:value="2.742722171308575" table:style-name="ce1">
            <text:p>2,742722171</text:p>
          </table:table-cell>
          <table:table-cell office:value-type="float" office:value="0.44622183642387392" table:style-name="ce1">
            <text:p>0,446221836</text:p>
          </table:table-cell>
          <table:table-cell office:value-type="float" office:value="0.59488163194656374" table:style-name="ce1">
            <text:p>0,594881632</text:p>
          </table:table-cell>
          <table:table-cell office:value-type="float" office:value="0.26550815081171236" table:style-name="ce1">
            <text:p>0,26550815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492976999999996" table:style-name="ce1">
            <text:p>-77,492977</text:p>
          </table:table-cell>
          <table:table-cell office:value-type="float" office:value="6.7054450000000001" table:style-name="ce1">
            <text:p>6,705445</text:p>
          </table:table-cell>
          <table:table-cell office:value-type="float" office:value="2.7011894870004336" table:style-name="ce1">
            <text:p>2,701189487</text:p>
          </table:table-cell>
          <table:table-cell office:value-type="float" office:value="2.8011572268577023" table:style-name="ce1">
            <text:p>2,801157227</text:p>
          </table:table-cell>
          <table:table-cell office:value-type="float" office:value="0.44622183642387392" table:style-name="ce1">
            <text:p>0,446221836</text:p>
          </table:table-cell>
          <table:table-cell office:value-type="float" office:value="0.59488163194656374" table:style-name="ce1">
            <text:p>0,594881632</text:p>
          </table:table-cell>
          <table:table-cell office:value-type="float" office:value="0.26550815081171236" table:style-name="ce1">
            <text:p>0,26550815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7.752681999999993" table:style-name="ce1">
            <text:p>-77,752682</text:p>
          </table:table-cell>
          <table:table-cell office:value-type="float" office:value="7.0323969999999996" table:style-name="ce1">
            <text:p>7,032397</text:p>
          </table:table-cell>
          <table:table-cell office:value-type="float" office:value="2.7815504096155719" table:style-name="ce1">
            <text:p>2,78155041</text:p>
          </table:table-cell>
          <table:table-cell office:value-type="float" office:value="2.8853834671104353" table:style-name="ce1">
            <text:p>2,885383467</text:p>
          </table:table-cell>
          <table:table-cell office:value-type="float" office:value="0.44622183642387392" table:style-name="ce1">
            <text:p>0,446221836</text:p>
          </table:table-cell>
          <table:table-cell office:value-type="float" office:value="0.59488163194656374" table:style-name="ce1">
            <text:p>0,594881632</text:p>
          </table:table-cell>
          <table:table-cell office:value-type="float" office:value="0.26550815081171236" table:style-name="ce1">
            <text:p>0,265508151</text:p>
          </table:table-cell>
          <table:table-cell office:value-type="float" office:value="170" table:style-name="ce1">
            <text:p>170</text:p>
          </table:table-cell>
          <table:table-cell table:number-columns-repeated="16376"/>
        </table:table-row>
        <table:table-row table:style-name="ro1">
          <table:table-cell office:value-type="float" office:value="-78.013244999999998" table:style-name="ce1">
            <text:p>-78,013245</text:p>
          </table:table-cell>
          <table:table-cell office:value-type="float" office:value="7.3662260000000002" table:style-name="ce1">
            <text:p>7,366226</text:p>
          </table:table-cell>
          <table:table-cell office:value-type="float" office:value="2.8073793261042153" table:style-name="ce1">
            <text:p>2,807379326</text:p>
          </table:table-cell>
          <table:table-cell office:value-type="float" office:value="2.9117279425694638" table:style-name="ce1">
            <text:p>2,911727943</text:p>
          </table:table-cell>
          <table:table-cell office:value-type="float" office:value="0.47124640513992311" table:style-name="ce1">
            <text:p>0,471246405</text:p>
          </table:table-cell>
          <table:table-cell office:value-type="float" office:value="0.61889903117752076" table:style-name="ce1">
            <text:p>0,618899031</text:p>
          </table:table-cell>
          <table:table-cell office:value-type="float" office:value="0.27813040418431251" table:style-name="ce1">
            <text:p>0,27813040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273456999999993" table:style-name="ce1">
            <text:p>-78,273457</text:p>
          </table:table-cell>
          <table:table-cell office:value-type="float" office:value="7.7124779999999999" table:style-name="ce1">
            <text:p>7,712478</text:p>
          </table:table-cell>
          <table:table-cell office:value-type="float" office:value="2.9832785337502075" table:style-name="ce1">
            <text:p>2,983278534</text:p>
          </table:table-cell>
          <table:table-cell office:value-type="float" office:value="3.0810236042255803" table:style-name="ce1">
            <text:p>3,081023604</text:p>
          </table:table-cell>
          <table:table-cell office:value-type="float" office:value="0.47155040513992308" table:style-name="ce1">
            <text:p>0,471550405</text:p>
          </table:table-cell>
          <table:table-cell office:value-type="float" office:value="0.61920303117752074" table:style-name="ce1">
            <text:p>0,619203031</text:p>
          </table:table-cell>
          <table:table-cell office:value-type="float" office:value="0.27828240418431249" table:style-name="ce1">
            <text:p>0,27828240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311498" table:style-name="ce1">
            <text:p>-78,311498</text:p>
          </table:table-cell>
          <table:table-cell office:value-type="float" office:value="8.0179430000000007" table:style-name="ce1">
            <text:p>8,017943</text:p>
          </table:table-cell>
          <table:table-cell office:value-type="float" office:value="2.810442856648347" table:style-name="ce1">
            <text:p>2,810442857</text:p>
          </table:table-cell>
          <table:table-cell office:value-type="float" office:value="2.9181288258976985" table:style-name="ce1">
            <text:p>2,918128826</text:p>
          </table:table-cell>
          <table:table-cell office:value-type="float" office:value="0.47219040513992311" table:style-name="ce1">
            <text:p>0,472190405</text:p>
          </table:table-cell>
          <table:table-cell office:value-type="float" office:value="0.61984303117752071" table:style-name="ce1">
            <text:p>0,619843031</text:p>
          </table:table-cell>
          <table:table-cell office:value-type="float" office:value="0.27860240418431248" table:style-name="ce1">
            <text:p>0,27860240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260268999999994" table:style-name="ce1">
            <text:p>-78,260269</text:p>
          </table:table-cell>
          <table:table-cell office:value-type="float" office:value="8.2663150000000005" table:style-name="ce1">
            <text:p>8,266315</text:p>
          </table:table-cell>
          <table:table-cell office:value-type="float" office:value="3.2481937778702403" table:style-name="ce1">
            <text:p>3,248193778</text:p>
          </table:table-cell>
          <table:table-cell office:value-type="float" office:value="3.3578651587395423" table:style-name="ce1">
            <text:p>3,357865159</text:p>
          </table:table-cell>
          <table:table-cell office:value-type="float" office:value="0.47237440513992307" table:style-name="ce1">
            <text:p>0,472374405</text:p>
          </table:table-cell>
          <table:table-cell office:value-type="float" office:value="0.62002703117752078" table:style-name="ce1">
            <text:p>0,620027031</text:p>
          </table:table-cell>
          <table:table-cell office:value-type="float" office:value="0.27869440418431252" table:style-name="ce1">
            <text:p>0,27869440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390978000000004" table:style-name="ce1">
            <text:p>-78,390978</text:p>
          </table:table-cell>
          <table:table-cell office:value-type="float" office:value="8.4922989999999992" table:style-name="ce1">
            <text:p>8,492299</text:p>
          </table:table-cell>
          <table:table-cell office:value-type="float" office:value="3.3001573797274615" table:style-name="ce1">
            <text:p>3,30015738</text:p>
          </table:table-cell>
          <table:table-cell office:value-type="float" office:value="3.4119388560659432" table:style-name="ce1">
            <text:p>3,411938856</text:p>
          </table:table-cell>
          <table:table-cell office:value-type="float" office:value="0.4739024051399231" table:style-name="ce1">
            <text:p>0,473902405</text:p>
          </table:table-cell>
          <table:table-cell office:value-type="float" office:value="0.62155503117752076" table:style-name="ce1">
            <text:p>0,621555031</text:p>
          </table:table-cell>
          <table:table-cell office:value-type="float" office:value="0.2794584041843125" table:style-name="ce1">
            <text:p>0,27945840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8.671280999999993" table:style-name="ce1">
            <text:p>-78,671281</text:p>
          </table:table-cell>
          <table:table-cell office:value-type="float" office:value="8.7264060000000008" table:style-name="ce1">
            <text:p>8,726406</text:p>
          </table:table-cell>
          <table:table-cell office:value-type="float" office:value="3.2262979213837664" table:style-name="ce1">
            <text:p>3,226297921</text:p>
          </table:table-cell>
          <table:table-cell office:value-type="float" office:value="3.3203208548523513" table:style-name="ce1">
            <text:p>3,320320855</text:p>
          </table:table-cell>
          <table:table-cell office:value-type="float" office:value="0.51790619542803085" table:style-name="ce1">
            <text:p>0,517906195</text:p>
          </table:table-cell>
          <table:table-cell office:value-type="float" office:value="0.69838816573824203" table:style-name="ce1">
            <text:p>0,698388166</text:p>
          </table:table-cell>
          <table:table-cell office:value-type="float" office:value="0.30992823014942472" table:style-name="ce1">
            <text:p>0,3099282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9.042995000000005" table:style-name="ce1">
            <text:p>-79,042995</text:p>
          </table:table-cell>
          <table:table-cell office:value-type="float" office:value="8.937716" table:style-name="ce1">
            <text:p>8,937716</text:p>
          </table:table-cell>
          <table:table-cell office:value-type="float" office:value="3.2046614314176156" table:style-name="ce1">
            <text:p>3,204661431</text:p>
          </table:table-cell>
          <table:table-cell office:value-type="float" office:value="3.2674132045351136" table:style-name="ce1">
            <text:p>3,267413205</text:p>
          </table:table-cell>
          <table:table-cell office:value-type="float" office:value="0.52077327826182052" table:style-name="ce1">
            <text:p>0,520773278</text:p>
          </table:table-cell>
          <table:table-cell office:value-type="float" office:value="0.70433281519571944" table:style-name="ce1">
            <text:p>0,704332815</text:p>
          </table:table-cell>
          <table:table-cell office:value-type="float" office:value="0.3121235358356681" table:style-name="ce1">
            <text:p>0,312123536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9.437359000000001" table:style-name="ce1">
            <text:p>-79,437359</text:p>
          </table:table-cell>
          <table:table-cell office:value-type="float" office:value="8.9434539999999991" table:style-name="ce1">
            <text:p>8,943454</text:p>
          </table:table-cell>
          <table:table-cell office:value-type="float" office:value="3.1028134165052239" table:style-name="ce1">
            <text:p>3,102813417</text:p>
          </table:table-cell>
          <table:table-cell office:value-type="float" office:value="3.1687702619100713" table:style-name="ce1">
            <text:p>3,168770262</text:p>
          </table:table-cell>
          <table:table-cell office:value-type="float" office:value="0.52274661159515379" table:style-name="ce1">
            <text:p>0,522746612</text:p>
          </table:table-cell>
          <table:table-cell office:value-type="float" office:value="0.70630614852905271" table:style-name="ce1">
            <text:p>0,706306149</text:p>
          </table:table-cell>
          <table:table-cell office:value-type="float" office:value="0.31311020250233473" table:style-name="ce1">
            <text:p>0,3131102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79.735291000000004" table:style-name="ce1">
            <text:p>-79,735291</text:p>
          </table:table-cell>
          <table:table-cell office:value-type="float" office:value="8.7129069999999995" table:style-name="ce1">
            <text:p>8,712907</text:p>
          </table:table-cell>
          <table:table-cell office:value-type="float" office:value="3.0382416698492252" table:style-name="ce1">
            <text:p>3,03824167</text:p>
          </table:table-cell>
          <table:table-cell office:value-type="float" office:value="3.0785576167910746" table:style-name="ce1">
            <text:p>3,078557617</text:p>
          </table:table-cell>
          <table:table-cell office:value-type="float" office:value="0.52199024795879012" table:style-name="ce1">
            <text:p>0,521990248</text:p>
          </table:table-cell>
          <table:table-cell office:value-type="float" office:value="0.70554978489268905" table:style-name="ce1">
            <text:p>0,705549785</text:p>
          </table:table-cell>
          <table:table-cell office:value-type="float" office:value="0.3127320206841529" table:style-name="ce1">
            <text:p>0,312732021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026912999999993" table:style-name="ce1">
            <text:p>-80,026913</text:p>
          </table:table-cell>
          <table:table-cell office:value-type="float" office:value="8.4265899999999991" table:style-name="ce1">
            <text:p>8,42659</text:p>
          </table:table-cell>
          <table:table-cell office:value-type="float" office:value="2.8692345512924908" table:style-name="ce1">
            <text:p>2,869234551</text:p>
          </table:table-cell>
          <table:table-cell office:value-type="float" office:value="2.9276160881638491" table:style-name="ce1">
            <text:p>2,927616088</text:p>
          </table:table-cell>
          <table:table-cell office:value-type="float" office:value="0.49949696994569565" table:style-name="ce1">
            <text:p>0,49949697</text:p>
          </table:table-cell>
          <table:table-cell office:value-type="float" office:value="0.65354684329774648" table:style-name="ce1">
            <text:p>0,653546843</text:p>
          </table:table-cell>
          <table:table-cell office:value-type="float" office:value="0.29416289414964636" table:style-name="ce1">
            <text:p>0,29416289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340693000000002" table:style-name="ce1">
            <text:p>-80,340693</text:p>
          </table:table-cell>
          <table:table-cell office:value-type="float" office:value="8.1836359999999999" table:style-name="ce1">
            <text:p>8,183636</text:p>
          </table:table-cell>
          <table:table-cell office:value-type="float" office:value="2.7503364089484585" table:style-name="ce1">
            <text:p>2,750336409</text:p>
          </table:table-cell>
          <table:table-cell office:value-type="float" office:value="2.7695239801104332" table:style-name="ce1">
            <text:p>2,76952398</text:p>
          </table:table-cell>
          <table:table-cell office:value-type="float" office:value="0.49855798004670576" table:style-name="ce1">
            <text:p>0,49855798</text:p>
          </table:table-cell>
          <table:table-cell office:value-type="float" office:value="0.6526078533987566" table:style-name="ce1">
            <text:p>0,652607853</text:p>
          </table:table-cell>
          <table:table-cell office:value-type="float" office:value="0.29369339920015142" table:style-name="ce1">
            <text:p>0,29369339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317097000000004" table:style-name="ce1">
            <text:p>-80,317097</text:p>
          </table:table-cell>
          <table:table-cell office:value-type="float" office:value="7.9132150000000001" table:style-name="ce1">
            <text:p>7,913215</text:p>
          </table:table-cell>
          <table:table-cell office:value-type="float" office:value="2.9398049611084129" table:style-name="ce1">
            <text:p>2,939804961</text:p>
          </table:table-cell>
          <table:table-cell office:value-type="float" office:value="3.137645951892539" table:style-name="ce1">
            <text:p>3,137645952</text:p>
          </table:table-cell>
          <table:table-cell office:value-type="float" office:value="0.50115919216791793" table:style-name="ce1">
            <text:p>0,501159192</text:p>
          </table:table-cell>
          <table:table-cell office:value-type="float" office:value="0.65520906551996871" table:style-name="ce1">
            <text:p>0,655209066</text:p>
          </table:table-cell>
          <table:table-cell office:value-type="float" office:value="0.29499400526075747" table:style-name="ce1">
            <text:p>0,294994005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127348999999995" table:style-name="ce1">
            <text:p>-80,127349</text:p>
          </table:table-cell>
          <table:table-cell office:value-type="float" office:value="7.5967760000000002" table:style-name="ce1">
            <text:p>7,596776</text:p>
          </table:table-cell>
          <table:table-cell office:value-type="float" office:value="2.5345298175382309" table:style-name="ce1">
            <text:p>2,534529818</text:p>
          </table:table-cell>
          <table:table-cell office:value-type="float" office:value="2.5931021937000294" table:style-name="ce1">
            <text:p>2,593102194</text:p>
          </table:table-cell>
          <table:table-cell office:value-type="float" office:value="0.49764888913761485" table:style-name="ce1">
            <text:p>0,497648889</text:p>
          </table:table-cell>
          <table:table-cell office:value-type="float" office:value="0.65169876248966563" table:style-name="ce1">
            <text:p>0,651698762</text:p>
          </table:table-cell>
          <table:table-cell office:value-type="float" office:value="0.29323885374560593" table:style-name="ce1">
            <text:p>0,293238854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263368" table:style-name="ce1">
            <text:p>-80,263368</text:p>
          </table:table-cell>
          <table:table-cell office:value-type="float" office:value="7.3384600000000004" table:style-name="ce1">
            <text:p>7,33846</text:p>
          </table:table-cell>
          <table:table-cell office:value-type="float" office:value="2.797205191581885" table:style-name="ce1">
            <text:p>2,797205192</text:p>
          </table:table-cell>
          <table:table-cell office:value-type="float" office:value="2.8892158217359678" table:style-name="ce1">
            <text:p>2,889215822</text:p>
          </table:table-cell>
          <table:table-cell office:value-type="float" office:value="0.49721252550125122" table:style-name="ce1">
            <text:p>0,497212526</text:p>
          </table:table-cell>
          <table:table-cell office:value-type="float" office:value="0.65126239885330195" table:style-name="ce1">
            <text:p>0,651262399</text:p>
          </table:table-cell>
          <table:table-cell office:value-type="float" office:value="0.29302067192742409" table:style-name="ce1">
            <text:p>0,293020672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657893000000001" table:style-name="ce1">
            <text:p>-80,657893</text:p>
          </table:table-cell>
          <table:table-cell office:value-type="float" office:value="7.232081" table:style-name="ce1">
            <text:p>7,232081</text:p>
          </table:table-cell>
          <table:table-cell office:value-type="float" office:value="2.7449817235680065" table:style-name="ce1">
            <text:p>2,744981724</text:p>
          </table:table-cell>
          <table:table-cell office:value-type="float" office:value="2.8441405233608408" table:style-name="ce1">
            <text:p>2,844140523</text:p>
          </table:table-cell>
          <table:table-cell office:value-type="float" office:value="0.49658852550125121" table:style-name="ce1">
            <text:p>0,496588526</text:p>
          </table:table-cell>
          <table:table-cell office:value-type="float" office:value="0.65063839885330199" table:style-name="ce1">
            <text:p>0,650638399</text:p>
          </table:table-cell>
          <table:table-cell office:value-type="float" office:value="0.29270867192742411" table:style-name="ce1">
            <text:p>0,292708672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0.930103000000003" table:style-name="ce1">
            <text:p>-80,930103</text:p>
          </table:table-cell>
          <table:table-cell office:value-type="float" office:value="7.4148969999999998" table:style-name="ce1">
            <text:p>7,414897</text:p>
          </table:table-cell>
          <table:table-cell office:value-type="float" office:value="2.714821977955479" table:style-name="ce1">
            <text:p>2,714821978</text:p>
          </table:table-cell>
          <table:table-cell office:value-type="float" office:value="2.8053245460590102" table:style-name="ce1">
            <text:p>2,805324546</text:p>
          </table:table-cell>
          <table:table-cell office:value-type="float" office:value="0.49612808105680678" table:style-name="ce1">
            <text:p>0,496128081</text:p>
          </table:table-cell>
          <table:table-cell office:value-type="float" office:value="0.65017795440885751" table:style-name="ce1">
            <text:p>0,650177954</text:p>
          </table:table-cell>
          <table:table-cell office:value-type="float" office:value="0.29247844970520187" table:style-name="ce1">
            <text:p>0,29247845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080072999999999" table:style-name="ce1">
            <text:p>-81,080073</text:p>
          </table:table-cell>
          <table:table-cell office:value-type="float" office:value="7.7135590000000001" table:style-name="ce1">
            <text:p>7,713559</text:p>
          </table:table-cell>
          <table:table-cell office:value-type="float" office:value="2.721619968859601" table:style-name="ce1">
            <text:p>2,721619969</text:p>
          </table:table-cell>
          <table:table-cell office:value-type="float" office:value="2.8126564178986229" table:style-name="ce1">
            <text:p>2,812656418</text:p>
          </table:table-cell>
          <table:table-cell office:value-type="float" office:value="0.49718349115371702" table:style-name="ce1">
            <text:p>0,497183491</text:p>
          </table:table-cell>
          <table:table-cell office:value-type="float" office:value="0.65211676494598392" table:style-name="ce1">
            <text:p>0,652116765</text:p>
          </table:table-cell>
          <table:table-cell office:value-type="float" office:value="0.29324500288477306" table:style-name="ce1">
            <text:p>0,2932450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305357000000001" table:style-name="ce1">
            <text:p>-81,305357</text:p>
          </table:table-cell>
          <table:table-cell office:value-type="float" office:value="7.7499919999999998" table:style-name="ce1">
            <text:p>7,749992</text:p>
          </table:table-cell>
          <table:table-cell office:value-type="float" office:value="2.6718515847132811" table:style-name="ce1">
            <text:p>2,671851585</text:p>
          </table:table-cell>
          <table:table-cell office:value-type="float" office:value="2.7700902999257284" table:style-name="ce1">
            <text:p>2,7700903</text:p>
          </table:table-cell>
          <table:table-cell office:value-type="float" office:value="0.49667349115371706" table:style-name="ce1">
            <text:p>0,496673491</text:p>
          </table:table-cell>
          <table:table-cell office:value-type="float" office:value="0.65160676494598391" table:style-name="ce1">
            <text:p>0,651606765</text:p>
          </table:table-cell>
          <table:table-cell office:value-type="float" office:value="0.29299000288477306" table:style-name="ce1">
            <text:p>0,2929900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548610999999994" table:style-name="ce1">
            <text:p>-81,548611</text:p>
          </table:table-cell>
          <table:table-cell office:value-type="float" office:value="7.840814" table:style-name="ce1">
            <text:p>7,840814</text:p>
          </table:table-cell>
          <table:table-cell office:value-type="float" office:value="2.4265996425665275" table:style-name="ce1">
            <text:p>2,426599643</text:p>
          </table:table-cell>
          <table:table-cell office:value-type="float" office:value="2.5524347780534402" table:style-name="ce1">
            <text:p>2,552434778</text:p>
          </table:table-cell>
          <table:table-cell office:value-type="float" office:value="0.49537520543943131" table:style-name="ce1">
            <text:p>0,495375205</text:p>
          </table:table-cell>
          <table:table-cell office:value-type="float" office:value="0.65030847923169821" table:style-name="ce1">
            <text:p>0,650308479</text:p>
          </table:table-cell>
          <table:table-cell office:value-type="float" office:value="0.29234086002763021" table:style-name="ce1">
            <text:p>0,29234086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1.812760999999995" table:style-name="ce1">
            <text:p>-81,812761</text:p>
          </table:table-cell>
          <table:table-cell office:value-type="float" office:value="8.0940919999999998" table:style-name="ce1">
            <text:p>8,094092</text:p>
          </table:table-cell>
          <table:table-cell office:value-type="float" office:value="2.627436016357815" table:style-name="ce1">
            <text:p>2,627436016</text:p>
          </table:table-cell>
          <table:table-cell office:value-type="float" office:value="2.7394427645493988" table:style-name="ce1">
            <text:p>2,739442765</text:p>
          </table:table-cell>
          <table:table-cell office:value-type="float" office:value="0.49233749115371706" table:style-name="ce1">
            <text:p>0,492337491</text:p>
          </table:table-cell>
          <table:table-cell office:value-type="float" office:value="0.6472707649459839" table:style-name="ce1">
            <text:p>0,647270765</text:p>
          </table:table-cell>
          <table:table-cell office:value-type="float" office:value="0.29082200288477306" table:style-name="ce1">
            <text:p>0,290822003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2.14" table:style-name="ce1">
            <text:p>-82,14</text:p>
          </table:table-cell>
          <table:table-cell office:value-type="float" office:value="8.2492669999999997" table:style-name="ce1">
            <text:p>8,249267</text:p>
          </table:table-cell>
          <table:table-cell office:value-type="float" office:value="2.6133161809762453" table:style-name="ce1">
            <text:p>2,613316181</text:p>
          </table:table-cell>
          <table:table-cell office:value-type="float" office:value="2.7220544425036484" table:style-name="ce1">
            <text:p>2,722054443</text:p>
          </table:table-cell>
          <table:table-cell office:value-type="float" office:value="0.49274238273620607" table:style-name="ce1">
            <text:p>0,492742383</text:p>
          </table:table-cell>
          <table:table-cell office:value-type="float" office:value="0.64864721223831179" table:style-name="ce1">
            <text:p>0,648647212</text:p>
          </table:table-cell>
          <table:table-cell office:value-type="float" office:value="0.29127793856432377" table:style-name="ce1">
            <text:p>0,29127793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2.538272000000006" table:style-name="ce1">
            <text:p>-82,538272</text:p>
          </table:table-cell>
          <table:table-cell office:value-type="float" office:value="8.3085590000000007" table:style-name="ce1">
            <text:p>8,308559</text:p>
          </table:table-cell>
          <table:table-cell office:value-type="float" office:value="2.5080867401818137" table:style-name="ce1">
            <text:p>2,50808674</text:p>
          </table:table-cell>
          <table:table-cell office:value-type="float" office:value="2.6108041860090649" table:style-name="ce1">
            <text:p>2,610804186</text:p>
          </table:table-cell>
          <table:table-cell office:value-type="float" office:value="0.49274238273620607" table:style-name="ce1">
            <text:p>0,492742383</text:p>
          </table:table-cell>
          <table:table-cell office:value-type="float" office:value="0.64864721223831179" table:style-name="ce1">
            <text:p>0,648647212</text:p>
          </table:table-cell>
          <table:table-cell office:value-type="float" office:value="0.29127793856432377" table:style-name="ce1">
            <text:p>0,291277939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2.826993000000002" table:style-name="ce1">
            <text:p>-82,826993</text:p>
          </table:table-cell>
          <table:table-cell office:value-type="float" office:value="8.1952839999999991" table:style-name="ce1">
            <text:p>8,195284</text:p>
          </table:table-cell>
          <table:table-cell office:value-type="float" office:value="2.5051099792316154" table:style-name="ce1">
            <text:p>2,505109979</text:p>
          </table:table-cell>
          <table:table-cell office:value-type="float" office:value="2.611037669458852" table:style-name="ce1">
            <text:p>2,611037669</text:p>
          </table:table-cell>
          <table:table-cell office:value-type="float" office:value="0.45636293447714588" table:style-name="ce1">
            <text:p>0,456362934</text:p>
          </table:table-cell>
          <table:table-cell office:value-type="float" office:value="0.60698068297606245" table:style-name="ce1">
            <text:p>0,606980683</text:p>
          </table:table-cell>
          <table:table-cell office:value-type="float" office:value="0.2713860650729687" table:style-name="ce1">
            <text:p>0,271386065</text:p>
          </table:table-cell>
          <table:table-cell office:value-type="float" office:value="591" table:style-name="ce1">
            <text:p>591</text:p>
          </table:table-cell>
          <table:table-cell table:number-columns-repeated="16376"/>
        </table:table-row>
        <table:table-row table:style-name="ro1">
          <table:table-cell office:value-type="float" office:value="-83.005764999999997" table:style-name="ce1">
            <text:p>-83,005765</text:p>
          </table:table-cell>
          <table:table-cell office:value-type="float" office:value="8.2470759999999999" table:style-name="ce1">
            <text:p>8,247076</text:p>
          </table:table-cell>
          <table:table-cell office:value-type="float" office:value="2.473861884363175" table:style-name="ce1">
            <text:p>2,473861884</text:p>
          </table:table-cell>
          <table:table-cell office:value-type="float" office:value="2.5871315450738548" table:style-name="ce1">
            <text:p>2,587131545</text:p>
          </table:table-cell>
          <table:table-cell office:value-type="float" office:value="0.45584601140022279" table:style-name="ce1">
            <text:p>0,455846011</text:p>
          </table:table-cell>
          <table:table-cell office:value-type="float" office:value="0.60646375989913937" table:style-name="ce1">
            <text:p>0,60646376</text:p>
          </table:table-cell>
          <table:table-cell office:value-type="float" office:value="0.27112760353450716" table:style-name="ce1">
            <text:p>0,27112760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233099999999993" table:style-name="ce1">
            <text:p>-83,2331</text:p>
          </table:table-cell>
          <table:table-cell office:value-type="float" office:value="8.5706769999999999" table:style-name="ce1">
            <text:p>8,570677</text:p>
          </table:table-cell>
          <table:table-cell office:value-type="float" office:value="2.2511766179589614" table:style-name="ce1">
            <text:p>2,251176618</text:p>
          </table:table-cell>
          <table:table-cell office:value-type="float" office:value="2.3338670649207116" table:style-name="ce1">
            <text:p>2,333867065</text:p>
          </table:table-cell>
          <table:table-cell office:value-type="float" office:value="0.46159601140022277" table:style-name="ce1">
            <text:p>0,461596011</text:p>
          </table:table-cell>
          <table:table-cell office:value-type="float" office:value="0.6122137598991394" table:style-name="ce1">
            <text:p>0,61221376</text:p>
          </table:table-cell>
          <table:table-cell office:value-type="float" office:value="0.27400260353450717" table:style-name="ce1">
            <text:p>0,27400260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438860000000005" table:style-name="ce1">
            <text:p>-83,43886</text:p>
          </table:table-cell>
          <table:table-cell office:value-type="float" office:value="8.4773040000000002" table:style-name="ce1">
            <text:p>8,477304</text:p>
          </table:table-cell>
          <table:table-cell office:value-type="float" office:value="2.2841263105280674" table:style-name="ce1">
            <text:p>2,284126311</text:p>
          </table:table-cell>
          <table:table-cell office:value-type="float" office:value="2.3947664315242241" table:style-name="ce1">
            <text:p>2,394766432</text:p>
          </table:table-cell>
          <table:table-cell office:value-type="float" office:value="0.46240601140022275" table:style-name="ce1">
            <text:p>0,462406011</text:p>
          </table:table-cell>
          <table:table-cell office:value-type="float" office:value="0.61302375989913938" table:style-name="ce1">
            <text:p>0,61302376</text:p>
          </table:table-cell>
          <table:table-cell office:value-type="float" office:value="0.27440760353450716" table:style-name="ce1">
            <text:p>0,27440760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602986000000001" table:style-name="ce1">
            <text:p>-83,602986</text:p>
          </table:table-cell>
          <table:table-cell office:value-type="float" office:value="8.6411040000000003" table:style-name="ce1">
            <text:p>8,641104</text:p>
          </table:table-cell>
          <table:table-cell office:value-type="float" office:value="2.4574917609086144" table:style-name="ce1">
            <text:p>2,457491761</text:p>
          </table:table-cell>
          <table:table-cell office:value-type="float" office:value="2.5648708967240879" table:style-name="ce1">
            <text:p>2,564870897</text:p>
          </table:table-cell>
          <table:table-cell office:value-type="float" office:value="0.46281743997165137" table:style-name="ce1">
            <text:p>0,46281744</text:p>
          </table:table-cell>
          <table:table-cell office:value-type="float" office:value="0.61343518847056799" table:style-name="ce1">
            <text:p>0,613435188</text:p>
          </table:table-cell>
          <table:table-cell office:value-type="float" office:value="0.27461331782022147" table:style-name="ce1">
            <text:p>0,274613318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691880999999995" table:style-name="ce1">
            <text:p>-83,691881</text:p>
          </table:table-cell>
          <table:table-cell office:value-type="float" office:value="8.9985619999999997" table:style-name="ce1">
            <text:p>8,998562</text:p>
          </table:table-cell>
          <table:table-cell office:value-type="float" office:value="2.1748249152551531" table:style-name="ce1">
            <text:p>2,174824915</text:p>
          </table:table-cell>
          <table:table-cell office:value-type="float" office:value="2.3125579123220636" table:style-name="ce1">
            <text:p>2,312557912</text:p>
          </table:table-cell>
          <table:table-cell office:value-type="float" office:value="0.46471001140022278" table:style-name="ce1">
            <text:p>0,464710011</text:p>
          </table:table-cell>
          <table:table-cell office:value-type="float" office:value="0.61532775989913935" table:style-name="ce1">
            <text:p>0,61532776</text:p>
          </table:table-cell>
          <table:table-cell office:value-type="float" office:value="0.27555960353450715" table:style-name="ce1">
            <text:p>0,27555960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3.969494999999995" table:style-name="ce1">
            <text:p>-83,969495</text:p>
          </table:table-cell>
          <table:table-cell office:value-type="float" office:value="9.2918909999999997" table:style-name="ce1">
            <text:p>9,291891</text:p>
          </table:table-cell>
          <table:table-cell office:value-type="float" office:value="2.2796885226296797" table:style-name="ce1">
            <text:p>2,279688523</text:p>
          </table:table-cell>
          <table:table-cell office:value-type="float" office:value="2.3818066012107231" table:style-name="ce1">
            <text:p>2,381806601</text:p>
          </table:table-cell>
          <table:table-cell office:value-type="float" office:value="0.46079927176475527" table:style-name="ce1">
            <text:p>0,460799272</text:p>
          </table:table-cell>
          <table:table-cell office:value-type="float" office:value="0.61438199371337887" table:style-name="ce1">
            <text:p>0,614381994</text:p>
          </table:table-cell>
          <table:table-cell office:value-type="float" office:value="0.27424426516152201" table:style-name="ce1">
            <text:p>0,274244265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4.364568000000006" table:style-name="ce1">
            <text:p>-84,364568</text:p>
          </table:table-cell>
          <table:table-cell office:value-type="float" office:value="9.4706039999999998" table:style-name="ce1">
            <text:p>9,470604</text:p>
          </table:table-cell>
          <table:table-cell office:value-type="float" office:value="2.3165433768824095" table:style-name="ce1">
            <text:p>2,316543377</text:p>
          </table:table-cell>
          <table:table-cell office:value-type="float" office:value="2.4245849105188153" table:style-name="ce1">
            <text:p>2,424584911</text:p>
          </table:table-cell>
          <table:table-cell office:value-type="float" office:value="0.46079927176475527" table:style-name="ce1">
            <text:p>0,460799272</text:p>
          </table:table-cell>
          <table:table-cell office:value-type="float" office:value="0.61438199371337887" table:style-name="ce1">
            <text:p>0,614381994</text:p>
          </table:table-cell>
          <table:table-cell office:value-type="float" office:value="0.27424426516152201" table:style-name="ce1">
            <text:p>0,274244265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4.636297999999996" table:style-name="ce1">
            <text:p>-84,636298</text:p>
          </table:table-cell>
          <table:table-cell office:value-type="float" office:value="9.7292860000000001" table:style-name="ce1">
            <text:p>9,729286</text:p>
          </table:table-cell>
          <table:table-cell office:value-type="float" office:value="2.5455642686763551" table:style-name="ce1">
            <text:p>2,545564269</text:p>
          </table:table-cell>
          <table:table-cell office:value-type="float" office:value="2.7193440385904095" table:style-name="ce1">
            <text:p>2,719344039</text:p>
          </table:table-cell>
          <table:table-cell office:value-type="float" office:value="0.46054327176475524" table:style-name="ce1">
            <text:p>0,460543272</text:p>
          </table:table-cell>
          <table:table-cell office:value-type="float" office:value="0.61412599371337895" table:style-name="ce1">
            <text:p>0,614125994</text:p>
          </table:table-cell>
          <table:table-cell office:value-type="float" office:value="0.27411626516152204" table:style-name="ce1">
            <text:p>0,274116265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4.893460000000005" table:style-name="ce1">
            <text:p>-84,89346</text:p>
          </table:table-cell>
          <table:table-cell office:value-type="float" office:value="9.9904170000000008" table:style-name="ce1">
            <text:p>9,990417</text:p>
          </table:table-cell>
          <table:table-cell office:value-type="float" office:value="2.1262416218494415" table:style-name="ce1">
            <text:p>2,126241622</text:p>
          </table:table-cell>
          <table:table-cell office:value-type="float" office:value="2.2164769865502589" table:style-name="ce1">
            <text:p>2,216476987</text:p>
          </table:table-cell>
          <table:table-cell office:value-type="float" office:value="0.46015927176475524" table:style-name="ce1">
            <text:p>0,460159272</text:p>
          </table:table-cell>
          <table:table-cell office:value-type="float" office:value="0.6137419937133789" table:style-name="ce1">
            <text:p>0,613741994</text:p>
          </table:table-cell>
          <table:table-cell office:value-type="float" office:value="0.27392426516152202" table:style-name="ce1">
            <text:p>0,273924265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010874000000001" table:style-name="ce1">
            <text:p>-85,010874</text:p>
          </table:table-cell>
          <table:table-cell office:value-type="float" office:value="9.9057530000000007" table:style-name="ce1">
            <text:p>9,905753</text:p>
          </table:table-cell>
          <table:table-cell office:value-type="float" office:value="2.1313872854038873" table:style-name="ce1">
            <text:p>2,131387285</text:p>
          </table:table-cell>
          <table:table-cell office:value-type="float" office:value="2.2261390577077784" table:style-name="ce1">
            <text:p>2,226139058</text:p>
          </table:table-cell>
          <table:table-cell office:value-type="float" office:value="0.46994131061172484" table:style-name="ce1">
            <text:p>0,469941311</text:p>
          </table:table-cell>
          <table:table-cell office:value-type="float" office:value="0.62250601502990721" table:style-name="ce1">
            <text:p>0,622506015</text:p>
          </table:table-cell>
          <table:table-cell office:value-type="float" office:value="0.27871343397064752" table:style-name="ce1">
            <text:p>0,27871343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093536" table:style-name="ce1">
            <text:p>-85,093536</text:p>
          </table:table-cell>
          <table:table-cell office:value-type="float" office:value="9.7476000000000003" table:style-name="ce1">
            <text:p>9,7476</text:p>
          </table:table-cell>
          <table:table-cell office:value-type="float" office:value="2.3518134295204578" table:style-name="ce1">
            <text:p>2,35181343</text:p>
          </table:table-cell>
          <table:table-cell office:value-type="float" office:value="2.4682269304352102" table:style-name="ce1">
            <text:p>2,46822693</text:p>
          </table:table-cell>
          <table:table-cell office:value-type="float" office:value="0.46968894697536123" table:style-name="ce1">
            <text:p>0,469688947</text:p>
          </table:table-cell>
          <table:table-cell office:value-type="float" office:value="0.62225365139354361" table:style-name="ce1">
            <text:p>0,622253651</text:p>
          </table:table-cell>
          <table:table-cell office:value-type="float" office:value="0.27858725215246571" table:style-name="ce1">
            <text:p>0,278587252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449894" table:style-name="ce1">
            <text:p>-85,449894</text:p>
          </table:table-cell>
          <table:table-cell office:value-type="float" office:value="9.8266150000000003" table:style-name="ce1">
            <text:p>9,826615</text:p>
          </table:table-cell>
          <table:table-cell office:value-type="float" office:value="2.277638710406213" table:style-name="ce1">
            <text:p>2,27763871</text:p>
          </table:table-cell>
          <table:table-cell office:value-type="float" office:value="2.395860928318879" table:style-name="ce1">
            <text:p>2,395860928</text:p>
          </table:table-cell>
          <table:table-cell office:value-type="float" office:value="0.46844531061172484" table:style-name="ce1">
            <text:p>0,468445311</text:p>
          </table:table-cell>
          <table:table-cell office:value-type="float" office:value="0.62101001502990727" table:style-name="ce1">
            <text:p>0,621010015</text:p>
          </table:table-cell>
          <table:table-cell office:value-type="float" office:value="0.27796543397064755" table:style-name="ce1">
            <text:p>0,27796543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753523000000001" table:style-name="ce1">
            <text:p>-85,753523</text:p>
          </table:table-cell>
          <table:table-cell office:value-type="float" office:value="10.097673" table:style-name="ce1">
            <text:p>10,097673</text:p>
          </table:table-cell>
          <table:table-cell office:value-type="float" office:value="2.2228473025446602" table:style-name="ce1">
            <text:p>2,222847303</text:p>
          </table:table-cell>
          <table:table-cell office:value-type="float" office:value="2.3407636265480005" table:style-name="ce1">
            <text:p>2,340763627</text:p>
          </table:table-cell>
          <table:table-cell office:value-type="float" office:value="0.46844531061172484" table:style-name="ce1">
            <text:p>0,468445311</text:p>
          </table:table-cell>
          <table:table-cell office:value-type="float" office:value="0.62101001502990727" table:style-name="ce1">
            <text:p>0,621010015</text:p>
          </table:table-cell>
          <table:table-cell office:value-type="float" office:value="0.27796543397064755" table:style-name="ce1">
            <text:p>0,277965434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746763000000001" table:style-name="ce1">
            <text:p>-85,746763</text:p>
          </table:table-cell>
          <table:table-cell office:value-type="float" office:value="10.470385" table:style-name="ce1">
            <text:p>10,470385</text:p>
          </table:table-cell>
          <table:table-cell office:value-type="float" office:value="2.2176783273628446" table:style-name="ce1">
            <text:p>2,217678327</text:p>
          </table:table-cell>
          <table:table-cell office:value-type="float" office:value="2.3353326837808313" table:style-name="ce1">
            <text:p>2,335332684</text:p>
          </table:table-cell>
          <table:table-cell office:value-type="float" office:value="0.48137546541213988" table:style-name="ce1">
            <text:p>0,481375465</text:p>
          </table:table-cell>
          <table:table-cell office:value-type="float" office:value="0.63802571060180668" table:style-name="ce1">
            <text:p>0,638025711</text:p>
          </table:table-cell>
          <table:table-cell office:value-type="float" office:value="0.28559321585505454" table:style-name="ce1">
            <text:p>0,285593216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759530999999996" table:style-name="ce1">
            <text:p>-85,759531</text:p>
          </table:table-cell>
          <table:table-cell office:value-type="float" office:value="10.78342" table:style-name="ce1">
            <text:p>10,78342</text:p>
          </table:table-cell>
          <table:table-cell office:value-type="float" office:value="2.266458080597471" table:style-name="ce1">
            <text:p>2,266458081</text:p>
          </table:table-cell>
          <table:table-cell office:value-type="float" office:value="2.3964283000713551" table:style-name="ce1">
            <text:p>2,3964283</text:p>
          </table:table-cell>
          <table:table-cell office:value-type="float" office:value="0.48137546541213988" table:style-name="ce1">
            <text:p>0,481375465</text:p>
          </table:table-cell>
          <table:table-cell office:value-type="float" office:value="0.63802571060180668" table:style-name="ce1">
            <text:p>0,638025711</text:p>
          </table:table-cell>
          <table:table-cell office:value-type="float" office:value="0.28559321585505454" table:style-name="ce1">
            <text:p>0,285593216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832807000000003" table:style-name="ce1">
            <text:p>-85,832807</text:p>
          </table:table-cell>
          <table:table-cell office:value-type="float" office:value="11.016843" table:style-name="ce1">
            <text:p>11,016843</text:p>
          </table:table-cell>
          <table:table-cell office:value-type="float" office:value="2.2522836182061066" table:style-name="ce1">
            <text:p>2,252283618</text:p>
          </table:table-cell>
          <table:table-cell office:value-type="float" office:value="2.368450245748865" table:style-name="ce1">
            <text:p>2,368450246</text:p>
          </table:table-cell>
          <table:table-cell office:value-type="float" office:value="0.4675575724719121" table:style-name="ce1">
            <text:p>0,467557572</text:p>
          </table:table-cell>
          <table:table-cell office:value-type="float" office:value="0.62405022298079271" table:style-name="ce1">
            <text:p>0,624050223</text:p>
          </table:table-cell>
          <table:table-cell office:value-type="float" office:value="0.27845143292877705" table:style-name="ce1">
            <text:p>0,278451433</text:p>
          </table:table-cell>
          <table:table-cell office:value-type="float" office:value="188" table:style-name="ce1">
            <text:p>188</text:p>
          </table:table-cell>
          <table:table-cell table:number-columns-repeated="16376"/>
        </table:table-row>
        <table:table-row table:style-name="ro1">
          <table:table-cell office:value-type="float" office:value="-85.938981999999996" table:style-name="ce1">
            <text:p>-85,938982</text:p>
          </table:table-cell>
          <table:table-cell office:value-type="float" office:value="11.273853000000001" table:style-name="ce1">
            <text:p>11,273853</text:p>
          </table:table-cell>
          <table:table-cell office:value-type="float" office:value="2.1879183103728024" table:style-name="ce1">
            <text:p>2,18791831</text:p>
          </table:table-cell>
          <table:table-cell office:value-type="float" office:value="2.3109834002164122" table:style-name="ce1">
            <text:p>2,3109834</text:p>
          </table:table-cell>
          <table:table-cell office:value-type="float" office:value="0.46688064939498902" table:style-name="ce1">
            <text:p>0,466880649</text:p>
          </table:table-cell>
          <table:table-cell office:value-type="float" office:value="0.62337329990386958" table:style-name="ce1">
            <text:p>0,6233733</text:p>
          </table:table-cell>
          <table:table-cell office:value-type="float" office:value="0.27811297139031549" table:style-name="ce1">
            <text:p>0,278112971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6.262957999999998" table:style-name="ce1">
            <text:p>-86,262958</text:p>
          </table:table-cell>
          <table:table-cell office:value-type="float" office:value="11.57203" table:style-name="ce1">
            <text:p>11,57203</text:p>
          </table:table-cell>
          <table:table-cell office:value-type="float" office:value="2.2783285057650358" table:style-name="ce1">
            <text:p>2,278328506</text:p>
          </table:table-cell>
          <table:table-cell office:value-type="float" office:value="2.4092032195620767" table:style-name="ce1">
            <text:p>2,40920322</text:p>
          </table:table-cell>
          <table:table-cell office:value-type="float" office:value="0.46637664939498902" table:style-name="ce1">
            <text:p>0,466376649</text:p>
          </table:table-cell>
          <table:table-cell office:value-type="float" office:value="0.62286929990386963" table:style-name="ce1">
            <text:p>0,6228693</text:p>
          </table:table-cell>
          <table:table-cell office:value-type="float" office:value="0.27786097139031551" table:style-name="ce1">
            <text:p>0,277860971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6.571123" table:style-name="ce1">
            <text:p>-86,571123</text:p>
          </table:table-cell>
          <table:table-cell office:value-type="float" office:value="11.884162" table:style-name="ce1">
            <text:p>11,884162</text:p>
          </table:table-cell>
          <table:table-cell office:value-type="float" office:value="2.2905605638834161" table:style-name="ce1">
            <text:p>2,290560564</text:p>
          </table:table-cell>
          <table:table-cell office:value-type="float" office:value="2.4312880872827081" table:style-name="ce1">
            <text:p>2,431288087</text:p>
          </table:table-cell>
          <table:table-cell office:value-type="float" office:value="0.46603264939498901" table:style-name="ce1">
            <text:p>0,466032649</text:p>
          </table:table-cell>
          <table:table-cell office:value-type="float" office:value="0.62252529990386962" table:style-name="ce1">
            <text:p>0,6225253</text:p>
          </table:table-cell>
          <table:table-cell office:value-type="float" office:value="0.27768897139031551" table:style-name="ce1">
            <text:p>0,277688971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6.862994999999998" table:style-name="ce1">
            <text:p>-86,862995</text:p>
          </table:table-cell>
          <table:table-cell office:value-type="float" office:value="12.203684000000001" table:style-name="ce1">
            <text:p>12,203684</text:p>
          </table:table-cell>
          <table:table-cell office:value-type="float" office:value="2.2354025106083575" table:style-name="ce1">
            <text:p>2,235402511</text:p>
          </table:table-cell>
          <table:table-cell office:value-type="float" office:value="2.3794649357341631" table:style-name="ce1">
            <text:p>2,379464936</text:p>
          </table:table-cell>
          <table:table-cell office:value-type="float" office:value="0.45649325485038755" table:style-name="ce1">
            <text:p>0,456493255</text:p>
          </table:table-cell>
          <table:table-cell office:value-type="float" office:value="0.61231121058273319" table:style-name="ce1">
            <text:p>0,612311211</text:p>
          </table:table-cell>
          <table:table-cell office:value-type="float" office:value="0.27262765659685728" table:style-name="ce1">
            <text:p>0,27262765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7.178758000000002" table:style-name="ce1">
            <text:p>-87,178758</text:p>
          </table:table-cell>
          <table:table-cell office:value-type="float" office:value="12.484351999999999" table:style-name="ce1">
            <text:p>12,484352</text:p>
          </table:table-cell>
          <table:table-cell office:value-type="float" office:value="2.2479012293576255" table:style-name="ce1">
            <text:p>2,247901229</text:p>
          </table:table-cell>
          <table:table-cell office:value-type="float" office:value="2.3844248431904389" table:style-name="ce1">
            <text:p>2,384424843</text:p>
          </table:table-cell>
          <table:table-cell office:value-type="float" office:value="0.45641325485038758" table:style-name="ce1">
            <text:p>0,456413255</text:p>
          </table:table-cell>
          <table:table-cell office:value-type="float" office:value="0.61223121058273311" table:style-name="ce1">
            <text:p>0,612231211</text:p>
          </table:table-cell>
          <table:table-cell office:value-type="float" office:value="0.27258765659685724" table:style-name="ce1">
            <text:p>0,27258765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7.507716000000002" table:style-name="ce1">
            <text:p>-87,507716</text:p>
          </table:table-cell>
          <table:table-cell office:value-type="float" office:value="12.760959" table:style-name="ce1">
            <text:p>12,760959</text:p>
          </table:table-cell>
          <table:table-cell office:value-type="float" office:value="2.3134608954448024" table:style-name="ce1">
            <text:p>2,313460895</text:p>
          </table:table-cell>
          <table:table-cell office:value-type="float" office:value="2.4542250054286869" table:style-name="ce1">
            <text:p>2,454225005</text:p>
          </table:table-cell>
          <table:table-cell office:value-type="float" office:value="0.4560985881837209" table:style-name="ce1">
            <text:p>0,456098588</text:p>
          </table:table-cell>
          <table:table-cell office:value-type="float" office:value="0.61191654391606654" table:style-name="ce1">
            <text:p>0,611916544</text:p>
          </table:table-cell>
          <table:table-cell office:value-type="float" office:value="0.2724303232635239" table:style-name="ce1">
            <text:p>0,272430323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7.536411000000001" table:style-name="ce1">
            <text:p>-87,536411</text:p>
          </table:table-cell>
          <table:table-cell office:value-type="float" office:value="12.907173" table:style-name="ce1">
            <text:p>12,907173</text:p>
          </table:table-cell>
          <table:table-cell office:value-type="float" office:value="2.2745210683439652" table:style-name="ce1">
            <text:p>2,274521068</text:p>
          </table:table-cell>
          <table:table-cell office:value-type="float" office:value="2.4199902586618429" table:style-name="ce1">
            <text:p>2,419990259</text:p>
          </table:table-cell>
          <table:table-cell office:value-type="float" office:value="0.45572525485038756" table:style-name="ce1">
            <text:p>0,455725255</text:p>
          </table:table-cell>
          <table:table-cell office:value-type="float" office:value="0.6115432105827332" table:style-name="ce1">
            <text:p>0,611543211</text:p>
          </table:table-cell>
          <table:table-cell office:value-type="float" office:value="0.27224365659685729" table:style-name="ce1">
            <text:p>0,272243657</text:p>
          </table:table-cell>
          <table:table-cell office:value-type="float" office:value="558" table:style-name="ce1">
            <text:p>558</text:p>
          </table:table-cell>
          <table:table-cell table:number-columns-repeated="16376"/>
        </table:table-row>
        <table:table-row table:style-name="ro1">
          <table:table-cell office:value-type="float" office:value="-87.416760999999994" table:style-name="ce1">
            <text:p>-87,416761</text:p>
          </table:table-cell>
          <table:table-cell office:value-type="float" office:value="13.049398999999999" table:style-name="ce1">
            <text:p>13,049399</text:p>
          </table:table-cell>
          <table:table-cell office:value-type="float" office:value="1.8948794172198373" table:style-name="ce1">
            <text:p>1,894879417</text:p>
          </table:table-cell>
          <table:table-cell office:value-type="float" office:value="2.0177388151929621" table:style-name="ce1">
            <text:p>2,017738815</text:p>
          </table:table-cell>
          <table:table-cell office:value-type="float" office:value="0.45595798212311484" table:style-name="ce1">
            <text:p>0,455957982</text:p>
          </table:table-cell>
          <table:table-cell office:value-type="float" office:value="0.61177593785546047" table:style-name="ce1">
            <text:p>0,611775938</text:p>
          </table:table-cell>
          <table:table-cell office:value-type="float" office:value="0.27236002023322092" table:style-name="ce1">
            <text:p>0,27236002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7.454312000000002" table:style-name="ce1">
            <text:p>-87,454312</text:p>
          </table:table-cell>
          <table:table-cell office:value-type="float" office:value="13.274952000000001" table:style-name="ce1">
            <text:p>13,274952</text:p>
          </table:table-cell>
          <table:table-cell office:value-type="float" office:value="1.8948794172198373" table:style-name="ce1">
            <text:p>1,894879417</text:p>
          </table:table-cell>
          <table:table-cell office:value-type="float" office:value="2.0177388151929621" table:style-name="ce1">
            <text:p>2,017738815</text:p>
          </table:table-cell>
          <table:table-cell office:value-type="float" office:value="0.4556585881837209" table:style-name="ce1">
            <text:p>0,455658588</text:p>
          </table:table-cell>
          <table:table-cell office:value-type="float" office:value="0.61147654391606654" table:style-name="ce1">
            <text:p>0,611476544</text:p>
          </table:table-cell>
          <table:table-cell office:value-type="float" office:value="0.2722103232635239" table:style-name="ce1">
            <text:p>0,272210323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7.623418999999998" table:style-name="ce1">
            <text:p>-87,623419</text:p>
          </table:table-cell>
          <table:table-cell office:value-type="float" office:value="13.368847000000001" table:style-name="ce1">
            <text:p>13,368847</text:p>
          </table:table-cell>
          <table:table-cell office:value-type="float" office:value="1.8948794172198373" table:style-name="ce1">
            <text:p>1,894879417</text:p>
          </table:table-cell>
          <table:table-cell office:value-type="float" office:value="2.0177388151929621" table:style-name="ce1">
            <text:p>2,017738815</text:p>
          </table:table-cell>
          <table:table-cell office:value-type="float" office:value="0.45492525485038759" table:style-name="ce1">
            <text:p>0,454925255</text:p>
          </table:table-cell>
          <table:table-cell office:value-type="float" office:value="0.61074321058273318" table:style-name="ce1">
            <text:p>0,610743211</text:p>
          </table:table-cell>
          <table:table-cell office:value-type="float" office:value="0.27184365659685727" table:style-name="ce1">
            <text:p>0,271843657</text:p>
          </table:table-cell>
          <table:table-cell office:value-type="float" office:value="340" table:style-name="ce1">
            <text:p>340</text:p>
          </table:table-cell>
          <table:table-cell table:number-columns-repeated="16376"/>
        </table:table-row>
        <table:table-row table:style-name="ro1">
          <table:table-cell office:value-type="float" office:value="-87.838769999999997" table:style-name="ce1">
            <text:p>-87,83877</text:p>
          </table:table-cell>
          <table:table-cell office:value-type="float" office:value="13.279741" table:style-name="ce1">
            <text:p>13,279741</text:p>
          </table:table-cell>
          <table:table-cell office:value-type="float" office:value="2.0360066091036719" table:style-name="ce1">
            <text:p>2,036006609</text:p>
          </table:table-cell>
          <table:table-cell office:value-type="float" office:value="2.1502065816927201" table:style-name="ce1">
            <text:p>2,150206582</text:p>
          </table:table-cell>
          <table:table-cell office:value-type="float" office:value="0.45518525485038758" table:style-name="ce1">
            <text:p>0,455185255</text:p>
          </table:table-cell>
          <table:table-cell office:value-type="float" office:value="0.61100321058273321" table:style-name="ce1">
            <text:p>0,611003211</text:p>
          </table:table-cell>
          <table:table-cell office:value-type="float" office:value="0.27197365659685724" table:style-name="ce1">
            <text:p>0,271973657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1">
          <table:table-cell office:value-type="float" office:value="-88.121418000000006" table:style-name="ce1">
            <text:p>-88,121418</text:p>
          </table:table-cell>
          <table:table-cell office:value-type="float" office:value="13.179684" table:style-name="ce1">
            <text:p>13,179684</text:p>
          </table:table-cell>
          <table:table-cell office:value-type="float" office:value="2.1887536579825304" table:style-name="ce1">
            <text:p>2,188753658</text:p>
          </table:table-cell>
          <table:table-cell office:value-type="float" office:value="2.3451683482509984" table:style-name="ce1">
            <text:p>2,345168348</text:p>
          </table:table-cell>
          <table:table-cell office:value-type="float" office:value="0.47420172033309937" table:style-name="ce1">
            <text:p>0,47420172</text:p>
          </table:table-cell>
          <table:table-cell office:value-type="float" office:value="0.62953750429153443" table:style-name="ce1">
            <text:p>0,629537504</text:p>
          </table:table-cell>
          <table:table-cell office:value-type="float" office:value="0.28163088466002711" table:style-name="ce1">
            <text:p>0,281630885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1">
          <table:table-cell office:value-type="float" office:value="-88.560816000000003" table:style-name="ce1">
            <text:p>-88,560816</text:p>
          </table:table-cell>
          <table:table-cell office:value-type="float" office:value="13.209386" table:style-name="ce1">
            <text:p>13,209386</text:p>
          </table:table-cell>
          <table:table-cell office:value-type="float" office:value="2.1645473823478953" table:style-name="ce1">
            <text:p>2,164547382</text:p>
          </table:table-cell>
          <table:table-cell office:value-type="float" office:value="2.3135017484901921" table:style-name="ce1">
            <text:p>2,313501748</text:p>
          </table:table-cell>
          <table:table-cell office:value-type="float" office:value="0.47473772033309936" table:style-name="ce1">
            <text:p>0,47473772</text:p>
          </table:table-cell>
          <table:table-cell office:value-type="float" office:value="0.63007350429153441" table:style-name="ce1">
            <text:p>0,630073504</text:p>
          </table:table-cell>
          <table:table-cell office:value-type="float" office:value="0.2818988846600271" table:style-name="ce1">
            <text:p>0,281898885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1">
          <table:table-cell office:value-type="float" office:value="-88.981892999999999" table:style-name="ce1">
            <text:p>-88,981893</text:p>
          </table:table-cell>
          <table:table-cell office:value-type="float" office:value="13.339126" table:style-name="ce1">
            <text:p>13,339126</text:p>
          </table:table-cell>
          <table:table-cell office:value-type="float" office:value="2.1578990066547927" table:style-name="ce1">
            <text:p>2,157899007</text:p>
          </table:table-cell>
          <table:table-cell office:value-type="float" office:value="2.3158416406915641" table:style-name="ce1">
            <text:p>2,315841641</text:p>
          </table:table-cell>
          <table:table-cell office:value-type="float" office:value="0.47577818809127809" table:style-name="ce1">
            <text:p>0,475778188</text:p>
          </table:table-cell>
          <table:table-cell office:value-type="float" office:value="0.63628562865829463" table:style-name="ce1">
            <text:p>0,636285629</text:p>
          </table:table-cell>
          <table:table-cell office:value-type="float" office:value="0.28365811153355436" table:style-name="ce1">
            <text:p>0,283658112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1">
          <table:table-cell office:value-type="float" office:value="-89.400906000000006" table:style-name="ce1">
            <text:p>-89,400906</text:p>
          </table:table-cell>
          <table:table-cell office:value-type="float" office:value="13.477244000000001" table:style-name="ce1">
            <text:p>13,477244</text:p>
          </table:table-cell>
          <table:table-cell office:value-type="float" office:value="2.1324168753139396" table:style-name="ce1">
            <text:p>2,132416875</text:p>
          </table:table-cell>
          <table:table-cell office:value-type="float" office:value="2.2848477839668404" table:style-name="ce1">
            <text:p>2,284847784</text:p>
          </table:table-cell>
          <table:table-cell office:value-type="float" office:value="0.47642618809127807" table:style-name="ce1">
            <text:p>0,476426188</text:p>
          </table:table-cell>
          <table:table-cell office:value-type="float" office:value="0.63693362865829473" table:style-name="ce1">
            <text:p>0,636933629</text:p>
          </table:table-cell>
          <table:table-cell office:value-type="float" office:value="0.2839821115335544" table:style-name="ce1">
            <text:p>0,283982112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1">
          <table:table-cell office:value-type="float" office:value="-89.805383000000006" table:style-name="ce1">
            <text:p>-89,805383</text:p>
          </table:table-cell>
          <table:table-cell office:value-type="float" office:value="13.604955" table:style-name="ce1">
            <text:p>13,604955</text:p>
          </table:table-cell>
          <table:table-cell office:value-type="float" office:value="2.0863582724851391" table:style-name="ce1">
            <text:p>2,086358272</text:p>
          </table:table-cell>
          <table:table-cell office:value-type="float" office:value="2.2382607926379547" table:style-name="ce1">
            <text:p>2,238260793</text:p>
          </table:table-cell>
          <table:table-cell office:value-type="float" office:value="0.48028218809127809" table:style-name="ce1">
            <text:p>0,480282188</text:p>
          </table:table-cell>
          <table:table-cell office:value-type="float" office:value="0.6407896286582947" table:style-name="ce1">
            <text:p>0,640789629</text:p>
          </table:table-cell>
          <table:table-cell office:value-type="float" office:value="0.28591011153355439" table:style-name="ce1">
            <text:p>0,285910112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1">
          <table:table-cell office:value-type="float" office:value="-90.196179999999998" table:style-name="ce1">
            <text:p>-90,19618</text:p>
          </table:table-cell>
          <table:table-cell office:value-type="float" office:value="13.780237" table:style-name="ce1">
            <text:p>13,780237</text:p>
          </table:table-cell>
          <table:table-cell office:value-type="float" office:value="2.1209070665354659" table:style-name="ce1">
            <text:p>2,120907067</text:p>
          </table:table-cell>
          <table:table-cell office:value-type="float" office:value="2.2934839740407345" table:style-name="ce1">
            <text:p>2,293483974</text:p>
          </table:table-cell>
          <table:table-cell office:value-type="float" office:value="0.48563235666275029" table:style-name="ce1">
            <text:p>0,485632357</text:p>
          </table:table-cell>
          <table:table-cell office:value-type="float" office:value="0.6415531602096558" table:style-name="ce1">
            <text:p>0,64155316</text:p>
          </table:table-cell>
          <table:table-cell office:value-type="float" office:value="0.28762521379756834" table:style-name="ce1">
            <text:p>0,287625214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90.620980000000003" table:style-name="ce1">
            <text:p>-90,62098</text:p>
          </table:table-cell>
          <table:table-cell office:value-type="float" office:value="13.896292000000001" table:style-name="ce1">
            <text:p>13,896292</text:p>
          </table:table-cell>
          <table:table-cell office:value-type="float" office:value="1.8186670432813323" table:style-name="ce1">
            <text:p>1,818667043</text:p>
          </table:table-cell>
          <table:table-cell office:value-type="float" office:value="1.9455853850952554" table:style-name="ce1">
            <text:p>1,945585385</text:p>
          </table:table-cell>
          <table:table-cell office:value-type="float" office:value="0.48611235666275021" table:style-name="ce1">
            <text:p>0,486112357</text:p>
          </table:table-cell>
          <table:table-cell office:value-type="float" office:value="0.64203316020965573" table:style-name="ce1">
            <text:p>0,64203316</text:p>
          </table:table-cell>
          <table:table-cell office:value-type="float" office:value="0.2878652137975683" table:style-name="ce1">
            <text:p>0,287865214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91.063264000000004" table:style-name="ce1">
            <text:p>-91,063264</text:p>
          </table:table-cell>
          <table:table-cell office:value-type="float" office:value="13.937427" table:style-name="ce1">
            <text:p>13,937427</text:p>
          </table:table-cell>
          <table:table-cell office:value-type="float" office:value="2.1435024402407428" table:style-name="ce1">
            <text:p>2,14350244</text:p>
          </table:table-cell>
          <table:table-cell office:value-type="float" office:value="2.2937435793681997" table:style-name="ce1">
            <text:p>2,293743579</text:p>
          </table:table-cell>
          <table:table-cell office:value-type="float" office:value="0.48653027124404907" table:style-name="ce1">
            <text:p>0,486530271</text:p>
          </table:table-cell>
          <table:table-cell office:value-type="float" office:value="0.64284136600494379" table:style-name="ce1">
            <text:p>0,642841366</text:p>
          </table:table-cell>
          <table:table-cell office:value-type="float" office:value="0.2881702989470995" table:style-name="ce1">
            <text:p>0,288170299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91.485659999999996" table:style-name="ce1">
            <text:p>-91,48566</text:p>
          </table:table-cell>
          <table:table-cell office:value-type="float" office:value="14.046789" table:style-name="ce1">
            <text:p>14,046789</text:p>
          </table:table-cell>
          <table:table-cell office:value-type="float" office:value="2.137366199630105" table:style-name="ce1">
            <text:p>2,1373662</text:p>
          </table:table-cell>
          <table:table-cell office:value-type="float" office:value="2.2950919361774362" table:style-name="ce1">
            <text:p>2,295091936</text:p>
          </table:table-cell>
          <table:table-cell office:value-type="float" office:value="0.4868342712440491" table:style-name="ce1">
            <text:p>0,486834271</text:p>
          </table:table-cell>
          <table:table-cell office:value-type="float" office:value="0.64314536600494387" table:style-name="ce1">
            <text:p>0,643145366</text:p>
          </table:table-cell>
          <table:table-cell office:value-type="float" office:value="0.28832229894709954" table:style-name="ce1">
            <text:p>0,288322299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91.867103999999998" table:style-name="ce1">
            <text:p>-91,867104</text:p>
          </table:table-cell>
          <table:table-cell office:value-type="float" office:value="14.270060000000001" table:style-name="ce1">
            <text:p>14,27006</text:p>
          </table:table-cell>
          <table:table-cell office:value-type="float" office:value="2.0293028305147023" table:style-name="ce1">
            <text:p>2,029302831</text:p>
          </table:table-cell>
          <table:table-cell office:value-type="float" office:value="2.1839475683699781" table:style-name="ce1">
            <text:p>2,183947568</text:p>
          </table:table-cell>
          <table:table-cell office:value-type="float" office:value="0.47273613357543942" table:style-name="ce1">
            <text:p>0,472736134</text:p>
          </table:table-cell>
          <table:table-cell office:value-type="float" office:value="0.62831021690368649" table:style-name="ce1">
            <text:p>0,628310217</text:p>
          </table:table-cell>
          <table:table-cell office:value-type="float" office:value="0.28088334897513811" table:style-name="ce1">
            <text:p>0,280883349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92.216718" table:style-name="ce1">
            <text:p>-92,216718</text:p>
          </table:table-cell>
          <table:table-cell office:value-type="float" office:value="14.541238999999999" table:style-name="ce1">
            <text:p>14,541239</text:p>
          </table:table-cell>
          <table:table-cell office:value-type="float" office:value="1.9874791805333885" table:style-name="ce1">
            <text:p>1,987479181</text:p>
          </table:table-cell>
          <table:table-cell office:value-type="float" office:value="2.1328642422310198" table:style-name="ce1">
            <text:p>2,132864242</text:p>
          </table:table-cell>
          <table:table-cell office:value-type="float" office:value="0.47245613357543947" table:style-name="ce1">
            <text:p>0,472456134</text:p>
          </table:table-cell>
          <table:table-cell office:value-type="float" office:value="0.62803021690368654" table:style-name="ce1">
            <text:p>0,628030217</text:p>
          </table:table-cell>
          <table:table-cell office:value-type="float" office:value="0.28074334897513814" table:style-name="ce1">
            <text:p>0,280743349</text:p>
          </table:table-cell>
          <table:table-cell office:value-type="float" office:value="320" table:style-name="ce1">
            <text:p>320</text:p>
          </table:table-cell>
          <table:table-cell table:number-columns-repeated="16376"/>
        </table:table-row>
        <table:table-row table:style-name="ro1">
          <table:table-cell office:value-type="float" office:value="-92.542220999999998" table:style-name="ce1">
            <text:p>-92,542221</text:p>
          </table:table-cell>
          <table:table-cell office:value-type="float" office:value="14.840446999999999" table:style-name="ce1">
            <text:p>14,840447</text:p>
          </table:table-cell>
          <table:table-cell office:value-type="float" office:value="1.9888036757951921" table:style-name="ce1">
            <text:p>1,988803676</text:p>
          </table:table-cell>
          <table:table-cell office:value-type="float" office:value="2.1196334389946587" table:style-name="ce1">
            <text:p>2,119633439</text:p>
          </table:table-cell>
          <table:table-cell office:value-type="float" office:value="0.47257613357543943" table:style-name="ce1">
            <text:p>0,472576134</text:p>
          </table:table-cell>
          <table:table-cell office:value-type="float" office:value="0.62815021690368655" table:style-name="ce1">
            <text:p>0,628150217</text:p>
          </table:table-cell>
          <table:table-cell office:value-type="float" office:value="0.28080334897513815" table:style-name="ce1">
            <text:p>0,28080334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2.771242999999998" table:style-name="ce1">
            <text:p>-92,771243</text:p>
          </table:table-cell>
          <table:table-cell office:value-type="float" office:value="15.097524999999999" table:style-name="ce1">
            <text:p>15,097525</text:p>
          </table:table-cell>
          <table:table-cell office:value-type="float" office:value="2.0376901327029611" table:style-name="ce1">
            <text:p>2,037690133</text:p>
          </table:table-cell>
          <table:table-cell office:value-type="float" office:value="2.1759528246370765" table:style-name="ce1">
            <text:p>2,175952825</text:p>
          </table:table-cell>
          <table:table-cell office:value-type="float" office:value="0.47257613357543943" table:style-name="ce1">
            <text:p>0,472576134</text:p>
          </table:table-cell>
          <table:table-cell office:value-type="float" office:value="0.62815021690368655" table:style-name="ce1">
            <text:p>0,628150217</text:p>
          </table:table-cell>
          <table:table-cell office:value-type="float" office:value="0.28080334897513815" table:style-name="ce1">
            <text:p>0,28080334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014466999999996" table:style-name="ce1">
            <text:p>-93,014467</text:p>
          </table:table-cell>
          <table:table-cell office:value-type="float" office:value="15.333409" table:style-name="ce1">
            <text:p>15,333409</text:p>
          </table:table-cell>
          <table:table-cell office:value-type="float" office:value="1.9952932593367456" table:style-name="ce1">
            <text:p>1,995293259</text:p>
          </table:table-cell>
          <table:table-cell office:value-type="float" office:value="2.1268076967445757" table:style-name="ce1">
            <text:p>2,126807697</text:p>
          </table:table-cell>
          <table:table-cell office:value-type="float" office:value="0.46559267457962034" table:style-name="ce1">
            <text:p>0,465592675</text:p>
          </table:table-cell>
          <table:table-cell office:value-type="float" office:value="0.6209632080459595" table:style-name="ce1">
            <text:p>0,620963208</text:p>
          </table:table-cell>
          <table:table-cell office:value-type="float" office:value="0.27716056134856826" table:style-name="ce1">
            <text:p>0,27716056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359190999999996" table:style-name="ce1">
            <text:p>-93,359191</text:p>
          </table:table-cell>
          <table:table-cell office:value-type="float" office:value="15.605650000000001" table:style-name="ce1">
            <text:p>15,60565</text:p>
          </table:table-cell>
          <table:table-cell office:value-type="float" office:value="2.252441024890572" table:style-name="ce1">
            <text:p>2,252441025</text:p>
          </table:table-cell>
          <table:table-cell office:value-type="float" office:value="2.4156969699818647" table:style-name="ce1">
            <text:p>2,41569697</text:p>
          </table:table-cell>
          <table:table-cell office:value-type="float" office:value="0.46559267457962034" table:style-name="ce1">
            <text:p>0,465592675</text:p>
          </table:table-cell>
          <table:table-cell office:value-type="float" office:value="0.6209632080459595" table:style-name="ce1">
            <text:p>0,620963208</text:p>
          </table:table-cell>
          <table:table-cell office:value-type="float" office:value="0.27716056134856826" table:style-name="ce1">
            <text:p>0,27716056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3.704357999999999" table:style-name="ce1">
            <text:p>-93,704358</text:p>
          </table:table-cell>
          <table:table-cell office:value-type="float" office:value="15.878594" table:style-name="ce1">
            <text:p>15,878594</text:p>
          </table:table-cell>
          <table:table-cell office:value-type="float" office:value="2.3552951548986907" table:style-name="ce1">
            <text:p>2,355295155</text:p>
          </table:table-cell>
          <table:table-cell office:value-type="float" office:value="2.510742220417209" table:style-name="ce1">
            <text:p>2,51074222</text:p>
          </table:table-cell>
          <table:table-cell office:value-type="float" office:value="0.46623267457962037" table:style-name="ce1">
            <text:p>0,466232675</text:p>
          </table:table-cell>
          <table:table-cell office:value-type="float" office:value="0.62160320804595948" table:style-name="ce1">
            <text:p>0,621603208</text:p>
          </table:table-cell>
          <table:table-cell office:value-type="float" office:value="0.27748056134856824" table:style-name="ce1">
            <text:p>0,27748056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4.042671999999996" table:style-name="ce1">
            <text:p>-94,042672</text:p>
          </table:table-cell>
          <table:table-cell office:value-type="float" office:value="16.133921000000001" table:style-name="ce1">
            <text:p>16,133921</text:p>
          </table:table-cell>
          <table:table-cell office:value-type="float" office:value="2.224026495995798" table:style-name="ce1">
            <text:p>2,224026496</text:p>
          </table:table-cell>
          <table:table-cell office:value-type="float" office:value="2.3971276414790417" table:style-name="ce1">
            <text:p>2,397127641</text:p>
          </table:table-cell>
          <table:table-cell office:value-type="float" office:value="0.47198201591703626" table:style-name="ce1">
            <text:p>0,471982016</text:p>
          </table:table-cell>
          <table:table-cell office:value-type="float" office:value="0.62507118160459729" table:style-name="ce1">
            <text:p>0,625071182</text:p>
          </table:table-cell>
          <table:table-cell office:value-type="float" office:value="0.27988658811233613" table:style-name="ce1">
            <text:p>0,27988658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4.425368000000006" table:style-name="ce1">
            <text:p>-94,425368</text:p>
          </table:table-cell>
          <table:table-cell office:value-type="float" office:value="16.253274000000001" table:style-name="ce1">
            <text:p>16,253274</text:p>
          </table:table-cell>
          <table:table-cell office:value-type="float" office:value="2.0234162177388897" table:style-name="ce1">
            <text:p>2,023416218</text:p>
          </table:table-cell>
          <table:table-cell office:value-type="float" office:value="2.1780924603135023" table:style-name="ce1">
            <text:p>2,17809246</text:p>
          </table:table-cell>
          <table:table-cell office:value-type="float" office:value="0.47226646036148073" table:style-name="ce1">
            <text:p>0,47226646</text:p>
          </table:table-cell>
          <table:table-cell office:value-type="float" office:value="0.62535562604904171" table:style-name="ce1">
            <text:p>0,625355626</text:p>
          </table:table-cell>
          <table:table-cell office:value-type="float" office:value="0.28002881033455834" table:style-name="ce1">
            <text:p>0,28002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4.853881000000001" table:style-name="ce1">
            <text:p>-94,853881</text:p>
          </table:table-cell>
          <table:table-cell office:value-type="float" office:value="16.220927" table:style-name="ce1">
            <text:p>16,220927</text:p>
          </table:table-cell>
          <table:table-cell office:value-type="float" office:value="1.9479656237482152" table:style-name="ce1">
            <text:p>1,947965624</text:p>
          </table:table-cell>
          <table:table-cell office:value-type="float" office:value="2.0881395034925578" table:style-name="ce1">
            <text:p>2,088139503</text:p>
          </table:table-cell>
          <table:table-cell office:value-type="float" office:value="0.47226646036148073" table:style-name="ce1">
            <text:p>0,47226646</text:p>
          </table:table-cell>
          <table:table-cell office:value-type="float" office:value="0.62535562604904171" table:style-name="ce1">
            <text:p>0,625355626</text:p>
          </table:table-cell>
          <table:table-cell office:value-type="float" office:value="0.28002881033455834" table:style-name="ce1">
            <text:p>0,28002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5.248482999999993" table:style-name="ce1">
            <text:p>-95,248483</text:p>
          </table:table-cell>
          <table:table-cell office:value-type="float" office:value="16.082349000000001" table:style-name="ce1">
            <text:p>16,082349</text:p>
          </table:table-cell>
          <table:table-cell office:value-type="float" office:value="1.8810659733408215" table:style-name="ce1">
            <text:p>1,881065973</text:p>
          </table:table-cell>
          <table:table-cell office:value-type="float" office:value="1.9795050939416923" table:style-name="ce1">
            <text:p>1,979505094</text:p>
          </table:table-cell>
          <table:table-cell office:value-type="float" office:value="0.47745950539398196" table:style-name="ce1">
            <text:p>0,477459505</text:p>
          </table:table-cell>
          <table:table-cell office:value-type="float" office:value="0.62966121752548221" table:style-name="ce1">
            <text:p>0,629661218</text:p>
          </table:table-cell>
          <table:table-cell office:value-type="float" office:value="0.28248609431716859" table:style-name="ce1">
            <text:p>0,282486094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5.645425000000003" table:style-name="ce1">
            <text:p>-95,645425</text:p>
          </table:table-cell>
          <table:table-cell office:value-type="float" office:value="15.912502" table:style-name="ce1">
            <text:p>15,912502</text:p>
          </table:table-cell>
          <table:table-cell office:value-type="float" office:value="2.2332597302293538" table:style-name="ce1">
            <text:p>2,23325973</text:p>
          </table:table-cell>
          <table:table-cell office:value-type="float" office:value="2.3850617175648416" table:style-name="ce1">
            <text:p>2,385061718</text:p>
          </table:table-cell>
          <table:table-cell office:value-type="float" office:value="0.47781150539398193" table:style-name="ce1">
            <text:p>0,477811505</text:p>
          </table:table-cell>
          <table:table-cell office:value-type="float" office:value="0.63001321752548223" table:style-name="ce1">
            <text:p>0,630013218</text:p>
          </table:table-cell>
          <table:table-cell office:value-type="float" office:value="0.2826620943171686" table:style-name="ce1">
            <text:p>0,282662094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064070999999998" table:style-name="ce1">
            <text:p>-96,064071</text:p>
          </table:table-cell>
          <table:table-cell office:value-type="float" office:value="15.763196000000001" table:style-name="ce1">
            <text:p>15,763196</text:p>
          </table:table-cell>
          <table:table-cell office:value-type="float" office:value="2.2053412822510903" table:style-name="ce1">
            <text:p>2,205341282</text:p>
          </table:table-cell>
          <table:table-cell office:value-type="float" office:value="2.3658379701430512" table:style-name="ce1">
            <text:p>2,36583797</text:p>
          </table:table-cell>
          <table:table-cell office:value-type="float" office:value="0.48311387396240235" table:style-name="ce1">
            <text:p>0,483113874</text:p>
          </table:table-cell>
          <table:table-cell office:value-type="float" office:value="0.63632296419525147" table:style-name="ce1">
            <text:p>0,636322964</text:p>
          </table:table-cell>
          <table:table-cell office:value-type="float" office:value="0.28562186036233028" table:style-name="ce1">
            <text:p>0,2856218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479951999999997" table:style-name="ce1">
            <text:p>-96,479952</text:p>
          </table:table-cell>
          <table:table-cell office:value-type="float" office:value="15.683505" table:style-name="ce1">
            <text:p>15,683505</text:p>
          </table:table-cell>
          <table:table-cell office:value-type="float" office:value="1.9866356760506347" table:style-name="ce1">
            <text:p>1,986635676</text:p>
          </table:table-cell>
          <table:table-cell office:value-type="float" office:value="2.1325540510657657" table:style-name="ce1">
            <text:p>2,132554051</text:p>
          </table:table-cell>
          <table:table-cell office:value-type="float" office:value="0.48352987396240232" table:style-name="ce1">
            <text:p>0,483529874</text:p>
          </table:table-cell>
          <table:table-cell office:value-type="float" office:value="0.63673896419525144" table:style-name="ce1">
            <text:p>0,636738964</text:p>
          </table:table-cell>
          <table:table-cell office:value-type="float" office:value="0.28582986036233027" table:style-name="ce1">
            <text:p>0,2858298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6.893547999999996" table:style-name="ce1">
            <text:p>-96,893548</text:p>
          </table:table-cell>
          <table:table-cell office:value-type="float" office:value="15.781174999999999" table:style-name="ce1">
            <text:p>15,781175</text:p>
          </table:table-cell>
          <table:table-cell office:value-type="float" office:value="1.9055052999382773" table:style-name="ce1">
            <text:p>1,9055053</text:p>
          </table:table-cell>
          <table:table-cell office:value-type="float" office:value="2.0661738976880666" table:style-name="ce1">
            <text:p>2,066173898</text:p>
          </table:table-cell>
          <table:table-cell office:value-type="float" office:value="0.48352987396240232" table:style-name="ce1">
            <text:p>0,483529874</text:p>
          </table:table-cell>
          <table:table-cell office:value-type="float" office:value="0.63673896419525144" table:style-name="ce1">
            <text:p>0,636738964</text:p>
          </table:table-cell>
          <table:table-cell office:value-type="float" office:value="0.28582986036233027" table:style-name="ce1">
            <text:p>0,2858298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314104999999998" table:style-name="ce1">
            <text:p>-97,314105</text:p>
          </table:table-cell>
          <table:table-cell office:value-type="float" office:value="15.909312" table:style-name="ce1">
            <text:p>15,909312</text:p>
          </table:table-cell>
          <table:table-cell office:value-type="float" office:value="1.9185472470215956" table:style-name="ce1">
            <text:p>1,918547247</text:p>
          </table:table-cell>
          <table:table-cell office:value-type="float" office:value="2.0908468207258237" table:style-name="ce1">
            <text:p>2,090846821</text:p>
          </table:table-cell>
          <table:table-cell office:value-type="float" office:value="0.47897691356658934" table:style-name="ce1">
            <text:p>0,478976914</text:p>
          </table:table-cell>
          <table:table-cell office:value-type="float" office:value="0.62957645284652708" table:style-name="ce1">
            <text:p>0,629576453</text:p>
          </table:table-cell>
          <table:table-cell office:value-type="float" office:value="0.28286517104621356" table:style-name="ce1">
            <text:p>0,28286517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7.733819999999994" table:style-name="ce1">
            <text:p>-97,73382</text:p>
          </table:table-cell>
          <table:table-cell office:value-type="float" office:value="16.016131000000001" table:style-name="ce1">
            <text:p>16,016131</text:p>
          </table:table-cell>
          <table:table-cell office:value-type="float" office:value="2.1236142677973326" table:style-name="ce1">
            <text:p>2,123614268</text:p>
          </table:table-cell>
          <table:table-cell office:value-type="float" office:value="2.3251442172582859" table:style-name="ce1">
            <text:p>2,325144217</text:p>
          </table:table-cell>
          <table:table-cell office:value-type="float" office:value="0.47902054993022575" table:style-name="ce1">
            <text:p>0,47902055</text:p>
          </table:table-cell>
          <table:table-cell office:value-type="float" office:value="0.62962008921016344" table:style-name="ce1">
            <text:p>0,629620089</text:p>
          </table:table-cell>
          <table:table-cell office:value-type="float" office:value="0.28288698922803174" table:style-name="ce1">
            <text:p>0,28288698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8.137962000000002" table:style-name="ce1">
            <text:p>-98,137962</text:p>
          </table:table-cell>
          <table:table-cell office:value-type="float" office:value="16.167560999999999" table:style-name="ce1">
            <text:p>16,167561</text:p>
          </table:table-cell>
          <table:table-cell office:value-type="float" office:value="1.6438559529095653" table:style-name="ce1">
            <text:p>1,643855953</text:p>
          </table:table-cell>
          <table:table-cell office:value-type="float" office:value="1.7640564125976252" table:style-name="ce1">
            <text:p>1,764056413</text:p>
          </table:table-cell>
          <table:table-cell office:value-type="float" office:value="0.48292096347808838" table:style-name="ce1">
            <text:p>0,482920963</text:p>
          </table:table-cell>
          <table:table-cell office:value-type="float" office:value="0.63335396738052363" table:style-name="ce1">
            <text:p>0,633353967</text:p>
          </table:table-cell>
          <table:table-cell office:value-type="float" office:value="0.28485431141230111" table:style-name="ce1">
            <text:p>0,28485431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8.521878000000001" table:style-name="ce1">
            <text:p>-98,521878</text:p>
          </table:table-cell>
          <table:table-cell office:value-type="float" office:value="16.362027000000001" table:style-name="ce1">
            <text:p>16,362027</text:p>
          </table:table-cell>
          <table:table-cell office:value-type="float" office:value="2.0380558972444267" table:style-name="ce1">
            <text:p>2,038055897</text:p>
          </table:table-cell>
          <table:table-cell office:value-type="float" office:value="2.2394098226337897" table:style-name="ce1">
            <text:p>2,239409823</text:p>
          </table:table-cell>
          <table:table-cell office:value-type="float" office:value="0.48292096347808838" table:style-name="ce1">
            <text:p>0,482920963</text:p>
          </table:table-cell>
          <table:table-cell office:value-type="float" office:value="0.63335396738052363" table:style-name="ce1">
            <text:p>0,633353967</text:p>
          </table:table-cell>
          <table:table-cell office:value-type="float" office:value="0.28485431141230111" table:style-name="ce1">
            <text:p>0,28485431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8.905634000000006" table:style-name="ce1">
            <text:p>-98,905634</text:p>
          </table:table-cell>
          <table:table-cell office:value-type="float" office:value="16.541578000000001" table:style-name="ce1">
            <text:p>16,541578</text:p>
          </table:table-cell>
          <table:table-cell office:value-type="float" office:value="1.7528983879870108" table:style-name="ce1">
            <text:p>1,752898388</text:p>
          </table:table-cell>
          <table:table-cell office:value-type="float" office:value="1.9279486072606968" table:style-name="ce1">
            <text:p>1,927948607</text:p>
          </table:table-cell>
          <table:table-cell office:value-type="float" office:value="0.46374753267201507" table:style-name="ce1">
            <text:p>0,463747533</text:p>
          </table:table-cell>
          <table:table-cell office:value-type="float" office:value="0.61206805855664337" table:style-name="ce1">
            <text:p>0,612068059</text:p>
          </table:table-cell>
          <table:table-cell office:value-type="float" office:value="0.27448487169411301" table:style-name="ce1">
            <text:p>0,27448487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9.329603000000006" table:style-name="ce1">
            <text:p>-99,329603</text:p>
          </table:table-cell>
          <table:table-cell office:value-type="float" office:value="16.646037" table:style-name="ce1">
            <text:p>16,646037</text:p>
          </table:table-cell>
          <table:table-cell office:value-type="float" office:value="1.6037087089763506" table:style-name="ce1">
            <text:p>1,603708709</text:p>
          </table:table-cell>
          <table:table-cell office:value-type="float" office:value="1.7606457811462863" table:style-name="ce1">
            <text:p>1,760645781</text:p>
          </table:table-cell>
          <table:table-cell office:value-type="float" office:value="0.46339844176292422" table:style-name="ce1">
            <text:p>0,463398442</text:p>
          </table:table-cell>
          <table:table-cell office:value-type="float" office:value="0.61171896764755251" table:style-name="ce1">
            <text:p>0,611718968</text:p>
          </table:table-cell>
          <table:table-cell office:value-type="float" office:value="0.27431032623956758" table:style-name="ce1">
            <text:p>0,27431032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99.728514000000004" table:style-name="ce1">
            <text:p>-99,728514</text:p>
          </table:table-cell>
          <table:table-cell office:value-type="float" office:value="16.780885999999999" table:style-name="ce1">
            <text:p>16,780886</text:p>
          </table:table-cell>
          <table:table-cell office:value-type="float" office:value="1.6146759449438426" table:style-name="ce1">
            <text:p>1,614675945</text:p>
          </table:table-cell>
          <table:table-cell office:value-type="float" office:value="1.7696892901728478" table:style-name="ce1">
            <text:p>1,76968929</text:p>
          </table:table-cell>
          <table:table-cell office:value-type="float" office:value="0.46283044176292421" table:style-name="ce1">
            <text:p>0,462830442</text:p>
          </table:table-cell>
          <table:table-cell office:value-type="float" office:value="0.6111509676475525" table:style-name="ce1">
            <text:p>0,611150968</text:p>
          </table:table-cell>
          <table:table-cell office:value-type="float" office:value="0.27402632623956757" table:style-name="ce1">
            <text:p>0,27402632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0.117788" table:style-name="ce1">
            <text:p>-100,117788</text:p>
          </table:table-cell>
          <table:table-cell office:value-type="float" office:value="16.950742000000002" table:style-name="ce1">
            <text:p>16,950742</text:p>
          </table:table-cell>
          <table:table-cell office:value-type="float" office:value="1.6076119749707687" table:style-name="ce1">
            <text:p>1,607611975</text:p>
          </table:table-cell>
          <table:table-cell office:value-type="float" office:value="1.8865274301999022" table:style-name="ce1">
            <text:p>1,88652743</text:p>
          </table:table-cell>
          <table:table-cell office:value-type="float" office:value="0.47547084802246092" table:style-name="ce1">
            <text:p>0,475470848</text:p>
          </table:table-cell>
          <table:table-cell office:value-type="float" office:value="0.62725795024490361" table:style-name="ce1">
            <text:p>0,62725795</text:p>
          </table:table-cell>
          <table:table-cell office:value-type="float" office:value="0.28131964317901137" table:style-name="ce1">
            <text:p>0,28131964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0.54072499999999" table:style-name="ce1">
            <text:p>-100,540725</text:p>
          </table:table-cell>
          <table:table-cell office:value-type="float" office:value="17.095489000000001" table:style-name="ce1">
            <text:p>17,095489</text:p>
          </table:table-cell>
          <table:table-cell office:value-type="float" office:value="1.5291024168674279" table:style-name="ce1">
            <text:p>1,529102417</text:p>
          </table:table-cell>
          <table:table-cell office:value-type="float" office:value="1.6681770035503243" table:style-name="ce1">
            <text:p>1,668177004</text:p>
          </table:table-cell>
          <table:table-cell office:value-type="float" office:value="0.47577484802246095" table:style-name="ce1">
            <text:p>0,475774848</text:p>
          </table:table-cell>
          <table:table-cell office:value-type="float" office:value="0.62756195024490358" table:style-name="ce1">
            <text:p>0,62756195</text:p>
          </table:table-cell>
          <table:table-cell office:value-type="float" office:value="0.28147164317901135" table:style-name="ce1">
            <text:p>0,28147164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0.942745" table:style-name="ce1">
            <text:p>-100,942745</text:p>
          </table:table-cell>
          <table:table-cell office:value-type="float" office:value="17.272637" table:style-name="ce1">
            <text:p>17,272637</text:p>
          </table:table-cell>
          <table:table-cell office:value-type="float" office:value="1.5281464410731029" table:style-name="ce1">
            <text:p>1,528146441</text:p>
          </table:table-cell>
          <table:table-cell office:value-type="float" office:value="1.6658211273573715" table:style-name="ce1">
            <text:p>1,665821127</text:p>
          </table:table-cell>
          <table:table-cell office:value-type="float" office:value="0.4557917650127411" table:style-name="ce1">
            <text:p>0,455791765</text:p>
          </table:table-cell>
          <table:table-cell office:value-type="float" office:value="0.60516860441207887" table:style-name="ce1">
            <text:p>0,605168604</text:p>
          </table:table-cell>
          <table:table-cell office:value-type="float" office:value="0.27061265844510324" table:style-name="ce1">
            <text:p>0,27061265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1.327409" table:style-name="ce1">
            <text:p>-101,327409</text:p>
          </table:table-cell>
          <table:table-cell office:value-type="float" office:value="17.484421999999999" table:style-name="ce1">
            <text:p>17,484422</text:p>
          </table:table-cell>
          <table:table-cell office:value-type="float" office:value="2.0068068163942376" table:style-name="ce1">
            <text:p>2,006806816</text:p>
          </table:table-cell>
          <table:table-cell office:value-type="float" office:value="2.1488306160838153" table:style-name="ce1">
            <text:p>2,148830616</text:p>
          </table:table-cell>
          <table:table-cell office:value-type="float" office:value="0.4557917650127411" table:style-name="ce1">
            <text:p>0,455791765</text:p>
          </table:table-cell>
          <table:table-cell office:value-type="float" office:value="0.60516860441207887" table:style-name="ce1">
            <text:p>0,605168604</text:p>
          </table:table-cell>
          <table:table-cell office:value-type="float" office:value="0.27061265844510324" table:style-name="ce1">
            <text:p>0,27061265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1.672315" table:style-name="ce1">
            <text:p>-101,672315</text:p>
          </table:table-cell>
          <table:table-cell office:value-type="float" office:value="17.747320999999999" table:style-name="ce1">
            <text:p>17,747321</text:p>
          </table:table-cell>
          <table:table-cell office:value-type="float" office:value="2.0114800871828939" table:style-name="ce1">
            <text:p>2,011480087</text:p>
          </table:table-cell>
          <table:table-cell office:value-type="float" office:value="2.1501058436930207" table:style-name="ce1">
            <text:p>2,150105844</text:p>
          </table:table-cell>
          <table:table-cell office:value-type="float" office:value="0.4557917650127411" table:style-name="ce1">
            <text:p>0,455791765</text:p>
          </table:table-cell>
          <table:table-cell office:value-type="float" office:value="0.60516860441207887" table:style-name="ce1">
            <text:p>0,605168604</text:p>
          </table:table-cell>
          <table:table-cell office:value-type="float" office:value="0.27061265844510324" table:style-name="ce1">
            <text:p>0,27061265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2.020539" table:style-name="ce1">
            <text:p>-102,020539</text:p>
          </table:table-cell>
          <table:table-cell office:value-type="float" office:value="17.921064000000001" table:style-name="ce1">
            <text:p>17,921064</text:p>
          </table:table-cell>
          <table:table-cell office:value-type="float" office:value="2.0182774046623484" table:style-name="ce1">
            <text:p>2,018277405</text:p>
          </table:table-cell>
          <table:table-cell office:value-type="float" office:value="2.1557937823827755" table:style-name="ce1">
            <text:p>2,155793782</text:p>
          </table:table-cell>
          <table:table-cell office:value-type="float" office:value="0.58451863437652585" table:style-name="ce1">
            <text:p>0,584518634</text:p>
          </table:table-cell>
          <table:table-cell office:value-type="float" office:value="0.73284419685363766" table:style-name="ce1">
            <text:p>0,732844197</text:p>
          </table:table-cell>
          <table:table-cell office:value-type="float" office:value="0.33491981098824364" table:style-name="ce1">
            <text:p>0,33491981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2.43411500000001" table:style-name="ce1">
            <text:p>-102,434115</text:p>
          </table:table-cell>
          <table:table-cell office:value-type="float" office:value="17.994015999999998" table:style-name="ce1">
            <text:p>17,994016</text:p>
          </table:table-cell>
          <table:table-cell office:value-type="float" office:value="2.0178157862901154" table:style-name="ce1">
            <text:p>2,017815786</text:p>
          </table:table-cell>
          <table:table-cell office:value-type="float" office:value="2.1376685806618174" table:style-name="ce1">
            <text:p>2,137668581</text:p>
          </table:table-cell>
          <table:table-cell office:value-type="float" office:value="0.63275863437652591" table:style-name="ce1">
            <text:p>0,632758634</text:p>
          </table:table-cell>
          <table:table-cell office:value-type="float" office:value="0.78108419685363772" table:style-name="ce1">
            <text:p>0,781084197</text:p>
          </table:table-cell>
          <table:table-cell office:value-type="float" office:value="0.35903981098824356" table:style-name="ce1">
            <text:p>0,35903981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2.85888199999999" table:style-name="ce1">
            <text:p>-102,858882</text:p>
          </table:table-cell>
          <table:table-cell office:value-type="float" office:value="18.123249999999999" table:style-name="ce1">
            <text:p>18,12325</text:p>
          </table:table-cell>
          <table:table-cell office:value-type="float" office:value="2.0053432197551238" table:style-name="ce1">
            <text:p>2,00534322</text:p>
          </table:table-cell>
          <table:table-cell office:value-type="float" office:value="2.1242696804439869" table:style-name="ce1">
            <text:p>2,12426968</text:p>
          </table:table-cell>
          <table:table-cell office:value-type="float" office:value="0.5043106343765259" table:style-name="ce1">
            <text:p>0,504310634</text:p>
          </table:table-cell>
          <table:table-cell office:value-type="float" office:value="0.65263619685363772" table:style-name="ce1">
            <text:p>0,652636197</text:p>
          </table:table-cell>
          <table:table-cell office:value-type="float" office:value="0.29481581098824361" table:style-name="ce1">
            <text:p>0,29481581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3.277377" table:style-name="ce1">
            <text:p>-103,277377</text:p>
          </table:table-cell>
          <table:table-cell office:value-type="float" office:value="18.268198999999999" table:style-name="ce1">
            <text:p>18,268199</text:p>
          </table:table-cell>
          <table:table-cell office:value-type="float" office:value="1.9740543967315725" table:style-name="ce1">
            <text:p>1,974054397</text:p>
          </table:table-cell>
          <table:table-cell office:value-type="float" office:value="2.1037256097806365" table:style-name="ce1">
            <text:p>2,10372561</text:p>
          </table:table-cell>
          <table:table-cell office:value-type="float" office:value="0.48442789815902709" table:style-name="ce1">
            <text:p>0,484427898</text:p>
          </table:table-cell>
          <table:table-cell office:value-type="float" office:value="0.63557591938018798" table:style-name="ce1">
            <text:p>0,635575919</text:p>
          </table:table-cell>
          <table:table-cell office:value-type="float" office:value="0.28572611676976556" table:style-name="ce1">
            <text:p>0,28572611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3.615132" table:style-name="ce1">
            <text:p>-103,615132</text:p>
          </table:table-cell>
          <table:table-cell office:value-type="float" office:value="18.512761000000001" table:style-name="ce1">
            <text:p>18,512761</text:p>
          </table:table-cell>
          <table:table-cell office:value-type="float" office:value="1.9829648746425113" table:style-name="ce1">
            <text:p>1,982964875</text:p>
          </table:table-cell>
          <table:table-cell office:value-type="float" office:value="2.111647935979204" table:style-name="ce1">
            <text:p>2,111647936</text:p>
          </table:table-cell>
          <table:table-cell office:value-type="float" office:value="0.4795416881942749" table:style-name="ce1">
            <text:p>0,479541688</text:p>
          </table:table-cell>
          <table:table-cell office:value-type="float" office:value="0.63045516513824462" table:style-name="ce1">
            <text:p>0,630455165</text:p>
          </table:table-cell>
          <table:table-cell office:value-type="float" office:value="0.28315538468543522" table:style-name="ce1">
            <text:p>0,28315538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3.92340799999999" table:style-name="ce1">
            <text:p>-103,923408</text:p>
          </table:table-cell>
          <table:table-cell office:value-type="float" office:value="18.809656" table:style-name="ce1">
            <text:p>18,809656</text:p>
          </table:table-cell>
          <table:table-cell office:value-type="float" office:value="1.9854168134549124" table:style-name="ce1">
            <text:p>1,985416813</text:p>
          </table:table-cell>
          <table:table-cell office:value-type="float" office:value="2.1126256232859504" table:style-name="ce1">
            <text:p>2,112625623</text:p>
          </table:table-cell>
          <table:table-cell office:value-type="float" office:value="0.47891768819427488" table:style-name="ce1">
            <text:p>0,478917688</text:p>
          </table:table-cell>
          <table:table-cell office:value-type="float" office:value="0.62983116513824466" table:style-name="ce1">
            <text:p>0,629831165</text:p>
          </table:table-cell>
          <table:table-cell office:value-type="float" office:value="0.28284338468543524" table:style-name="ce1">
            <text:p>0,28284338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4.27601799999999" table:style-name="ce1">
            <text:p>-104,276018</text:p>
          </table:table-cell>
          <table:table-cell office:value-type="float" office:value="19.025839999999999" table:style-name="ce1">
            <text:p>19,02584</text:p>
          </table:table-cell>
          <table:table-cell office:value-type="float" office:value="2.2450379567276051" table:style-name="ce1">
            <text:p>2,245037957</text:p>
          </table:table-cell>
          <table:table-cell office:value-type="float" office:value="2.4220921127056241" table:style-name="ce1">
            <text:p>2,422092113</text:p>
          </table:table-cell>
          <table:table-cell office:value-type="float" office:value="0.4788216881942749" table:style-name="ce1">
            <text:p>0,478821688</text:p>
          </table:table-cell>
          <table:table-cell office:value-type="float" office:value="0.62973516513824468" table:style-name="ce1">
            <text:p>0,629735165</text:p>
          </table:table-cell>
          <table:table-cell office:value-type="float" office:value="0.28279538468543525" table:style-name="ce1">
            <text:p>0,28279538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4.655557" table:style-name="ce1">
            <text:p>-104,655557</text:p>
          </table:table-cell>
          <table:table-cell office:value-type="float" office:value="19.19547" table:style-name="ce1">
            <text:p>19,19547</text:p>
          </table:table-cell>
          <table:table-cell office:value-type="float" office:value="2.2630737664123179" table:style-name="ce1">
            <text:p>2,263073766</text:p>
          </table:table-cell>
          <table:table-cell office:value-type="float" office:value="2.4401097366840103" table:style-name="ce1">
            <text:p>2,440109737</text:p>
          </table:table-cell>
          <table:table-cell office:value-type="float" office:value="0.48027768819427491" table:style-name="ce1">
            <text:p>0,480277688</text:p>
          </table:table-cell>
          <table:table-cell office:value-type="float" office:value="0.63119116513824458" table:style-name="ce1">
            <text:p>0,631191165</text:p>
          </table:table-cell>
          <table:table-cell office:value-type="float" office:value="0.2835233846854352" table:style-name="ce1">
            <text:p>0,28352338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4.996599" table:style-name="ce1">
            <text:p>-104,996599</text:p>
          </table:table-cell>
          <table:table-cell office:value-type="float" office:value="19.430015999999998" table:style-name="ce1">
            <text:p>19,430016</text:p>
          </table:table-cell>
          <table:table-cell office:value-type="float" office:value="2.2938248484549009" table:style-name="ce1">
            <text:p>2,293824848</text:p>
          </table:table-cell>
          <table:table-cell office:value-type="float" office:value="2.4712110403066019" table:style-name="ce1">
            <text:p>2,47121104</text:p>
          </table:table-cell>
          <table:table-cell office:value-type="float" office:value="0.48272310898590087" table:style-name="ce1">
            <text:p>0,482723109</text:p>
          </table:table-cell>
          <table:table-cell office:value-type="float" office:value="0.6332398574142456" table:style-name="ce1">
            <text:p>0,633239857</text:p>
          </table:table-cell>
          <table:table-cell office:value-type="float" office:value="0.2846706375334333" table:style-name="ce1">
            <text:p>0,28467063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279402" table:style-name="ce1">
            <text:p>-105,279402</text:p>
          </table:table-cell>
          <table:table-cell office:value-type="float" office:value="19.739619000000001" table:style-name="ce1">
            <text:p>19,739619</text:p>
          </table:table-cell>
          <table:table-cell office:value-type="float" office:value="2.3351226559419742" table:style-name="ce1">
            <text:p>2,335122656</text:p>
          </table:table-cell>
          <table:table-cell office:value-type="float" office:value="2.5155116206456931" table:style-name="ce1">
            <text:p>2,515511621</text:p>
          </table:table-cell>
          <table:table-cell office:value-type="float" office:value="0.48422710898590088" table:style-name="ce1">
            <text:p>0,484227109</text:p>
          </table:table-cell>
          <table:table-cell office:value-type="float" office:value="0.63474385741424566" table:style-name="ce1">
            <text:p>0,634743857</text:p>
          </table:table-cell>
          <table:table-cell office:value-type="float" office:value="0.28542263753343333" table:style-name="ce1">
            <text:p>0,28542263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521337" table:style-name="ce1">
            <text:p>-105,521337</text:p>
          </table:table-cell>
          <table:table-cell office:value-type="float" office:value="20.082409999999999" table:style-name="ce1">
            <text:p>20,08241</text:p>
          </table:table-cell>
          <table:table-cell office:value-type="float" office:value="2.7958217035244406" table:style-name="ce1">
            <text:p>2,795821704</text:p>
          </table:table-cell>
          <table:table-cell office:value-type="float" office:value="2.9598098238488775" table:style-name="ce1">
            <text:p>2,959809824</text:p>
          </table:table-cell>
          <table:table-cell office:value-type="float" office:value="0.47200707807540893" table:style-name="ce1">
            <text:p>0,472007078</text:p>
          </table:table-cell>
          <table:table-cell office:value-type="float" office:value="0.62247870578765874" table:style-name="ce1">
            <text:p>0,622478706</text:p>
          </table:table-cell>
          <table:table-cell office:value-type="float" office:value="0.27911107211214436" table:style-name="ce1">
            <text:p>0,27911107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519105" table:style-name="ce1">
            <text:p>-105,519105</text:p>
          </table:table-cell>
          <table:table-cell office:value-type="float" office:value="20.385634" table:style-name="ce1">
            <text:p>20,385634</text:p>
          </table:table-cell>
          <table:table-cell office:value-type="float" office:value="2.3892172554963098" table:style-name="ce1">
            <text:p>2,389217255</text:p>
          </table:table-cell>
          <table:table-cell office:value-type="float" office:value="2.5683610082442954" table:style-name="ce1">
            <text:p>2,568361008</text:p>
          </table:table-cell>
          <table:table-cell office:value-type="float" office:value="0.47200707807540893" table:style-name="ce1">
            <text:p>0,472007078</text:p>
          </table:table-cell>
          <table:table-cell office:value-type="float" office:value="0.62247870578765874" table:style-name="ce1">
            <text:p>0,622478706</text:p>
          </table:table-cell>
          <table:table-cell office:value-type="float" office:value="0.27911107211214436" table:style-name="ce1">
            <text:p>0,27911107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382278" table:style-name="ce1">
            <text:p>-105,382278</text:p>
          </table:table-cell>
          <table:table-cell office:value-type="float" office:value="20.635196000000001" table:style-name="ce1">
            <text:p>20,635196</text:p>
          </table:table-cell>
          <table:table-cell office:value-type="float" office:value="2.1454382493619262" table:style-name="ce1">
            <text:p>2,145438249</text:p>
          </table:table-cell>
          <table:table-cell office:value-type="float" office:value="2.2993903751242639" table:style-name="ce1">
            <text:p>2,299390375</text:p>
          </table:table-cell>
          <table:table-cell office:value-type="float" office:value="0.47220707807540896" table:style-name="ce1">
            <text:p>0,472207078</text:p>
          </table:table-cell>
          <table:table-cell office:value-type="float" office:value="0.62267870578765872" table:style-name="ce1">
            <text:p>0,622678706</text:p>
          </table:table-cell>
          <table:table-cell office:value-type="float" office:value="0.27921107211214435" table:style-name="ce1">
            <text:p>0,27921107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356258" table:style-name="ce1">
            <text:p>-105,356258</text:p>
          </table:table-cell>
          <table:table-cell office:value-type="float" office:value="20.867173000000001" table:style-name="ce1">
            <text:p>20,867173</text:p>
          </table:table-cell>
          <table:table-cell office:value-type="float" office:value="2.241053564030723" table:style-name="ce1">
            <text:p>2,241053564</text:p>
          </table:table-cell>
          <table:table-cell office:value-type="float" office:value="2.3985160112114032" table:style-name="ce1">
            <text:p>2,398516011</text:p>
          </table:table-cell>
          <table:table-cell office:value-type="float" office:value="0.47294041140874227" table:style-name="ce1">
            <text:p>0,472940411</text:p>
          </table:table-cell>
          <table:table-cell office:value-type="float" office:value="0.62341203912099208" table:style-name="ce1">
            <text:p>0,623412039</text:p>
          </table:table-cell>
          <table:table-cell office:value-type="float" office:value="0.27957773877881104" table:style-name="ce1">
            <text:p>0,27957773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29929300000001" table:style-name="ce1">
            <text:p>-105,299293</text:p>
          </table:table-cell>
          <table:table-cell office:value-type="float" office:value="21.139067000000001" table:style-name="ce1">
            <text:p>21,139067</text:p>
          </table:table-cell>
          <table:table-cell office:value-type="float" office:value="2.2778780033918928" table:style-name="ce1">
            <text:p>2,277878003</text:p>
          </table:table-cell>
          <table:table-cell office:value-type="float" office:value="2.4395366692701184" table:style-name="ce1">
            <text:p>2,439536669</text:p>
          </table:table-cell>
          <table:table-cell office:value-type="float" office:value="0.45957098781585692" table:style-name="ce1">
            <text:p>0,459570988</text:p>
          </table:table-cell>
          <table:table-cell office:value-type="float" office:value="0.60866610586166381" table:style-name="ce1">
            <text:p>0,608666106</text:p>
          </table:table-cell>
          <table:table-cell office:value-type="float" office:value="0.27234262872464027" table:style-name="ce1">
            <text:p>0,27234262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33056500000001" table:style-name="ce1">
            <text:p>-105,330565</text:p>
          </table:table-cell>
          <table:table-cell office:value-type="float" office:value="21.462195999999999" table:style-name="ce1">
            <text:p>21,462196</text:p>
          </table:table-cell>
          <table:table-cell office:value-type="float" office:value="2.2845083653372642" table:style-name="ce1">
            <text:p>2,284508365</text:p>
          </table:table-cell>
          <table:table-cell office:value-type="float" office:value="2.4414632651139621" table:style-name="ce1">
            <text:p>2,441463265</text:p>
          </table:table-cell>
          <table:table-cell office:value-type="float" office:value="0.45990698781585693" table:style-name="ce1">
            <text:p>0,459906988</text:p>
          </table:table-cell>
          <table:table-cell office:value-type="float" office:value="0.60900210586166381" table:style-name="ce1">
            <text:p>0,609002106</text:p>
          </table:table-cell>
          <table:table-cell office:value-type="float" office:value="0.27251062872464027" table:style-name="ce1">
            <text:p>0,27251062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538743" table:style-name="ce1">
            <text:p>-105,538743</text:p>
          </table:table-cell>
          <table:table-cell office:value-type="float" office:value="21.789859" table:style-name="ce1">
            <text:p>21,789859</text:p>
          </table:table-cell>
          <table:table-cell office:value-type="float" office:value="2.1265265764579904" table:style-name="ce1">
            <text:p>2,126526576</text:p>
          </table:table-cell>
          <table:table-cell office:value-type="float" office:value="2.2820604332655874" table:style-name="ce1">
            <text:p>2,282060433</text:p>
          </table:table-cell>
          <table:table-cell office:value-type="float" office:value="0.46125098781585694" table:style-name="ce1">
            <text:p>0,461250988</text:p>
          </table:table-cell>
          <table:table-cell office:value-type="float" office:value="0.61034610586166382" table:style-name="ce1">
            <text:p>0,610346106</text:p>
          </table:table-cell>
          <table:table-cell office:value-type="float" office:value="0.27318262872464028" table:style-name="ce1">
            <text:p>0,27318262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65476099999999" table:style-name="ce1">
            <text:p>-105,654761</text:p>
          </table:table-cell>
          <table:table-cell office:value-type="float" office:value="22.176777000000001" table:style-name="ce1">
            <text:p>22,176777</text:p>
          </table:table-cell>
          <table:table-cell office:value-type="float" office:value="2.1320114820332252" table:style-name="ce1">
            <text:p>2,132011482</text:p>
          </table:table-cell>
          <table:table-cell office:value-type="float" office:value="2.2881019569569112" table:style-name="ce1">
            <text:p>2,288101957</text:p>
          </table:table-cell>
          <table:table-cell office:value-type="float" office:value="0.46125098781585694" table:style-name="ce1">
            <text:p>0,461250988</text:p>
          </table:table-cell>
          <table:table-cell office:value-type="float" office:value="0.61034610586166382" table:style-name="ce1">
            <text:p>0,610346106</text:p>
          </table:table-cell>
          <table:table-cell office:value-type="float" office:value="0.27318262872464028" table:style-name="ce1">
            <text:p>0,27318262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5.78102699999999" table:style-name="ce1">
            <text:p>-105,781027</text:p>
          </table:table-cell>
          <table:table-cell office:value-type="float" office:value="22.558845999999999" table:style-name="ce1">
            <text:p>22,558846</text:p>
          </table:table-cell>
          <table:table-cell office:value-type="float" office:value="1.9472984114307379" table:style-name="ce1">
            <text:p>1,947298411</text:p>
          </table:table-cell>
          <table:table-cell office:value-type="float" office:value="2.1141152277031963" table:style-name="ce1">
            <text:p>2,114115228</text:p>
          </table:table-cell>
          <table:table-cell office:value-type="float" office:value="0.46636565576744077" table:style-name="ce1">
            <text:p>0,466365656</text:p>
          </table:table-cell>
          <table:table-cell office:value-type="float" office:value="0.60987918626022342" table:style-name="ce1">
            <text:p>0,609879186</text:p>
          </table:table-cell>
          <table:table-cell office:value-type="float" office:value="0.27450213657108802" table:style-name="ce1">
            <text:p>0,27450213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6.05162300000001" table:style-name="ce1">
            <text:p>-106,051623</text:p>
          </table:table-cell>
          <table:table-cell office:value-type="float" office:value="22.883991000000002" table:style-name="ce1">
            <text:p>22,883991</text:p>
          </table:table-cell>
          <table:table-cell office:value-type="float" office:value="1.9518750639425573" table:style-name="ce1">
            <text:p>1,951875064</text:p>
          </table:table-cell>
          <table:table-cell office:value-type="float" office:value="2.1203916886413445" table:style-name="ce1">
            <text:p>2,120391689</text:p>
          </table:table-cell>
          <table:table-cell office:value-type="float" office:value="0.46513365576744081" table:style-name="ce1">
            <text:p>0,465133656</text:p>
          </table:table-cell>
          <table:table-cell office:value-type="float" office:value="0.60864718626022341" table:style-name="ce1">
            <text:p>0,608647186</text:p>
          </table:table-cell>
          <table:table-cell office:value-type="float" office:value="0.27388613657108801" table:style-name="ce1">
            <text:p>0,27388613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6.349497" table:style-name="ce1">
            <text:p>-106,349497</text:p>
          </table:table-cell>
          <table:table-cell office:value-type="float" office:value="23.191483000000002" table:style-name="ce1">
            <text:p>23,191483</text:p>
          </table:table-cell>
          <table:table-cell office:value-type="float" office:value="1.9499192836140289" table:style-name="ce1">
            <text:p>1,949919284</text:p>
          </table:table-cell>
          <table:table-cell office:value-type="float" office:value="2.1162235699444834" table:style-name="ce1">
            <text:p>2,11622357</text:p>
          </table:table-cell>
          <table:table-cell office:value-type="float" office:value="0.4649576557674408" table:style-name="ce1">
            <text:p>0,464957656</text:p>
          </table:table-cell>
          <table:table-cell office:value-type="float" office:value="0.60847118626022334" table:style-name="ce1">
            <text:p>0,608471186</text:p>
          </table:table-cell>
          <table:table-cell office:value-type="float" office:value="0.27379813657108798" table:style-name="ce1">
            <text:p>0,27379813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6.64626800000001" table:style-name="ce1">
            <text:p>-106,646268</text:p>
          </table:table-cell>
          <table:table-cell office:value-type="float" office:value="23.498850000000001" table:style-name="ce1">
            <text:p>23,49885</text:p>
          </table:table-cell>
          <table:table-cell office:value-type="float" office:value="1.9829250233117062" table:style-name="ce1">
            <text:p>1,982925023</text:p>
          </table:table-cell>
          <table:table-cell office:value-type="float" office:value="2.1403616756591943" table:style-name="ce1">
            <text:p>2,140361676</text:p>
          </table:table-cell>
          <table:table-cell office:value-type="float" office:value="0.45743156280517577" table:style-name="ce1">
            <text:p>0,457431563</text:p>
          </table:table-cell>
          <table:table-cell office:value-type="float" office:value="0.60264898147583013" table:style-name="ce1">
            <text:p>0,602648981</text:p>
          </table:table-cell>
          <table:table-cell office:value-type="float" office:value="0.27032880171492718" table:style-name="ce1">
            <text:p>0,27032880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6.92418000000001" table:style-name="ce1">
            <text:p>-106,92418</text:p>
          </table:table-cell>
          <table:table-cell office:value-type="float" office:value="23.816295" table:style-name="ce1">
            <text:p>23,816295</text:p>
          </table:table-cell>
          <table:table-cell office:value-type="float" office:value="1.9667780470000098" table:style-name="ce1">
            <text:p>1,966778047</text:p>
          </table:table-cell>
          <table:table-cell office:value-type="float" office:value="2.132408188471747" table:style-name="ce1">
            <text:p>2,132408188</text:p>
          </table:table-cell>
          <table:table-cell office:value-type="float" office:value="0.46207956280517576" table:style-name="ce1">
            <text:p>0,462079563</text:p>
          </table:table-cell>
          <table:table-cell office:value-type="float" office:value="0.60729698147583011" table:style-name="ce1">
            <text:p>0,607296981</text:p>
          </table:table-cell>
          <table:table-cell office:value-type="float" office:value="0.27265280171492717" table:style-name="ce1">
            <text:p>0,27265280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7.22512500000001" table:style-name="ce1">
            <text:p>-107,225125</text:p>
          </table:table-cell>
          <table:table-cell office:value-type="float" office:value="24.110951" table:style-name="ce1">
            <text:p>24,110951</text:p>
          </table:table-cell>
          <table:table-cell office:value-type="float" office:value="1.9854635109737027" table:style-name="ce1">
            <text:p>1,985463511</text:p>
          </table:table-cell>
          <table:table-cell office:value-type="float" office:value="2.1461694610872173" table:style-name="ce1">
            <text:p>2,146169461</text:p>
          </table:table-cell>
          <table:table-cell office:value-type="float" office:value="0.46407156280517581" table:style-name="ce1">
            <text:p>0,464071563</text:p>
          </table:table-cell>
          <table:table-cell office:value-type="float" office:value="0.6092889814758301" table:style-name="ce1">
            <text:p>0,609288981</text:p>
          </table:table-cell>
          <table:table-cell office:value-type="float" office:value="0.27364880171492717" table:style-name="ce1">
            <text:p>0,27364880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7.580089" table:style-name="ce1">
            <text:p>-107,580089</text:p>
          </table:table-cell>
          <table:table-cell office:value-type="float" office:value="24.361474999999999" table:style-name="ce1">
            <text:p>24,361475</text:p>
          </table:table-cell>
          <table:table-cell office:value-type="float" office:value="2.4417249375608514" table:style-name="ce1">
            <text:p>2,441724938</text:p>
          </table:table-cell>
          <table:table-cell office:value-type="float" office:value="2.5844009275456843" table:style-name="ce1">
            <text:p>2,584400928</text:p>
          </table:table-cell>
          <table:table-cell office:value-type="float" office:value="0.46407156280517581" table:style-name="ce1">
            <text:p>0,464071563</text:p>
          </table:table-cell>
          <table:table-cell office:value-type="float" office:value="0.6092889814758301" table:style-name="ce1">
            <text:p>0,609288981</text:p>
          </table:table-cell>
          <table:table-cell office:value-type="float" office:value="0.27364880171492717" table:style-name="ce1">
            <text:p>0,27364880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7.891682" table:style-name="ce1">
            <text:p>-107,891682</text:p>
          </table:table-cell>
          <table:table-cell office:value-type="float" office:value="24.620391999999999" table:style-name="ce1">
            <text:p>24,620392</text:p>
          </table:table-cell>
          <table:table-cell office:value-type="float" office:value="2.4721132705076792" table:style-name="ce1">
            <text:p>2,472113271</text:p>
          </table:table-cell>
          <table:table-cell office:value-type="float" office:value="2.6121123689726584" table:style-name="ce1">
            <text:p>2,612112369</text:p>
          </table:table-cell>
          <table:table-cell office:value-type="float" office:value="0.46407156280517581" table:style-name="ce1">
            <text:p>0,464071563</text:p>
          </table:table-cell>
          <table:table-cell office:value-type="float" office:value="0.6092889814758301" table:style-name="ce1">
            <text:p>0,609288981</text:p>
          </table:table-cell>
          <table:table-cell office:value-type="float" office:value="0.27364880171492717" table:style-name="ce1">
            <text:p>0,27364880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8.07248199999999" table:style-name="ce1">
            <text:p>-108,072482</text:p>
          </table:table-cell>
          <table:table-cell office:value-type="float" office:value="24.924053000000001" table:style-name="ce1">
            <text:p>24,924053</text:p>
          </table:table-cell>
          <table:table-cell office:value-type="float" office:value="2.4373803233138314" table:style-name="ce1">
            <text:p>2,437380323</text:p>
          </table:table-cell>
          <table:table-cell office:value-type="float" office:value="2.5742518712685052" table:style-name="ce1">
            <text:p>2,574251871</text:p>
          </table:table-cell>
          <table:table-cell office:value-type="float" office:value="0.48849778465270999" table:style-name="ce1">
            <text:p>0,488497785</text:p>
          </table:table-cell>
          <table:table-cell office:value-type="float" office:value="0.63543813518524173" table:style-name="ce1">
            <text:p>0,635438135</text:p>
          </table:table-cell>
          <table:table-cell office:value-type="float" office:value="0.28663097971501689" table:style-name="ce1">
            <text:p>0,2866309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8.302119" table:style-name="ce1">
            <text:p>-108,302119</text:p>
          </table:table-cell>
          <table:table-cell office:value-type="float" office:value="25.186838999999999" table:style-name="ce1">
            <text:p>25,186839</text:p>
          </table:table-cell>
          <table:table-cell office:value-type="float" office:value="2.4390023361144464" table:style-name="ce1">
            <text:p>2,439002336</text:p>
          </table:table-cell>
          <table:table-cell office:value-type="float" office:value="2.5714876728516582" table:style-name="ce1">
            <text:p>2,571487673</text:p>
          </table:table-cell>
          <table:table-cell office:value-type="float" office:value="0.48849778465270999" table:style-name="ce1">
            <text:p>0,488497785</text:p>
          </table:table-cell>
          <table:table-cell office:value-type="float" office:value="0.63543813518524173" table:style-name="ce1">
            <text:p>0,635438135</text:p>
          </table:table-cell>
          <table:table-cell office:value-type="float" office:value="0.28663097971501689" table:style-name="ce1">
            <text:p>0,2866309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8.691079" table:style-name="ce1">
            <text:p>-108,691079</text:p>
          </table:table-cell>
          <table:table-cell office:value-type="float" office:value="25.362303000000001" table:style-name="ce1">
            <text:p>25,362303</text:p>
          </table:table-cell>
          <table:table-cell office:value-type="float" office:value="2.4525239838753992" table:style-name="ce1">
            <text:p>2,452523984</text:p>
          </table:table-cell>
          <table:table-cell office:value-type="float" office:value="2.5812685842176286" table:style-name="ce1">
            <text:p>2,581268584</text:p>
          </table:table-cell>
          <table:table-cell office:value-type="float" office:value="0.48849778465270999" table:style-name="ce1">
            <text:p>0,488497785</text:p>
          </table:table-cell>
          <table:table-cell office:value-type="float" office:value="0.63543813518524173" table:style-name="ce1">
            <text:p>0,635438135</text:p>
          </table:table-cell>
          <table:table-cell office:value-type="float" office:value="0.28663097971501689" table:style-name="ce1">
            <text:p>0,2866309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060368" table:style-name="ce1">
            <text:p>-109,060368</text:p>
          </table:table-cell>
          <table:table-cell office:value-type="float" office:value="25.562937999999999" table:style-name="ce1">
            <text:p>25,562938</text:p>
          </table:table-cell>
          <table:table-cell office:value-type="float" office:value="2.4128073360637772" table:style-name="ce1">
            <text:p>2,412807336</text:p>
          </table:table-cell>
          <table:table-cell office:value-type="float" office:value="2.5061832029972422" table:style-name="ce1">
            <text:p>2,506183203</text:p>
          </table:table-cell>
          <table:table-cell office:value-type="float" office:value="0.50175463251113894" table:style-name="ce1">
            <text:p>0,501754633</text:p>
          </table:table-cell>
          <table:table-cell office:value-type="float" office:value="0.65000652364730838" table:style-name="ce1">
            <text:p>0,650006524</text:p>
          </table:table-cell>
          <table:table-cell office:value-type="float" office:value="0.29376643134007946" table:style-name="ce1">
            <text:p>0,29376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330365" table:style-name="ce1">
            <text:p>-109,330365</text:p>
          </table:table-cell>
          <table:table-cell office:value-type="float" office:value="25.831707000000002" table:style-name="ce1">
            <text:p>25,831707</text:p>
          </table:table-cell>
          <table:table-cell office:value-type="float" office:value="2.407800429986354" table:style-name="ce1">
            <text:p>2,40780043</text:p>
          </table:table-cell>
          <table:table-cell office:value-type="float" office:value="2.4855667478234227" table:style-name="ce1">
            <text:p>2,485566748</text:p>
          </table:table-cell>
          <table:table-cell office:value-type="float" office:value="0.50175463251113894" table:style-name="ce1">
            <text:p>0,501754633</text:p>
          </table:table-cell>
          <table:table-cell office:value-type="float" office:value="0.65000652364730838" table:style-name="ce1">
            <text:p>0,650006524</text:p>
          </table:table-cell>
          <table:table-cell office:value-type="float" office:value="0.29376643134007946" table:style-name="ce1">
            <text:p>0,29376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33373400000001" table:style-name="ce1">
            <text:p>-109,333734</text:p>
          </table:table-cell>
          <table:table-cell office:value-type="float" office:value="26.121548000000001" table:style-name="ce1">
            <text:p>26,121548</text:p>
          </table:table-cell>
          <table:table-cell office:value-type="float" office:value="2.4279933617003477" table:style-name="ce1">
            <text:p>2,427993362</text:p>
          </table:table-cell>
          <table:table-cell office:value-type="float" office:value="2.5092756682386139" table:style-name="ce1">
            <text:p>2,509275668</text:p>
          </table:table-cell>
          <table:table-cell office:value-type="float" office:value="0.50181063251113889" table:style-name="ce1">
            <text:p>0,501810633</text:p>
          </table:table-cell>
          <table:table-cell office:value-type="float" office:value="0.65006252364730832" table:style-name="ce1">
            <text:p>0,650062524</text:p>
          </table:table-cell>
          <table:table-cell office:value-type="float" office:value="0.29379443134007943" table:style-name="ce1">
            <text:p>0,293794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29961900000001" table:style-name="ce1">
            <text:p>-109,299619</text:p>
          </table:table-cell>
          <table:table-cell office:value-type="float" office:value="26.445720000000001" table:style-name="ce1">
            <text:p>26,44572</text:p>
          </table:table-cell>
          <table:table-cell office:value-type="float" office:value="2.4303755611924003" table:style-name="ce1">
            <text:p>2,430375561</text:p>
          </table:table-cell>
          <table:table-cell office:value-type="float" office:value="2.4896734159938312" table:style-name="ce1">
            <text:p>2,489673416</text:p>
          </table:table-cell>
          <table:table-cell office:value-type="float" office:value="0.50231463251113895" table:style-name="ce1">
            <text:p>0,502314633</text:p>
          </table:table-cell>
          <table:table-cell office:value-type="float" office:value="0.65056652364730838" table:style-name="ce1">
            <text:p>0,650566524</text:p>
          </table:table-cell>
          <table:table-cell office:value-type="float" office:value="0.29404643134007946" table:style-name="ce1">
            <text:p>0,29404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545002" table:style-name="ce1">
            <text:p>-109,545002</text:p>
          </table:table-cell>
          <table:table-cell office:value-type="float" office:value="26.655847999999999" table:style-name="ce1">
            <text:p>26,655848</text:p>
          </table:table-cell>
          <table:table-cell office:value-type="float" office:value="1.9006676914510097" table:style-name="ce1">
            <text:p>1,900667691</text:p>
          </table:table-cell>
          <table:table-cell office:value-type="float" office:value="1.9158948469659112" table:style-name="ce1">
            <text:p>1,915894847</text:p>
          </table:table-cell>
          <table:table-cell office:value-type="float" office:value="0.50231463251113895" table:style-name="ce1">
            <text:p>0,502314633</text:p>
          </table:table-cell>
          <table:table-cell office:value-type="float" office:value="0.65056652364730838" table:style-name="ce1">
            <text:p>0,650566524</text:p>
          </table:table-cell>
          <table:table-cell office:value-type="float" office:value="0.29404643134007946" table:style-name="ce1">
            <text:p>0,29404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816841" table:style-name="ce1">
            <text:p>-109,816841</text:p>
          </table:table-cell>
          <table:table-cell office:value-type="float" office:value="26.853110000000001" table:style-name="ce1">
            <text:p>26,85311</text:p>
          </table:table-cell>
          <table:table-cell office:value-type="float" office:value="1.8652124588469967" table:style-name="ce1">
            <text:p>1,865212459</text:p>
          </table:table-cell>
          <table:table-cell office:value-type="float" office:value="1.8657667960354885" table:style-name="ce1">
            <text:p>1,865766796</text:p>
          </table:table-cell>
          <table:table-cell office:value-type="float" office:value="0.4865410381317139" table:style-name="ce1">
            <text:p>0,486541038</text:p>
          </table:table-cell>
          <table:table-cell office:value-type="float" office:value="0.63678426084518436" table:style-name="ce1">
            <text:p>0,636784261</text:p>
          </table:table-cell>
          <table:table-cell office:value-type="float" office:value="0.28640203111304585" table:style-name="ce1">
            <text:p>0,2864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10131199999999" table:style-name="ce1">
            <text:p>-110,101312</text:p>
          </table:table-cell>
          <table:table-cell office:value-type="float" office:value="27.091449999999998" table:style-name="ce1">
            <text:p>27,09145</text:p>
          </table:table-cell>
          <table:table-cell office:value-type="float" office:value="1.835568009413667" table:style-name="ce1">
            <text:p>1,835568009</text:p>
          </table:table-cell>
          <table:table-cell office:value-type="float" office:value="1.8316681286767502" table:style-name="ce1">
            <text:p>1,831668129</text:p>
          </table:table-cell>
          <table:table-cell office:value-type="float" office:value="0.48423703813171387" table:style-name="ce1">
            <text:p>0,484237038</text:p>
          </table:table-cell>
          <table:table-cell office:value-type="float" office:value="0.63448026084518427" table:style-name="ce1">
            <text:p>0,634480261</text:p>
          </table:table-cell>
          <table:table-cell office:value-type="float" office:value="0.28525003111304581" table:style-name="ce1">
            <text:p>0,285250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428347" table:style-name="ce1">
            <text:p>-110,428347</text:p>
          </table:table-cell>
          <table:table-cell office:value-type="float" office:value="27.310373999999999" table:style-name="ce1">
            <text:p>27,310374</text:p>
          </table:table-cell>
          <table:table-cell office:value-type="float" office:value="1.8064823882573235" table:style-name="ce1">
            <text:p>1,806482388</text:p>
          </table:table-cell>
          <table:table-cell office:value-type="float" office:value="1.7949869246853283" table:style-name="ce1">
            <text:p>1,794986925</text:p>
          </table:table-cell>
          <table:table-cell office:value-type="float" office:value="0.48366103813171385" table:style-name="ce1">
            <text:p>0,483661038</text:p>
          </table:table-cell>
          <table:table-cell office:value-type="float" office:value="0.63390426084518436" table:style-name="ce1">
            <text:p>0,633904261</text:p>
          </table:table-cell>
          <table:table-cell office:value-type="float" office:value="0.28496203111304585" table:style-name="ce1">
            <text:p>0,28496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559033" table:style-name="ce1">
            <text:p>-110,559033</text:p>
          </table:table-cell>
          <table:table-cell office:value-type="float" office:value="27.648371000000001" table:style-name="ce1">
            <text:p>27,648371</text:p>
          </table:table-cell>
          <table:table-cell office:value-type="float" office:value="1.7834960123772512" table:style-name="ce1">
            <text:p>1,783496012</text:p>
          </table:table-cell>
          <table:table-cell office:value-type="float" office:value="1.7617908716212889" table:style-name="ce1">
            <text:p>1,761790872</text:p>
          </table:table-cell>
          <table:table-cell office:value-type="float" office:value="0.48366103813171385" table:style-name="ce1">
            <text:p>0,483661038</text:p>
          </table:table-cell>
          <table:table-cell office:value-type="float" office:value="0.63390426084518436" table:style-name="ce1">
            <text:p>0,633904261</text:p>
          </table:table-cell>
          <table:table-cell office:value-type="float" office:value="0.28496203111304585" table:style-name="ce1">
            <text:p>0,28496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71068" table:style-name="ce1">
            <text:p>-110,71068</text:p>
          </table:table-cell>
          <table:table-cell office:value-type="float" office:value="27.839569000000001" table:style-name="ce1">
            <text:p>27,839569</text:p>
          </table:table-cell>
          <table:table-cell office:value-type="float" office:value="1.7657889721798188" table:style-name="ce1">
            <text:p>1,765788972</text:p>
          </table:table-cell>
          <table:table-cell office:value-type="float" office:value="1.7427286206519375" table:style-name="ce1">
            <text:p>1,742728621</text:p>
          </table:table-cell>
          <table:table-cell office:value-type="float" office:value="0.4818877047983805" table:style-name="ce1">
            <text:p>0,481887705</text:p>
          </table:table-cell>
          <table:table-cell office:value-type="float" office:value="0.63213092751185096" table:style-name="ce1">
            <text:p>0,632130928</text:p>
          </table:table-cell>
          <table:table-cell office:value-type="float" office:value="0.28407536444637915" table:style-name="ce1">
            <text:p>0,284075364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048367" table:style-name="ce1">
            <text:p>-111,048367</text:p>
          </table:table-cell>
          <table:table-cell office:value-type="float" office:value="27.945616000000001" table:style-name="ce1">
            <text:p>27,945616</text:p>
          </table:table-cell>
          <table:table-cell office:value-type="float" office:value="1.7710670892047424" table:style-name="ce1">
            <text:p>1,771067089</text:p>
          </table:table-cell>
          <table:table-cell office:value-type="float" office:value="1.7506393828394025" table:style-name="ce1">
            <text:p>1,750639383</text:p>
          </table:table-cell>
          <table:table-cell office:value-type="float" office:value="0.48246103813171387" table:style-name="ce1">
            <text:p>0,482461038</text:p>
          </table:table-cell>
          <table:table-cell office:value-type="float" office:value="0.63270426084518427" table:style-name="ce1">
            <text:p>0,632704261</text:p>
          </table:table-cell>
          <table:table-cell office:value-type="float" office:value="0.28436203111304581" table:style-name="ce1">
            <text:p>0,28436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349245" table:style-name="ce1">
            <text:p>-111,349245</text:p>
          </table:table-cell>
          <table:table-cell office:value-type="float" office:value="28.21238" table:style-name="ce1">
            <text:p>28,21238</text:p>
          </table:table-cell>
          <table:table-cell office:value-type="float" office:value="1.7292018540176313" table:style-name="ce1">
            <text:p>1,729201854</text:p>
          </table:table-cell>
          <table:table-cell office:value-type="float" office:value="1.7222219388967517" table:style-name="ce1">
            <text:p>1,722221939</text:p>
          </table:table-cell>
          <table:table-cell office:value-type="float" office:value="0.4849591905678643" table:style-name="ce1">
            <text:p>0,484959191</text:p>
          </table:table-cell>
          <table:table-cell office:value-type="float" office:value="0.63547611781014335" table:style-name="ce1">
            <text:p>0,635476118</text:p>
          </table:table-cell>
          <table:table-cell office:value-type="float" office:value="0.28569795794142699" table:style-name="ce1">
            <text:p>0,28569795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63339999999999" table:style-name="ce1">
            <text:p>-111,6334</text:p>
          </table:table-cell>
          <table:table-cell office:value-type="float" office:value="28.499579000000001" table:style-name="ce1">
            <text:p>28,499579</text:p>
          </table:table-cell>
          <table:table-cell office:value-type="float" office:value="1.7922034849121018" table:style-name="ce1">
            <text:p>1,792203485</text:p>
          </table:table-cell>
          <table:table-cell office:value-type="float" office:value="1.7945894306871732" table:style-name="ce1">
            <text:p>1,794589431</text:p>
          </table:table-cell>
          <table:table-cell office:value-type="float" office:value="0.49313696834564208" table:style-name="ce1">
            <text:p>0,493136968</text:p>
          </table:table-cell>
          <table:table-cell office:value-type="float" office:value="0.64365389558792119" table:style-name="ce1">
            <text:p>0,643653896</text:p>
          </table:table-cell>
          <table:table-cell office:value-type="float" office:value="0.28978684683031591" table:style-name="ce1">
            <text:p>0,2897868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923875" table:style-name="ce1">
            <text:p>-111,923875</text:p>
          </table:table-cell>
          <table:table-cell office:value-type="float" office:value="28.760390000000001" table:style-name="ce1">
            <text:p>28,76039</text:p>
          </table:table-cell>
          <table:table-cell office:value-type="float" office:value="1.8343434645003389" table:style-name="ce1">
            <text:p>1,834343465</text:p>
          </table:table-cell>
          <table:table-cell office:value-type="float" office:value="1.8806702791536134" table:style-name="ce1">
            <text:p>1,880670279</text:p>
          </table:table-cell>
          <table:table-cell office:value-type="float" office:value="0.48302298399925231" table:style-name="ce1">
            <text:p>0,483022984</text:p>
          </table:table-cell>
          <table:table-cell office:value-type="float" office:value="0.63264336797714238" table:style-name="ce1">
            <text:p>0,632643368</text:p>
          </table:table-cell>
          <table:table-cell office:value-type="float" office:value="0.28436780760529318" table:style-name="ce1">
            <text:p>0,28436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123536" table:style-name="ce1">
            <text:p>-112,123536</text:p>
          </table:table-cell>
          <table:table-cell office:value-type="float" office:value="29.068097999999999" table:style-name="ce1">
            <text:p>29,068098</text:p>
          </table:table-cell>
          <table:table-cell office:value-type="float" office:value="2.0630559622016249" table:style-name="ce1">
            <text:p>2,063055962</text:p>
          </table:table-cell>
          <table:table-cell office:value-type="float" office:value="2.154083176062485" table:style-name="ce1">
            <text:p>2,154083176</text:p>
          </table:table-cell>
          <table:table-cell office:value-type="float" office:value="0.48302298399925231" table:style-name="ce1">
            <text:p>0,483022984</text:p>
          </table:table-cell>
          <table:table-cell office:value-type="float" office:value="0.63264336797714238" table:style-name="ce1">
            <text:p>0,632643368</text:p>
          </table:table-cell>
          <table:table-cell office:value-type="float" office:value="0.28436780760529318" table:style-name="ce1">
            <text:p>0,28436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294363" table:style-name="ce1">
            <text:p>-112,294363</text:p>
          </table:table-cell>
          <table:table-cell office:value-type="float" office:value="29.376282" table:style-name="ce1">
            <text:p>29,376282</text:p>
          </table:table-cell>
          <table:table-cell office:value-type="float" office:value="2.6049436535713952" table:style-name="ce1">
            <text:p>2,604943654</text:p>
          </table:table-cell>
          <table:table-cell office:value-type="float" office:value="2.7098744326118105" table:style-name="ce1">
            <text:p>2,709874433</text:p>
          </table:table-cell>
          <table:table-cell office:value-type="float" office:value="0.48302298399925231" table:style-name="ce1">
            <text:p>0,483022984</text:p>
          </table:table-cell>
          <table:table-cell office:value-type="float" office:value="0.63264336797714238" table:style-name="ce1">
            <text:p>0,632643368</text:p>
          </table:table-cell>
          <table:table-cell office:value-type="float" office:value="0.28436780760529318" table:style-name="ce1">
            <text:p>0,28436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52277100000001" table:style-name="ce1">
            <text:p>-112,522771</text:p>
          </table:table-cell>
          <table:table-cell office:value-type="float" office:value="29.675224" table:style-name="ce1">
            <text:p>29,675224</text:p>
          </table:table-cell>
          <table:table-cell office:value-type="float" office:value="3.1011596685648475" table:style-name="ce1">
            <text:p>3,101159669</text:p>
          </table:table-cell>
          <table:table-cell office:value-type="float" office:value="3.225236725586011" table:style-name="ce1">
            <text:p>3,225236726</text:p>
          </table:table-cell>
          <table:table-cell office:value-type="float" office:value="0.48302298399925231" table:style-name="ce1">
            <text:p>0,483022984</text:p>
          </table:table-cell>
          <table:table-cell office:value-type="float" office:value="0.63264336797714238" table:style-name="ce1">
            <text:p>0,632643368</text:p>
          </table:table-cell>
          <table:table-cell office:value-type="float" office:value="0.28436780760529318" table:style-name="ce1">
            <text:p>0,28436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703434" table:style-name="ce1">
            <text:p>-112,703434</text:p>
          </table:table-cell>
          <table:table-cell office:value-type="float" office:value="30.019651" table:style-name="ce1">
            <text:p>30,019651</text:p>
          </table:table-cell>
          <table:table-cell office:value-type="float" office:value="3.3536452509200592" table:style-name="ce1">
            <text:p>3,353645251</text:p>
          </table:table-cell>
          <table:table-cell office:value-type="float" office:value="3.4673928333110093" table:style-name="ce1">
            <text:p>3,467392833</text:p>
          </table:table-cell>
          <table:table-cell office:value-type="float" office:value="0.4857909839992523" table:style-name="ce1">
            <text:p>0,485790984</text:p>
          </table:table-cell>
          <table:table-cell office:value-type="float" office:value="0.63541136797714237" table:style-name="ce1">
            <text:p>0,635411368</text:p>
          </table:table-cell>
          <table:table-cell office:value-type="float" office:value="0.28575180760529317" table:style-name="ce1">
            <text:p>0,285751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864062" table:style-name="ce1">
            <text:p>-112,864062</text:p>
          </table:table-cell>
          <table:table-cell office:value-type="float" office:value="30.374337000000001" table:style-name="ce1">
            <text:p>30,374337</text:p>
          </table:table-cell>
          <table:table-cell office:value-type="float" office:value="3.4362794425048411" table:style-name="ce1">
            <text:p>3,436279443</text:p>
          </table:table-cell>
          <table:table-cell office:value-type="float" office:value="3.5326298812822334" table:style-name="ce1">
            <text:p>3,532629881</text:p>
          </table:table-cell>
          <table:table-cell office:value-type="float" office:value="0.48822298399925235" table:style-name="ce1">
            <text:p>0,488222984</text:p>
          </table:table-cell>
          <table:table-cell office:value-type="float" office:value="0.63784336797714236" table:style-name="ce1">
            <text:p>0,637843368</text:p>
          </table:table-cell>
          <table:table-cell office:value-type="float" office:value="0.28696780760529317" table:style-name="ce1">
            <text:p>0,28696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03197900000001" table:style-name="ce1">
            <text:p>-113,031979</text:p>
          </table:table-cell>
          <table:table-cell office:value-type="float" office:value="30.720889" table:style-name="ce1">
            <text:p>30,720889</text:p>
          </table:table-cell>
          <table:table-cell office:value-type="float" office:value="3.5983893610867481" table:style-name="ce1">
            <text:p>3,598389361</text:p>
          </table:table-cell>
          <table:table-cell office:value-type="float" office:value="3.6843222701478369" table:style-name="ce1">
            <text:p>3,68432227</text:p>
          </table:table-cell>
          <table:table-cell office:value-type="float" office:value="0.48822298399925235" table:style-name="ce1">
            <text:p>0,488222984</text:p>
          </table:table-cell>
          <table:table-cell office:value-type="float" office:value="0.63784336797714236" table:style-name="ce1">
            <text:p>0,637843368</text:p>
          </table:table-cell>
          <table:table-cell office:value-type="float" office:value="0.28696780760529317" table:style-name="ce1">
            <text:p>0,28696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111525" table:style-name="ce1">
            <text:p>-113,111525</text:p>
          </table:table-cell>
          <table:table-cell office:value-type="float" office:value="31.065978000000001" table:style-name="ce1">
            <text:p>31,065978</text:p>
          </table:table-cell>
          <table:table-cell office:value-type="float" office:value="3.7756573382637155" table:style-name="ce1">
            <text:p>3,775657338</text:p>
          </table:table-cell>
          <table:table-cell office:value-type="float" office:value="3.8341785520813287" table:style-name="ce1">
            <text:p>3,834178552</text:p>
          </table:table-cell>
          <table:table-cell office:value-type="float" office:value="0.48026426415270024" table:style-name="ce1">
            <text:p>0,480264264</text:p>
          </table:table-cell>
          <table:table-cell office:value-type="float" office:value="0.63054161052530466" table:style-name="ce1">
            <text:p>0,630541611</text:p>
          </table:table-cell>
          <table:table-cell office:value-type="float" office:value="0.28302239002104373" table:style-name="ce1">
            <text:p>0,2830223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349118" table:style-name="ce1">
            <text:p>-113,349118</text:p>
          </table:table-cell>
          <table:table-cell office:value-type="float" office:value="31.277311000000001" table:style-name="ce1">
            <text:p>31,277311</text:p>
          </table:table-cell>
          <table:table-cell office:value-type="float" office:value="3.8308385863295773" table:style-name="ce1">
            <text:p>3,830838586</text:p>
          </table:table-cell>
          <table:table-cell office:value-type="float" office:value="3.8725506163868664" table:style-name="ce1">
            <text:p>3,872550616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69666700000001" table:style-name="ce1">
            <text:p>-113,696667</text:p>
          </table:table-cell>
          <table:table-cell office:value-type="float" office:value="31.452265000000001" table:style-name="ce1">
            <text:p>31,452265</text:p>
          </table:table-cell>
          <table:table-cell office:value-type="float" office:value="3.8902557108310942" table:style-name="ce1">
            <text:p>3,890255711</text:p>
          </table:table-cell>
          <table:table-cell office:value-type="float" office:value="3.9257383993592829" table:style-name="ce1">
            <text:p>3,925738399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947661" table:style-name="ce1">
            <text:p>-113,947661</text:p>
          </table:table-cell>
          <table:table-cell office:value-type="float" office:value="31.538319999999999" table:style-name="ce1">
            <text:p>31,53832</text:p>
          </table:table-cell>
          <table:table-cell office:value-type="float" office:value="3.9378502429336533" table:style-name="ce1">
            <text:p>3,937850243</text:p>
          </table:table-cell>
          <table:table-cell office:value-type="float" office:value="3.9785099774426937" table:style-name="ce1">
            <text:p>3,978509977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264376" table:style-name="ce1">
            <text:p>-114,264376</text:p>
          </table:table-cell>
          <table:table-cell office:value-type="float" office:value="31.578444999999999" table:style-name="ce1">
            <text:p>31,578445</text:p>
          </table:table-cell>
          <table:table-cell office:value-type="float" office:value="3.9340677778979387" table:style-name="ce1">
            <text:p>3,934067778</text:p>
          </table:table-cell>
          <table:table-cell office:value-type="float" office:value="3.9654621749607988" table:style-name="ce1">
            <text:p>3,965462175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637972" table:style-name="ce1">
            <text:p>-114,637972</text:p>
          </table:table-cell>
          <table:table-cell office:value-type="float" office:value="31.634411" table:style-name="ce1">
            <text:p>31,634411</text:p>
          </table:table-cell>
          <table:table-cell office:value-type="float" office:value="4.379263744042337" table:style-name="ce1">
            <text:p>4,379263744</text:p>
          </table:table-cell>
          <table:table-cell office:value-type="float" office:value="4.4146809362563353" table:style-name="ce1">
            <text:p>4,414680936</text:p>
          </table:table-cell>
          <table:table-cell office:value-type="float" office:value="0.56404241159005597" table:style-name="ce1">
            <text:p>0,564042412</text:p>
          </table:table-cell>
          <table:table-cell office:value-type="float" office:value="0.71196316912217572" table:style-name="ce1">
            <text:p>0,711963169</text:p>
          </table:table-cell>
          <table:table-cell office:value-type="float" office:value="0.32404260791984552" table:style-name="ce1">
            <text:p>0,3240426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846998" table:style-name="ce1">
            <text:p>-114,846998</text:p>
          </table:table-cell>
          <table:table-cell office:value-type="float" office:value="31.416779999999999" table:style-name="ce1">
            <text:p>31,41678</text:p>
          </table:table-cell>
          <table:table-cell office:value-type="float" office:value="3.9643444177466809" table:style-name="ce1">
            <text:p>3,964344418</text:p>
          </table:table-cell>
          <table:table-cell office:value-type="float" office:value="3.9894988531163089" table:style-name="ce1">
            <text:p>3,989498853</text:p>
          </table:table-cell>
          <table:table-cell office:value-type="float" office:value="0.62277695704460145" table:style-name="ce1">
            <text:p>0,622776957</text:p>
          </table:table-cell>
          <table:table-cell office:value-type="float" office:value="0.7706977145767212" table:style-name="ce1">
            <text:p>0,770697715</text:p>
          </table:table-cell>
          <table:table-cell office:value-type="float" office:value="0.35340988064711826" table:style-name="ce1">
            <text:p>0,353409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790601" table:style-name="ce1">
            <text:p>-114,790601</text:p>
          </table:table-cell>
          <table:table-cell office:value-type="float" office:value="31.067945999999999" table:style-name="ce1">
            <text:p>31,067946</text:p>
          </table:table-cell>
          <table:table-cell office:value-type="float" office:value="4.748376143024756" table:style-name="ce1">
            <text:p>4,748376143</text:p>
          </table:table-cell>
          <table:table-cell office:value-type="float" office:value="4.7774658278376014" table:style-name="ce1">
            <text:p>4,777465828</text:p>
          </table:table-cell>
          <table:table-cell office:value-type="float" office:value="0.61362426415270022" table:style-name="ce1">
            <text:p>0,613624264</text:p>
          </table:table-cell>
          <table:table-cell office:value-type="float" office:value="0.76390161052530459" table:style-name="ce1">
            <text:p>0,763901611</text:p>
          </table:table-cell>
          <table:table-cell office:value-type="float" office:value="0.3497023900210437" table:style-name="ce1">
            <text:p>0,3497023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67027400000001" table:style-name="ce1">
            <text:p>-114,670274</text:p>
          </table:table-cell>
          <table:table-cell office:value-type="float" office:value="30.720027999999999" table:style-name="ce1">
            <text:p>30,720028</text:p>
          </table:table-cell>
          <table:table-cell office:value-type="float" office:value="3.8609781202828373" table:style-name="ce1">
            <text:p>3,86097812</text:p>
          </table:table-cell>
          <table:table-cell office:value-type="float" office:value="3.9221275747023352" table:style-name="ce1">
            <text:p>3,922127575</text:p>
          </table:table-cell>
          <table:table-cell office:value-type="float" office:value="0.47956608233451842" table:style-name="ce1">
            <text:p>0,479566082</text:p>
          </table:table-cell>
          <table:table-cell office:value-type="float" office:value="0.62984342870712284" table:style-name="ce1">
            <text:p>0,629843429</text:p>
          </table:table-cell>
          <table:table-cell office:value-type="float" office:value="0.28267329911195282" table:style-name="ce1">
            <text:p>0,2826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63626499999999" table:style-name="ce1">
            <text:p>-114,636265</text:p>
          </table:table-cell>
          <table:table-cell office:value-type="float" office:value="30.341421" table:style-name="ce1">
            <text:p>30,341421</text:p>
          </table:table-cell>
          <table:table-cell office:value-type="float" office:value="3.6594019847021362" table:style-name="ce1">
            <text:p>3,659401985</text:p>
          </table:table-cell>
          <table:table-cell office:value-type="float" office:value="3.7237554893658462" table:style-name="ce1">
            <text:p>3,723755489</text:p>
          </table:table-cell>
          <table:table-cell office:value-type="float" office:value="0.47956608233451842" table:style-name="ce1">
            <text:p>0,479566082</text:p>
          </table:table-cell>
          <table:table-cell office:value-type="float" office:value="0.62984342870712284" table:style-name="ce1">
            <text:p>0,629843429</text:p>
          </table:table-cell>
          <table:table-cell office:value-type="float" office:value="0.28267329911195282" table:style-name="ce1">
            <text:p>0,2826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514079" table:style-name="ce1">
            <text:p>-114,514079</text:p>
          </table:table-cell>
          <table:table-cell office:value-type="float" office:value="29.987583999999998" table:style-name="ce1">
            <text:p>29,987584</text:p>
          </table:table-cell>
          <table:table-cell office:value-type="float" office:value="3.6464509405565844" table:style-name="ce1">
            <text:p>3,646450941</text:p>
          </table:table-cell>
          <table:table-cell office:value-type="float" office:value="3.7255074508820827" table:style-name="ce1">
            <text:p>3,725507451</text:p>
          </table:table-cell>
          <table:table-cell office:value-type="float" office:value="0.47956608233451842" table:style-name="ce1">
            <text:p>0,479566082</text:p>
          </table:table-cell>
          <table:table-cell office:value-type="float" office:value="0.62984342870712284" table:style-name="ce1">
            <text:p>0,629843429</text:p>
          </table:table-cell>
          <table:table-cell office:value-type="float" office:value="0.28267329911195282" table:style-name="ce1">
            <text:p>0,2826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22428499999999" table:style-name="ce1">
            <text:p>-114,224285</text:p>
          </table:table-cell>
          <table:table-cell office:value-type="float" office:value="29.715589000000001" table:style-name="ce1">
            <text:p>29,715589</text:p>
          </table:table-cell>
          <table:table-cell office:value-type="float" office:value="3.5525809021717305" table:style-name="ce1">
            <text:p>3,552580902</text:p>
          </table:table-cell>
          <table:table-cell office:value-type="float" office:value="3.6536360629381739" table:style-name="ce1">
            <text:p>3,653636063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890067" table:style-name="ce1">
            <text:p>-113,890067</text:p>
          </table:table-cell>
          <table:table-cell office:value-type="float" office:value="29.475349000000001" table:style-name="ce1">
            <text:p>29,475349</text:p>
          </table:table-cell>
          <table:table-cell office:value-type="float" office:value="3.9602819743269055" table:style-name="ce1">
            <text:p>3,960281974</text:p>
          </table:table-cell>
          <table:table-cell office:value-type="float" office:value="4.1268273670575999" table:style-name="ce1">
            <text:p>4,126827367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633548" table:style-name="ce1">
            <text:p>-113,633548</text:p>
          </table:table-cell>
          <table:table-cell office:value-type="float" office:value="29.171071999999999" table:style-name="ce1">
            <text:p>29,171072</text:p>
          </table:table-cell>
          <table:table-cell office:value-type="float" office:value="3.3701222688588905" table:style-name="ce1">
            <text:p>3,370122269</text:p>
          </table:table-cell>
          <table:table-cell office:value-type="float" office:value="3.5414015255659139" table:style-name="ce1">
            <text:p>3,541401526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435034" table:style-name="ce1">
            <text:p>-113,435034</text:p>
          </table:table-cell>
          <table:table-cell office:value-type="float" office:value="28.927803999999998" table:style-name="ce1">
            <text:p>28,927804</text:p>
          </table:table-cell>
          <table:table-cell office:value-type="float" office:value="2.8726278253646522" table:style-name="ce1">
            <text:p>2,872627825</text:p>
          </table:table-cell>
          <table:table-cell office:value-type="float" office:value="3.0595576010414685" table:style-name="ce1">
            <text:p>3,059557601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229985" table:style-name="ce1">
            <text:p>-113,229985</text:p>
          </table:table-cell>
          <table:table-cell office:value-type="float" office:value="28.716512999999999" table:style-name="ce1">
            <text:p>28,716513</text:p>
          </table:table-cell>
          <table:table-cell office:value-type="float" office:value="2.1176100680722958" table:style-name="ce1">
            <text:p>2,117610068</text:p>
          </table:table-cell>
          <table:table-cell office:value-type="float" office:value="2.2110294400631374" table:style-name="ce1">
            <text:p>2,21102944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00097" table:style-name="ce1">
            <text:p>-113,00097</text:p>
          </table:table-cell>
          <table:table-cell office:value-type="float" office:value="28.467234000000001" table:style-name="ce1">
            <text:p>28,467234</text:p>
          </table:table-cell>
          <table:table-cell office:value-type="float" office:value="2.8013731386226679" table:style-name="ce1">
            <text:p>2,801373139</text:p>
          </table:table-cell>
          <table:table-cell office:value-type="float" office:value="2.9658388108045339" table:style-name="ce1">
            <text:p>2,965838811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805313" table:style-name="ce1">
            <text:p>-112,805313</text:p>
          </table:table-cell>
          <table:table-cell office:value-type="float" office:value="28.183046999999998" table:style-name="ce1">
            <text:p>28,183047</text:p>
          </table:table-cell>
          <table:table-cell office:value-type="float" office:value="1.9044615528766007" table:style-name="ce1">
            <text:p>1,904461553</text:p>
          </table:table-cell>
          <table:table-cell office:value-type="float" office:value="1.9721198257372812" table:style-name="ce1">
            <text:p>1,972119826</text:p>
          </table:table-cell>
          <table:table-cell office:value-type="float" office:value="0.4879029839992523" table:style-name="ce1">
            <text:p>0,487902984</text:p>
          </table:table-cell>
          <table:table-cell office:value-type="float" office:value="0.63752336797714237" table:style-name="ce1">
            <text:p>0,637523368</text:p>
          </table:table-cell>
          <table:table-cell office:value-type="float" office:value="0.28680780760529317" table:style-name="ce1">
            <text:p>0,2868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674836" table:style-name="ce1">
            <text:p>-112,674836</text:p>
          </table:table-cell>
          <table:table-cell office:value-type="float" office:value="27.835193" table:style-name="ce1">
            <text:p>27,835193</text:p>
          </table:table-cell>
          <table:table-cell office:value-type="float" office:value="1.7860115798287866" table:style-name="ce1">
            <text:p>1,78601158</text:p>
          </table:table-cell>
          <table:table-cell office:value-type="float" office:value="1.8271797060203656" table:style-name="ce1">
            <text:p>1,827179706</text:p>
          </table:table-cell>
          <table:table-cell office:value-type="float" office:value="0.49333696834564211" table:style-name="ce1">
            <text:p>0,493336968</text:p>
          </table:table-cell>
          <table:table-cell office:value-type="float" office:value="0.64385389558792117" table:style-name="ce1">
            <text:p>0,643853896</text:p>
          </table:table-cell>
          <table:table-cell office:value-type="float" office:value="0.2898868468303159" table:style-name="ce1">
            <text:p>0,2898868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45016200000001" table:style-name="ce1">
            <text:p>-112,450162</text:p>
          </table:table-cell>
          <table:table-cell office:value-type="float" office:value="27.542615999999999" table:style-name="ce1">
            <text:p>27,542616</text:p>
          </table:table-cell>
          <table:table-cell office:value-type="float" office:value="2.4054373391302795" table:style-name="ce1">
            <text:p>2,405437339</text:p>
          </table:table-cell>
          <table:table-cell office:value-type="float" office:value="2.384729494670573" table:style-name="ce1">
            <text:p>2,384729495</text:p>
          </table:table-cell>
          <table:table-cell office:value-type="float" office:value="0.49281696834564209" table:style-name="ce1">
            <text:p>0,492816968</text:p>
          </table:table-cell>
          <table:table-cell office:value-type="float" office:value="0.64333389558792109" table:style-name="ce1">
            <text:p>0,643333896</text:p>
          </table:table-cell>
          <table:table-cell office:value-type="float" office:value="0.28962684683031586" table:style-name="ce1">
            <text:p>0,2896268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176241" table:style-name="ce1">
            <text:p>-112,176241</text:p>
          </table:table-cell>
          <table:table-cell office:value-type="float" office:value="27.25872" table:style-name="ce1">
            <text:p>27,25872</text:p>
          </table:table-cell>
          <table:table-cell office:value-type="float" office:value="2.3895778660107769" table:style-name="ce1">
            <text:p>2,389577866</text:p>
          </table:table-cell>
          <table:table-cell office:value-type="float" office:value="2.3564080614124667" table:style-name="ce1">
            <text:p>2,356408061</text:p>
          </table:table-cell>
          <table:table-cell office:value-type="float" office:value="0.49281696834564209" table:style-name="ce1">
            <text:p>0,492816968</text:p>
          </table:table-cell>
          <table:table-cell office:value-type="float" office:value="0.64333389558792109" table:style-name="ce1">
            <text:p>0,643333896</text:p>
          </table:table-cell>
          <table:table-cell office:value-type="float" office:value="0.28962684683031586" table:style-name="ce1">
            <text:p>0,2896268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988303" table:style-name="ce1">
            <text:p>-111,988303</text:p>
          </table:table-cell>
          <table:table-cell office:value-type="float" office:value="26.920105" table:style-name="ce1">
            <text:p>26,920105</text:p>
          </table:table-cell>
          <table:table-cell office:value-type="float" office:value="2.3616037153756131" table:style-name="ce1">
            <text:p>2,361603715</text:p>
          </table:table-cell>
          <table:table-cell office:value-type="float" office:value="2.3791431390630655" table:style-name="ce1">
            <text:p>2,379143139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82919800000001" table:style-name="ce1">
            <text:p>-111,829198</text:p>
          </table:table-cell>
          <table:table-cell office:value-type="float" office:value="26.704567999999998" table:style-name="ce1">
            <text:p>26,704568</text:p>
          </table:table-cell>
          <table:table-cell office:value-type="float" office:value="2.3514004489105029" table:style-name="ce1">
            <text:p>2,351400449</text:p>
          </table:table-cell>
          <table:table-cell office:value-type="float" office:value="2.3612306284707234" table:style-name="ce1">
            <text:p>2,361230628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734559" table:style-name="ce1">
            <text:p>-111,734559</text:p>
          </table:table-cell>
          <table:table-cell office:value-type="float" office:value="26.749365000000001" table:style-name="ce1">
            <text:p>26,749365</text:p>
          </table:table-cell>
          <table:table-cell office:value-type="float" office:value="1.7752134080876179" table:style-name="ce1">
            <text:p>1,775213408</text:p>
          </table:table-cell>
          <table:table-cell office:value-type="float" office:value="1.7706046342722821" table:style-name="ce1">
            <text:p>1,770604634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61415100000001" table:style-name="ce1">
            <text:p>-111,614151</text:p>
          </table:table-cell>
          <table:table-cell office:value-type="float" office:value="26.682725999999999" table:style-name="ce1">
            <text:p>26,682726</text:p>
          </table:table-cell>
          <table:table-cell office:value-type="float" office:value="2.3319260429677411" table:style-name="ce1">
            <text:p>2,331926043</text:p>
          </table:table-cell>
          <table:table-cell office:value-type="float" office:value="2.3484083772194189" table:style-name="ce1">
            <text:p>2,348408377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432749" table:style-name="ce1">
            <text:p>-111,432749</text:p>
          </table:table-cell>
          <table:table-cell office:value-type="float" office:value="26.346952000000002" table:style-name="ce1">
            <text:p>26,346952</text:p>
          </table:table-cell>
          <table:table-cell office:value-type="float" office:value="2.336650515500859" table:style-name="ce1">
            <text:p>2,336650516</text:p>
          </table:table-cell>
          <table:table-cell office:value-type="float" office:value="2.3746740669770459" table:style-name="ce1">
            <text:p>2,374674067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328385" table:style-name="ce1">
            <text:p>-111,328385</text:p>
          </table:table-cell>
          <table:table-cell office:value-type="float" office:value="25.966799999999999" table:style-name="ce1">
            <text:p>25,9668</text:p>
          </table:table-cell>
          <table:table-cell office:value-type="float" office:value="2.3388651238715714" table:style-name="ce1">
            <text:p>2,338865124</text:p>
          </table:table-cell>
          <table:table-cell office:value-type="float" office:value="2.377083321641805" table:style-name="ce1">
            <text:p>2,377083322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15556599999999" table:style-name="ce1">
            <text:p>-111,155566</text:p>
          </table:table-cell>
          <table:table-cell office:value-type="float" office:value="25.629921" table:style-name="ce1">
            <text:p>25,629921</text:p>
          </table:table-cell>
          <table:table-cell office:value-type="float" office:value="2.3187195660740607" table:style-name="ce1">
            <text:p>2,318719566</text:p>
          </table:table-cell>
          <table:table-cell office:value-type="float" office:value="2.3751494957564798" table:style-name="ce1">
            <text:p>2,375149496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943803" table:style-name="ce1">
            <text:p>-110,943803</text:p>
          </table:table-cell>
          <table:table-cell office:value-type="float" office:value="25.299382000000001" table:style-name="ce1">
            <text:p>25,299382</text:p>
          </table:table-cell>
          <table:table-cell office:value-type="float" office:value="2.4635858490777935" table:style-name="ce1">
            <text:p>2,463585849</text:p>
          </table:table-cell>
          <table:table-cell office:value-type="float" office:value="2.5522914166646715" table:style-name="ce1">
            <text:p>2,552291417</text:p>
          </table:table-cell>
          <table:table-cell office:value-type="float" office:value="0.49134103813171387" table:style-name="ce1">
            <text:p>0,491341038</text:p>
          </table:table-cell>
          <table:table-cell office:value-type="float" office:value="0.64158426084518427" table:style-name="ce1">
            <text:p>0,641584261</text:p>
          </table:table-cell>
          <table:table-cell office:value-type="float" office:value="0.28880203111304581" table:style-name="ce1">
            <text:p>0,28880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772195" table:style-name="ce1">
            <text:p>-110,772195</text:p>
          </table:table-cell>
          <table:table-cell office:value-type="float" office:value="24.941217000000002" table:style-name="ce1">
            <text:p>24,941217</text:p>
          </table:table-cell>
          <table:table-cell office:value-type="float" office:value="2.4687732834424665" table:style-name="ce1">
            <text:p>2,468773283</text:p>
          </table:table-cell>
          <table:table-cell office:value-type="float" office:value="2.5540838761746985" table:style-name="ce1">
            <text:p>2,554083876</text:p>
          </table:table-cell>
          <table:table-cell office:value-type="float" office:value="0.50994741039911906" table:style-name="ce1">
            <text:p>0,50994741</text:p>
          </table:table-cell>
          <table:table-cell office:value-type="float" office:value="0.65903317051569621" table:style-name="ce1">
            <text:p>0,659033171</text:p>
          </table:table-cell>
          <table:table-cell office:value-type="float" office:value="0.29810434796705315" table:style-name="ce1">
            <text:p>0,29810434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68109800000001" table:style-name="ce1">
            <text:p>-110,681098</text:p>
          </table:table-cell>
          <table:table-cell office:value-type="float" office:value="24.577193000000001" table:style-name="ce1">
            <text:p>24,577193</text:p>
          </table:table-cell>
          <table:table-cell office:value-type="float" office:value="2.4402080392896157" table:style-name="ce1">
            <text:p>2,440208039</text:p>
          </table:table-cell>
          <table:table-cell office:value-type="float" office:value="2.5403967306484936" table:style-name="ce1">
            <text:p>2,540396731</text:p>
          </table:table-cell>
          <table:table-cell office:value-type="float" office:value="0.51028074373245236" table:style-name="ce1">
            <text:p>0,510280744</text:p>
          </table:table-cell>
          <table:table-cell office:value-type="float" office:value="0.65936650384902951" table:style-name="ce1">
            <text:p>0,659366504</text:p>
          </table:table-cell>
          <table:table-cell office:value-type="float" office:value="0.2982710146337198" table:style-name="ce1">
            <text:p>0,298271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503066" table:style-name="ce1">
            <text:p>-110,503066</text:p>
          </table:table-cell>
          <table:table-cell office:value-type="float" office:value="24.285715" table:style-name="ce1">
            <text:p>24,285715</text:p>
          </table:table-cell>
          <table:table-cell office:value-type="float" office:value="2.4526249867059615" table:style-name="ce1">
            <text:p>2,452624987</text:p>
          </table:table-cell>
          <table:table-cell office:value-type="float" office:value="2.5551518651164677" table:style-name="ce1">
            <text:p>2,555151865</text:p>
          </table:table-cell>
          <table:table-cell office:value-type="float" office:value="0.51067074373245236" table:style-name="ce1">
            <text:p>0,510670744</text:p>
          </table:table-cell>
          <table:table-cell office:value-type="float" office:value="0.65975650384902951" table:style-name="ce1">
            <text:p>0,659756504</text:p>
          </table:table-cell>
          <table:table-cell office:value-type="float" office:value="0.2984660146337198" table:style-name="ce1">
            <text:p>0,298466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210035" table:style-name="ce1">
            <text:p>-110,210035</text:p>
          </table:table-cell>
          <table:table-cell office:value-type="float" office:value="24.215797999999999" table:style-name="ce1">
            <text:p>24,215798</text:p>
          </table:table-cell>
          <table:table-cell office:value-type="float" office:value="2.4375004476921109" table:style-name="ce1">
            <text:p>2,437500448</text:p>
          </table:table-cell>
          <table:table-cell office:value-type="float" office:value="2.558896232570262" table:style-name="ce1">
            <text:p>2,558896233</text:p>
          </table:table-cell>
          <table:table-cell office:value-type="float" office:value="0.51004074373245234" table:style-name="ce1">
            <text:p>0,510040744</text:p>
          </table:table-cell>
          <table:table-cell office:value-type="float" office:value="0.65912650384902949" table:style-name="ce1">
            <text:p>0,659126504</text:p>
          </table:table-cell>
          <table:table-cell office:value-type="float" office:value="0.29815101463371979" table:style-name="ce1">
            <text:p>0,298151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95824" table:style-name="ce1">
            <text:p>-109,95824</text:p>
          </table:table-cell>
          <table:table-cell office:value-type="float" office:value="24.110015000000001" table:style-name="ce1">
            <text:p>24,110015</text:p>
          </table:table-cell>
          <table:table-cell office:value-type="float" office:value="2.434595963254909" table:style-name="ce1">
            <text:p>2,434595963</text:p>
          </table:table-cell>
          <table:table-cell office:value-type="float" office:value="2.5578831875219254" table:style-name="ce1">
            <text:p>2,557883188</text:p>
          </table:table-cell>
          <table:table-cell office:value-type="float" office:value="0.50895826887477524" table:style-name="ce1">
            <text:p>0,508958269</text:p>
          </table:table-cell>
          <table:table-cell office:value-type="float" office:value="0.65721016001094468" table:style-name="ce1">
            <text:p>0,65721016</text:p>
          </table:table-cell>
          <table:table-cell office:value-type="float" office:value="0.29736824952189761" table:style-name="ce1">
            <text:p>0,2973682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729893" table:style-name="ce1">
            <text:p>-109,729893</text:p>
          </table:table-cell>
          <table:table-cell office:value-type="float" office:value="23.809162000000001" table:style-name="ce1">
            <text:p>23,809162</text:p>
          </table:table-cell>
          <table:table-cell office:value-type="float" office:value="2.4493861025622228" table:style-name="ce1">
            <text:p>2,449386103</text:p>
          </table:table-cell>
          <table:table-cell office:value-type="float" office:value="2.5934508368046192" table:style-name="ce1">
            <text:p>2,593450837</text:p>
          </table:table-cell>
          <table:table-cell office:value-type="float" office:value="0.50711463251113886" table:style-name="ce1">
            <text:p>0,507114633</text:p>
          </table:table-cell>
          <table:table-cell office:value-type="float" office:value="0.6553665236473083" table:style-name="ce1">
            <text:p>0,655366524</text:p>
          </table:table-cell>
          <table:table-cell office:value-type="float" office:value="0.29644643134007942" table:style-name="ce1">
            <text:p>0,29644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528496" table:style-name="ce1">
            <text:p>-109,528496</text:p>
          </table:table-cell>
          <table:table-cell office:value-type="float" office:value="23.493995000000002" table:style-name="ce1">
            <text:p>23,493995</text:p>
          </table:table-cell>
          <table:table-cell office:value-type="float" office:value="2.4649940877848606" table:style-name="ce1">
            <text:p>2,464994088</text:p>
          </table:table-cell>
          <table:table-cell office:value-type="float" office:value="2.6138973454169938" table:style-name="ce1">
            <text:p>2,613897345</text:p>
          </table:table-cell>
          <table:table-cell office:value-type="float" office:value="0.50711463251113886" table:style-name="ce1">
            <text:p>0,507114633</text:p>
          </table:table-cell>
          <table:table-cell office:value-type="float" office:value="0.6553665236473083" table:style-name="ce1">
            <text:p>0,655366524</text:p>
          </table:table-cell>
          <table:table-cell office:value-type="float" office:value="0.29644643134007942" table:style-name="ce1">
            <text:p>0,29644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542816" table:style-name="ce1">
            <text:p>-109,542816</text:p>
          </table:table-cell>
          <table:table-cell office:value-type="float" office:value="23.197089999999999" table:style-name="ce1">
            <text:p>23,19709</text:p>
          </table:table-cell>
          <table:table-cell office:value-type="float" office:value="2.7995282018553254" table:style-name="ce1">
            <text:p>2,799528202</text:p>
          </table:table-cell>
          <table:table-cell office:value-type="float" office:value="2.9691465857147996" table:style-name="ce1">
            <text:p>2,969146586</text:p>
          </table:table-cell>
          <table:table-cell office:value-type="float" office:value="0.50711463251113886" table:style-name="ce1">
            <text:p>0,507114633</text:p>
          </table:table-cell>
          <table:table-cell office:value-type="float" office:value="0.6553665236473083" table:style-name="ce1">
            <text:p>0,655366524</text:p>
          </table:table-cell>
          <table:table-cell office:value-type="float" office:value="0.29644643134007942" table:style-name="ce1">
            <text:p>0,2964464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09.851703" table:style-name="ce1">
            <text:p>-109,851703</text:p>
          </table:table-cell>
          <table:table-cell office:value-type="float" office:value="22.977122999999999" table:style-name="ce1">
            <text:p>22,977123</text:p>
          </table:table-cell>
          <table:table-cell office:value-type="float" office:value="2.8750895322802017" table:style-name="ce1">
            <text:p>2,875089532</text:p>
          </table:table-cell>
          <table:table-cell office:value-type="float" office:value="3.0493492234124444" table:style-name="ce1">
            <text:p>3,049349223</text:p>
          </table:table-cell>
          <table:table-cell office:value-type="float" office:value="0.51912689595482564" table:style-name="ce1">
            <text:p>0,519126896</text:p>
          </table:table-cell>
          <table:table-cell office:value-type="float" office:value="0.66951418309471822" table:style-name="ce1">
            <text:p>0,669514183</text:p>
          </table:table-cell>
          <table:table-cell office:value-type="float" office:value="0.30313521892347689" table:style-name="ce1">
            <text:p>0,30313521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09589800000001" table:style-name="ce1">
            <text:p>-110,095898</text:p>
          </table:table-cell>
          <table:table-cell office:value-type="float" office:value="23.104372000000001" table:style-name="ce1">
            <text:p>23,104372</text:p>
          </table:table-cell>
          <table:table-cell office:value-type="float" office:value="2.8828848241655032" table:style-name="ce1">
            <text:p>2,882884824</text:p>
          </table:table-cell>
          <table:table-cell office:value-type="float" office:value="3.0600876843703717" table:style-name="ce1">
            <text:p>3,060087684</text:p>
          </table:table-cell>
          <table:table-cell office:value-type="float" office:value="0.51060074373245234" table:style-name="ce1">
            <text:p>0,510600744</text:p>
          </table:table-cell>
          <table:table-cell office:value-type="float" office:value="0.65968650384902949" table:style-name="ce1">
            <text:p>0,659686504</text:p>
          </table:table-cell>
          <table:table-cell office:value-type="float" office:value="0.29843101463371979" table:style-name="ce1">
            <text:p>0,298431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28709499999999" table:style-name="ce1">
            <text:p>-110,287095</text:p>
          </table:table-cell>
          <table:table-cell office:value-type="float" office:value="23.467801999999999" table:style-name="ce1">
            <text:p>23,467802</text:p>
          </table:table-cell>
          <table:table-cell office:value-type="float" office:value="2.5331215826495805" table:style-name="ce1">
            <text:p>2,533121583</text:p>
          </table:table-cell>
          <table:table-cell office:value-type="float" office:value="2.7056239780183562" table:style-name="ce1">
            <text:p>2,705623978</text:p>
          </table:table-cell>
          <table:table-cell office:value-type="float" office:value="0.51122474373245241" table:style-name="ce1">
            <text:p>0,511224744</text:p>
          </table:table-cell>
          <table:table-cell office:value-type="float" office:value="0.66031050384902956" table:style-name="ce1">
            <text:p>0,660310504</text:p>
          </table:table-cell>
          <table:table-cell office:value-type="float" office:value="0.29874301463371983" table:style-name="ce1">
            <text:p>0,298743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59041999999999" table:style-name="ce1">
            <text:p>-110,59042</text:p>
          </table:table-cell>
          <table:table-cell office:value-type="float" office:value="23.751930999999999" table:style-name="ce1">
            <text:p>23,751931</text:p>
          </table:table-cell>
          <table:table-cell office:value-type="float" office:value="2.5868386630875739" table:style-name="ce1">
            <text:p>2,586838663</text:p>
          </table:table-cell>
          <table:table-cell office:value-type="float" office:value="2.7504201192348687" table:style-name="ce1">
            <text:p>2,750420119</text:p>
          </table:table-cell>
          <table:table-cell office:value-type="float" office:value="0.51204074373245234" table:style-name="ce1">
            <text:p>0,512040744</text:p>
          </table:table-cell>
          <table:table-cell office:value-type="float" office:value="0.66112650384902949" table:style-name="ce1">
            <text:p>0,661126504</text:p>
          </table:table-cell>
          <table:table-cell office:value-type="float" office:value="0.29915101463371979" table:style-name="ce1">
            <text:p>0,299151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0.935377" table:style-name="ce1">
            <text:p>-110,935377</text:p>
          </table:table-cell>
          <table:table-cell office:value-type="float" office:value="24.005714999999999" table:style-name="ce1">
            <text:p>24,005715</text:p>
          </table:table-cell>
          <table:table-cell office:value-type="float" office:value="2.5982551821975552" table:style-name="ce1">
            <text:p>2,598255182</text:p>
          </table:table-cell>
          <table:table-cell office:value-type="float" office:value="2.7631283404665474" table:style-name="ce1">
            <text:p>2,76312834</text:p>
          </table:table-cell>
          <table:table-cell office:value-type="float" office:value="0.51244074373245241" table:style-name="ce1">
            <text:p>0,512440744</text:p>
          </table:table-cell>
          <table:table-cell office:value-type="float" office:value="0.66152650384902956" table:style-name="ce1">
            <text:p>0,661526504</text:p>
          </table:table-cell>
          <table:table-cell office:value-type="float" office:value="0.29935101463371983" table:style-name="ce1">
            <text:p>0,29935101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291532" table:style-name="ce1">
            <text:p>-111,291532</text:p>
          </table:table-cell>
          <table:table-cell office:value-type="float" office:value="24.250729" table:style-name="ce1">
            <text:p>24,250729</text:p>
          </table:table-cell>
          <table:table-cell office:value-type="float" office:value="2.6525022818703392" table:style-name="ce1">
            <text:p>2,652502282</text:p>
          </table:table-cell>
          <table:table-cell office:value-type="float" office:value="2.8221689392553464" table:style-name="ce1">
            <text:p>2,822168939</text:p>
          </table:table-cell>
          <table:table-cell office:value-type="float" office:value="0.51639568416213988" table:style-name="ce1">
            <text:p>0,516395684</text:p>
          </table:table-cell>
          <table:table-cell office:value-type="float" office:value="0.66693716851806639" table:style-name="ce1">
            <text:p>0,666937169</text:p>
          </table:table-cell>
          <table:table-cell office:value-type="float" office:value="0.30175645833638282" table:style-name="ce1">
            <text:p>0,30175645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64152799999999" table:style-name="ce1">
            <text:p>-111,641528</text:p>
          </table:table-cell>
          <table:table-cell office:value-type="float" office:value="24.470797999999998" table:style-name="ce1">
            <text:p>24,470798</text:p>
          </table:table-cell>
          <table:table-cell office:value-type="float" office:value="2.6772270335124642" table:style-name="ce1">
            <text:p>2,677227034</text:p>
          </table:table-cell>
          <table:table-cell office:value-type="float" office:value="2.8454659332753622" table:style-name="ce1">
            <text:p>2,845465933</text:p>
          </table:table-cell>
          <table:table-cell office:value-type="float" office:value="0.50977965315591722" table:style-name="ce1">
            <text:p>0,509779653</text:p>
          </table:table-cell>
          <table:table-cell office:value-type="float" office:value="0.66108443459283739" table:style-name="ce1">
            <text:p>0,661084435</text:p>
          </table:table-cell>
          <table:table-cell office:value-type="float" office:value="0.29855375868473616" table:style-name="ce1">
            <text:p>0,29855375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1.945656" table:style-name="ce1">
            <text:p>-111,945656</text:p>
          </table:table-cell>
          <table:table-cell office:value-type="float" office:value="24.67295" table:style-name="ce1">
            <text:p>24,67295</text:p>
          </table:table-cell>
          <table:table-cell office:value-type="float" office:value="2.6185507962473054" table:style-name="ce1">
            <text:p>2,618550796</text:p>
          </table:table-cell>
          <table:table-cell office:value-type="float" office:value="2.7936421747766542" table:style-name="ce1">
            <text:p>2,793642175</text:p>
          </table:table-cell>
          <table:table-cell office:value-type="float" office:value="0.50978502112128521" table:style-name="ce1">
            <text:p>0,509785021</text:p>
          </table:table-cell>
          <table:table-cell office:value-type="float" office:value="0.66108980255820537" table:style-name="ce1">
            <text:p>0,661089803</text:p>
          </table:table-cell>
          <table:table-cell office:value-type="float" office:value="0.29855644266742015" table:style-name="ce1">
            <text:p>0,29855644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12634" table:style-name="ce1">
            <text:p>-112,12634</text:p>
          </table:table-cell>
          <table:table-cell office:value-type="float" office:value="24.83051" table:style-name="ce1">
            <text:p>24,83051</text:p>
          </table:table-cell>
          <table:table-cell office:value-type="float" office:value="2.632338239110545" table:style-name="ce1">
            <text:p>2,632338239</text:p>
          </table:table-cell>
          <table:table-cell office:value-type="float" office:value="2.8081421516759542" table:style-name="ce1">
            <text:p>2,808142152</text:p>
          </table:table-cell>
          <table:table-cell office:value-type="float" office:value="0.50978082531708935" table:style-name="ce1">
            <text:p>0,509780825</text:p>
          </table:table-cell>
          <table:table-cell office:value-type="float" office:value="0.66108560675400951" table:style-name="ce1">
            <text:p>0,661085607</text:p>
          </table:table-cell>
          <table:table-cell office:value-type="float" office:value="0.29855434476532222" table:style-name="ce1">
            <text:p>0,29855434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116046" table:style-name="ce1">
            <text:p>-112,116046</text:p>
          </table:table-cell>
          <table:table-cell office:value-type="float" office:value="25.085466" table:style-name="ce1">
            <text:p>25,085466</text:p>
          </table:table-cell>
          <table:table-cell office:value-type="float" office:value="2.387820170349924" table:style-name="ce1">
            <text:p>2,38782017</text:p>
          </table:table-cell>
          <table:table-cell office:value-type="float" office:value="2.4041033373998042" table:style-name="ce1">
            <text:p>2,404103337</text:p>
          </table:table-cell>
          <table:table-cell office:value-type="float" office:value="0.49070103813171384" table:style-name="ce1">
            <text:p>0,490701038</text:p>
          </table:table-cell>
          <table:table-cell office:value-type="float" office:value="0.6409442608451843" table:style-name="ce1">
            <text:p>0,640944261</text:p>
          </table:table-cell>
          <table:table-cell office:value-type="float" office:value="0.28848203111304582" table:style-name="ce1">
            <text:p>0,28848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08780299999999" table:style-name="ce1">
            <text:p>-112,087803</text:p>
          </table:table-cell>
          <table:table-cell office:value-type="float" office:value="25.473784999999999" table:style-name="ce1">
            <text:p>25,473785</text:p>
          </table:table-cell>
          <table:table-cell office:value-type="float" office:value="2.6696252957204001" table:style-name="ce1">
            <text:p>2,669625296</text:p>
          </table:table-cell>
          <table:table-cell office:value-type="float" office:value="2.8430525308780932" table:style-name="ce1">
            <text:p>2,843052531</text:p>
          </table:table-cell>
          <table:table-cell office:value-type="float" office:value="0.49068503813171388" table:style-name="ce1">
            <text:p>0,490685038</text:p>
          </table:table-cell>
          <table:table-cell office:value-type="float" office:value="0.64092826084518428" table:style-name="ce1">
            <text:p>0,640928261</text:p>
          </table:table-cell>
          <table:table-cell office:value-type="float" office:value="0.28847403111304581" table:style-name="ce1">
            <text:p>0,288474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182175" table:style-name="ce1">
            <text:p>-112,182175</text:p>
          </table:table-cell>
          <table:table-cell office:value-type="float" office:value="25.860309000000001" table:style-name="ce1">
            <text:p>25,860309</text:p>
          </table:table-cell>
          <table:table-cell office:value-type="float" office:value="2.6769792416011411" table:style-name="ce1">
            <text:p>2,676979242</text:p>
          </table:table-cell>
          <table:table-cell office:value-type="float" office:value="2.8480495871598226" table:style-name="ce1">
            <text:p>2,848049587</text:p>
          </table:table-cell>
          <table:table-cell office:value-type="float" office:value="0.49070103813171384" table:style-name="ce1">
            <text:p>0,490701038</text:p>
          </table:table-cell>
          <table:table-cell office:value-type="float" office:value="0.6409442608451843" table:style-name="ce1">
            <text:p>0,640944261</text:p>
          </table:table-cell>
          <table:table-cell office:value-type="float" office:value="0.28848203111304582" table:style-name="ce1">
            <text:p>0,28848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38919" table:style-name="ce1">
            <text:p>-112,38919</text:p>
          </table:table-cell>
          <table:table-cell office:value-type="float" office:value="26.163674" table:style-name="ce1">
            <text:p>26,163674</text:p>
          </table:table-cell>
          <table:table-cell office:value-type="float" office:value="2.6639254157770478" table:style-name="ce1">
            <text:p>2,663925416</text:p>
          </table:table-cell>
          <table:table-cell office:value-type="float" office:value="2.8354696821223389" table:style-name="ce1">
            <text:p>2,835469682</text:p>
          </table:table-cell>
          <table:table-cell office:value-type="float" office:value="0.49070103813171384" table:style-name="ce1">
            <text:p>0,490701038</text:p>
          </table:table-cell>
          <table:table-cell office:value-type="float" office:value="0.6409442608451843" table:style-name="ce1">
            <text:p>0,640944261</text:p>
          </table:table-cell>
          <table:table-cell office:value-type="float" office:value="0.28848203111304582" table:style-name="ce1">
            <text:p>0,28848203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2.70067" table:style-name="ce1">
            <text:p>-112,70067</text:p>
          </table:table-cell>
          <table:table-cell office:value-type="float" office:value="26.395264999999998" table:style-name="ce1">
            <text:p>26,395265</text:p>
          </table:table-cell>
          <table:table-cell office:value-type="float" office:value="2.7079134928514201" table:style-name="ce1">
            <text:p>2,707913493</text:p>
          </table:table-cell>
          <table:table-cell office:value-type="float" office:value="2.8823156090003281" table:style-name="ce1">
            <text:p>2,882315609</text:p>
          </table:table-cell>
          <table:table-cell office:value-type="float" office:value="0.49217696834564206" table:style-name="ce1">
            <text:p>0,492176968</text:p>
          </table:table-cell>
          <table:table-cell office:value-type="float" office:value="0.64269389558792112" table:style-name="ce1">
            <text:p>0,642693896</text:p>
          </table:table-cell>
          <table:table-cell office:value-type="float" office:value="0.28930684683031588" table:style-name="ce1">
            <text:p>0,2893068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050714" table:style-name="ce1">
            <text:p>-113,050714</text:p>
          </table:table-cell>
          <table:table-cell office:value-type="float" office:value="26.623654999999999" table:style-name="ce1">
            <text:p>26,623655</text:p>
          </table:table-cell>
          <table:table-cell office:value-type="float" office:value="2.7129075200923665" table:style-name="ce1">
            <text:p>2,71290752</text:p>
          </table:table-cell>
          <table:table-cell office:value-type="float" office:value="2.8848170389030474" table:style-name="ce1">
            <text:p>2,884817039</text:p>
          </table:table-cell>
          <table:table-cell office:value-type="float" office:value="0.49459474612341986" table:style-name="ce1">
            <text:p>0,494594746</text:p>
          </table:table-cell>
          <table:table-cell office:value-type="float" office:value="0.64511167336569897" table:style-name="ce1">
            <text:p>0,645111673</text:p>
          </table:table-cell>
          <table:table-cell office:value-type="float" office:value="0.2905157357192048" table:style-name="ce1">
            <text:p>0,29051573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366761" table:style-name="ce1">
            <text:p>-113,366761</text:p>
          </table:table-cell>
          <table:table-cell office:value-type="float" office:value="26.761220999999999" table:style-name="ce1">
            <text:p>26,761221</text:p>
          </table:table-cell>
          <table:table-cell office:value-type="float" office:value="2.6519188043481843" table:style-name="ce1">
            <text:p>2,651918804</text:p>
          </table:table-cell>
          <table:table-cell office:value-type="float" office:value="2.8256288881457188" table:style-name="ce1">
            <text:p>2,825628888</text:p>
          </table:table-cell>
          <table:table-cell office:value-type="float" office:value="0.49489696834564212" table:style-name="ce1">
            <text:p>0,494896968</text:p>
          </table:table-cell>
          <table:table-cell office:value-type="float" office:value="0.64541389558792117" table:style-name="ce1">
            <text:p>0,645413896</text:p>
          </table:table-cell>
          <table:table-cell office:value-type="float" office:value="0.29066684683031591" table:style-name="ce1">
            <text:p>0,2906668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667591" table:style-name="ce1">
            <text:p>-113,667591</text:p>
          </table:table-cell>
          <table:table-cell office:value-type="float" office:value="26.874016999999998" table:style-name="ce1">
            <text:p>26,874017</text:p>
          </table:table-cell>
          <table:table-cell office:value-type="float" office:value="2.6599614107070098" table:style-name="ce1">
            <text:p>2,659961411</text:p>
          </table:table-cell>
          <table:table-cell office:value-type="float" office:value="2.8346406571841722" table:style-name="ce1">
            <text:p>2,834640657</text:p>
          </table:table-cell>
          <table:table-cell office:value-type="float" office:value="0.49802585723453097" table:style-name="ce1">
            <text:p>0,498025857</text:p>
          </table:table-cell>
          <table:table-cell office:value-type="float" office:value="0.64854278447681002" table:style-name="ce1">
            <text:p>0,648542784</text:p>
          </table:table-cell>
          <table:table-cell office:value-type="float" office:value="0.29223129127476033" table:style-name="ce1">
            <text:p>0,29223129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3.994806" table:style-name="ce1">
            <text:p>-113,994806</text:p>
          </table:table-cell>
          <table:table-cell office:value-type="float" office:value="27.054646000000002" table:style-name="ce1">
            <text:p>27,054646</text:p>
          </table:table-cell>
          <table:table-cell office:value-type="float" office:value="2.6561572858063442" table:style-name="ce1">
            <text:p>2,656157286</text:p>
          </table:table-cell>
          <table:table-cell office:value-type="float" office:value="2.8337551680691782" table:style-name="ce1">
            <text:p>2,833755168</text:p>
          </table:table-cell>
          <table:table-cell office:value-type="float" office:value="0.5009106478691101" table:style-name="ce1">
            <text:p>0,500910648</text:p>
          </table:table-cell>
          <table:table-cell office:value-type="float" office:value="0.65312052583694458" table:style-name="ce1">
            <text:p>0,653120526</text:p>
          </table:table-cell>
          <table:table-cell office:value-type="float" office:value="0.2941134047010629" table:style-name="ce1">
            <text:p>0,2941134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324243" table:style-name="ce1">
            <text:p>-114,324243</text:p>
          </table:table-cell>
          <table:table-cell office:value-type="float" office:value="27.239516999999999" table:style-name="ce1">
            <text:p>27,239517</text:p>
          </table:table-cell>
          <table:table-cell office:value-type="float" office:value="2.9817112150648892" table:style-name="ce1">
            <text:p>2,981711215</text:p>
          </table:table-cell>
          <table:table-cell office:value-type="float" office:value="3.1752262563684006" table:style-name="ce1">
            <text:p>3,175226256</text:p>
          </table:table-cell>
          <table:table-cell office:value-type="float" office:value="0.5009106478691101" table:style-name="ce1">
            <text:p>0,500910648</text:p>
          </table:table-cell>
          <table:table-cell office:value-type="float" office:value="0.65312052583694458" table:style-name="ce1">
            <text:p>0,653120526</text:p>
          </table:table-cell>
          <table:table-cell office:value-type="float" office:value="0.2941134047010629" table:style-name="ce1">
            <text:p>0,2941134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63539400000001" table:style-name="ce1">
            <text:p>-114,635394</text:p>
          </table:table-cell>
          <table:table-cell office:value-type="float" office:value="27.469768999999999" table:style-name="ce1">
            <text:p>27,469769</text:p>
          </table:table-cell>
          <table:table-cell office:value-type="float" office:value="2.9817448094370049" table:style-name="ce1">
            <text:p>2,981744809</text:p>
          </table:table-cell>
          <table:table-cell office:value-type="float" office:value="3.1800112108533569" table:style-name="ce1">
            <text:p>3,180011211</text:p>
          </table:table-cell>
          <table:table-cell office:value-type="float" office:value="0.5009106478691101" table:style-name="ce1">
            <text:p>0,500910648</text:p>
          </table:table-cell>
          <table:table-cell office:value-type="float" office:value="0.65312052583694458" table:style-name="ce1">
            <text:p>0,653120526</text:p>
          </table:table-cell>
          <table:table-cell office:value-type="float" office:value="0.2941134047010629" table:style-name="ce1">
            <text:p>0,2941134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887636" table:style-name="ce1">
            <text:p>-114,887636</text:p>
          </table:table-cell>
          <table:table-cell office:value-type="float" office:value="27.724567" table:style-name="ce1">
            <text:p>27,724567</text:p>
          </table:table-cell>
          <table:table-cell office:value-type="float" office:value="2.9902972934953267" table:style-name="ce1">
            <text:p>2,990297293</text:p>
          </table:table-cell>
          <table:table-cell office:value-type="float" office:value="3.1851301451551643" table:style-name="ce1">
            <text:p>3,185130145</text:p>
          </table:table-cell>
          <table:table-cell office:value-type="float" office:value="0.50255636215482435" table:style-name="ce1">
            <text:p>0,502556362</text:p>
          </table:table-cell>
          <table:table-cell office:value-type="float" office:value="0.65476624012265883" table:style-name="ce1">
            <text:p>0,65476624</text:p>
          </table:table-cell>
          <table:table-cell office:value-type="float" office:value="0.29493626184392002" table:style-name="ce1">
            <text:p>0,29493626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76657400000001" table:style-name="ce1">
            <text:p>-114,766574</text:p>
          </table:table-cell>
          <table:table-cell office:value-type="float" office:value="27.805606999999998" table:style-name="ce1">
            <text:p>27,805607</text:p>
          </table:table-cell>
          <table:table-cell office:value-type="float" office:value="3.0130637344349394" table:style-name="ce1">
            <text:p>3,013063734</text:p>
          </table:table-cell>
          <table:table-cell office:value-type="float" office:value="3.2127538131808806" table:style-name="ce1">
            <text:p>3,212753813</text:p>
          </table:table-cell>
          <table:table-cell office:value-type="float" office:value="0.50307064786911015" table:style-name="ce1">
            <text:p>0,503070648</text:p>
          </table:table-cell>
          <table:table-cell office:value-type="float" office:value="0.65528052583694463" table:style-name="ce1">
            <text:p>0,655280526</text:p>
          </table:table-cell>
          <table:table-cell office:value-type="float" office:value="0.29519340470106292" table:style-name="ce1">
            <text:p>0,2951934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38888" table:style-name="ce1">
            <text:p>-114,38888</text:p>
          </table:table-cell>
          <table:table-cell office:value-type="float" office:value="27.810856000000001" table:style-name="ce1">
            <text:p>27,810856</text:p>
          </table:table-cell>
          <table:table-cell office:value-type="float" office:value="2.9776380261885276" table:style-name="ce1">
            <text:p>2,977638026</text:p>
          </table:table-cell>
          <table:table-cell office:value-type="float" office:value="3.1841199379257845" table:style-name="ce1">
            <text:p>3,184119938</text:p>
          </table:table-cell>
          <table:table-cell office:value-type="float" office:value="0.5009106478691101" table:style-name="ce1">
            <text:p>0,500910648</text:p>
          </table:table-cell>
          <table:table-cell office:value-type="float" office:value="0.65312052583694458" table:style-name="ce1">
            <text:p>0,653120526</text:p>
          </table:table-cell>
          <table:table-cell office:value-type="float" office:value="0.2941134047010629" table:style-name="ce1">
            <text:p>0,2941134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17389300000001" table:style-name="ce1">
            <text:p>-114,173893</text:p>
          </table:table-cell>
          <table:table-cell office:value-type="float" office:value="27.987178" table:style-name="ce1">
            <text:p>27,987178</text:p>
          </table:table-cell>
          <table:table-cell office:value-type="float" office:value="2.0890276471390159" table:style-name="ce1">
            <text:p>2,089027647</text:p>
          </table:table-cell>
          <table:table-cell office:value-type="float" office:value="2.1812303771225978" table:style-name="ce1">
            <text:p>2,181230377</text:p>
          </table:table-cell>
          <table:table-cell office:value-type="float" office:value="0.5009106478691101" table:style-name="ce1">
            <text:p>0,500910648</text:p>
          </table:table-cell>
          <table:table-cell office:value-type="float" office:value="0.65312052583694458" table:style-name="ce1">
            <text:p>0,653120526</text:p>
          </table:table-cell>
          <table:table-cell office:value-type="float" office:value="0.2941134047010629" table:style-name="ce1">
            <text:p>0,29411340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090487" table:style-name="ce1">
            <text:p>-114,090487</text:p>
          </table:table-cell>
          <table:table-cell office:value-type="float" office:value="28.310403999999998" table:style-name="ce1">
            <text:p>28,310404</text:p>
          </table:table-cell>
          <table:table-cell office:value-type="float" office:value="3.0380410616666875" table:style-name="ce1">
            <text:p>3,038041062</text:p>
          </table:table-cell>
          <table:table-cell office:value-type="float" office:value="3.2401084752115832" table:style-name="ce1">
            <text:p>3,240108475</text:p>
          </table:table-cell>
          <table:table-cell office:value-type="float" office:value="0.4891918728881412" table:style-name="ce1">
            <text:p>0,489191873</text:p>
          </table:table-cell>
          <table:table-cell office:value-type="float" office:value="0.63881225686603127" table:style-name="ce1">
            <text:p>0,638812257</text:p>
          </table:table-cell>
          <table:table-cell office:value-type="float" office:value="0.28745225204973762" table:style-name="ce1">
            <text:p>0,28745225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20156799999999" table:style-name="ce1">
            <text:p>-114,201568</text:p>
          </table:table-cell>
          <table:table-cell office:value-type="float" office:value="28.64404" table:style-name="ce1">
            <text:p>28,64404</text:p>
          </table:table-cell>
          <table:table-cell office:value-type="float" office:value="3.0386401040873046" table:style-name="ce1">
            <text:p>3,038640104</text:p>
          </table:table-cell>
          <table:table-cell office:value-type="float" office:value="3.2469112874981243" table:style-name="ce1">
            <text:p>3,246911287</text:p>
          </table:table-cell>
          <table:table-cell office:value-type="float" office:value="0.49030298399925232" table:style-name="ce1">
            <text:p>0,490302984</text:p>
          </table:table-cell>
          <table:table-cell office:value-type="float" office:value="0.63992336797714233" table:style-name="ce1">
            <text:p>0,639923368</text:p>
          </table:table-cell>
          <table:table-cell office:value-type="float" office:value="0.28800780760529315" table:style-name="ce1">
            <text:p>0,2880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48816600000001" table:style-name="ce1">
            <text:p>-114,488166</text:p>
          </table:table-cell>
          <table:table-cell office:value-type="float" office:value="28.924593999999999" table:style-name="ce1">
            <text:p>28,924594</text:p>
          </table:table-cell>
          <table:table-cell office:value-type="float" office:value="3.0170438118404355" table:style-name="ce1">
            <text:p>3,017043812</text:p>
          </table:table-cell>
          <table:table-cell office:value-type="float" office:value="3.2254124548773082" table:style-name="ce1">
            <text:p>3,225412455</text:p>
          </table:table-cell>
          <table:table-cell office:value-type="float" office:value="0.49030298399925232" table:style-name="ce1">
            <text:p>0,490302984</text:p>
          </table:table-cell>
          <table:table-cell office:value-type="float" office:value="0.63992336797714233" table:style-name="ce1">
            <text:p>0,639923368</text:p>
          </table:table-cell>
          <table:table-cell office:value-type="float" office:value="0.28800780760529315" table:style-name="ce1">
            <text:p>0,2880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4.783872" table:style-name="ce1">
            <text:p>-114,783872</text:p>
          </table:table-cell>
          <table:table-cell office:value-type="float" office:value="29.209855000000001" table:style-name="ce1">
            <text:p>29,209855</text:p>
          </table:table-cell>
          <table:table-cell office:value-type="float" office:value="3.0236711733403587" table:style-name="ce1">
            <text:p>3,023671173</text:p>
          </table:table-cell>
          <table:table-cell office:value-type="float" office:value="3.2275704359507542" table:style-name="ce1">
            <text:p>3,227570436</text:p>
          </table:table-cell>
          <table:table-cell office:value-type="float" office:value="0.49030298399925232" table:style-name="ce1">
            <text:p>0,490302984</text:p>
          </table:table-cell>
          <table:table-cell office:value-type="float" office:value="0.63992336797714233" table:style-name="ce1">
            <text:p>0,639923368</text:p>
          </table:table-cell>
          <table:table-cell office:value-type="float" office:value="0.28800780760529315" table:style-name="ce1">
            <text:p>0,28800780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5.122787" table:style-name="ce1">
            <text:p>-115,122787</text:p>
          </table:table-cell>
          <table:table-cell office:value-type="float" office:value="29.446097000000002" table:style-name="ce1">
            <text:p>29,446097</text:p>
          </table:table-cell>
          <table:table-cell office:value-type="float" office:value="3.0139066214212069" table:style-name="ce1">
            <text:p>3,013906621</text:p>
          </table:table-cell>
          <table:table-cell office:value-type="float" office:value="3.2222283954918436" table:style-name="ce1">
            <text:p>3,222228395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5.496442" table:style-name="ce1">
            <text:p>-115,496442</text:p>
          </table:table-cell>
          <table:table-cell office:value-type="float" office:value="29.646616000000002" table:style-name="ce1">
            <text:p>29,646616</text:p>
          </table:table-cell>
          <table:table-cell office:value-type="float" office:value="3.0306975811803016" table:style-name="ce1">
            <text:p>3,030697581</text:p>
          </table:table-cell>
          <table:table-cell office:value-type="float" office:value="3.2435201114476668" table:style-name="ce1">
            <text:p>3,243520111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5.731775" table:style-name="ce1">
            <text:p>-115,731775</text:p>
          </table:table-cell>
          <table:table-cell office:value-type="float" office:value="29.947603999999998" table:style-name="ce1">
            <text:p>29,947604</text:p>
          </table:table-cell>
          <table:table-cell office:value-type="float" office:value="3.0348839295732644" table:style-name="ce1">
            <text:p>3,03488393</text:p>
          </table:table-cell>
          <table:table-cell office:value-type="float" office:value="3.2498193831292435" table:style-name="ce1">
            <text:p>3,249819383</text:p>
          </table:table-cell>
          <table:table-cell office:value-type="float" office:value="0.48196608233451843" table:style-name="ce1">
            <text:p>0,481966082</text:p>
          </table:table-cell>
          <table:table-cell office:value-type="float" office:value="0.6322434287071228" table:style-name="ce1">
            <text:p>0,632243429</text:p>
          </table:table-cell>
          <table:table-cell office:value-type="float" office:value="0.2838732991119528" table:style-name="ce1">
            <text:p>0,2838732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5.872691" table:style-name="ce1">
            <text:p>-115,872691</text:p>
          </table:table-cell>
          <table:table-cell office:value-type="float" office:value="30.307251999999998" table:style-name="ce1">
            <text:p>30,307252</text:p>
          </table:table-cell>
          <table:table-cell office:value-type="float" office:value="3.463571937005093" table:style-name="ce1">
            <text:p>3,463571937</text:p>
          </table:table-cell>
          <table:table-cell office:value-type="float" office:value="3.7162725966364238" table:style-name="ce1">
            <text:p>3,716272597</text:p>
          </table:table-cell>
          <table:table-cell office:value-type="float" office:value="0.46179029037793479" table:style-name="ce1">
            <text:p>0,46179029</text:p>
          </table:table-cell>
          <table:table-cell office:value-type="float" office:value="0.60971104791005448" table:style-name="ce1">
            <text:p>0,609711048</text:p>
          </table:table-cell>
          <table:table-cell office:value-type="float" office:value="0.2729165473137849" table:style-name="ce1">
            <text:p>0,272916547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5.995873" table:style-name="ce1">
            <text:p>-115,995873</text:p>
          </table:table-cell>
          <table:table-cell office:value-type="float" office:value="30.552467" table:style-name="ce1">
            <text:p>30,552467</text:p>
          </table:table-cell>
          <table:table-cell office:value-type="float" office:value="3.4116406188279842" table:style-name="ce1">
            <text:p>3,411640619</text:p>
          </table:table-cell>
          <table:table-cell office:value-type="float" office:value="3.6625746261792718" table:style-name="ce1">
            <text:p>3,662574626</text:p>
          </table:table-cell>
          <table:table-cell office:value-type="float" office:value="0.46333695704460143" table:style-name="ce1">
            <text:p>0,463336957</text:p>
          </table:table-cell>
          <table:table-cell office:value-type="float" office:value="0.61125771457672118" table:style-name="ce1">
            <text:p>0,611257715</text:p>
          </table:table-cell>
          <table:table-cell office:value-type="float" office:value="0.27368988064711824" table:style-name="ce1">
            <text:p>0,273689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6.135543" table:style-name="ce1">
            <text:p>-116,135543</text:p>
          </table:table-cell>
          <table:table-cell office:value-type="float" office:value="30.784140000000001" table:style-name="ce1">
            <text:p>30,78414</text:p>
          </table:table-cell>
          <table:table-cell office:value-type="float" office:value="3.4107638224261105" table:style-name="ce1">
            <text:p>3,410763822</text:p>
          </table:table-cell>
          <table:table-cell office:value-type="float" office:value="3.6629267355714346" table:style-name="ce1">
            <text:p>3,662926736</text:p>
          </table:table-cell>
          <table:table-cell office:value-type="float" office:value="0.46333695704460143" table:style-name="ce1">
            <text:p>0,463336957</text:p>
          </table:table-cell>
          <table:table-cell office:value-type="float" office:value="0.61125771457672118" table:style-name="ce1">
            <text:p>0,611257715</text:p>
          </table:table-cell>
          <table:table-cell office:value-type="float" office:value="0.27368988064711824" table:style-name="ce1">
            <text:p>0,273689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6.320109" table:style-name="ce1">
            <text:p>-116,320109</text:p>
          </table:table-cell>
          <table:table-cell office:value-type="float" office:value="31.118292" table:style-name="ce1">
            <text:p>31,118292</text:p>
          </table:table-cell>
          <table:table-cell office:value-type="float" office:value="3.4214450548436788" table:style-name="ce1">
            <text:p>3,421445055</text:p>
          </table:table-cell>
          <table:table-cell office:value-type="float" office:value="3.6762686475686519" table:style-name="ce1">
            <text:p>3,676268648</text:p>
          </table:table-cell>
          <table:table-cell office:value-type="float" office:value="0.46333695704460143" table:style-name="ce1">
            <text:p>0,463336957</text:p>
          </table:table-cell>
          <table:table-cell office:value-type="float" office:value="0.61125771457672118" table:style-name="ce1">
            <text:p>0,611257715</text:p>
          </table:table-cell>
          <table:table-cell office:value-type="float" office:value="0.27368988064711824" table:style-name="ce1">
            <text:p>0,273689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6.531103" table:style-name="ce1">
            <text:p>-116,531103</text:p>
          </table:table-cell>
          <table:table-cell office:value-type="float" office:value="31.439385999999999" table:style-name="ce1">
            <text:p>31,439386</text:p>
          </table:table-cell>
          <table:table-cell office:value-type="float" office:value="3.4199726889084729" table:style-name="ce1">
            <text:p>3,419972689</text:p>
          </table:table-cell>
          <table:table-cell office:value-type="float" office:value="3.6741068878356486" table:style-name="ce1">
            <text:p>3,674106888</text:p>
          </table:table-cell>
          <table:table-cell office:value-type="float" office:value="0.46333695704460143" table:style-name="ce1">
            <text:p>0,463336957</text:p>
          </table:table-cell>
          <table:table-cell office:value-type="float" office:value="0.61125771457672118" table:style-name="ce1">
            <text:p>0,611257715</text:p>
          </table:table-cell>
          <table:table-cell office:value-type="float" office:value="0.27368988064711824" table:style-name="ce1">
            <text:p>0,273689881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6.691577" table:style-name="ce1">
            <text:p>-116,691577</text:p>
          </table:table-cell>
          <table:table-cell office:value-type="float" office:value="31.744235" table:style-name="ce1">
            <text:p>31,744235</text:p>
          </table:table-cell>
          <table:table-cell office:value-type="float" office:value="3.1773785336046774" table:style-name="ce1">
            <text:p>3,177378534</text:p>
          </table:table-cell>
          <table:table-cell office:value-type="float" office:value="3.4059121462762705" table:style-name="ce1">
            <text:p>3,405912146</text:p>
          </table:table-cell>
          <table:table-cell office:value-type="float" office:value="0.44370944554328917" table:style-name="ce1">
            <text:p>0,443709446</text:p>
          </table:table-cell>
          <table:table-cell office:value-type="float" office:value="0.59201006347656249" table:style-name="ce1">
            <text:p>0,592010063</text:p>
          </table:table-cell>
          <table:table-cell office:value-type="float" office:value="0.26367822041571443" table:style-name="ce1">
            <text:p>0,2636782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6.816676" table:style-name="ce1">
            <text:p>-116,816676</text:p>
          </table:table-cell>
          <table:table-cell office:value-type="float" office:value="32.065573000000001" table:style-name="ce1">
            <text:p>32,065573</text:p>
          </table:table-cell>
          <table:table-cell office:value-type="float" office:value="3.1857717202544715" table:style-name="ce1">
            <text:p>3,18577172</text:p>
          </table:table-cell>
          <table:table-cell office:value-type="float" office:value="3.416556933728411" table:style-name="ce1">
            <text:p>3,416556934</text:p>
          </table:table-cell>
          <table:table-cell office:value-type="float" office:value="0.32555576963996885" table:style-name="ce1">
            <text:p>0,32555577</text:p>
          </table:table-cell>
          <table:table-cell office:value-type="float" office:value="0.47125828071212766" table:style-name="ce1">
            <text:p>0,471258281</text:p>
          </table:table-cell>
          <table:table-cell office:value-type="float" office:value="0.20224793219763074" table:style-name="ce1">
            <text:p>0,20224793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117.016909" table:style-name="ce1">
            <text:p>-117,016909</text:p>
          </table:table-cell>
          <table:table-cell office:value-type="float" office:value="32.381382000000002" table:style-name="ce1">
            <text:p>32,381382</text:p>
          </table:table-cell>
          <table:table-cell office:value-type="float" office:value="3.1870594158097187" table:style-name="ce1">
            <text:p>3,187059416</text:p>
          </table:table-cell>
          <table:table-cell office:value-type="float" office:value="3.4173283578924902" table:style-name="ce1">
            <text:p>3,417328358</text:p>
          </table:table-cell>
          <table:table-cell office:value-type="float" office:value="0.32529976963996887" table:style-name="ce1">
            <text:p>0,32529977</text:p>
          </table:table-cell>
          <table:table-cell office:value-type="float" office:value="0.47100228071212769" table:style-name="ce1">
            <text:p>0,471002281</text:p>
          </table:table-cell>
          <table:table-cell office:value-type="float" office:value="0.20211993219763075" table:style-name="ce1">
            <text:p>0,20211993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78.301885999999996" table:style-name="ce1">
            <text:p>-78,301886</text:p>
          </table:table-cell>
          <table:table-cell office:value-type="float" office:value="26.667157" table:style-name="ce1">
            <text:p>26,667157</text:p>
          </table:table-cell>
          <table:table-cell office:value-type="float" office:value="1.9443569717631801" table:style-name="ce1">
            <text:p>1,944356972</text:p>
          </table:table-cell>
          <table:table-cell office:value-type="float" office:value="2.0200211120066029" table:style-name="ce1">
            <text:p>2,020021112</text:p>
          </table:table-cell>
          <table:table-cell office:value-type="float" office:value="0.57212113278871701" table:style-name="ce1">
            <text:p>0,572121133</text:p>
          </table:table-cell>
          <table:table-cell office:value-type="float" office:value="0.74527095693117307" table:style-name="ce1">
            <text:p>0,745270957</text:p>
          </table:table-cell>
          <table:table-cell office:value-type="float" office:value="0.33539098145698754" table:style-name="ce1">
            <text:p>0,335390981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7.170962000000003" table:style-name="ce1">
            <text:p>-77,170962</text:p>
          </table:table-cell>
          <table:table-cell office:value-type="float" office:value="26.563001" table:style-name="ce1">
            <text:p>26,563001</text:p>
          </table:table-cell>
          <table:table-cell office:value-type="float" office:value="3.1656344518466768" table:style-name="ce1">
            <text:p>3,165634452</text:p>
          </table:table-cell>
          <table:table-cell office:value-type="float" office:value="3.2951642415585538" table:style-name="ce1">
            <text:p>3,295164242</text:p>
          </table:table-cell>
          <table:table-cell office:value-type="float" office:value="0.5613140811538696" table:style-name="ce1">
            <text:p>0,561314081</text:p>
          </table:table-cell>
          <table:table-cell office:value-type="float" office:value="0.72813097139358518" table:style-name="ce1">
            <text:p>0,728130971</text:p>
          </table:table-cell>
          <table:table-cell office:value-type="float" office:value="0.32837244420719247" table:style-name="ce1">
            <text:p>0,328372444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6.267537000000004" table:style-name="ce1">
            <text:p>-76,267537</text:p>
          </table:table-cell>
          <table:table-cell office:value-type="float" office:value="25.243929000000001" table:style-name="ce1">
            <text:p>25,243929</text:p>
          </table:table-cell>
          <table:table-cell office:value-type="float" office:value="3.0044169816957993" table:style-name="ce1">
            <text:p>3,004416982</text:p>
          </table:table-cell>
          <table:table-cell office:value-type="float" office:value="3.1346581316204389" table:style-name="ce1">
            <text:p>3,134658132</text:p>
          </table:table-cell>
          <table:table-cell office:value-type="float" office:value="0.54371121520233157" table:style-name="ce1">
            <text:p>0,543711215</text:p>
          </table:table-cell>
          <table:table-cell office:value-type="float" office:value="0.70531293744277956" table:style-name="ce1">
            <text:p>0,705312937</text:p>
          </table:table-cell>
          <table:table-cell office:value-type="float" office:value="0.31817600612896629" table:style-name="ce1">
            <text:p>0,318176006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5.535820000000001" table:style-name="ce1">
            <text:p>-75,53582</text:p>
          </table:table-cell>
          <table:table-cell office:value-type="float" office:value="24.432023000000001" table:style-name="ce1">
            <text:p>24,432023</text:p>
          </table:table-cell>
          <table:table-cell office:value-type="float" office:value="2.9192126720796945" table:style-name="ce1">
            <text:p>2,919212672</text:p>
          </table:table-cell>
          <table:table-cell office:value-type="float" office:value="3.0412135874296866" table:style-name="ce1">
            <text:p>3,041213587</text:p>
          </table:table-cell>
          <table:table-cell office:value-type="float" office:value="0.53805301952362061" table:style-name="ce1">
            <text:p>0,53805302</text:p>
          </table:table-cell>
          <table:table-cell office:value-type="float" office:value="0.698635085105896" table:style-name="ce1">
            <text:p>0,698635085</text:p>
          </table:table-cell>
          <table:table-cell office:value-type="float" office:value="0.31504733468068291" table:style-name="ce1">
            <text:p>0,315047335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3.254383000000004" table:style-name="ce1">
            <text:p>-73,254383</text:p>
          </table:table-cell>
          <table:table-cell office:value-type="float" office:value="21.063617000000001" table:style-name="ce1">
            <text:p>21,063617</text:p>
          </table:table-cell>
          <table:table-cell office:value-type="float" office:value="1.53202735587516" table:style-name="ce1">
            <text:p>1,532027356</text:p>
          </table:table-cell>
          <table:table-cell office:value-type="float" office:value="1.6121235084177783" table:style-name="ce1">
            <text:p>1,612123508</text:p>
          </table:table-cell>
          <table:table-cell office:value-type="float" office:value="0.51056935277862547" table:style-name="ce1">
            <text:p>0,510569353</text:p>
          </table:table-cell>
          <table:table-cell office:value-type="float" office:value="0.67585768190307616" table:style-name="ce1">
            <text:p>0,675857682</text:p>
          </table:table-cell>
          <table:table-cell office:value-type="float" office:value="0.30233050674345258" table:style-name="ce1">
            <text:p>0,302330507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4.192666000000003" table:style-name="ce1">
            <text:p>-74,192666</text:p>
          </table:table-cell>
          <table:table-cell office:value-type="float" office:value="22.757391999999999" table:style-name="ce1">
            <text:p>22,757392</text:p>
          </table:table-cell>
          <table:table-cell office:value-type="float" office:value="2.2705557857296661" table:style-name="ce1">
            <text:p>2,270555786</text:p>
          </table:table-cell>
          <table:table-cell office:value-type="float" office:value="2.3488143827846328" table:style-name="ce1">
            <text:p>2,348814383</text:p>
          </table:table-cell>
          <table:table-cell office:value-type="float" office:value="0.5361164050102234" table:style-name="ce1">
            <text:p>0,536116405</text:p>
          </table:table-cell>
          <table:table-cell office:value-type="float" office:value="0.70017723608016968" table:style-name="ce1">
            <text:p>0,700177236</text:p>
          </table:table-cell>
          <table:table-cell office:value-type="float" office:value="0.31487885415058853" table:style-name="ce1">
            <text:p>0,314878854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3.994808000000006" table:style-name="ce1">
            <text:p>-73,994808</text:p>
          </table:table-cell>
          <table:table-cell office:value-type="float" office:value="22.400283999999999" table:style-name="ce1">
            <text:p>22,400284</text:p>
          </table:table-cell>
          <table:table-cell office:value-type="float" office:value="2.0506767105741859" table:style-name="ce1">
            <text:p>2,050676711</text:p>
          </table:table-cell>
          <table:table-cell office:value-type="float" office:value="2.1385422295672529" table:style-name="ce1">
            <text:p>2,13854223</text:p>
          </table:table-cell>
          <table:table-cell office:value-type="float" office:value="0.53394250440597535" table:style-name="ce1">
            <text:p>0,533942504</text:p>
          </table:table-cell>
          <table:table-cell office:value-type="float" office:value="0.69736181068420411" table:style-name="ce1">
            <text:p>0,697361811</text:p>
          </table:table-cell>
          <table:table-cell office:value-type="float" office:value="0.31360722311410261" table:style-name="ce1">
            <text:p>0,313607223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2.928521000000003" table:style-name="ce1">
            <text:p>-72,928521</text:p>
          </table:table-cell>
          <table:table-cell office:value-type="float" office:value="22.384395000000001" table:style-name="ce1">
            <text:p>22,384395</text:p>
          </table:table-cell>
          <table:table-cell office:value-type="float" office:value="2.4390806918085" table:style-name="ce1">
            <text:p>2,439080692</text:p>
          </table:table-cell>
          <table:table-cell office:value-type="float" office:value="2.5578152409250268" table:style-name="ce1">
            <text:p>2,557815241</text:p>
          </table:table-cell>
          <table:table-cell office:value-type="float" office:value="0.50708740998890089" table:style-name="ce1">
            <text:p>0,50708741</text:p>
          </table:table-cell>
          <table:table-cell office:value-type="float" office:value="0.67032957126285719" table:style-name="ce1">
            <text:p>0,670329571</text:p>
          </table:table-cell>
          <table:table-cell office:value-type="float" office:value="0.30008988238386208" table:style-name="ce1">
            <text:p>0,300089882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5.106544" table:style-name="ce1">
            <text:p>-75,106544</text:p>
          </table:table-cell>
          <table:table-cell office:value-type="float" office:value="23.191514999999999" table:style-name="ce1">
            <text:p>23,191515</text:p>
          </table:table-cell>
          <table:table-cell office:value-type="float" office:value="2.5327997433406857" table:style-name="ce1">
            <text:p>2,532799743</text:p>
          </table:table-cell>
          <table:table-cell office:value-type="float" office:value="2.6388967140717874" table:style-name="ce1">
            <text:p>2,638896714</text:p>
          </table:table-cell>
          <table:table-cell office:value-type="float" office:value="0.54028408098220826" table:style-name="ce1">
            <text:p>0,540284081</text:p>
          </table:table-cell>
          <table:table-cell office:value-type="float" office:value="0.70411346721649171" table:style-name="ce1">
            <text:p>0,704113467</text:p>
          </table:table-cell>
          <table:table-cell office:value-type="float" office:value="0.31696881347924866" table:style-name="ce1">
            <text:p>0,316968813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5.924282000000005" table:style-name="ce1">
            <text:p>-75,924282</text:p>
          </table:table-cell>
          <table:table-cell office:value-type="float" office:value="23.579205999999999" table:style-name="ce1">
            <text:p>23,579206</text:p>
          </table:table-cell>
          <table:table-cell office:value-type="float" office:value="1.7651260941894962" table:style-name="ce1">
            <text:p>1,765126094</text:p>
          </table:table-cell>
          <table:table-cell office:value-type="float" office:value="1.8513463486871904" table:style-name="ce1">
            <text:p>1,851346349</text:p>
          </table:table-cell>
          <table:table-cell office:value-type="float" office:value="0.54028408098220826" table:style-name="ce1">
            <text:p>0,540284081</text:p>
          </table:table-cell>
          <table:table-cell office:value-type="float" office:value="0.70411346721649171" table:style-name="ce1">
            <text:p>0,704113467</text:p>
          </table:table-cell>
          <table:table-cell office:value-type="float" office:value="0.31696881347924866" table:style-name="ce1">
            <text:p>0,316968813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8.071535999999995" table:style-name="ce1">
            <text:p>-78,071536</text:p>
          </table:table-cell>
          <table:table-cell office:value-type="float" office:value="24.726963999999999" table:style-name="ce1">
            <text:p>24,726964</text:p>
          </table:table-cell>
          <table:table-cell office:value-type="float" office:value="1.6250096637535298" table:style-name="ce1">
            <text:p>1,625009664</text:p>
          </table:table-cell>
          <table:table-cell office:value-type="float" office:value="1.7298539569707296" table:style-name="ce1">
            <text:p>1,729853957</text:p>
          </table:table-cell>
          <table:table-cell office:value-type="float" office:value="0.56296111558933848" table:style-name="ce1">
            <text:p>0,562961116</text:p>
          </table:table-cell>
          <table:table-cell office:value-type="float" office:value="0.73471315120716685" table:style-name="ce1">
            <text:p>0,734713151</text:p>
          </table:table-cell>
          <table:table-cell office:value-type="float" office:value="0.33039524105838419" table:style-name="ce1">
            <text:p>0,330395241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2.790255000000002" table:style-name="ce1">
            <text:p>-72,790255</text:p>
          </table:table-cell>
          <table:table-cell office:value-type="float" office:value="20.050941999999999" table:style-name="ce1">
            <text:p>20,050942</text:p>
          </table:table-cell>
          <table:table-cell office:value-type="float" office:value="1.4957118481492839" table:style-name="ce1">
            <text:p>1,495711848</text:p>
          </table:table-cell>
          <table:table-cell office:value-type="float" office:value="1.6073945663424645" table:style-name="ce1">
            <text:p>1,607394566</text:p>
          </table:table-cell>
          <table:table-cell office:value-type="float" office:value="0.50191787147521971" table:style-name="ce1">
            <text:p>0,501917871</text:p>
          </table:table-cell>
          <table:table-cell office:value-type="float" office:value="0.66224715375900267" table:style-name="ce1">
            <text:p>0,662247154</text:p>
          </table:table-cell>
          <table:table-cell office:value-type="float" office:value="0.29674129690587703" table:style-name="ce1">
            <text:p>0,296741297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3.053618" table:style-name="ce1">
            <text:p>-73,053618</text:p>
          </table:table-cell>
          <table:table-cell office:value-type="float" office:value="18.845565000000001" table:style-name="ce1">
            <text:p>18,845565</text:p>
          </table:table-cell>
          <table:table-cell office:value-type="float" office:value="0.84771744633911494" table:style-name="ce1">
            <text:p>0,847717446</text:p>
          </table:table-cell>
          <table:table-cell office:value-type="float" office:value="0.93352611723851053" table:style-name="ce1">
            <text:p>0,933526117</text:p>
          </table:table-cell>
          <table:table-cell office:value-type="float" office:value="0.5007915956497192" table:style-name="ce1">
            <text:p>0,500791596</text:p>
          </table:table-cell>
          <table:table-cell office:value-type="float" office:value="0.66361199445724484" table:style-name="ce1">
            <text:p>0,663611994</text:p>
          </table:table-cell>
          <table:table-cell office:value-type="float" office:value="0.2967664886624376" table:style-name="ce1">
            <text:p>0,29676648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1.952335000000005" table:style-name="ce1">
            <text:p>-71,952335</text:p>
          </table:table-cell>
          <table:table-cell office:value-type="float" office:value="21.894207000000002" table:style-name="ce1">
            <text:p>21,894207</text:p>
          </table:table-cell>
          <table:table-cell office:value-type="float" office:value="2.25733053179508" table:style-name="ce1">
            <text:p>2,257330532</text:p>
          </table:table-cell>
          <table:table-cell office:value-type="float" office:value="2.3661069220879343" table:style-name="ce1">
            <text:p>2,366106922</text:p>
          </table:table-cell>
          <table:table-cell office:value-type="float" office:value="0.50561446118074305" table:style-name="ce1">
            <text:p>0,505614461</text:p>
          </table:table-cell>
          <table:table-cell office:value-type="float" office:value="0.67039662766176111" table:style-name="ce1">
            <text:p>0,670396628</text:p>
          </table:table-cell>
          <table:table-cell office:value-type="float" office:value="0.29970480015784995" table:style-name="ce1">
            <text:p>0,2997048</text:p>
          </table:table-cell>
          <table:table-cell office:value-type="float" office:value="796" table:style-name="ce1">
            <text:p>796</text:p>
          </table:table-cell>
          <table:table-cell table:number-columns-repeated="16376"/>
        </table:table-row>
        <table:table-row table:style-name="ro1">
          <table:table-cell office:value-type="float" office:value="-71.732985999999997" table:style-name="ce1">
            <text:p>-71,732986</text:p>
          </table:table-cell>
          <table:table-cell office:value-type="float" office:value="21.817152" table:style-name="ce1">
            <text:p>21,817152</text:p>
          </table:table-cell>
          <table:table-cell office:value-type="float" office:value="2.2731837286615661" table:style-name="ce1">
            <text:p>2,273183729</text:p>
          </table:table-cell>
          <table:table-cell office:value-type="float" office:value="2.3774356740767617" table:style-name="ce1">
            <text:p>2,377435674</text:p>
          </table:table-cell>
          <table:table-cell office:value-type="float" office:value="0.50486152000427242" table:style-name="ce1">
            <text:p>0,50486152</text:p>
          </table:table-cell>
          <table:table-cell office:value-type="float" office:value="0.66964368648529049" table:style-name="ce1">
            <text:p>0,669643686</text:p>
          </table:table-cell>
          <table:table-cell office:value-type="float" office:value="0.29932832956961464" table:style-name="ce1">
            <text:p>0,29932833</text:p>
          </table:table-cell>
          <table:table-cell office:value-type="float" office:value="796" table:style-name="ce1">
            <text:p>796</text:p>
          </table:table-cell>
          <table:table-cell table:number-columns-repeated="16376"/>
        </table:table-row>
        <table:table-row table:style-name="ro1">
          <table:table-cell office:value-type="float" office:value="-65.448116999999996" table:style-name="ce1">
            <text:p>-65,448117</text:p>
          </table:table-cell>
          <table:table-cell office:value-type="float" office:value="18.120871000000001" table:style-name="ce1">
            <text:p>18,120871</text:p>
          </table:table-cell>
          <table:table-cell office:value-type="float" office:value="1.4444552774154746" table:style-name="ce1">
            <text:p>1,444455277</text:p>
          </table:table-cell>
          <table:table-cell office:value-type="float" office:value="1.5330785966898142" table:style-name="ce1">
            <text:p>1,533078597</text:p>
          </table:table-cell>
          <table:table-cell office:value-type="float" office:value="0.52568460757827762" table:style-name="ce1">
            <text:p>0,525684608</text:p>
          </table:table-cell>
          <table:table-cell office:value-type="float" office:value="0.69115383679962161" table:style-name="ce1">
            <text:p>0,691153837</text:p>
          </table:table-cell>
          <table:table-cell office:value-type="float" office:value="0.31016271278295937" table:style-name="ce1">
            <text:p>0,310162713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4.910854999999998" table:style-name="ce1">
            <text:p>-64,910855</text:p>
          </table:table-cell>
          <table:table-cell office:value-type="float" office:value="18.337164999999999" table:style-name="ce1">
            <text:p>18,337165</text:p>
          </table:table-cell>
          <table:table-cell office:value-type="float" office:value="1.7886576215258672" table:style-name="ce1">
            <text:p>1,788657622</text:p>
          </table:table-cell>
          <table:table-cell office:value-type="float" office:value="1.8738703725265919" table:style-name="ce1">
            <text:p>1,873870373</text:p>
          </table:table-cell>
          <table:table-cell office:value-type="float" office:value="0.5281001527468363" table:style-name="ce1">
            <text:p>0,528100153</text:p>
          </table:table-cell>
          <table:table-cell office:value-type="float" office:value="0.69184239699045813" table:style-name="ce1">
            <text:p>0,691842397</text:p>
          </table:table-cell>
          <table:table-cell office:value-type="float" office:value="0.31096700944881189" table:style-name="ce1">
            <text:p>0,310967009</text:p>
          </table:table-cell>
          <table:table-cell office:value-type="float" office:value="850" table:style-name="ce1">
            <text:p>850</text:p>
          </table:table-cell>
          <table:table-cell table:number-columns-repeated="16376"/>
        </table:table-row>
        <table:table-row table:style-name="ro1">
          <table:table-cell office:value-type="float" office:value="-64.622326000000001" table:style-name="ce1">
            <text:p>-64,622326</text:p>
          </table:table-cell>
          <table:table-cell office:value-type="float" office:value="18.42503" table:style-name="ce1">
            <text:p>18,42503</text:p>
          </table:table-cell>
          <table:table-cell office:value-type="float" office:value="2.0655211433545215" table:style-name="ce1">
            <text:p>2,065521143</text:p>
          </table:table-cell>
          <table:table-cell office:value-type="float" office:value="2.1493553990571019" table:style-name="ce1">
            <text:p>2,149355399</text:p>
          </table:table-cell>
          <table:table-cell office:value-type="float" office:value="0.52801810146478512" table:style-name="ce1">
            <text:p>0,528018101</text:p>
          </table:table-cell>
          <table:table-cell office:value-type="float" office:value="0.69176034570840694" table:style-name="ce1">
            <text:p>0,691760346</text:p>
          </table:table-cell>
          <table:table-cell office:value-type="float" office:value="0.3109259838077863" table:style-name="ce1">
            <text:p>0,310925984</text:p>
          </table:table-cell>
          <table:table-cell office:value-type="float" office:value="92" table:style-name="ce1">
            <text:p>92</text:p>
          </table:table-cell>
          <table:table-cell table:number-columns-repeated="16376"/>
        </table:table-row>
        <table:table-row table:style-name="ro1">
          <table:table-cell office:value-type="float" office:value="-64.721577999999994" table:style-name="ce1">
            <text:p>-64,721578</text:p>
          </table:table-cell>
          <table:table-cell office:value-type="float" office:value="17.733153000000001" table:style-name="ce1">
            <text:p>17,733153</text:p>
          </table:table-cell>
          <table:table-cell office:value-type="float" office:value="1.7137209596639726" table:style-name="ce1">
            <text:p>1,71372096</text:p>
          </table:table-cell>
          <table:table-cell office:value-type="float" office:value="1.8117175731231345" table:style-name="ce1">
            <text:p>1,811717573</text:p>
          </table:table-cell>
          <table:table-cell office:value-type="float" office:value="0.52944556684494015" table:style-name="ce1">
            <text:p>0,529445567</text:p>
          </table:table-cell>
          <table:table-cell office:value-type="float" office:value="0.6934195539474487" table:style-name="ce1">
            <text:p>0,693419554</text:p>
          </table:table-cell>
          <table:table-cell office:value-type="float" office:value="0.31173032920599708" table:style-name="ce1">
            <text:p>0,311730329</text:p>
          </table:table-cell>
          <table:table-cell office:value-type="float" office:value="850" table:style-name="ce1">
            <text:p>850</text:p>
          </table:table-cell>
          <table:table-cell table:number-columns-repeated="16376"/>
        </table:table-row>
        <table:table-row table:style-name="ro1">
          <table:table-cell office:value-type="float" office:value="-64.383543000000003" table:style-name="ce1">
            <text:p>-64,383543</text:p>
          </table:table-cell>
          <table:table-cell office:value-type="float" office:value="18.474879999999999" table:style-name="ce1">
            <text:p>18,47488</text:p>
          </table:table-cell>
          <table:table-cell office:value-type="float" office:value="2.054345699364831" table:style-name="ce1">
            <text:p>2,054345699</text:p>
          </table:table-cell>
          <table:table-cell office:value-type="float" office:value="2.1407600536410705" table:style-name="ce1">
            <text:p>2,140760054</text:p>
          </table:table-cell>
          <table:table-cell office:value-type="float" office:value="0.52733348608016972" table:style-name="ce1">
            <text:p>0,527333486</text:p>
          </table:table-cell>
          <table:table-cell office:value-type="float" office:value="0.69107573032379155" table:style-name="ce1">
            <text:p>0,69107573</text:p>
          </table:table-cell>
          <table:table-cell office:value-type="float" office:value="0.3105836761154786" table:style-name="ce1">
            <text:p>0,310583676</text:p>
          </table:table-cell>
          <table:table-cell office:value-type="float" office:value="92" table:style-name="ce1">
            <text:p>92</text:p>
          </table:table-cell>
          <table:table-cell table:number-columns-repeated="16376"/>
        </table:table-row>
        <table:table-row table:style-name="ro1">
          <table:table-cell office:value-type="float" office:value="-63.065261999999997" table:style-name="ce1">
            <text:p>-63,065262</text:p>
          </table:table-cell>
          <table:table-cell office:value-type="float" office:value="18.218356" table:style-name="ce1">
            <text:p>18,218356</text:p>
          </table:table-cell>
          <table:table-cell office:value-type="float" office:value="1.939556841424269" table:style-name="ce1">
            <text:p>1,939556841</text:p>
          </table:table-cell>
          <table:table-cell office:value-type="float" office:value="2.0175362139133637" table:style-name="ce1">
            <text:p>2,017536214</text:p>
          </table:table-cell>
          <table:table-cell office:value-type="float" office:value="0.52533587959834505" table:style-name="ce1">
            <text:p>0,52533588</text:p>
          </table:table-cell>
          <table:table-cell office:value-type="float" office:value="0.68916943815776277" table:style-name="ce1">
            <text:p>0,689169438</text:p>
          </table:table-cell>
          <table:table-cell office:value-type="float" office:value="0.30962029116832501" table:style-name="ce1">
            <text:p>0,309620291</text:p>
          </table:table-cell>
          <table:table-cell office:value-type="float" office:value="660" table:style-name="ce1">
            <text:p>660</text:p>
          </table:table-cell>
          <table:table-cell table:number-columns-repeated="16376"/>
        </table:table-row>
        <table:table-row table:style-name="ro1">
          <table:table-cell office:value-type="float" office:value="-62.734355000000001" table:style-name="ce1">
            <text:p>-62,734355</text:p>
          </table:table-cell>
          <table:table-cell office:value-type="float" office:value="17.315469" table:style-name="ce1">
            <text:p>17,315469</text:p>
          </table:table-cell>
          <table:table-cell office:value-type="float" office:value="1.5154357094441446" table:style-name="ce1">
            <text:p>1,515435709</text:p>
          </table:table-cell>
          <table:table-cell office:value-type="float" office:value="1.5992576424897973" table:style-name="ce1">
            <text:p>1,599257642</text:p>
          </table:table-cell>
          <table:table-cell office:value-type="float" office:value="0.52464852750778201" table:style-name="ce1">
            <text:p>0,524648528</text:p>
          </table:table-cell>
          <table:table-cell office:value-type="float" office:value="0.68865529716491702" table:style-name="ce1">
            <text:p>0,688655297</text:p>
          </table:table-cell>
          <table:table-cell office:value-type="float" office:value="0.30932526123949344" table:style-name="ce1">
            <text:p>0,309325261</text:p>
          </table:table-cell>
          <table:table-cell office:value-type="float" office:value="659" table:style-name="ce1">
            <text:p>659</text:p>
          </table:table-cell>
          <table:table-cell table:number-columns-repeated="16376"/>
        </table:table-row>
        <table:table-row table:style-name="ro1">
          <table:table-cell office:value-type="float" office:value="-61.796726999999997" table:style-name="ce1">
            <text:p>-61,796727</text:p>
          </table:table-cell>
          <table:table-cell office:value-type="float" office:value="17.632628" table:style-name="ce1">
            <text:p>17,632628</text:p>
          </table:table-cell>
          <table:table-cell office:value-type="float" office:value="1.9907686468057115" table:style-name="ce1">
            <text:p>1,990768647</text:p>
          </table:table-cell>
          <table:table-cell office:value-type="float" office:value="2.0524184210538183" table:style-name="ce1">
            <text:p>2,052418421</text:p>
          </table:table-cell>
          <table:table-cell office:value-type="float" office:value="0.52349226303100582" table:style-name="ce1">
            <text:p>0,523492263</text:p>
          </table:table-cell>
          <table:table-cell office:value-type="float" office:value="0.68805979318618771" table:style-name="ce1">
            <text:p>0,688059793</text:p>
          </table:table-cell>
          <table:table-cell office:value-type="float" office:value="0.308866301120789" table:style-name="ce1">
            <text:p>0,308866301</text:p>
          </table:table-cell>
          <table:table-cell office:value-type="float" office:value="28" table:style-name="ce1">
            <text:p>28</text:p>
          </table:table-cell>
          <table:table-cell table:number-columns-repeated="16376"/>
        </table:table-row>
        <table:table-row table:style-name="ro1">
          <table:table-cell office:value-type="float" office:value="-61.771853999999998" table:style-name="ce1">
            <text:p>-61,771854</text:p>
          </table:table-cell>
          <table:table-cell office:value-type="float" office:value="17.071285" table:style-name="ce1">
            <text:p>17,071285</text:p>
          </table:table-cell>
          <table:table-cell office:value-type="float" office:value="2.0153170601334405" table:style-name="ce1">
            <text:p>2,01531706</text:p>
          </table:table-cell>
          <table:table-cell office:value-type="float" office:value="2.1022897036988022" table:style-name="ce1">
            <text:p>2,102289704</text:p>
          </table:table-cell>
          <table:table-cell office:value-type="float" office:value="0.5226922630310058" table:style-name="ce1">
            <text:p>0,522692263</text:p>
          </table:table-cell>
          <table:table-cell office:value-type="float" office:value="0.68725979318618768" table:style-name="ce1">
            <text:p>0,687259793</text:p>
          </table:table-cell>
          <table:table-cell office:value-type="float" office:value="0.30846630112078899" table:style-name="ce1">
            <text:p>0,308466301</text:p>
          </table:table-cell>
          <table:table-cell office:value-type="float" office:value="28" table:style-name="ce1">
            <text:p>28</text:p>
          </table:table-cell>
          <table:table-cell table:number-columns-repeated="16376"/>
        </table:table-row>
        <table:table-row table:style-name="ro1">
          <table:table-cell office:value-type="float" office:value="-62.179774999999999" table:style-name="ce1">
            <text:p>-62,179775</text:p>
          </table:table-cell>
          <table:table-cell office:value-type="float" office:value="16.750429" table:style-name="ce1">
            <text:p>16,750429</text:p>
          </table:table-cell>
          <table:table-cell office:value-type="float" office:value="1.4862511467790629" table:style-name="ce1">
            <text:p>1,486251147</text:p>
          </table:table-cell>
          <table:table-cell office:value-type="float" office:value="1.5652720796861523" table:style-name="ce1">
            <text:p>1,56527208</text:p>
          </table:table-cell>
          <table:table-cell office:value-type="float" office:value="0.52652482435226444" table:style-name="ce1">
            <text:p>0,526524824</text:p>
          </table:table-cell>
          <table:table-cell office:value-type="float" office:value="0.69063769027709965" table:style-name="ce1">
            <text:p>0,69063769</text:p>
          </table:table-cell>
          <table:table-cell office:value-type="float" office:value="0.31032593137111109" table:style-name="ce1">
            <text:p>0,310325931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-61.621327999999998" table:style-name="ce1">
            <text:p>-61,621328</text:p>
          </table:table-cell>
          <table:table-cell office:value-type="float" office:value="16.226320999999999" table:style-name="ce1">
            <text:p>16,226321</text:p>
          </table:table-cell>
          <table:table-cell office:value-type="float" office:value="1.7958372612671334" table:style-name="ce1">
            <text:p>1,795837261</text:p>
          </table:table-cell>
          <table:table-cell office:value-type="float" office:value="1.8603109809376301" table:style-name="ce1">
            <text:p>1,860310981</text:p>
          </table:table-cell>
          <table:table-cell office:value-type="float" office:value="0.52503353296491839" table:style-name="ce1">
            <text:p>0,525033533</text:p>
          </table:table-cell>
          <table:table-cell office:value-type="float" office:value="0.6896089905378554" table:style-name="ce1">
            <text:p>0,689608991</text:p>
          </table:table-cell>
          <table:table-cell office:value-type="float" office:value="0.30967622261424843" table:style-name="ce1">
            <text:p>0,309676223</text:p>
          </table:table-cell>
          <table:table-cell office:value-type="float" office:value="312" table:style-name="ce1">
            <text:p>312</text:p>
          </table:table-cell>
          <table:table-cell table:number-columns-repeated="16376"/>
        </table:table-row>
        <table:table-row table:style-name="ro1">
          <table:table-cell office:value-type="float" office:value="-61.348945999999998" table:style-name="ce1">
            <text:p>-61,348946</text:p>
          </table:table-cell>
          <table:table-cell office:value-type="float" office:value="15.390942000000001" table:style-name="ce1">
            <text:p>15,390942</text:p>
          </table:table-cell>
          <table:table-cell office:value-type="float" office:value="1.2291275403880173" table:style-name="ce1">
            <text:p>1,22912754</text:p>
          </table:table-cell>
          <table:table-cell office:value-type="float" office:value="1.3072453481568937" table:style-name="ce1">
            <text:p>1,307245348</text:p>
          </table:table-cell>
          <table:table-cell office:value-type="float" office:value="0.52800430212020877" table:style-name="ce1">
            <text:p>0,528004302</text:p>
          </table:table-cell>
          <table:table-cell office:value-type="float" office:value="0.69288249168395999" table:style-name="ce1">
            <text:p>0,692882492</text:p>
          </table:table-cell>
          <table:table-cell office:value-type="float" office:value="0.31128607905222655" table:style-name="ce1">
            <text:p>0,311286079</text:p>
          </table:table-cell>
          <table:table-cell office:value-type="float" office:value="212" table:style-name="ce1">
            <text:p>212</text:p>
          </table:table-cell>
          <table:table-cell table:number-columns-repeated="16376"/>
        </table:table-row>
        <table:table-row table:style-name="ro1">
          <table:table-cell office:value-type="float" office:value="-61.237079000000001" table:style-name="ce1">
            <text:p>-61,237079</text:p>
          </table:table-cell>
          <table:table-cell office:value-type="float" office:value="15.931471999999999" table:style-name="ce1">
            <text:p>15,931472</text:p>
          </table:table-cell>
          <table:table-cell office:value-type="float" office:value="1.99504069702284" table:style-name="ce1">
            <text:p>1,995040697</text:p>
          </table:table-cell>
          <table:table-cell office:value-type="float" office:value="2.0586749179489385" table:style-name="ce1">
            <text:p>2,058674918</text:p>
          </table:table-cell>
          <table:table-cell office:value-type="float" office:value="0.52818891750482411" table:style-name="ce1">
            <text:p>0,528188918</text:p>
          </table:table-cell>
          <table:table-cell office:value-type="float" office:value="0.69306710706857533" table:style-name="ce1">
            <text:p>0,693067107</text:p>
          </table:table-cell>
          <table:table-cell office:value-type="float" office:value="0.31137838674453422" table:style-name="ce1">
            <text:p>0,311378387</text:p>
          </table:table-cell>
          <table:table-cell office:value-type="float" office:value="312" table:style-name="ce1">
            <text:p>312</text:p>
          </table:table-cell>
          <table:table-cell table:number-columns-repeated="16376"/>
        </table:table-row>
        <table:table-row table:style-name="ro1">
          <table:table-cell office:value-type="float" office:value="-61.012667999999998" table:style-name="ce1">
            <text:p>-61,012668</text:p>
          </table:table-cell>
          <table:table-cell office:value-type="float" office:value="14.662414" table:style-name="ce1">
            <text:p>14,662414</text:p>
          </table:table-cell>
          <table:table-cell office:value-type="float" office:value="0.90248461080399311" table:style-name="ce1">
            <text:p>0,902484611</text:p>
          </table:table-cell>
          <table:table-cell office:value-type="float" office:value="0.97891801700103198" table:style-name="ce1">
            <text:p>0,978918017</text:p>
          </table:table-cell>
          <table:table-cell office:value-type="float" office:value="0.53287997560501099" table:style-name="ce1">
            <text:p>0,532879976</text:p>
          </table:table-cell>
          <table:table-cell office:value-type="float" office:value="0.69898977594375611" table:style-name="ce1">
            <text:p>0,698989776</text:p>
          </table:table-cell>
          <table:table-cell office:value-type="float" office:value="0.31410053767674845" table:style-name="ce1">
            <text:p>0,314100538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-60.97287" table:style-name="ce1">
            <text:p>-60,97287</text:p>
          </table:table-cell>
          <table:table-cell office:value-type="float" office:value="13.928284" table:style-name="ce1">
            <text:p>13,928284</text:p>
          </table:table-cell>
          <table:table-cell office:value-type="float" office:value="1.6870563713701181" table:style-name="ce1">
            <text:p>1,687056371</text:p>
          </table:table-cell>
          <table:table-cell office:value-type="float" office:value="1.772522386534275" table:style-name="ce1">
            <text:p>1,772522387</text:p>
          </table:table-cell>
          <table:table-cell office:value-type="float" office:value="0.53569001842498776" table:style-name="ce1">
            <text:p>0,535690018</text:p>
          </table:table-cell>
          <table:table-cell office:value-type="float" office:value="0.70412094284057614" table:style-name="ce1">
            <text:p>0,704120943</text:p>
          </table:table-cell>
          <table:table-cell office:value-type="float" office:value="0.31611476858921689" table:style-name="ce1">
            <text:p>0,316114769</text:p>
          </table:table-cell>
          <table:table-cell office:value-type="float" office:value="662" table:style-name="ce1">
            <text:p>662</text:p>
          </table:table-cell>
          <table:table-cell table:number-columns-repeated="16376"/>
        </table:table-row>
        <table:table-row table:style-name="ro1">
          <table:table-cell office:value-type="float" office:value="-61.211652999999998" table:style-name="ce1">
            <text:p>-61,211653</text:p>
          </table:table-cell>
          <table:table-cell office:value-type="float" office:value="13.260014999999999" table:style-name="ce1">
            <text:p>13,260015</text:p>
          </table:table-cell>
          <table:table-cell office:value-type="float" office:value="1.6701092929119492" table:style-name="ce1">
            <text:p>1,670109293</text:p>
          </table:table-cell>
          <table:table-cell office:value-type="float" office:value="1.7546741818887848" table:style-name="ce1">
            <text:p>1,754674182</text:p>
          </table:table-cell>
          <table:table-cell office:value-type="float" office:value="0.53521956193923947" table:style-name="ce1">
            <text:p>0,535219562</text:p>
          </table:table-cell>
          <table:table-cell office:value-type="float" office:value="0.70470429647445676" table:style-name="ce1">
            <text:p>0,704704296</text:p>
          </table:table-cell>
          <table:table-cell office:value-type="float" office:value="0.31613646411439689" table:style-name="ce1">
            <text:p>0,316136464</text:p>
          </table:table-cell>
          <table:table-cell office:value-type="float" office:value="670" table:style-name="ce1">
            <text:p>670</text:p>
          </table:table-cell>
          <table:table-cell table:number-columns-repeated="16376"/>
        </table:table-row>
        <table:table-row table:style-name="ro1">
          <table:table-cell office:value-type="float" office:value="-61.695852000000002" table:style-name="ce1">
            <text:p>-61,695852</text:p>
          </table:table-cell>
          <table:table-cell office:value-type="float" office:value="12.110586" table:style-name="ce1">
            <text:p>12,110586</text:p>
          </table:table-cell>
          <table:table-cell office:value-type="float" office:value="1.4573661177895079" table:style-name="ce1">
            <text:p>1,457366118</text:p>
          </table:table-cell>
          <table:table-cell office:value-type="float" office:value="1.5762557049037751" table:style-name="ce1">
            <text:p>1,576255705</text:p>
          </table:table-cell>
          <table:table-cell office:value-type="float" office:value="0.53683366546630862" table:style-name="ce1">
            <text:p>0,536833665</text:p>
          </table:table-cell>
          <table:table-cell office:value-type="float" office:value="0.71192397842407229" table:style-name="ce1">
            <text:p>0,711923978</text:p>
          </table:table-cell>
          <table:table-cell office:value-type="float" office:value="0.3183206946321776" table:style-name="ce1">
            <text:p>0,318320695</text:p>
          </table:table-cell>
          <table:table-cell office:value-type="float" office:value="308" table:style-name="ce1">
            <text:p>308</text:p>
          </table:table-cell>
          <table:table-cell table:number-columns-repeated="16376"/>
        </table:table-row>
        <table:table-row table:style-name="ro1">
          <table:table-cell office:value-type="float" office:value="-60.664442000000001" table:style-name="ce1">
            <text:p>-60,664442</text:p>
          </table:table-cell>
          <table:table-cell office:value-type="float" office:value="11.247642000000001" table:style-name="ce1">
            <text:p>11,247642</text:p>
          </table:table-cell>
          <table:table-cell office:value-type="float" office:value="1.6478674798902628" table:style-name="ce1">
            <text:p>1,64786748</text:p>
          </table:table-cell>
          <table:table-cell office:value-type="float" office:value="1.7584303784053068" table:style-name="ce1">
            <text:p>1,758430378</text:p>
          </table:table-cell>
          <table:table-cell office:value-type="float" office:value="0.53692246807734167" table:style-name="ce1">
            <text:p>0,536922468</text:p>
          </table:table-cell>
          <table:table-cell office:value-type="float" office:value="0.71640969647089636" table:style-name="ce1">
            <text:p>0,716409696</text:p>
          </table:table-cell>
          <table:table-cell office:value-type="float" office:value="0.31941641923921815" table:style-name="ce1">
            <text:p>0,319416419</text:p>
          </table:table-cell>
          <table:table-cell office:value-type="float" office:value="780" table:style-name="ce1">
            <text:p>780</text:p>
          </table:table-cell>
          <table:table-cell table:number-columns-repeated="16376"/>
        </table:table-row>
        <table:table-row table:style-name="ro1">
          <table:table-cell office:value-type="float" office:value="-59.562837999999999" table:style-name="ce1">
            <text:p>-59,562838</text:p>
          </table:table-cell>
          <table:table-cell office:value-type="float" office:value="13.200276000000001" table:style-name="ce1">
            <text:p>13,200276</text:p>
          </table:table-cell>
          <table:table-cell office:value-type="float" office:value="1.7121263846192247" table:style-name="ce1">
            <text:p>1,712126385</text:p>
          </table:table-cell>
          <table:table-cell office:value-type="float" office:value="1.796498823610678" table:style-name="ce1">
            <text:p>1,796498824</text:p>
          </table:table-cell>
          <table:table-cell office:value-type="float" office:value="0.53427308244705196" table:style-name="ce1">
            <text:p>0,534273082</text:p>
          </table:table-cell>
          <table:table-cell office:value-type="float" office:value="0.70195727987289425" table:style-name="ce1">
            <text:p>0,70195728</text:p>
          </table:table-cell>
          <table:table-cell office:value-type="float" office:value="0.31521591922814118" table:style-name="ce1">
            <text:p>0,315215919</text:p>
          </table:table-cell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float" office:value="-65.279808000000003" table:style-name="ce1">
            <text:p>-65,279808</text:p>
          </table:table-cell>
          <table:table-cell office:value-type="float" office:value="10.933184000000001" table:style-name="ce1">
            <text:p>10,933184</text:p>
          </table:table-cell>
          <table:table-cell office:value-type="float" office:value="1.1140252788006471" table:style-name="ce1">
            <text:p>1,114025279</text:p>
          </table:table-cell>
          <table:table-cell office:value-type="float" office:value="1.1821598505650983" table:style-name="ce1">
            <text:p>1,182159851</text:p>
          </table:table-cell>
          <table:table-cell office:value-type="float" office:value="0.53239483442306523" table:style-name="ce1">
            <text:p>0,532394834</text:p>
          </table:table-cell>
          <table:table-cell office:value-type="float" office:value="0.71781570520401006" table:style-name="ce1">
            <text:p>0,717815705</text:p>
          </table:table-cell>
          <table:table-cell office:value-type="float" office:value="0.31848397215849972" table:style-name="ce1">
            <text:p>0,318483972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4.061807000000002" table:style-name="ce1">
            <text:p>-64,061807</text:p>
          </table:table-cell>
          <table:table-cell office:value-type="float" office:value="10.961509" table:style-name="ce1">
            <text:p>10,961509</text:p>
          </table:table-cell>
          <table:table-cell office:value-type="float" office:value="0.63116245268711624" table:style-name="ce1">
            <text:p>0,631162453</text:p>
          </table:table-cell>
          <table:table-cell office:value-type="float" office:value="0.7146059345413982" table:style-name="ce1">
            <text:p>0,714605935</text:p>
          </table:table-cell>
          <table:table-cell office:value-type="float" office:value="0.49906049797094093" table:style-name="ce1">
            <text:p>0,499060498</text:p>
          </table:table-cell>
          <table:table-cell office:value-type="float" office:value="0.67846481630361311" table:style-name="ce1">
            <text:p>0,678464816</text:p>
          </table:table-cell>
          <table:table-cell office:value-type="float" office:value="0.29989610736179861" table:style-name="ce1">
            <text:p>0,299896107</text:p>
          </table:table-cell>
          <table:table-cell office:value-type="float" office:value="862" table:style-name="ce1">
            <text:p>862</text:p>
          </table:table-cell>
          <table:table-cell table:number-columns-repeated="16376"/>
        </table:table-row>
        <table:table-row table:style-name="ro1">
          <table:table-cell office:value-type="float" office:value="-61.260559000000001" table:style-name="ce1">
            <text:p>-61,260559</text:p>
          </table:table-cell>
          <table:table-cell office:value-type="float" office:value="10.177678999999999" table:style-name="ce1">
            <text:p>10,177679</text:p>
          </table:table-cell>
          <table:table-cell office:value-type="float" office:value="1.4656044369407595" table:style-name="ce1">
            <text:p>1,465604437</text:p>
          </table:table-cell>
          <table:table-cell office:value-type="float" office:value="1.587755335222848" table:style-name="ce1">
            <text:p>1,587755335</text:p>
          </table:table-cell>
          <table:table-cell office:value-type="float" office:value="0.50563468021392821" table:style-name="ce1">
            <text:p>0,50563468</text:p>
          </table:table-cell>
          <table:table-cell office:value-type="float" office:value="0.68422658723831176" table:style-name="ce1">
            <text:p>0,684226587</text:p>
          </table:table-cell>
          <table:table-cell office:value-type="float" office:value="0.30310810354549717" table:style-name="ce1">
            <text:p>0,303108104</text:p>
          </table:table-cell>
          <table:table-cell office:value-type="float" office:value="780" table:style-name="ce1">
            <text:p>780</text:p>
          </table:table-cell>
          <table:table-cell table:number-columns-repeated="16376"/>
        </table:table-row>
        <table:table-row table:style-name="ro1">
          <table:table-cell office:value-type="float" office:value="-82.825670000000002" table:style-name="ce1">
            <text:p>-82,82567</text:p>
          </table:table-cell>
          <table:table-cell office:value-type="float" office:value="21.566153" table:style-name="ce1">
            <text:p>21,566153</text:p>
          </table:table-cell>
          <table:table-cell office:value-type="float" office:value="2.2285699104176153" table:style-name="ce1">
            <text:p>2,22856991</text:p>
          </table:table-cell>
          <table:table-cell office:value-type="float" office:value="2.3268579262546454" table:style-name="ce1">
            <text:p>2,326857926</text:p>
          </table:table-cell>
          <table:table-cell office:value-type="float" office:value="0.57215505334854122" table:style-name="ce1">
            <text:p>0,572155053</text:p>
          </table:table-cell>
          <table:table-cell office:value-type="float" office:value="0.73809450361251827" table:style-name="ce1">
            <text:p>0,738094504</text:p>
          </table:table-cell>
          <table:table-cell office:value-type="float" office:value="0.33368804246514039" table:style-name="ce1">
            <text:p>0,33368804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257119000000003" table:style-name="ce1">
            <text:p>-81,257119</text:p>
          </table:table-cell>
          <table:table-cell office:value-type="float" office:value="19.305751999999998" table:style-name="ce1">
            <text:p>19,305752</text:p>
          </table:table-cell>
          <table:table-cell office:value-type="float" office:value="1.6353744868382329" table:style-name="ce1">
            <text:p>1,635374487</text:p>
          </table:table-cell>
          <table:table-cell office:value-type="float" office:value="1.7451070097194323" table:style-name="ce1">
            <text:p>1,74510701</text:p>
          </table:table-cell>
          <table:table-cell office:value-type="float" office:value="0.56088762904795209" table:style-name="ce1">
            <text:p>0,560887629</text:p>
          </table:table-cell>
          <table:table-cell office:value-type="float" office:value="0.73134803201349774" table:style-name="ce1">
            <text:p>0,731348032</text:p>
          </table:table-cell>
          <table:table-cell office:value-type="float" office:value="0.32922529864788047" table:style-name="ce1">
            <text:p>0,329225299</text:p>
          </table:table-cell>
          <table:table-cell office:value-type="float" office:value="136" table:style-name="ce1">
            <text:p>136</text:p>
          </table:table-cell>
          <table:table-cell table:number-columns-repeated="16376"/>
        </table:table-row>
        <table:table-row table:style-name="ro1">
          <table:table-cell office:value-type="float" office:value="-77.407630999999995" table:style-name="ce1">
            <text:p>-77,407631</text:p>
          </table:table-cell>
          <table:table-cell office:value-type="float" office:value="25.027978999999998" table:style-name="ce1">
            <text:p>25,027979</text:p>
          </table:table-cell>
          <table:table-cell office:value-type="float" office:value="1.9437772788175733" table:style-name="ce1">
            <text:p>1,943777279</text:p>
          </table:table-cell>
          <table:table-cell office:value-type="float" office:value="2.0296925816290949" table:style-name="ce1">
            <text:p>2,029692582</text:p>
          </table:table-cell>
          <table:table-cell office:value-type="float" office:value="0.56476316352844236" table:style-name="ce1">
            <text:p>0,564763164</text:p>
          </table:table-cell>
          <table:table-cell office:value-type="float" office:value="0.73176071544647214" table:style-name="ce1">
            <text:p>0,731760715</text:p>
          </table:table-cell>
          <table:table-cell office:value-type="float" office:value="0.33019067048954992" table:style-name="ce1">
            <text:p>0,33019067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74.490131000000005" table:style-name="ce1">
            <text:p>-74,490131</text:p>
          </table:table-cell>
          <table:table-cell office:value-type="float" office:value="24.051808999999999" table:style-name="ce1">
            <text:p>24,051809</text:p>
          </table:table-cell>
          <table:table-cell office:value-type="float" office:value="2.3564492392926608" table:style-name="ce1">
            <text:p>2,356449239</text:p>
          </table:table-cell>
          <table:table-cell office:value-type="float" office:value="2.4235831217748487" table:style-name="ce1">
            <text:p>2,423583122</text:p>
          </table:table-cell>
          <table:table-cell office:value-type="float" office:value="0.52990130949020386" table:style-name="ce1">
            <text:p>0,529901309</text:p>
          </table:table-cell>
          <table:table-cell office:value-type="float" office:value="0.68800787496566773" table:style-name="ce1">
            <text:p>0,688007875</text:p>
          </table:table-cell>
          <table:table-cell office:value-type="float" office:value="0.31026231824494183" table:style-name="ce1">
            <text:p>0,310262318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float" office:value="-69.966909999999999" table:style-name="ce1">
            <text:p>-69,96691</text:p>
          </table:table-cell>
          <table:table-cell office:value-type="float" office:value="12.522046" table:style-name="ce1">
            <text:p>12,522046</text:p>
          </table:table-cell>
          <table:table-cell office:value-type="float" office:value="1.3197043205220067" table:style-name="ce1">
            <text:p>1,319704321</text:p>
          </table:table-cell>
          <table:table-cell office:value-type="float" office:value="1.4061815874815087" table:style-name="ce1">
            <text:p>1,406181587</text:p>
          </table:table-cell>
          <table:table-cell office:value-type="float" office:value="0.5376812299728394" table:style-name="ce1">
            <text:p>0,53768123</text:p>
          </table:table-cell>
          <table:table-cell office:value-type="float" office:value="0.72266585435867314" table:style-name="ce1">
            <text:p>0,722665854</text:p>
          </table:table-cell>
          <table:table-cell office:value-type="float" office:value="0.32110096409004396" table:style-name="ce1">
            <text:p>0,321100964</text:p>
          </table:table-cell>
          <table:table-cell office:value-type="float" office:value="533" table:style-name="ce1">
            <text:p>533</text:p>
          </table:table-cell>
          <table:table-cell table:number-columns-repeated="16376"/>
        </table:table-row>
        <table:table-row table:style-name="ro1">
          <table:table-cell office:value-type="float" office:value="-69.000836000000007" table:style-name="ce1">
            <text:p>-69,000836</text:p>
          </table:table-cell>
          <table:table-cell office:value-type="float" office:value="12.169498000000001" table:style-name="ce1">
            <text:p>12,169498</text:p>
          </table:table-cell>
          <table:table-cell office:value-type="float" office:value="1.3482139479725179" table:style-name="ce1">
            <text:p>1,348213948</text:p>
          </table:table-cell>
          <table:table-cell office:value-type="float" office:value="1.4346576490095813" table:style-name="ce1">
            <text:p>1,434657649</text:p>
          </table:table-cell>
          <table:table-cell office:value-type="float" office:value="0.53848122997283931" table:style-name="ce1">
            <text:p>0,53848123</text:p>
          </table:table-cell>
          <table:table-cell office:value-type="float" office:value="0.72346585435867306" table:style-name="ce1">
            <text:p>0,723465854</text:p>
          </table:table-cell>
          <table:table-cell office:value-type="float" office:value="0.32150096409004392" table:style-name="ce1">
            <text:p>0,321500964</text:p>
          </table:table-cell>
          <table:table-cell office:value-type="float" office:value="530" table:style-name="ce1">
            <text:p>530</text:p>
          </table:table-cell>
          <table:table-cell table:number-columns-repeated="16376"/>
        </table:table-row>
        <table:table-row table:style-name="ro1">
          <table:table-cell office:value-type="float" office:value="-68.260712999999996" table:style-name="ce1">
            <text:p>-68,260713</text:p>
          </table:table-cell>
          <table:table-cell office:value-type="float" office:value="12.194288999999999" table:style-name="ce1">
            <text:p>12,194289</text:p>
          </table:table-cell>
          <table:table-cell office:value-type="float" office:value="1.3005596112677515" table:style-name="ce1">
            <text:p>1,300559611</text:p>
          </table:table-cell>
          <table:table-cell office:value-type="float" office:value="1.3856380870132115" table:style-name="ce1">
            <text:p>1,385638087</text:p>
          </table:table-cell>
          <table:table-cell office:value-type="float" office:value="0.54144298477172847" table:style-name="ce1">
            <text:p>0,541442985</text:p>
          </table:table-cell>
          <table:table-cell office:value-type="float" office:value="0.72476130170822139" table:style-name="ce1">
            <text:p>0,724761302</text:p>
          </table:table-cell>
          <table:table-cell office:value-type="float" office:value="0.32262861270933529" table:style-name="ce1">
            <text:p>0,322628613</text:p>
          </table:table-cell>
          <table:table-cell office:value-type="float" office:value="530" table:style-name="ce1">
            <text:p>530</text:p>
          </table:table-cell>
          <table:table-cell table:number-columns-repeated="16376"/>
        </table:table-row>
        <table:table-row table:style-name="ro1">
          <table:table-cell office:value-type="float" office:value="-79.479502999999994" table:style-name="ce1">
            <text:p>-79,479503</text:p>
          </table:table-cell>
          <table:table-cell office:value-type="float" office:value="22.715233999999999" table:style-name="ce1">
            <text:p>22,715234</text:p>
          </table:table-cell>
          <table:table-cell office:value-type="float" office:value="1.1553103610284483" table:style-name="ce1">
            <text:p>1,155310361</text:p>
          </table:table-cell>
          <table:table-cell office:value-type="float" office:value="1.2286865764176209" table:style-name="ce1">
            <text:p>1,228686576</text:p>
          </table:table-cell>
          <table:table-cell office:value-type="float" office:value="0.5586977904624939" table:style-name="ce1">
            <text:p>0,55869779</text:p>
          </table:table-cell>
          <table:table-cell office:value-type="float" office:value="0.728339940864563" table:style-name="ce1">
            <text:p>0,728339941</text:p>
          </table:table-cell>
          <table:table-cell office:value-type="float" office:value="0.32761815491330615" table:style-name="ce1">
            <text:p>0,327618155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483176999999998" table:style-name="ce1">
            <text:p>-78,483177</text:p>
          </table:table-cell>
          <table:table-cell office:value-type="float" office:value="22.517512" table:style-name="ce1">
            <text:p>22,517512</text:p>
          </table:table-cell>
          <table:table-cell office:value-type="float" office:value="1.2639709569386033" table:style-name="ce1">
            <text:p>1,263970957</text:p>
          </table:table-cell>
          <table:table-cell office:value-type="float" office:value="1.3466816283151821" table:style-name="ce1">
            <text:p>1,346681628</text:p>
          </table:table-cell>
          <table:table-cell office:value-type="float" office:value="0.55309489866256711" table:style-name="ce1">
            <text:p>0,553094899</text:p>
          </table:table-cell>
          <table:table-cell office:value-type="float" office:value="0.72283009191513059" table:style-name="ce1">
            <text:p>0,722830092</text:p>
          </table:table-cell>
          <table:table-cell office:value-type="float" office:value="0.32483693914380601" table:style-name="ce1">
            <text:p>0,32483693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145577000000003" table:style-name="ce1">
            <text:p>-78,145577</text:p>
          </table:table-cell>
          <table:table-cell office:value-type="float" office:value="22.393260999999999" table:style-name="ce1">
            <text:p>22,393261</text:p>
          </table:table-cell>
          <table:table-cell office:value-type="float" office:value="1.2582059207386354" table:style-name="ce1">
            <text:p>1,258205921</text:p>
          </table:table-cell>
          <table:table-cell office:value-type="float" office:value="1.3364754490713529" table:style-name="ce1">
            <text:p>1,336475449</text:p>
          </table:table-cell>
          <table:table-cell office:value-type="float" office:value="0.55295623199590049" table:style-name="ce1">
            <text:p>0,552956232</text:p>
          </table:table-cell>
          <table:table-cell office:value-type="float" office:value="0.72269142524846397" table:style-name="ce1">
            <text:p>0,722691425</text:p>
          </table:table-cell>
          <table:table-cell office:value-type="float" office:value="0.3247676058104727" table:style-name="ce1">
            <text:p>0,32476760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928584999999998" table:style-name="ce1">
            <text:p>-77,928585</text:p>
          </table:table-cell>
          <table:table-cell office:value-type="float" office:value="22.181362" table:style-name="ce1">
            <text:p>22,181362</text:p>
          </table:table-cell>
          <table:table-cell office:value-type="float" office:value="0.98526990558967242" table:style-name="ce1">
            <text:p>0,985269906</text:p>
          </table:table-cell>
          <table:table-cell office:value-type="float" office:value="1.064006623826744" table:style-name="ce1">
            <text:p>1,064006624</text:p>
          </table:table-cell>
          <table:table-cell office:value-type="float" office:value="0.54090906171798703" table:style-name="ce1">
            <text:p>0,540909062</text:p>
          </table:table-cell>
          <table:table-cell office:value-type="float" office:value="0.70616401224136349" table:style-name="ce1">
            <text:p>0,706164012</text:p>
          </table:table-cell>
          <table:table-cell office:value-type="float" office:value="0.3175134794586939" table:style-name="ce1">
            <text:p>0,31751347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799828000000005" table:style-name="ce1">
            <text:p>-77,799828</text:p>
          </table:table-cell>
          <table:table-cell office:value-type="float" office:value="22.044646" table:style-name="ce1">
            <text:p>22,044646</text:p>
          </table:table-cell>
          <table:table-cell office:value-type="float" office:value="1.0781566054806007" table:style-name="ce1">
            <text:p>1,078156605</text:p>
          </table:table-cell>
          <table:table-cell office:value-type="float" office:value="1.1598989456370852" table:style-name="ce1">
            <text:p>1,159898946</text:p>
          </table:table-cell>
          <table:table-cell office:value-type="float" office:value="0.54016272838465373" table:style-name="ce1">
            <text:p>0,540162728</text:p>
          </table:table-cell>
          <table:table-cell office:value-type="float" office:value="0.7054176789080302" table:style-name="ce1">
            <text:p>0,705417679</text:p>
          </table:table-cell>
          <table:table-cell office:value-type="float" office:value="0.31714031279202726" table:style-name="ce1">
            <text:p>0,31714031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60.295205000000003" table:style-name="ce1">
            <text:p>-60,295205</text:p>
          </table:table-cell>
          <table:table-cell office:value-type="float" office:value="-51.383049999999997" table:style-name="ce1">
            <text:p>-51,38305</text:p>
          </table:table-cell>
          <table:table-cell office:value-type="float" office:value="4.4706742750901638" table:style-name="ce1">
            <text:p>4,470674275</text:p>
          </table:table-cell>
          <table:table-cell office:value-type="float" office:value="4.7215268053004937" table:style-name="ce1">
            <text:p>4,721526805</text:p>
          </table:table-cell>
          <table:table-cell office:value-type="float" office:value="0.42147665494969017" table:style-name="ce1">
            <text:p>0,421476655</text:p>
          </table:table-cell>
          <table:table-cell office:value-type="float" office:value="0.57900824421932817" table:style-name="ce1">
            <text:p>0,579008244</text:p>
          </table:table-cell>
          <table:table-cell office:value-type="float" office:value="0.25488535059261686" table:style-name="ce1">
            <text:p>0,254885351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883681000000003" table:style-name="ce1">
            <text:p>-59,883681</text:p>
          </table:table-cell>
          <table:table-cell office:value-type="float" office:value="-51.320016000000003" table:style-name="ce1">
            <text:p>-51,320016</text:p>
          </table:table-cell>
          <table:table-cell office:value-type="float" office:value="4.2526592500897316" table:style-name="ce1">
            <text:p>4,25265925</text:p>
          </table:table-cell>
          <table:table-cell office:value-type="float" office:value="4.4975349946661902" table:style-name="ce1">
            <text:p>4,497534995</text:p>
          </table:table-cell>
          <table:table-cell office:value-type="float" office:value="0.41585432961146035" table:style-name="ce1">
            <text:p>0,41585433</text:p>
          </table:table-cell>
          <table:table-cell office:value-type="float" office:value="0.57616620733896895" table:style-name="ce1">
            <text:p>0,576166207</text:p>
          </table:table-cell>
          <table:table-cell office:value-type="float" office:value="0.25264630602018212" table:style-name="ce1">
            <text:p>0,25264630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447498000000003" table:style-name="ce1">
            <text:p>-59,447498</text:p>
          </table:table-cell>
          <table:table-cell office:value-type="float" office:value="-51.328485000000001" table:style-name="ce1">
            <text:p>-51,328485</text:p>
          </table:table-cell>
          <table:table-cell office:value-type="float" office:value="3.6178571072628127" table:style-name="ce1">
            <text:p>3,617857107</text:p>
          </table:table-cell>
          <table:table-cell office:value-type="float" office:value="3.8542329535144528" table:style-name="ce1">
            <text:p>3,854232954</text:p>
          </table:table-cell>
          <table:table-cell office:value-type="float" office:value="0.41456366294479369" table:style-name="ce1">
            <text:p>0,414563663</text:p>
          </table:table-cell>
          <table:table-cell office:value-type="float" office:value="0.57487554067230229" table:style-name="ce1">
            <text:p>0,574875541</text:p>
          </table:table-cell>
          <table:table-cell office:value-type="float" office:value="0.25200097268684879" table:style-name="ce1">
            <text:p>0,252000973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210884" table:style-name="ce1">
            <text:p>-59,210884</text:p>
          </table:table-cell>
          <table:table-cell office:value-type="float" office:value="-51.511457" table:style-name="ce1">
            <text:p>-51,511457</text:p>
          </table:table-cell>
          <table:table-cell office:value-type="float" office:value="3.2610796905599857" table:style-name="ce1">
            <text:p>3,261079691</text:p>
          </table:table-cell>
          <table:table-cell office:value-type="float" office:value="3.500505094391325" table:style-name="ce1">
            <text:p>3,500505094</text:p>
          </table:table-cell>
          <table:table-cell office:value-type="float" office:value="0.41302134715532002" table:style-name="ce1">
            <text:p>0,413021347</text:p>
          </table:table-cell>
          <table:table-cell office:value-type="float" office:value="0.57333322488282856" table:style-name="ce1">
            <text:p>0,573333225</text:p>
          </table:table-cell>
          <table:table-cell office:value-type="float" office:value="0.25122981479211193" table:style-name="ce1">
            <text:p>0,25122981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888826000000002" table:style-name="ce1">
            <text:p>-58,888826</text:p>
          </table:table-cell>
          <table:table-cell office:value-type="float" office:value="-51.371665999999998" table:style-name="ce1">
            <text:p>-51,371666</text:p>
          </table:table-cell>
          <table:table-cell office:value-type="float" office:value="3.6359268910148175" table:style-name="ce1">
            <text:p>3,635926891</text:p>
          </table:table-cell>
          <table:table-cell office:value-type="float" office:value="3.888883227551077" table:style-name="ce1">
            <text:p>3,888883228</text:p>
          </table:table-cell>
          <table:table-cell office:value-type="float" office:value="0.41229685716629028" table:style-name="ce1">
            <text:p>0,412296857</text:p>
          </table:table-cell>
          <table:table-cell office:value-type="float" office:value="0.56858709030151366" table:style-name="ce1">
            <text:p>0,56858709</text:p>
          </table:table-cell>
          <table:table-cell office:value-type="float" office:value="0.24990517550886826" table:style-name="ce1">
            <text:p>0,24990517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464449999999999" table:style-name="ce1">
            <text:p>-58,46445</text:p>
          </table:table-cell>
          <table:table-cell office:value-type="float" office:value="-51.351236999999998" table:style-name="ce1">
            <text:p>-51,351237</text:p>
          </table:table-cell>
          <table:table-cell office:value-type="float" office:value="3.6499534396618811" table:style-name="ce1">
            <text:p>3,64995344</text:p>
          </table:table-cell>
          <table:table-cell office:value-type="float" office:value="3.909915790510027" table:style-name="ce1">
            <text:p>3,909915791</text:p>
          </table:table-cell>
          <table:table-cell office:value-type="float" office:value="0.41229685716629028" table:style-name="ce1">
            <text:p>0,412296857</text:p>
          </table:table-cell>
          <table:table-cell office:value-type="float" office:value="0.56858709030151366" table:style-name="ce1">
            <text:p>0,56858709</text:p>
          </table:table-cell>
          <table:table-cell office:value-type="float" office:value="0.24990517550886826" table:style-name="ce1">
            <text:p>0,24990517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029981999999997" table:style-name="ce1">
            <text:p>-58,029982</text:p>
          </table:table-cell>
          <table:table-cell office:value-type="float" office:value="-51.420915999999998" table:style-name="ce1">
            <text:p>-51,420916</text:p>
          </table:table-cell>
          <table:table-cell office:value-type="float" office:value="3.5885672120594294" table:style-name="ce1">
            <text:p>3,588567212</text:p>
          </table:table-cell>
          <table:table-cell office:value-type="float" office:value="3.7613731736106057" table:style-name="ce1">
            <text:p>3,761373174</text:p>
          </table:table-cell>
          <table:table-cell office:value-type="float" office:value="0.41229685716629028" table:style-name="ce1">
            <text:p>0,412296857</text:p>
          </table:table-cell>
          <table:table-cell office:value-type="float" office:value="0.56858709030151366" table:style-name="ce1">
            <text:p>0,56858709</text:p>
          </table:table-cell>
          <table:table-cell office:value-type="float" office:value="0.24990517550886826" table:style-name="ce1">
            <text:p>0,24990517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032902999999997" table:style-name="ce1">
            <text:p>-58,032903</text:p>
          </table:table-cell>
          <table:table-cell office:value-type="float" office:value="-51.542451999999997" table:style-name="ce1">
            <text:p>-51,542452</text:p>
          </table:table-cell>
          <table:table-cell office:value-type="float" office:value="3.5736572309638279" table:style-name="ce1">
            <text:p>3,573657231</text:p>
          </table:table-cell>
          <table:table-cell office:value-type="float" office:value="3.7524847009340903" table:style-name="ce1">
            <text:p>3,752484701</text:p>
          </table:table-cell>
          <table:table-cell office:value-type="float" office:value="0.41229685716629028" table:style-name="ce1">
            <text:p>0,412296857</text:p>
          </table:table-cell>
          <table:table-cell office:value-type="float" office:value="0.56858709030151366" table:style-name="ce1">
            <text:p>0,56858709</text:p>
          </table:table-cell>
          <table:table-cell office:value-type="float" office:value="0.24990517550886826" table:style-name="ce1">
            <text:p>0,24990517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024445" table:style-name="ce1">
            <text:p>-58,024445</text:p>
          </table:table-cell>
          <table:table-cell office:value-type="float" office:value="-51.736629000000001" table:style-name="ce1">
            <text:p>-51,736629</text:p>
          </table:table-cell>
          <table:table-cell office:value-type="float" office:value="3.6067670455628678" table:style-name="ce1">
            <text:p>3,606767046</text:p>
          </table:table-cell>
          <table:table-cell office:value-type="float" office:value="3.7850103209304944" table:style-name="ce1">
            <text:p>3,785010321</text:p>
          </table:table-cell>
          <table:table-cell office:value-type="float" office:value="0.41229685716629028" table:style-name="ce1">
            <text:p>0,412296857</text:p>
          </table:table-cell>
          <table:table-cell office:value-type="float" office:value="0.56858709030151366" table:style-name="ce1">
            <text:p>0,56858709</text:p>
          </table:table-cell>
          <table:table-cell office:value-type="float" office:value="0.24990517550886826" table:style-name="ce1">
            <text:p>0,24990517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396217" table:style-name="ce1">
            <text:p>-58,396217</text:p>
          </table:table-cell>
          <table:table-cell office:value-type="float" office:value="-51.892848000000001" table:style-name="ce1">
            <text:p>-51,892848</text:p>
          </table:table-cell>
          <table:table-cell office:value-type="float" office:value="4.9852321445585615" table:style-name="ce1">
            <text:p>4,985232145</text:p>
          </table:table-cell>
          <table:table-cell office:value-type="float" office:value="5.2737909182541811" table:style-name="ce1">
            <text:p>5,273790918</text:p>
          </table:table-cell>
          <table:table-cell office:value-type="float" office:value="0.41229685716629028" table:style-name="ce1">
            <text:p>0,412296857</text:p>
          </table:table-cell>
          <table:table-cell office:value-type="float" office:value="0.56858709030151366" table:style-name="ce1">
            <text:p>0,56858709</text:p>
          </table:table-cell>
          <table:table-cell office:value-type="float" office:value="0.24990517550886826" table:style-name="ce1">
            <text:p>0,24990517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628241000000003" table:style-name="ce1">
            <text:p>-58,628241</text:p>
          </table:table-cell>
          <table:table-cell office:value-type="float" office:value="-52.060234999999999" table:style-name="ce1">
            <text:p>-52,060235</text:p>
          </table:table-cell>
          <table:table-cell office:value-type="float" office:value="3.3554579034603127" table:style-name="ce1">
            <text:p>3,355457903</text:p>
          </table:table-cell>
          <table:table-cell office:value-type="float" office:value="3.5483477886393375" table:style-name="ce1">
            <text:p>3,548347789</text:p>
          </table:table-cell>
          <table:table-cell office:value-type="float" office:value="0.40444147162437438" table:style-name="ce1">
            <text:p>0,404441472</text:p>
          </table:table-cell>
          <table:table-cell office:value-type="float" office:value="0.56008442811965942" table:style-name="ce1">
            <text:p>0,560084428</text:p>
          </table:table-cell>
          <table:table-cell office:value-type="float" office:value="0.2457079659185149" table:style-name="ce1">
            <text:p>0,24570796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8.999250000000004" table:style-name="ce1">
            <text:p>-58,99925</text:p>
          </table:table-cell>
          <table:table-cell office:value-type="float" office:value="-52.187466000000001" table:style-name="ce1">
            <text:p>-52,187466</text:p>
          </table:table-cell>
          <table:table-cell office:value-type="float" office:value="4.5772252256024162" table:style-name="ce1">
            <text:p>4,577225226</text:p>
          </table:table-cell>
          <table:table-cell office:value-type="float" office:value="4.8248880776616465" table:style-name="ce1">
            <text:p>4,824888078</text:p>
          </table:table-cell>
          <table:table-cell office:value-type="float" office:value="0.40444147162437444" table:style-name="ce1">
            <text:p>0,404441472</text:p>
          </table:table-cell>
          <table:table-cell office:value-type="float" office:value="0.56008442811965942" table:style-name="ce1">
            <text:p>0,560084428</text:p>
          </table:table-cell>
          <table:table-cell office:value-type="float" office:value="0.24570796591851493" table:style-name="ce1">
            <text:p>0,24570796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337555999999999" table:style-name="ce1">
            <text:p>-59,337556</text:p>
          </table:table-cell>
          <table:table-cell office:value-type="float" office:value="-52.288843999999997" table:style-name="ce1">
            <text:p>-52,288844</text:p>
          </table:table-cell>
          <table:table-cell office:value-type="float" office:value="4.7238696139673939" table:style-name="ce1">
            <text:p>4,723869614</text:p>
          </table:table-cell>
          <table:table-cell office:value-type="float" office:value="4.9956952990448311" table:style-name="ce1">
            <text:p>4,995695299</text:p>
          </table:table-cell>
          <table:table-cell office:value-type="float" office:value="0.40858846478462219" table:style-name="ce1">
            <text:p>0,408588465</text:p>
          </table:table-cell>
          <table:table-cell office:value-type="float" office:value="0.56254031829833984" table:style-name="ce1">
            <text:p>0,562540318</text:p>
          </table:table-cell>
          <table:table-cell office:value-type="float" office:value="0.2474397423366887" table:style-name="ce1">
            <text:p>0,247439742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676200999999999" table:style-name="ce1">
            <text:p>-59,676201</text:p>
          </table:table-cell>
          <table:table-cell office:value-type="float" office:value="-52.291415000000001" table:style-name="ce1">
            <text:p>-52,291415</text:p>
          </table:table-cell>
          <table:table-cell office:value-type="float" office:value="4.5195013116860938" table:style-name="ce1">
            <text:p>4,519501312</text:p>
          </table:table-cell>
          <table:table-cell office:value-type="float" office:value="4.8173096421029964" table:style-name="ce1">
            <text:p>4,817309642</text:p>
          </table:table-cell>
          <table:table-cell office:value-type="float" office:value="0.40858846478462219" table:style-name="ce1">
            <text:p>0,408588465</text:p>
          </table:table-cell>
          <table:table-cell office:value-type="float" office:value="0.56254031829833984" table:style-name="ce1">
            <text:p>0,562540318</text:p>
          </table:table-cell>
          <table:table-cell office:value-type="float" office:value="0.2474397423366887" table:style-name="ce1">
            <text:p>0,247439742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780141" table:style-name="ce1">
            <text:p>-59,780141</text:p>
          </table:table-cell>
          <table:table-cell office:value-type="float" office:value="-52.187288000000002" table:style-name="ce1">
            <text:p>-52,187288</text:p>
          </table:table-cell>
          <table:table-cell office:value-type="float" office:value="4.7827027548916412" table:style-name="ce1">
            <text:p>4,782702755</text:p>
          </table:table-cell>
          <table:table-cell office:value-type="float" office:value="5.0706580473281768" table:style-name="ce1">
            <text:p>5,070658047</text:p>
          </table:table-cell>
          <table:table-cell office:value-type="float" office:value="0.40858846478462219" table:style-name="ce1">
            <text:p>0,408588465</text:p>
          </table:table-cell>
          <table:table-cell office:value-type="float" office:value="0.56254031829833984" table:style-name="ce1">
            <text:p>0,562540318</text:p>
          </table:table-cell>
          <table:table-cell office:value-type="float" office:value="0.2474397423366887" table:style-name="ce1">
            <text:p>0,247439742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59.994585999999998" table:style-name="ce1">
            <text:p>-59,994586</text:p>
          </table:table-cell>
          <table:table-cell office:value-type="float" office:value="-52.004013999999998" table:style-name="ce1">
            <text:p>-52,004014</text:p>
          </table:table-cell>
          <table:table-cell office:value-type="float" office:value="4.7827027548916412" table:style-name="ce1">
            <text:p>4,782702755</text:p>
          </table:table-cell>
          <table:table-cell office:value-type="float" office:value="5.0706580473281768" table:style-name="ce1">
            <text:p>5,070658047</text:p>
          </table:table-cell>
          <table:table-cell office:value-type="float" office:value="0.40913467168117396" table:style-name="ce1">
            <text:p>0,409134672</text:p>
          </table:table-cell>
          <table:table-cell office:value-type="float" office:value="0.56308652519489155" table:style-name="ce1">
            <text:p>0,563086525</text:p>
          </table:table-cell>
          <table:table-cell office:value-type="float" office:value="0.24771284578496458" table:style-name="ce1">
            <text:p>0,24771284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376139999999999" table:style-name="ce1">
            <text:p>-60,37614</text:p>
          </table:table-cell>
          <table:table-cell office:value-type="float" office:value="-52.115917000000003" table:style-name="ce1">
            <text:p>-52,115917</text:p>
          </table:table-cell>
          <table:table-cell office:value-type="float" office:value="4.3051410904693448" table:style-name="ce1">
            <text:p>4,30514109</text:p>
          </table:table-cell>
          <table:table-cell office:value-type="float" office:value="4.6022108326080771" table:style-name="ce1">
            <text:p>4,602210833</text:p>
          </table:table-cell>
          <table:table-cell office:value-type="float" office:value="0.41194122307777403" table:style-name="ce1">
            <text:p>0,411941223</text:p>
          </table:table-cell>
          <table:table-cell office:value-type="float" office:value="0.56554009788513182" table:style-name="ce1">
            <text:p>0,565540098</text:p>
          </table:table-cell>
          <table:table-cell office:value-type="float" office:value="0.24906840618362547" table:style-name="ce1">
            <text:p>0,24906840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740383999999999" table:style-name="ce1">
            <text:p>-60,740384</text:p>
          </table:table-cell>
          <table:table-cell office:value-type="float" office:value="-52.185949000000001" table:style-name="ce1">
            <text:p>-52,185949</text:p>
          </table:table-cell>
          <table:table-cell office:value-type="float" office:value="4.5993409958577463" table:style-name="ce1">
            <text:p>4,599340996</text:p>
          </table:table-cell>
          <table:table-cell office:value-type="float" office:value="4.9268582642445269" table:style-name="ce1">
            <text:p>4,926858264</text:p>
          </table:table-cell>
          <table:table-cell office:value-type="float" office:value="0.41194122307777403" table:style-name="ce1">
            <text:p>0,411941223</text:p>
          </table:table-cell>
          <table:table-cell office:value-type="float" office:value="0.56554009788513182" table:style-name="ce1">
            <text:p>0,565540098</text:p>
          </table:table-cell>
          <table:table-cell office:value-type="float" office:value="0.24906840618362547" table:style-name="ce1">
            <text:p>0,249068406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1.0364" table:style-name="ce1">
            <text:p>-61,0364</text:p>
          </table:table-cell>
          <table:table-cell office:value-type="float" office:value="-51.988869000000001" table:style-name="ce1">
            <text:p>-51,988869</text:p>
          </table:table-cell>
          <table:table-cell office:value-type="float" office:value="4.3666014054157882" table:style-name="ce1">
            <text:p>4,366601405</text:p>
          </table:table-cell>
          <table:table-cell office:value-type="float" office:value="4.6576508339893188" table:style-name="ce1">
            <text:p>4,657650834</text:p>
          </table:table-cell>
          <table:table-cell office:value-type="float" office:value="0.41866245623179843" table:style-name="ce1">
            <text:p>0,418662456</text:p>
          </table:table-cell>
          <table:table-cell office:value-type="float" office:value="0.57319721336909701" table:style-name="ce1">
            <text:p>0,573197213</text:p>
          </table:table-cell>
          <table:table-cell office:value-type="float" office:value="0.25276805468969921" table:style-name="ce1">
            <text:p>0,25276805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1.289228000000001" table:style-name="ce1">
            <text:p>-61,289228</text:p>
          </table:table-cell>
          <table:table-cell office:value-type="float" office:value="-51.776327999999999" table:style-name="ce1">
            <text:p>-51,776328</text:p>
          </table:table-cell>
          <table:table-cell office:value-type="float" office:value="4.6131212426323138" table:style-name="ce1">
            <text:p>4,613121243</text:p>
          </table:table-cell>
          <table:table-cell office:value-type="float" office:value="4.9028556228182163" table:style-name="ce1">
            <text:p>4,902855623</text:p>
          </table:table-cell>
          <table:table-cell office:value-type="float" office:value="0.41777102766036989" table:style-name="ce1">
            <text:p>0,417771028</text:p>
          </table:table-cell>
          <table:table-cell office:value-type="float" office:value="0.57230578479766847" table:style-name="ce1">
            <text:p>0,572305785</text:p>
          </table:table-cell>
          <table:table-cell office:value-type="float" office:value="0.25232234040398493" table:style-name="ce1">
            <text:p>0,25232234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993023000000001" table:style-name="ce1">
            <text:p>-60,993023</text:p>
          </table:table-cell>
          <table:table-cell office:value-type="float" office:value="-51.780220999999997" table:style-name="ce1">
            <text:p>-51,780221</text:p>
          </table:table-cell>
          <table:table-cell office:value-type="float" office:value="4.3187175767608315" table:style-name="ce1">
            <text:p>4,318717577</text:p>
          </table:table-cell>
          <table:table-cell office:value-type="float" office:value="4.6008121199474159" table:style-name="ce1">
            <text:p>4,60081212</text:p>
          </table:table-cell>
          <table:table-cell office:value-type="float" office:value="0.41754402337074281" table:style-name="ce1">
            <text:p>0,417544023</text:p>
          </table:table-cell>
          <table:table-cell office:value-type="float" office:value="0.57507561264038087" table:style-name="ce1">
            <text:p>0,575075613</text:p>
          </table:table-cell>
          <table:table-cell office:value-type="float" office:value="0.25291903480314321" table:style-name="ce1">
            <text:p>0,25291903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721989999999998" table:style-name="ce1">
            <text:p>-60,72199</text:p>
          </table:table-cell>
          <table:table-cell office:value-type="float" office:value="-51.936208000000001" table:style-name="ce1">
            <text:p>-51,936208</text:p>
          </table:table-cell>
          <table:table-cell office:value-type="float" office:value="4.1871951658106212" table:style-name="ce1">
            <text:p>4,187195166</text:p>
          </table:table-cell>
          <table:table-cell office:value-type="float" office:value="4.4563037371801082" table:style-name="ce1">
            <text:p>4,456303737</text:p>
          </table:table-cell>
          <table:table-cell office:value-type="float" office:value="0.4191440233707428" table:style-name="ce1">
            <text:p>0,419144023</text:p>
          </table:table-cell>
          <table:table-cell office:value-type="float" office:value="0.57667561264038092" table:style-name="ce1">
            <text:p>0,576675613</text:p>
          </table:table-cell>
          <table:table-cell office:value-type="float" office:value="0.25371903480314317" table:style-name="ce1">
            <text:p>0,25371903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538186000000003" table:style-name="ce1">
            <text:p>-60,538186</text:p>
          </table:table-cell>
          <table:table-cell office:value-type="float" office:value="-51.804253000000003" table:style-name="ce1">
            <text:p>-51,804253</text:p>
          </table:table-cell>
          <table:table-cell office:value-type="float" office:value="4.2779010196357277" table:style-name="ce1">
            <text:p>4,27790102</text:p>
          </table:table-cell>
          <table:table-cell office:value-type="float" office:value="4.5563076524150548" table:style-name="ce1">
            <text:p>4,556307652</text:p>
          </table:table-cell>
          <table:table-cell office:value-type="float" office:value="0.41962402337074278" table:style-name="ce1">
            <text:p>0,419624023</text:p>
          </table:table-cell>
          <table:table-cell office:value-type="float" office:value="0.57715561264038084" table:style-name="ce1">
            <text:p>0,577155613</text:p>
          </table:table-cell>
          <table:table-cell office:value-type="float" office:value="0.25395903480314319" table:style-name="ce1">
            <text:p>0,25395903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431260000000002" table:style-name="ce1">
            <text:p>-60,43126</text:p>
          </table:table-cell>
          <table:table-cell office:value-type="float" office:value="-51.605189000000003" table:style-name="ce1">
            <text:p>-51,605189</text:p>
          </table:table-cell>
          <table:table-cell office:value-type="float" office:value="4.3428527809032085" table:style-name="ce1">
            <text:p>4,342852781</text:p>
          </table:table-cell>
          <table:table-cell office:value-type="float" office:value="4.5831355642982885" table:style-name="ce1">
            <text:p>4,583135564</text:p>
          </table:table-cell>
          <table:table-cell office:value-type="float" office:value="0.41962402337074278" table:style-name="ce1">
            <text:p>0,419624023</text:p>
          </table:table-cell>
          <table:table-cell office:value-type="float" office:value="0.57715561264038084" table:style-name="ce1">
            <text:p>0,577155613</text:p>
          </table:table-cell>
          <table:table-cell office:value-type="float" office:value="0.25395903480314319" table:style-name="ce1">
            <text:p>0,25395903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60.634675000000001" table:style-name="ce1">
            <text:p>-60,634675</text:p>
          </table:table-cell>
          <table:table-cell office:value-type="float" office:value="-51.390801000000003" table:style-name="ce1">
            <text:p>-51,390801</text:p>
          </table:table-cell>
          <table:table-cell office:value-type="float" office:value="4.3266424921128852" table:style-name="ce1">
            <text:p>4,326642492</text:p>
          </table:table-cell>
          <table:table-cell office:value-type="float" office:value="4.5815565020665048" table:style-name="ce1">
            <text:p>4,581556502</text:p>
          </table:table-cell>
          <table:table-cell office:value-type="float" office:value="0.41962402337074278" table:style-name="ce1">
            <text:p>0,419624023</text:p>
          </table:table-cell>
          <table:table-cell office:value-type="float" office:value="0.57715561264038084" table:style-name="ce1">
            <text:p>0,577155613</text:p>
          </table:table-cell>
          <table:table-cell office:value-type="float" office:value="0.25395903480314319" table:style-name="ce1">
            <text:p>0,253959035</text:p>
          </table:table-cell>
          <table:table-cell office:value-type="float" office:value="238" table:style-name="ce1">
            <text:p>238</text:p>
          </table:table-cell>
          <table:table-cell table:number-columns-repeated="16376"/>
        </table:table-row>
        <table:table-row table:style-name="ro1">
          <table:table-cell office:value-type="float" office:value="-84.542308000000006" table:style-name="ce1">
            <text:p>-84,542308</text:p>
          </table:table-cell>
          <table:table-cell office:value-type="float" office:value="22.011448000000001" table:style-name="ce1">
            <text:p>22,011448</text:p>
          </table:table-cell>
          <table:table-cell office:value-type="float" office:value="2.6050251343493254" table:style-name="ce1">
            <text:p>2,605025134</text:p>
          </table:table-cell>
          <table:table-cell office:value-type="float" office:value="2.7012094681898593" table:style-name="ce1">
            <text:p>2,701209468</text:p>
          </table:table-cell>
          <table:table-cell office:value-type="float" office:value="0.57606417032241819" table:style-name="ce1">
            <text:p>0,57606417</text:p>
          </table:table-cell>
          <table:table-cell office:value-type="float" office:value="0.74914509149551389" table:style-name="ce1">
            <text:p>0,749145091</text:p>
          </table:table-cell>
          <table:table-cell office:value-type="float" office:value="0.33742623606835459" table:style-name="ce1">
            <text:p>0,33742623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4.481457000000006" table:style-name="ce1">
            <text:p>-84,481457</text:p>
          </table:table-cell>
          <table:table-cell office:value-type="float" office:value="22.318922000000001" table:style-name="ce1">
            <text:p>22,318922</text:p>
          </table:table-cell>
          <table:table-cell office:value-type="float" office:value="1.9044855762466362" table:style-name="ce1">
            <text:p>1,904485576</text:p>
          </table:table-cell>
          <table:table-cell office:value-type="float" office:value="2.0230597421342491" table:style-name="ce1">
            <text:p>2,023059742</text:p>
          </table:table-cell>
          <table:table-cell office:value-type="float" office:value="0.57606417032241819" table:style-name="ce1">
            <text:p>0,57606417</text:p>
          </table:table-cell>
          <table:table-cell office:value-type="float" office:value="0.74914509149551389" table:style-name="ce1">
            <text:p>0,749145091</text:p>
          </table:table-cell>
          <table:table-cell office:value-type="float" office:value="0.33742623606835459" table:style-name="ce1">
            <text:p>0,33742623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4.119468999999995" table:style-name="ce1">
            <text:p>-84,119469</text:p>
          </table:table-cell>
          <table:table-cell office:value-type="float" office:value="22.560220999999999" table:style-name="ce1">
            <text:p>22,560221</text:p>
          </table:table-cell>
          <table:table-cell office:value-type="float" office:value="1.9960661286099239" table:style-name="ce1">
            <text:p>1,996066129</text:p>
          </table:table-cell>
          <table:table-cell office:value-type="float" office:value="2.1200245393938282" table:style-name="ce1">
            <text:p>2,120024539</text:p>
          </table:table-cell>
          <table:table-cell office:value-type="float" office:value="0.57875217032241821" table:style-name="ce1">
            <text:p>0,57875217</text:p>
          </table:table-cell>
          <table:table-cell office:value-type="float" office:value="0.75183309149551392" table:style-name="ce1">
            <text:p>0,751833091</text:p>
          </table:table-cell>
          <table:table-cell office:value-type="float" office:value="0.3387702360683546" table:style-name="ce1">
            <text:p>0,33877023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3.725442999999999" table:style-name="ce1">
            <text:p>-83,725443</text:p>
          </table:table-cell>
          <table:table-cell office:value-type="float" office:value="22.74775" table:style-name="ce1">
            <text:p>22,74775</text:p>
          </table:table-cell>
          <table:table-cell office:value-type="float" office:value="2.0197279212623185" table:style-name="ce1">
            <text:p>2,019727921</text:p>
          </table:table-cell>
          <table:table-cell office:value-type="float" office:value="2.142059333776178" table:style-name="ce1">
            <text:p>2,142059334</text:p>
          </table:table-cell>
          <table:table-cell office:value-type="float" office:value="0.57275317785263058" table:style-name="ce1">
            <text:p>0,572753178</text:p>
          </table:table-cell>
          <table:table-cell office:value-type="float" office:value="0.74096982357025143" table:style-name="ce1">
            <text:p>0,740969824</text:p>
          </table:table-cell>
          <table:table-cell office:value-type="float" office:value="0.33447931721659296" table:style-name="ce1">
            <text:p>0,33447931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3.286355" table:style-name="ce1">
            <text:p>-83,286355</text:p>
          </table:table-cell>
          <table:table-cell office:value-type="float" office:value="22.835438" table:style-name="ce1">
            <text:p>22,835438</text:p>
          </table:table-cell>
          <table:table-cell office:value-type="float" office:value="1.8895769256976407" table:style-name="ce1">
            <text:p>1,889576926</text:p>
          </table:table-cell>
          <table:table-cell office:value-type="float" office:value="2.0071537306633558" table:style-name="ce1">
            <text:p>2,007153731</text:p>
          </table:table-cell>
          <table:table-cell office:value-type="float" office:value="0.57276548554493834" table:style-name="ce1">
            <text:p>0,572765486</text:p>
          </table:table-cell>
          <table:table-cell office:value-type="float" office:value="0.74098213126255918" table:style-name="ce1">
            <text:p>0,740982131</text:p>
          </table:table-cell>
          <table:table-cell office:value-type="float" office:value="0.33448547106274684" table:style-name="ce1">
            <text:p>0,334485471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2.847267000000002" table:style-name="ce1">
            <text:p>-82,847267</text:p>
          </table:table-cell>
          <table:table-cell office:value-type="float" office:value="22.923069000000002" table:style-name="ce1">
            <text:p>22,923069</text:p>
          </table:table-cell>
          <table:table-cell office:value-type="float" office:value="1.8530452922886209" table:style-name="ce1">
            <text:p>1,853045292</text:p>
          </table:table-cell>
          <table:table-cell office:value-type="float" office:value="1.9352097934544943" table:style-name="ce1">
            <text:p>1,935209793</text:p>
          </table:table-cell>
          <table:table-cell office:value-type="float" office:value="0.56637187672528355" table:style-name="ce1">
            <text:p>0,566371877</text:p>
          </table:table-cell>
          <table:table-cell office:value-type="float" office:value="0.73501874876889317" table:style-name="ce1">
            <text:p>0,735018749</text:p>
          </table:table-cell>
          <table:table-cell office:value-type="float" office:value="0.33130045236931155" table:style-name="ce1">
            <text:p>0,33130045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2.416477" table:style-name="ce1">
            <text:p>-82,416477</text:p>
          </table:table-cell>
          <table:table-cell office:value-type="float" office:value="23.040500000000002" table:style-name="ce1">
            <text:p>23,0405</text:p>
          </table:table-cell>
          <table:table-cell office:value-type="float" office:value="1.5913984837725144" table:style-name="ce1">
            <text:p>1,591398484</text:p>
          </table:table-cell>
          <table:table-cell office:value-type="float" office:value="1.7342159164866873" table:style-name="ce1">
            <text:p>1,734215916</text:p>
          </table:table-cell>
          <table:table-cell office:value-type="float" office:value="0.56603005854346533" table:style-name="ce1">
            <text:p>0,566030059</text:p>
          </table:table-cell>
          <table:table-cell office:value-type="float" office:value="0.73467693058707495" table:style-name="ce1">
            <text:p>0,734676931</text:p>
          </table:table-cell>
          <table:table-cell office:value-type="float" office:value="0.33112954327840244" table:style-name="ce1">
            <text:p>0,33112954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971151000000006" table:style-name="ce1">
            <text:p>-81,971151</text:p>
          </table:table-cell>
          <table:table-cell office:value-type="float" office:value="23.073276" table:style-name="ce1">
            <text:p>23,073276</text:p>
          </table:table-cell>
          <table:table-cell office:value-type="float" office:value="1.8894495386890875" table:style-name="ce1">
            <text:p>1,889449539</text:p>
          </table:table-cell>
          <table:table-cell office:value-type="float" office:value="1.9722464773399793" table:style-name="ce1">
            <text:p>1,972246477</text:p>
          </table:table-cell>
          <table:table-cell office:value-type="float" office:value="0.56305228062438961" table:style-name="ce1">
            <text:p>0,563052281</text:p>
          </table:table-cell>
          <table:table-cell office:value-type="float" office:value="0.73289136477279659" table:style-name="ce1">
            <text:p>0,732891365</text:p>
          </table:table-cell>
          <table:table-cell office:value-type="float" office:value="0.3298742931429236" table:style-name="ce1">
            <text:p>0,32987429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522518000000005" table:style-name="ce1">
            <text:p>-81,522518</text:p>
          </table:table-cell>
          <table:table-cell office:value-type="float" office:value="23.053189" table:style-name="ce1">
            <text:p>23,053189</text:p>
          </table:table-cell>
          <table:table-cell office:value-type="float" office:value="1.7467734384376343" table:style-name="ce1">
            <text:p>1,746773438</text:p>
          </table:table-cell>
          <table:table-cell office:value-type="float" office:value="1.8338144472723743" table:style-name="ce1">
            <text:p>1,833814447</text:p>
          </table:table-cell>
          <table:table-cell office:value-type="float" office:value="0.56324428062438969" table:style-name="ce1">
            <text:p>0,563244281</text:p>
          </table:table-cell>
          <table:table-cell office:value-type="float" office:value="0.73308336477279668" table:style-name="ce1">
            <text:p>0,733083365</text:p>
          </table:table-cell>
          <table:table-cell office:value-type="float" office:value="0.32997029314292364" table:style-name="ce1">
            <text:p>0,32997029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073885000000004" table:style-name="ce1">
            <text:p>-81,073885</text:p>
          </table:table-cell>
          <table:table-cell office:value-type="float" office:value="23.033099" table:style-name="ce1">
            <text:p>23,033099</text:p>
          </table:table-cell>
          <table:table-cell office:value-type="float" office:value="1.8940235780483243" table:style-name="ce1">
            <text:p>1,894023578</text:p>
          </table:table-cell>
          <table:table-cell office:value-type="float" office:value="1.973362867387503" table:style-name="ce1">
            <text:p>1,973362867</text:p>
          </table:table-cell>
          <table:table-cell office:value-type="float" office:value="0.56324428062438958" table:style-name="ce1">
            <text:p>0,563244281</text:p>
          </table:table-cell>
          <table:table-cell office:value-type="float" office:value="0.73308336477279656" table:style-name="ce1">
            <text:p>0,733083365</text:p>
          </table:table-cell>
          <table:table-cell office:value-type="float" office:value="0.32997029314292359" table:style-name="ce1">
            <text:p>0,32997029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0.695246999999995" table:style-name="ce1">
            <text:p>-80,695247</text:p>
          </table:table-cell>
          <table:table-cell office:value-type="float" office:value="23.146186" table:style-name="ce1">
            <text:p>23,146186</text:p>
          </table:table-cell>
          <table:table-cell office:value-type="float" office:value="1.7385505246544775" table:style-name="ce1">
            <text:p>1,738550525</text:p>
          </table:table-cell>
          <table:table-cell office:value-type="float" office:value="1.8236616627831668" table:style-name="ce1">
            <text:p>1,823661663</text:p>
          </table:table-cell>
          <table:table-cell office:value-type="float" office:value="0.55909675297164918" table:style-name="ce1">
            <text:p>0,559096753</text:p>
          </table:table-cell>
          <table:table-cell office:value-type="float" office:value="0.72842580017471315" table:style-name="ce1">
            <text:p>0,7284258</text:p>
          </table:table-cell>
          <table:table-cell office:value-type="float" office:value="0.32771792158289548" table:style-name="ce1">
            <text:p>0,32771792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0.277407999999994" table:style-name="ce1">
            <text:p>-80,277408</text:p>
          </table:table-cell>
          <table:table-cell office:value-type="float" office:value="22.993718000000001" table:style-name="ce1">
            <text:p>22,993718</text:p>
          </table:table-cell>
          <table:table-cell office:value-type="float" office:value="1.5177263656254107" table:style-name="ce1">
            <text:p>1,517726366</text:p>
          </table:table-cell>
          <table:table-cell office:value-type="float" office:value="1.5954356227298843" table:style-name="ce1">
            <text:p>1,595435623</text:p>
          </table:table-cell>
          <table:table-cell office:value-type="float" office:value="0.55807275297164916" table:style-name="ce1">
            <text:p>0,558072753</text:p>
          </table:table-cell>
          <table:table-cell office:value-type="float" office:value="0.72740180017471312" table:style-name="ce1">
            <text:p>0,7274018</text:p>
          </table:table-cell>
          <table:table-cell office:value-type="float" office:value="0.32720592158289546" table:style-name="ce1">
            <text:p>0,32720592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9.859568999999993" table:style-name="ce1">
            <text:p>-79,859569</text:p>
          </table:table-cell>
          <table:table-cell office:value-type="float" office:value="22.841075" table:style-name="ce1">
            <text:p>22,841075</text:p>
          </table:table-cell>
          <table:table-cell office:value-type="float" office:value="1.5073838452157902" table:style-name="ce1">
            <text:p>1,507383845</text:p>
          </table:table-cell>
          <table:table-cell office:value-type="float" office:value="1.596139086739345" table:style-name="ce1">
            <text:p>1,596139087</text:p>
          </table:table-cell>
          <table:table-cell office:value-type="float" office:value="0.55957105362038861" table:style-name="ce1">
            <text:p>0,559571054</text:p>
          </table:table-cell>
          <table:table-cell office:value-type="float" office:value="0.72921320402245771" table:style-name="ce1">
            <text:p>0,729213204</text:p>
          </table:table-cell>
          <table:table-cell office:value-type="float" office:value="0.3280547864922535" table:style-name="ce1">
            <text:p>0,32805478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9.469639999999998" table:style-name="ce1">
            <text:p>-79,46964</text:p>
          </table:table-cell>
          <table:table-cell office:value-type="float" office:value="22.639168000000002" table:style-name="ce1">
            <text:p>22,639168</text:p>
          </table:table-cell>
          <table:table-cell office:value-type="float" office:value="1.1553103610284483" table:style-name="ce1">
            <text:p>1,155310361</text:p>
          </table:table-cell>
          <table:table-cell office:value-type="float" office:value="1.2286865764176209" table:style-name="ce1">
            <text:p>1,228686576</text:p>
          </table:table-cell>
          <table:table-cell office:value-type="float" office:value="0.55881779046249391" table:style-name="ce1">
            <text:p>0,55881779</text:p>
          </table:table-cell>
          <table:table-cell office:value-type="float" office:value="0.728459940864563" table:style-name="ce1">
            <text:p>0,728459941</text:p>
          </table:table-cell>
          <table:table-cell office:value-type="float" office:value="0.32767815491330615" table:style-name="ce1">
            <text:p>0,327678155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9.077851999999993" table:style-name="ce1">
            <text:p>-79,077852</text:p>
          </table:table-cell>
          <table:table-cell office:value-type="float" office:value="22.451764000000001" table:style-name="ce1">
            <text:p>22,451764</text:p>
          </table:table-cell>
          <table:table-cell office:value-type="float" office:value="1.2160564701841989" table:style-name="ce1">
            <text:p>1,21605647</text:p>
          </table:table-cell>
          <table:table-cell office:value-type="float" office:value="1.3253053003439306" table:style-name="ce1">
            <text:p>1,3253053</text:p>
          </table:table-cell>
          <table:table-cell office:value-type="float" office:value="0.55519429260196107" table:style-name="ce1">
            <text:p>0,555194293</text:p>
          </table:table-cell>
          <table:table-cell office:value-type="float" office:value="0.72492948585452455" table:style-name="ce1">
            <text:p>0,724929486</text:p>
          </table:table-cell>
          <table:table-cell office:value-type="float" office:value="0.32588663611350299" table:style-name="ce1">
            <text:p>0,32588663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634485999999995" table:style-name="ce1">
            <text:p>-78,634486</text:p>
          </table:table-cell>
          <table:table-cell office:value-type="float" office:value="22.384917999999999" table:style-name="ce1">
            <text:p>22,384918</text:p>
          </table:table-cell>
          <table:table-cell office:value-type="float" office:value="1.2081195614698073" table:style-name="ce1">
            <text:p>1,208119561</text:p>
          </table:table-cell>
          <table:table-cell office:value-type="float" office:value="1.3188934507560959" table:style-name="ce1">
            <text:p>1,318893451</text:p>
          </table:table-cell>
          <table:table-cell office:value-type="float" office:value="0.55317910918888291" table:style-name="ce1">
            <text:p>0,553179109</text:p>
          </table:table-cell>
          <table:table-cell office:value-type="float" office:value="0.72291430244144639" table:style-name="ce1">
            <text:p>0,722914302</text:p>
          </table:table-cell>
          <table:table-cell office:value-type="float" office:value="0.32487904440696391" table:style-name="ce1">
            <text:p>0,324879044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255852000000004" table:style-name="ce1">
            <text:p>-78,255852</text:p>
          </table:table-cell>
          <table:table-cell office:value-type="float" office:value="22.184477000000001" table:style-name="ce1">
            <text:p>22,184477</text:p>
          </table:table-cell>
          <table:table-cell office:value-type="float" office:value="1.0788592792413652" table:style-name="ce1">
            <text:p>1,078859279</text:p>
          </table:table-cell>
          <table:table-cell office:value-type="float" office:value="1.1579860922691916" table:style-name="ce1">
            <text:p>1,157986092</text:p>
          </table:table-cell>
          <table:table-cell office:value-type="float" office:value="0.55325489866256716" table:style-name="ce1">
            <text:p>0,553254899</text:p>
          </table:table-cell>
          <table:table-cell office:value-type="float" office:value="0.72299009191513064" table:style-name="ce1">
            <text:p>0,722990092</text:p>
          </table:table-cell>
          <table:table-cell office:value-type="float" office:value="0.32491693914380604" table:style-name="ce1">
            <text:p>0,32491693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936869000000002" table:style-name="ce1">
            <text:p>-77,936869</text:p>
          </table:table-cell>
          <table:table-cell office:value-type="float" office:value="21.895759000000002" table:style-name="ce1">
            <text:p>21,895759</text:p>
          </table:table-cell>
          <table:table-cell office:value-type="float" office:value="1.0786085480042078" table:style-name="ce1">
            <text:p>1,078608548</text:p>
          </table:table-cell>
          <table:table-cell office:value-type="float" office:value="1.1567016013309297" table:style-name="ce1">
            <text:p>1,156701601</text:p>
          </table:table-cell>
          <table:table-cell office:value-type="float" office:value="0.53682406171798702" table:style-name="ce1">
            <text:p>0,536824062</text:p>
          </table:table-cell>
          <table:table-cell office:value-type="float" office:value="0.70207901224136349" table:style-name="ce1">
            <text:p>0,702079012</text:p>
          </table:table-cell>
          <table:table-cell office:value-type="float" office:value="0.3154709794586939" table:style-name="ce1">
            <text:p>0,31547097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549239999999998" table:style-name="ce1">
            <text:p>-77,54924</text:p>
          </table:table-cell>
          <table:table-cell office:value-type="float" office:value="21.683841999999999" table:style-name="ce1">
            <text:p>21,683842</text:p>
          </table:table-cell>
          <table:table-cell office:value-type="float" office:value="1.195787848249295" table:style-name="ce1">
            <text:p>1,195787848</text:p>
          </table:table-cell>
          <table:table-cell office:value-type="float" office:value="1.2494077246185844" table:style-name="ce1">
            <text:p>1,249407725</text:p>
          </table:table-cell>
          <table:table-cell office:value-type="float" office:value="0.53682406171798702" table:style-name="ce1">
            <text:p>0,536824062</text:p>
          </table:table-cell>
          <table:table-cell office:value-type="float" office:value="0.70207901224136349" table:style-name="ce1">
            <text:p>0,702079012</text:p>
          </table:table-cell>
          <table:table-cell office:value-type="float" office:value="0.3154709794586939" table:style-name="ce1">
            <text:p>0,31547097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154818000000006" table:style-name="ce1">
            <text:p>-77,154818</text:p>
          </table:table-cell>
          <table:table-cell office:value-type="float" office:value="21.483181999999999" table:style-name="ce1">
            <text:p>21,483182</text:p>
          </table:table-cell>
          <table:table-cell office:value-type="float" office:value="1.2251701318325916" table:style-name="ce1">
            <text:p>1,225170132</text:p>
          </table:table-cell>
          <table:table-cell office:value-type="float" office:value="1.30323410609543" table:style-name="ce1">
            <text:p>1,303234106</text:p>
          </table:table-cell>
          <table:table-cell office:value-type="float" office:value="0.53189803585052486" table:style-name="ce1">
            <text:p>0,531898036</text:p>
          </table:table-cell>
          <table:table-cell office:value-type="float" office:value="0.6970489166641235" table:style-name="ce1">
            <text:p>0,697048917</text:p>
          </table:table-cell>
          <table:table-cell office:value-type="float" office:value="0.31291081986146135" table:style-name="ce1">
            <text:p>0,3129108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6.755387999999996" table:style-name="ce1">
            <text:p>-76,755388</text:p>
          </table:table-cell>
          <table:table-cell office:value-type="float" office:value="21.290787999999999" table:style-name="ce1">
            <text:p>21,290788</text:p>
          </table:table-cell>
          <table:table-cell office:value-type="float" office:value="1.4498976676973283" table:style-name="ce1">
            <text:p>1,449897668</text:p>
          </table:table-cell>
          <table:table-cell office:value-type="float" office:value="1.5340671551363394" table:style-name="ce1">
            <text:p>1,534067155</text:p>
          </table:table-cell>
          <table:table-cell office:value-type="float" office:value="0.52501803585052487" table:style-name="ce1">
            <text:p>0,525018036</text:p>
          </table:table-cell>
          <table:table-cell office:value-type="float" office:value="0.6901689166641235" table:style-name="ce1">
            <text:p>0,690168917</text:p>
          </table:table-cell>
          <table:table-cell office:value-type="float" office:value="0.30947081986146135" table:style-name="ce1">
            <text:p>0,3094708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6.355958000000001" table:style-name="ce1">
            <text:p>-76,355958</text:p>
          </table:table-cell>
          <table:table-cell office:value-type="float" office:value="21.098140000000001" table:style-name="ce1">
            <text:p>21,09814</text:p>
          </table:table-cell>
          <table:table-cell office:value-type="float" office:value="1.5049090329067274" table:style-name="ce1">
            <text:p>1,504909033</text:p>
          </table:table-cell>
          <table:table-cell office:value-type="float" office:value="1.5835450569221032" table:style-name="ce1">
            <text:p>1,583545057</text:p>
          </table:table-cell>
          <table:table-cell office:value-type="float" office:value="0.52197803585052494" table:style-name="ce1">
            <text:p>0,521978036</text:p>
          </table:table-cell>
          <table:table-cell office:value-type="float" office:value="0.68712891666412357" table:style-name="ce1">
            <text:p>0,687128917</text:p>
          </table:table-cell>
          <table:table-cell office:value-type="float" office:value="0.30795081986146139" table:style-name="ce1">
            <text:p>0,3079508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5.924992000000003" table:style-name="ce1">
            <text:p>-75,924992</text:p>
          </table:table-cell>
          <table:table-cell office:value-type="float" office:value="20.98893" table:style-name="ce1">
            <text:p>20,98893</text:p>
          </table:table-cell>
          <table:table-cell office:value-type="float" office:value="1.6325584204620391" table:style-name="ce1">
            <text:p>1,63255842</text:p>
          </table:table-cell>
          <table:table-cell office:value-type="float" office:value="1.7254927941592637" table:style-name="ce1">
            <text:p>1,725492794</text:p>
          </table:table-cell>
          <table:table-cell office:value-type="float" office:value="0.52118894565582274" table:style-name="ce1">
            <text:p>0,521188946</text:p>
          </table:table-cell>
          <table:table-cell office:value-type="float" office:value="0.68400272834777831" table:style-name="ce1">
            <text:p>0,684002728</text:p>
          </table:table-cell>
          <table:table-cell office:value-type="float" office:value="0.30703289090756591" table:style-name="ce1">
            <text:p>0,307032891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5.602929000000003" table:style-name="ce1">
            <text:p>-75,602929</text:p>
          </table:table-cell>
          <table:table-cell office:value-type="float" office:value="20.728224000000001" table:style-name="ce1">
            <text:p>20,728224</text:p>
          </table:table-cell>
          <table:table-cell office:value-type="float" office:value="1.7838158202587118" table:style-name="ce1">
            <text:p>1,78381582</text:p>
          </table:table-cell>
          <table:table-cell office:value-type="float" office:value="1.8754605063684966" table:style-name="ce1">
            <text:p>1,875460506</text:p>
          </table:table-cell>
          <table:table-cell office:value-type="float" office:value="0.52037791117306409" table:style-name="ce1">
            <text:p>0,520377911</text:p>
          </table:table-cell>
          <table:table-cell office:value-type="float" office:value="0.68319169386501966" table:style-name="ce1">
            <text:p>0,683191694</text:p>
          </table:table-cell>
          <table:table-cell office:value-type="float" office:value="0.30662737366618659" table:style-name="ce1">
            <text:p>0,306627374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5.189806000000004" table:style-name="ce1">
            <text:p>-75,189806</text:p>
          </table:table-cell>
          <table:table-cell office:value-type="float" office:value="20.571791999999999" table:style-name="ce1">
            <text:p>20,571792</text:p>
          </table:table-cell>
          <table:table-cell office:value-type="float" office:value="1.7732179057227411" table:style-name="ce1">
            <text:p>1,773217906</text:p>
          </table:table-cell>
          <table:table-cell office:value-type="float" office:value="1.8731990777133314" table:style-name="ce1">
            <text:p>1,873199078</text:p>
          </table:table-cell>
          <table:table-cell office:value-type="float" office:value="0.51971048065567016" table:style-name="ce1">
            <text:p>0,519710481</text:p>
          </table:table-cell>
          <table:table-cell office:value-type="float" office:value="0.68094408460998535" table:style-name="ce1">
            <text:p>0,680944085</text:p>
          </table:table-cell>
          <table:table-cell office:value-type="float" office:value="0.30594295147147371" table:style-name="ce1">
            <text:p>0,305942951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4.766699000000003" table:style-name="ce1">
            <text:p>-74,766699</text:p>
          </table:table-cell>
          <table:table-cell office:value-type="float" office:value="20.457246000000001" table:style-name="ce1">
            <text:p>20,457246</text:p>
          </table:table-cell>
          <table:table-cell office:value-type="float" office:value="1.6913183176985529" table:style-name="ce1">
            <text:p>1,691318318</text:p>
          </table:table-cell>
          <table:table-cell office:value-type="float" office:value="1.809859406564694" table:style-name="ce1">
            <text:p>1,809859407</text:p>
          </table:table-cell>
          <table:table-cell office:value-type="float" office:value="0.51855557156476106" table:style-name="ce1">
            <text:p>0,518555572</text:p>
          </table:table-cell>
          <table:table-cell office:value-type="float" office:value="0.67978917551907625" table:style-name="ce1">
            <text:p>0,679789176</text:p>
          </table:table-cell>
          <table:table-cell office:value-type="float" office:value="0.30536549692601916" table:style-name="ce1">
            <text:p>0,30536549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4.530974000000001" table:style-name="ce1">
            <text:p>-74,530974</text:p>
          </table:table-cell>
          <table:table-cell office:value-type="float" office:value="20.204955000000002" table:style-name="ce1">
            <text:p>20,204955</text:p>
          </table:table-cell>
          <table:table-cell office:value-type="float" office:value="1.5667789461013533" table:style-name="ce1">
            <text:p>1,566778946</text:p>
          </table:table-cell>
          <table:table-cell office:value-type="float" office:value="1.6858042109987317" table:style-name="ce1">
            <text:p>1,685804211</text:p>
          </table:table-cell>
          <table:table-cell office:value-type="float" office:value="0.51692648065567015" table:style-name="ce1">
            <text:p>0,516926481</text:p>
          </table:table-cell>
          <table:table-cell office:value-type="float" office:value="0.67816008460998534" table:style-name="ce1">
            <text:p>0,678160085</text:p>
          </table:table-cell>
          <table:table-cell office:value-type="float" office:value="0.30455095147147371" table:style-name="ce1">
            <text:p>0,304550951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4.951756000000003" table:style-name="ce1">
            <text:p>-74,951756</text:p>
          </table:table-cell>
          <table:table-cell office:value-type="float" office:value="20.078104" table:style-name="ce1">
            <text:p>20,078104</text:p>
          </table:table-cell>
          <table:table-cell office:value-type="float" office:value="1.4305007226346893" table:style-name="ce1">
            <text:p>1,430500723</text:p>
          </table:table-cell>
          <table:table-cell office:value-type="float" office:value="1.5574821189895447" table:style-name="ce1">
            <text:p>1,557482119</text:p>
          </table:table-cell>
          <table:table-cell office:value-type="float" office:value="0.51677448065567022" table:style-name="ce1">
            <text:p>0,516774481</text:p>
          </table:table-cell>
          <table:table-cell office:value-type="float" office:value="0.67800808460998541" table:style-name="ce1">
            <text:p>0,678008085</text:p>
          </table:table-cell>
          <table:table-cell office:value-type="float" office:value="0.30447495147147374" table:style-name="ce1">
            <text:p>0,304474951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5.367598999999998" table:style-name="ce1">
            <text:p>-75,367599</text:p>
          </table:table-cell>
          <table:table-cell office:value-type="float" office:value="19.986729" table:style-name="ce1">
            <text:p>19,986729</text:p>
          </table:table-cell>
          <table:table-cell office:value-type="float" office:value="1.48043799442681" table:style-name="ce1">
            <text:p>1,480437994</text:p>
          </table:table-cell>
          <table:table-cell office:value-type="float" office:value="1.6112772417571355" table:style-name="ce1">
            <text:p>1,611277242</text:p>
          </table:table-cell>
          <table:table-cell office:value-type="float" office:value="0.50834870985031133" table:style-name="ce1">
            <text:p>0,50834871</text:p>
          </table:table-cell>
          <table:table-cell office:value-type="float" office:value="0.67407918622970586" table:style-name="ce1">
            <text:p>0,674079186</text:p>
          </table:table-cell>
          <table:table-cell office:value-type="float" office:value="0.30120085770325827" table:style-name="ce1">
            <text:p>0,301200858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5.811533999999995" table:style-name="ce1">
            <text:p>-75,811534</text:p>
          </table:table-cell>
          <table:table-cell office:value-type="float" office:value="20.051280999999999" table:style-name="ce1">
            <text:p>20,051281</text:p>
          </table:table-cell>
          <table:table-cell office:value-type="float" office:value="1.4604553935044067" table:style-name="ce1">
            <text:p>1,460455394</text:p>
          </table:table-cell>
          <table:table-cell office:value-type="float" office:value="1.5947250190982996" table:style-name="ce1">
            <text:p>1,594725019</text:p>
          </table:table-cell>
          <table:table-cell office:value-type="float" office:value="0.50962870985031128" table:style-name="ce1">
            <text:p>0,50962871</text:p>
          </table:table-cell>
          <table:table-cell office:value-type="float" office:value="0.67535918622970581" table:style-name="ce1">
            <text:p>0,675359186</text:p>
          </table:table-cell>
          <table:table-cell office:value-type="float" office:value="0.30184085770325825" table:style-name="ce1">
            <text:p>0,301840858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6.255639000000002" table:style-name="ce1">
            <text:p>-76,255639</text:p>
          </table:table-cell>
          <table:table-cell office:value-type="float" office:value="20.107092000000002" table:style-name="ce1">
            <text:p>20,107092</text:p>
          </table:table-cell>
          <table:table-cell office:value-type="float" office:value="1.4365389958731749" table:style-name="ce1">
            <text:p>1,436538996</text:p>
          </table:table-cell>
          <table:table-cell office:value-type="float" office:value="1.5659683896258638" table:style-name="ce1">
            <text:p>1,56596839</text:p>
          </table:table-cell>
          <table:table-cell office:value-type="float" office:value="0.51354157704162595" table:style-name="ce1">
            <text:p>0,513541577</text:p>
          </table:table-cell>
          <table:table-cell office:value-type="float" office:value="0.67870086211013791" table:style-name="ce1">
            <text:p>0,678700862</text:p>
          </table:table-cell>
          <table:table-cell office:value-type="float" office:value="0.30366694744503175" table:style-name="ce1">
            <text:p>0,30366694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6.701790000000003" table:style-name="ce1">
            <text:p>-76,70179</text:p>
          </table:table-cell>
          <table:table-cell office:value-type="float" office:value="20.058077999999998" table:style-name="ce1">
            <text:p>20,058078</text:p>
          </table:table-cell>
          <table:table-cell office:value-type="float" office:value="1.4017051464337005" table:style-name="ce1">
            <text:p>1,401705146</text:p>
          </table:table-cell>
          <table:table-cell office:value-type="float" office:value="1.5303380138511224" table:style-name="ce1">
            <text:p>1,530338014</text:p>
          </table:table-cell>
          <table:table-cell office:value-type="float" office:value="0.51393357704162601" table:style-name="ce1">
            <text:p>0,513933577</text:p>
          </table:table-cell>
          <table:table-cell office:value-type="float" office:value="0.67909286211013797" table:style-name="ce1">
            <text:p>0,679092862</text:p>
          </table:table-cell>
          <table:table-cell office:value-type="float" office:value="0.30386294744503178" table:style-name="ce1">
            <text:p>0,30386294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148233000000005" table:style-name="ce1">
            <text:p>-77,148233</text:p>
          </table:table-cell>
          <table:table-cell office:value-type="float" office:value="20.011533" table:style-name="ce1">
            <text:p>20,011533</text:p>
          </table:table-cell>
          <table:table-cell office:value-type="float" office:value="1.3196757480475949" table:style-name="ce1">
            <text:p>1,319675748</text:p>
          </table:table-cell>
          <table:table-cell office:value-type="float" office:value="1.4464755945261039" table:style-name="ce1">
            <text:p>1,446475595</text:p>
          </table:table-cell>
          <table:table-cell office:value-type="float" office:value="0.51588244477081302" table:style-name="ce1">
            <text:p>0,515882445</text:p>
          </table:table-cell>
          <table:table-cell office:value-type="float" office:value="0.68217439690399173" table:style-name="ce1">
            <text:p>0,682174397</text:p>
          </table:table-cell>
          <table:table-cell office:value-type="float" office:value="0.3050868031356333" table:style-name="ce1">
            <text:p>0,30508680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474984000000006" table:style-name="ce1">
            <text:p>-77,474984</text:p>
          </table:table-cell>
          <table:table-cell office:value-type="float" office:value="20.045649000000001" table:style-name="ce1">
            <text:p>20,045649</text:p>
          </table:table-cell>
          <table:table-cell office:value-type="float" office:value="1.4387123333858183" table:style-name="ce1">
            <text:p>1,438712333</text:p>
          </table:table-cell>
          <table:table-cell office:value-type="float" office:value="1.5626282235656419" table:style-name="ce1">
            <text:p>1,562628224</text:p>
          </table:table-cell>
          <table:table-cell office:value-type="float" office:value="0.51738227085776956" table:style-name="ce1">
            <text:p>0,517382271</text:p>
          </table:table-cell>
          <table:table-cell office:value-type="float" office:value="0.68367422299094827" table:style-name="ce1">
            <text:p>0,683674223</text:p>
          </table:table-cell>
          <table:table-cell office:value-type="float" office:value="0.30583671617911157" table:style-name="ce1">
            <text:p>0,30583671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170421000000005" table:style-name="ce1">
            <text:p>-77,170421</text:p>
          </table:table-cell>
          <table:table-cell office:value-type="float" office:value="20.341279" table:style-name="ce1">
            <text:p>20,341279</text:p>
          </table:table-cell>
          <table:table-cell office:value-type="float" office:value="1.3455028271155516" table:style-name="ce1">
            <text:p>1,345502827</text:p>
          </table:table-cell>
          <table:table-cell office:value-type="float" office:value="1.4934830521497469" table:style-name="ce1">
            <text:p>1,493483052</text:p>
          </table:table-cell>
          <table:table-cell office:value-type="float" office:value="0.51889626295263114" table:style-name="ce1">
            <text:p>0,518896263</text:p>
          </table:table-cell>
          <table:table-cell office:value-type="float" office:value="0.68518821508580985" table:style-name="ce1">
            <text:p>0,685188215</text:p>
          </table:table-cell>
          <table:table-cell office:value-type="float" office:value="0.30659371222654236" table:style-name="ce1">
            <text:p>0,30659371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256344999999996" table:style-name="ce1">
            <text:p>-77,256345</text:p>
          </table:table-cell>
          <table:table-cell office:value-type="float" office:value="20.648827000000001" table:style-name="ce1">
            <text:p>20,648827</text:p>
          </table:table-cell>
          <table:table-cell office:value-type="float" office:value="1.0741986480115984" table:style-name="ce1">
            <text:p>1,074198648</text:p>
          </table:table-cell>
          <table:table-cell office:value-type="float" office:value="1.1840710019660827" table:style-name="ce1">
            <text:p>1,184071002</text:p>
          </table:table-cell>
          <table:table-cell office:value-type="float" office:value="0.52060535386172213" table:style-name="ce1">
            <text:p>0,520605354</text:p>
          </table:table-cell>
          <table:table-cell office:value-type="float" office:value="0.68689730599490084" table:style-name="ce1">
            <text:p>0,686897306</text:p>
          </table:table-cell>
          <table:table-cell office:value-type="float" office:value="0.30744825768108786" table:style-name="ce1">
            <text:p>0,307448258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7.680295999999998" table:style-name="ce1">
            <text:p>-77,680296</text:p>
          </table:table-cell>
          <table:table-cell office:value-type="float" office:value="20.698495000000001" table:style-name="ce1">
            <text:p>20,698495</text:p>
          </table:table-cell>
          <table:table-cell office:value-type="float" office:value="1.3543448268875002" table:style-name="ce1">
            <text:p>1,354344827</text:p>
          </table:table-cell>
          <table:table-cell office:value-type="float" office:value="1.4814558356938219" table:style-name="ce1">
            <text:p>1,481455836</text:p>
          </table:table-cell>
          <table:table-cell office:value-type="float" office:value="0.52172777810414628" table:style-name="ce1">
            <text:p>0,521727778</text:p>
          </table:table-cell>
          <table:table-cell office:value-type="float" office:value="0.68801973023732499" table:style-name="ce1">
            <text:p>0,68801973</text:p>
          </table:table-cell>
          <table:table-cell office:value-type="float" office:value="0.30800946980229993" table:style-name="ce1">
            <text:p>0,3080094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070516999999995" table:style-name="ce1">
            <text:p>-78,070517</text:p>
          </table:table-cell>
          <table:table-cell office:value-type="float" office:value="20.794668999999999" table:style-name="ce1">
            <text:p>20,794669</text:p>
          </table:table-cell>
          <table:table-cell office:value-type="float" office:value="1.8569977535384965" table:style-name="ce1">
            <text:p>1,856997754</text:p>
          </table:table-cell>
          <table:table-cell office:value-type="float" office:value="1.9259008034086822" table:style-name="ce1">
            <text:p>1,925900803</text:p>
          </table:table-cell>
          <table:table-cell office:value-type="float" office:value="0.53566096458435064" table:style-name="ce1">
            <text:p>0,535660965</text:p>
          </table:table-cell>
          <table:table-cell office:value-type="float" office:value="0.7020370784759522" table:style-name="ce1">
            <text:p>0,702037078</text:p>
          </table:table-cell>
          <table:table-cell office:value-type="float" office:value="0.31514281334688599" table:style-name="ce1">
            <text:p>0,31514281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365966" table:style-name="ce1">
            <text:p>-78,365966</text:p>
          </table:table-cell>
          <table:table-cell office:value-type="float" office:value="21.103048000000001" table:style-name="ce1">
            <text:p>21,103048</text:p>
          </table:table-cell>
          <table:table-cell office:value-type="float" office:value="1.247867388271751" table:style-name="ce1">
            <text:p>1,247867388</text:p>
          </table:table-cell>
          <table:table-cell office:value-type="float" office:value="1.3735508001677041" table:style-name="ce1">
            <text:p>1,3735508</text:p>
          </table:table-cell>
          <table:table-cell office:value-type="float" office:value="0.53566096458435064" table:style-name="ce1">
            <text:p>0,535660965</text:p>
          </table:table-cell>
          <table:table-cell office:value-type="float" office:value="0.7020370784759522" table:style-name="ce1">
            <text:p>0,702037078</text:p>
          </table:table-cell>
          <table:table-cell office:value-type="float" office:value="0.31514281334688599" table:style-name="ce1">
            <text:p>0,31514281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8.654240999999999" table:style-name="ce1">
            <text:p>-78,654241</text:p>
          </table:table-cell>
          <table:table-cell office:value-type="float" office:value="21.419211000000001" table:style-name="ce1">
            <text:p>21,419211</text:p>
          </table:table-cell>
          <table:table-cell office:value-type="float" office:value="2.138577809987555" table:style-name="ce1">
            <text:p>2,13857781</text:p>
          </table:table-cell>
          <table:table-cell office:value-type="float" office:value="2.2161063408941102" table:style-name="ce1">
            <text:p>2,216106341</text:p>
          </table:table-cell>
          <table:table-cell office:value-type="float" office:value="0.54744829626083369" table:style-name="ce1">
            <text:p>0,547448296</text:p>
          </table:table-cell>
          <table:table-cell office:value-type="float" office:value="0.70969744415283198" table:style-name="ce1">
            <text:p>0,709697444</text:p>
          </table:table-cell>
          <table:table-cell office:value-type="float" office:value="0.32019067553710551" table:style-name="ce1">
            <text:p>0,32019067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9.068517" table:style-name="ce1">
            <text:p>-79,068517</text:p>
          </table:table-cell>
          <table:table-cell office:value-type="float" office:value="21.549765000000001" table:style-name="ce1">
            <text:p>21,549765</text:p>
          </table:table-cell>
          <table:table-cell office:value-type="float" office:value="1.7379614854061003" table:style-name="ce1">
            <text:p>1,737961485</text:p>
          </table:table-cell>
          <table:table-cell office:value-type="float" office:value="1.8619223162036882" table:style-name="ce1">
            <text:p>1,861922316</text:p>
          </table:table-cell>
          <table:table-cell office:value-type="float" office:value="0.55012965989719742" table:style-name="ce1">
            <text:p>0,55012966</text:p>
          </table:table-cell>
          <table:table-cell office:value-type="float" office:value="0.71237880778919571" table:style-name="ce1">
            <text:p>0,712378808</text:p>
          </table:table-cell>
          <table:table-cell office:value-type="float" office:value="0.32153135735528737" table:style-name="ce1">
            <text:p>0,32153135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9.503096999999997" table:style-name="ce1">
            <text:p>-79,503097</text:p>
          </table:table-cell>
          <table:table-cell office:value-type="float" office:value="21.654987999999999" table:style-name="ce1">
            <text:p>21,654988</text:p>
          </table:table-cell>
          <table:table-cell office:value-type="float" office:value="2.420830524690698" table:style-name="ce1">
            <text:p>2,420830525</text:p>
          </table:table-cell>
          <table:table-cell office:value-type="float" office:value="2.5155943569419876" table:style-name="ce1">
            <text:p>2,515594357</text:p>
          </table:table-cell>
          <table:table-cell office:value-type="float" office:value="0.5504132962608338" table:style-name="ce1">
            <text:p>0,550413296</text:p>
          </table:table-cell>
          <table:table-cell office:value-type="float" office:value="0.71266244415283209" table:style-name="ce1">
            <text:p>0,712662444</text:p>
          </table:table-cell>
          <table:table-cell office:value-type="float" office:value="0.32167317553710556" table:style-name="ce1">
            <text:p>0,32167317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9.929186000000001" table:style-name="ce1">
            <text:p>-79,929186</text:p>
          </table:table-cell>
          <table:table-cell office:value-type="float" office:value="21.769259999999999" table:style-name="ce1">
            <text:p>21,76926</text:p>
          </table:table-cell>
          <table:table-cell office:value-type="float" office:value="2.0420047937583119" table:style-name="ce1">
            <text:p>2,042004794</text:p>
          </table:table-cell>
          <table:table-cell office:value-type="float" office:value="2.1212897551614116" table:style-name="ce1">
            <text:p>2,121289755</text:p>
          </table:table-cell>
          <table:table-cell office:value-type="float" office:value="0.55057945010698761" table:style-name="ce1">
            <text:p>0,55057945</text:p>
          </table:table-cell>
          <table:table-cell office:value-type="float" office:value="0.7128285979989859" table:style-name="ce1">
            <text:p>0,712828598</text:p>
          </table:table-cell>
          <table:table-cell office:value-type="float" office:value="0.32175625246018247" table:style-name="ce1">
            <text:p>0,321756252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0.287205999999998" table:style-name="ce1">
            <text:p>-80,287206</text:p>
          </table:table-cell>
          <table:table-cell office:value-type="float" office:value="22.022382" table:style-name="ce1">
            <text:p>22,022382</text:p>
          </table:table-cell>
          <table:table-cell office:value-type="float" office:value="1.9257334483923203" table:style-name="ce1">
            <text:p>1,925733448</text:p>
          </table:table-cell>
          <table:table-cell office:value-type="float" office:value="2.0144897460728002" table:style-name="ce1">
            <text:p>2,014489746</text:p>
          </table:table-cell>
          <table:table-cell office:value-type="float" office:value="0.55856004115422564" table:style-name="ce1">
            <text:p>0,558560041</text:p>
          </table:table-cell>
          <table:table-cell office:value-type="float" office:value="0.72232487555821734" table:style-name="ce1">
            <text:p>0,722324876</text:p>
          </table:table-cell>
          <table:table-cell office:value-type="float" office:value="0.32618049002831956" table:style-name="ce1">
            <text:p>0,3261804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0.705956999999998" table:style-name="ce1">
            <text:p>-80,705957</text:p>
          </table:table-cell>
          <table:table-cell office:value-type="float" office:value="22.136814000000001" table:style-name="ce1">
            <text:p>22,136814</text:p>
          </table:table-cell>
          <table:table-cell office:value-type="float" office:value="2.350367443241189" table:style-name="ce1">
            <text:p>2,350367443</text:p>
          </table:table-cell>
          <table:table-cell office:value-type="float" office:value="2.4230855654946173" table:style-name="ce1">
            <text:p>2,423085565</text:p>
          </table:table-cell>
          <table:table-cell office:value-type="float" office:value="0.56071470782089228" table:style-name="ce1">
            <text:p>0,560714708</text:p>
          </table:table-cell>
          <table:table-cell office:value-type="float" office:value="0.72447954222488398" table:style-name="ce1">
            <text:p>0,724479542</text:p>
          </table:table-cell>
          <table:table-cell office:value-type="float" office:value="0.32725782336165288" table:style-name="ce1">
            <text:p>0,32725782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152565999999993" table:style-name="ce1">
            <text:p>-81,152566</text:p>
          </table:table-cell>
          <table:table-cell office:value-type="float" office:value="22.180537000000001" table:style-name="ce1">
            <text:p>22,180537</text:p>
          </table:table-cell>
          <table:table-cell office:value-type="float" office:value="1.8659881213705947" table:style-name="ce1">
            <text:p>1,865988121</text:p>
          </table:table-cell>
          <table:table-cell office:value-type="float" office:value="1.9616655192122485" table:style-name="ce1">
            <text:p>1,961665519</text:p>
          </table:table-cell>
          <table:table-cell office:value-type="float" office:value="0.56754058557510378" table:style-name="ce1">
            <text:p>0,567540586</text:p>
          </table:table-cell>
          <table:table-cell office:value-type="float" office:value="0.73244994836807253" table:style-name="ce1">
            <text:p>0,732449948</text:p>
          </table:table-cell>
          <table:table-cell office:value-type="float" office:value="0.33104072718186467" table:style-name="ce1">
            <text:p>0,33104072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600426999999996" table:style-name="ce1">
            <text:p>-81,600427</text:p>
          </table:table-cell>
          <table:table-cell office:value-type="float" office:value="22.195709000000001" table:style-name="ce1">
            <text:p>22,195709</text:p>
          </table:table-cell>
          <table:table-cell office:value-type="float" office:value="1.7048563673048656" table:style-name="ce1">
            <text:p>1,704856367</text:p>
          </table:table-cell>
          <table:table-cell office:value-type="float" office:value="1.8101679945143812" table:style-name="ce1">
            <text:p>1,810167995</text:p>
          </table:table-cell>
          <table:table-cell office:value-type="float" office:value="0.56754058557510378" table:style-name="ce1">
            <text:p>0,567540586</text:p>
          </table:table-cell>
          <table:table-cell office:value-type="float" office:value="0.73244994836807253" table:style-name="ce1">
            <text:p>0,732449948</text:p>
          </table:table-cell>
          <table:table-cell office:value-type="float" office:value="0.33104072718186467" table:style-name="ce1">
            <text:p>0,33104072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747005000000001" table:style-name="ce1">
            <text:p>-81,747005</text:p>
          </table:table-cell>
          <table:table-cell office:value-type="float" office:value="22.335649" table:style-name="ce1">
            <text:p>22,335649</text:p>
          </table:table-cell>
          <table:table-cell office:value-type="float" office:value="1.5690532530360111" table:style-name="ce1">
            <text:p>1,569053253</text:p>
          </table:table-cell>
          <table:table-cell office:value-type="float" office:value="1.6990181933999231" table:style-name="ce1">
            <text:p>1,699018193</text:p>
          </table:table-cell>
          <table:table-cell office:value-type="float" office:value="0.56754058557510378" table:style-name="ce1">
            <text:p>0,567540586</text:p>
          </table:table-cell>
          <table:table-cell office:value-type="float" office:value="0.73244994836807253" table:style-name="ce1">
            <text:p>0,732449948</text:p>
          </table:table-cell>
          <table:table-cell office:value-type="float" office:value="0.33104072718186467" table:style-name="ce1">
            <text:p>0,33104072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639099000000002" table:style-name="ce1">
            <text:p>-81,639099</text:p>
          </table:table-cell>
          <table:table-cell office:value-type="float" office:value="22.620898" table:style-name="ce1">
            <text:p>22,620898</text:p>
          </table:table-cell>
          <table:table-cell office:value-type="float" office:value="1.087698659239112" table:style-name="ce1">
            <text:p>1,087698659</text:p>
          </table:table-cell>
          <table:table-cell office:value-type="float" office:value="1.2042816511598391" table:style-name="ce1">
            <text:p>1,204281651</text:p>
          </table:table-cell>
          <table:table-cell office:value-type="float" office:value="0.5623642806243897" table:style-name="ce1">
            <text:p>0,562364281</text:p>
          </table:table-cell>
          <table:table-cell office:value-type="float" office:value="0.73220336477279668" table:style-name="ce1">
            <text:p>0,732203365</text:p>
          </table:table-cell>
          <table:table-cell office:value-type="float" office:value="0.32953029314292365" table:style-name="ce1">
            <text:p>0,32953029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1.998482999999993" table:style-name="ce1">
            <text:p>-81,998483</text:p>
          </table:table-cell>
          <table:table-cell office:value-type="float" office:value="22.792097999999999" table:style-name="ce1">
            <text:p>22,792098</text:p>
          </table:table-cell>
          <table:table-cell office:value-type="float" office:value="1.853767062877705" table:style-name="ce1">
            <text:p>1,853767063</text:p>
          </table:table-cell>
          <table:table-cell office:value-type="float" office:value="1.9738483337942325" table:style-name="ce1">
            <text:p>1,973848334</text:p>
          </table:table-cell>
          <table:table-cell office:value-type="float" office:value="0.56260428062438961" table:style-name="ce1">
            <text:p>0,562604281</text:p>
          </table:table-cell>
          <table:table-cell office:value-type="float" office:value="0.73244336477279659" table:style-name="ce1">
            <text:p>0,732443365</text:p>
          </table:table-cell>
          <table:table-cell office:value-type="float" office:value="0.3296502931429236" table:style-name="ce1">
            <text:p>0,329650293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2.444490999999999" table:style-name="ce1">
            <text:p>-82,444491</text:p>
          </table:table-cell>
          <table:table-cell office:value-type="float" office:value="22.742857999999998" table:style-name="ce1">
            <text:p>22,742858</text:p>
          </table:table-cell>
          <table:table-cell office:value-type="float" office:value="1.01676736624202" table:style-name="ce1">
            <text:p>1,016767366</text:p>
          </table:table-cell>
          <table:table-cell office:value-type="float" office:value="1.1164538776409219" table:style-name="ce1">
            <text:p>1,116453878</text:p>
          </table:table-cell>
          <table:table-cell office:value-type="float" office:value="0.56602278581619259" table:style-name="ce1">
            <text:p>0,566022786</text:p>
          </table:table-cell>
          <table:table-cell office:value-type="float" office:value="0.73466965785980221" table:style-name="ce1">
            <text:p>0,734669658</text:p>
          </table:table-cell>
          <table:table-cell office:value-type="float" office:value="0.33112590691476607" table:style-name="ce1">
            <text:p>0,33112590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2.885243000000003" table:style-name="ce1">
            <text:p>-82,885243</text:p>
          </table:table-cell>
          <table:table-cell office:value-type="float" office:value="22.679022" table:style-name="ce1">
            <text:p>22,679022</text:p>
          </table:table-cell>
          <table:table-cell office:value-type="float" office:value="1.4570840780552208" table:style-name="ce1">
            <text:p>1,457084078</text:p>
          </table:table-cell>
          <table:table-cell office:value-type="float" office:value="1.5769066866083281" table:style-name="ce1">
            <text:p>1,576906687</text:p>
          </table:table-cell>
          <table:table-cell office:value-type="float" office:value="0.5654991494525563" table:style-name="ce1">
            <text:p>0,565499149</text:p>
          </table:table-cell>
          <table:table-cell office:value-type="float" office:value="0.73414602149616592" table:style-name="ce1">
            <text:p>0,734146021</text:p>
          </table:table-cell>
          <table:table-cell office:value-type="float" office:value="0.33086408873294793" table:style-name="ce1">
            <text:p>0,330864089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3.244180999999998" table:style-name="ce1">
            <text:p>-83,244181</text:p>
          </table:table-cell>
          <table:table-cell office:value-type="float" office:value="22.429369000000001" table:style-name="ce1">
            <text:p>22,429369</text:p>
          </table:table-cell>
          <table:table-cell office:value-type="float" office:value="2.2071479048218761" table:style-name="ce1">
            <text:p>2,207147905</text:p>
          </table:table-cell>
          <table:table-cell office:value-type="float" office:value="2.3511841439778398" table:style-name="ce1">
            <text:p>2,351184144</text:p>
          </table:table-cell>
          <table:table-cell office:value-type="float" office:value="0.57605978317260742" table:style-name="ce1">
            <text:p>0,576059783</text:p>
          </table:table-cell>
          <table:table-cell office:value-type="float" office:value="0.74492576189041138" table:style-name="ce1">
            <text:p>0,744925762</text:p>
          </table:table-cell>
          <table:table-cell office:value-type="float" office:value="0.33635813054748587" table:style-name="ce1">
            <text:p>0,336358131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3.659655000000001" table:style-name="ce1">
            <text:p>-83,659655</text:p>
          </table:table-cell>
          <table:table-cell office:value-type="float" office:value="22.275445999999999" table:style-name="ce1">
            <text:p>22,275446</text:p>
          </table:table-cell>
          <table:table-cell office:value-type="float" office:value="3.1198865003878624" table:style-name="ce1">
            <text:p>3,1198865</text:p>
          </table:table-cell>
          <table:table-cell office:value-type="float" office:value="3.2282491910890405" table:style-name="ce1">
            <text:p>3,228249191</text:p>
          </table:table-cell>
          <table:table-cell office:value-type="float" office:value="0.57374705589988018" table:style-name="ce1">
            <text:p>0,573747056</text:p>
          </table:table-cell>
          <table:table-cell office:value-type="float" office:value="0.74261303461768413" table:style-name="ce1">
            <text:p>0,742613035</text:p>
          </table:table-cell>
          <table:table-cell office:value-type="float" office:value="0.33520176691112225" table:style-name="ce1">
            <text:p>0,335201767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84.074753999999999" table:style-name="ce1">
            <text:p>-84,074754</text:p>
          </table:table-cell>
          <table:table-cell office:value-type="float" office:value="22.183429" table:style-name="ce1">
            <text:p>22,183429</text:p>
          </table:table-cell>
          <table:table-cell office:value-type="float" office:value="1.9343223047712579" table:style-name="ce1">
            <text:p>1,934322305</text:p>
          </table:table-cell>
          <table:table-cell office:value-type="float" office:value="2.0124011252580387" table:style-name="ce1">
            <text:p>2,012401125</text:p>
          </table:table-cell>
          <table:table-cell office:value-type="float" office:value="0.57606417032241819" table:style-name="ce1">
            <text:p>0,57606417</text:p>
          </table:table-cell>
          <table:table-cell office:value-type="float" office:value="0.74914509149551389" table:style-name="ce1">
            <text:p>0,749145091</text:p>
          </table:table-cell>
          <table:table-cell office:value-type="float" office:value="0.33742623606835459" table:style-name="ce1">
            <text:p>0,337426236</text:p>
          </table:table-cell>
          <table:table-cell office:value-type="float" office:value="192" table:style-name="ce1">
            <text:p>192</text:p>
          </table:table-cell>
          <table:table-cell table:number-columns-repeated="16376"/>
        </table:table-row>
        <table:table-row table:style-name="ro1">
          <table:table-cell office:value-type="float" office:value="-73.185777000000002" table:style-name="ce1">
            <text:p>-73,185777</text:p>
          </table:table-cell>
          <table:table-cell office:value-type="float" office:value="19.854047999999999" table:style-name="ce1">
            <text:p>19,854048</text:p>
          </table:table-cell>
          <table:table-cell office:value-type="float" office:value="1.5077593955518653" table:style-name="ce1">
            <text:p>1,507759396</text:p>
          </table:table-cell>
          <table:table-cell office:value-type="float" office:value="1.6193136950347238" table:style-name="ce1">
            <text:p>1,619313695</text:p>
          </table:table-cell>
          <table:table-cell office:value-type="float" office:value="0.49941589715957641" table:style-name="ce1">
            <text:p>0,499415897</text:p>
          </table:table-cell>
          <table:table-cell office:value-type="float" office:value="0.65959372404098515" table:style-name="ce1">
            <text:p>0,659593724</text:p>
          </table:table-cell>
          <table:table-cell office:value-type="float" office:value="0.29539868801843555" table:style-name="ce1">
            <text:p>0,295398688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738580999999996" table:style-name="ce1">
            <text:p>-72,738581</text:p>
          </table:table-cell>
          <table:table-cell office:value-type="float" office:value="19.814374999999998" table:style-name="ce1">
            <text:p>19,814375</text:p>
          </table:table-cell>
          <table:table-cell office:value-type="float" office:value="1.4638109397410333" table:style-name="ce1">
            <text:p>1,46381094</text:p>
          </table:table-cell>
          <table:table-cell office:value-type="float" office:value="1.5723216397949549" table:style-name="ce1">
            <text:p>1,57232164</text:p>
          </table:table-cell>
          <table:table-cell office:value-type="float" office:value="0.50191787147521971" table:style-name="ce1">
            <text:p>0,501917871</text:p>
          </table:table-cell>
          <table:table-cell office:value-type="float" office:value="0.66224715375900267" table:style-name="ce1">
            <text:p>0,662247154</text:p>
          </table:table-cell>
          <table:table-cell office:value-type="float" office:value="0.29674129690587703" table:style-name="ce1">
            <text:p>0,296741297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308407000000003" table:style-name="ce1">
            <text:p>-72,308407</text:p>
          </table:table-cell>
          <table:table-cell office:value-type="float" office:value="19.695820000000001" table:style-name="ce1">
            <text:p>19,69582</text:p>
          </table:table-cell>
          <table:table-cell office:value-type="float" office:value="1.466800539651838" table:style-name="ce1">
            <text:p>1,46680054</text:p>
          </table:table-cell>
          <table:table-cell office:value-type="float" office:value="1.5572170008059307" table:style-name="ce1">
            <text:p>1,557217001</text:p>
          </table:table-cell>
          <table:table-cell office:value-type="float" office:value="0.50181787147521972" table:style-name="ce1">
            <text:p>0,501817871</text:p>
          </table:table-cell>
          <table:table-cell office:value-type="float" office:value="0.66214715375900268" table:style-name="ce1">
            <text:p>0,662147154</text:p>
          </table:table-cell>
          <table:table-cell office:value-type="float" office:value="0.29669129690587703" table:style-name="ce1">
            <text:p>0,296691297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1.882062000000005" table:style-name="ce1">
            <text:p>-71,882062</text:p>
          </table:table-cell>
          <table:table-cell office:value-type="float" office:value="19.572216000000001" table:style-name="ce1">
            <text:p>19,572216</text:p>
          </table:table-cell>
          <table:table-cell office:value-type="float" office:value="1.4670216037587438" table:style-name="ce1">
            <text:p>1,467021604</text:p>
          </table:table-cell>
          <table:table-cell office:value-type="float" office:value="1.5563078634710672" table:style-name="ce1">
            <text:p>1,556307863</text:p>
          </table:table-cell>
          <table:table-cell office:value-type="float" office:value="0.49845712013244631" table:style-name="ce1">
            <text:p>0,49845712</text:p>
          </table:table-cell>
          <table:table-cell office:value-type="float" office:value="0.65673630065917965" table:style-name="ce1">
            <text:p>0,656736301</text:p>
          </table:table-cell>
          <table:table-cell office:value-type="float" office:value="0.29448371271637802" table:style-name="ce1">
            <text:p>0,294483713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1.519696999999994" table:style-name="ce1">
            <text:p>-71,519697</text:p>
          </table:table-cell>
          <table:table-cell office:value-type="float" office:value="19.791160999999999" table:style-name="ce1">
            <text:p>19,791161</text:p>
          </table:table-cell>
          <table:table-cell office:value-type="float" office:value="1.520739483347556" table:style-name="ce1">
            <text:p>1,520739483</text:p>
          </table:table-cell>
          <table:table-cell office:value-type="float" office:value="1.6301247971334134" table:style-name="ce1">
            <text:p>1,630124797</text:p>
          </table:table-cell>
          <table:table-cell office:value-type="float" office:value="0.49845712013244631" table:style-name="ce1">
            <text:p>0,49845712</text:p>
          </table:table-cell>
          <table:table-cell office:value-type="float" office:value="0.65673630065917965" table:style-name="ce1">
            <text:p>0,656736301</text:p>
          </table:table-cell>
          <table:table-cell office:value-type="float" office:value="0.29448371271637802" table:style-name="ce1">
            <text:p>0,294483713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1.072661999999994" table:style-name="ce1">
            <text:p>-71,072662</text:p>
          </table:table-cell>
          <table:table-cell office:value-type="float" office:value="19.832438" table:style-name="ce1">
            <text:p>19,832438</text:p>
          </table:table-cell>
          <table:table-cell office:value-type="float" office:value="1.5458364059355625" table:style-name="ce1">
            <text:p>1,545836406</text:p>
          </table:table-cell>
          <table:table-cell office:value-type="float" office:value="1.6624443640903785" table:style-name="ce1">
            <text:p>1,662444364</text:p>
          </table:table-cell>
          <table:table-cell office:value-type="float" office:value="0.49845712013244631" table:style-name="ce1">
            <text:p>0,49845712</text:p>
          </table:table-cell>
          <table:table-cell office:value-type="float" office:value="0.65673630065917965" table:style-name="ce1">
            <text:p>0,656736301</text:p>
          </table:table-cell>
          <table:table-cell office:value-type="float" office:value="0.29448371271637802" table:style-name="ce1">
            <text:p>0,294483713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0.655812999999995" table:style-name="ce1">
            <text:p>-70,655813</text:p>
          </table:table-cell>
          <table:table-cell office:value-type="float" office:value="19.697191" table:style-name="ce1">
            <text:p>19,697191</text:p>
          </table:table-cell>
          <table:table-cell office:value-type="float" office:value="1.5271730581312049" table:style-name="ce1">
            <text:p>1,527173058</text:p>
          </table:table-cell>
          <table:table-cell office:value-type="float" office:value="1.647649376977975" table:style-name="ce1">
            <text:p>1,647649377</text:p>
          </table:table-cell>
          <table:table-cell office:value-type="float" office:value="0.49966119356155397" table:style-name="ce1">
            <text:p>0,499661194</text:p>
          </table:table-cell>
          <table:table-cell office:value-type="float" office:value="0.65773312873840328" table:style-name="ce1">
            <text:p>0,657733129</text:p>
          </table:table-cell>
          <table:table-cell office:value-type="float" office:value="0.29505409432201524" table:style-name="ce1">
            <text:p>0,295054094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0.234556999999995" table:style-name="ce1">
            <text:p>-70,234557</text:p>
          </table:table-cell>
          <table:table-cell office:value-type="float" office:value="19.554089999999999" table:style-name="ce1">
            <text:p>19,55409</text:p>
          </table:table-cell>
          <table:table-cell office:value-type="float" office:value="1.5541261029778062" table:style-name="ce1">
            <text:p>1,554126103</text:p>
          </table:table-cell>
          <table:table-cell office:value-type="float" office:value="1.6780300616500243" table:style-name="ce1">
            <text:p>1,678030062</text:p>
          </table:table-cell>
          <table:table-cell office:value-type="float" office:value="0.4989842704846309" table:style-name="ce1">
            <text:p>0,49898427</text:p>
          </table:table-cell>
          <table:table-cell office:value-type="float" office:value="0.65705620566148026" table:style-name="ce1">
            <text:p>0,657056206</text:p>
          </table:table-cell>
          <table:table-cell office:value-type="float" office:value="0.29471563278355373" table:style-name="ce1">
            <text:p>0,294715633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9.906464999999997" table:style-name="ce1">
            <text:p>-69,906465</text:p>
          </table:table-cell>
          <table:table-cell office:value-type="float" office:value="19.309552" table:style-name="ce1">
            <text:p>19,309552</text:p>
          </table:table-cell>
          <table:table-cell office:value-type="float" office:value="1.7471860107678683" table:style-name="ce1">
            <text:p>1,747186011</text:p>
          </table:table-cell>
          <table:table-cell office:value-type="float" office:value="1.8609974894732977" table:style-name="ce1">
            <text:p>1,860997489</text:p>
          </table:table-cell>
          <table:table-cell office:value-type="float" office:value="0.50050008287429804" table:style-name="ce1">
            <text:p>0,500500083</text:p>
          </table:table-cell>
          <table:table-cell office:value-type="float" office:value="0.65910333385467523" table:style-name="ce1">
            <text:p>0,659103334</text:p>
          </table:table-cell>
          <table:table-cell office:value-type="float" office:value="0.29562411963579749" table:style-name="ce1">
            <text:p>0,29562412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9.612979999999993" table:style-name="ce1">
            <text:p>-69,61298</text:p>
          </table:table-cell>
          <table:table-cell office:value-type="float" office:value="19.021547999999999" table:style-name="ce1">
            <text:p>19,021548</text:p>
          </table:table-cell>
          <table:table-cell office:value-type="float" office:value="1.808676918144154" table:style-name="ce1">
            <text:p>1,808676918</text:p>
          </table:table-cell>
          <table:table-cell office:value-type="float" office:value="1.9209029803580835" table:style-name="ce1">
            <text:p>1,92090298</text:p>
          </table:table-cell>
          <table:table-cell office:value-type="float" office:value="0.49918440701609074" table:style-name="ce1">
            <text:p>0,499184407</text:p>
          </table:table-cell>
          <table:table-cell office:value-type="float" office:value="0.65728161456232481" table:style-name="ce1">
            <text:p>0,657281615</text:p>
          </table:table-cell>
          <table:table-cell office:value-type="float" office:value="0.29482580231546629" table:style-name="ce1">
            <text:p>0,294825802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9.174811000000005" table:style-name="ce1">
            <text:p>-69,174811</text:p>
          </table:table-cell>
          <table:table-cell office:value-type="float" office:value="18.935462999999999" table:style-name="ce1">
            <text:p>18,935463</text:p>
          </table:table-cell>
          <table:table-cell office:value-type="float" office:value="1.8783402932064122" table:style-name="ce1">
            <text:p>1,878340293</text:p>
          </table:table-cell>
          <table:table-cell office:value-type="float" office:value="1.9898325860800816" table:style-name="ce1">
            <text:p>1,989832586</text:p>
          </table:table-cell>
          <table:table-cell office:value-type="float" office:value="0.51165772740783688" table:style-name="ce1">
            <text:p>0,511657727</text:p>
          </table:table-cell>
          <table:table-cell office:value-type="float" office:value="0.67722750966491696" table:style-name="ce1">
            <text:p>0,67722751</text:p>
          </table:table-cell>
          <table:table-cell office:value-type="float" office:value="0.30302123156392602" table:style-name="ce1">
            <text:p>0,303021232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8.784467000000006" table:style-name="ce1">
            <text:p>-68,784467</text:p>
          </table:table-cell>
          <table:table-cell office:value-type="float" office:value="18.747661999999998" table:style-name="ce1">
            <text:p>18,747662</text:p>
          </table:table-cell>
          <table:table-cell office:value-type="float" office:value="1.8772635202875461" table:style-name="ce1">
            <text:p>1,87726352</text:p>
          </table:table-cell>
          <table:table-cell office:value-type="float" office:value="1.9870914574636882" table:style-name="ce1">
            <text:p>1,987091457</text:p>
          </table:table-cell>
          <table:table-cell office:value-type="float" office:value="0.51216332740783688" table:style-name="ce1">
            <text:p>0,512163327</text:p>
          </table:table-cell>
          <table:table-cell office:value-type="float" office:value="0.67773310966491696" table:style-name="ce1">
            <text:p>0,67773311</text:p>
          </table:table-cell>
          <table:table-cell office:value-type="float" office:value="0.30327403156392602" table:style-name="ce1">
            <text:p>0,303274032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8.932653999999999" table:style-name="ce1">
            <text:p>-68,932654</text:p>
          </table:table-cell>
          <table:table-cell office:value-type="float" office:value="18.559366000000001" table:style-name="ce1">
            <text:p>18,559366</text:p>
          </table:table-cell>
          <table:table-cell office:value-type="float" office:value="1.3941969071746581" table:style-name="ce1">
            <text:p>1,394196907</text:p>
          </table:table-cell>
          <table:table-cell office:value-type="float" office:value="1.4844660378293772" table:style-name="ce1">
            <text:p>1,484466038</text:p>
          </table:table-cell>
          <table:table-cell office:value-type="float" office:value="0.51260097446666042" table:style-name="ce1">
            <text:p>0,512600974</text:p>
          </table:table-cell>
          <table:table-cell office:value-type="float" office:value="0.6781707567237405" table:style-name="ce1">
            <text:p>0,678170757</text:p>
          </table:table-cell>
          <table:table-cell office:value-type="float" office:value="0.30349285509333779" table:style-name="ce1">
            <text:p>0,303492855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9.378907999999996" table:style-name="ce1">
            <text:p>-69,378908</text:p>
          </table:table-cell>
          <table:table-cell office:value-type="float" office:value="18.607948" table:style-name="ce1">
            <text:p>18,607948</text:p>
          </table:table-cell>
          <table:table-cell office:value-type="float" office:value="0.89582059955147253" table:style-name="ce1">
            <text:p>0,8958206</text:p>
          </table:table-cell>
          <table:table-cell office:value-type="float" office:value="0.96939233956695869" table:style-name="ce1">
            <text:p>0,96939234</text:p>
          </table:table-cell>
          <table:table-cell office:value-type="float" office:value="0.51146999407450355" table:style-name="ce1">
            <text:p>0,511469994</text:p>
          </table:table-cell>
          <table:table-cell office:value-type="float" office:value="0.67703977633158363" table:style-name="ce1">
            <text:p>0,677039776</text:p>
          </table:table-cell>
          <table:table-cell office:value-type="float" office:value="0.30292736489725935" table:style-name="ce1">
            <text:p>0,302927365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69.816841999999994" table:style-name="ce1">
            <text:p>-69,816842</text:p>
          </table:table-cell>
          <table:table-cell office:value-type="float" office:value="18.599965999999998" table:style-name="ce1">
            <text:p>18,599966</text:p>
          </table:table-cell>
          <table:table-cell office:value-type="float" office:value="1.4993805236025526" table:style-name="ce1">
            <text:p>1,499380524</text:p>
          </table:table-cell>
          <table:table-cell office:value-type="float" office:value="1.5846182680423242" table:style-name="ce1">
            <text:p>1,584618268</text:p>
          </table:table-cell>
          <table:table-cell office:value-type="float" office:value="0.50418692725372316" table:style-name="ce1">
            <text:p>0,504186927</text:p>
          </table:table-cell>
          <table:table-cell office:value-type="float" office:value="0.6704528917617798" table:style-name="ce1">
            <text:p>0,670452892</text:p>
          </table:table-cell>
          <table:table-cell office:value-type="float" office:value="0.2993515670762763" table:style-name="ce1">
            <text:p>0,299351567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0.237509000000003" table:style-name="ce1">
            <text:p>-70,237509</text:p>
          </table:table-cell>
          <table:table-cell office:value-type="float" office:value="18.452038999999999" table:style-name="ce1">
            <text:p>18,452039</text:p>
          </table:table-cell>
          <table:table-cell office:value-type="float" office:value="1.4802335948872272" table:style-name="ce1">
            <text:p>1,480233595</text:p>
          </table:table-cell>
          <table:table-cell office:value-type="float" office:value="1.5671327353936193" table:style-name="ce1">
            <text:p>1,567132735</text:p>
          </table:table-cell>
          <table:table-cell office:value-type="float" office:value="0.50234474096298221" table:style-name="ce1">
            <text:p>0,502344741</text:p>
          </table:table-cell>
          <table:table-cell office:value-type="float" office:value="0.66718228015899661" table:style-name="ce1">
            <text:p>0,66718228</text:p>
          </table:table-cell>
          <table:table-cell office:value-type="float" office:value="0.29806965564362553" table:style-name="ce1">
            <text:p>0,298069656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0.650700999999998" table:style-name="ce1">
            <text:p>-70,650701</text:p>
          </table:table-cell>
          <table:table-cell office:value-type="float" office:value="18.504315999999999" table:style-name="ce1">
            <text:p>18,504316</text:p>
          </table:table-cell>
          <table:table-cell office:value-type="float" office:value="0.87483120428023697" table:style-name="ce1">
            <text:p>0,874831204</text:p>
          </table:table-cell>
          <table:table-cell office:value-type="float" office:value="0.96859407154660659" table:style-name="ce1">
            <text:p>0,968594072</text:p>
          </table:table-cell>
          <table:table-cell office:value-type="float" office:value="0.50234474096298221" table:style-name="ce1">
            <text:p>0,502344741</text:p>
          </table:table-cell>
          <table:table-cell office:value-type="float" office:value="0.66718228015899661" table:style-name="ce1">
            <text:p>0,66718228</text:p>
          </table:table-cell>
          <table:table-cell office:value-type="float" office:value="0.29806965564362553" table:style-name="ce1">
            <text:p>0,298069656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1.052452000000002" table:style-name="ce1">
            <text:p>-71,052452</text:p>
          </table:table-cell>
          <table:table-cell office:value-type="float" office:value="18.333822000000001" table:style-name="ce1">
            <text:p>18,333822</text:p>
          </table:table-cell>
          <table:table-cell office:value-type="float" office:value="1.4208534501097265" table:style-name="ce1">
            <text:p>1,42085345</text:p>
          </table:table-cell>
          <table:table-cell office:value-type="float" office:value="1.5146296424843322" table:style-name="ce1">
            <text:p>1,514629642</text:p>
          </table:table-cell>
          <table:table-cell office:value-type="float" office:value="0.50320492913906389" table:style-name="ce1">
            <text:p>0,503204929</text:p>
          </table:table-cell>
          <table:table-cell office:value-type="float" office:value="0.66814844539348894" table:style-name="ce1">
            <text:p>0,668148445</text:p>
          </table:table-cell>
          <table:table-cell office:value-type="float" office:value="0.29855479652339234" table:style-name="ce1">
            <text:p>0,298554797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1.319066000000007" table:style-name="ce1">
            <text:p>-71,319066</text:p>
          </table:table-cell>
          <table:table-cell office:value-type="float" office:value="17.988592000000001" table:style-name="ce1">
            <text:p>17,988592</text:p>
          </table:table-cell>
          <table:table-cell office:value-type="float" office:value="1.4942107820218902" table:style-name="ce1">
            <text:p>1,494210782</text:p>
          </table:table-cell>
          <table:table-cell office:value-type="float" office:value="1.6040021297653337" table:style-name="ce1">
            <text:p>1,60400213</text:p>
          </table:table-cell>
          <table:table-cell office:value-type="float" office:value="0.50394082657496131" table:style-name="ce1">
            <text:p>0,503940827</text:p>
          </table:table-cell>
          <table:table-cell office:value-type="float" office:value="0.66888434282938636" table:style-name="ce1">
            <text:p>0,668884343</text:p>
          </table:table-cell>
          <table:table-cell office:value-type="float" office:value="0.29892274524134105" table:style-name="ce1">
            <text:p>0,298922745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1.580479999999994" table:style-name="ce1">
            <text:p>-71,58048</text:p>
          </table:table-cell>
          <table:table-cell office:value-type="float" office:value="17.943007999999999" table:style-name="ce1">
            <text:p>17,943008</text:p>
          </table:table-cell>
          <table:table-cell office:value-type="float" office:value="1.4737024693978416" table:style-name="ce1">
            <text:p>1,473702469</text:p>
          </table:table-cell>
          <table:table-cell office:value-type="float" office:value="1.5761535516059846" table:style-name="ce1">
            <text:p>1,576153552</text:p>
          </table:table-cell>
          <table:table-cell office:value-type="float" office:value="0.50437415990829471" table:style-name="ce1">
            <text:p>0,50437416</text:p>
          </table:table-cell>
          <table:table-cell office:value-type="float" office:value="0.66931767616271975" table:style-name="ce1">
            <text:p>0,669317676</text:p>
          </table:table-cell>
          <table:table-cell office:value-type="float" office:value="0.29913941190800775" table:style-name="ce1">
            <text:p>0,299139412</text:p>
          </table:table-cell>
          <table:table-cell office:value-type="float" office:value="214" table:style-name="ce1">
            <text:p>214</text:p>
          </table:table-cell>
          <table:table-cell table:number-columns-repeated="16376"/>
        </table:table-row>
        <table:table-row table:style-name="ro1">
          <table:table-cell office:value-type="float" office:value="-71.858267999999995" table:style-name="ce1">
            <text:p>-71,858268</text:p>
          </table:table-cell>
          <table:table-cell office:value-type="float" office:value="18.278737" table:style-name="ce1">
            <text:p>18,278737</text:p>
          </table:table-cell>
          <table:table-cell office:value-type="float" office:value="0.90253869430186251" table:style-name="ce1">
            <text:p>0,902538694</text:p>
          </table:table-cell>
          <table:table-cell office:value-type="float" office:value="0.98671858026463599" table:style-name="ce1">
            <text:p>0,98671858</text:p>
          </table:table-cell>
          <table:table-cell office:value-type="float" office:value="0.49350078258514407" table:style-name="ce1">
            <text:p>0,493500783</text:p>
          </table:table-cell>
          <table:table-cell office:value-type="float" office:value="0.66214986000061038" table:style-name="ce1">
            <text:p>0,66214986</text:p>
          </table:table-cell>
          <table:table-cell office:value-type="float" office:value="0.29442525911437467" table:style-name="ce1">
            <text:p>0,29442525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306241999999997" table:style-name="ce1">
            <text:p>-72,306242</text:p>
          </table:table-cell>
          <table:table-cell office:value-type="float" office:value="18.247610000000002" table:style-name="ce1">
            <text:p>18,24761</text:p>
          </table:table-cell>
          <table:table-cell office:value-type="float" office:value="1.3028318494658031" table:style-name="ce1">
            <text:p>1,302831849</text:p>
          </table:table-cell>
          <table:table-cell office:value-type="float" office:value="1.3927394864064808" table:style-name="ce1">
            <text:p>1,392739486</text:p>
          </table:table-cell>
          <table:table-cell office:value-type="float" office:value="0.49350078258514402" table:style-name="ce1">
            <text:p>0,493500783</text:p>
          </table:table-cell>
          <table:table-cell office:value-type="float" office:value="0.66214986000061038" table:style-name="ce1">
            <text:p>0,66214986</text:p>
          </table:table-cell>
          <table:table-cell office:value-type="float" office:value="0.29442525911437467" table:style-name="ce1">
            <text:p>0,29442525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754047999999997" table:style-name="ce1">
            <text:p>-72,754048</text:p>
          </table:table-cell>
          <table:table-cell office:value-type="float" office:value="18.221149" table:style-name="ce1">
            <text:p>18,221149</text:p>
          </table:table-cell>
          <table:table-cell office:value-type="float" office:value="1.3088895565842729" table:style-name="ce1">
            <text:p>1,308889557</text:p>
          </table:table-cell>
          <table:table-cell office:value-type="float" office:value="1.4376293973329908" table:style-name="ce1">
            <text:p>1,437629397</text:p>
          </table:table-cell>
          <table:table-cell office:value-type="float" office:value="0.49402441894878041" table:style-name="ce1">
            <text:p>0,494024419</text:p>
          </table:table-cell>
          <table:table-cell office:value-type="float" office:value="0.66267349636424666" table:style-name="ce1">
            <text:p>0,662673496</text:p>
          </table:table-cell>
          <table:table-cell office:value-type="float" office:value="0.29468707729619281" table:style-name="ce1">
            <text:p>0,294687077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3.198690999999997" table:style-name="ce1">
            <text:p>-73,198691</text:p>
          </table:table-cell>
          <table:table-cell office:value-type="float" office:value="18.281839999999999" table:style-name="ce1">
            <text:p>18,28184</text:p>
          </table:table-cell>
          <table:table-cell office:value-type="float" office:value="1.1488519210936339" table:style-name="ce1">
            <text:p>1,148851921</text:p>
          </table:table-cell>
          <table:table-cell office:value-type="float" office:value="1.2409935256811426" table:style-name="ce1">
            <text:p>1,240993526</text:p>
          </table:table-cell>
          <table:table-cell office:value-type="float" office:value="0.50039159564971925" table:style-name="ce1">
            <text:p>0,500391596</text:p>
          </table:table-cell>
          <table:table-cell office:value-type="float" office:value="0.66321199445724488" table:style-name="ce1">
            <text:p>0,663211994</text:p>
          </table:table-cell>
          <table:table-cell office:value-type="float" office:value="0.29656648866243762" table:style-name="ce1">
            <text:p>0,29656648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3.644302999999994" table:style-name="ce1">
            <text:p>-73,644303</text:p>
          </table:table-cell>
          <table:table-cell office:value-type="float" office:value="18.315291999999999" table:style-name="ce1">
            <text:p>18,315292</text:p>
          </table:table-cell>
          <table:table-cell office:value-type="float" office:value="1.499924335755584" table:style-name="ce1">
            <text:p>1,499924336</text:p>
          </table:table-cell>
          <table:table-cell office:value-type="float" office:value="1.6075815225453156" table:style-name="ce1">
            <text:p>1,607581523</text:p>
          </table:table-cell>
          <table:table-cell office:value-type="float" office:value="0.50068977746790111" table:style-name="ce1">
            <text:p>0,500689777</text:p>
          </table:table-cell>
          <table:table-cell office:value-type="float" office:value="0.66351017627542674" table:style-name="ce1">
            <text:p>0,663510176</text:p>
          </table:table-cell>
          <table:table-cell office:value-type="float" office:value="0.29671557957152855" table:style-name="ce1">
            <text:p>0,29671558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4.081468999999998" table:style-name="ce1">
            <text:p>-74,081469</text:p>
          </table:table-cell>
          <table:table-cell office:value-type="float" office:value="18.348464" table:style-name="ce1">
            <text:p>18,348464</text:p>
          </table:table-cell>
          <table:table-cell office:value-type="float" office:value="1.0443904261468038" table:style-name="ce1">
            <text:p>1,044390426</text:p>
          </table:table-cell>
          <table:table-cell office:value-type="float" office:value="1.1416243247886855" table:style-name="ce1">
            <text:p>1,141624325</text:p>
          </table:table-cell>
          <table:table-cell office:value-type="float" office:value="0.50421110334820218" table:style-name="ce1">
            <text:p>0,504211103</text:p>
          </table:table-cell>
          <table:table-cell office:value-type="float" office:value="0.66658917608684964" table:style-name="ce1">
            <text:p>0,666589176</text:p>
          </table:table-cell>
          <table:table-cell office:value-type="float" office:value="0.29840836523136555" table:style-name="ce1">
            <text:p>0,298408365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4.090515999999994" table:style-name="ce1">
            <text:p>-74,090516</text:p>
          </table:table-cell>
          <table:table-cell office:value-type="float" office:value="18.514002000000001" table:style-name="ce1">
            <text:p>18,514002</text:p>
          </table:table-cell>
          <table:table-cell office:value-type="float" office:value="1.3983729634282429" table:style-name="ce1">
            <text:p>1,398372963</text:p>
          </table:table-cell>
          <table:table-cell office:value-type="float" office:value="1.499082483054756" table:style-name="ce1">
            <text:p>1,499082483</text:p>
          </table:table-cell>
          <table:table-cell office:value-type="float" office:value="0.50492221445931329" table:style-name="ce1">
            <text:p>0,504922214</text:p>
          </table:table-cell>
          <table:table-cell office:value-type="float" office:value="0.66730028719796075" table:style-name="ce1">
            <text:p>0,667300287</text:p>
          </table:table-cell>
          <table:table-cell office:value-type="float" office:value="0.2987639207869211" table:style-name="ce1">
            <text:p>0,298763921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3.646034999999998" table:style-name="ce1">
            <text:p>-73,646035</text:p>
          </table:table-cell>
          <table:table-cell office:value-type="float" office:value="18.475176000000001" table:style-name="ce1">
            <text:p>18,475176</text:p>
          </table:table-cell>
          <table:table-cell office:value-type="float" office:value="1.3786881346372926" table:style-name="ce1">
            <text:p>1,378688135</text:p>
          </table:table-cell>
          <table:table-cell office:value-type="float" office:value="1.4859142319108409" table:style-name="ce1">
            <text:p>1,485914232</text:p>
          </table:table-cell>
          <table:table-cell office:value-type="float" office:value="0.50146492898305262" table:style-name="ce1">
            <text:p>0,501464929</text:p>
          </table:table-cell>
          <table:table-cell office:value-type="float" office:value="0.66428532779057825" table:style-name="ce1">
            <text:p>0,664285328</text:p>
          </table:table-cell>
          <table:table-cell office:value-type="float" office:value="0.29710315532910431" table:style-name="ce1">
            <text:p>0,297103155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3.199903000000006" table:style-name="ce1">
            <text:p>-73,199903</text:p>
          </table:table-cell>
          <table:table-cell office:value-type="float" office:value="18.425502999999999" table:style-name="ce1">
            <text:p>18,425503</text:p>
          </table:table-cell>
          <table:table-cell office:value-type="float" office:value="1.1187668461237821" table:style-name="ce1">
            <text:p>1,118766846</text:p>
          </table:table-cell>
          <table:table-cell office:value-type="float" office:value="1.2174359521380056" table:style-name="ce1">
            <text:p>1,217435952</text:p>
          </table:table-cell>
          <table:table-cell office:value-type="float" office:value="0.50018359564971926" table:style-name="ce1">
            <text:p>0,500183596</text:p>
          </table:table-cell>
          <table:table-cell office:value-type="float" office:value="0.66300399445724489" table:style-name="ce1">
            <text:p>0,663003994</text:p>
          </table:table-cell>
          <table:table-cell office:value-type="float" office:value="0.29646248866243763" table:style-name="ce1">
            <text:p>0,29646248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751427000000007" table:style-name="ce1">
            <text:p>-72,751427</text:p>
          </table:table-cell>
          <table:table-cell office:value-type="float" office:value="18.407878" table:style-name="ce1">
            <text:p>18,407878</text:p>
          </table:table-cell>
          <table:table-cell office:value-type="float" office:value="1.4029658989784926" table:style-name="ce1">
            <text:p>1,402965899</text:p>
          </table:table-cell>
          <table:table-cell office:value-type="float" office:value="1.5357572476729811" table:style-name="ce1">
            <text:p>1,535757248</text:p>
          </table:table-cell>
          <table:table-cell office:value-type="float" office:value="0.49398078258514405" table:style-name="ce1">
            <text:p>0,493980783</text:p>
          </table:table-cell>
          <table:table-cell office:value-type="float" office:value="0.6626298600006103" table:style-name="ce1">
            <text:p>0,66262986</text:p>
          </table:table-cell>
          <table:table-cell office:value-type="float" office:value="0.29466525911437463" table:style-name="ce1">
            <text:p>0,29466525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372169999999997" table:style-name="ce1">
            <text:p>-72,37217</text:p>
          </table:table-cell>
          <table:table-cell office:value-type="float" office:value="18.508513000000001" table:style-name="ce1">
            <text:p>18,508513</text:p>
          </table:table-cell>
          <table:table-cell office:value-type="float" office:value="0.96811806394508448" table:style-name="ce1">
            <text:p>0,968118064</text:p>
          </table:table-cell>
          <table:table-cell office:value-type="float" office:value="1.0544459637683017" table:style-name="ce1">
            <text:p>1,054445964</text:p>
          </table:table-cell>
          <table:table-cell office:value-type="float" office:value="0.49350078258514402" table:style-name="ce1">
            <text:p>0,493500783</text:p>
          </table:table-cell>
          <table:table-cell office:value-type="float" office:value="0.66214986000061038" table:style-name="ce1">
            <text:p>0,66214986</text:p>
          </table:table-cell>
          <table:table-cell office:value-type="float" office:value="0.29442525911437467" table:style-name="ce1">
            <text:p>0,29442525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424555999999995" table:style-name="ce1">
            <text:p>-72,424556</text:p>
          </table:table-cell>
          <table:table-cell office:value-type="float" office:value="18.884224" table:style-name="ce1">
            <text:p>18,884224</text:p>
          </table:table-cell>
          <table:table-cell office:value-type="float" office:value="1.0881956699312596" table:style-name="ce1">
            <text:p>1,08819567</text:p>
          </table:table-cell>
          <table:table-cell office:value-type="float" office:value="1.1745022654754349" table:style-name="ce1">
            <text:p>1,174502265</text:p>
          </table:table-cell>
          <table:table-cell office:value-type="float" office:value="0.49350078258514402" table:style-name="ce1">
            <text:p>0,493500783</text:p>
          </table:table-cell>
          <table:table-cell office:value-type="float" office:value="0.66214986000061038" table:style-name="ce1">
            <text:p>0,66214986</text:p>
          </table:table-cell>
          <table:table-cell office:value-type="float" office:value="0.29442525911437467" table:style-name="ce1">
            <text:p>0,294425259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659392999999994" table:style-name="ce1">
            <text:p>-72,659393</text:p>
          </table:table-cell>
          <table:table-cell office:value-type="float" office:value="19.208449999999999" table:style-name="ce1">
            <text:p>19,20845</text:p>
          </table:table-cell>
          <table:table-cell office:value-type="float" office:value="1.5192012342644865" table:style-name="ce1">
            <text:p>1,519201234</text:p>
          </table:table-cell>
          <table:table-cell office:value-type="float" office:value="1.6103160400293008" table:style-name="ce1">
            <text:p>1,61031604</text:p>
          </table:table-cell>
          <table:table-cell office:value-type="float" office:value="0.4954322111565726" table:style-name="ce1">
            <text:p>0,495432211</text:p>
          </table:table-cell>
          <table:table-cell office:value-type="float" office:value="0.66408128857203896" table:style-name="ce1">
            <text:p>0,664081289</text:p>
          </table:table-cell>
          <table:table-cell office:value-type="float" office:value="0.29539097340008896" table:style-name="ce1">
            <text:p>0,295390973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2.825383000000002" table:style-name="ce1">
            <text:p>-72,825383</text:p>
          </table:table-cell>
          <table:table-cell office:value-type="float" office:value="19.581751000000001" table:style-name="ce1">
            <text:p>19,581751</text:p>
          </table:table-cell>
          <table:table-cell office:value-type="float" office:value="1.4347141100390104" table:style-name="ce1">
            <text:p>1,43471411</text:p>
          </table:table-cell>
          <table:table-cell office:value-type="float" office:value="1.6908596006223009" table:style-name="ce1">
            <text:p>1,690859601</text:p>
          </table:table-cell>
          <table:table-cell office:value-type="float" office:value="0.4981358971595764" table:style-name="ce1">
            <text:p>0,498135897</text:p>
          </table:table-cell>
          <table:table-cell office:value-type="float" office:value="0.65831372404098509" table:style-name="ce1">
            <text:p>0,658313724</text:p>
          </table:table-cell>
          <table:table-cell office:value-type="float" office:value="0.29475868801843552" table:style-name="ce1">
            <text:p>0,294758688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3.079802999999998" table:style-name="ce1">
            <text:p>-73,079803</text:p>
          </table:table-cell>
          <table:table-cell office:value-type="float" office:value="19.683989" table:style-name="ce1">
            <text:p>19,683989</text:p>
          </table:table-cell>
          <table:table-cell office:value-type="float" office:value="1.6918768987676163" table:style-name="ce1">
            <text:p>1,691876899</text:p>
          </table:table-cell>
          <table:table-cell office:value-type="float" office:value="1.7980126541109653" table:style-name="ce1">
            <text:p>1,798012654</text:p>
          </table:table-cell>
          <table:table-cell office:value-type="float" office:value="0.49890389715957639" table:style-name="ce1">
            <text:p>0,498903897</text:p>
          </table:table-cell>
          <table:table-cell office:value-type="float" office:value="0.65908172404098508" table:style-name="ce1">
            <text:p>0,659081724</text:p>
          </table:table-cell>
          <table:table-cell office:value-type="float" office:value="0.29514268801843552" table:style-name="ce1">
            <text:p>0,295142688</text:p>
          </table:table-cell>
          <table:table-cell office:value-type="float" office:value="332" table:style-name="ce1">
            <text:p>332</text:p>
          </table:table-cell>
          <table:table-cell table:number-columns-repeated="16376"/>
        </table:table-row>
        <table:table-row table:style-name="ro1">
          <table:table-cell office:value-type="float" office:value="-78.099321000000003" table:style-name="ce1">
            <text:p>-78,099321</text:p>
          </table:table-cell>
          <table:table-cell office:value-type="float" office:value="18.398838999999999" table:style-name="ce1">
            <text:p>18,398839</text:p>
          </table:table-cell>
          <table:table-cell office:value-type="float" office:value="1.4792248916812674" table:style-name="ce1">
            <text:p>1,479224892</text:p>
          </table:table-cell>
          <table:table-cell office:value-type="float" office:value="1.6196273954436473" table:style-name="ce1">
            <text:p>1,619627395</text:p>
          </table:table-cell>
          <table:table-cell office:value-type="float" office:value="0.5371264432132945" table:style-name="ce1">
            <text:p>0,537126443</text:p>
          </table:table-cell>
          <table:table-cell office:value-type="float" office:value="0.70315470439798688" table:style-name="ce1">
            <text:p>0,703154704</text:p>
          </table:table-cell>
          <table:table-cell office:value-type="float" office:value="0.31600375630388333" table:style-name="ce1">
            <text:p>0,316003756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7.659165999999999" table:style-name="ce1">
            <text:p>-77,659166</text:p>
          </table:table-cell>
          <table:table-cell office:value-type="float" office:value="18.457419000000002" table:style-name="ce1">
            <text:p>18,457419</text:p>
          </table:table-cell>
          <table:table-cell office:value-type="float" office:value="1.4747455140527035" table:style-name="ce1">
            <text:p>1,474745514</text:p>
          </table:table-cell>
          <table:table-cell office:value-type="float" office:value="1.610729678279885" table:style-name="ce1">
            <text:p>1,610729678</text:p>
          </table:table-cell>
          <table:table-cell office:value-type="float" office:value="0.52557163887023928" table:style-name="ce1">
            <text:p>0,525571639</text:p>
          </table:table-cell>
          <table:table-cell office:value-type="float" office:value="0.6900913661003113" table:style-name="ce1">
            <text:p>0,690091366</text:p>
          </table:table-cell>
          <table:table-cell office:value-type="float" office:value="0.30972535810045443" table:style-name="ce1">
            <text:p>0,309725358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7.21011" table:style-name="ce1">
            <text:p>-77,21011</text:p>
          </table:table-cell>
          <table:table-cell office:value-type="float" office:value="18.448301000000001" table:style-name="ce1">
            <text:p>18,448301</text:p>
          </table:table-cell>
          <table:table-cell office:value-type="float" office:value="1.3678228292333205" table:style-name="ce1">
            <text:p>1,367822829</text:p>
          </table:table-cell>
          <table:table-cell office:value-type="float" office:value="1.5022532402825362" table:style-name="ce1">
            <text:p>1,50225324</text:p>
          </table:table-cell>
          <table:table-cell office:value-type="float" office:value="0.52173891159751196" table:style-name="ce1">
            <text:p>0,521738912</text:p>
          </table:table-cell>
          <table:table-cell office:value-type="float" office:value="0.68625863882758398" table:style-name="ce1">
            <text:p>0,686258639</text:p>
          </table:table-cell>
          <table:table-cell office:value-type="float" office:value="0.30780899446409077" table:style-name="ce1">
            <text:p>0,307808994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6.808435000000003" table:style-name="ce1">
            <text:p>-76,808435</text:p>
          </table:table-cell>
          <table:table-cell office:value-type="float" office:value="18.277736000000001" table:style-name="ce1">
            <text:p>18,277736</text:p>
          </table:table-cell>
          <table:table-cell office:value-type="float" office:value="1.4331721909905173" table:style-name="ce1">
            <text:p>1,433172191</text:p>
          </table:table-cell>
          <table:table-cell office:value-type="float" office:value="1.5689790570099618" table:style-name="ce1">
            <text:p>1,568979057</text:p>
          </table:table-cell>
          <table:table-cell office:value-type="float" office:value="0.51555966264343267" table:style-name="ce1">
            <text:p>0,515559663</text:p>
          </table:table-cell>
          <table:table-cell office:value-type="float" office:value="0.67987631684875494" table:style-name="ce1">
            <text:p>0,679876317</text:p>
          </table:table-cell>
          <table:table-cell office:value-type="float" office:value="0.3046000915512812" table:style-name="ce1">
            <text:p>0,304600092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6.442103000000003" table:style-name="ce1">
            <text:p>-76,442103</text:p>
          </table:table-cell>
          <table:table-cell office:value-type="float" office:value="18.076741999999999" table:style-name="ce1">
            <text:p>18,076742</text:p>
          </table:table-cell>
          <table:table-cell office:value-type="float" office:value="1.5352379890945849" table:style-name="ce1">
            <text:p>1,535237989</text:p>
          </table:table-cell>
          <table:table-cell office:value-type="float" office:value="1.6793815971190424" table:style-name="ce1">
            <text:p>1,679381597</text:p>
          </table:table-cell>
          <table:table-cell office:value-type="float" office:value="0.51434366264343256" table:style-name="ce1">
            <text:p>0,514343663</text:p>
          </table:table-cell>
          <table:table-cell office:value-type="float" office:value="0.67866031684875483" table:style-name="ce1">
            <text:p>0,678660317</text:p>
          </table:table-cell>
          <table:table-cell office:value-type="float" office:value="0.30399209155128115" table:style-name="ce1">
            <text:p>0,303992092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6.825192000000001" table:style-name="ce1">
            <text:p>-76,825192</text:p>
          </table:table-cell>
          <table:table-cell office:value-type="float" office:value="17.969260999999999" table:style-name="ce1">
            <text:p>17,969261</text:p>
          </table:table-cell>
          <table:table-cell office:value-type="float" office:value="1.3355630126625542" table:style-name="ce1">
            <text:p>1,335563013</text:p>
          </table:table-cell>
          <table:table-cell office:value-type="float" office:value="1.4437971189785441" table:style-name="ce1">
            <text:p>1,443797119</text:p>
          </table:table-cell>
          <table:table-cell office:value-type="float" office:value="0.52722421704365652" table:style-name="ce1">
            <text:p>0,527224217</text:p>
          </table:table-cell>
          <table:table-cell office:value-type="float" office:value="0.69163850365712087" table:style-name="ce1">
            <text:p>0,691638504</text:p>
          </table:table-cell>
          <table:table-cell office:value-type="float" office:value="0.31064231119635582" table:style-name="ce1">
            <text:p>0,310642311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7.234579999999994" table:style-name="ce1">
            <text:p>-77,23458</text:p>
          </table:table-cell>
          <table:table-cell office:value-type="float" office:value="17.864225999999999" table:style-name="ce1">
            <text:p>17,864226</text:p>
          </table:table-cell>
          <table:table-cell office:value-type="float" office:value="1.5793128356759374" table:style-name="ce1">
            <text:p>1,579312836</text:p>
          </table:table-cell>
          <table:table-cell office:value-type="float" office:value="1.6918645626045639" table:style-name="ce1">
            <text:p>1,691864563</text:p>
          </table:table-cell>
          <table:table-cell office:value-type="float" office:value="0.53201708775800816" table:style-name="ce1">
            <text:p>0,532017088</text:p>
          </table:table-cell>
          <table:table-cell office:value-type="float" office:value="0.69933632594389072" table:style-name="ce1">
            <text:p>0,699336326</text:p>
          </table:table-cell>
          <table:table-cell office:value-type="float" office:value="0.31380030314266405" table:style-name="ce1">
            <text:p>0,313800303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7.668448999999995" table:style-name="ce1">
            <text:p>-77,668449</text:p>
          </table:table-cell>
          <table:table-cell office:value-type="float" office:value="17.957886999999999" table:style-name="ce1">
            <text:p>17,957887</text:p>
          </table:table-cell>
          <table:table-cell office:value-type="float" office:value="1.2755366917240716" table:style-name="ce1">
            <text:p>1,275536692</text:p>
          </table:table-cell>
          <table:table-cell office:value-type="float" office:value="1.3694691888749362" table:style-name="ce1">
            <text:p>1,369469189</text:p>
          </table:table-cell>
          <table:table-cell office:value-type="float" office:value="0.53514821075266061" table:style-name="ce1">
            <text:p>0,535148211</text:p>
          </table:table-cell>
          <table:table-cell office:value-type="float" office:value="0.70246744893854318" table:style-name="ce1">
            <text:p>0,702467449</text:p>
          </table:table-cell>
          <table:table-cell office:value-type="float" office:value="0.31536586463999028" table:style-name="ce1">
            <text:p>0,315365865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78.001329999999996" table:style-name="ce1">
            <text:p>-78,00133</text:p>
          </table:table-cell>
          <table:table-cell office:value-type="float" office:value="18.172042999999999" table:style-name="ce1">
            <text:p>18,172043</text:p>
          </table:table-cell>
          <table:table-cell office:value-type="float" office:value="1.417409829346348" table:style-name="ce1">
            <text:p>1,417409829</text:p>
          </table:table-cell>
          <table:table-cell office:value-type="float" office:value="1.530583854468162" table:style-name="ce1">
            <text:p>1,530583854</text:p>
          </table:table-cell>
          <table:table-cell office:value-type="float" office:value="0.53631617583361535" table:style-name="ce1">
            <text:p>0,536316176</text:p>
          </table:table-cell>
          <table:table-cell office:value-type="float" office:value="0.70234443701830773" table:style-name="ce1">
            <text:p>0,702344437</text:p>
          </table:table-cell>
          <table:table-cell office:value-type="float" office:value="0.31559862261404376" table:style-name="ce1">
            <text:p>0,315598623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-66.964977000000005" table:style-name="ce1">
            <text:p>-66,964977</text:p>
          </table:table-cell>
          <table:table-cell office:value-type="float" office:value="18.407276" table:style-name="ce1">
            <text:p>18,407276</text:p>
          </table:table-cell>
          <table:table-cell office:value-type="float" office:value="1.8816009507904072" table:style-name="ce1">
            <text:p>1,881600951</text:p>
          </table:table-cell>
          <table:table-cell office:value-type="float" office:value="1.9685291609737257" table:style-name="ce1">
            <text:p>1,968529161</text:p>
          </table:table-cell>
          <table:table-cell office:value-type="float" office:value="0.51695432167053224" table:style-name="ce1">
            <text:p>0,516954322</text:p>
          </table:table-cell>
          <table:table-cell office:value-type="float" office:value="0.68062909345626832" table:style-name="ce1">
            <text:p>0,680629093</text:p>
          </table:table-cell>
          <table:table-cell office:value-type="float" office:value="0.30526521456765793" table:style-name="ce1">
            <text:p>0,305265215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6.517583999999999" table:style-name="ce1">
            <text:p>-66,517584</text:p>
          </table:table-cell>
          <table:table-cell office:value-type="float" office:value="18.445235" table:style-name="ce1">
            <text:p>18,445235</text:p>
          </table:table-cell>
          <table:table-cell office:value-type="float" office:value="1.9470329040556762" table:style-name="ce1">
            <text:p>1,947032904</text:p>
          </table:table-cell>
          <table:table-cell office:value-type="float" office:value="2.0366204752157611" table:style-name="ce1">
            <text:p>2,036620475</text:p>
          </table:table-cell>
          <table:table-cell office:value-type="float" office:value="0.51695432167053224" table:style-name="ce1">
            <text:p>0,516954322</text:p>
          </table:table-cell>
          <table:table-cell office:value-type="float" office:value="0.68062909345626832" table:style-name="ce1">
            <text:p>0,680629093</text:p>
          </table:table-cell>
          <table:table-cell office:value-type="float" office:value="0.30526521456765793" table:style-name="ce1">
            <text:p>0,305265215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6.074444" table:style-name="ce1">
            <text:p>-66,074444</text:p>
          </table:table-cell>
          <table:table-cell office:value-type="float" office:value="18.412277" table:style-name="ce1">
            <text:p>18,412277</text:p>
          </table:table-cell>
          <table:table-cell office:value-type="float" office:value="2.0578316655839624" table:style-name="ce1">
            <text:p>2,057831666</text:p>
          </table:table-cell>
          <table:table-cell office:value-type="float" office:value="2.1503420852454096" table:style-name="ce1">
            <text:p>2,150342085</text:p>
          </table:table-cell>
          <table:table-cell office:value-type="float" office:value="0.51765250348871406" table:style-name="ce1">
            <text:p>0,517652503</text:p>
          </table:table-cell>
          <table:table-cell office:value-type="float" office:value="0.68132727527445014" table:style-name="ce1">
            <text:p>0,681327275</text:p>
          </table:table-cell>
          <table:table-cell office:value-type="float" office:value="0.30561430547674884" table:style-name="ce1">
            <text:p>0,305614305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5.841273000000001" table:style-name="ce1">
            <text:p>-65,841273</text:p>
          </table:table-cell>
          <table:table-cell office:value-type="float" office:value="18.220800000000001" table:style-name="ce1">
            <text:p>18,2208</text:p>
          </table:table-cell>
          <table:table-cell office:value-type="float" office:value="1.3687273421727892" table:style-name="ce1">
            <text:p>1,368727342</text:p>
          </table:table-cell>
          <table:table-cell office:value-type="float" office:value="1.4520638333320699" table:style-name="ce1">
            <text:p>1,452063833</text:p>
          </table:table-cell>
          <table:table-cell office:value-type="float" office:value="0.52505919581357174" table:style-name="ce1">
            <text:p>0,525059196</text:p>
          </table:table-cell>
          <table:table-cell office:value-type="float" office:value="0.69052842503491574" table:style-name="ce1">
            <text:p>0,690528425</text:p>
          </table:table-cell>
          <table:table-cell office:value-type="float" office:value="0.30985000690060643" table:style-name="ce1">
            <text:p>0,309850007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6.189505999999994" table:style-name="ce1">
            <text:p>-66,189506</text:p>
          </table:table-cell>
          <table:table-cell office:value-type="float" office:value="18.009488999999999" table:style-name="ce1">
            <text:p>18,009489</text:p>
          </table:table-cell>
          <table:table-cell office:value-type="float" office:value="1.5859497895104426" table:style-name="ce1">
            <text:p>1,58594979</text:p>
          </table:table-cell>
          <table:table-cell office:value-type="float" office:value="1.6749988850959894" table:style-name="ce1">
            <text:p>1,674998885</text:p>
          </table:table-cell>
          <table:table-cell office:value-type="float" office:value="0.51723432167053218" table:style-name="ce1">
            <text:p>0,517234322</text:p>
          </table:table-cell>
          <table:table-cell office:value-type="float" office:value="0.68090909345626827" table:style-name="ce1">
            <text:p>0,680909093</text:p>
          </table:table-cell>
          <table:table-cell office:value-type="float" office:value="0.3054052145676579" table:style-name="ce1">
            <text:p>0,305405215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6.626315000000005" table:style-name="ce1">
            <text:p>-66,626315</text:p>
          </table:table-cell>
          <table:table-cell office:value-type="float" office:value="18.037420999999998" table:style-name="ce1">
            <text:p>18,037421</text:p>
          </table:table-cell>
          <table:table-cell office:value-type="float" office:value="1.5944352929134653" table:style-name="ce1">
            <text:p>1,594435293</text:p>
          </table:table-cell>
          <table:table-cell office:value-type="float" office:value="1.6829052300074279" table:style-name="ce1">
            <text:p>1,68290523</text:p>
          </table:table-cell>
          <table:table-cell office:value-type="float" office:value="0.51695432167053224" table:style-name="ce1">
            <text:p>0,516954322</text:p>
          </table:table-cell>
          <table:table-cell office:value-type="float" office:value="0.68062909345626832" table:style-name="ce1">
            <text:p>0,680629093</text:p>
          </table:table-cell>
          <table:table-cell office:value-type="float" office:value="0.30526521456765793" table:style-name="ce1">
            <text:p>0,305265215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7.072039000000004" table:style-name="ce1">
            <text:p>-67,072039</text:p>
          </table:table-cell>
          <table:table-cell office:value-type="float" office:value="18.012823000000001" table:style-name="ce1">
            <text:p>18,012823</text:p>
          </table:table-cell>
          <table:table-cell office:value-type="float" office:value="1.6819876921515802" table:style-name="ce1">
            <text:p>1,681987692</text:p>
          </table:table-cell>
          <table:table-cell office:value-type="float" office:value="1.7740582213570724" table:style-name="ce1">
            <text:p>1,774058221</text:p>
          </table:table-cell>
          <table:table-cell office:value-type="float" office:value="0.51455404262542725" table:style-name="ce1">
            <text:p>0,514554043</text:p>
          </table:table-cell>
          <table:table-cell office:value-type="float" office:value="0.67985047798156739" table:style-name="ce1">
            <text:p>0,679850478</text:p>
          </table:table-cell>
          <table:table-cell office:value-type="float" office:value="0.30441592296090175" table:style-name="ce1">
            <text:p>0,304415923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67.153880999999998" table:style-name="ce1">
            <text:p>-67,153881</text:p>
          </table:table-cell>
          <table:table-cell office:value-type="float" office:value="18.164214000000001" table:style-name="ce1">
            <text:p>18,164214</text:p>
          </table:table-cell>
          <table:table-cell office:value-type="float" office:value="1.8723240128387257" table:style-name="ce1">
            <text:p>1,872324013</text:p>
          </table:table-cell>
          <table:table-cell office:value-type="float" office:value="1.9367304463434807" table:style-name="ce1">
            <text:p>1,936730446</text:p>
          </table:table-cell>
          <table:table-cell office:value-type="float" office:value="0.51455404262542725" table:style-name="ce1">
            <text:p>0,514554043</text:p>
          </table:table-cell>
          <table:table-cell office:value-type="float" office:value="0.67985047798156739" table:style-name="ce1">
            <text:p>0,679850478</text:p>
          </table:table-cell>
          <table:table-cell office:value-type="float" office:value="0.30441592296090175" table:style-name="ce1">
            <text:p>0,304415923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1">
          <table:table-cell office:value-type="float" office:value="-74.727608000000004" table:style-name="ce1">
            <text:p>-74,727608</text:p>
          </table:table-cell>
          <table:table-cell office:value-type="float" office:value="-43.598686999999998" table:style-name="ce1">
            <text:p>-43,598687</text:p>
          </table:table-cell>
          <table:table-cell office:value-type="float" office:value="3.7935240483204371" table:style-name="ce1">
            <text:p>3,793524048</text:p>
          </table:table-cell>
          <table:table-cell office:value-type="float" office:value="3.8628112341365552" table:style-name="ce1">
            <text:p>3,862811234</text:p>
          </table:table-cell>
          <table:table-cell office:value-type="float" office:value="0.3193922040939331" table:style-name="ce1">
            <text:p>0,319392204</text:p>
          </table:table-cell>
          <table:table-cell office:value-type="float" office:value="0.44321081023216247" table:style-name="ce1">
            <text:p>0,44321081</text:p>
          </table:table-cell>
          <table:table-cell office:value-type="float" office:value="0.19438603051894826" table:style-name="ce1">
            <text:p>0,19438603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7.217877000000001" table:style-name="ce1">
            <text:p>-67,217877</text:p>
          </table:table-cell>
          <table:table-cell office:value-type="float" office:value="-55.312890000000003" table:style-name="ce1">
            <text:p>-55,31289</text:p>
          </table:table-cell>
          <table:table-cell office:value-type="float" office:value="3.2970932090905274" table:style-name="ce1">
            <text:p>3,297093209</text:p>
          </table:table-cell>
          <table:table-cell office:value-type="float" office:value="3.4509186723734051" table:style-name="ce1">
            <text:p>3,450918672</text:p>
          </table:table-cell>
          <table:table-cell office:value-type="float" office:value="0.30470601099601158" table:style-name="ce1">
            <text:p>0,304706011</text:p>
          </table:table-cell>
          <table:table-cell office:value-type="float" office:value="0.44722029942145713" table:style-name="ce1">
            <text:p>0,447220299</text:p>
          </table:table-cell>
          <table:table-cell office:value-type="float" office:value="0.19109374232385606" table:style-name="ce1">
            <text:p>0,19109374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7.644154" table:style-name="ce1">
            <text:p>-67,644154</text:p>
          </table:table-cell>
          <table:table-cell office:value-type="float" office:value="-55.240901000000001" table:style-name="ce1">
            <text:p>-55,240901</text:p>
          </table:table-cell>
          <table:table-cell office:value-type="float" office:value="5.1228346748159437" table:style-name="ce1">
            <text:p>5,122834675</text:p>
          </table:table-cell>
          <table:table-cell office:value-type="float" office:value="5.4446430941041255" table:style-name="ce1">
            <text:p>5,444643094</text:p>
          </table:table-cell>
          <table:table-cell office:value-type="float" office:value="0.30812754945755005" table:style-name="ce1">
            <text:p>0,308127549</text:p>
          </table:table-cell>
          <table:table-cell office:value-type="float" office:value="0.45064183788299561" table:style-name="ce1">
            <text:p>0,450641838</text:p>
          </table:table-cell>
          <table:table-cell office:value-type="float" office:value="0.1928045115546253" table:style-name="ce1">
            <text:p>0,19280451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8.086883999999998" table:style-name="ce1">
            <text:p>-68,086884</text:p>
          </table:table-cell>
          <table:table-cell office:value-type="float" office:value="-55.247307999999997" table:style-name="ce1">
            <text:p>-55,247308</text:p>
          </table:table-cell>
          <table:table-cell office:value-type="float" office:value="4.8119658819751807" table:style-name="ce1">
            <text:p>4,811965882</text:p>
          </table:table-cell>
          <table:table-cell office:value-type="float" office:value="5.1309237766106461" table:style-name="ce1">
            <text:p>5,130923777</text:p>
          </table:table-cell>
          <table:table-cell office:value-type="float" office:value="0.28794709751642666" table:style-name="ce1">
            <text:p>0,287947098</text:p>
          </table:table-cell>
          <table:table-cell office:value-type="float" office:value="0.43092716643846951" table:style-name="ce1">
            <text:p>0,430927166</text:p>
          </table:table-cell>
          <table:table-cell office:value-type="float" office:value="0.18255213019681421" table:style-name="ce1">
            <text:p>0,1825521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8.042158999999998" table:style-name="ce1">
            <text:p>-68,042159</text:p>
          </table:table-cell>
          <table:table-cell office:value-type="float" office:value="-55.455606000000003" table:style-name="ce1">
            <text:p>-55,455606</text:p>
          </table:table-cell>
          <table:table-cell office:value-type="float" office:value="5.0796454718109736" table:style-name="ce1">
            <text:p>5,079645472</text:p>
          </table:table-cell>
          <table:table-cell office:value-type="float" office:value="5.3993106194638338" table:style-name="ce1">
            <text:p>5,399310619</text:p>
          </table:table-cell>
          <table:table-cell office:value-type="float" office:value="0.28687932204865119" table:style-name="ce1">
            <text:p>0,286879322</text:p>
          </table:table-cell>
          <table:table-cell office:value-type="float" office:value="0.42985939097069403" table:style-name="ce1">
            <text:p>0,429859391</text:p>
          </table:table-cell>
          <table:table-cell office:value-type="float" office:value="0.18201824246292647" table:style-name="ce1">
            <text:p>0,18201824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8.229356999999993" table:style-name="ce1">
            <text:p>-68,229357</text:p>
          </table:table-cell>
          <table:table-cell office:value-type="float" office:value="-55.569513000000001" table:style-name="ce1">
            <text:p>-55,569513</text:p>
          </table:table-cell>
          <table:table-cell office:value-type="float" office:value="4.9964624803243902" table:style-name="ce1">
            <text:p>4,99646248</text:p>
          </table:table-cell>
          <table:table-cell office:value-type="float" office:value="5.3090922184791847" table:style-name="ce1">
            <text:p>5,309092218</text:p>
          </table:table-cell>
          <table:table-cell office:value-type="float" office:value="0.2846984436702728" table:style-name="ce1">
            <text:p>0,284698444</text:p>
          </table:table-cell>
          <table:table-cell office:value-type="float" office:value="0.42767851259231565" table:style-name="ce1">
            <text:p>0,427678513</text:p>
          </table:table-cell>
          <table:table-cell office:value-type="float" office:value="0.18092780327373728" table:style-name="ce1">
            <text:p>0,18092780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8.635515999999996" table:style-name="ce1">
            <text:p>-68,635516</text:p>
          </table:table-cell>
          <table:table-cell office:value-type="float" office:value="-55.549683999999999" table:style-name="ce1">
            <text:p>-55,549684</text:p>
          </table:table-cell>
          <table:table-cell office:value-type="float" office:value="4.6888904086497556" table:style-name="ce1">
            <text:p>4,688890409</text:p>
          </table:table-cell>
          <table:table-cell office:value-type="float" office:value="5.0086526033200718" table:style-name="ce1">
            <text:p>5,008652603</text:p>
          </table:table-cell>
          <table:table-cell office:value-type="float" office:value="0.28466094367027284" table:style-name="ce1">
            <text:p>0,284660944</text:p>
          </table:table-cell>
          <table:table-cell office:value-type="float" office:value="0.42764101259231568" table:style-name="ce1">
            <text:p>0,427641013</text:p>
          </table:table-cell>
          <table:table-cell office:value-type="float" office:value="0.1809090532737373" table:style-name="ce1">
            <text:p>0,18090905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059482000000003" table:style-name="ce1">
            <text:p>-69,059482</text:p>
          </table:table-cell>
          <table:table-cell office:value-type="float" office:value="-55.597597" table:style-name="ce1">
            <text:p>-55,597597</text:p>
          </table:table-cell>
          <table:table-cell office:value-type="float" office:value="4.5013969842679025" table:style-name="ce1">
            <text:p>4,501396984</text:p>
          </table:table-cell>
          <table:table-cell office:value-type="float" office:value="4.7923617489914072" table:style-name="ce1">
            <text:p>4,792361749</text:p>
          </table:table-cell>
          <table:table-cell office:value-type="float" office:value="0.26743600599288941" table:style-name="ce1">
            <text:p>0,267436006</text:p>
          </table:table-cell>
          <table:table-cell office:value-type="float" office:value="0.40888128511428834" table:style-name="ce1">
            <text:p>0,408881285</text:p>
          </table:table-cell>
          <table:table-cell office:value-type="float" office:value="0.17167810702929748" table:style-name="ce1">
            <text:p>0,17167810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453354000000004" table:style-name="ce1">
            <text:p>-69,453354</text:p>
          </table:table-cell>
          <table:table-cell office:value-type="float" office:value="-55.485492999999998" table:style-name="ce1">
            <text:p>-55,485493</text:p>
          </table:table-cell>
          <table:table-cell office:value-type="float" office:value="4.5508585379499751" table:style-name="ce1">
            <text:p>4,550858538</text:p>
          </table:table-cell>
          <table:table-cell office:value-type="float" office:value="4.8293303355810311" table:style-name="ce1">
            <text:p>4,829330336</text:p>
          </table:table-cell>
          <table:table-cell office:value-type="float" office:value="0.26743600599288941" table:style-name="ce1">
            <text:p>0,267436006</text:p>
          </table:table-cell>
          <table:table-cell office:value-type="float" office:value="0.40888128511428834" table:style-name="ce1">
            <text:p>0,408881285</text:p>
          </table:table-cell>
          <table:table-cell office:value-type="float" office:value="0.17167810702929748" table:style-name="ce1">
            <text:p>0,17167810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69.874525000000006" table:style-name="ce1">
            <text:p>-69,874525</text:p>
          </table:table-cell>
          <table:table-cell office:value-type="float" office:value="-55.405659999999997" table:style-name="ce1">
            <text:p>-55,40566</text:p>
          </table:table-cell>
          <table:table-cell office:value-type="float" office:value="4.5848286671261258" table:style-name="ce1">
            <text:p>4,584828667</text:p>
          </table:table-cell>
          <table:table-cell office:value-type="float" office:value="4.851918735102128" table:style-name="ce1">
            <text:p>4,851918735</text:p>
          </table:table-cell>
          <table:table-cell office:value-type="float" office:value="0.26743600599288941" table:style-name="ce1">
            <text:p>0,267436006</text:p>
          </table:table-cell>
          <table:table-cell office:value-type="float" office:value="0.40888128511428834" table:style-name="ce1">
            <text:p>0,408881285</text:p>
          </table:table-cell>
          <table:table-cell office:value-type="float" office:value="0.17167810702929748" table:style-name="ce1">
            <text:p>0,17167810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204991000000007" table:style-name="ce1">
            <text:p>-70,204991</text:p>
          </table:table-cell>
          <table:table-cell office:value-type="float" office:value="-55.238613999999998" table:style-name="ce1">
            <text:p>-55,238614</text:p>
          </table:table-cell>
          <table:table-cell office:value-type="float" office:value="4.8212409235372267" table:style-name="ce1">
            <text:p>4,821240924</text:p>
          </table:table-cell>
          <table:table-cell office:value-type="float" office:value="5.0856726218427202" table:style-name="ce1">
            <text:p>5,085672622</text:p>
          </table:table-cell>
          <table:table-cell office:value-type="float" office:value="0.26907997400864309" table:style-name="ce1">
            <text:p>0,269079974</text:p>
          </table:table-cell>
          <table:table-cell office:value-type="float" office:value="0.40552448303803151" table:style-name="ce1">
            <text:p>0,405524483</text:p>
          </table:table-cell>
          <table:table-cell office:value-type="float" office:value="0.17140139146384878" table:style-name="ce1">
            <text:p>0,1714013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593402999999995" table:style-name="ce1">
            <text:p>-70,593403</text:p>
          </table:table-cell>
          <table:table-cell office:value-type="float" office:value="-55.158191000000002" table:style-name="ce1">
            <text:p>-55,158191</text:p>
          </table:table-cell>
          <table:table-cell office:value-type="float" office:value="4.9710299114584409" table:style-name="ce1">
            <text:p>4,971029911</text:p>
          </table:table-cell>
          <table:table-cell office:value-type="float" office:value="5.242392745515712" table:style-name="ce1">
            <text:p>5,242392746</text:p>
          </table:table-cell>
          <table:table-cell office:value-type="float" office:value="0.26521562618255617" table:style-name="ce1">
            <text:p>0,265215626</text:p>
          </table:table-cell>
          <table:table-cell office:value-type="float" office:value="0.4016601352119446" table:style-name="ce1">
            <text:p>0,401660135</text:p>
          </table:table-cell>
          <table:table-cell office:value-type="float" office:value="0.16946921755080532" table:style-name="ce1">
            <text:p>0,169469218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0.986188999999996" table:style-name="ce1">
            <text:p>-70,986189</text:p>
          </table:table-cell>
          <table:table-cell office:value-type="float" office:value="-55.033284999999999" table:style-name="ce1">
            <text:p>-55,033285</text:p>
          </table:table-cell>
          <table:table-cell office:value-type="float" office:value="4.5943490637257733" table:style-name="ce1">
            <text:p>4,594349064</text:p>
          </table:table-cell>
          <table:table-cell office:value-type="float" office:value="4.8360191419464122" table:style-name="ce1">
            <text:p>4,836019142</text:p>
          </table:table-cell>
          <table:table-cell office:value-type="float" office:value="0.26473562618255614" table:style-name="ce1">
            <text:p>0,264735626</text:p>
          </table:table-cell>
          <table:table-cell office:value-type="float" office:value="0.40118013521194457" table:style-name="ce1">
            <text:p>0,401180135</text:p>
          </table:table-cell>
          <table:table-cell office:value-type="float" office:value="0.16922921755080531" table:style-name="ce1">
            <text:p>0,169229218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356198000000006" table:style-name="ce1">
            <text:p>-71,356198</text:p>
          </table:table-cell>
          <table:table-cell office:value-type="float" office:value="-54.893973000000003" table:style-name="ce1">
            <text:p>-54,893973</text:p>
          </table:table-cell>
          <table:table-cell office:value-type="float" office:value="4.5936599515084673" table:style-name="ce1">
            <text:p>4,593659952</text:p>
          </table:table-cell>
          <table:table-cell office:value-type="float" office:value="4.8340636133734813" table:style-name="ce1">
            <text:p>4,834063613</text:p>
          </table:table-cell>
          <table:table-cell office:value-type="float" office:value="0.22522217862510682" table:style-name="ce1">
            <text:p>0,225222179</text:p>
          </table:table-cell>
          <table:table-cell office:value-type="float" office:value="0.3620146893730164" table:style-name="ce1">
            <text:p>0,362014689</text:p>
          </table:table-cell>
          <table:table-cell office:value-type="float" office:value="0.14897979611683188" table:style-name="ce1">
            <text:p>0,14897979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739562000000006" table:style-name="ce1">
            <text:p>-71,739562</text:p>
          </table:table-cell>
          <table:table-cell office:value-type="float" office:value="-54.690362999999998" table:style-name="ce1">
            <text:p>-54,690363</text:p>
          </table:table-cell>
          <table:table-cell office:value-type="float" office:value="4.8670183525423161" table:style-name="ce1">
            <text:p>4,867018353</text:p>
          </table:table-cell>
          <table:table-cell office:value-type="float" office:value="5.1288182845757726" table:style-name="ce1">
            <text:p>5,128818285</text:p>
          </table:table-cell>
          <table:table-cell office:value-type="float" office:value="0.22603817862510681" table:style-name="ce1">
            <text:p>0,226038179</text:p>
          </table:table-cell>
          <table:table-cell office:value-type="float" office:value="0.36283068937301638" table:style-name="ce1">
            <text:p>0,362830689</text:p>
          </table:table-cell>
          <table:table-cell office:value-type="float" office:value="0.14938779611683187" table:style-name="ce1">
            <text:p>0,14938779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1.998137" table:style-name="ce1">
            <text:p>-71,998137</text:p>
          </table:table-cell>
          <table:table-cell office:value-type="float" office:value="-54.535685000000001" table:style-name="ce1">
            <text:p>-54,535685</text:p>
          </table:table-cell>
          <table:table-cell office:value-type="float" office:value="4.4660899042829296" table:style-name="ce1">
            <text:p>4,466089904</text:p>
          </table:table-cell>
          <table:table-cell office:value-type="float" office:value="4.6712384909692011" table:style-name="ce1">
            <text:p>4,671238491</text:p>
          </table:table-cell>
          <table:table-cell office:value-type="float" office:value="0.22603817862510683" table:style-name="ce1">
            <text:p>0,226038179</text:p>
          </table:table-cell>
          <table:table-cell office:value-type="float" office:value="0.36283068937301638" table:style-name="ce1">
            <text:p>0,362830689</text:p>
          </table:table-cell>
          <table:table-cell office:value-type="float" office:value="0.14938779611683187" table:style-name="ce1">
            <text:p>0,14938779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322304000000003" table:style-name="ce1">
            <text:p>-72,322304</text:p>
          </table:table-cell>
          <table:table-cell office:value-type="float" office:value="-54.415498999999997" table:style-name="ce1">
            <text:p>-54,415499</text:p>
          </table:table-cell>
          <table:table-cell office:value-type="float" office:value="4.4022803998071449" table:style-name="ce1">
            <text:p>4,4022804</text:p>
          </table:table-cell>
          <table:table-cell office:value-type="float" office:value="4.5992243001673305" table:style-name="ce1">
            <text:p>4,5992243</text:p>
          </table:table-cell>
          <table:table-cell office:value-type="float" office:value="0.25279362616539003" table:style-name="ce1">
            <text:p>0,252793626</text:p>
          </table:table-cell>
          <table:table-cell office:value-type="float" office:value="0.39147700486183168" table:style-name="ce1">
            <text:p>0,391477005</text:p>
          </table:table-cell>
          <table:table-cell office:value-type="float" office:value="0.16363582176867472" table:style-name="ce1">
            <text:p>0,16363582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627992000000006" table:style-name="ce1">
            <text:p>-72,627992</text:p>
          </table:table-cell>
          <table:table-cell office:value-type="float" office:value="-54.237374000000003" table:style-name="ce1">
            <text:p>-54,237374</text:p>
          </table:table-cell>
          <table:table-cell office:value-type="float" office:value="4.7947257040980995" table:style-name="ce1">
            <text:p>4,794725704</text:p>
          </table:table-cell>
          <table:table-cell office:value-type="float" office:value="5.022432720044459" table:style-name="ce1">
            <text:p>5,02243272</text:p>
          </table:table-cell>
          <table:table-cell office:value-type="float" office:value="0.25245480263597825" table:style-name="ce1">
            <text:p>0,252454803</text:p>
          </table:table-cell>
          <table:table-cell office:value-type="float" office:value="0.3911381813324199" table:style-name="ce1">
            <text:p>0,391138181</text:p>
          </table:table-cell>
          <table:table-cell office:value-type="float" office:value="0.16346641000396883" table:style-name="ce1">
            <text:p>0,1634664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986356000000001" table:style-name="ce1">
            <text:p>-72,986356</text:p>
          </table:table-cell>
          <table:table-cell office:value-type="float" office:value="-54.145107000000003" table:style-name="ce1">
            <text:p>-54,145107</text:p>
          </table:table-cell>
          <table:table-cell office:value-type="float" office:value="4.7558618532368948" table:style-name="ce1">
            <text:p>4,755861853</text:p>
          </table:table-cell>
          <table:table-cell office:value-type="float" office:value="4.9779843378096595" table:style-name="ce1">
            <text:p>4,977984338</text:p>
          </table:table-cell>
          <table:table-cell office:value-type="float" office:value="0.25204862616539003" table:style-name="ce1">
            <text:p>0,252048626</text:p>
          </table:table-cell>
          <table:table-cell office:value-type="float" office:value="0.39073200486183168" table:style-name="ce1">
            <text:p>0,390732005</text:p>
          </table:table-cell>
          <table:table-cell office:value-type="float" office:value="0.16326332176867472" table:style-name="ce1">
            <text:p>0,16326332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337321000000003" table:style-name="ce1">
            <text:p>-73,337321</text:p>
          </table:table-cell>
          <table:table-cell office:value-type="float" office:value="-54.012127999999997" table:style-name="ce1">
            <text:p>-54,012128</text:p>
          </table:table-cell>
          <table:table-cell office:value-type="float" office:value="4.4727372324929568" table:style-name="ce1">
            <text:p>4,472737232</text:p>
          </table:table-cell>
          <table:table-cell office:value-type="float" office:value="4.6651877829122563" table:style-name="ce1">
            <text:p>4,665187783</text:p>
          </table:table-cell>
          <table:table-cell office:value-type="float" office:value="0.2718315110549927" table:style-name="ce1">
            <text:p>0,271831511</text:p>
          </table:table-cell>
          <table:table-cell office:value-type="float" office:value="0.40591603377914431" table:style-name="ce1">
            <text:p>0,405916034</text:p>
          </table:table-cell>
          <table:table-cell office:value-type="float" office:value="0.1723507076556352" table:style-name="ce1">
            <text:p>0,172350708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376641000000006" table:style-name="ce1">
            <text:p>-73,376641</text:p>
          </table:table-cell>
          <table:table-cell office:value-type="float" office:value="-53.762836" table:style-name="ce1">
            <text:p>-53,762836</text:p>
          </table:table-cell>
          <table:table-cell office:value-type="float" office:value="4.540237612117811" table:style-name="ce1">
            <text:p>4,540237612</text:p>
          </table:table-cell>
          <table:table-cell office:value-type="float" office:value="4.7381912721101518" table:style-name="ce1">
            <text:p>4,738191272</text:p>
          </table:table-cell>
          <table:table-cell office:value-type="float" office:value="0.25212295285606384" table:style-name="ce1">
            <text:p>0,252122953</text:p>
          </table:table-cell>
          <table:table-cell office:value-type="float" office:value="0.3861475431098938" table:style-name="ce1">
            <text:p>0,386147543</text:p>
          </table:table-cell>
          <table:table-cell office:value-type="float" office:value="0.16219220948382015" table:style-name="ce1">
            <text:p>0,16219220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702010000000001" table:style-name="ce1">
            <text:p>-73,70201</text:p>
          </table:table-cell>
          <table:table-cell office:value-type="float" office:value="-53.590435999999997" table:style-name="ce1">
            <text:p>-53,590436</text:p>
          </table:table-cell>
          <table:table-cell office:value-type="float" office:value="4.7903158951292424" table:style-name="ce1">
            <text:p>4,790315895</text:p>
          </table:table-cell>
          <table:table-cell office:value-type="float" office:value="5.0313907381843466" table:style-name="ce1">
            <text:p>5,031390738</text:p>
          </table:table-cell>
          <table:table-cell office:value-type="float" office:value="0.25208077103788201" table:style-name="ce1">
            <text:p>0,252080771</text:p>
          </table:table-cell>
          <table:table-cell office:value-type="float" office:value="0.38610536129171197" table:style-name="ce1">
            <text:p>0,386105361</text:p>
          </table:table-cell>
          <table:table-cell office:value-type="float" office:value="0.16217111857472924" table:style-name="ce1">
            <text:p>0,16217111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903552000000005" table:style-name="ce1">
            <text:p>-73,903552</text:p>
          </table:table-cell>
          <table:table-cell office:value-type="float" office:value="-53.351233999999998" table:style-name="ce1">
            <text:p>-53,351234</text:p>
          </table:table-cell>
          <table:table-cell office:value-type="float" office:value="4.3793529939274638" table:style-name="ce1">
            <text:p>4,379352994</text:p>
          </table:table-cell>
          <table:table-cell office:value-type="float" office:value="4.5519659320194075" table:style-name="ce1">
            <text:p>4,551965932</text:p>
          </table:table-cell>
          <table:table-cell office:value-type="float" office:value="0.25205895285606383" table:style-name="ce1">
            <text:p>0,252058953</text:p>
          </table:table-cell>
          <table:table-cell office:value-type="float" office:value="0.38608354310989379" table:style-name="ce1">
            <text:p>0,386083543</text:p>
          </table:table-cell>
          <table:table-cell office:value-type="float" office:value="0.16216020948382015" table:style-name="ce1">
            <text:p>0,16216020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207519000000005" table:style-name="ce1">
            <text:p>-74,207519</text:p>
          </table:table-cell>
          <table:table-cell office:value-type="float" office:value="-53.158405999999999" table:style-name="ce1">
            <text:p>-53,158406</text:p>
          </table:table-cell>
          <table:table-cell office:value-type="float" office:value="4.5886926073080083" table:style-name="ce1">
            <text:p>4,588692607</text:p>
          </table:table-cell>
          <table:table-cell office:value-type="float" office:value="4.7851921027971152" table:style-name="ce1">
            <text:p>4,785192103</text:p>
          </table:table-cell>
          <table:table-cell office:value-type="float" office:value="0.28063631038665771" table:style-name="ce1">
            <text:p>0,28063631</text:p>
          </table:table-cell>
          <table:table-cell office:value-type="float" office:value="0.41337630133628844" table:style-name="ce1">
            <text:p>0,413376301</text:p>
          </table:table-cell>
          <table:table-cell office:value-type="float" office:value="0.17656286073919492" table:style-name="ce1">
            <text:p>0,17656286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225470999999999" table:style-name="ce1">
            <text:p>-74,225471</text:p>
          </table:table-cell>
          <table:table-cell office:value-type="float" office:value="-53.005504000000002" table:style-name="ce1">
            <text:p>-53,005504</text:p>
          </table:table-cell>
          <table:table-cell office:value-type="float" office:value="4.2849316541363747" table:style-name="ce1">
            <text:p>4,284931654</text:p>
          </table:table-cell>
          <table:table-cell office:value-type="float" office:value="4.4429475892708545" table:style-name="ce1">
            <text:p>4,442947589</text:p>
          </table:table-cell>
          <table:table-cell office:value-type="float" office:value="0.28063631038665771" table:style-name="ce1">
            <text:p>0,28063631</text:p>
          </table:table-cell>
          <table:table-cell office:value-type="float" office:value="0.41337630133628844" table:style-name="ce1">
            <text:p>0,413376301</text:p>
          </table:table-cell>
          <table:table-cell office:value-type="float" office:value="0.17656286073919492" table:style-name="ce1">
            <text:p>0,17656286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860387000000003" table:style-name="ce1">
            <text:p>-73,860387</text:p>
          </table:table-cell>
          <table:table-cell office:value-type="float" office:value="-52.978107999999999" table:style-name="ce1">
            <text:p>-52,978108</text:p>
          </table:table-cell>
          <table:table-cell office:value-type="float" office:value="2.0556031825462209" table:style-name="ce1">
            <text:p>2,055603183</text:p>
          </table:table-cell>
          <table:table-cell office:value-type="float" office:value="2.1683441130789145" table:style-name="ce1">
            <text:p>2,168344113</text:p>
          </table:table-cell>
          <table:table-cell office:value-type="float" office:value="0.25238938763867252" table:style-name="ce1">
            <text:p>0,252389388</text:p>
          </table:table-cell>
          <table:table-cell office:value-type="float" office:value="0.38641397789250248" table:style-name="ce1">
            <text:p>0,386413978</text:p>
          </table:table-cell>
          <table:table-cell office:value-type="float" office:value="0.1623254268751245" table:style-name="ce1">
            <text:p>0,1623254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870857999999998" table:style-name="ce1">
            <text:p>-73,870858</text:p>
          </table:table-cell>
          <table:table-cell office:value-type="float" office:value="-52.715532000000003" table:style-name="ce1">
            <text:p>-52,715532</text:p>
          </table:table-cell>
          <table:table-cell office:value-type="float" office:value="2.1606775108394363" table:style-name="ce1">
            <text:p>2,160677511</text:p>
          </table:table-cell>
          <table:table-cell office:value-type="float" office:value="2.2689484422309527" table:style-name="ce1">
            <text:p>2,268948442</text:p>
          </table:table-cell>
          <table:table-cell office:value-type="float" office:value="0.24942899110794065" table:style-name="ce1">
            <text:p>0,249428991</text:p>
          </table:table-cell>
          <table:table-cell office:value-type="float" office:value="0.374477062253952" table:style-name="ce1">
            <text:p>0,374477062</text:p>
          </table:table-cell>
          <table:table-cell office:value-type="float" office:value="0.15866227376104006" table:style-name="ce1">
            <text:p>0,15866227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203839000000002" table:style-name="ce1">
            <text:p>-74,203839</text:p>
          </table:table-cell>
          <table:table-cell office:value-type="float" office:value="-52.539636999999999" table:style-name="ce1">
            <text:p>-52,539637</text:p>
          </table:table-cell>
          <table:table-cell office:value-type="float" office:value="4.3787156524096638" table:style-name="ce1">
            <text:p>4,378715652</text:p>
          </table:table-cell>
          <table:table-cell office:value-type="float" office:value="4.5269479827899959" table:style-name="ce1">
            <text:p>4,526947983</text:p>
          </table:table-cell>
          <table:table-cell office:value-type="float" office:value="0.24894899110794066" table:style-name="ce1">
            <text:p>0,248948991</text:p>
          </table:table-cell>
          <table:table-cell office:value-type="float" office:value="0.37399706225395202" table:style-name="ce1">
            <text:p>0,373997062</text:p>
          </table:table-cell>
          <table:table-cell office:value-type="float" office:value="0.15842227376104007" table:style-name="ce1">
            <text:p>0,15842227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574800999999994" table:style-name="ce1">
            <text:p>-74,574801</text:p>
          </table:table-cell>
          <table:table-cell office:value-type="float" office:value="-52.403382000000001" table:style-name="ce1">
            <text:p>-52,403382</text:p>
          </table:table-cell>
          <table:table-cell office:value-type="float" office:value="4.3248958831360254" table:style-name="ce1">
            <text:p>4,324895883</text:p>
          </table:table-cell>
          <table:table-cell office:value-type="float" office:value="4.4638960075810941" table:style-name="ce1">
            <text:p>4,463896008</text:p>
          </table:table-cell>
          <table:table-cell office:value-type="float" office:value="0.24894899110794066" table:style-name="ce1">
            <text:p>0,248948991</text:p>
          </table:table-cell>
          <table:table-cell office:value-type="float" office:value="0.37399706225395202" table:style-name="ce1">
            <text:p>0,373997062</text:p>
          </table:table-cell>
          <table:table-cell office:value-type="float" office:value="0.15842227376104007" table:style-name="ce1">
            <text:p>0,15842227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828289999999996" table:style-name="ce1">
            <text:p>-74,82829</text:p>
          </table:table-cell>
          <table:table-cell office:value-type="float" office:value="-52.177408" table:style-name="ce1">
            <text:p>-52,177408</text:p>
          </table:table-cell>
          <table:table-cell office:value-type="float" office:value="4.2916545323782431" table:style-name="ce1">
            <text:p>4,291654532</text:p>
          </table:table-cell>
          <table:table-cell office:value-type="float" office:value="4.4307092514391728" table:style-name="ce1">
            <text:p>4,430709251</text:p>
          </table:table-cell>
          <table:table-cell office:value-type="float" office:value="0.24894899110794066" table:style-name="ce1">
            <text:p>0,248948991</text:p>
          </table:table-cell>
          <table:table-cell office:value-type="float" office:value="0.37399706225395202" table:style-name="ce1">
            <text:p>0,373997062</text:p>
          </table:table-cell>
          <table:table-cell office:value-type="float" office:value="0.15842227376104007" table:style-name="ce1">
            <text:p>0,15842227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001998" table:style-name="ce1">
            <text:p>-75,001998</text:p>
          </table:table-cell>
          <table:table-cell office:value-type="float" office:value="-51.938271999999998" table:style-name="ce1">
            <text:p>-51,938272</text:p>
          </table:table-cell>
          <table:table-cell office:value-type="float" office:value="4.4025695800623721" table:style-name="ce1">
            <text:p>4,40256958</text:p>
          </table:table-cell>
          <table:table-cell office:value-type="float" office:value="4.541968742040023" table:style-name="ce1">
            <text:p>4,541968742</text:p>
          </table:table-cell>
          <table:table-cell office:value-type="float" office:value="0.30120164937092708" table:style-name="ce1">
            <text:p>0,301201649</text:p>
          </table:table-cell>
          <table:table-cell office:value-type="float" office:value="0.42681515997960018" table:style-name="ce1">
            <text:p>0,42681516</text:p>
          </table:table-cell>
          <table:table-cell office:value-type="float" office:value="0.18545304398371906" table:style-name="ce1">
            <text:p>0,18545304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851625999999996" table:style-name="ce1">
            <text:p>-74,851626</text:p>
          </table:table-cell>
          <table:table-cell office:value-type="float" office:value="-51.686157999999999" table:style-name="ce1">
            <text:p>-51,686158</text:p>
          </table:table-cell>
          <table:table-cell office:value-type="float" office:value="2.0515164364357554" table:style-name="ce1">
            <text:p>2,051516436</text:p>
          </table:table-cell>
          <table:table-cell office:value-type="float" office:value="2.1660353128821495" table:style-name="ce1">
            <text:p>2,166035313</text:p>
          </table:table-cell>
          <table:table-cell office:value-type="float" office:value="0.30126934167861935" table:style-name="ce1">
            <text:p>0,301269342</text:p>
          </table:table-cell>
          <table:table-cell office:value-type="float" office:value="0.42688285228729245" table:style-name="ce1">
            <text:p>0,426882852</text:p>
          </table:table-cell>
          <table:table-cell office:value-type="float" office:value="0.1854868901375652" table:style-name="ce1">
            <text:p>0,1854868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969221000000005" table:style-name="ce1">
            <text:p>-74,969221</text:p>
          </table:table-cell>
          <table:table-cell office:value-type="float" office:value="-51.464472999999998" table:style-name="ce1">
            <text:p>-51,464473</text:p>
          </table:table-cell>
          <table:table-cell office:value-type="float" office:value="2.0595089510868645" table:style-name="ce1">
            <text:p>2,059508951</text:p>
          </table:table-cell>
          <table:table-cell office:value-type="float" office:value="2.1761934463304611" table:style-name="ce1">
            <text:p>2,176193446</text:p>
          </table:table-cell>
          <table:table-cell office:value-type="float" office:value="0.30094934167861936" table:style-name="ce1">
            <text:p>0,300949342</text:p>
          </table:table-cell>
          <table:table-cell office:value-type="float" office:value="0.42656285228729246" table:style-name="ce1">
            <text:p>0,426562852</text:p>
          </table:table-cell>
          <table:table-cell office:value-type="float" office:value="0.1853268901375652" table:style-name="ce1">
            <text:p>0,1853268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195166" table:style-name="ce1">
            <text:p>-75,195166</text:p>
          </table:table-cell>
          <table:table-cell office:value-type="float" office:value="-51.376649999999998" table:style-name="ce1">
            <text:p>-51,37665</text:p>
          </table:table-cell>
          <table:table-cell office:value-type="float" office:value="4.2302633530093132" table:style-name="ce1">
            <text:p>4,230263353</text:p>
          </table:table-cell>
          <table:table-cell office:value-type="float" office:value="4.3662713957898465" table:style-name="ce1">
            <text:p>4,366271396</text:p>
          </table:table-cell>
          <table:table-cell office:value-type="float" office:value="0.3007093416786194" table:style-name="ce1">
            <text:p>0,300709342</text:p>
          </table:table-cell>
          <table:table-cell office:value-type="float" office:value="0.4263228522872925" table:style-name="ce1">
            <text:p>0,426322852</text:p>
          </table:table-cell>
          <table:table-cell office:value-type="float" office:value="0.18520689013756519" table:style-name="ce1">
            <text:p>0,1852068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950590000000005" table:style-name="ce1">
            <text:p>-74,95059</text:p>
          </table:table-cell>
          <table:table-cell office:value-type="float" office:value="-51.145394000000003" table:style-name="ce1">
            <text:p>-51,145394</text:p>
          </table:table-cell>
          <table:table-cell office:value-type="float" office:value="4.186295632043592" table:style-name="ce1">
            <text:p>4,186295632</text:p>
          </table:table-cell>
          <table:table-cell office:value-type="float" office:value="4.3080090315552475" table:style-name="ce1">
            <text:p>4,308009032</text:p>
          </table:table-cell>
          <table:table-cell office:value-type="float" office:value="0.30230934167861939" table:style-name="ce1">
            <text:p>0,302309342</text:p>
          </table:table-cell>
          <table:table-cell office:value-type="float" office:value="0.42792285228729249" table:style-name="ce1">
            <text:p>0,427922852</text:p>
          </table:table-cell>
          <table:table-cell office:value-type="float" office:value="0.18600689013756522" table:style-name="ce1">
            <text:p>0,1860068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855009999999993" table:style-name="ce1">
            <text:p>-74,85501</text:p>
          </table:table-cell>
          <table:table-cell office:value-type="float" office:value="-50.882941000000002" table:style-name="ce1">
            <text:p>-50,882941</text:p>
          </table:table-cell>
          <table:table-cell office:value-type="float" office:value="4.2919381146596551" table:style-name="ce1">
            <text:p>4,291938115</text:p>
          </table:table-cell>
          <table:table-cell office:value-type="float" office:value="4.4096499579985" table:style-name="ce1">
            <text:p>4,409649958</text:p>
          </table:table-cell>
          <table:table-cell office:value-type="float" office:value="0.30866068928774665" table:style-name="ce1">
            <text:p>0,308660689</text:p>
          </table:table-cell>
          <table:table-cell office:value-type="float" office:value="0.43014768093165229" table:style-name="ce1">
            <text:p>0,430147681</text:p>
          </table:table-cell>
          <table:table-cell office:value-type="float" office:value="0.1882532692238145" table:style-name="ce1">
            <text:p>0,188253269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019385999999997" table:style-name="ce1">
            <text:p>-75,019386</text:p>
          </table:table-cell>
          <table:table-cell office:value-type="float" office:value="-50.626316000000003" table:style-name="ce1">
            <text:p>-50,626316</text:p>
          </table:table-cell>
          <table:table-cell office:value-type="float" office:value="4.2690993924484886" table:style-name="ce1">
            <text:p>4,269099392</text:p>
          </table:table-cell>
          <table:table-cell office:value-type="float" office:value="4.3813578839812317" table:style-name="ce1">
            <text:p>4,381357884</text:p>
          </table:table-cell>
          <table:table-cell office:value-type="float" office:value="0.30897127752304077" table:style-name="ce1">
            <text:p>0,308971278</text:p>
          </table:table-cell>
          <table:table-cell office:value-type="float" office:value="0.43045826916694641" table:style-name="ce1">
            <text:p>0,430458269</text:p>
          </table:table-cell>
          <table:table-cell office:value-type="float" office:value="0.18840856334146155" table:style-name="ce1">
            <text:p>0,18840856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308663999999993" table:style-name="ce1">
            <text:p>-75,308664</text:p>
          </table:table-cell>
          <table:table-cell office:value-type="float" office:value="-50.676651999999997" table:style-name="ce1">
            <text:p>-50,676652</text:p>
          </table:table-cell>
          <table:table-cell office:value-type="float" office:value="4.135954432559406" table:style-name="ce1">
            <text:p>4,135954433</text:p>
          </table:table-cell>
          <table:table-cell office:value-type="float" office:value="4.2473699090420123" table:style-name="ce1">
            <text:p>4,247369909</text:p>
          </table:table-cell>
          <table:table-cell office:value-type="float" office:value="0.30897127752304077" table:style-name="ce1">
            <text:p>0,308971278</text:p>
          </table:table-cell>
          <table:table-cell office:value-type="float" office:value="0.43045826916694641" table:style-name="ce1">
            <text:p>0,430458269</text:p>
          </table:table-cell>
          <table:table-cell office:value-type="float" office:value="0.18840856334146155" table:style-name="ce1">
            <text:p>0,18840856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414699999999996" table:style-name="ce1">
            <text:p>-75,4147</text:p>
          </table:table-cell>
          <table:table-cell office:value-type="float" office:value="-50.483482000000002" table:style-name="ce1">
            <text:p>-50,483482</text:p>
          </table:table-cell>
          <table:table-cell office:value-type="float" office:value="4.338909673214757" table:style-name="ce1">
            <text:p>4,338909673</text:p>
          </table:table-cell>
          <table:table-cell office:value-type="float" office:value="4.4610013698197868" table:style-name="ce1">
            <text:p>4,46100137</text:p>
          </table:table-cell>
          <table:table-cell office:value-type="float" office:value="0.30897127752304077" table:style-name="ce1">
            <text:p>0,308971278</text:p>
          </table:table-cell>
          <table:table-cell office:value-type="float" office:value="0.43045826916694641" table:style-name="ce1">
            <text:p>0,430458269</text:p>
          </table:table-cell>
          <table:table-cell office:value-type="float" office:value="0.18840856334146155" table:style-name="ce1">
            <text:p>0,18840856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373097000000001" table:style-name="ce1">
            <text:p>-75,373097</text:p>
          </table:table-cell>
          <table:table-cell office:value-type="float" office:value="-50.197268000000001" table:style-name="ce1">
            <text:p>-50,197268</text:p>
          </table:table-cell>
          <table:table-cell office:value-type="float" office:value="4.3589520904173709" table:style-name="ce1">
            <text:p>4,35895209</text:p>
          </table:table-cell>
          <table:table-cell office:value-type="float" office:value="4.4832680703320831" table:style-name="ce1">
            <text:p>4,48326807</text:p>
          </table:table-cell>
          <table:table-cell office:value-type="float" office:value="0.30860556323732646" table:style-name="ce1">
            <text:p>0,308605563</text:p>
          </table:table-cell>
          <table:table-cell office:value-type="float" office:value="0.4300925548812321" table:style-name="ce1">
            <text:p>0,430092555</text:p>
          </table:table-cell>
          <table:table-cell office:value-type="float" office:value="0.1882257061986044" table:style-name="ce1">
            <text:p>0,18822570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263150999999993" table:style-name="ce1">
            <text:p>-75,263151</text:p>
          </table:table-cell>
          <table:table-cell office:value-type="float" office:value="-49.911261000000003" table:style-name="ce1">
            <text:p>-49,911261</text:p>
          </table:table-cell>
          <table:table-cell office:value-type="float" office:value="4.3009409092362887" table:style-name="ce1">
            <text:p>4,300940909</text:p>
          </table:table-cell>
          <table:table-cell office:value-type="float" office:value="4.4271242808618947" table:style-name="ce1">
            <text:p>4,427124281</text:p>
          </table:table-cell>
          <table:table-cell office:value-type="float" office:value="0.30846651558876037" table:style-name="ce1">
            <text:p>0,308466516</text:p>
          </table:table-cell>
          <table:table-cell office:value-type="float" office:value="0.42536105875968933" table:style-name="ce1">
            <text:p>0,425361059</text:p>
          </table:table-cell>
          <table:table-cell office:value-type="float" office:value="0.18705532681282533" table:style-name="ce1">
            <text:p>0,1870553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263150999999993" table:style-name="ce1">
            <text:p>-75,263151</text:p>
          </table:table-cell>
          <table:table-cell office:value-type="float" office:value="-49.922820999999999" table:style-name="ce1">
            <text:p>-49,922821</text:p>
          </table:table-cell>
          <table:table-cell office:value-type="float" office:value="4.3009409092362887" table:style-name="ce1">
            <text:p>4,300940909</text:p>
          </table:table-cell>
          <table:table-cell office:value-type="float" office:value="4.4271242808618947" table:style-name="ce1">
            <text:p>4,427124281</text:p>
          </table:table-cell>
          <table:table-cell office:value-type="float" office:value="0.30846651558876037" table:style-name="ce1">
            <text:p>0,308466516</text:p>
          </table:table-cell>
          <table:table-cell office:value-type="float" office:value="0.42536105875968933" table:style-name="ce1">
            <text:p>0,425361059</text:p>
          </table:table-cell>
          <table:table-cell office:value-type="float" office:value="0.18705532681282533" table:style-name="ce1">
            <text:p>0,1870553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523019000000005" table:style-name="ce1">
            <text:p>-75,523019</text:p>
          </table:table-cell>
          <table:table-cell office:value-type="float" office:value="-49.719023999999997" table:style-name="ce1">
            <text:p>-49,719024</text:p>
          </table:table-cell>
          <table:table-cell office:value-type="float" office:value="4.2654257849384232" table:style-name="ce1">
            <text:p>4,265425785</text:p>
          </table:table-cell>
          <table:table-cell office:value-type="float" office:value="4.3902028733788461" table:style-name="ce1">
            <text:p>4,390202873</text:p>
          </table:table-cell>
          <table:table-cell office:value-type="float" office:value="0.30846651558876037" table:style-name="ce1">
            <text:p>0,308466516</text:p>
          </table:table-cell>
          <table:table-cell office:value-type="float" office:value="0.42536105875968933" table:style-name="ce1">
            <text:p>0,425361059</text:p>
          </table:table-cell>
          <table:table-cell office:value-type="float" office:value="0.18705532681282533" table:style-name="ce1">
            <text:p>0,1870553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579600999999997" table:style-name="ce1">
            <text:p>-75,579601</text:p>
          </table:table-cell>
          <table:table-cell office:value-type="float" office:value="-49.451078000000003" table:style-name="ce1">
            <text:p>-49,451078</text:p>
          </table:table-cell>
          <table:table-cell office:value-type="float" office:value="4.3492239090939888" table:style-name="ce1">
            <text:p>4,349223909</text:p>
          </table:table-cell>
          <table:table-cell office:value-type="float" office:value="4.4475263633464923" table:style-name="ce1">
            <text:p>4,447526363</text:p>
          </table:table-cell>
          <table:table-cell office:value-type="float" office:value="0.30846651558876037" table:style-name="ce1">
            <text:p>0,308466516</text:p>
          </table:table-cell>
          <table:table-cell office:value-type="float" office:value="0.42536105875968933" table:style-name="ce1">
            <text:p>0,425361059</text:p>
          </table:table-cell>
          <table:table-cell office:value-type="float" office:value="0.18705532681282533" table:style-name="ce1">
            <text:p>0,1870553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607388" table:style-name="ce1">
            <text:p>-75,607388</text:p>
          </table:table-cell>
          <table:table-cell office:value-type="float" office:value="-49.181835" table:style-name="ce1">
            <text:p>-49,181835</text:p>
          </table:table-cell>
          <table:table-cell office:value-type="float" office:value="4.4574318932433483" table:style-name="ce1">
            <text:p>4,457431893</text:p>
          </table:table-cell>
          <table:table-cell office:value-type="float" office:value="4.5389709642421909" table:style-name="ce1">
            <text:p>4,538970964</text:p>
          </table:table-cell>
          <table:table-cell office:value-type="float" office:value="0.30846651558876037" table:style-name="ce1">
            <text:p>0,308466516</text:p>
          </table:table-cell>
          <table:table-cell office:value-type="float" office:value="0.42536105875968933" table:style-name="ce1">
            <text:p>0,425361059</text:p>
          </table:table-cell>
          <table:table-cell office:value-type="float" office:value="0.18705532681282533" table:style-name="ce1">
            <text:p>0,18705532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531926999999996" table:style-name="ce1">
            <text:p>-75,531927</text:p>
          </table:table-cell>
          <table:table-cell office:value-type="float" office:value="-48.890771999999998" table:style-name="ce1">
            <text:p>-48,890772</text:p>
          </table:table-cell>
          <table:table-cell office:value-type="float" office:value="4.4581915658867395" table:style-name="ce1">
            <text:p>4,458191566</text:p>
          </table:table-cell>
          <table:table-cell office:value-type="float" office:value="4.5406992907497044" table:style-name="ce1">
            <text:p>4,540699291</text:p>
          </table:table-cell>
          <table:table-cell office:value-type="float" office:value="0.31180351912307741" table:style-name="ce1">
            <text:p>0,311803519</text:p>
          </table:table-cell>
          <table:table-cell office:value-type="float" office:value="0.43023380576896669" table:style-name="ce1">
            <text:p>0,430233806</text:p>
          </table:table-cell>
          <table:table-cell office:value-type="float" office:value="0.18913897576120298" table:style-name="ce1">
            <text:p>0,18913897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444530999999998" table:style-name="ce1">
            <text:p>-75,444531</text:p>
          </table:table-cell>
          <table:table-cell office:value-type="float" office:value="-48.600855000000003" table:style-name="ce1">
            <text:p>-48,600855</text:p>
          </table:table-cell>
          <table:table-cell office:value-type="float" office:value="4.6151006354764208" table:style-name="ce1">
            <text:p>4,615100635</text:p>
          </table:table-cell>
          <table:table-cell office:value-type="float" office:value="4.6950020147006457" table:style-name="ce1">
            <text:p>4,695002015</text:p>
          </table:table-cell>
          <table:table-cell office:value-type="float" office:value="0.31116642821398649" table:style-name="ce1">
            <text:p>0,311166428</text:p>
          </table:table-cell>
          <table:table-cell office:value-type="float" office:value="0.42959671485987577" table:style-name="ce1">
            <text:p>0,429596715</text:p>
          </table:table-cell>
          <table:table-cell office:value-type="float" office:value="0.18882043030665752" table:style-name="ce1">
            <text:p>0,1888204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370140000000006" table:style-name="ce1">
            <text:p>-75,37014</text:p>
          </table:table-cell>
          <table:table-cell office:value-type="float" office:value="-48.310727999999997" table:style-name="ce1">
            <text:p>-48,310728</text:p>
          </table:table-cell>
          <table:table-cell office:value-type="float" office:value="4.1572053739817099" table:style-name="ce1">
            <text:p>4,157205374</text:p>
          </table:table-cell>
          <table:table-cell office:value-type="float" office:value="4.2538823449534462" table:style-name="ce1">
            <text:p>4,253882345</text:p>
          </table:table-cell>
          <table:table-cell office:value-type="float" office:value="0.3110573373048956" table:style-name="ce1">
            <text:p>0,311057337</text:p>
          </table:table-cell>
          <table:table-cell office:value-type="float" office:value="0.42948762395078488" table:style-name="ce1">
            <text:p>0,429487624</text:p>
          </table:table-cell>
          <table:table-cell office:value-type="float" office:value="0.18876588485211207" table:style-name="ce1">
            <text:p>0,18876588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223636999999997" table:style-name="ce1">
            <text:p>-75,223637</text:p>
          </table:table-cell>
          <table:table-cell office:value-type="float" office:value="-48.039977" table:style-name="ce1">
            <text:p>-48,039977</text:p>
          </table:table-cell>
          <table:table-cell office:value-type="float" office:value="4.1546541276361371" table:style-name="ce1">
            <text:p>4,154654128</text:p>
          </table:table-cell>
          <table:table-cell office:value-type="float" office:value="4.2535959789524433" table:style-name="ce1">
            <text:p>4,253595979</text:p>
          </table:table-cell>
          <table:table-cell office:value-type="float" office:value="0.31103551912307736" table:style-name="ce1">
            <text:p>0,311035519</text:p>
          </table:table-cell>
          <table:table-cell office:value-type="float" office:value="0.42946580576896665" table:style-name="ce1">
            <text:p>0,429465806</text:p>
          </table:table-cell>
          <table:table-cell office:value-type="float" office:value="0.18875497576120298" table:style-name="ce1">
            <text:p>0,18875497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994990999999999" table:style-name="ce1">
            <text:p>-74,994991</text:p>
          </table:table-cell>
          <table:table-cell office:value-type="float" office:value="-47.783352999999998" table:style-name="ce1">
            <text:p>-47,783353</text:p>
          </table:table-cell>
          <table:table-cell office:value-type="float" office:value="4.0108509262672589" table:style-name="ce1">
            <text:p>4,010850926</text:p>
          </table:table-cell>
          <table:table-cell office:value-type="float" office:value="4.1117834115166447" table:style-name="ce1">
            <text:p>4,111783412</text:p>
          </table:table-cell>
          <table:table-cell office:value-type="float" office:value="0.32208586263656613" table:style-name="ce1">
            <text:p>0,322085863</text:p>
          </table:table-cell>
          <table:table-cell office:value-type="float" office:value="0.44258130121231076" table:style-name="ce1">
            <text:p>0,442581301</text:p>
          </table:table-cell>
          <table:table-cell office:value-type="float" office:value="0.19493419076461563" table:style-name="ce1">
            <text:p>0,1949341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598769000000004" table:style-name="ce1">
            <text:p>-74,598769</text:p>
          </table:table-cell>
          <table:table-cell office:value-type="float" office:value="-47.784773999999999" table:style-name="ce1">
            <text:p>-47,784774</text:p>
          </table:table-cell>
          <table:table-cell office:value-type="float" office:value="3.6024468485424497" table:style-name="ce1">
            <text:p>3,602446849</text:p>
          </table:table-cell>
          <table:table-cell office:value-type="float" office:value="3.7259432583422436" table:style-name="ce1">
            <text:p>3,725943258</text:p>
          </table:table-cell>
          <table:table-cell office:value-type="float" office:value="0.32146364041434394" table:style-name="ce1">
            <text:p>0,32146364</text:p>
          </table:table-cell>
          <table:table-cell office:value-type="float" office:value="0.44195907899008857" table:style-name="ce1">
            <text:p>0,441959079</text:p>
          </table:table-cell>
          <table:table-cell office:value-type="float" office:value="0.19462307965350453" table:style-name="ce1">
            <text:p>0,19462308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448913000000005" table:style-name="ce1">
            <text:p>-74,448913</text:p>
          </table:table-cell>
          <table:table-cell office:value-type="float" office:value="-47.510049000000002" table:style-name="ce1">
            <text:p>-47,510049</text:p>
          </table:table-cell>
          <table:table-cell office:value-type="float" office:value="3.5528989240496811" table:style-name="ce1">
            <text:p>3,552898924</text:p>
          </table:table-cell>
          <table:table-cell office:value-type="float" office:value="3.6787923833337568" table:style-name="ce1">
            <text:p>3,678792383</text:p>
          </table:table-cell>
          <table:table-cell office:value-type="float" office:value="0.32128586263656617" table:style-name="ce1">
            <text:p>0,321285863</text:p>
          </table:table-cell>
          <table:table-cell office:value-type="float" office:value="0.4417813012123108" table:style-name="ce1">
            <text:p>0,441781301</text:p>
          </table:table-cell>
          <table:table-cell office:value-type="float" office:value="0.19453419076461564" table:style-name="ce1">
            <text:p>0,1945341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295282" table:style-name="ce1">
            <text:p>-74,295282</text:p>
          </table:table-cell>
          <table:table-cell office:value-type="float" office:value="-47.230804999999997" table:style-name="ce1">
            <text:p>-47,230805</text:p>
          </table:table-cell>
          <table:table-cell office:value-type="float" office:value="3.5108462666689415" table:style-name="ce1">
            <text:p>3,510846267</text:p>
          </table:table-cell>
          <table:table-cell office:value-type="float" office:value="3.6180977540921861" table:style-name="ce1">
            <text:p>3,618097754</text:p>
          </table:table-cell>
          <table:table-cell office:value-type="float" office:value="0.32172586263656616" table:style-name="ce1">
            <text:p>0,321725863</text:p>
          </table:table-cell>
          <table:table-cell office:value-type="float" office:value="0.44222130121231079" table:style-name="ce1">
            <text:p>0,442221301</text:p>
          </table:table-cell>
          <table:table-cell office:value-type="float" office:value="0.19475419076461564" table:style-name="ce1">
            <text:p>0,19475419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099654000000001" table:style-name="ce1">
            <text:p>-74,099654</text:p>
          </table:table-cell>
          <table:table-cell office:value-type="float" office:value="-46.990119999999997" table:style-name="ce1">
            <text:p>-46,99012</text:p>
          </table:table-cell>
          <table:table-cell office:value-type="float" office:value="3.5037817109002454" table:style-name="ce1">
            <text:p>3,503781711</text:p>
          </table:table-cell>
          <table:table-cell office:value-type="float" office:value="3.6110287941993384" table:style-name="ce1">
            <text:p>3,611028794</text:p>
          </table:table-cell>
          <table:table-cell office:value-type="float" office:value="0.32504428154338488" table:style-name="ce1">
            <text:p>0,325044282</text:p>
          </table:table-cell>
          <table:table-cell office:value-type="float" office:value="0.44705415493358264" table:style-name="ce1">
            <text:p>0,447054155</text:p>
          </table:table-cell>
          <table:table-cell office:value-type="float" office:value="0.19682385262762239" table:style-name="ce1">
            <text:p>0,19682385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339723000000006" table:style-name="ce1">
            <text:p>-74,339723</text:p>
          </table:table-cell>
          <table:table-cell office:value-type="float" office:value="-46.805807000000001" table:style-name="ce1">
            <text:p>-46,805807</text:p>
          </table:table-cell>
          <table:table-cell office:value-type="float" office:value="3.5037817109002454" table:style-name="ce1">
            <text:p>3,503781711</text:p>
          </table:table-cell>
          <table:table-cell office:value-type="float" office:value="3.6110287941993384" table:style-name="ce1">
            <text:p>3,611028794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721098999999995" table:style-name="ce1">
            <text:p>-74,721099</text:p>
          </table:table-cell>
          <table:table-cell office:value-type="float" office:value="-46.768327999999997" table:style-name="ce1">
            <text:p>-46,768328</text:p>
          </table:table-cell>
          <table:table-cell office:value-type="float" office:value="3.8408811982437783" table:style-name="ce1">
            <text:p>3,840881198</text:p>
          </table:table-cell>
          <table:table-cell office:value-type="float" office:value="3.9228074713350662" table:style-name="ce1">
            <text:p>3,922807471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120168000000007" table:style-name="ce1">
            <text:p>-75,120168</text:p>
          </table:table-cell>
          <table:table-cell office:value-type="float" office:value="-46.729227000000002" table:style-name="ce1">
            <text:p>-46,729227</text:p>
          </table:table-cell>
          <table:table-cell office:value-type="float" office:value="3.7755780032539716" table:style-name="ce1">
            <text:p>3,775578003</text:p>
          </table:table-cell>
          <table:table-cell office:value-type="float" office:value="3.8577212792867304" table:style-name="ce1">
            <text:p>3,857721279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465307999999993" table:style-name="ce1">
            <text:p>-75,465308</text:p>
          </table:table-cell>
          <table:table-cell office:value-type="float" office:value="-46.831829999999997" table:style-name="ce1">
            <text:p>-46,83183</text:p>
          </table:table-cell>
          <table:table-cell office:value-type="float" office:value="3.7488183314345789" table:style-name="ce1">
            <text:p>3,748818331</text:p>
          </table:table-cell>
          <table:table-cell office:value-type="float" office:value="3.8301989796032712" table:style-name="ce1">
            <text:p>3,83019898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438001999999997" table:style-name="ce1">
            <text:p>-75,438002</text:p>
          </table:table-cell>
          <table:table-cell office:value-type="float" office:value="-46.552759999999999" table:style-name="ce1">
            <text:p>-46,55276</text:p>
          </table:table-cell>
          <table:table-cell office:value-type="float" office:value="4.0639644764937568" table:style-name="ce1">
            <text:p>4,063964476</text:p>
          </table:table-cell>
          <table:table-cell office:value-type="float" office:value="4.1096323527200163" table:style-name="ce1">
            <text:p>4,109632353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5.086262000000005" table:style-name="ce1">
            <text:p>-75,086262</text:p>
          </table:table-cell>
          <table:table-cell office:value-type="float" office:value="-46.359717000000003" table:style-name="ce1">
            <text:p>-46,359717</text:p>
          </table:table-cell>
          <table:table-cell office:value-type="float" office:value="4.062875515104384" table:style-name="ce1">
            <text:p>4,062875515</text:p>
          </table:table-cell>
          <table:table-cell office:value-type="float" office:value="4.1088665081094549" table:style-name="ce1">
            <text:p>4,108866508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962514999999996" table:style-name="ce1">
            <text:p>-74,962515</text:p>
          </table:table-cell>
          <table:table-cell office:value-type="float" office:value="-46.070228999999998" table:style-name="ce1">
            <text:p>-46,070229</text:p>
          </table:table-cell>
          <table:table-cell office:value-type="float" office:value="3.796808939405774" table:style-name="ce1">
            <text:p>3,796808939</text:p>
          </table:table-cell>
          <table:table-cell office:value-type="float" office:value="3.887950624095414" table:style-name="ce1">
            <text:p>3,887950624</text:p>
          </table:table-cell>
          <table:table-cell office:value-type="float" office:value="0.32468064517974854" table:style-name="ce1">
            <text:p>0,324680645</text:p>
          </table:table-cell>
          <table:table-cell office:value-type="float" office:value="0.44669051856994629" table:style-name="ce1">
            <text:p>0,446690519</text:p>
          </table:table-cell>
          <table:table-cell office:value-type="float" office:value="0.19664203444580422" table:style-name="ce1">
            <text:p>0,19664203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781039000000007" table:style-name="ce1">
            <text:p>-74,781039</text:p>
          </table:table-cell>
          <table:table-cell office:value-type="float" office:value="-45.858964" table:style-name="ce1">
            <text:p>-45,858964</text:p>
          </table:table-cell>
          <table:table-cell office:value-type="float" office:value="3.796808939405774" table:style-name="ce1">
            <text:p>3,796808939</text:p>
          </table:table-cell>
          <table:table-cell office:value-type="float" office:value="3.887950624095414" table:style-name="ce1">
            <text:p>3,887950624</text:p>
          </table:table-cell>
          <table:table-cell office:value-type="float" office:value="0.27985108079592386" table:style-name="ce1">
            <text:p>0,279851081</text:p>
          </table:table-cell>
          <table:table-cell office:value-type="float" office:value="0.39536166371981302" table:style-name="ce1">
            <text:p>0,395361664</text:p>
          </table:table-cell>
          <table:table-cell office:value-type="float" office:value="0.17202199530372506" table:style-name="ce1">
            <text:p>0,17202199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618689000000003" table:style-name="ce1">
            <text:p>-74,618689</text:p>
          </table:table-cell>
          <table:table-cell office:value-type="float" office:value="-45.608116000000003" table:style-name="ce1">
            <text:p>-45,608116</text:p>
          </table:table-cell>
          <table:table-cell office:value-type="float" office:value="3.9610000671326775" table:style-name="ce1">
            <text:p>3,961000067</text:p>
          </table:table-cell>
          <table:table-cell office:value-type="float" office:value="4.0485407010406123" table:style-name="ce1">
            <text:p>4,048540701</text:p>
          </table:table-cell>
          <table:table-cell office:value-type="float" office:value="0.27929641412925721" table:style-name="ce1">
            <text:p>0,279296414</text:p>
          </table:table-cell>
          <table:table-cell office:value-type="float" office:value="0.39480699705314637" table:style-name="ce1">
            <text:p>0,394806997</text:p>
          </table:table-cell>
          <table:table-cell office:value-type="float" office:value="0.17174466197039173" table:style-name="ce1">
            <text:p>0,17174466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428229999999999" table:style-name="ce1">
            <text:p>-74,42823</text:p>
          </table:table-cell>
          <table:table-cell office:value-type="float" office:value="-45.335450999999999" table:style-name="ce1">
            <text:p>-45,335451</text:p>
          </table:table-cell>
          <table:table-cell office:value-type="float" office:value="3.5119587437505344" table:style-name="ce1">
            <text:p>3,511958744</text:p>
          </table:table-cell>
          <table:table-cell office:value-type="float" office:value="3.6047199571040487" table:style-name="ce1">
            <text:p>3,604719957</text:p>
          </table:table-cell>
          <table:table-cell office:value-type="float" office:value="0.27922885857370167" table:style-name="ce1">
            <text:p>0,279228859</text:p>
          </table:table-cell>
          <table:table-cell office:value-type="float" office:value="0.39473944149759083" table:style-name="ce1">
            <text:p>0,394739441</text:p>
          </table:table-cell>
          <table:table-cell office:value-type="float" office:value="0.17171088419261396" table:style-name="ce1">
            <text:p>0,17171088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332528999999994" table:style-name="ce1">
            <text:p>-74,332529</text:p>
          </table:table-cell>
          <table:table-cell office:value-type="float" office:value="-45.040543" table:style-name="ce1">
            <text:p>-45,040543</text:p>
          </table:table-cell>
          <table:table-cell office:value-type="float" office:value="3.4904989117927721" table:style-name="ce1">
            <text:p>3,490498912</text:p>
          </table:table-cell>
          <table:table-cell office:value-type="float" office:value="3.5845798410379683" table:style-name="ce1">
            <text:p>3,584579841</text:p>
          </table:table-cell>
          <table:table-cell office:value-type="float" office:value="0.27938060460544767" table:style-name="ce1">
            <text:p>0,279380605</text:p>
          </table:table-cell>
          <table:table-cell office:value-type="float" office:value="0.39489118752933683" table:style-name="ce1">
            <text:p>0,394891188</text:p>
          </table:table-cell>
          <table:table-cell office:value-type="float" office:value="0.17178675720848696" table:style-name="ce1">
            <text:p>0,17178675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472971000000001" table:style-name="ce1">
            <text:p>-74,472971</text:p>
          </table:table-cell>
          <table:table-cell office:value-type="float" office:value="-44.738146999999998" table:style-name="ce1">
            <text:p>-44,738147</text:p>
          </table:table-cell>
          <table:table-cell office:value-type="float" office:value="3.4503083776516981" table:style-name="ce1">
            <text:p>3,450308378</text:p>
          </table:table-cell>
          <table:table-cell office:value-type="float" office:value="3.5478051914906952" table:style-name="ce1">
            <text:p>3,547805191</text:p>
          </table:table-cell>
          <table:table-cell office:value-type="float" office:value="0.29959458067392047" table:style-name="ce1">
            <text:p>0,299594581</text:p>
          </table:table-cell>
          <table:table-cell office:value-type="float" office:value="0.42170831515763935" table:style-name="ce1">
            <text:p>0,421708315</text:p>
          </table:table-cell>
          <table:table-cell office:value-type="float" office:value="0.18376762529379223" table:style-name="ce1">
            <text:p>0,18376762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383658999999994" table:style-name="ce1">
            <text:p>-74,383659</text:p>
          </table:table-cell>
          <table:table-cell office:value-type="float" office:value="-44.441698000000002" table:style-name="ce1">
            <text:p>-44,441698</text:p>
          </table:table-cell>
          <table:table-cell office:value-type="float" office:value="3.8733519403027525" table:style-name="ce1">
            <text:p>3,87335194</text:p>
          </table:table-cell>
          <table:table-cell office:value-type="float" office:value="3.9390352650274436" table:style-name="ce1">
            <text:p>3,939035265</text:p>
          </table:table-cell>
          <table:table-cell office:value-type="float" office:value="0.29885803932053701" table:style-name="ce1">
            <text:p>0,298858039</text:p>
          </table:table-cell>
          <table:table-cell office:value-type="float" office:value="0.42097177380425588" table:style-name="ce1">
            <text:p>0,420971774</text:p>
          </table:table-cell>
          <table:table-cell office:value-type="float" office:value="0.1833993546171005" table:style-name="ce1">
            <text:p>0,18339935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270037000000002" table:style-name="ce1">
            <text:p>-74,270037</text:p>
          </table:table-cell>
          <table:table-cell office:value-type="float" office:value="-44.130356999999997" table:style-name="ce1">
            <text:p>-44,130357</text:p>
          </table:table-cell>
          <table:table-cell office:value-type="float" office:value="3.7435515848579821" table:style-name="ce1">
            <text:p>3,743551585</text:p>
          </table:table-cell>
          <table:table-cell office:value-type="float" office:value="3.8184242513562738" table:style-name="ce1">
            <text:p>3,818424251</text:p>
          </table:table-cell>
          <table:table-cell office:value-type="float" office:value="0.29884089646339418" table:style-name="ce1">
            <text:p>0,298840896</text:p>
          </table:table-cell>
          <table:table-cell office:value-type="float" office:value="0.42095463094711305" table:style-name="ce1">
            <text:p>0,420954631</text:p>
          </table:table-cell>
          <table:table-cell office:value-type="float" office:value="0.18339078318852908" table:style-name="ce1">
            <text:p>0,183390783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007902999999999" table:style-name="ce1">
            <text:p>-74,007903</text:p>
          </table:table-cell>
          <table:table-cell office:value-type="float" office:value="-43.897305000000003" table:style-name="ce1">
            <text:p>-43,897305</text:p>
          </table:table-cell>
          <table:table-cell office:value-type="float" office:value="3.8144000529326147" table:style-name="ce1">
            <text:p>3,814400053</text:p>
          </table:table-cell>
          <table:table-cell office:value-type="float" office:value="3.8899450975135057" table:style-name="ce1">
            <text:p>3,889945098</text:p>
          </table:table-cell>
          <table:table-cell office:value-type="float" office:value="0.31914220409393312" table:style-name="ce1">
            <text:p>0,319142204</text:p>
          </table:table-cell>
          <table:table-cell office:value-type="float" office:value="0.44296081023216249" table:style-name="ce1">
            <text:p>0,44296081</text:p>
          </table:table-cell>
          <table:table-cell office:value-type="float" office:value="0.19426103051894827" table:style-name="ce1">
            <text:p>0,19426103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676449000000005" table:style-name="ce1">
            <text:p>-73,676449</text:p>
          </table:table-cell>
          <table:table-cell office:value-type="float" office:value="-44.060316999999998" table:style-name="ce1">
            <text:p>-44,060317</text:p>
          </table:table-cell>
          <table:table-cell office:value-type="float" office:value="3.4614391227066119" table:style-name="ce1">
            <text:p>3,461439123</text:p>
          </table:table-cell>
          <table:table-cell office:value-type="float" office:value="3.5613681514569064" table:style-name="ce1">
            <text:p>3,561368151</text:p>
          </table:table-cell>
          <table:table-cell office:value-type="float" office:value="0.28417451609091327" table:style-name="ce1">
            <text:p>0,284174516</text:p>
          </table:table-cell>
          <table:table-cell office:value-type="float" office:value="0.4002107523770766" table:style-name="ce1">
            <text:p>0,400210752</text:p>
          </table:table-cell>
          <table:table-cell office:value-type="float" office:value="0.17440194406518891" table:style-name="ce1">
            <text:p>0,174401944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422422999999995" table:style-name="ce1">
            <text:p>-73,422423</text:p>
          </table:table-cell>
          <table:table-cell office:value-type="float" office:value="-44.314005999999999" table:style-name="ce1">
            <text:p>-44,314006</text:p>
          </table:table-cell>
          <table:table-cell office:value-type="float" office:value="3.5288368200606373" table:style-name="ce1">
            <text:p>3,52883682</text:p>
          </table:table-cell>
          <table:table-cell office:value-type="float" office:value="3.633828417005363" table:style-name="ce1">
            <text:p>3,633828417</text:p>
          </table:table-cell>
          <table:table-cell office:value-type="float" office:value="0.28514717063636785" table:style-name="ce1">
            <text:p>0,285147171</text:p>
          </table:table-cell>
          <table:table-cell office:value-type="float" office:value="0.40118340692253118" table:style-name="ce1">
            <text:p>0,401183407</text:p>
          </table:table-cell>
          <table:table-cell office:value-type="float" office:value="0.17488827133791621" table:style-name="ce1">
            <text:p>0,17488827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145784000000006" table:style-name="ce1">
            <text:p>-73,145784</text:p>
          </table:table-cell>
          <table:table-cell office:value-type="float" office:value="-44.171165999999999" table:style-name="ce1">
            <text:p>-44,171166</text:p>
          </table:table-cell>
          <table:table-cell office:value-type="float" office:value="3.6902306066477739" table:style-name="ce1">
            <text:p>3,690230607</text:p>
          </table:table-cell>
          <table:table-cell office:value-type="float" office:value="3.7939837205375504" table:style-name="ce1">
            <text:p>3,793983721</text:p>
          </table:table-cell>
          <table:table-cell office:value-type="float" office:value="0.28596304755944468" table:style-name="ce1">
            <text:p>0,285963048</text:p>
          </table:table-cell>
          <table:table-cell office:value-type="float" office:value="0.40199928384560801" table:style-name="ce1">
            <text:p>0,401999284</text:p>
          </table:table-cell>
          <table:table-cell office:value-type="float" office:value="0.17529620979945465" table:style-name="ce1">
            <text:p>0,1752962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018349999999998" table:style-name="ce1">
            <text:p>-73,01835</text:p>
          </table:table-cell>
          <table:table-cell office:value-type="float" office:value="-43.864230999999997" table:style-name="ce1">
            <text:p>-43,864231</text:p>
          </table:table-cell>
          <table:table-cell office:value-type="float" office:value="3.6581923316086975" table:style-name="ce1">
            <text:p>3,658192332</text:p>
          </table:table-cell>
          <table:table-cell office:value-type="float" office:value="3.7593192562164899" table:style-name="ce1">
            <text:p>3,759319256</text:p>
          </table:table-cell>
          <table:table-cell office:value-type="float" office:value="0.2842399706363678" table:style-name="ce1">
            <text:p>0,284239971</text:p>
          </table:table-cell>
          <table:table-cell office:value-type="float" office:value="0.40027620692253113" table:style-name="ce1">
            <text:p>0,400276207</text:p>
          </table:table-cell>
          <table:table-cell office:value-type="float" office:value="0.17443467133791618" table:style-name="ce1">
            <text:p>0,17443467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2.978451000000007" table:style-name="ce1">
            <text:p>-72,978451</text:p>
          </table:table-cell>
          <table:table-cell office:value-type="float" office:value="-43.556722000000001" table:style-name="ce1">
            <text:p>-43,556722</text:p>
          </table:table-cell>
          <table:table-cell office:value-type="float" office:value="4.331919382504517" table:style-name="ce1">
            <text:p>4,331919383</text:p>
          </table:table-cell>
          <table:table-cell office:value-type="float" office:value="4.4302394006214909" table:style-name="ce1">
            <text:p>4,430239401</text:p>
          </table:table-cell>
          <table:table-cell office:value-type="float" office:value="0.27839997063636779" table:style-name="ce1">
            <text:p>0,278399971</text:p>
          </table:table-cell>
          <table:table-cell office:value-type="float" office:value="0.39443620692253112" table:style-name="ce1">
            <text:p>0,394436207</text:p>
          </table:table-cell>
          <table:table-cell office:value-type="float" office:value="0.17151467133791617" table:style-name="ce1">
            <text:p>0,17151467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037749000000005" table:style-name="ce1">
            <text:p>-73,037749</text:p>
          </table:table-cell>
          <table:table-cell office:value-type="float" office:value="-43.232111000000003" table:style-name="ce1">
            <text:p>-43,232111</text:p>
          </table:table-cell>
          <table:table-cell office:value-type="float" office:value="4.5101497578400105" table:style-name="ce1">
            <text:p>4,510149758</text:p>
          </table:table-cell>
          <table:table-cell office:value-type="float" office:value="4.588238533506205" table:style-name="ce1">
            <text:p>4,588238534</text:p>
          </table:table-cell>
          <table:table-cell office:value-type="float" office:value="0.27839997063636784" table:style-name="ce1">
            <text:p>0,278399971</text:p>
          </table:table-cell>
          <table:table-cell office:value-type="float" office:value="0.39443620692253117" table:style-name="ce1">
            <text:p>0,394436207</text:p>
          </table:table-cell>
          <table:table-cell office:value-type="float" office:value="0.1715146713379162" table:style-name="ce1">
            <text:p>0,17151467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430538999999996" table:style-name="ce1">
            <text:p>-73,430539</text:p>
          </table:table-cell>
          <table:table-cell office:value-type="float" office:value="-43.156593000000001" table:style-name="ce1">
            <text:p>-43,156593</text:p>
          </table:table-cell>
          <table:table-cell office:value-type="float" office:value="4.6805917752977084" table:style-name="ce1">
            <text:p>4,680591775</text:p>
          </table:table-cell>
          <table:table-cell office:value-type="float" office:value="4.7547788860628035" table:style-name="ce1">
            <text:p>4,754778886</text:p>
          </table:table-cell>
          <table:table-cell office:value-type="float" office:value="0.279621788818186" table:style-name="ce1">
            <text:p>0,279621789</text:p>
          </table:table-cell>
          <table:table-cell office:value-type="float" office:value="0.39565802510434933" table:style-name="ce1">
            <text:p>0,395658025</text:p>
          </table:table-cell>
          <table:table-cell office:value-type="float" office:value="0.17212558042882528" table:style-name="ce1">
            <text:p>0,17212558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842849000000001" table:style-name="ce1">
            <text:p>-73,842849</text:p>
          </table:table-cell>
          <table:table-cell office:value-type="float" office:value="-43.283745000000003" table:style-name="ce1">
            <text:p>-43,283745</text:p>
          </table:table-cell>
          <table:table-cell office:value-type="float" office:value="4.5513255274556697" table:style-name="ce1">
            <text:p>4,551325527</text:p>
          </table:table-cell>
          <table:table-cell office:value-type="float" office:value="4.628908203564694" table:style-name="ce1">
            <text:p>4,628908204</text:p>
          </table:table-cell>
          <table:table-cell office:value-type="float" office:value="0.28139997063636779" table:style-name="ce1">
            <text:p>0,281399971</text:p>
          </table:table-cell>
          <table:table-cell office:value-type="float" office:value="0.39743620692253112" table:style-name="ce1">
            <text:p>0,397436207</text:p>
          </table:table-cell>
          <table:table-cell office:value-type="float" office:value="0.17301467133791618" table:style-name="ce1">
            <text:p>0,17301467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216746000000001" table:style-name="ce1">
            <text:p>-74,216746</text:p>
          </table:table-cell>
          <table:table-cell office:value-type="float" office:value="-43.219411999999998" table:style-name="ce1">
            <text:p>-43,219412</text:p>
          </table:table-cell>
          <table:table-cell office:value-type="float" office:value="3.853646739414712" table:style-name="ce1">
            <text:p>3,853646739</text:p>
          </table:table-cell>
          <table:table-cell office:value-type="float" office:value="3.919831549147065" table:style-name="ce1">
            <text:p>3,919831549</text:p>
          </table:table-cell>
          <table:table-cell office:value-type="float" office:value="0.31675220409393312" table:style-name="ce1">
            <text:p>0,316752204</text:p>
          </table:table-cell>
          <table:table-cell office:value-type="float" office:value="0.44057081023216249" table:style-name="ce1">
            <text:p>0,44057081</text:p>
          </table:table-cell>
          <table:table-cell office:value-type="float" office:value="0.19306603051894827" table:style-name="ce1">
            <text:p>0,193066031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099931999999995" table:style-name="ce1">
            <text:p>-74,099932</text:p>
          </table:table-cell>
          <table:table-cell office:value-type="float" office:value="-42.904846999999997" table:style-name="ce1">
            <text:p>-42,904847</text:p>
          </table:table-cell>
          <table:table-cell office:value-type="float" office:value="3.8644216027741169" table:style-name="ce1">
            <text:p>3,864421603</text:p>
          </table:table-cell>
          <table:table-cell office:value-type="float" office:value="3.9244939230352127" table:style-name="ce1">
            <text:p>3,924493923</text:p>
          </table:table-cell>
          <table:table-cell office:value-type="float" office:value="0.33543740559317847" table:style-name="ce1">
            <text:p>0,335437406</text:p>
          </table:table-cell>
          <table:table-cell office:value-type="float" office:value="0.46121217656829139" table:style-name="ce1">
            <text:p>0,461212177</text:p>
          </table:table-cell>
          <table:table-cell office:value-type="float" office:value="0.20315113248828853" table:style-name="ce1">
            <text:p>0,20315113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109210000000004" table:style-name="ce1">
            <text:p>-74,10921</text:p>
          </table:table-cell>
          <table:table-cell office:value-type="float" office:value="-42.578780000000002" table:style-name="ce1">
            <text:p>-42,57878</text:p>
          </table:table-cell>
          <table:table-cell office:value-type="float" office:value="3.8407515328391462" table:style-name="ce1">
            <text:p>3,840751533</text:p>
          </table:table-cell>
          <table:table-cell office:value-type="float" office:value="3.8928943428978973" table:style-name="ce1">
            <text:p>3,892894343</text:p>
          </table:table-cell>
          <table:table-cell office:value-type="float" office:value="0.33481118549748473" table:style-name="ce1">
            <text:p>0,334811185</text:p>
          </table:table-cell>
          <table:table-cell office:value-type="float" office:value="0.46058595647259765" table:style-name="ce1">
            <text:p>0,460585956</text:p>
          </table:table-cell>
          <table:table-cell office:value-type="float" office:value="0.20283802244044166" table:style-name="ce1">
            <text:p>0,20283802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4.065213" table:style-name="ce1">
            <text:p>-74,065213</text:p>
          </table:table-cell>
          <table:table-cell office:value-type="float" office:value="-42.251744000000002" table:style-name="ce1">
            <text:p>-42,251744</text:p>
          </table:table-cell>
          <table:table-cell office:value-type="float" office:value="3.8066563264148878" table:style-name="ce1">
            <text:p>3,806656326</text:p>
          </table:table-cell>
          <table:table-cell office:value-type="float" office:value="3.8605685791779933" table:style-name="ce1">
            <text:p>3,860568579</text:p>
          </table:table-cell>
          <table:table-cell office:value-type="float" office:value="0.33488276444485315" table:style-name="ce1">
            <text:p>0,334882764</text:p>
          </table:table-cell>
          <table:table-cell office:value-type="float" office:value="0.46065753541996607" table:style-name="ce1">
            <text:p>0,460657535</text:p>
          </table:table-cell>
          <table:table-cell office:value-type="float" office:value="0.20287381191412587" table:style-name="ce1">
            <text:p>0,202873812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868284000000003" table:style-name="ce1">
            <text:p>-73,868284</text:p>
          </table:table-cell>
          <table:table-cell office:value-type="float" office:value="-41.969994999999997" table:style-name="ce1">
            <text:p>-41,969995</text:p>
          </table:table-cell>
          <table:table-cell office:value-type="float" office:value="3.817809547425727" table:style-name="ce1">
            <text:p>3,817809547</text:p>
          </table:table-cell>
          <table:table-cell office:value-type="float" office:value="3.8631666505643274" table:style-name="ce1">
            <text:p>3,863166651</text:p>
          </table:table-cell>
          <table:table-cell office:value-type="float" office:value="0.35277833002514308" table:style-name="ce1">
            <text:p>0,35277833</text:p>
          </table:table-cell>
          <table:table-cell office:value-type="float" office:value="0.47590966480678981" table:style-name="ce1">
            <text:p>0,475909665</text:p>
          </table:table-cell>
          <table:table-cell office:value-type="float" office:value="0.21145660001555075" table:style-name="ce1">
            <text:p>0,2114566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97.273083999999997" table:style-name="ce1">
            <text:p>-97,273084</text:p>
          </table:table-cell>
          <table:table-cell office:value-type="float" office:value="25.5105" table:style-name="ce1">
            <text:p>25,5105</text:p>
          </table:table-cell>
          <table:table-cell office:value-type="float" office:value="2.0758826437813234" table:style-name="ce1">
            <text:p>2,075882644</text:p>
          </table:table-cell>
          <table:table-cell office:value-type="float" office:value="2.2101449761716783" table:style-name="ce1">
            <text:p>2,210144976</text:p>
          </table:table-cell>
          <table:table-cell office:value-type="float" office:value="0.70365706012725837" table:style-name="ce1">
            <text:p>0,70365706</text:p>
          </table:table-cell>
          <table:table-cell office:value-type="float" office:value="0.87687513158798225" table:style-name="ce1">
            <text:p>0,876875132</text:p>
          </table:table-cell>
          <table:table-cell office:value-type="float" office:value="0.40099196893406019" table:style-name="ce1">
            <text:p>0,40099196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-66.976350999999994" table:style-name="ce1">
            <text:p>-66,976351</text:p>
          </table:table-cell>
          <table:table-cell office:value-type="float" office:value="-55.220852999999998" table:style-name="ce1">
            <text:p>-55,220853</text:p>
          </table:table-cell>
          <table:table-cell office:value-type="float" office:value="4.1323426535492818" table:style-name="ce1">
            <text:p>4,132342654</text:p>
          </table:table-cell>
          <table:table-cell office:value-type="float" office:value="4.3173675056549516" table:style-name="ce1">
            <text:p>4,317367506</text:p>
          </table:table-cell>
          <table:table-cell office:value-type="float" office:value="0.32046297399384638" table:style-name="ce1">
            <text:p>0,320462974</text:p>
          </table:table-cell>
          <table:table-cell office:value-type="float" office:value="0.46252536980492731" table:style-name="ce1">
            <text:p>0,46252537</text:p>
          </table:table-cell>
          <table:table-cell office:value-type="float" office:value="0.19908555748029322" table:style-name="ce1">
            <text:p>0,199085557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style-name="ro1">
          <table:table-cell office:value-type="float" office:value="-73.584545000000006" table:style-name="ce1">
            <text:p>-73,584545</text:p>
          </table:table-cell>
          <table:table-cell office:value-type="float" office:value="-41.732785" table:style-name="ce1">
            <text:p>-41,732785</text:p>
          </table:table-cell>
          <table:table-cell office:value-type="float" office:value="3.628332300106186" table:style-name="ce1">
            <text:p>3,6283323</text:p>
          </table:table-cell>
          <table:table-cell office:value-type="float" office:value="3.6760781338856336" table:style-name="ce1">
            <text:p>3,676078134</text:p>
          </table:table-cell>
          <table:table-cell office:value-type="float" office:value="0.34982374065316246" table:style-name="ce1">
            <text:p>0,349823741</text:p>
          </table:table-cell>
          <table:table-cell office:value-type="float" office:value="0.47295507543480919" table:style-name="ce1">
            <text:p>0,472955075</text:p>
          </table:table-cell>
          <table:table-cell office:value-type="float" office:value="0.20997930532956044" table:style-name="ce1">
            <text:p>0,209979305</text:p>
          </table:table-cell>
          <table:table-cell office:value-type="float" office:value="152" table:style-name="ce1">
            <text:p>152</text:p>
          </table:table-cell>
          <table:table-cell table:number-columns-repeated="16376"/>
        </table:table-row>
        <table:table-row table:number-rows-repeated="1047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uario</meta:initial-creator>
    <dc:creator>Usuario</dc:creator>
    <meta:creation-date>2015-06-05T16:05:18Z</meta:creation-date>
    <dc:date>2015-06-05T16:05:46Z</dc:date>
  </office:meta>
</office:document-meta>
</file>